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rasne Pershe, Novomlynsk, Dvorichna, Zapadne and ...</text:span>
</text:h>
      <text:p text:style-name="P4">
Authors: liveuamap (Language: en)</text:p>
      <text:p text:style-name="P4">
Time: 2023-04-21T-48:05:00</text:p>
      <text:p text:style-name="P4">
Location: Svatove (Latitude:49.5447 Longtitude:37.89253)</text:p>
      <text:p text:style-name="P4">
Videos: []</text:p>
      <text:p text:style-name="P4">
Images: []</text:p>
      <text:p text:style-name="P4">
Tags: ["Russia"]</text:p>
      <text:p text:style-name="P4">
ID: 22557648</text:p>
      <!--METADATA-->
      <text:p text:style-name="P4">
At Kupiansk direction Russian army shelled Krasne Pershe, Novomlynsk,Dvorichna, Zapadne and Berestove of Kharkiv region, - General Staff of ArmedForces of Ukraine says in the morning report</text:p>
      <text:p text:style-name="P4">
News Collection Link: <text:a xlink:type="simple" xlink:href="https://liveuamap.com/en/2023/21-april-at-kupiansk-direction-russian-army-shelled-krasne" text:style-name="Internet_20_link" text:visited-style-name="Visited_20_Internet_20_Link">
https://liveuamap.com/en/2023/21-april-at-kupiansk-direction-russian-army-shelled-krasne</text:a>
</text:p>
      <text:p text:style-name="P4">
Source: <text:a xlink:type="simple" xlink:href="https://t.me/lumsrc/4550" text:style-name="Internet_20_link" text:visited-style-name="Visited_20_Internet_20_Link">
https://t.me/lumsrc/4550</text:a>
</text:p>
      <!--NEWS-->
      <text:h text:style-name="P10" text:outline-level="1">
<text:span text:style-name="T4">
At Lyman direction Russian army shelled Stelmakhivka, Nevske, Dibrova and Bilohorivka of Luha...</text:span>
</text:h>
      <text:p text:style-name="P4">
Authors: liveuamap (Language: en)</text:p>
      <text:p text:style-name="P4">
Time: 2023-04-21T-50:05:00</text:p>
      <text:p text:style-name="P4">
Location: Bakhmut (Latitude:48.80652 Longtitude:38.23963)</text:p>
      <text:p text:style-name="P4">
Videos: []</text:p>
      <text:p text:style-name="P4">
Images: []</text:p>
      <text:p text:style-name="P4">
Tags: ["Russia"]</text:p>
      <text:p text:style-name="P4">
ID: 22557647</text:p>
      <!--METADATA-->
      <text:p text:style-name="P4">
At Lyman direction Russian army shelled Stelmakhivka, Nevske, Dibrova andBilohorivka of Luhansk region and Ivanivka, Verkhnokamyanske and Spirne ofDonetsk region, - General Staff of Armed Forces of Ukraine says in the morningreport</text:p>
      <text:p text:style-name="P4">
News Collection Link: <text:a xlink:type="simple" xlink:href="https://liveuamap.com/en/2023/21-april-at-lyman-direction-russian-army-shelled-stelmakhivka" text:style-name="Internet_20_link" text:visited-style-name="Visited_20_Internet_20_Link">
https://liveuamap.com/en/2023/21-april-at-lyman-direction-russian-army-shelled-stelmakhivka</text:a>
</text:p>
      <text:p text:style-name="P4">
Source: <text:a xlink:type="simple" xlink:href="https://t.me/lumsrc/4551" text:style-name="Internet_20_link" text:visited-style-name="Visited_20_Internet_20_Link">
https://t.me/lumsrc/4551</text:a>
</text:p>
      <!--NEWS-->
      <text:h text:style-name="P10" text:outline-level="1">
<text:span text:style-name="T4">
At Bakhmut direction Russian army shelled Vasukivka, Minkivka, Zaliznyanske, Orikhovo-Vasyliv...</text:span>
</text:h>
      <text:p text:style-name="P4">
Authors: liveuamap (Language: en)</text:p>
      <text:p text:style-name="P4">
Time: 2023-04-21T-52:05:00</text:p>
      <text:p text:style-name="P4">
Location: Novhorods'ke, Donetsk Oblast (Latitude:48.32498 Longtitude:37.84344)</text:p>
      <text:p text:style-name="P4">
Videos: []</text:p>
      <text:p text:style-name="P4">
Images: []</text:p>
      <text:p text:style-name="P4">
Tags: ["Russia"]</text:p>
      <text:p text:style-name="P4">
ID: 22557646</text:p>
      <!--METADATA-->
      <text:p text:style-name="P4">
At Bakhmut direction Russian army shelled Vasukivka, Minkivka, Zaliznyanske,Orikhovo-Vasylivka, Novomarkove, Hryhorivka, Bakhmut, Ivanivske, Oleksandro-Shultyne, Bila Hora, Druzhba, Zalizne, Nelipivka and New York of Donetskregion, - General Staff of Armed Forces of Ukraine says in the morning report</text:p>
      <text:p text:style-name="P4">
News Collection Link: <text:a xlink:type="simple" xlink:href="https://liveuamap.com/en/2023/21-april-at-bakhmut-direction-russian-army-shelled-vasukivka" text:style-name="Internet_20_link" text:visited-style-name="Visited_20_Internet_20_Link">
https://liveuamap.com/en/2023/21-april-at-bakhmut-direction-russian-army-shelled-vasukivka</text:a>
</text:p>
      <text:p text:style-name="P4">
Source: <text:a xlink:type="simple" xlink:href="https://t.me/lumsrc/4552" text:style-name="Internet_20_link" text:visited-style-name="Visited_20_Internet_20_Link">
https://t.me/lumsrc/4552</text:a>
</text:p>
      <!--NEWS-->
      <text:h text:style-name="P10" text:outline-level="1">
<text:span text:style-name="T4">
At Avdiyivka directions Russian army shelled Keramik, Stepove, Kamyanka, Tonenke, Syeverne, K...</text:span>
</text:h>
      <text:p text:style-name="P4">
Authors: liveuamap (Language: en)</text:p>
      <text:p text:style-name="P4">
Time: 2023-04-21T-54:05:00</text:p>
      <text:p text:style-name="P4">
Location: Donetsk Oblast (Latitude:48.05376 Longtitude:37.57221)</text:p>
      <text:p text:style-name="P4">
Videos: []</text:p>
      <text:p text:style-name="P4">
Images: []</text:p>
      <text:p text:style-name="P4">
Tags: ["Russia"]</text:p>
      <text:p text:style-name="P4">
ID: 22557645</text:p>
      <!--METADATA-->
      <text:p text:style-name="P4">
At Avdiyivka directions Russian army shelled Keramik, Stepove, Kamyanka,Tonenke, Syeverne, Karlivka, Pervomayske and Nevelske, - General Staff ofArmed Forces of Ukraine says in the morning report</text:p>
      <text:p text:style-name="P4">
News Collection Link: <text:a xlink:type="simple" xlink:href="https://liveuamap.com/en/2023/21-april-at-avdiyivka-directions-russian-army-shelled-keramik" text:style-name="Internet_20_link" text:visited-style-name="Visited_20_Internet_20_Link">
https://liveuamap.com/en/2023/21-april-at-avdiyivka-directions-russian-army-shelled-keramik</text:a>
</text:p>
      <text:p text:style-name="P4">
Source: <text:a xlink:type="simple" xlink:href="https://t.me/lumsrc/4553" text:style-name="Internet_20_link" text:visited-style-name="Visited_20_Internet_20_Link">
https://t.me/lumsrc/4553</text:a>
</text:p>
      <!--NEWS-->
      <text:h text:style-name="P10" text:outline-level="1">
<text:span text:style-name="T4">
At Maryinka direction Russian army shelled Krasnohorivka, Maksymilyanivka, Heorhiyivka, Maryi...</text:span>
</text:h>
      <text:p text:style-name="P4">
Authors: liveuamap (Language: en)</text:p>
      <text:p text:style-name="P4">
Time: 2023-04-21T-56:05:00</text:p>
      <text:p text:style-name="P4">
Location: Donetsk (Latitude:47.8536 Longtitude:37.48158)</text:p>
      <text:p text:style-name="P4">
Videos: []</text:p>
      <text:p text:style-name="P4">
Images: []</text:p>
      <text:p text:style-name="P4">
Tags: ["Russia"]</text:p>
      <text:p text:style-name="P4">
ID: 22557644</text:p>
      <!--METADATA-->
      <text:p text:style-name="P4">
At Maryinka direction Russian army shelled Krasnohorivka, Maksymilyanivka,Heorhiyivka, Maryinka, Pobyeda and Novomykhaylivka, - General Staff of ArmedForces of Ukraine says in the morning report</text:p>
      <text:p text:style-name="P4">
News Collection Link: <text:a xlink:type="simple" xlink:href="https://liveuamap.com/en/2023/21-april-at-maryinka-direction-russian-army-shelled-krasnohorivka" text:style-name="Internet_20_link" text:visited-style-name="Visited_20_Internet_20_Link">
https://liveuamap.com/en/2023/21-april-at-maryinka-direction-russian-army-shelled-krasnohorivka</text:a>
</text:p>
      <text:p text:style-name="P4">
Source: <text:a xlink:type="simple" xlink:href="https://t.me/lumsrc/4554" text:style-name="Internet_20_link" text:visited-style-name="Visited_20_Internet_20_Link">
https://t.me/lumsrc/4554</text:a>
</text:p>
      <!--NEWS-->
      <text:h text:style-name="P10" text:outline-level="1">
<text:span text:style-name="T4">
At Shaktarske direction Russian army shelled Novoukrayinka, Velyka Novosilka, Zolota Nyva, Pr...</text:span>
</text:h>
      <text:p text:style-name="P4">
Authors: liveuamap (Language: en)</text:p>
      <text:p text:style-name="P4">
Time: 2023-04-21T-58:05:00</text:p>
      <text:p text:style-name="P4">
Location: Vuhledar (Latitude:47.84277 Longtitude:37.11164)</text:p>
      <text:p text:style-name="P4">
Videos: []</text:p>
      <text:p text:style-name="P4">
Images: []</text:p>
      <text:p text:style-name="P4">
Tags: ["Russia"]</text:p>
      <text:p text:style-name="P4">
ID: 22557643</text:p>
      <!--METADATA-->
      <text:p text:style-name="P4">
At Shaktarske direction Russian army shelled Novoukrayinka, Velyka Novosilka,Zolota Nyva, Prechystivka and Vuhledar of Donetsk region, - General Staff ofArmed Forces of Ukraine says in the morning report</text:p>
      <text:p text:style-name="P4">
News Collection Link: <text:a xlink:type="simple" xlink:href="https://liveuamap.com/en/2023/21-april-at-shaktarske-direction-russian-army-shelled-novoukrayinka" text:style-name="Internet_20_link" text:visited-style-name="Visited_20_Internet_20_Link">
https://liveuamap.com/en/2023/21-april-at-shaktarske-direction-russian-army-shelled-novoukrayinka</text:a>
</text:p>
      <text:p text:style-name="P4">
Source: <text:a xlink:type="simple" xlink:href="https://t.me/lumsrc/4555" text:style-name="Internet_20_link" text:visited-style-name="Visited_20_Internet_20_Link">
https://t.me/lumsrc/4555</text:a>
</text:p>
      <!--NEWS-->
      <text:h text:style-name="P10" text:outline-level="1">
<text:span text:style-name="T4">
At Zaporizhzhia and Kherson directions Russian army shelled Olhivske, Malynivka, Orikhiv, Nov...</text:span>
</text:h>
      <text:p text:style-name="P4">
Authors: liveuamap (Language: en)</text:p>
      <text:p text:style-name="P4">
Time: 2023-04-21T-60:05:00</text:p>
      <text:p text:style-name="P4">
Location: Kherson (Latitude:46.63765 Longtitude:32.60931)</text:p>
      <text:p text:style-name="P4">
Videos: []</text:p>
      <text:p text:style-name="P4">
Images: []</text:p>
      <text:p text:style-name="P4">
Tags: ["Russia"]</text:p>
      <text:p text:style-name="P4">
ID: 22557642</text:p>
      <!--METADATA-->
      <text:p text:style-name="P4">
At Zaporizhzhia and Kherson directions Russian army shelled Olhivske,Malynivka, Orikhiv, Novodanylivka and Novoandriyivka of Zaporizhzhia region;Dudchany, Kachkarivka, Zmiyivka, Ivanivka, Inzhenerne, Dniprovske of Khersonregion and Kherson city, - General Staff of Armed Forces of Ukraine says inthe morning report</text:p>
      <text:p text:style-name="P4">
News Collection Link: <text:a xlink:type="simple" xlink:href="https://liveuamap.com/en/2023/21-april-at-zaporizhzhia-and-kherson-directions-russian-army" text:style-name="Internet_20_link" text:visited-style-name="Visited_20_Internet_20_Link">
https://liveuamap.com/en/2023/21-april-at-zaporizhzhia-and-kherson-directions-russian-army</text:a>
</text:p>
      <text:p text:style-name="P4">
Source: <text:a xlink:type="simple" xlink:href="https://t.me/lumsrc/4556" text:style-name="Internet_20_link" text:visited-style-name="Visited_20_Internet_20_Link">
https://t.me/lumsrc/4556</text:a>
</text:p>
      <!--NEWS-->
      <text:h text:style-name="P10" text:outline-level="1">
<text:span text:style-name="T4">
Ukrainian air defense shot down 8 of 12 Shahed drones overnight, reportedly there are hits in...</text:span>
</text:h>
      <text:p text:style-name="P4">
Authors: liveuamap (Language: en)</text:p>
      <text:p text:style-name="P4">
Time: 2023-04-21T01:52:00</text:p>
      <text:p text:style-name="P4">
Location: Poltava (Latitude:48.91528 Longtitude:33.76099)</text:p>
      <text:p text:style-name="P4">
Videos: []</text:p>
      <text:p text:style-name="P4">
Images: ["<text:a xlink:type="simple" xlink:href="https://liveuamap.com/pics/2023/04/21/22557633_0.jpg" text:style-name="Internet_20_link" text:visited-style-name="Visited_20_Internet_20_Link">
22557633_0.jpg</text:a>
", "<text:a xlink:type="simple" xlink:href="https://liveuamap.com/pics/2023/04/21/22557633_1.jpg" text:style-name="Internet_20_link" text:visited-style-name="Visited_20_Internet_20_Link">
22557633_1.jpg</text:a>
"]</text:p>
      <text:p text:style-name="P4">
Tags: ["Europe", "Central and Eastern Europe"]</text:p>
      <text:p text:style-name="P4">
ID: 22557633</text:p>
      <!--METADATA-->
      <text:p text:style-name="P4">
Ukrainian air defense shot down 8 of 12 Shahed drones overnight, reportedlythere are hits in Vinnytsia and Poltava regions</text:p>
      <text:p text:style-name="P4">
<draw:frame draw:style-name="fr1" draw:name="Image2" text:anchor-type="as-char" svg:width="6.9236in" svg:height="4.615733in" draw:z-index="0">
<draw:image xlink:href="../Images/liveuamap/2023-04-21T01-52-00/22557633_0.jpg" xlink:type="simple" xlink:show="embed" xlink:actuate="onLoad" draw:mime-type="image/jpeg"/>
</draw:frame>
<draw:frame draw:style-name="fr1" draw:name="Image3" text:anchor-type="as-char" svg:width="6.9236in" svg:height="6.9236in" draw:z-index="0">
<draw:image xlink:href="../Images/liveuamap/2023-04-21T01-52-00/22557633_1.jpg" xlink:type="simple" xlink:show="embed" xlink:actuate="onLoad" draw:mime-type="image/jpeg"/>
</draw:frame>
</text:p>
      <text:p text:style-name="P4">
News Collection Link: <text:a xlink:type="simple" xlink:href="https://liveuamap.com/en/2023/21-april-ukrainian-air-defense-shot-down-8-of-12-shahed-drones" text:style-name="Internet_20_link" text:visited-style-name="Visited_20_Internet_20_Link">
https://liveuamap.com/en/2023/21-april-ukrainian-air-defense-shot-down-8-of-12-shahed-drones</text:a>
</text:p>
      <text:p text:style-name="P4">
Source: <text:a xlink:type="simple" xlink:href="https://t.me/channel24_ua/85301" text:style-name="Internet_20_link" text:visited-style-name="Visited_20_Internet_20_Link">
https://t.me/channel24_ua/85301</text:a>
</text:p>
      <!--NEWS-->
      <text:h text:style-name="P10" text:outline-level="1">
<text:span text:style-name="T4">
Explosive drone crashed near Guevo village of Kursk region</text:span>
</text:h>
      <text:p text:style-name="P4">
Authors: liveuamap (Language: en)</text:p>
      <text:p text:style-name="P4">
Time: 2023-04-21T01:53:00</text:p>
      <text:p text:style-name="P4">
Location: Kursk (Latitude:51.08933 Longtitude:35.25836)</text:p>
      <text:p text:style-name="P4">
Videos: []</text:p>
      <text:p text:style-name="P4">
Images: []</text:p>
      <text:p text:style-name="P4">
Tags: ["Russia", "Europe"]</text:p>
      <text:p text:style-name="P4">
ID: 22557634</text:p>
      <!--METADATA-->
      <text:p text:style-name="P4">
Explosive drone crashed near Guevo village of Kursk region</text:p>
      <text:p text:style-name="P4">
News Collection Link: <text:a xlink:type="simple" xlink:href="https://liveuamap.com/en/2023/21-april-explosive-drone-crashed-near-guevo-village-of-kursk" text:style-name="Internet_20_link" text:visited-style-name="Visited_20_Internet_20_Link">
https://liveuamap.com/en/2023/21-april-explosive-drone-crashed-near-guevo-village-of-kursk</text:a>
</text:p>
      <text:p text:style-name="P4">
Source: <text:a xlink:type="simple" xlink:href="https://t.me/rusbrief/110832" text:style-name="Internet_20_link" text:visited-style-name="Visited_20_Internet_20_Link">
https://t.me/rusbrief/110832</text:a>
</text:p>
      <!--NEWS-->
      <text:h text:style-name="P10" text:outline-level="1">
<text:span text:style-name="T4">
Kherson, Khersonska Oblast(20:21). Red Alert: aerial threat. Sirens sounding. Take cover now!</text:span>
</text:h>
      <text:p text:style-name="P4">
Authors: liveuamap (Language: en)</text:p>
      <text:p text:style-name="P4">
Time: 2023-04-21T14:22:00</text:p>
      <text:p text:style-name="P4">
Location: Kherson (Latitude:46.65581000 Longtitude:32.61780000)</text:p>
      <text:p text:style-name="P4">
Videos: []</text:p>
      <text:p text:style-name="P4">
Images: []</text:p>
      <text:p text:style-name="P4">
Tags: ["Europe", "Central and Eastern Europe"]</text:p>
      <text:p text:style-name="P4">
ID: 22557767</text:p>
      <!--METADATA-->
      <text:p text:style-name="P4">
Kherson, Khersonska Oblast(20:21). Red Alert: aerial threat. Sirens sounding.Take cover now!</text:p>
      <text:p text:style-name="P4">
News Collection Link: <text:a xlink:type="simple" xlink:href="https://liveuamap.com/en/2023/21-april-kherson-khersonska-oblast2021-red-alg" text:style-name="Internet_20_link" text:visited-style-name="Visited_20_Internet_20_Link">
https://liveuamap.com/en/2023/21-april-kherson-khersonska-oblast2021-red-alg</text:a>
</text:p>
      <text:p text:style-name="P4">
Source: <text:a xlink:type="simple" xlink:href="https://t.me/air_alert_ua/43534" text:style-name="Internet_20_link" text:visited-style-name="Visited_20_Internet_20_Link">
https://t.me/air_alert_ua/43534</text:a>
</text:p>
      <!--NEWS-->
      <text:h text:style-name="P10" text:outline-level="1">
<text:span text:style-name="T4">
Mykolaiv, Mykolayivska Oblast(20:22). Red Alert: aerial threat. Sirens sounding. Take cover now!</text:span>
</text:h>
      <text:p text:style-name="P4">
Authors: liveuamap (Language: en)</text:p>
      <text:p text:style-name="P4">
Time: 2023-04-21T14:24:00</text:p>
      <text:p text:style-name="P4">
Location: Mykolaiv (Latitude:46.94866 Longtitude:32.00639)</text:p>
      <text:p text:style-name="P4">
Videos: []</text:p>
      <text:p text:style-name="P4">
Images: []</text:p>
      <text:p text:style-name="P4">
Tags: ["Europe", "Central and Eastern Europe"]</text:p>
      <text:p text:style-name="P4">
ID: 22557768</text:p>
      <!--METADATA-->
      <text:p text:style-name="P4">
Mykolaiv, Mykolayivska Oblast(20:22). Red Alert: aerial threat. Sirenssounding. Take cover now!</text:p>
      <text:p text:style-name="P4">
News Collection Link: <text:a xlink:type="simple" xlink:href="https://liveuamap.com/en/2023/21-april-mykolaiv-mykolayivska-oblast2022-redg" text:style-name="Internet_20_link" text:visited-style-name="Visited_20_Internet_20_Link">
https://liveuamap.com/en/2023/21-april-mykolaiv-mykolayivska-oblast2022-redg</text:a>
</text:p>
      <text:p text:style-name="P4">
Source: <text:a xlink:type="simple" xlink:href="https://t.me/air_alert_ua/43535" text:style-name="Internet_20_link" text:visited-style-name="Visited_20_Internet_20_Link">
https://t.me/air_alert_ua/43535</text:a>
</text:p>
      <!--NEWS-->
      <text:h text:style-name="P10" text:outline-level="1">
<text:span text:style-name="T4">
Donetsk Oblast(21:02). Red Alert: aerial threat. Sirens sounding. Take cover now!</text:span>
</text:h>
      <text:p text:style-name="P4">
Authors: liveuamap (Language: en)</text:p>
      <text:p text:style-name="P4">
Time: 2023-04-21T15:04:00</text:p>
      <text:p text:style-name="P4">
Location: Donetsk Oblast (Latitude:48.72795 Longtitude:37.5776)</text:p>
      <text:p text:style-name="P4">
Videos: []</text:p>
      <text:p text:style-name="P4">
Images: []</text:p>
      <text:p text:style-name="P4">
Tags: ["Europe", "Central and Eastern Europe"]</text:p>
      <text:p text:style-name="P4">
ID: 22557775</text:p>
      <!--METADATA-->
      <text:p text:style-name="P4">
Donetsk Oblast(21:02). Red Alert: aerial threat. Sirens sounding. Take covernow!</text:p>
      <text:p text:style-name="P4">
News Collection Link: <text:a xlink:type="simple" xlink:href="https://liveuamap.com/en/2023/21-april-donetsk-oblast2102-red-alert-aerial-g" text:style-name="Internet_20_link" text:visited-style-name="Visited_20_Internet_20_Link">
https://liveuamap.com/en/2023/21-april-donetsk-oblast2102-red-alert-aerial-g</text:a>
</text:p>
      <text:p text:style-name="P4">
Source: <text:a xlink:type="simple" xlink:href="https://t.me/air_alert_ua/43536" text:style-name="Internet_20_link" text:visited-style-name="Visited_20_Internet_20_Link">
https://t.me/air_alert_ua/43536</text:a>
</text:p>
      <!--NEWS-->
      <text:h text:style-name="P10" text:outline-level="1">
<text:span text:style-name="T4">
Kharkiv, Kharkivska Oblast(21:07). Red Alert: aerial threat. Sirens sounding. Take cover now!</text:span>
</text:h>
      <text:p text:style-name="P4">
Authors: liveuamap (Language: en)</text:p>
      <text:p text:style-name="P4">
Time: 2023-04-21T15:08:00</text:p>
      <text:p text:style-name="P4">
Location: Kharkiv (Latitude:49.98132 Longtitude:36.2529)</text:p>
      <text:p text:style-name="P4">
Videos: []</text:p>
      <text:p text:style-name="P4">
Images: []</text:p>
      <text:p text:style-name="P4">
Tags: ["Europe", "Central and Eastern Europe"]</text:p>
      <text:p text:style-name="P4">
ID: 22557776</text:p>
      <!--METADATA-->
      <text:p text:style-name="P4">
Kharkiv, Kharkivska Oblast(21:07). Red Alert: aerial threat. Sirens sounding.Take cover now!</text:p>
      <text:p text:style-name="P4">
News Collection Link: <text:a xlink:type="simple" xlink:href="https://liveuamap.com/en/2023/21-april-kharkiv-kharkivska-oblast2107-red-alg" text:style-name="Internet_20_link" text:visited-style-name="Visited_20_Internet_20_Link">
https://liveuamap.com/en/2023/21-april-kharkiv-kharkivska-oblast2107-red-alg</text:a>
</text:p>
      <text:p text:style-name="P4">
Source: <text:a xlink:type="simple" xlink:href="https://t.me/air_alert_ua/43539" text:style-name="Internet_20_link" text:visited-style-name="Visited_20_Internet_20_Link">
https://t.me/air_alert_ua/43539</text:a>
</text:p>
      <!--NEWS-->
      <text:h text:style-name="P10" text:outline-level="1">
<text:span text:style-name="T4">
Poltavska Oblast(21:27). Red Alert: aerial threat. Sirens sounding. Take cover now!</text:span>
</text:h>
      <text:p text:style-name="P4">
Authors: liveuamap (Language: en)</text:p>
      <text:p text:style-name="P4">
Time: 2023-04-21T15:28:00</text:p>
      <text:p text:style-name="P4">
Location: Poltavska Oblast (Latitude:49.47693 Longtitude:33.81776)</text:p>
      <text:p text:style-name="P4">
Videos: []</text:p>
      <text:p text:style-name="P4">
Images: []</text:p>
      <text:p text:style-name="P4">
Tags: ["Europe", "Central and Eastern Europe"]</text:p>
      <text:p text:style-name="P4">
ID: 22557780</text:p>
      <!--METADATA-->
      <text:p text:style-name="P4">
Poltavska Oblast(21:27). Red Alert: aerial threat. Sirens sounding. Take covernow!</text:p>
      <text:p text:style-name="P4">
News Collection Link: <text:a xlink:type="simple" xlink:href="https://liveuamap.com/en/2023/21-april-poltavska-oblast2127-red-alert-aeriag" text:style-name="Internet_20_link" text:visited-style-name="Visited_20_Internet_20_Link">
https://liveuamap.com/en/2023/21-april-poltavska-oblast2127-red-alert-aeriag</text:a>
</text:p>
      <text:p text:style-name="P4">
Source: <text:a xlink:type="simple" xlink:href="https://t.me/air_alert_ua/43540" text:style-name="Internet_20_link" text:visited-style-name="Visited_20_Internet_20_Link">
https://t.me/air_alert_ua/43540</text:a>
</text:p>
      <!--NEWS-->
      <text:h text:style-name="P10" text:outline-level="1">
<text:span text:style-name="T4">
Kharkiv, Kharkivska Oblast(23:06). Red Alert: aerial threat. Sirens sounding. Take cover now!</text:span>
</text:h>
      <text:p text:style-name="P4">
Authors: liveuamap (Language: en)</text:p>
      <text:p text:style-name="P4">
Time: 2023-04-21T17:07:00</text:p>
      <text:p text:style-name="P4">
Location: Kharkiv (Latitude:49.98107 Longtitude:36.25154)</text:p>
      <text:p text:style-name="P4">
Videos: []</text:p>
      <text:p text:style-name="P4">
Images: []</text:p>
      <text:p text:style-name="P4">
Tags: ["Europe", "Central and Eastern Europe"]</text:p>
      <text:p text:style-name="P4">
ID: 22557789</text:p>
      <!--METADATA-->
      <text:p text:style-name="P4">
Kharkiv, Kharkivska Oblast(23:06). Red Alert: aerial threat. Sirens sounding.Take cover now!</text:p>
      <text:p text:style-name="P4">
News Collection Link: <text:a xlink:type="simple" xlink:href="https://liveuamap.com/en/2023/21-april-kharkiv-kharkivska-oblast2306-red-alg" text:style-name="Internet_20_link" text:visited-style-name="Visited_20_Internet_20_Link">
https://liveuamap.com/en/2023/21-april-kharkiv-kharkivska-oblast2306-red-alg</text:a>
</text:p>
      <text:p text:style-name="P4">
Source: <text:a xlink:type="simple" xlink:href="https://t.me/suspilnekharkiv/24097" text:style-name="Internet_20_link" text:visited-style-name="Visited_20_Internet_20_Link">
https://t.me/suspilnekharkiv/24097</text:a>
</text:p>
      <!--NEWS-->
      <text:h text:style-name="P10" text:outline-level="1">
<text:span text:style-name="T4">
Donetsk Oblast, Dnipro, Dnipropetrovska Oblast(23:07). Red Alert: aerial threat. Sirens sound...</text:span>
</text:h>
      <text:p text:style-name="P4">
Authors: liveuamap (Language: en)</text:p>
      <text:p text:style-name="P4">
Time: 2023-04-21T17:08:00</text:p>
      <text:p text:style-name="P4">
Location: Donetsk Oblast (Latitude:48.72868 Longtitude:37.57705)</text:p>
      <text:p text:style-name="P4">
Videos: []</text:p>
      <text:p text:style-name="P4">
Images: []</text:p>
      <text:p text:style-name="P4">
Tags: ["Europe", "Central and Eastern Europe"]</text:p>
      <text:p text:style-name="P4">
ID: 22557790</text:p>
      <!--METADATA-->
      <text:p text:style-name="P4">
Donetsk Oblast, Dnipro, Dnipropetrovska Oblast(23:07). Red Alert: aerialthreat. Sirens sounding. Take cover now!</text:p>
      <text:p text:style-name="P4">
News Collection Link: <text:a xlink:type="simple" xlink:href="https://liveuamap.com/en/2023/21-april-donetsk-oblast-dnipro-dnipropetrovskg" text:style-name="Internet_20_link" text:visited-style-name="Visited_20_Internet_20_Link">
https://liveuamap.com/en/2023/21-april-donetsk-oblast-dnipro-dnipropetrovskg</text:a>
</text:p>
      <text:p text:style-name="P4">
Source: <text:a xlink:type="simple" xlink:href="https://t.me/air_alert_ua/43547" text:style-name="Internet_20_link" text:visited-style-name="Visited_20_Internet_20_Link">
https://t.me/air_alert_ua/43547</text:a>
</text:p>
      <!--NEWS-->
      <text:h text:style-name="P10" text:outline-level="1">
<text:span text:style-name="T4">
Sumska Oblast, Kharkiv, Kharkivska Oblast(00:00). Red Alert: aerial threat. Sirens sounding. ...</text:span>
</text:h>
      <text:p text:style-name="P4">
Authors: liveuamap (Language: en)</text:p>
      <text:p text:style-name="P4">
Time: 2023-04-21T18:01:00</text:p>
      <text:p text:style-name="P4">
Location: Sumska Oblast (Latitude:50.99984 Longtitude:34.0011)</text:p>
      <text:p text:style-name="P4">
Videos: []</text:p>
      <text:p text:style-name="P4">
Images: []</text:p>
      <text:p text:style-name="P4">
Tags: ["Europe", "Central and Eastern Europe"]</text:p>
      <text:p text:style-name="P4">
ID: 22557791</text:p>
      <!--METADATA-->
      <text:p text:style-name="P4">
Sumska Oblast, Kharkiv, Kharkivska Oblast(00:00). Red Alert: aerial threat.Sirens sounding. Take cover now!</text:p>
      <text:p text:style-name="P4">
News Collection Link: <text:a xlink:type="simple" xlink:href="https://liveuamap.com/en/2023/21-april-sumska-oblast-kharkiv-kharkivska-oblg" text:style-name="Internet_20_link" text:visited-style-name="Visited_20_Internet_20_Link">
https://liveuamap.com/en/2023/21-april-sumska-oblast-kharkiv-kharkivska-oblg</text:a>
</text:p>
      <text:p text:style-name="P4">
Source: <text:a xlink:type="simple" xlink:href="https://t.me/air_alert_ua/43553" text:style-name="Internet_20_link" text:visited-style-name="Visited_20_Internet_20_Link">
https://t.me/air_alert_ua/43553</text:a>
</text:p>
      <!--NEWS-->
      <text:h text:style-name="P10" text:outline-level="1">
<text:span text:style-name="T4">
Chernihivska Oblast(00:04). Red Alert: aerial threat. Sirens sounding. Take cover now!</text:span>
</text:h>
      <text:p text:style-name="P4">
Authors: liveuamap (Language: en)</text:p>
      <text:p text:style-name="P4">
Time: 2023-04-21T18:04:00</text:p>
      <text:p text:style-name="P4">
Location: Chernihivska Oblast (Latitude:51.33333000 Longtitude:32.00000000)</text:p>
      <text:p text:style-name="P4">
Videos: []</text:p>
      <text:p text:style-name="P4">
Images: []</text:p>
      <text:p text:style-name="P4">
Tags: ["Europe", "Central and Eastern Europe"]</text:p>
      <text:p text:style-name="P4">
ID: 22557792</text:p>
      <!--METADATA-->
      <text:p text:style-name="P4">
Chernihivska Oblast(00:04). Red Alert: aerial threat. Sirens sounding. Takecover now!</text:p>
      <text:p text:style-name="P4">
News Collection Link: <text:a xlink:type="simple" xlink:href="https://liveuamap.com/en/2023/21-april-chernihivska-oblast0004-red-alert-aeg" text:style-name="Internet_20_link" text:visited-style-name="Visited_20_Internet_20_Link">
https://liveuamap.com/en/2023/21-april-chernihivska-oblast0004-red-alert-aeg</text:a>
</text:p>
      <text:p text:style-name="P4">
Source: <text:a xlink:type="simple" xlink:href="https://t.me/suspilnechernihiv/17823" text:style-name="Internet_20_link" text:visited-style-name="Visited_20_Internet_20_Link">
https://t.me/suspilnechernihiv/17823</text:a>
</text:p>
      <!--NEWS-->
      <text:h text:style-name="P10" text:outline-level="1">
<text:span text:style-name="T4">
Kharkiv, Kharkivska Oblast(00:46). Red Alert: aerial threat. Sirens sounding. Take cover now!</text:span>
</text:h>
      <text:p text:style-name="P4">
Authors: liveuamap (Language: en)</text:p>
      <text:p text:style-name="P4">
Time: 2023-04-21T18:51:00</text:p>
      <text:p text:style-name="P4">
Location: Kharkiv (Latitude:49.98053 Longtitude:36.2526)</text:p>
      <text:p text:style-name="P4">
Videos: []</text:p>
      <text:p text:style-name="P4">
Images: []</text:p>
      <text:p text:style-name="P4">
Tags: ["Europe", "Central and Eastern Europe"]</text:p>
      <text:p text:style-name="P4">
ID: 22557793</text:p>
      <!--METADATA-->
      <text:p text:style-name="P4">
Kharkiv, Kharkivska Oblast(00:46). Red Alert: aerial threat. Sirens sounding.Take cover now!</text:p>
      <text:p text:style-name="P4">
News Collection Link: <text:a xlink:type="simple" xlink:href="https://liveuamap.com/en/2023/21-april-kharkiv-kharkivska-oblast0046-red-alg" text:style-name="Internet_20_link" text:visited-style-name="Visited_20_Internet_20_Link">
https://liveuamap.com/en/2023/21-april-kharkiv-kharkivska-oblast0046-red-alg</text:a>
</text:p>
      <text:p text:style-name="P4">
Source: <text:a xlink:type="simple" xlink:href="https://t.me/air_alert_ua/43556" text:style-name="Internet_20_link" text:visited-style-name="Visited_20_Internet_20_Link">
https://t.me/air_alert_ua/43556</text:a>
</text:p>
      <!--NEWS-->
      <text:h text:style-name="P10" text:outline-level="1">
<text:span text:style-name="T4">
Викрито податківців з Мангуша, які збирають «данину» для окупантів — ДБР</text:span>
</text:h>
      <text:p text:style-name="P4">
Author: ['АРМІЯINFORM']</text:p>
      <text:p text:style-name="P4">
Time: 2023-04-21T27:00:00-04:00</text:p>
      <text:p text:style-name="P4">
Description: Працівники ДБР заочно повідомили про підозру у державній зраді дев’ятьом працівник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text:p>
      <text:p text:style-name="P4">
Tags: ['STOPRUSSIA', 'АГРЕСІЯ РФ', 'ВІЙНА', 'ВТОРГНЕННЯ РФ', 'ДЕРЖАВНЕ БЮРО РОЗСЛІДУВАНЬ']</text:p>
      <text:p text:style-name="P4">
Category: News</text:p>
      <!--METADATA-->
      <text:p text:style-name="P4">
<draw:frame draw:style-name="fr1" draw:name="Image4" text:anchor-type="as-char" svg:width="6.9236in" svg:height="3.883237in" draw:z-index="0">
<draw:image xlink:href="../Images/AРМІЯINFORM/2023-04-21T27-00-00-04-00/13047b9-1bd0830-dbr-pidozryue-golovu-miskrajonnogo-sudu-odeshhini-ta-advokata-u-shahrajstvi-2.jpg" xlink:type="simple" xlink:show="embed" xlink:actuate="onLoad" draw:mime-type="image/jpeg"/>
</draw:frame>
Ілюстративне фото</text:p>
      <text:p text:style-name="P4">
Працівники ДБР заочно повідомили про підозру у державній зраді дев’ятьомпрацівникам податкової селища Мангуш на Донеччині. Вони допомагають окупантамвідбирати гроші у населення та комерсантів на тимчасово окупованих територіяхУкраїни.</text:p>
      <text:p text:style-name="P4">
Про це йдеться в <text:a xlink:type="simple" xlink:href="https://dbr.gov.ua/news/dbr-vikrilo-podatkivciv-z-mangusha-yaki-zbirayut-daninu-dlya-okupantiv" text:style-name="Internet_20_link" text:visited-style-name="Visited_20_Internet_20_Link">
повідомленні</text:a>
 Державного бюророзслідувань.</text:p>
      <text:p text:style-name="P4">
У правоохоронному органі зазначають, що після захоплення частини Донецькоїобласті дев’ятеро працівників податкової служби сприяли незаконному створеннюта роботі так званої «Мангушской объединенной республиканской налоговойинспекции министерства доходов и сборов днр». Незаконна установа вжевідзначена окупаційною владою за створення «першої профспілкової організації»на «звільнених територіях».</text:p>
      <text:p text:style-name="P4">
Троє зі зрадників обійняли керівні посади у новоствореній «інспекції». Вониздійснювали незаконну реєстрацію фізичних осіб-підприємців за законодавствомтак званої «днр» аби налагодити грошові надходження на користьпсевдореспубліки.</text:p>
      <text:p text:style-name="P4">
Ще одна підозрювана, колишня державний ревізор податкової інспекції, обійнялапосаду «начальника отдела контрольно-проверочной работы». Жінка контролюваладокументальні перевірки підприємців та своєчасність сплати податків до «казни»окупантів.</text:p>
      <text:p text:style-name="P4">
Колишня головна державна ревізор-інспекторка стала «заведующей секторомналогообложения подакцизных товаров и регистрации расчетных операций». Вонаорганізовувала оподаткування підакцизних товарів та контролювала сплату«податків» згідно з чинним законодавством так званої «днр». Інші підозрюванізаймали менш «впливові» посади.</text:p>
      <text:p text:style-name="P4">
Наразі фігуранти переховуються на тимчасово окупованій території та досіприслужують загарбникам. Вони підозрюються у державній зраді (2 ст. 111 ККУкраїни). Санкція статті передбачає покарання у вигляді довічного позбавленняволі з конфіскацію майна.</text:p>
      <text:p text:style-name="P4">
Source: <text:a xlink:type="simple" xlink:href="https://armyinform.com.ua/2023/04/21/vykryto-podatkivcziv-z-mangusha-yaki-zbyrayut-danynu-dlya-okupantiv-dbr/" text:style-name="Internet_20_link" text:visited-style-name="Visited_20_Internet_20_Link">
https://armyinform.com.ua/2023/04/21/vykryto-podatkivcziv-z-mangusha-yaki-zbyrayut-danynu-dlya-okupantiv-dbr/</text:a>
</text:p>
      <!--NEWS-->
      <text:h text:style-name="P10" text:outline-level="1">
<text:span text:style-name="T4">
Американські сенатори та конгресмени подали резолюцію, яка засуджує викрадення росією українських дітей</text:span>
</text:h>
      <text:p text:style-name="P4">
Author: ['АРМІЯINFORM']</text:p>
      <text:p text:style-name="P4">
Time: 2023-04-21T28:00:00-04:00</text:p>
      <text:p text:style-name="P4">
Description: Генеральний прокурор Андрій Костін подякував сенаторам Емі Клобушар та Ліндсі Гр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5334840765001617080-y.jpg" text:style-name="Internet_20_link" text:visited-style-name="Visited_20_Internet_20_Link">
photo-5334840765001617080-y.jp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5" text:anchor-type="as-char" svg:width="6.9236in" svg:height="5.937668in" draw:z-index="0">
<draw:image xlink:href="../Images/AРМІЯINFORM/2023-04-21T28-00-00-04-00/photo-5334840765001617080-y.jpg" xlink:type="simple" xlink:show="embed" xlink:actuate="onLoad" draw:mime-type="image/jpeg"/>
</draw:frame>
</text:p>
      <text:p text:style-name="P4">
Генеральний прокурор Андрій Костін подякував сенаторам Емі Клобушар та ЛіндсіГрему, конгресменам Дону Бекону та Джиммі Панетта за подання резолюції, яказасуджує викрадення росією українських дітей.</text:p>
      <text:p text:style-name="P4">
Про це йдеться у повідомленні Офісу Генерального прокурора.</text:p>
      <text:p text:style-name="P4">
В Україні задокументовано вже понад 19 000 випадків примусової депортаціїдітей. Першочергове завдання — повернути їх додому. Наразі вдалося повернути361 дитину.</text:p>
      <text:p text:style-name="P4">
Наступний крок — притягнення до відповідальності всіх, причетних допланування, організації та реалізації цієї злочинної стратегії, включно звійськово-політичним керівництвом рф.</text:p>
      <text:p text:style-name="P4">
«Справжня перемога можлива лише тоді, коли будуть створені міжнароднімеханізми, які унеможливлять повторення цих злочинів. Я вірю, що Україна таСША поділяють цю мету. І також вірю, що наша єдність приведе нас до цієїспільної перемоги», — наголосив Андрій Костін.</text:p>
      <text:p text:style-name="P4">
Source: <text:a xlink:type="simple" xlink:href="https://armyinform.com.ua/2023/04/21/amerykanski-senatory-ta-kongresmeny-podaly-rezolyucziyu-yaka-zasudzhuye-vykradennya-rosiyeyu-ukrayinskyh-ditej/" text:style-name="Internet_20_link" text:visited-style-name="Visited_20_Internet_20_Link">
https://armyinform.com.ua/2023/04/21/amerykanski-senatory-ta-kongresmeny-podaly-rezolyucziyu-yaka-zasudzhuye-vykradennya-rosiyeyu-ukrayinskyh-ditej/</text:a>
</text:p>
      <!--NEWS-->
      <text:h text:style-name="P10" text:outline-level="1">
<text:span text:style-name="T4">
Наші захисники матимуть змогу застосовувати свої військові навички у цивільному житті — Мінветеранів</text:span>
</text:h>
      <text:p text:style-name="P4">
Author: ['АРМІЯINFORM']</text:p>
      <text:p text:style-name="P4">
Time: 2023-04-21T29:00:00-04:00</text:p>
      <text:p text:style-name="P4">
Description: Наші Захисники і Захисниці матимуть змогу застосовувати свої військові навички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censornet_news_528.jpg" text:style-name="Internet_20_link" text:visited-style-name="Visited_20_Internet_20_Link">
censornet_news_528.jpg</text:a>
', '<text:a xlink:type="simple" xlink:href="https://armyinform.com.ua/wp-content/uploads/2023/04/whatsapp-data-2023-04-20-o-094750.jpg" text:style-name="Internet_20_link" text:visited-style-name="Visited_20_Internet_20_Link">
whatsapp-data-2023-04-20-o-094750.jpg</text:a>
']</text:p>
      <text:p text:style-name="P4">
Tags: ['МІНВЕТЕРАНІВ', 'СОЦІАЛЬНА ПІДТРИМКА']</text:p>
      <text:p text:style-name="P4">
Category: News</text:p>
      <!--METADATA-->
      <text:p text:style-name="P4">
<draw:frame draw:style-name="fr1" draw:name="Image6" text:anchor-type="as-char" svg:width="6.9236in" svg:height="4.32725in" draw:z-index="0">
<draw:image xlink:href="../Images/AРМІЯINFORM/2023-04-21T29-00-00-04-00/censornet_news_528.jpg" xlink:type="simple" xlink:show="embed" xlink:actuate="onLoad" draw:mime-type="image/jpeg"/>
</draw:frame>
 фото ілюстративне</text:p>
      <text:p text:style-name="P4">
Наші Захисники і Захисниці матимуть змогу застосовувати свої військові навичкиу цивільному житті. Про це наголосила генеральний директор Директоратустратегічного планування та євроінтеграції Міністерства у справах ветеранівУкраїни Світлана Березіна під час прямого ефіру телеканалу «Рада»,<text:a xlink:type="simple" xlink:href="https://www.kmu.gov.ua/news/minveteraniv-nashi-zakhysnyky-i-zakhysnytsi-matymut-zmohu-zastosovuvaty-svoi-viiskovi-navychky-u-tsyvilnomu-zhytti" text:style-name="Internet_20_link" text:visited-style-name="Visited_20_Internet_20_Link">
повідомляє</text:a>
 Урядовий портал.</text:p>
      <text:p text:style-name="P4">
Вона зазначила, до інституту помічника ветерана, який невдовзі розпочневпроваджувати Мінветеранів, будуть залучені кар’єрні радники. Вонидопомагатимуть складати резюме ветеранам і ветеранкам з урахуванням набутихними нових навичок і досвіду на війні для успішного працевлаштування у мирномужитті.</text:p>
      <text:p text:style-name="P4">
«Отриманий бойовий досвід стане їм у пригоді у цивільному житті. Наприклад,запис в резюме про досвід управління дронами допоможе ветерану, який шукаєроботу в агросфері саме з використанням дронів. Або якщо наш Захисник чиЗахисниця керували певним підрозділом, то це рівень менеджера, чи навітьтопменеджера, і набуті організаційні здібності мають обов’язковозастосовуватися ними у цивільному житті. Наразі ведеться робота над адаптацієюпрограм з військових спеціальностей до цивільних», — розповіла СвітланаБерезіна.</text:p>
      <text:p text:style-name="P4">
<draw:frame draw:style-name="fr1" draw:name="Image7" text:anchor-type="as-char" svg:width="6.9236in" svg:height="3.392564in" draw:z-index="0">
<draw:image xlink:href="../Images/AРМІЯINFORM/2023-04-21T29-00-00-04-00/whatsapp-data-2023-04-20-o-094750.jpg" xlink:type="simple" xlink:show="embed" xlink:actuate="onLoad" draw:mime-type="image/jpeg"/>
</draw:frame>
</text:p>
      <text:p text:style-name="P4">
Source: <text:a xlink:type="simple" xlink:href="https://armyinform.com.ua/2023/04/21/nashi-zahysnyky-matymut-zmogu-zastosovuvaty-svoyi-vijskovi-navychky-u-czyvilnomu-zhytti-minveteraniv/" text:style-name="Internet_20_link" text:visited-style-name="Visited_20_Internet_20_Link">
https://armyinform.com.ua/2023/04/21/nashi-zahysnyky-matymut-zmogu-zastosovuvaty-svoyi-vijskovi-navychky-u-czyvilnomu-zhytti-minveteraniv/</text:a>
</text:p>
      <!--NEWS-->
      <text:h text:style-name="P10" text:outline-level="1">
<text:span text:style-name="T4">
З Бахмута «вагнерівці» примусово депортували дітей — Офіс Генпрокурора</text:span>
</text:h>
      <text:p text:style-name="P4">
Author: ['АРМІЯINFORM']</text:p>
      <text:p text:style-name="P4">
Time: 2023-04-21T30:00:00-04:00</text:p>
      <text:p text:style-name="P4">
Description: Розпочато досудове розслідування за фактами порушення законів та звичаїв війни пв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hatsapp-image-2023-04-20-at-110423-1.jpeg" text:style-name="Internet_20_link" text:visited-style-name="Visited_20_Internet_20_Link">
whatsapp-image-2023-04-20-at-110423-1.jpeg</text:a>
']</text:p>
      <text:p text:style-name="P4">
Tags: ['АГРЕСІЯ РФ', 'БАХМУТ', 'ДЕПОРТАЦІЯ УКРАЇНСЬКИХ ДІТЕЙ', 'ОФІС ГЕНЕРАЛЬНОГО ПРОКУРОРА', 'ПВК "ВАГНЕР"']</text:p>
      <text:p text:style-name="P4">
Category: News</text:p>
      <!--METADATA-->
      <text:p text:style-name="P4">
<draw:frame draw:style-name="fr1" draw:name="Image8" text:anchor-type="as-char" svg:width="6.9236in" svg:height="3.992609in" draw:z-index="0">
<draw:image xlink:href="../Images/AРМІЯINFORM/2023-04-21T30-00-00-04-00/whatsapp-image-2023-04-20-at-110423-1.jpeg" xlink:type="simple" xlink:show="embed" xlink:actuate="onLoad" draw:mime-type="image/jpeg"/>
</draw:frame>
</text:p>
      <text:p text:style-name="P4">
Розпочато досудове розслідування за фактами порушення законів та звичаїв війнипвк «вагнер». У ході моніторингу ЗМІ й проросійських Telegram-каналів виявленовідео, на якому представники так званої пвк «вагнер» на чолі зі своїм ватажком16 квітня 2023 року незаконно депортували з м. Бахмута дві родини місцевихмешканців разом із двома неповнолітніми дітьми.</text:p>
      <text:p text:style-name="P4">
Про це <text:a xlink:type="simple" xlink:href="https://gp.gov.ua/ua/posts/primusovo-deportuvali-ditei-iz-baxmutu-prokurorami-zafiksovano-cergovi-zlocini-ucasnikiv-tak-zvanoyi-pvk-vagner" text:style-name="Internet_20_link" text:visited-style-name="Visited_20_Internet_20_Link">
повідомляє</text:a>
 Офіс Генерального прокурора України.</text:p>
      <text:p text:style-name="P4">
У другому сюжеті представник пвк «вагнер» спілкується з однією з цих родин тадитиною у місці тимчасового перебування.</text:p>
      <text:p text:style-name="P4">
Також встановлено, що упродовж 17-18 квітня 2023 року з цього населеногопункту озброєні «вагнерівці» вивезли у невідомому напрямку ще дві сім’їбахмутчан з маленькими дітьми. Загалом незаконно депортовано трьох хлопчиківта одну дівчинку.</text:p>
      <text:p text:style-name="P4">
Наразі проводяться першочергові слідчі дії, направлені на встановлення усіхобставин кримінальних правопорушень, розшук українських дітей та повернення їхдодому.</text:p>
      <text:p text:style-name="P4">
Досудове розслідування триває.</text:p>
      <text:p text:style-name="P4">
Source: <text:a xlink:type="simple" xlink:href="https://armyinform.com.ua/2023/04/21/iz-bahmutu-vagnerivczi-prymusovo-deportuvaly-ditej-ofis-genprokurora/" text:style-name="Internet_20_link" text:visited-style-name="Visited_20_Internet_20_Link">
https://armyinform.com.ua/2023/04/21/iz-bahmutu-vagnerivczi-prymusovo-deportuvaly-ditej-ofis-genprokurora/</text:a>
</text:p>
      <!--NEWS-->
      <text:h text:style-name="P10" text:outline-level="1">
<text:span text:style-name="T4">
Понад 110 спортсменів взяли участь у змаганнях з фехтування на базі ЦСК ЗСУ</text:span>
</text:h>
      <text:p text:style-name="P4">
Author: ['АРМІЯINFORM']</text:p>
      <text:p text:style-name="P4">
Time: 2023-04-21T31:00:00-04:00</text:p>
      <text:p text:style-name="P4">
Description: На базі Центрального спортивного клубу ЗСУ пройшов етап Кубка України з фехтуванн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494056_1894873214226484_1399542592564464634_n.jpg" text:style-name="Internet_20_link" text:visited-style-name="Visited_20_Internet_20_Link">
342494056_1894873214226484_1399542592564464634_n.jpg</text:a>
', '<text:a xlink:type="simple" xlink:href="https://armyinform.com.ua/wp-content/uploads/2023/04/342517139_1264769521129811_6403682792626058342_n-150x150.jpg" text:style-name="Internet_20_link" text:visited-style-name="Visited_20_Internet_20_Link">
342517139_1264769521129811_6403682792626058342_n-150x150.jpg</text:a>
']</text:p>
      <text:p text:style-name="P4">
Tags: ['ФЕХТУВАННЯ', 'ЦСК ЗСУ']</text:p>
      <text:p text:style-name="P4">
Category: News</text:p>
      <!--METADATA-->
      <text:p text:style-name="P4">
<draw:frame draw:style-name="fr1" draw:name="Image9" text:anchor-type="as-char" svg:width="6.9236in" svg:height="4.540728in" draw:z-index="0">
<draw:image xlink:href="../Images/AРМІЯINFORM/2023-04-21T31-00-00-04-00/342494056_1894873214226484_1399542592564464634_n.jpg" xlink:type="simple" xlink:show="embed" xlink:actuate="onLoad" draw:mime-type="image/jpeg"/>
</draw:frame>
</text:p>
      <text:p text:style-name="P4">
На базі Центрального спортивного клубу ЗСУ пройшов етап Кубка України зфехтування на шпагах серед чоловіків пам’яті І.Величка.</text:p>
      <text:p text:style-name="P4">
Про це<text:a xlink:type="simple" xlink:href="https%3A%2F%2Fwww.facebook.com%2FCSKA1992%2Fposts%2Fpfbid0dR3RTxdTgYhsbQ9eHv2HR3u1zWnAqT4wDn9p9PqbK8iQzgbf4ChxsHPPhSxPJKTRl&amp;show_text=true&amp;width=500" text:style-name="Internet_20_link" text:visited-style-name="Visited_20_Internet_20_Link">
повідомляє</text:a>
ЦСК ЗСУ у фейсбуці.</text:p>
      <text:p text:style-name="P4">
Зазначається, що участь у змаганнях взяли понад 110 спортсменів.</text:p>
      <text:p text:style-name="P4">
<text:a xlink:type="simple" xlink:href="https://armyinform.com.ua/wp-content/uploads/2023/04/342517139_1264769521129811_6403682792626058342_n.jpg" text:style-name="Internet_20_link" text:visited-style-name="Visited_20_Internet_20_Link">
<draw:frame draw:style-name="fr1" draw:name="Image10" text:anchor-type="as-char" svg:width="6.9236in" svg:height="6.9236in" draw:z-index="0">
<draw:image xlink:href="../Images/AРМІЯINFORM/2023-04-21T31-00-00-04-00/342517139_1264769521129811_6403682792626058342_n-150x150.jpg" xlink:type="simple" xlink:show="embed" xlink:actuate="onLoad" draw:mime-type="image/jpeg"/>
</draw:frame>
</text:a>
</text:p>
      <text:p text:style-name="P4">
Раніше АрміяInform повідомляла, що три спортсменки, представниці ЦСК ЗСУ,<text:a xlink:type="simple" xlink:href="https://armyinform.com.ua/2023/04/17/try-armijski-sportsmenky-vyboroly-medali-na-zmagannyah-z-fehtuvannya/" text:style-name="Internet_20_link" text:visited-style-name="Visited_20_Internet_20_Link">
вибороли</text:a>
 медалі на змаганнях КубкаУкраїни з фехтування на шпагах серед жінок.</text:p>
      <text:p text:style-name="P4">
Source: <text:a xlink:type="simple" xlink:href="https://armyinform.com.ua/2023/04/21/ponad-110-sportsmeniv-vzyaly-uchast-u-zmagannyah-z-fehtuvannya-na-bazi-czsk-zsu/" text:style-name="Internet_20_link" text:visited-style-name="Visited_20_Internet_20_Link">
https://armyinform.com.ua/2023/04/21/ponad-110-sportsmeniv-vzyaly-uchast-u-zmagannyah-z-fehtuvannya-na-bazi-czsk-zsu/</text:a>
</text:p>
      <!--NEWS-->
      <text:h text:style-name="P10" text:outline-level="1">
<text:span text:style-name="T4">
Білоруські добровольці продовжують захищати Україну — ГУР</text:span>
</text:h>
      <text:p text:style-name="P4">
Author: ['АРМІЯINFORM']</text:p>
      <text:p text:style-name="P4">
Time: 2023-04-21T32:00:00-04:00</text:p>
      <text:p text:style-name="P4">
Description: https://youtu.be/q4NKIYzzBjE    Полк імені Кастуся Калиновського був сформова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ОЛОВНЕ УПРАВЛІННЯ РОЗВІДКИ МО УКРАЇНИ', 'ДОБРОВОЛЬЦІ']</text:p>
      <text:p text:style-name="P4">
Category: News</text:p>
      <!--METADATA-->
      <text:p text:style-name="P4">
Полк імені Кастуся Калиновського був сформований у березні 2022 року йназваний на честь одного з лідерів повстання білорусів, поляків, литовців таукраїнців проти російської імперії у 1863 році.</text:p>
      <text:p text:style-name="P4">
Про це <text:a xlink:type="simple" xlink:href="https://gur.gov.ua/content/biloruski-dobrovoltsi-prodovzhuiut-zakhyshchaty-ukrainu-u-skladi-polku-imeni-kastusia-kalynovskoho-biloruskoi-viiskovoi-chastyny-zbroinykh-syl-ukrainy.html" text:style-name="Internet_20_link" text:visited-style-name="Visited_20_Internet_20_Link">
повідомляє</text:a>
 Головне управліннярозвідки Міністерства оборони України.</text:p>
      <text:p text:style-name="P4">
«Добровольці брали участь у боях за Бучу, Ірпінь, Ворзель, а також визволяливід російських загарбників інші населені пункти України.</text:p>
      <text:p text:style-name="P4">
Нині полк перебуває на Бахмутському напрямку. Серед добровольців є й ті, якізахищають кордони України із 2014 року», — зазначено у повідомленні.</text:p>
      <text:p text:style-name="P4">
Source: <text:a xlink:type="simple" xlink:href="https://armyinform.com.ua/2023/04/21/biloruski-dobrovolczi-prodovzhuyut-zahyshhaty-ukrayinu-gur/" text:style-name="Internet_20_link" text:visited-style-name="Visited_20_Internet_20_Link">
https://armyinform.com.ua/2023/04/21/biloruski-dobrovolczi-prodovzhuyut-zahyshhaty-ukrayinu-gur/</text:a>
</text:p>
      <!--NEWS-->
      <text:h text:style-name="P10" text:outline-level="1">
<text:span text:style-name="T4">
Представники сектору безпеки України, США, Норвегії та Естонії обговорили протидію кіберзагрозам</text:span>
</text:h>
      <text:p text:style-name="P4">
Author: ['АРМІЯINFORM']</text:p>
      <text:p text:style-name="P4">
Time: 2023-04-21T33:00:00-04:00</text:p>
      <text:p text:style-name="P4">
Description: Представники сектору безпеки та оборони України, США, Норвегії та Естонії взяли участь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49335203158147472_y.jpg" text:style-name="Internet_20_link" text:visited-style-name="Visited_20_Internet_20_Link">
photo_5249335203158147472_y.jpg</text:a>
']</text:p>
      <text:p text:style-name="P4">
Tags: ['КІБЕРБЕЗПЕКА', 'РНБО']</text:p>
      <text:p text:style-name="P4">
Category: News</text:p>
      <!--METADATA-->
      <text:p text:style-name="P4">
<draw:frame draw:style-name="fr1" draw:name="Image11" text:anchor-type="as-char" svg:width="6.9236in" svg:height="3.893007in" draw:z-index="0">
<draw:image xlink:href="../Images/AРМІЯINFORM/2023-04-21T33-00-00-04-00/photo_5249335203158147472_y.jpg" xlink:type="simple" xlink:show="embed" xlink:actuate="onLoad" draw:mime-type="image/jpeg"/>
</draw:frame>
</text:p>
      <text:p text:style-name="P4">
Представники сектору безпеки та оборони України, США, Норвегії та Естоніївзяли участь у міжнародній конференції «Кіберборотьба: розвідка, захист тапротидія» та обговорили питання протидію кіберзагрозам.</text:p>
      <text:p text:style-name="P4">
Про це <text:a xlink:type="simple" xlink:href="https://www.rnbo.gov.ua/ua/Diialnist/6277.html" text:style-name="Internet_20_link" text:visited-style-name="Visited_20_Internet_20_Link">
повідомляє</text:a>
 Раданаціональної безпеки і оборони України.</text:p>
      <text:p text:style-name="P4">
Сторони обговорили питання щодо криптографічних рішень кібербезпеки,інтелектуального аналізу інцидентів та сигнальних структур в кіберпросторі,підтримки рішень для забезпечення кіберзахисту тощо.</text:p>
      <text:p text:style-name="P4">
Як зазначається, метою конференції є аналіз шляхів співпраці науковихколективів європейських країн у сучасних проєктах збереження миру та безпеки,а також використання сучасних навчальних кіберполігонів та платформ длянавчання фахівців з кібербезпеки.</text:p>
      <text:p text:style-name="P4">
У рамках роботи конференції її учасники матимуть змогу взяти участь укіберзмаганнях та перевірити свої знання та навички щодо протидії сучаснимзагрозам у кіберпросторі.</text:p>
      <text:p text:style-name="P4">
Захід організовано Військовим інститутом телекомунікацій та інформатизаціїімені Героїв Крут за підтримки Національного координаційного центрукібербезпеки при РНБО України, Командування військ зв'язку та кібербезпеки ЗСУта міжнародних партнерів CRDF Global, E-Governance Academy (Естонія), RegionalCyber Defence Center (Литва) та Nikola Vaptsarov Naval Academy (Болгарія).</text:p>
      <text:p text:style-name="P4">
Source: <text:a xlink:type="simple" xlink:href="https://armyinform.com.ua/2023/04/21/predstavnyky-sektoru-bezpeky-ukrayiny-ssha-norvegiyi-ta-estoniyi-obgovoryly-protydiyu-kiberzagrozam/" text:style-name="Internet_20_link" text:visited-style-name="Visited_20_Internet_20_Link">
https://armyinform.com.ua/2023/04/21/predstavnyky-sektoru-bezpeky-ukrayiny-ssha-norvegiyi-ta-estoniyi-obgovoryly-protydiyu-kiberzagrozam/</text:a>
</text:p>
      <!--NEWS-->
      <text:h text:style-name="P10" text:outline-level="1">
<text:span text:style-name="T4">
Наша авіація протягом доби завдала шість ударів по ворогу</text:span>
</text:h>
      <text:p text:style-name="P4">
Author: ['АРМІЯINFORM']</text:p>
      <text:p text:style-name="P4">
Time: 2023-04-21T34:00:00-04:00</text:p>
      <text:p text:style-name="P4">
Description: Авіація Сил оборони України за добу завдала 6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ОПЕРАТИВНА ІНФОРМАЦІЯ', 'ХРОНІКА ОБОРОНИ']</text:p>
      <text:p text:style-name="P4">
Category: News</text:p>
      <!--METADATA-->
      <text:p text:style-name="P4">
<draw:frame draw:style-name="fr1" draw:name="Image12" text:anchor-type="as-char" svg:width="6.9236in" svg:height="4.658699in" draw:z-index="0">
<draw:image xlink:href="../Images/AРМІЯINFORM/2023-04-21T34-00-00-04-00/avicziya_udar-e1680493056934.jpg" xlink:type="simple" xlink:show="embed" xlink:actuate="onLoad" draw:mime-type="image/jpeg"/>
</draw:frame>
 Ілюстративне фото<text:span text:style-name="T4">
🔥 Ситуація щодо російського вторгнення</text:span>
</text:p>
      <text:p text:style-name="P4">
Авіація Сил оборони України за добу завдала 6 ударів по районах зосередженняособового складу та військової техніки окупантів.</text:p>
      <text:p text:style-name="P4">
Про це<text:a xlink:type="simple" xlink:href="https://www.facebook.com/GeneralStaff.ua/posts/pfbid02vigXyFk7xzkHd2xcNCpnsAKmocjaaxmNnFxBcCzoJy4vVZRqEBR6kbMGRZPfSnnPl" text:style-name="Internet_20_link" text:visited-style-name="Visited_20_Internet_20_Link">
йдеться</text:a>
в оперативній інформації Генерального штабу ЗС України.</text:p>
      <text:p text:style-name="P4">
«Підрозділи ракетних військ і артилерії протягом доби уразили 5 пунктівуправління противника», — йдеться у повідомленні.</text:p>
      <text:p text:style-name="P4">
У Генштабі ЗС України зазначають, що інформація щодо втрат ворога постійноуточнюється.</text:p>
      <text:p text:style-name="P4">
Source: <text:a xlink:type="simple" xlink:href="https://armyinform.com.ua/2023/04/21/nasha-aviacziya-protyagom-doby-zavdala-shist-udariv-po-vorogu-3/" text:style-name="Internet_20_link" text:visited-style-name="Visited_20_Internet_20_Link">
https://armyinform.com.ua/2023/04/21/nasha-aviacziya-protyagom-doby-zavdala-shist-udariv-po-vorogu-3/</text:a>
</text:p>
      <!--NEWS-->
      <text:h text:style-name="P10" text:outline-level="1">
<text:span text:style-name="T4">
Генштаб ЗСУ відзвітував про кількість збитих російських «шахедів»</text:span>
</text:h>
      <text:p text:style-name="P4">
Author: ['АРМІЯINFORM']</text:p>
      <text:p text:style-name="P4">
Time: 2023-04-21T35:00:00-04:00</text:p>
      <text:p text:style-name="P4">
Description: Про це повідомляє Генеральний штаб ЗС України.  — Сьогодні вночі ворог застос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q1mrhkx4r.webp" text:style-name="Internet_20_link" text:visited-style-name="Visited_20_Internet_20_Link">
q1mrhkx4r.webp</text:a>
']</text:p>
      <text:p text:style-name="P4">
Tags: ['STOPRUSSIA', 'АГРЕСІЯ РФ', 'ВТОРГНЕННЯ РФ', 'ГШ ЗСУ']</text:p>
      <text:p text:style-name="P4">
Category: News</text:p>
      <!--METADATA-->
      <text:p text:style-name="P4">
<draw:frame draw:style-name="fr1" draw:name="Image13" text:anchor-type="as-char" svg:width="6.9236in" svg:height="3.692587in" draw:z-index="0">
<draw:image xlink:href="../ConvertedIMGs/AРМІЯINFORM/2023-04-21T35-00-00-04-00/q1mrhkx4r.png" xlink:type="simple" xlink:show="embed" xlink:actuate="onLoad" draw:mime-type="image/pn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vigXyFk7xzkHd2xcNCpnsAKmocjaaxmNnFxBcCzoJy4vVZRqEBR6kbMGRZPfSnnPl" text:style-name="Internet_20_link" text:visited-style-name="Visited_20_Internet_20_Link">
повідомляє</text:a>
Генеральний штаб ЗС України.</text:p>
      <text:p text:style-name="P4">
— Сьогодні вночі ворог застосував близько 10 БПЛА типу «Шахед-136» (інформаціяуточнюється), 8 з яких — знищено нашими захисниками. Також російські агресориздійснили 49 обстрілів з реактивних систем залпового вогню по позиціях нашихвійськ та населених пунктах. Є загиблі та поранені серед мирного населення,зруйновано та пошкоджено приватні житлові будинки та інша цивільнаінфраструктура, — йдеться у повідомленні.</text:p>
      <text:p text:style-name="P4">
Source: <text:a xlink:type="simple" xlink:href="https://armyinform.com.ua/2023/04/21/cziyeyi-nochi-rashysty-zastosuvaly-blyzko-10-bpla-typu-shahed-136/" text:style-name="Internet_20_link" text:visited-style-name="Visited_20_Internet_20_Link">
https://armyinform.com.ua/2023/04/21/cziyeyi-nochi-rashysty-zastosuvaly-blyzko-10-bpla-typu-shahed-136/</text:a>
</text:p>
      <!--NEWS-->
      <text:h text:style-name="P10" text:outline-level="1">
<text:span text:style-name="T4">
ЗСУ відбили понад 60 атак окупантів</text:span>
</text:h>
      <text:p text:style-name="P4">
Author: ['АРМІЯINFORM']</text:p>
      <text:p text:style-name="P4">
Time: 2023-04-21T36:00:00-04:00</text:p>
      <text:p text:style-name="P4">
Description: Про це повідомляє Генеральний штаб ЗС України.  — Противник, ціною великих втр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Tags: ['STOPRUSSIA', 'АГРЕСІЯ РФ', 'ВТОРГНЕННЯ РФ', 'ГШ ЗСУ', 'ХРОНІКА ОБОРОНИ']</text:p>
      <text:p text:style-name="P4">
Category: News</text:p>
      <!--METADATA-->
      <text:p text:style-name="P4">
<draw:frame draw:style-name="fr1" draw:name="Image14" text:anchor-type="as-char" svg:width="6.9236in" svg:height="4.603112in" draw:z-index="0">
<draw:image xlink:href="../Images/AРМІЯINFORM/2023-04-21T36-00-00-04-00/316291145_461855632794187_3997898045081184413_n.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vigXyFk7xzkHd2xcNCpnsAKmocjaaxmNnFxBcCzoJy4vVZRqEBR6kbMGRZPfSnnPl" text:style-name="Internet_20_link" text:visited-style-name="Visited_20_Internet_20_Link">
повідомляє</text:a>
Генеральний штаб ЗС України.</text:p>
      <text:p text:style-name="P4">
— Противник, ціною великих втрат, основні зусилля зосереджує на веденнінаступальних дій на Лиманському, Бахмутському, Авдіївському та Мар’їнськомунапрямках. Протягом минулої доби на них відбито понад 60 атак противника.Найзапекліші бої ведуться за місто Бахмут, — зазначається у зведенні.</text:p>
      <text:p text:style-name="P4">
Source: <text:a xlink:type="simple" xlink:href="https://armyinform.com.ua/2023/04/21/zsu-vidbyly-ponad-60-atak-okupantiv/" text:style-name="Internet_20_link" text:visited-style-name="Visited_20_Internet_20_Link">
https://armyinform.com.ua/2023/04/21/zsu-vidbyly-ponad-60-atak-okupantiv/</text:a>
</text:p>
      <!--NEWS-->
      <text:h text:style-name="P10" text:outline-level="1">
<text:span text:style-name="T4">
Пост в інтернеті виставлю який-небудь, випадково лайк десь натисну — до мене в гості приїдуть — перехоплення ГУР</text:span>
</text:h>
      <text:p text:style-name="P4">
Author: ['АРМІЯINFORM']</text:p>
      <text:p text:style-name="P4">
Time: 2023-04-21T37:00:00-04:00</text:p>
      <text:p text:style-name="P4">
Description: https://youtu.be/wuEgcgO_0ak    Подруга або дружина військовослужбовця рф розповідає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Подруга або дружина військовослужбовця рф розповідає про новий закон, якийзабороняє коментувати чи обговорювати події війни в Україні і загрожує до 12років ув’язнення.</text:p>
      <text:p text:style-name="P4">
Про це <text:a xlink:type="simple" xlink:href="https://gur.gov.ua/content/post-v-ynternete-vystavliu-kakoi-nybud-nechaino-laik-kuda-nybud-nazhmu---ko-mne-v-hosty-pryedut.html" text:style-name="Internet_20_link" text:visited-style-name="Visited_20_Internet_20_Link">
йдеться</text:a>
 уперехопленні Головного управління розвідки Міністерства оборони України.</text:p>
      <text:p text:style-name="P4">
«Якщо я ще сусіду, хоч комусь скажу, щось таке… а той просто візьме комусьскаже в органи, що я така не хороша - до мене в гості приїдуть», — говоритьжінка російському окупанту під час розмови.</text:p>
      <text:p text:style-name="P4">
Source: <text:a xlink:type="simple" xlink:href="https://armyinform.com.ua/2023/04/21/post-v-interneti-vystavlyu-yakyj-nebud-vypadkovo-lajk-des-natysnu-do-mene-v-gosti-pryyidut-perehoplennya-gur/" text:style-name="Internet_20_link" text:visited-style-name="Visited_20_Internet_20_Link">
https://armyinform.com.ua/2023/04/21/post-v-interneti-vystavlyu-yakyj-nebud-vypadkovo-lajk-des-natysnu-do-mene-v-gosti-pryyidut-perehoplennya-gur/</text:a>
</text:p>
      <!--NEWS-->
      <text:h text:style-name="P10" text:outline-level="1">
<text:span text:style-name="T4">
Сили оборони ліквідували понад 600 окупантів, знищили 8 БПЛА та 6 ББМ</text:span>
</text:h>
      <text:p text:style-name="P4">
Author: ['АРМІЯINFORM']</text:p>
      <text:p text:style-name="P4">
Time: 2023-04-21T38:00:00-04:00</text:p>
      <text:p text:style-name="P4">
Description: Загальні бойові втрати противника з 24.02.22 по 21.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traty_04-21-2023-scaled.jpg" text:style-name="Internet_20_link" text:visited-style-name="Visited_20_Internet_20_Link">
vtraty_04-21-2023-scaled.jpg</text:a>
']</text:p>
      <text:p text:style-name="P4">
Tags: ['STOPRUSSIA', 'АГРЕСІЯ РФ', 'ВІЙНА', 'ВТОРГНЕННЯ РФ', 'ВТРАТИ ВОРОГА', 'НАЧАЛЬНИК ГЕНЕРАЛЬНОГО ШТАБУ ЗС УКРАЇНИ']</text:p>
      <text:p text:style-name="P4">
Category: News</text:p>
      <!--METADATA-->
      <text:p text:style-name="P4">
<draw:frame draw:style-name="fr1" draw:name="Image15" text:anchor-type="as-char" svg:width="6.9236in" svg:height="6.975527in" draw:z-index="0">
<draw:image xlink:href="../Images/AРМІЯINFORM/2023-04-21T38-00-00-04-00/vtraty_04-21-2023-scaled.jpg" xlink:type="simple" xlink:show="embed" xlink:actuate="onLoad" draw:mime-type="image/jpeg"/>
</draw:frame>
</text:p>
      <text:p text:style-name="P4">
Загальні бойові втрати противника з 24.02.22 по 21.04.23 орієнтовностановлять:</text:p>
      <ul>
        <li>
<text:span text:style-name="T4">
особового складу ‒</text:span>
 185050 (+630) осіб ліквідовано  * <text:span text:style-name="T4">
танків ‒</text:span>
 3668 (+1)  * <text:span text:style-name="T4">
бойових броньованих машин ‒</text:span>
 7126 (+6)  * <text:span text:style-name="T4">
артилерійських систем ‒</text:span>
 2827 (+2)  * <text:span text:style-name="T4">
РСЗВ ‒</text:span>
 539 (0)  * <text:span text:style-name="T4">
засоби ППО ‒</text:span>
 285 (0)  * <text:span text:style-name="T4">
літаків ‒</text:span>
 308 (0)  * <text:span text:style-name="T4">
гелікоптерів ‒</text:span>
 293 (0)  * <text:span text:style-name="T4">
БПЛА оперативно-тактичного рівня ‒</text:span>
 2394 (+8)  * <text:span text:style-name="T4">
крилаті ракети ‒</text:span>
 911 (0)  * <text:span text:style-name="T4">
кораблі / катери ‒</text:span>
 18 (0)  * <text:span text:style-name="T4">
автомобільної техніки та автоцистерн ‒</text:span>
 5713 (+6)  * <text:span text:style-name="T4">
спеціальна техніка ‒</text:span>
 334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1.04.23.</text:p>
      <text:p text:style-name="P4">
Source: <text:a xlink:type="simple" xlink:href="https://armyinform.com.ua/2023/04/21/syly-oborony-likviduvaly-ponad-600-okupantiv-znyshhyly-8-bpla-ta-6-bbm/" text:style-name="Internet_20_link" text:visited-style-name="Visited_20_Internet_20_Link">
https://armyinform.com.ua/2023/04/21/syly-oborony-likviduvaly-ponad-600-okupantiv-znyshhyly-8-bpla-ta-6-bbm/</text:a>
</text:p>
      <!--NEWS-->
      <text:h text:style-name="P10" text:outline-level="1">
<text:span text:style-name="T4">
У Координаційному штабі відбулася зустріч із родинами морпіхів</text:span>
</text:h>
      <text:p text:style-name="P4">
Author: ['АРМІЯINFORM']</text:p>
      <text:p text:style-name="P4">
Time: 2023-04-21T39:00:00-04:00</text:p>
      <text:p text:style-name="P4">
Description: У Координаційному штабі з питань поводження з військовополоненими відбулася зустріч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1678801384a237i.jpg" text:style-name="Internet_20_link" text:visited-style-name="Visited_20_Internet_20_Link">
z1678801384a237i.jpg</text:a>
', '<text:a xlink:type="simple" xlink:href="https://armyinform.com.ua/wp-content/uploads/2023/04/photo_5912416057023377510_w.jpg" text:style-name="Internet_20_link" text:visited-style-name="Visited_20_Internet_20_Link">
photo_5912416057023377510_w.jpg</text:a>
']</text:p>
      <text:p text:style-name="P4">
Tags: ['STOPRUSSIA', 'АГРЕСІЯ РФ', 'ВІЙНА', 'ВТОРГНЕННЯ РФ', 'КООРДИНАЦІЙНИЙ ШТАБ З ПИТАНЬ ПОВОДЖЕННЯ З ВІЙСЬКОВОПОЛОНЕНИМИ']</text:p>
      <text:p text:style-name="P4">
Category: News</text:p>
      <!--METADATA-->
      <text:p text:style-name="P4">
<draw:frame draw:style-name="fr1" draw:name="Image16" text:anchor-type="as-char" svg:width="6.9236in" svg:height="4.312067in" draw:z-index="0">
<draw:image xlink:href="../Images/AРМІЯINFORM/2023-04-21T39-00-00-04-00/z1678801384a237i.jpg" xlink:type="simple" xlink:show="embed" xlink:actuate="onLoad" draw:mime-type="image/jpeg"/>
</draw:frame>
</text:p>
      <text:p text:style-name="P4">
У Координаційному штабі з питань поводження з військовополоненими відбуласязустріч із родинами військовослужбовців окремої бригади морської піхоти іменіконтрадмірала Михайла Білинського.</text:p>
      <text:p text:style-name="P4">
Про це Координаційний штаб <text:a xlink:type="simple" xlink:href="https://t.me/Koord_shtab/869" text:style-name="Internet_20_link" text:visited-style-name="Visited_20_Internet_20_Link">
повідомляє</text:a>
 насвоєму офіційному Telegram-каналі.</text:p>
      <text:p text:style-name="P4">
Близькі висловили стурбованість через інформацію про умови утриманнявійськовослужбовців у полоні.</text:p>
      <text:p text:style-name="P4">
«Тих, хто повернувся з неволі, опитують правоохоронці, — зазначив представникКоординаційного штабу. — Ці свідчення ляжуть в основу міжнародних позовів доросії та до кожного, хто знущався над нашими бранцями».</text:p>
      <text:p text:style-name="P4">
Також на зустрічі підняли тему реабілітації та лікування захисників ізахисниць після повернення з неволі: багато аспектів потребують вдосконалення.Крім того, розглянули можливі способи збору інформації про військовослужбовціву неволі.</text:p>
      <text:p text:style-name="P4">
«Це надзвичайно важливо для досягнення нашої спільної мети — поверненнякожного українця з полону», — додали в Штабі.</text:p>
      <text:p text:style-name="P4">
<draw:frame draw:style-name="fr1" draw:name="Image17" text:anchor-type="as-char" svg:width="6.9236in" svg:height="4.615733in" draw:z-index="0">
<draw:image xlink:href="../Images/AРМІЯINFORM/2023-04-21T39-00-00-04-00/photo_5912416057023377510_w.jpg" xlink:type="simple" xlink:show="embed" xlink:actuate="onLoad" draw:mime-type="image/jpeg"/>
</draw:frame>
</text:p>
      <text:p text:style-name="P4">
Source: <text:a xlink:type="simple" xlink:href="https://armyinform.com.ua/2023/04/21/u-koordynaczijnomu-shtabi-vidbulasya-zustrich-iz-rodynamy-morpihiv/" text:style-name="Internet_20_link" text:visited-style-name="Visited_20_Internet_20_Link">
https://armyinform.com.ua/2023/04/21/u-koordynaczijnomu-shtabi-vidbulasya-zustrich-iz-rodynamy-morpihiv/</text:a>
</text:p>
      <!--NEWS-->
      <text:h text:style-name="P10" text:outline-level="1">
<text:span text:style-name="T4">
Президенти США та Франції провели телефонну розмову — підтвердили непохитну підтримку України</text:span>
</text:h>
      <text:p text:style-name="P4">
Author: ['АРМІЯINFORM']</text:p>
      <text:p text:style-name="P4">
Time: 2023-04-21T40:00:00-04:00</text:p>
      <text:p text:style-name="P4">
Description: Президент США Джозеф Байден мав телефонну розмову з французьким колегою Емманюел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iden_macron.jpg" text:style-name="Internet_20_link" text:visited-style-name="Visited_20_Internet_20_Link">
biden_macron.jpg</text:a>
']</text:p>
      <text:p text:style-name="P4">
Tags: ['ДЖО БАЙДЕН', 'ЕММАНЮЕЛЬ МАКРОН', 'СВІТ ПІДТРИМУЄ УКРАЇНУ']</text:p>
      <text:p text:style-name="P4">
Category: News</text:p>
      <!--METADATA-->
      <text:p text:style-name="P4">
<draw:frame draw:style-name="fr1" draw:name="Image18" text:anchor-type="as-char" svg:width="6.9236in" svg:height="3.894525in" draw:z-index="0">
<draw:image xlink:href="../Images/AРМІЯINFORM/2023-04-21T40-00-00-04-00/biden_macron.jpg" xlink:type="simple" xlink:show="embed" xlink:actuate="onLoad" draw:mime-type="image/jpeg"/>
</draw:frame>
</text:p>
      <text:p text:style-name="P4">
Президент США Джозеф Байден мав телефонну розмову з французьким колегоюЕмманюелем Макроном.</text:p>
      <text:p text:style-name="P4">
Про це <text:a xlink:type="simple" xlink:href="https://www.whitehouse.gov/briefing-room/statements-releases/2023/04/20/readout-of-president-joe-bidens-call-with-president-emmanuel-macron-of-france-3/" text:style-name="Internet_20_link" text:visited-style-name="Visited_20_Internet_20_Link">
повідомляє</text:a>
 пресслужба Білого дому.</text:p>
      <text:p text:style-name="P4">
У розмові лідери країн підтвердили свою непохитну підтримку України в умовахжорстокої агресії росії.</text:p>
      <text:p text:style-name="P4">
Два лідери також обговорили нещодавню поїздку Президента Макрона до КитайськоїНародної Республіки та їхні поточні зусилля з просування безпеки, спільнихцінностей і заснованого на правилах міжнародного порядку в Індійсько-Тихоокеанському регіоні.</text:p>
      <text:p text:style-name="P4">
Source: <text:a xlink:type="simple" xlink:href="https://armyinform.com.ua/2023/04/21/prezydenty-ssha-ta-francziyi-provely-telefonnu-rozmovu-pidtverdyly-nepohytnu-pidtrymku-ukrayiny/" text:style-name="Internet_20_link" text:visited-style-name="Visited_20_Internet_20_Link">
https://armyinform.com.ua/2023/04/21/prezydenty-ssha-ta-francziyi-provely-telefonnu-rozmovu-pidtverdyly-nepohytnu-pidtrymku-ukrayiny/</text:a>
</text:p>
      <!--NEWS-->
      <text:h text:style-name="P10" text:outline-level="1">
<text:span text:style-name="T4">
Сили ППО ЗСУ вночі знищили 8 Shahed-136/131</text:span>
</text:h>
      <text:p text:style-name="P4">
Author: ['АРМІЯINFORM']</text:p>
      <text:p text:style-name="P4">
Time: 2023-04-21T41:00:00-04:00</text:p>
      <text:p text:style-name="P4">
Description: Сьогодні, 21 квітня, російські окупаційні війська атакували Україну з північного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drony-1.jpg" text:style-name="Internet_20_link" text:visited-style-name="Visited_20_Internet_20_Link">
drony-1.jpg</text:a>
']</text:p>
      <text:p text:style-name="P4">
Tags: ['SHAHED-136/131', 'STOPRUSSIA', 'АГРЕСІЯ РФ', 'ВТОРГНЕННЯ РФ', 'КОМАНДУВАННЯ ПОВІТРЯНИХ СИЛ ЗСУ']</text:p>
      <text:p text:style-name="P4">
Category: News</text:p>
      <!--METADATA-->
      <text:p text:style-name="P4">
<draw:frame draw:style-name="fr1" draw:name="Image19" text:anchor-type="as-char" svg:width="6.9236in" svg:height="3.894525in" draw:z-index="0">
<draw:image xlink:href="../Images/AРМІЯINFORM/2023-04-21T41-00-00-04-00/drony-1.jpg" xlink:type="simple" xlink:show="embed" xlink:actuate="onLoad" draw:mime-type="image/jpeg"/>
</draw:frame>
Ілюстративне фото</text:p>
      <text:p text:style-name="P4">
Сьогодні, 21 квітня, російські окупаційні війська атакували Україну зпівнічного напрямку (Брянська область) ударними дронами-камікадзе. Окупантизастосували до 12 ударних дронів Shahed-136/131.</text:p>
      <text:p text:style-name="P4">
Про це <text:a xlink:type="simple" xlink:href="https://t.me/kpszsu/2479" text:style-name="Internet_20_link" text:visited-style-name="Visited_20_Internet_20_Link">
повідомляє</text:a>
 Командування Повітряних Сил ЗСУ.</text:p>
      <text:p text:style-name="P4">
Силами та засобами протиповітряної оборони повітряного командування «Центр»Повітряних Сил у взаємодії з ППО Сухопутних військ ЗС України знищено вісім«шахедів».</text:p>
      <text:p text:style-name="P4">
Source: <text:a xlink:type="simple" xlink:href="https://armyinform.com.ua/2023/04/21/syly-ppo-zsu-vnochi-znyshhyly-8-shahed-136-131/" text:style-name="Internet_20_link" text:visited-style-name="Visited_20_Internet_20_Link">
https://armyinform.com.ua/2023/04/21/syly-ppo-zsu-vnochi-znyshhyly-8-shahed-136-131/</text:a>
</text:p>
      <!--NEWS-->
      <text:h text:style-name="P10" text:outline-level="1">
<text:span text:style-name="T4">
Учасники «Рамштайну» за рік надали Україні $55 мільярдів безпекової допомоги — Ллойд Остін</text:span>
</text:h>
      <text:p text:style-name="P4">
Author: ['Ольга Мосьондз']</text:p>
      <text:p text:style-name="P4">
Time: 2023-04-21T57:00:00-04:00</text:p>
      <text:p text:style-name="P4">
Description: Країни-учасники Контактної групи з питань оборони України, так званої зустрічі у форма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etriot.jpg" text:style-name="Internet_20_link" text:visited-style-name="Visited_20_Internet_20_Link">
petriot.jpg</text:a>
']</text:p>
      <text:p text:style-name="P4">
Tags: ['ЛЛОЙД ОСТІН', 'РАМШТАЙН']</text:p>
      <text:p text:style-name="P4">
Category: News</text:p>
      <!--METADATA-->
      <text:p text:style-name="P4">
<draw:frame draw:style-name="fr1" draw:name="Image20" text:anchor-type="as-char" svg:width="6.9236in" svg:height="3.894525in" draw:z-index="0">
<draw:image xlink:href="../Images/AРМІЯINFORM/2023-04-21T57-00-00-04-00/petriot.jpg" xlink:type="simple" xlink:show="embed" xlink:actuate="onLoad" draw:mime-type="image/jpeg"/>
</draw:frame>
</text:p>
      <text:p text:style-name="P4">
Країни-учасники Контактної групи з питань оборони України, так званої зустрічіу форматі «Рамштайн», уже надали Україні 55 млрд доларів безпекової допомоги,що вдесятеро більше, ніж з моменту першої зустрічі у форматі «Рамштайн».</text:p>
      <text:p text:style-name="P4">
Про це <text:a xlink:type="simple" xlink:href="https://www.defense.gov/News/Live-Events/#/" text:style-name="Internet_20_link" text:visited-style-name="Visited_20_Internet_20_Link">
заявив</text:a>
 міністр оборони США Ллойд Остін під часвідкриття чергового засідання Контактної групи з питань оборони України набазі американських ВПС «Рамштайн» у Німеччині сьогодні, 21 квітня.</text:p>
      <text:p text:style-name="P4">
Він зазначив, що минув майже рік відтоді, як ця група вперше зустрілася тут, уRamstein, і те, що учасники знову повернулися до неї, є підтвердженням«спільної єдності в рішучості». Він також зауважив, що понад рік Українамужньо бореться проти широкомасштабного вторгнення рф та стільки ж часупідтримка партнерів залишається незмінною.</text:p>
      <text:p text:style-name="P4">
— Наша підтримка не похитнулася, і я пишаюся прогресом, якого ми досяглиразом. Загалом, <text:span text:style-name="T4">
члени цієї контактної групи надали Україні понад 55мільярдів доларів допомоги у сфері безпеки, що вдесятеро більше, ніж з моментунашої першої зустрічі.</text:span>
 Лише за останні кілька місяців ми надали обладнаннята забезпечили тренування для підтримки ще дев’яти бронетанкових бригад дляУкраїни, які мають усе необхідне для того, щоб утримувати позиції на полі бою.</text:p>
      <text:p text:style-name="P4">
Європейський Союз передає танки «Леопард» країнам, які продовжуютькоординувати через контактну групу надання боєприпасів і технічногообслуговування для цих танків.</text:p>
      <text:p text:style-name="P4">
Ця контактна група також надала ключові системи протиповітряної оборони длязахисту неба України, її громадян та критично важливої інфраструктури. Сюдивходять системи «Патріот» зі Сполучених Штатів Америки, з Німеччини таНідерландів. Зенітний ракетний комплекс дальньої дії SAMP-T з Італії таФранції, а також NASAMS  з Канади й Норвегії. Ми також покращили підготовку йпідтримку потужності наших промислових баз. І впродовж усього часу мидемонстрували нашу єдність і рішучість. <text:span text:style-name="T4">
Наші зусилля мають величезнезначення для захисників України на полі бою і підкреслюють, наскільки кремльпрорахувався</text:span>
 », — сказав Ллойд Остін.</text:p>
      <text:p text:style-name="P4">
Source: <text:a xlink:type="simple" xlink:href="https://armyinform.com.ua/2023/04/21/uchasnyky-ramshtajnu-za-rik-nadaly-ukrayini-55-milyardiv-bezpekovoyi-dopomogy-llojd-ostin/" text:style-name="Internet_20_link" text:visited-style-name="Visited_20_Internet_20_Link">
https://armyinform.com.ua/2023/04/21/uchasnyky-ramshtajnu-za-rik-nadaly-ukrayini-55-milyardiv-bezpekovoyi-dopomogy-llojd-ostin/</text:a>
</text:p>
      <!--NEWS-->
      <text:h text:style-name="P10" text:outline-level="1">
<text:span text:style-name="T4">
«Реал» переміг «Сельту» у матчі іспанської Ла Ліги</text:span>
</text:h>
      <text:p text:style-name="P4">
Authors: Ukrinform (Person)</text:p>
      <text:p text:style-name="P4">
Publisher: Укринформ (Organization)</text:p>
      <text:p text:style-name="P4">
Published Time: 2023-04-22T-10:57:09+03:00</text:p>
      <text:p text:style-name="P4">
Modified Time: 2023-04-22T23:57:09+03:00</text:p>
      <text:p text:style-name="P4">
Description: Мадридський «Реал» виграв 20-й поєдинок у чемпіонаті Іспанії з футболу сезону-2022/23. — Укрінформ.</text:p>
      <text:p text:style-name="P4">
Images: ["<text:a xlink:type="simple" xlink:href="https://static.ukrinform.com/photos/2023_04/thumb_files/630_360_1682196514-352.jpg" text:style-name="Internet_20_link" text:visited-style-name="Visited_20_Internet_20_Link">
630_360_16821...</text:a>
"]</text:p>
      <text:p text:style-name="P4">
Tags: ['Футбол', 'Реал Мадрид']</text:p>
      <text:p text:style-name="P4">
Type: Article</text:p>
      <!--METADATA-->
      <text:p text:style-name="P4">
<draw:frame draw:style-name="fr1" draw:name="Image21" text:anchor-type="as-char" svg:width="6.9236in" svg:height="3.956343in" draw:z-index="0">
<draw:image xlink:href="../Images/yкринформ/2023-04-22T-10-57-09-03-00/630_360_1682196514-352.jpg" xlink:type="simple" xlink:show="embed" xlink:actuate="onLoad" draw:mime-type="image/jpeg"/>
</draw:frame>
Мадридський «Реал» виграв 20-й поєдинок у чемпіонаті Іспанії з футболусезону-2022/23.</text:p>
      <text:p text:style-name="P4">
У матчі 30-го туру на «Сантьяго Бернабеу» у Мадриді «вершкові» здобулиперемогу над «Сельтою Віго» - 2:0, передає Укрінформ.</text:p>
      <text:p text:style-name="P4">
Перший м'яч забив Марко Асенсіо, якому на 42-й хвилині асистував ВінісіусЖуніор. Після перерви рахунок подвоїв Едер Мілітан (48).</text:p>
      <text:p text:style-name="P4">
У турнірній таблиці Ла Ліги лідирує «Барселона», в активі якої 73 очки. «Реал»(65) йде другим, на третьому місці - «Атлетико» (60), який 23 квітня зіграє вБарселоні.</text:p>
      <text:p text:style-name="P4">
<text:span text:style-name="T4">
Читайте також:</text:span>
 <text:a xlink:type="simple" xlink:href="https://www.ukrinform.ua/rubric-sports/3699409-valadolid-obigrav-zironu-cigankova-u-matci-la-ligi.html" text:style-name="Internet_20_link" text:visited-style-name="Visited_20_Internet_20_Link">
 <text:span text:style-name="T4">
Жирону</text:span>
 </text:a>
</text:p>
      <text:p text:style-name="P4">
Зазначимо, що у 31-му турі 25 квітня «Реал» на виїзді зустрінеться з «Жироною»Віктора Циганкова.</text:p>
      <text:p text:style-name="P4">
Фото: AFP.</text:p>
      <text:p text:style-name="P4">
Source: <text:a xlink:type="simple" xlink:href="https://www.ukrinform.ua/rubric-sports/3699434-real-peremig-seltu-u-matci-ispanskoi-la-ligi.html" text:style-name="Internet_20_link" text:visited-style-name="Visited_20_Internet_20_Link">
https://www.ukrinform.ua/rubric-sports/3699434-real-peremig-seltu-u-matci-ispanskoi-la-ligi.html</text:a>
</text:p>
      <!--NEWS-->
      <text:h text:style-name="P10" text:outline-level="1">
<text:span text:style-name="T4">
At Shaktarske direction Russian army shelled Prechystivka, Novoukrayinka, Zolota Nyva, Velyka...</text:span>
</text:h>
      <text:p text:style-name="P4">
Authors: liveuamap (Language: en)</text:p>
      <text:p text:style-name="P4">
Time: 2023-04-22T-11:24:00</text:p>
      <text:p text:style-name="P4">
Location: Velyka Novosilka (Latitude:47.83298 Longtitude:36.83664)</text:p>
      <text:p text:style-name="P4">
Videos: []</text:p>
      <text:p text:style-name="P4">
Images: []</text:p>
      <text:p text:style-name="P4">
Tags: ["Russia"]</text:p>
      <text:p text:style-name="P4">
ID: 22557880</text:p>
      <!--METADATA-->
      <text:p text:style-name="P4">
At Shaktarske direction Russian army shelled Prechystivka, Novoukrayinka,Zolota Nyva, Velyka Novosilka, - General Staff of Armed Forces of Ukraine saysin the morning report</text:p>
      <text:p text:style-name="P4">
News Collection Link: <text:a xlink:type="simple" xlink:href="https://liveuamap.com/en/2023/22-april-at-shaktarske-direction-russian-army-shelled-prechystivka" text:style-name="Internet_20_link" text:visited-style-name="Visited_20_Internet_20_Link">
https://liveuamap.com/en/2023/22-april-at-shaktarske-direction-russian-army-shelled-prechystivka</text:a>
</text:p>
      <text:p text:style-name="P4">
Source: <text:a xlink:type="simple" xlink:href="https://t.me/lumsrc/4564" text:style-name="Internet_20_link" text:visited-style-name="Visited_20_Internet_20_Link">
https://t.me/lumsrc/4564</text:a>
</text:p>
      <!--NEWS-->
      <text:h text:style-name="P10" text:outline-level="1">
<text:span text:style-name="T4">
Президент ввів у дію рішення РНБО про санкції проти ряду фізичних та  юридичних осіб</text:span>
</text:h>
      <text:p text:style-name="P4">
Authors: Ukrinform (Person)</text:p>
      <text:p text:style-name="P4">
Publisher: Укринформ (Organization)</text:p>
      <text:p text:style-name="P4">
Published Time: 2023-04-22T-120:13:00+03:00</text:p>
      <text:p text:style-name="P4">
Modified Time: 2023-04-22T14:13:00+03:00</text:p>
      <text:p text:style-name="P4">
Description: Президент України Володимир Зеленський своїми указами увів у дію рішення Ради національної безпеки і оборони України про застосування персональних спеціальних економічних й інших обмежувальних заходів до 40 фізичних та 382 юридичних осіб. — Укрінформ.</text:p>
      <text:p text:style-name="P4">
Images: ["<text:a xlink:type="simple" xlink:href="https://static.ukrinform.com/photos/2022_12/thumb_files/630_360_1671115306-366.jpeg" text:style-name="Internet_20_link" text:visited-style-name="Visited_20_Internet_20_Link">
630_360_16711...</text:a>
"]</text:p>
      <text:p text:style-name="P4">
Tags: ['РНБО', 'Санкції', 'Зеленський']</text:p>
      <text:p text:style-name="P4">
Type: Article</text:p>
      <!--METADATA-->
      <text:p text:style-name="P4">
<draw:frame draw:style-name="fr1" draw:name="Image22" text:anchor-type="as-char" svg:width="6.9236in" svg:height="3.956343in" draw:z-index="0">
<draw:image xlink:href="../Images/yкринформ/2023-04-22T-120-13-00-03-00/630_360_1671115306-366.jpeg" xlink:type="simple" xlink:show="embed" xlink:actuate="onLoad" draw:mime-type="image/jpeg"/>
</draw:frame>
Президент України Володимир Зеленський своїми указами увів у дію рішення Радинаціональної безпеки і оборони України про застосування персональнихспеціальних економічних й інших обмежувальних заходів до 40 фізичних та 382юридичних осіб.</text:p>
      <text:p text:style-name="P4">
Як передає Укрінформ, відповідні документи оприлюднені на сайті глави держави.</text:p>
      <text:p text:style-name="P4">
Так, згідно з указом <text:a xlink:type="simple" xlink:href="http://www.president.gov.ua/documents/2352023-46561" text:style-name="Internet_20_link" text:visited-style-name="Visited_20_Internet_20_Link">
 </text:a>
, Президент ввів в дію рішення Ради національної безпеки і оборони України від22 квітня 2023 року "Про застосування персональних спеціальних економічних таінших обмежувальних заходів (санкцій)" проти фізичних осіб - громадянросійської федерації, громадян Швейцарії, Ірану та Республіки Малі. Всього досписку потрапили 40 осіб.</text:p>
      <text:p text:style-name="P4">
Також відповідно до цього указу під економічні й інші обмежувальні заходипотрапили 60 юридичних осіб, серед яких - товариство з обмеженоювідповідальністю "Авіакомпанія Далекосхідна КСМ", публічне акціонернетовариство “Росбанк”, так зване "міністерство у справах громадянської оборони,надзвичайних ситуацій і ліквідації наслідків стихійних лих донецької народноїреспубліки", Центральної виборчої комісія російської федерації. Окрім цього,до цього списку включили юридичних осіб, які зареєстровані у Франції,Швейцарії, Тайвані, Німеччині, Вірменії.</text:p>
      <text:p text:style-name="P4">
Указом <text:a xlink:type="simple" xlink:href="http://www.president.gov.ua/documents/2362023-46565" text:style-name="Internet_20_link" text:visited-style-name="Visited_20_Internet_20_Link">
 </text:a>
 Президент увіву дію рішення про застосування персональних санкцій до 322 російськихюридичних осіб, серед яких - акціонерне товариство "Науково-виробничакорпорація "Космічні системи моніторингу, інформаційно-керуючі таелектромеханічні комплекси" та державне унітарне підприємство "Ростовський-на-Дону науково-дослідний інститут радіозв'язку".</text:p>
      <text:p text:style-name="P4">
<text:span text:style-name="T4">
Читайте також:</text:span>
 <text:a xlink:type="simple" xlink:href="https://www.ukrinform.ua/rubric-economy/3699138-kraini-g7-rozgladaut-majze-povnu-zaboronu-ihnogo-eksportu-do-rosii.html" text:style-name="Internet_20_link" text:visited-style-name="Visited_20_Internet_20_Link">
 <text:span text:style-name="T4">
експорт</text:span>
 </text:a>
</text:p>
      <text:p text:style-name="P4">
Як повідомляв Укрінформ, Президент України Володимир Зеленський своїми указами<text:a xlink:type="simple" xlink:href="https://www.ukrinform.ua/rubric-economy/3696337-zelenskij-uviv-u-diu-risenna-rnbo-pro-zastosuvanna-sankcij-do-692-fizicnih-i-uridicnih-osib.html" text:style-name="Internet_20_link" text:visited-style-name="Visited_20_Internet_20_Link">
 </text:a>
Ради національної безпеки і оборони України від 15 квітня 2023 року прозастосування персональних спеціальних економічних й інших обмежувальнихзаходів до 438 фізичних осіб та 254 юридичних.</text:p>
      <text:p text:style-name="P4">
<text:span text:style-name="T5">
Фото: ОП</text:span>
</text:p>
      <text:p text:style-name="P4">
Source: <text:a xlink:type="simple" xlink:href="https://www.ukrinform.ua/rubric-polytics/3699292-prezident-vviv-u-diu-risenna-rnbo-pro-sankcii-proti-radu-fizicnih-ta-uridicnih-osib.html" text:style-name="Internet_20_link" text:visited-style-name="Visited_20_Internet_20_Link">
https://www.ukrinform.ua/rubric-polytics/3699292-prezident-vviv-u-diu-risenna-rnbo-pro-sankcii-proti-radu-fizicnih-ta-uridicnih-osib.html</text:a>
</text:p>
      <!--NEWS-->
      <text:h text:style-name="P10" text:outline-level="1">
<text:span text:style-name="T4">
Ворог за добу обстріляв п'ять громад Сумщини - 64 «прильоти»</text:span>
</text:h>
      <text:p text:style-name="P4">
Authors: Ukrinform (Person)</text:p>
      <text:p text:style-name="P4">
Publisher: Укринформ (Organization)</text:p>
      <text:p text:style-name="P4">
Published Time: 2023-04-22T-12:39:00+03:00</text:p>
      <text:p text:style-name="P4">
Modified Time: 2023-04-22T23:39:00+03:00</text:p>
      <text:p text:style-name="P4">
Description: Війська російської федерації 22 квітня завдали ударів по п'яти територіальних громадах Сумської області, здійснивши загалом 64 влучання.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23" text:anchor-type="as-char" svg:width="6.9236in" svg:height="3.956343in" draw:z-index="0">
<draw:image xlink:href="../Images/yкринформ/2023-04-22T-12-39-00-03-00/630_360_1667124180-530.jpg" xlink:type="simple" xlink:show="embed" xlink:actuate="onLoad" draw:mime-type="image/jpeg"/>
</draw:frame>
 Військаросійської федерації 22 квітня завдали ударів по п'яти територіальних громадахСумської області, здійснивши загалом 64 влучання.</text:p>
      <text:p text:style-name="P4">
Як передає Укрінформ, про це Сумська обласна військова адміністраціяповідомила в <text:a xlink:type="simple" xlink:href="https://t.me/Sumy_news_ODA/15592" text:style-name="Internet_20_link" text:visited-style-name="Visited_20_Internet_20_Link">
 </text:a>
 .</text:p>
      <text:p text:style-name="P4">
Зокрема, Есманська громада двічі зазнала ударів з ворожої артилерії – пооколиці одного із сіл відбулися загалом дев'ять влучань. Унаслідок першогообстрілу загорілося поле з кукурудзою.</text:p>
      <text:p text:style-name="P4">
Білопільську громаду загарбники атакували з мінометів, здійснивши 32 влучання.По її ж території ворог завдав артилерійського удару, влучивши один раз.</text:p>
      <text:p text:style-name="P4">
З мінометів і артилерії росіяни <text:a xlink:type="simple" xlink:href="https://www.ukrinform.ua/tag-obstril" text:style-name="Internet_20_link" text:visited-style-name="Visited_20_Internet_20_Link">
 </text:a>
Новослобідську громаду – відбулися чотири і десять влучань відповідно.</text:p>
      <text:p text:style-name="P4">
Із самохідних артилерійських установок війська рф вдарили по Юнаківськійгромаді, здійснивши чотири влучання.</text:p>
      <text:p text:style-name="P4">
<text:span text:style-name="T4">
Читайте також:</text:span>
 <text:a xlink:type="simple" xlink:href="https://www.ukrinform.ua/rubric-ato/3699389-vijskovi-rf-obstrilali-park-u-hersoni-e-poranenij.html" text:style-name="Internet_20_link" text:visited-style-name="Visited_20_Internet_20_Link">
 <text:span text:style-name="T4">
обстріл</text:span>
 </text:a>
</text:p>
      <text:p text:style-name="P4">
Мінометного удару загарбники завдали по Миропільській громаді, влучивши чотирирази.</text:p>
      <text:p text:style-name="P4">
"За повідомленнями військових, наразі формування ворожих наступальнихугруповань поблизу державного кордону не виявлено", – додали в ОВА.</text:p>
      <text:p text:style-name="P4">
Як повідомляв <text:a xlink:type="simple" xlink:href="https://www.ukrinform.ua/rubric-ato/3699094-rosiani-protagom-dna-obstrilali-cotiri-gromadi-sumsini.html" text:style-name="Internet_20_link" text:visited-style-name="Visited_20_Internet_20_Link">
 </text:a>
 , 21 квітня російськізагарбники обстріляли чотири територіальні громади Сумської області.</text:p>
      <text:p text:style-name="P4">
<text:span text:style-name="T5">
Фото: dpsu.gov.ua</text:span>
</text:p>
      <text:p text:style-name="P4">
Source: <text:a xlink:type="simple" xlink:href="https://www.ukrinform.ua/rubric-ato/3699422-vorog-za-dobu-obstrilav-pat-gromad-sumsini-64-priloti.html" text:style-name="Internet_20_link" text:visited-style-name="Visited_20_Internet_20_Link">
https://www.ukrinform.ua/rubric-ato/3699422-vorog-za-dobu-obstrilav-pat-gromad-sumsini-64-priloti.html</text:a>
</text:p>
      <!--NEWS-->
      <text:h text:style-name="P10" text:outline-level="1">
<text:span text:style-name="T4">
At Zaporizhzhia and Kherson directions Russian army shelled Olhivske, Pavlivka, Malynivka, Hu...</text:span>
</text:h>
      <text:p text:style-name="P4">
Authors: liveuamap (Language: en)</text:p>
      <text:p text:style-name="P4">
Time: 2023-04-22T-13:24:00</text:p>
      <text:p text:style-name="P4">
Location: Kherson (Latitude:46.63317 Longtitude:32.61858)</text:p>
      <text:p text:style-name="P4">
Videos: []</text:p>
      <text:p text:style-name="P4">
Images: []</text:p>
      <text:p text:style-name="P4">
Tags: ["Russia"]</text:p>
      <text:p text:style-name="P4">
ID: 22557878</text:p>
      <!--METADATA-->
      <text:p text:style-name="P4">
At Zaporizhzhia and Kherson directions Russian army shelled Olhivske,Pavlivka, Malynivka, Huliaipole, Huliaipilske, Orikhiv, Novodanylivka andNovoandriyivka of Zaporizhzhia region, also Antonivka of Kherson region andKherson city, - General Staff of Armed Forces of Ukraine says in the morningreport</text:p>
      <text:p text:style-name="P4">
News Collection Link: <text:a xlink:type="simple" xlink:href="https://liveuamap.com/en/2023/22-april-at-zaporizhzhia-and-kherson-directions-russian-army" text:style-name="Internet_20_link" text:visited-style-name="Visited_20_Internet_20_Link">
https://liveuamap.com/en/2023/22-april-at-zaporizhzhia-and-kherson-directions-russian-army</text:a>
</text:p>
      <text:p text:style-name="P4">
Source: <text:a xlink:type="simple" xlink:href="https://t.me/lumsrc/4565" text:style-name="Internet_20_link" text:visited-style-name="Visited_20_Internet_20_Link">
https://t.me/lumsrc/4565</text:a>
</text:p>
      <!--NEWS-->
      <text:h text:style-name="P10" text:outline-level="1">
<text:span text:style-name="T4">
ЄС готується заборонити транзит багатьох товарів територією росії - Bloomberg</text:span>
</text:h>
      <text:p text:style-name="P4">
Authors: Ukrinform (Person)</text:p>
      <text:p text:style-name="P4">
Publisher: Укринформ (Organization)</text:p>
      <text:p text:style-name="P4">
Published Time: 2023-04-22T-14:17:00+03:00</text:p>
      <text:p text:style-name="P4">
Modified Time: 2023-04-22T23:17:00+03:00</text:p>
      <text:p text:style-name="P4">
Description: Євросоюз має намір запровадити заборону на транзит багатьох товарів територією росії, намагаючись посилити дотримання вже запроваджених раніше санкцій. — Укрінформ.</text:p>
      <text:p text:style-name="P4">
Images: ["<text:a xlink:type="simple" xlink:href="https://static.ukrinform.com/photos/2023_04/thumb_files/630_360_1681461745-184.jpg" text:style-name="Internet_20_link" text:visited-style-name="Visited_20_Internet_20_Link">
630_360_16814...</text:a>
"]</text:p>
      <text:p text:style-name="P4">
Tags: ['Антиросійські санкції', 'Євросоюз', 'Агресія РФ', 'Війна з росією']</text:p>
      <text:p text:style-name="P4">
Type: Article</text:p>
      <!--METADATA-->
      <text:p text:style-name="P4">
<draw:frame draw:style-name="fr1" draw:name="Image24" text:anchor-type="as-char" svg:width="6.9236in" svg:height="3.956343in" draw:z-index="0">
<draw:image xlink:href="../Images/yкринформ/2023-04-22T-14-17-00-03-00/630_360_1681461745-184.jpg" xlink:type="simple" xlink:show="embed" xlink:actuate="onLoad" draw:mime-type="image/jpeg"/>
</draw:frame>
 Євросоюзмає намір запровадити заборону на транзит багатьох товарів територією росії,намагаючись посилити дотримання вже запроваджених раніше санкцій.</text:p>
      <text:p text:style-name="P4">
Як повідомляє Укрінформ, про це пише <text:a xlink:type="simple" xlink:href="https://www.bloomberg.com/news/articles/2023-04-22/eu-set-to-propose-banning-many-goods-from-transiting-via-russia" text:style-name="Internet_20_link" text:visited-style-name="Visited_20_Internet_20_Link">
</text:a>
 із посиланням на власніпоінформовані джерела.</text:p>
      <text:p text:style-name="P4">
“Європейський Союз готується запропонувати заборону на транзит багатьохтоварів через росію на тлі того, як блок намагається посилити режим дотриманнясанкцій, запроваджених протягом минулого року”, - йдеться у матеріалі.</text:p>
      <text:p text:style-name="P4">
<text:span text:style-name="T4">
Читайте також:</text:span>
 <text:span text:style-name="T4">
<text:a xlink:type="simple" xlink:href="https://www.ukrinform.ua/rubric-economy/3698488-ssa-i-souzniki-rozgladaut-majze-povnu-zaboronu-eksportu-do-rf-bloomberg.html" text:style-name="Internet_20_link" text:visited-style-name="Visited_20_Internet_20_Link">
 </text:a>
 </text:span>
</text:p>
      <text:p text:style-name="P4">
Зазначається, що заборона торкнеться багатьох технологій й інших товарів, втому числі кількох типів автомобілів, які територією росії прямуватимуть дотретіх країн.</text:p>
      <text:p text:style-name="P4">
“Заборона увійде до нового пакету санкцій, який готує Європейська Комісія”, -стверджує Bloomberg.</text:p>
      <text:p text:style-name="P4">
<text:span text:style-name="T4">
Читайте також:</text:span>
 <text:span text:style-name="T4">
<text:a xlink:type="simple" xlink:href="https://www.ukrinform.ua/rubric-economy/3699420-pocalas-globalna-robota-z-obmezenna-rosijskoi-atomnoi-galuzi-zelenskij.html" text:style-name="Internet_20_link" text:visited-style-name="Visited_20_Internet_20_Link">
 </text:a>
 </text:span>
</text:p>
      <text:p text:style-name="P4">
Видання зауважує, що Польща, Литва та Естонія схиляють ЄС до заборони натранзит через росію товарів й технологій, які можуть бути використаніросійською військовою, авіаційною чи космічною промисловостями або ж допомогтипокращити російську індустріальну потужність.</text:p>
      <text:p text:style-name="P4">
“Новий пакет пропонованих санкцій, що стане для ЄС 11-им з часу російськоговторгнення до України в лютому 2022-го року, може також зачепити танкери тасудна, які не вмикають навігаційні системи, що дозволяють відстежувати їхпересування”, - додає Bloomberg.</text:p>
      <text:p text:style-name="P4">
<text:span text:style-name="T4">
Читайте також:</text:span>
 <text:span text:style-name="T4">
<text:a xlink:type="simple" xlink:href="https://www.ukrinform.ua/rubric-ato/3699413-cim-zorstkisi-sankcii-proti-rf-tim-svidsim-bude-zaversenna-agresii-prezident.html" text:style-name="Internet_20_link" text:visited-style-name="Visited_20_Internet_20_Link">
 </text:a>
</text:span>
</text:p>
      <text:p text:style-name="P4">
Водночас “росатом”, який відігравав ключову роль у захопленні ЗАЕС,найімовірніше під санкції не потрапить, адже надто багато членів ЄС виступаютьпроти запровадження обмежень на атомну промисловість росії.</text:p>
      <text:p text:style-name="P4">
“Основна увага в пакеті <text:span text:style-name="T4">
<text:a xlink:type="simple" xlink:href="https://www.ukrinform.ua/tag-antirossijskie-sankcii" text:style-name="Internet_20_link" text:visited-style-name="Visited_20_Internet_20_Link">
 </text:a>
 </text:span>
 , які готує виконавча влада ЄС, буде приділена ліквідації лазівокй боротьбі з ухиленням від дотримання чинних обмежень, в тому числі компаніямив третіх країнах”, - підсумовується у статті.</text:p>
      <text:p text:style-name="P4">
<text:span text:style-name="T4">
Читайте також:</text:span>
 <text:span text:style-name="T4">
<text:a xlink:type="simple" xlink:href="https://www.ukrinform.ua/rubric-economy/3695317-galusenko-sankcii-ssa-proti-rosatomu-priklad-dla-insih-krain.html" text:style-name="Internet_20_link" text:visited-style-name="Visited_20_Internet_20_Link">
 </text:a>
 </text:span>
</text:p>
      <text:p text:style-name="P4">
Як раніше повідомляло агентство, країни _<text:span text:style-name="T4">
<text:a xlink:type="simple" xlink:href="https://www.ukrinform.ua/rubric-economy/3699138-kraini-g7-rozgladaut-majze-povnu-zaboronu-ihnogo-eksportu-do-rosii.html" text:style-name="Internet_20_link" text:visited-style-name="Visited_20_Internet_20_Link">
</text:a>
 </text:span>
 _ в межах посилення режимусанкцій проти москви через її вторгнення в Україну.</text:p>
      <text:p text:style-name="P4">
Source: <text:a xlink:type="simple" xlink:href="https://www.ukrinform.ua/rubric-economy/3699431-es-gotuetsa-zaboroniti-tranzit-bagatoh-tovariv-teritorieu-rosii-bloomberg.html" text:style-name="Internet_20_link" text:visited-style-name="Visited_20_Internet_20_Link">
https://www.ukrinform.ua/rubric-economy/3699431-es-gotuetsa-zaboroniti-tranzit-bagatoh-tovariv-teritorieu-rosii-bloomberg.html</text:a>
</text:p>
      <!--NEWS-->
      <text:h text:style-name="P10" text:outline-level="1">
<text:span text:style-name="T4">
В Українському домі покажуть театральну виставу «Азовсталь. Голоси»</text:span>
</text:h>
      <text:p text:style-name="P4">
Authors: Ukrinform (Person)</text:p>
      <text:p text:style-name="P4">
Publisher: Укринформ (Organization)</text:p>
      <text:p text:style-name="P4">
Published Time: 2023-04-22T-16:09:00+03:00</text:p>
      <text:p text:style-name="P4">
Modified Time: 2023-04-22T23:09:00+03:00</text:p>
      <text:p text:style-name="P4">
Description: В Українському домі 20 травня покажуть мультимедійну театральну виставу «Азовсталь. Голоси». — Укрінформ.</text:p>
      <text:p text:style-name="P4">
Images: ["<text:a xlink:type="simple" xlink:href="https://static.ukrinform.com/photos/2017_11/thumb_files/630_360_1511103332-1781-ukrainskij-dom.jpg" text:style-name="Internet_20_link" text:visited-style-name="Visited_20_Internet_20_Link">
630_360_15111...</text:a>
", "<text:a xlink:type="simple" xlink:href="https://static.ukrinform.com/photos/2023_04/1682193935-407.jpg" text:style-name="Internet_20_link" text:visited-style-name="Visited_20_Internet_20_Link">
1682193935-40...</text:a>
"]</text:p>
      <text:p text:style-name="P4">
Tags: ['Азовсталь', 'Театр', 'Український дім', 'МКІП ']</text:p>
      <text:p text:style-name="P4">
Type: Article</text:p>
      <!--METADATA-->
      <text:p text:style-name="P4">
<draw:frame draw:style-name="fr1" draw:name="Image25" text:anchor-type="as-char" svg:width="6.9236in" svg:height="3.956343in" draw:z-index="0">
<draw:image xlink:href="../Images/yкринформ/2023-04-22T-16-09-00-03-00/630_360_1511103332-1781-ukrainskij-dom.jpg" xlink:type="simple" xlink:show="embed" xlink:actuate="onLoad" draw:mime-type="image/jpeg"/>
</draw:frame>
 В Українському домі 20 травня покажуть мультимедійну театральнувиставу «Азовсталь. Голоси».</text:p>
      <text:p text:style-name="P4">
Як передає Укрінформ, про це повідомляє пресслужба Міністерства культури таінформаційної політики в <text:a xlink:type="simple" xlink:href="https://t.me/mkipu/5669" text:style-name="Internet_20_link" text:visited-style-name="Visited_20_Internet_20_Link">
 </text:a>
 .</text:p>
      <text:p text:style-name="P4">
"Azovstal. Голоси - це світла та надихаюча історія про оборону <text:a xlink:type="simple" xlink:href="https://www.ukrinform.ua/tag-mariupol" text:style-name="Internet_20_link" text:visited-style-name="Visited_20_Internet_20_Link">
</text:a>
 , що складається із монологів продуховні цінності кожної людини. У виставі використані збірні образизахисників, але такі, що нагадають вам конкретних персонажів: Пташка, Орест,Пілот гелікоптера та ін.", - йдеться у повідомленні.</text:p>
      <text:p text:style-name="P4">
<draw:frame draw:style-name="fr1" draw:name="Image26" text:anchor-type="as-char" svg:width="6.9236in" svg:height="9.800636in" draw:z-index="0">
<draw:image xlink:href="../Images/yкринформ/2023-04-22T-16-09-00-03-00/1682193935-407.jpg" xlink:type="simple" xlink:show="embed" xlink:actuate="onLoad" draw:mime-type="image/jpeg"/>
</draw:frame>
</text:p>
      <text:p text:style-name="P4">
Як зазначається, вистава відбудеться 20 травня, в день коли виповнюється рік,як українські захисники Маріуполя та Азовсталі перебувають у російськомуполоні.</text:p>
      <text:p text:style-name="P4">
Мультимедійна театральна вистава відбудеться за підтримки МКІП.</text:p>
      <text:p text:style-name="P4">
<text:span text:style-name="T4">
Читайте також:</text:span>
 <text:a xlink:type="simple" xlink:href="https://www.ukrinform.ua/rubric-culture/3698973-v-uzgorodi-startuvav-miznarodnij-teatralnij-festival-svoboda.html" text:style-name="Internet_20_link" text:visited-style-name="Visited_20_Internet_20_Link">
 </text:a>
</text:p>
      <text:p text:style-name="P4">
Як повідомлялося, 29 липня у Києві презентували виставу "AZOVSTAL. Thevoices". Проєкт створили на підтримку полонених бійців Азовсталі. Головниймеседж - не забути про полонених захисників Азовсталі та зробити все можливезадля їхнього повернення додому.</text:p>
      <text:p text:style-name="P4">
Source: <text:a xlink:type="simple" xlink:href="https://www.ukrinform.ua/rubric-culture/3699430-v-ukrainskomu-domi-pokazut-teatralnu-vistavu-azovstal-golosi.html" text:style-name="Internet_20_link" text:visited-style-name="Visited_20_Internet_20_Link">
https://www.ukrinform.ua/rubric-culture/3699430-v-ukrainskomu-domi-pokazut-teatralnu-vistavu-azovstal-golosi.html</text:a>
</text:p>
      <!--NEWS-->
      <text:h text:style-name="P10" text:outline-level="1">
<text:span text:style-name="T4">
росіяни вдарили по Харківщині ракетами С-300: щонайменше п'ять влучань</text:span>
</text:h>
      <text:p text:style-name="P4">
Authors: Ukrinform (Person)</text:p>
      <text:p text:style-name="P4">
Publisher: Укринформ (Organization)</text:p>
      <text:p text:style-name="P4">
Published Time: 2023-04-22T-19:58:00+03:00</text:p>
      <text:p text:style-name="P4">
Modified Time: 2023-04-22T22:58:00+03:00</text:p>
      <text:p text:style-name="P4">
Description: Армія рф увечері у суботу, 22 квітня, обстріляла Харків та район ракетами С-300, зафіксовано щонайменше 5 «прильотів» — Укрінформ.</text:p>
      <text:p text:style-name="P4">
Images: ["<text:a xlink:type="simple" xlink:href="https://static.ukrinform.com/photos/2023_03/thumb_files/630_360_1680222040-343.jpg" text:style-name="Internet_20_link" text:visited-style-name="Visited_20_Internet_20_Link">
630_360_16802...</text:a>
"]</text:p>
      <text:p text:style-name="P4">
Tags: ['Обстріл', 'Ракета', 'Харків', 'Війна з росією']</text:p>
      <text:p text:style-name="P4">
Type: Article</text:p>
      <!--METADATA-->
      <text:p text:style-name="P4">
<draw:frame draw:style-name="fr1" draw:name="Image27" text:anchor-type="as-char" svg:width="6.9236in" svg:height="3.956343in" draw:z-index="0">
<draw:image xlink:href="../Images/yкринформ/2023-04-22T-19-58-00-03-00/630_360_1680222040-343.jpg" xlink:type="simple" xlink:show="embed" xlink:actuate="onLoad" draw:mime-type="image/jpeg"/>
</draw:frame>
 Армія рфувечері у суботу, 22 квітня, обстріляла Харків та район ракетами С-300,зафіксовано щонайменше 5 «прильотів»</text:p>
      <text:p text:style-name="P4">
Про це у <text:a xlink:type="simple" xlink:href="https://t.me/kharkivoda/9940" text:style-name="Internet_20_link" text:visited-style-name="Visited_20_Internet_20_Link">
 </text:a>
 повідомляє Харківська ОВА, передаєУкрінформ.</text:p>
      <text:p text:style-name="P4">
«Під ударом окупантів було м. <text:a xlink:type="simple" xlink:href="https://www.ukrinform.ua/tag-harkiv" text:style-name="Internet_20_link" text:visited-style-name="Visited_20_Internet_20_Link">
 </text:a>
 таХарківський район. Попередньо, ворог бив ракетами С-300», - йдеться уповідомленні.</text:p>
      <text:p text:style-name="P4">
Масштаби руйнувань та інформація про постраждалих уточнюється.</text:p>
      <text:p text:style-name="P4">
<text:span text:style-name="T4">
Читайте також:</text:span>
 <text:span text:style-name="T4">
<text:a xlink:type="simple" xlink:href="https://www.ukrinform.ua/rubric-ato/3699389-vijskovi-rf-obstrilali-park-u-hersoni-e-poranenij.html" text:style-name="Internet_20_link" text:visited-style-name="Visited_20_Internet_20_Link">
 </text:a>
 </text:span>
</text:p>
      <text:p text:style-name="P4">
Як повідомив начальник Харківської ОВА Олег Синєгубов у <text:a xlink:type="simple" xlink:href="https://t.me/synegubov/6019" text:style-name="Internet_20_link" text:visited-style-name="Visited_20_Internet_20_Link">
</text:a>
, у Харкові та області зафіксовано щонайменше 5 влучань.</text:p>
      <text:p text:style-name="P4">
«На жаль, одна з ворожих ракет влучила у приватний сектор у с. КотляриХарківського району. На місці працюють рятувальники та екстрена медичнадопомога. Деталі встановлюються. У Харкові є <text:span text:style-name="T4">
<text:a xlink:type="simple" xlink:href="https://www.ukrinform.ua/tag-obstril" text:style-name="Internet_20_link" text:visited-style-name="Visited_20_Internet_20_Link">
</text:a>
 </text:span>
 в об‘єкт цивільної інфраструктури,рятувальники приборкують масштабну пожежу. Попередньо, зафіксовано щонайменше5 «прильотів» у місті та області», - повідомив Синєгубов.</text:p>
      <text:p text:style-name="P4">
<text:span text:style-name="T4">
Читайте також:</text:span>
 <text:span text:style-name="T4">
<text:a xlink:type="simple" xlink:href="https://www.ukrinform.ua/rubric-regions/3699423-ziteliv-harkivsini-poperedzaut-pro-vorozi-udari.html" text:style-name="Internet_20_link" text:visited-style-name="Visited_20_Internet_20_Link">
 </text:a>
 </text:span>
</text:p>
      <text:p text:style-name="P4">
Мер міста Ігор Терехов повідомив, що у Новобаварському районі через ракетнийобстріл пожежа на обʼєкті цивільної інфраструктури. ДСНС працюють на місці.Інформація щодо постраждалих уточнюється.</text:p>
      <text:p text:style-name="P4">
За його словами, також були зафіксовані удари по Слобідському і Основʼянськомурайонам. В обох випадках під обстрілом були цивільні обʼєкти.</text:p>
      <text:p text:style-name="P4">
Наразі інформація про постраждалих уточнюється.</text:p>
      <text:p text:style-name="P4">
Як раніше повідомляло агентство, армія рф увечері у суботу, 22 квітня, _<text:span text:style-name="T4">
<text:a xlink:type="simple" xlink:href="https://www.ukrinform.ua/rubric-regions/3699423-ziteliv-harkivsini-poperedzaut-pro-vorozi-udari.html" text:style-name="Internet_20_link" text:visited-style-name="Visited_20_Internet_20_Link">
</text:a>
 </text:span>
 _</text:p>
      <text:p text:style-name="P4">
Source: <text:a xlink:type="simple" xlink:href="https://www.ukrinform.ua/rubric-ato/3699428-rosiani-vdarili-po-harkivsini-raketami-s300-sonajmense-5-vlucan.html" text:style-name="Internet_20_link" text:visited-style-name="Visited_20_Internet_20_Link">
https://www.ukrinform.ua/rubric-ato/3699428-rosiani-vdarili-po-harkivsini-raketami-s300-sonajmense-5-vlucan.html</text:a>
</text:p>
      <!--NEWS-->
      <text:h text:style-name="P10" text:outline-level="1">
<text:span text:style-name="T4">
At Kupiansk direction Russian army shelled Krasne Pershe, Novomlynsk, Dvorichna, Zapadne, Kot...</text:span>
</text:h>
      <text:p text:style-name="P4">
Authors: liveuamap (Language: en)</text:p>
      <text:p text:style-name="P4">
Time: 2023-04-22T-1:24:00</text:p>
      <text:p text:style-name="P4">
Location: Svatove (Latitude:49.54292 Longtitude:37.88893)</text:p>
      <text:p text:style-name="P4">
Videos: []</text:p>
      <text:p text:style-name="P4">
Images: []</text:p>
      <text:p text:style-name="P4">
Tags: ["Russia"]</text:p>
      <text:p text:style-name="P4">
ID: 22557901</text:p>
      <!--METADATA-->
      <text:p text:style-name="P4">
At Kupiansk direction Russian army shelled Krasne Pershe, Novomlynsk,Dvorichna, Zapadne, Kotlyarivka and Berestove of Kharkiv region, - GeneralStaff of Armed Forces of Ukraine says in the morning report</text:p>
      <text:p text:style-name="P4">
News Collection Link: <text:a xlink:type="simple" xlink:href="https://liveuamap.com/en/2023/22-april-at-kupiansk-direction-russian-army-shelled-krasne" text:style-name="Internet_20_link" text:visited-style-name="Visited_20_Internet_20_Link">
https://liveuamap.com/en/2023/22-april-at-kupiansk-direction-russian-army-shelled-krasne</text:a>
</text:p>
      <text:p text:style-name="P4">
Source: <text:a xlink:type="simple" xlink:href="https://t.me/lumsrc/4559" text:style-name="Internet_20_link" text:visited-style-name="Visited_20_Internet_20_Link">
https://t.me/lumsrc/4559</text:a>
</text:p>
      <!--NEWS-->
      <text:h text:style-name="P10" text:outline-level="1">
<text:span text:style-name="T4">
Морські піхотинці показали знищення російського танка</text:span>
</text:h>
      <text:p text:style-name="P4">
Authors: Ukrinform (Person)</text:p>
      <text:p text:style-name="P4">
Publisher: Укринформ (Organization)</text:p>
      <text:p text:style-name="P4">
Published Time: 2023-04-22T-21:44:00+03:00</text:p>
      <text:p text:style-name="P4">
Modified Time: 2023-04-22T22:44:00+03:00</text:p>
      <text:p text:style-name="P4">
Description: Бійці Військово-морських сил Збройних сил України знищили російський танк разом з екіпажем.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Танк', 'Військові', 'Війна з росією']</text:p>
      <text:p text:style-name="P4">
Type: Article</text:p>
      <!--METADATA-->
      <text:p text:style-name="P4">
<draw:frame draw:style-name="fr1" draw:name="Image28" text:anchor-type="as-char" svg:width="6.9236in" svg:height="3.956343in" draw:z-index="0">
<draw:image xlink:href="../Images/yкринформ/2023-04-22T-21-44-00-03-00/630_360_1669987737-966.jpg" xlink:type="simple" xlink:show="embed" xlink:actuate="onLoad" draw:mime-type="image/jpeg"/>
</draw:frame>
 БійціВійськово-морських сил Збройних сил України знищили російський танк разом зекіпажем.</text:p>
      <text:p text:style-name="P4">
Відповідне відео пресслужба ВМС оприлюднила у <text:a xlink:type="simple" xlink:href="https://www.facebook.com/watch/" text:style-name="Internet_20_link" text:visited-style-name="Visited_20_Internet_20_Link">
</text:a>
 , передаєУкрінформ.</text:p>
      <text:p text:style-name="P4">
"Українські морпіхи знищили російський <text:a xlink:type="simple" xlink:href="https://www.ukrinform.ua/tag-tank" text:style-name="Internet_20_link" text:visited-style-name="Visited_20_Internet_20_Link">
 </text:a>
, який робив хлопцям "нєрви". Після вдалої роботи аеророзвідки та артилеріїворожий танк разом з екіпажем поплатилися за свою діяльність", — зазначили уВМС.</text:p>
      <text:p text:style-name="P4">
_Відео:<text:a xlink:type="simple" xlink:href="https://t.me/ukrainian_navy/2813" text:style-name="Internet_20_link" text:visited-style-name="Visited_20_Internet_20_Link">
 </text:a>
 _</text:p>
      <text:p text:style-name="P4">
<text:span text:style-name="T4">
Читайте також:</text:span>
 <text:a xlink:type="simple" xlink:href="https://www.ukrinform.ua/rubric-ato/3698665-mikolaivski-desantniki-znisili-vorozij-tank-t90-z-minnim-tralom.html" text:style-name="Internet_20_link" text:visited-style-name="Visited_20_Internet_20_Link">
 <text:span text:style-name="T4">
танк</text:span>
 </text:a>
</text:p>
      <text:p text:style-name="P4">
Як повідомляв <text:a xlink:type="simple" xlink:href="https://www.ukrinform.ua/rubric-ato/3699160-sili-oboroni-znisili-185-730-rosijskih-zagarbnikiv.html" text:style-name="Internet_20_link" text:visited-style-name="Visited_20_Internet_20_Link">
 </text:a>
 , у розв'язаній проти Україниповномасштабній війні Сили оборони знищили вже 3672 ворожі танки, 7130 бойовихброньованих машин, 539 реактивних систем залпового вогню й тисячі одиницьіншої військової техніки рф.</text:p>
      <text:p text:style-name="P4">
Source: <text:a xlink:type="simple" xlink:href="https://www.ukrinform.ua/rubric-ato/3699425-morski-pihotinci-pokazali-znisenna-rosijskogo-tanka.html" text:style-name="Internet_20_link" text:visited-style-name="Visited_20_Internet_20_Link">
https://www.ukrinform.ua/rubric-ato/3699425-morski-pihotinci-pokazali-znisenna-rosijskogo-tanka.html</text:a>
</text:p>
      <!--NEWS-->
      <text:h text:style-name="P10" text:outline-level="1">
<text:span text:style-name="T4">
МАГАТЕ оприлюднило звіт щодо ситуації на Запорізькій АЕС</text:span>
</text:h>
      <text:p text:style-name="P4">
Authors: Ukrinform (Person)</text:p>
      <text:p text:style-name="P4">
Publisher: Укринформ (Organization)</text:p>
      <text:p text:style-name="P4">
Published Time: 2023-04-22T-23:37:00+03:00</text:p>
      <text:p text:style-name="P4">
Modified Time: 2023-04-22T22:37:00+03:00</text:p>
      <text:p text:style-name="P4">
Description: Представники Міжнародного агентства з атомної енергії, присутні на Запорізькій АЕС, чули звуки обстрілів майже щодня упродовж останнього тижня. — Укрінформ.</text:p>
      <text:p text:style-name="P4">
Images: ["<text:a xlink:type="simple" xlink:href="https://static.ukrinform.com/photos/2022_08/thumb_files/630_360_1659707865-297.jpg" text:style-name="Internet_20_link" text:visited-style-name="Visited_20_Internet_20_Link">
630_360_16597...</text:a>
"]</text:p>
      <text:p text:style-name="P4">
Tags: ['МАГАТЕ', 'Запорізька АЕС', 'Війна з росією']</text:p>
      <text:p text:style-name="P4">
Type: Article</text:p>
      <!--METADATA-->
      <text:p text:style-name="P4">
<draw:frame draw:style-name="fr1" draw:name="Image29" text:anchor-type="as-char" svg:width="6.9236in" svg:height="3.956343in" draw:z-index="0">
<draw:image xlink:href="../Images/yкринформ/2023-04-22T-23-37-00-03-00/630_360_1659707865-297.jpg" xlink:type="simple" xlink:show="embed" xlink:actuate="onLoad" draw:mime-type="image/jpeg"/>
</draw:frame>
Представники Міжнародного агентства з атомної енергії, присутні на ЗапорізькійАЕС, чули звуки обстрілів майже щодня упродовж останнього тижня.</text:p>
      <text:p text:style-name="P4">
Про це заявив генеральний директор МАГАТЕ Рафаель Маріано Гроссі, звітуючи проситуацію на Запорізькій АЕС, передає Укрінформ із посиланням на <text:span text:style-name="T4">
<text:a xlink:type="simple" xlink:href="https://www.iaea.org/newscenter/pressreleases/update-154-iaea-director-general-statement-on-situation-in-ukraine" text:style-name="Internet_20_link" text:visited-style-name="Visited_20_Internet_20_Link">
</text:a>
 </text:span>
 .</text:p>
      <text:p text:style-name="P4">
«Я побачив чіткі ознаки військових приготувань у цьому районі, коли відвідавЗапорізьку атомну електростанцію трохи понад три тижні тому. Відтоді нашіексперти на місці часто повідомляли, що чули вибухи, часом припускаючи (щовідбуваються) інтенсивні обстріли неподалік. Я глибоко стурбований ситуацієюна станції», – наголосив Гроссі.</text:p>
      <text:p text:style-name="P4">
<text:span text:style-name="T4">
Читайте також:</text:span>
 <text:span text:style-name="T4">
<text:a xlink:type="simple" xlink:href="https://www.ukrinform.ua/rubric-world/3696115-gendirektor-magate-obgovoriv-zahist-zaporizkoi-aes-iz-glavou-mzs-tureccini.html" text:style-name="Internet_20_link" text:visited-style-name="Visited_20_Internet_20_Link">
 </text:a>
 </text:span>
</text:p>
      <text:p text:style-name="P4">
За його словами, одного разу експертам МАГАТЕ на ЗАЕС наказали сховатися намайданчику через потенційну небезпеку у зв'язку з бойовими діями.</text:p>
      <text:p text:style-name="P4">
Гендиректор відзначив серйозні ризики для ядерної безпеки та безпеки, з якимистикається ЗАЕС.</text:p>
      <text:p text:style-name="P4">
За його словами, <text:span text:style-name="T4">
<text:a xlink:type="simple" xlink:href="https://www.ukrinform.ua/tag-zaporizka-aes" text:style-name="Internet_20_link" text:visited-style-name="Visited_20_Internet_20_Link">
 </text:a>
 </text:span>
покладається на одну лінію електропередачі 750 кВ, яка ще працює і подаєззовні електроенергію, необхідну для охолодження реакторів й інших важливихфункцій ядерної безпеки та захисту. До початку повномасштабної війни станціямала чотири лінії зовнішнього живлення.</text:p>
      <text:p text:style-name="P4">
<text:span text:style-name="T4">
Читайте також:</text:span>
 <text:span text:style-name="T4">
<text:a xlink:type="simple" xlink:href="https://www.ukrinform.ua/rubric-regions/3696575-v-energodari-rosiani-gotuut-vikradenna-ditej-hocut-vivezti-v-krim-na-avtobusah-zaes.html" text:style-name="Internet_20_link" text:visited-style-name="Visited_20_Internet_20_Link">
 </text:a>
 </text:span>
</text:p>
      <text:p text:style-name="P4">
Керівництво станції повідомило МАГАТЕ, що обсяг технічного обслуговування,здійсненого під час простоїв на всіх енергоблоках у 2022 році, зменшено узв’язку зі скороченням техперсоналу, відсутністю зовнішніх підрядників тазапасних частин. Наразі на ЗАЕС працює лише близько чверті штатногообслуговуючого персоналу, і на станції немає плану з технічногообслуговування.</text:p>
      <text:p text:style-name="P4">
Експертами МАГАТЕ також виявлено значні пошкодження вікон у машинному залі4-го енергоблока у місці, що вочевидь не відповідає вибухам мін, про якіповідомлялося раніше. Команда агентства намагається з’ясувати причину шкоди.</text:p>
      <text:p text:style-name="P4">
<text:span text:style-name="T4">
Читайте також:</text:span>
 <text:span text:style-name="T4">
<text:a xlink:type="simple" xlink:href="https://www.ukrinform.ua/rubric-ato/3692008-glava-magate-u-kaliningradi-obgovoriv-bezpeku-zaporizkoi-aes.html" text:style-name="Internet_20_link" text:visited-style-name="Visited_20_Internet_20_Link">
 </text:a>
 </text:span>
</text:p>
      <text:p text:style-name="P4">
Як повідомлялося, 13 квітня на Запорізькій атомній електростанції білямашинної зали 4-го енергоблока вибухнула російська міна.</text:p>
      <text:p text:style-name="P4">
ЗАЕС, найбільша атомна станція в Європі, з 4 березня 2022 року захопленаросійськими військовими, відтоді на майданчику станції загарбники розміщуютьвійськову техніку та боєприпаси, обстрілюють прилеглу територію.</text:p>
      <text:p text:style-name="P4">
<text:span text:style-name="T4">
Читайте також:</text:span>
 <text:span text:style-name="T4">
<text:a xlink:type="simple" xlink:href="https://www.ukrinform.ua/rubric-economy/3695727-galusenko-pro-vibuh-mini-bila-zaes-poki-rosiani-ne-zalisat-stanciu-nebezpeka-isnue.html" text:style-name="Internet_20_link" text:visited-style-name="Visited_20_Internet_20_Link">
 </text:a>
 </text:span>
</text:p>
      <text:p text:style-name="P4">
За словами міністра енергетики України Германа Галущенка, українська сторонаотримує сигнали про те, що росіяни некоректно експлуатують обладнання ЗАЕС.</text:p>
      <text:p text:style-name="P4">
Source: <text:a xlink:type="simple" xlink:href="https://www.ukrinform.ua/rubric-ato/3699424-magate-opriludnilo-zvit-sodo-situacii-na-zaporizkij-aes.html" text:style-name="Internet_20_link" text:visited-style-name="Visited_20_Internet_20_Link">
https://www.ukrinform.ua/rubric-ato/3699424-magate-opriludnilo-zvit-sodo-situacii-na-zaporizkij-aes.html</text:a>
</text:p>
      <!--NEWS-->
      <text:h text:style-name="P10" text:outline-level="1">
<text:span text:style-name="T4">
Загарбники обстрілюють Харків</text:span>
</text:h>
      <text:p text:style-name="P4">
Authors: Ukrinform (Person)</text:p>
      <text:p text:style-name="P4">
Publisher: Укринформ (Organization)</text:p>
      <text:p text:style-name="P4">
Published Time: 2023-04-22T-25:24:00+03:00</text:p>
      <text:p text:style-name="P4">
Modified Time: 2023-04-22T22:24:00+03:00</text:p>
      <text:p text:style-name="P4">
Description: армія рф увечері у суботу, 22 квітня, обстріляла Харків.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Обстріл', 'Харків', 'Війна з росією', 'Повітряна тривога']</text:p>
      <text:p text:style-name="P4">
Type: Article</text:p>
      <!--METADATA-->
      <text:p text:style-name="P4">
<draw:frame draw:style-name="fr1" draw:name="Image30" text:anchor-type="as-char" svg:width="6.9236in" svg:height="3.956343in" draw:z-index="0">
<draw:image xlink:href="../Images/yкринформ/2023-04-22T-25-24-00-03-00/630_360_1677573461-244.jpg" xlink:type="simple" xlink:show="embed" xlink:actuate="onLoad" draw:mime-type="image/jpeg"/>
</draw:frame>
 армія рфувечері у суботу, 22 квітня, обстріляла Харків.</text:p>
      <text:p text:style-name="P4">
Про це повідомив міський голова Ігор Терехов у <text:a xlink:type="simple" xlink:href="https://t.me/ihor_terekhov/636" text:style-name="Internet_20_link" text:visited-style-name="Visited_20_Internet_20_Link">
</text:a>
 , передає Укрінформ.</text:p>
      <text:p text:style-name="P4">
" <text:a xlink:type="simple" xlink:href="https://www.ukrinform.ua/tag-harkiv" text:style-name="Internet_20_link" text:visited-style-name="Visited_20_Internet_20_Link">
 </text:a>
 під обстрілом", - написав Терехов.</text:p>
      <text:p text:style-name="P4">
У місті та області оголошена повітряна тривога.</text:p>
      <text:p text:style-name="P4">
Начальник Харківської ОВА Олег Синєгубов <text:a xlink:type="simple" xlink:href="https://t.me/synegubov/6017" text:style-name="Internet_20_link" text:visited-style-name="Visited_20_Internet_20_Link">
 </text:a>
жителів Харкова і області, що загарбники знову завдають ударів, і закликав неігнорувати сигнали тривоги та перебувати в укриттях.</text:p>
      <text:p text:style-name="P4">
<text:span text:style-name="T4">
Читайте також:</text:span>
 <text:a xlink:type="simple" xlink:href="https://www.ukrinform.ua/rubric-regions/3699134-u-harkovi-dozvolili-masovi-zahodi-lise-na-troh-lokaciah.html" text:style-name="Internet_20_link" text:visited-style-name="Visited_20_Internet_20_Link">
 <text:span text:style-name="T4">
Харкові</text:span>
 <text:span text:style-name="T4">
дозволили</text:span>
 <text:span text:style-name="T4">
масові</text:span>
 <text:span text:style-name="T4">
заходи</text:span>
 <text:span text:style-name="T4">
лише</text:span>
<text:span text:style-name="T4">
трьох</text:span>
 <text:span text:style-name="T4">
локаціях</text:span>
 </text:a>
</text:p>
      <text:p text:style-name="P4">
Поліція області <text:a xlink:type="simple" xlink:href="https://t.me/police_kh_region/16813" text:style-name="Internet_20_link" text:visited-style-name="Visited_20_Internet_20_Link">
 </text:a>
 до громадян зпроханням про влучання повідомляти на спецлінію 102.</text:p>
      <text:p text:style-name="P4">
<text:span text:style-name="T5">
Фото: Getty Images</text:span>
</text:p>
      <text:p text:style-name="P4">
Source: <text:a xlink:type="simple" xlink:href="https://www.ukrinform.ua/rubric-regions/3699423-ziteliv-harkivsini-poperedzaut-pro-vorozi-udari.html" text:style-name="Internet_20_link" text:visited-style-name="Visited_20_Internet_20_Link">
https://www.ukrinform.ua/rubric-regions/3699423-ziteliv-harkivsini-poperedzaut-pro-vorozi-udari.html</text:a>
</text:p>
      <!--NEWS-->
      <text:h text:style-name="P10" text:outline-level="1">
<text:span text:style-name="T4">
Президент Бразилії про вторгнення рф в Україну: «Хочу знайти третю альтернативу»</text:span>
</text:h>
      <text:p text:style-name="P4">
Authors: Ukrinform (Person)</text:p>
      <text:p text:style-name="P4">
Publisher: Укринформ (Organization)</text:p>
      <text:p text:style-name="P4">
Published Time: 2023-04-22T-27:13:00+03:00</text:p>
      <text:p text:style-name="P4">
Modified Time: 2023-04-22T22:13:00+03:00</text:p>
      <text:p text:style-name="P4">
Description: Президент Бразилії Луїс Інасіо Лула да Сілва заявив, що не хоче "нікому догодити" в питанні війни, яку росія розв'язала в Україні. — Укрінформ.</text:p>
      <text:p text:style-name="P4">
Images: ["<text:a xlink:type="simple" xlink:href="https://static.ukrinform.com/photos/2016_03/thumb_files/630_360_1457097747-9021-luis-inasio-lula-da-silva.jpg" text:style-name="Internet_20_link" text:visited-style-name="Visited_20_Internet_20_Link">
630_360_14570...</text:a>
"]</text:p>
      <text:p text:style-name="P4">
Tags: ['Бразилія', 'Україна', 'Агресія РФ', 'Війна з росією']</text:p>
      <text:p text:style-name="P4">
Type: Article</text:p>
      <!--METADATA-->
      <text:p text:style-name="P4">
<draw:frame draw:style-name="fr1" draw:name="Image31" text:anchor-type="as-char" svg:width="6.9236in" svg:height="3.956343in" draw:z-index="0">
<draw:image xlink:href="../Images/yкринформ/2023-04-22T-27-13-00-03-00/630_360_1457097747-9021-luis-inasio-lula-da-silva.jpg" xlink:type="simple" xlink:show="embed" xlink:actuate="onLoad" draw:mime-type="image/jpeg"/>
</draw:frame>
 Президент Бразилії Луїс Інасіо Лула да Сілва заявив, що нехоче "нікому догодити" в питанні війни, яку росія розв'язала в Україні.</text:p>
      <text:p text:style-name="P4">
Про це він сказав у Лісабоні (Португалія) на тлі критики його висловлюваньщодо війни рф проти України, передає Укрінформ із посиланням на <text:a xlink:type="simple" xlink:href="https://www.reuters.com/world/brazils-lula-doesnt-want-please-anyone-over-ukraine-stance-2023-04-22/" text:style-name="Internet_20_link" text:visited-style-name="Visited_20_Internet_20_Link">
</text:a>
 .</text:p>
      <text:p text:style-name="P4">
Зокрема, бразильський лідер, якого розкритикували за припущення, що Київчастково "винен" у війні, на пресконференції у Лісабоні заявив, що його мета -"знайти спосіб посадити їх обох (росію і Україну - ред.) за стіл переговорів".</text:p>
      <text:p text:style-name="P4">
"Я хочу знайти третю альтернативу (врегулювання конфлікту - ред.), яка полягаєв побудові миру", - сказав Лула да Сілва.</text:p>
      <text:p text:style-name="P4">
<text:span text:style-name="T4">
Читайте також:</text:span>
 <text:span text:style-name="T4">
<text:a xlink:type="simple" xlink:href="https://www.ukrinform.ua/rubric-polytics/3699220-prezident-brazilii-vidreaguvav-na-zaprosenna-vidvidati-ukrainu-vidpravit-pomicnika.html" text:style-name="Internet_20_link" text:visited-style-name="Visited_20_Internet_20_Link">
 </text:a>
 </text:span>
</text:p>
      <text:p text:style-name="P4">
Як повідомлялося, українці влаштували демонстрацію біля посольства Бразилії устолиці Португалії Лісабоні, щоб висловити протест проти нещодавніхвисловлювань бразильського президента Луїса Інасіо Лули да Сілви про <text:span text:style-name="T4">
<text:a xlink:type="simple" xlink:href="https://www.ukrinform.ua/tag-vijna-z-rosieu" text:style-name="Internet_20_link" text:visited-style-name="Visited_20_Internet_20_Link">
</text:a>
 </text:span>
 росії проти Україні.</text:p>
      <text:p text:style-name="P4">
Бразильський лідер, який у п’ятницю прибув до Португалії з п’ятиденнимофіційним візитом, припустив, що і Україна, і рф однаково винні у початкувійни в лютому 2022 року.</text:p>
      <text:p text:style-name="P4">
<text:span text:style-name="T4">
Читайте також:</text:span>
 <text:span text:style-name="T4">
<text:a xlink:type="simple" xlink:href="https://www.ukrinform.ua/rubric-diaspora/3699211-ukrainci-vlastuvali-akciu-protestu-u-lisaboni-pid-cas-vizitu-prezidenta-brazilii.html" text:style-name="Internet_20_link" text:visited-style-name="Visited_20_Internet_20_Link">
 </text:a>
 </text:span>
</text:p>
      <text:p text:style-name="P4">
16 квітня Лула да Сілва заявив, що хоче разом з Китаєм та ОАЕ виступитипосередником для досягнення миру в агресивній війні росії проти України.</text:p>
      <text:p text:style-name="P4">
Source: <text:a xlink:type="simple" xlink:href="https://www.ukrinform.ua/rubric-polytics/3699419-prezident-brazilii-pro-vtorgnenna-rf-v-ukrainu-hocu-znajti-tretu-alternativu.html" text:style-name="Internet_20_link" text:visited-style-name="Visited_20_Internet_20_Link">
https://www.ukrinform.ua/rubric-polytics/3699419-prezident-brazilii-pro-vtorgnenna-rf-v-ukrainu-hocu-znajti-tretu-alternativu.html</text:a>
</text:p>
      <!--NEWS-->
      <text:h text:style-name="P10" text:outline-level="1">
<text:span text:style-name="T4">
Почалась глобальна робота з обмеження російської атомної галузі - Зеленський</text:span>
</text:h>
      <text:p text:style-name="P4">
Authors: Ukrinform (Person)</text:p>
      <text:p text:style-name="P4">
Publisher: Укринформ (Organization)</text:p>
      <text:p text:style-name="P4">
Published Time: 2023-04-22T-29:02:00+03:00</text:p>
      <text:p text:style-name="P4">
Modified Time: 2023-04-22T22:02:00+03:00</text:p>
      <text:p text:style-name="P4">
Description: Дуже важливим для України є те, що почалася глобальна обмежувальна робота щодо російської атомної галузі. Адже це саме той сегмент, який генерує кошти для бюджету агресора та ставить в залежність інші держави. — Укрінформ.</text:p>
      <text:p text:style-name="P4">
Images: ["<text:a xlink:type="simple" xlink:href="https://static.ukrinform.com/photos/2023_02/thumb_files/630_360_1677260137-955.jpeg" text:style-name="Internet_20_link" text:visited-style-name="Visited_20_Internet_20_Link">
630_360_16772...</text:a>
"]</text:p>
      <text:p text:style-name="P4">
Tags: ['Атомна енергетика', 'Зеленський', 'Війна з росією']</text:p>
      <text:p text:style-name="P4">
Type: Article</text:p>
      <!--METADATA-->
      <text:p text:style-name="P4">
<draw:frame draw:style-name="fr1" draw:name="Image32" text:anchor-type="as-char" svg:width="6.9236in" svg:height="3.956343in" draw:z-index="0">
<draw:image xlink:href="../Images/yкринформ/2023-04-22T-29-02-00-03-00/630_360_1677260137-955.jpeg" xlink:type="simple" xlink:show="embed" xlink:actuate="onLoad" draw:mime-type="image/jpeg"/>
</draw:frame>
 Дужеважливим для України є те, що почалася глобальна обмежувальна робота щодоросійської атомної галузі. Адже це саме той сегмент, який генерує кошти длябюджету агресора та ставить в залежність інші держави.</text:p>
      <text:p text:style-name="P4">
Про це Володимир Зеленський сказав у своєму <text:a xlink:type="simple" xlink:href="https://www.facebook.com/watch/" text:style-name="Internet_20_link" text:visited-style-name="Visited_20_Internet_20_Link">
</text:a>
 , передає Укрінформ.</text:p>
      <text:p text:style-name="P4">
«Важливо, що почалася глобальна обмежувальна робота щодо російської атомноїгалузі. Ця галузь не лише генерує кошти для бюджету агресора, а й допомагаєставити в залежність інші держави, на території яких реалізуються нібито « <text:a xlink:type="simple" xlink:href="https://www.ukrinform.ua/tag-energetika" text:style-name="Internet_20_link" text:visited-style-name="Visited_20_Internet_20_Link">
</text:a>
 » атомні проєкти. Будь-якаенергетика для кремля – це зброя. Атомна енергетика для них – це також зброя»,- зазначив Президент.</text:p>
      <text:p text:style-name="P4">
_Відео:<text:a xlink:type="simple" xlink:href="https://t.me/OP_UA/9309" text:style-name="Internet_20_link" text:visited-style-name="Visited_20_Internet_20_Link">
 </text:a>
 _</text:p>
      <text:p text:style-name="P4">
Очільник України нагадав, що росіяни використовують Запорізьку атомну станціюяк зброю для шантажу світу, а тому «добре, що Британія, Америка, Франція,Японія, Канада утворили альянс, який має прибрати з глобального ринку атомнугалузь держави-терориста».</text:p>
      <text:p text:style-name="P4">
«Наступний тиждень у відносинах із партнерами готуємо не менш результативним,ніж цей. Кожен такий результат для України – це врятовані життя наших людей.Це здатність наших воїнів захищати життя, відбивати російські штурми йготувати українські активні дії», - додав Зеленський.</text:p>
      <text:p text:style-name="P4">
<text:span text:style-name="T4">
Читайте також:</text:span>
 <text:a xlink:type="simple" xlink:href="https://www.ukrinform.ua/rubric-ato/3699413-cim-zorstkisi-sankcii-proti-rf-tim-svidsim-bude-zaversenna-agresii-prezident.html" text:style-name="Internet_20_link" text:visited-style-name="Visited_20_Internet_20_Link">
 </text:a>
</text:p>
      <text:p text:style-name="P4">
Як повідомлялось, 22 квітня набули чинності три нових санкційних рішення щодотих, хто вкладається в російську агресію і підтримує її. Передусім це черговийпакет санкцій проти російського ВПК – підприємств, які забезпечують армію рф.До списків додано 322 компанії: виробники зброї, комплектуючих і подібного.</text:p>
      <text:p text:style-name="P4">
Інших два санкційні списки – це фізичні та юридичні особи, які допомагаютьобходити санкції проти росії, тримають майно воєнних злочинців та задіяні узнищенні свободи як на території самої російської федерації, так і України.</text:p>
      <text:p text:style-name="P4">
<text:span text:style-name="T5">
Фото: ОП</text:span>
</text:p>
      <text:p text:style-name="P4">
Source: <text:a xlink:type="simple" xlink:href="https://www.ukrinform.ua/rubric-economy/3699420-pocalas-globalna-robota-z-obmezenna-rosijskoi-atomnoi-galuzi-zelenskij.html" text:style-name="Internet_20_link" text:visited-style-name="Visited_20_Internet_20_Link">
https://www.ukrinform.ua/rubric-economy/3699420-pocalas-globalna-robota-z-obmezenna-rosijskoi-atomnoi-galuzi-zelenskij.html</text:a>
</text:p>
      <!--NEWS-->
      <text:h text:style-name="P10" text:outline-level="1">
<text:span text:style-name="T4">
Українка Манєвська стала срібною призеркою чемпіонату Європи з важкої атлетики</text:span>
</text:h>
      <text:p text:style-name="P4">
Authors: Ukrinform (Person)</text:p>
      <text:p text:style-name="P4">
Publisher: Укринформ (Organization)</text:p>
      <text:p text:style-name="P4">
Published Time: 2023-04-22T-32:58:00+03:00</text:p>
      <text:p text:style-name="P4">
Modified Time: 2023-04-22T21:58:00+03:00</text:p>
      <text:p text:style-name="P4">
Description: У Єревані (Вірменія) триває чемпіонат Європи з важкої атлетики. — Укрінформ.</text:p>
      <text:p text:style-name="P4">
Images: ["<text:a xlink:type="simple" xlink:href="https://static.ukrinform.com/photos/2023_04/thumb_files/630_360_1682188989-248.jpg" text:style-name="Internet_20_link" text:visited-style-name="Visited_20_Internet_20_Link">
630_360_16821...</text:a>
"]</text:p>
      <text:p text:style-name="P4">
Tags: ['Важка атлетика']</text:p>
      <text:p text:style-name="P4">
Type: Article</text:p>
      <!--METADATA-->
      <text:p text:style-name="P4">
<draw:frame draw:style-name="fr1" draw:name="Image33" text:anchor-type="as-char" svg:width="6.9236in" svg:height="3.956343in" draw:z-index="0">
<draw:image xlink:href="../Images/yкринформ/2023-04-22T-32-58-00-03-00/630_360_1682188989-248.jpg" xlink:type="simple" xlink:show="embed" xlink:actuate="onLoad" draw:mime-type="image/jpeg"/>
</draw:frame>
 У Єревані(Вірменія) триває чемпіонат Європи з важкої атлетики.</text:p>
      <text:p text:style-name="P4">
У передостанній день змагань срібну нагороду здобула українка АнастасіяМанєвська, передає Укрінформ.</text:p>
      <text:p text:style-name="P4">
24-річна важкоатлетка із Запоріжжя посіла 2-е місце у ваговій категорії до 87кг, піднявши у сумі двоборства 238 кг (108 - ривок + 130 - поштовх).</text:p>
      <text:p text:style-name="P4">
Перемогла норвежка Сольфрід Коанда - 272 кг (117 + 155), «бронза» дісталасяРіпсіме Хуршудян з Вірменії - 227 кг (107 + 120).</text:p>
      <text:p text:style-name="P4">
<text:span text:style-name="T4">
Читайте також:</text:span>
 <text:a xlink:type="simple" xlink:href="https://www.ukrinform.ua/rubric-sports/3699012-irina-deha-stala-absolutnou-cempionkou-evropi-z-vazkoi-atletiki.html" text:style-name="Internet_20_link" text:visited-style-name="Visited_20_Internet_20_Link">
 <text:span text:style-name="T4">
атлетики</text:span>
 </text:a>
</text:p>
      <text:p text:style-name="P4">
Як повідомлялося, абсолютними чемпіонками Європи у Єревані стали українкиІрина Деха (81 кг) та Каміла Конотоп (59 кг), «срібло» у вазі до 55 кг такожздобула Світлана Самуляк.</text:p>
      <text:p text:style-name="P4">
Фото: ФВА.</text:p>
      <text:p text:style-name="P4">
Source: <text:a xlink:type="simple" xlink:href="https://www.ukrinform.ua/rubric-sports/3699416-ukrainka-manevska-stala-sribnou-prizerkou-cempionatu-evropi-z-vazkoi-atletiki.html" text:style-name="Internet_20_link" text:visited-style-name="Visited_20_Internet_20_Link">
https://www.ukrinform.ua/rubric-sports/3699416-ukrainka-manevska-stala-sribnou-prizerkou-cempionatu-evropi-z-vazkoi-atletiki.html</text:a>
</text:p>
      <!--NEWS-->
      <text:h text:style-name="P10" text:outline-level="1">
<text:span text:style-name="T4">
У Радбезі ООН у понеділок відбудуться дебати під головуванням лаврова</text:span>
</text:h>
      <text:p text:style-name="P4">
Authors: Ukrinform (Person)</text:p>
      <text:p text:style-name="P4">
Publisher: Укринформ (Organization)</text:p>
      <text:p text:style-name="P4">
Published Time: 2023-04-22T-34:54:00+03:00</text:p>
      <text:p text:style-name="P4">
Modified Time: 2023-04-22T21:54:00+03:00</text:p>
      <text:p text:style-name="P4">
Description: У понеділок, 24 квітня, у Раді Безпеки ООН під головуванням міністра закордонних справ рф сергія лаврова відбудуться ініційовані росією відкриті дебати на тему «Ефективна багатосторонність через захист принципів Статуту ООН». — Укрінформ.</text:p>
      <text:p text:style-name="P4">
Images: ["<text:a xlink:type="simple" xlink:href="https://static.ukrinform.com/photos/2021_03/thumb_files/630_360_1616487436-945.jpg" text:style-name="Internet_20_link" text:visited-style-name="Visited_20_Internet_20_Link">
630_360_16164...</text:a>
"]</text:p>
      <text:p text:style-name="P4">
Tags: ['Дебати', 'лавров', 'ООН', 'Війна з росією']</text:p>
      <text:p text:style-name="P4">
Type: Article</text:p>
      <!--METADATA-->
      <text:p text:style-name="P4">
<draw:frame draw:style-name="fr1" draw:name="Image34" text:anchor-type="as-char" svg:width="6.9236in" svg:height="3.956343in" draw:z-index="0">
<draw:image xlink:href="../Images/yкринформ/2023-04-22T-34-54-00-03-00/630_360_1616487436-945.jpg" xlink:type="simple" xlink:show="embed" xlink:actuate="onLoad" draw:mime-type="image/jpeg"/>
</draw:frame>
 Упонеділок, 24 квітня, у Раді Безпеки ООН під головуванням міністра закордоннихсправ рф сергія лаврова відбудуться ініційовані росією відкриті дебати на тему«Ефективна багатосторонність через захист принципів Статуту ООН».</text:p>
      <text:p text:style-name="P4">
Про це Укрінформ повідомили у секретаріаті Радбезу.</text:p>
      <text:p text:style-name="P4">
У росії раніше анонсували подію як «дебати високого рівня», проте більшістькраїн-членів будуть представлені на засіданні дипломатами місій при <text:a xlink:type="simple" xlink:href="https://www.ukrinform.ua/tag-oon" text:style-name="Internet_20_link" text:visited-style-name="Visited_20_Internet_20_Link">
</text:a>
 , а не міністрами закордонних справ чиіншими урядовцями.</text:p>
      <text:p text:style-name="P4">
Очікується, що росія намагатиметься переконати Радбез у своїй прихильностіСтатуту ООН, проте демократичні країни на прикладі російської війни протиУкраїни доведуть, що москва грубо його порушує.</text:p>
      <text:p text:style-name="P4">
Засідання РБ розпочнеться о 10:00 за місцевим часом (17:00 за Києвом).Українська делегація не братиме участі в дебатах.</text:p>
      <text:p text:style-name="P4">
<text:span text:style-name="T4">
Читайте також:</text:span>
 <text:a xlink:type="simple" xlink:href="https://www.ukrinform.ua/rubric-ato/3697225-lavrov-zaaviv-so-rosia-zacikavlena-u-najskorisomu-zaversenni-vijni.html" text:style-name="Internet_20_link" text:visited-style-name="Visited_20_Internet_20_Link">
 <text:span text:style-name="T4">
лавров</text:span>
 </text:a>
</text:p>
      <text:p text:style-name="P4">
Як повідомлялося, у квітні росія головує в Раді Безпеки ООН. Головування вцьому органі щомісяця змінюється почергово між його членами. У травні цю рольвиконуватиме Швейцарія, у червні – ОАЕ.</text:p>
      <text:p text:style-name="P4">
До складу Радбезу входять п'ять постійних членів ООН – США, Велика Британія,Франція, Китай та росія (на місці Радянського Союзу), які мають право вето, атакож 10 країн-членів на ротаційній основі.</text:p>
      <text:p text:style-name="P4">
Source: <text:a xlink:type="simple" xlink:href="https://www.ukrinform.ua/rubric-world/3699417-u-radbezi-oon-u-ponedilok-vidbudutsa-debati-pid-golovuvannam-lavrova.html" text:style-name="Internet_20_link" text:visited-style-name="Visited_20_Internet_20_Link">
https://www.ukrinform.ua/rubric-world/3699417-u-radbezi-oon-u-ponedilok-vidbudutsa-debati-pid-golovuvannam-lavrova.html</text:a>
</text:p>
      <!--NEWS-->
      <text:h text:style-name="P10" text:outline-level="1">
<text:span text:style-name="T4">
У МЗС Естонії та Латвії викличуть китайських дипломатів через заяви посла КНР у Франції</text:span>
</text:h>
      <text:p text:style-name="P4">
Authors: Ukrinform (Person)</text:p>
      <text:p text:style-name="P4">
Publisher: Укринформ (Organization)</text:p>
      <text:p text:style-name="P4">
Published Time: 2023-04-22T-36:49:00+03:00</text:p>
      <text:p text:style-name="P4">
Modified Time: 2023-04-22T21:49:00+03:00</text:p>
      <text:p text:style-name="P4">
Description: Міністр закордонних справ Естонії Маргус Цахкна викличе посла КНР у Таллінні через заяви посла Китаю у Франції Лу Шає, який висловив сумніви щодо суверенітету колишніх країн-членів СРСР. — Укрінформ.</text:p>
      <text:p text:style-name="P4">
Images: ["<text:a xlink:type="simple" xlink:href="https://static.ukrinform.com/photos/2023_04/thumb_files/630_360_1682180584-684.jpeg" text:style-name="Internet_20_link" text:visited-style-name="Visited_20_Internet_20_Link">
630_360_16821...</text:a>
"]</text:p>
      <text:p text:style-name="P4">
Tags: ['Естонія', 'Китай', 'Латвія', 'Скандал', 'СРСР']</text:p>
      <text:p text:style-name="P4">
Type: Article</text:p>
      <!--METADATA-->
      <text:p text:style-name="P4">
<draw:frame draw:style-name="fr1" draw:name="Image35" text:anchor-type="as-char" svg:width="6.9236in" svg:height="3.956343in" draw:z-index="0">
<draw:image xlink:href="../Images/yкринформ/2023-04-22T-36-49-00-03-00/630_360_1682180584-684.jpeg" xlink:type="simple" xlink:show="embed" xlink:actuate="onLoad" draw:mime-type="image/jpeg"/>
</draw:frame>
 Міністрзакордонних справ Естонії Маргус Цахкна викличе посла КНР у Таллінні череззаяви посла Китаю у Франції Лу Шає, який висловив сумніви щодо суверенітетуколишніх країн-членів СРСР.</text:p>
      <text:p text:style-name="P4">
Про це повідомляє <text:a xlink:type="simple" xlink:href="https://rus.postimees.ee/7759477/glava-mid-estonii-vyzval-na-kover-kitayskogo-diplomata" text:style-name="Internet_20_link" text:visited-style-name="Visited_20_Internet_20_Link">
 </text:a>
 , передає Укрінформ.</text:p>
      <text:p text:style-name="P4">
«Заяви китайського дипломата (Лу Шає - ред.) незрозумілі, і ми засуджуємоподібні коментарі у бік незалежної та суверенної країни», - зазначив Цахкна.</text:p>
      <text:p text:style-name="P4">
Він додав, що МЗС Естонії планує викликати представника КНР і «якщо будепотрібно, поінформувати його про нашу історію».</text:p>
      <text:p text:style-name="P4">
«Наша мета – дати зрозуміти, що подібні погляди неприйнятні і що Естонія –суверенна держава», - підкреслив глава МЗС.</text:p>
      <text:p text:style-name="P4">
<text:span text:style-name="T4">
Читайте також:</text:span>
 <text:span text:style-name="T4">
<text:a xlink:type="simple" xlink:href="https://www.ukrinform.ua/rubric-world/3699322-ministr-oboroni-italii-vistupae-za-peregovori-miz-ukrainou-ta-rf-i-poserednictvo-kitau.html" text:style-name="Internet_20_link" text:visited-style-name="Visited_20_Internet_20_Link">
 </text:a>
 </text:span>
</text:p>
      <text:p text:style-name="P4">
Висловлювання Лу Шає прокоментував і міністр закордонних справ Латвії ЕдгарсРінкевич. Він сказав, що зауваження посла КНР у Франції щодо міжнародногоправа та суверенітету націй «абсолютно неприйнятні», і латвійська сторона«очікує роз'яснень китайської сторони та повного спростування цієї заяви».</text:p>
      <text:p text:style-name="P4">
«Враховуючи неприпустимі заяви посла Китаю у Франції про міжнародне право танаціональний суверенітет, МЗС Латвії викликало уповноваженого повіреного усправах посольства Китаю в Ризі для надання пояснень у понеділок. Цей крокузгоджений з Литвою та Естонією», - написав міністр у Твіттері.</text:p>
      <text:p text:style-name="P4">
<text:span text:style-name="T4">
Читайте також:</text:span>
 <text:span text:style-name="T4">
<text:a xlink:type="simple" xlink:href="https://www.ukrinform.ua/rubric-world/3698843-kitaj-zaaviv-so-tajvan-nalezit-jomu-istoricno-na-sprobi-otrimati-nezaleznist-bude-reakcia.html" text:style-name="Internet_20_link" text:visited-style-name="Visited_20_Internet_20_Link">
 </text:a>
 </text:span>
</text:p>
      <text:p text:style-name="P4">
Як повідомляв Укрінформ, посол Китаю у Франції Лу Шає поставив під сумнівсуверенітет колишніх радянських республік, у тому числі й України, та зазнавжорсткої критики.</text:p>
      <text:p text:style-name="P4">
Зокрема, посол України у Франції Вадим Омельченко припустив, що Лу Шає маєпроблеми з географією, та нагадав, що подібні заяви суперечать офіційнійпозиції Китаю.</text:p>
      <text:p text:style-name="P4">
Глава МЗС Литви Габріелюс Ландсбергіс сказав, що заява посла Китаю у Франціїпроказує слушність того, «чому країни Балтії не довіряють Китаю «посередництвомиру в Україні».</text:p>
      <text:p text:style-name="P4">
<text:span text:style-name="T4">
Читайте також:</text:span>
 <text:span text:style-name="T4">
<text:a xlink:type="simple" xlink:href="https://www.ukrinform.ua/rubric-world/3699378-posol-kitau-u-francii-postaviv-pid-sumniv-suverenitet-kolisnih-radanskih-respublik.html" text:style-name="Internet_20_link" text:visited-style-name="Visited_20_Internet_20_Link">
 </text:a>
 </text:span>
</text:p>
      <text:p text:style-name="P4">
МЗС Китаю у роковини повномасштабного нападу росії на Україну опублікувалосвою «позицію щодо політичного врегулювання української кризи». Серед 12пунктів – повага та необхідність ефективної підтримки «суверенітету,незалежності і територіальної цілісності усіх країн» у міжнародно визнанихкордонах.</text:p>
      <text:p text:style-name="P4">
<text:span text:style-name="T5">
Фото: ЕРА</text:span>
</text:p>
      <text:p text:style-name="P4">
Source: <text:a xlink:type="simple" xlink:href="https://www.ukrinform.ua/rubric-world/3699418-u-mzs-estonii-ta-latvii-viklicut-kitajskih-diplomativ-cerez-zaavi-posla-knr-u-francii.html" text:style-name="Internet_20_link" text:visited-style-name="Visited_20_Internet_20_Link">
https://www.ukrinform.ua/rubric-world/3699418-u-mzs-estonii-ta-latvii-viklicut-kitajskih-diplomativ-cerez-zaavi-posla-knr-u-francii.html</text:a>
</text:p>
      <!--NEWS-->
      <text:h text:style-name="P10" text:outline-level="1">
<text:span text:style-name="T4">
Що жорсткіші санкції проти рф, то швидшим буде завершення агресії - Президент</text:span>
</text:h>
      <text:p text:style-name="P4">
Authors: Ukrinform (Person)</text:p>
      <text:p text:style-name="P4">
Publisher: Укринформ (Organization)</text:p>
      <text:p text:style-name="P4">
Published Time: 2023-04-22T-38:35:00+03:00</text:p>
      <text:p text:style-name="P4">
Modified Time: 2023-04-22T21:35:00+03:00</text:p>
      <text:p text:style-name="P4">
Description: Одне з ключових спільних завдань України та її союзників – прибрати будь-які можливості для росії обходити санкції, адже кожна схема, яка дає змогу обійти рф санкції, додає часу цій війні та можливостей агресору. — Укрінформ.</text:p>
      <text:p text:style-name="P4">
Images: ["<text:a xlink:type="simple" xlink:href="https://static.ukrinform.com/photos/2023_02/thumb_files/630_360_1677565804-504.jpeg" text:style-name="Internet_20_link" text:visited-style-name="Visited_20_Internet_20_Link">
630_360_16775...</text:a>
"]</text:p>
      <text:p text:style-name="P4">
Tags: ['Антиросійські санкції', 'Звернення', 'Агресія РФ', 'Зеленський', 'Війна з росією']</text:p>
      <text:p text:style-name="P4">
Type: Article</text:p>
      <!--METADATA-->
      <text:p text:style-name="P4">
<draw:frame draw:style-name="fr1" draw:name="Image36" text:anchor-type="as-char" svg:width="6.9236in" svg:height="3.956343in" draw:z-index="0">
<draw:image xlink:href="../Images/yкринформ/2023-04-22T-38-35-00-03-00/630_360_1677565804-504.jpeg" xlink:type="simple" xlink:show="embed" xlink:actuate="onLoad" draw:mime-type="image/jpeg"/>
</draw:frame>
 Одне зключових спільних завдань України та її союзників – прибрати будь-якіможливості для росії обходити санкції, адже кожна схема, яка дає змогу обійтирф санкції, додає часу цій війні та можливостей агресору.</text:p>
      <text:p text:style-name="P4">
Про це у своєму <text:a xlink:type="simple" xlink:href="https://www.youtube.com/watch" text:style-name="Internet_20_link" text:visited-style-name="Visited_20_Internet_20_Link">
 </text:a>
 до українцівнаприкінці 423-го дня війни сказав Президент Володимир Зеленський, передаєУкрінформ.</text:p>
      <text:p text:style-name="P4">
<text:span text:style-name="T5">
Відео:<text:a xlink:type="simple" xlink:href="https://t.me/V_Zelenskiy_official/5958" text:style-name="Internet_20_link" text:visited-style-name="Visited_20_Internet_20_Link">
</text:a>
</text:span>
</text:p>
      <text:p text:style-name="P4">
_<text:span text:style-name="T4">
Бажаю здоровʼя, шановні українці!</text:span>
 _</text:p>
      <text:p text:style-name="P4">
Сьогодні набули чинності три нових санкційних рішення щодо тих, хтовкладається в російську агресію й підтримує її.</text:p>
      <text:p text:style-name="P4">
Передусім це черговий пакет санкцій проти російського ВПК – підприємств, якізабезпечують армію-терориста. Цього разу до санкційних списків додано 322компанії – виробники зброї, комплектувальних тощо.</text:p>
      <text:p text:style-name="P4">
Інші два санкційні списки – це фізичні та юридичні особи, які допомагаютьобходити санкції проти росії, тримають майно воєнних злочинців та залучені дознищення свободи як на території самої росії, так і на нашій землі.</text:p>
      <text:p text:style-name="P4">
Наші санкційні пакети детально опрацьовуються, зокрема, щодо синхронізації зпартнерами. Це одне з ключових наших спільних завдань – абсолютно усіх, хтопрагне швидшого завершення війни, швидшої нашої перемоги. Завдання – прибратибудь-які можливості для росії обходити санкції. Кожна російська схема, яка даєзмогу обійти санкції, додає часу цій війні, додає можливостей агресору.</text:p>
      <text:p text:style-name="P4">
Відповідно, що жорсткіший санкційний режим проти росії, що більше обмеженьпроти держави-терориста й усіх повʼязаних із нею осіб, проти всієї російськоїекономіки війни, то швидшим буде й завершення агресії. І я дякую всім у світі,хто це розуміє.</text:p>
      <text:p text:style-name="P4">
Важливо, що почалася глобальна обмежувальна робота щодо російської атомноїгалузі.</text:p>
      <text:p text:style-name="P4">
Ця галузь не лише генерує кошти для бюджету агресора, а й допомагає ставити взалежність інші держави, на території яких реалізуються нібито «енергетичні»атомні проєкти. Будь-яка енергетика для Кремля – це зброя. Атомна енергетикадля них – це також зброя.</text:p>
      <text:p text:style-name="P4">
І саме це, до речі, відбувається на Запорізькій атомній станції, яку росіявикористовує саме як зброю для шантажу світу. Для шантажу катастрофою.</text:p>
      <text:p text:style-name="P4">
І добре, що Британія, Америка, Франція, Японія, Канада утворили альянс, якиймає прибрати з глобального ринку атомну галузь держави-терориста.</text:p>
      <text:p text:style-name="P4">
Окремо хочу подякувати сьогодні за підсумками цього тижня США й Канаді за новіпакети військової підтримки для наших воїнів. Дякую, друзі!</text:p>
      <text:p text:style-name="P4">
Нідерланди – дякую за посилення ППО й за спільне з Данією рішення щодо танків.</text:p>
      <text:p text:style-name="P4">
Дякую Німеччині. Є нові кроки, які забезпечать більше миру в нашому небі, і…можуть бути нові кроки, які принесуть більше миру нашій землі. Очікуємо цихрішень.</text:p>
      <text:p text:style-name="P4">
Дякую Естонії, Фінляндії за нові оборонні пакети. Дякую Словаччині за авіацію.</text:p>
      <text:p text:style-name="P4">
Дякую Швейцарії за нові санкційні кроки проти російських терористів.</text:p>
      <text:p text:style-name="P4">
Наступний тиждень у відносинах із партнерами готуємо не менш результативним,ніж цей. Кожен такий результат для України – це врятовані життя наших людей.Це здатність наших воїнів захищати життя, відбивати російські штурми йготувати українські активні дії.</text:p>
      <text:p text:style-name="P4">
Я дякую всім нашим воїнам, які зараз у бою! Особливо тим, хто зараз унайжорсткіших місцях передової – Марʼїнка та Бахмут, Авдіївка, Лиманськийнапрямок. Саме там найзапекліше.</text:p>
      <text:p text:style-name="P4">
Дякую воїнам ЗСУ, Нацгвардії, прикордонникам...</text:p>
      <text:p text:style-name="P4">
Окремо сьогодні відзначу підрозділ ГУР МО Тимура, який воює в Бахмуті. Дякую,хлопці, за вашу сміливість і результативність!</text:p>
      <text:p text:style-name="P4">
Слава всім нашим воїнам!</text:p>
      <text:p text:style-name="P4">
Слава всім нашим героям різних часів, які боролися за нашу незалежність!</text:p>
      <text:p text:style-name="P4">
Україна завжди буде вільною!</text:p>
      <text:p text:style-name="P4">
_<text:span text:style-name="T4">
Слава Україні!</text:span>
 _</text:p>
      <text:p text:style-name="P4">
Source: <text:a xlink:type="simple" xlink:href="https://www.ukrinform.ua/rubric-ato/3699413-cim-zorstkisi-sankcii-proti-rf-tim-svidsim-bude-zaversenna-agresii-prezident.html" text:style-name="Internet_20_link" text:visited-style-name="Visited_20_Internet_20_Link">
https://www.ukrinform.ua/rubric-ato/3699413-cim-zorstkisi-sankcii-proti-rf-tim-svidsim-bude-zaversenna-agresii-prezident.html</text:a>
</text:p>
      <!--NEWS-->
      <text:h text:style-name="P10" text:outline-level="1">
<text:span text:style-name="T4">
At Lyman direction Russian army shelled Stelmakhivka, Makiyivka, Nevske, Dibrova and Bilohori...</text:span>
</text:h>
      <text:p text:style-name="P4">
Authors: liveuamap (Language: en)</text:p>
      <text:p text:style-name="P4">
Time: 2023-04-22T-3:24:00</text:p>
      <text:p text:style-name="P4">
Location: Donetsk (Latitude:48.8089 Longtitude:38.07604)</text:p>
      <text:p text:style-name="P4">
Videos: []</text:p>
      <text:p text:style-name="P4">
Images: []</text:p>
      <text:p text:style-name="P4">
Tags: ["Russia"]</text:p>
      <text:p text:style-name="P4">
ID: 22557895</text:p>
      <!--METADATA-->
      <text:p text:style-name="P4">
At Lyman direction Russian army shelled Stelmakhivka, Makiyivka, Nevske,Dibrova and Bilohorivka of Luhansk region and Ivanivka, Verkhnokamyanske,Spirne and Zvanivka of Donetsk region, - General Staff of Armed Forces ofUkraine says in the morning report</text:p>
      <text:p text:style-name="P4">
News Collection Link: <text:a xlink:type="simple" xlink:href="https://liveuamap.com/en/2023/22-april-at-lyman-direction-russian-army-shelled-stelmakhivka" text:style-name="Internet_20_link" text:visited-style-name="Visited_20_Internet_20_Link">
https://liveuamap.com/en/2023/22-april-at-lyman-direction-russian-army-shelled-stelmakhivka</text:a>
</text:p>
      <text:p text:style-name="P4">
Source: <text:a xlink:type="simple" xlink:href="https://t.me/lumsrc/4560" text:style-name="Internet_20_link" text:visited-style-name="Visited_20_Internet_20_Link">
https://t.me/lumsrc/4560</text:a>
</text:p>
      <!--NEWS-->
      <text:h text:style-name="P10" text:outline-level="1">
<text:span text:style-name="T4">
США модернізують винищувачі F/A-18</text:span>
</text:h>
      <text:p text:style-name="P4">
Authors: Ukrinform (Person)</text:p>
      <text:p text:style-name="P4">
Publisher: Укринформ (Organization)</text:p>
      <text:p text:style-name="P4">
Published Time: 2023-04-22T-40:33:00+03:00</text:p>
      <text:p text:style-name="P4">
Modified Time: 2023-04-22T21:33:00+03:00</text:p>
      <text:p text:style-name="P4">
Description: Компанія Boeing отримала замовлення на $313,4 мільйона, яке передбачає модернізацію 25 винищувачів F/A-18 "Super Hornet" для продовження терміну служби на 4000 льотних годин. — Укрінформ.</text:p>
      <text:p text:style-name="P4">
Images: ["<text:a xlink:type="simple" xlink:href="https://static.ukrinform.com/photos/2023_04/thumb_files/630_360_1682188907-440.jpg" text:style-name="Internet_20_link" text:visited-style-name="Visited_20_Internet_20_Link">
630_360_16821...</text:a>
"]</text:p>
      <text:p text:style-name="P4">
Tags: ['Літак', 'США', 'Винищувач']</text:p>
      <text:p text:style-name="P4">
Type: Article</text:p>
      <!--METADATA-->
      <text:p text:style-name="P4">
<draw:frame draw:style-name="fr1" draw:name="Image37" text:anchor-type="as-char" svg:width="6.9236in" svg:height="3.956343in" draw:z-index="0">
<draw:image xlink:href="../Images/yкринформ/2023-04-22T-40-33-00-03-00/630_360_1682188907-440.jpg" xlink:type="simple" xlink:show="embed" xlink:actuate="onLoad" draw:mime-type="image/jpeg"/>
</draw:frame>
 КомпаніяBoeing отримала замовлення на $313,4 мільйона, яке передбачає модернізацію 25винищувачів F/A-18 "Super Hornet" для продовження терміну служби на 4000льотних годин.</text:p>
      <text:p text:style-name="P4">
Як передає Укрінформ, про це повідомляється на офіційному <text:a xlink:type="simple" xlink:href="https://www.defense.gov/News/Contracts/Contract/Article/3368381/" text:style-name="Internet_20_link" text:visited-style-name="Visited_20_Internet_20_Link">
</text:a>
 .</text:p>
      <text:p text:style-name="P4">
«Після оновлення термін служби <text:a xlink:type="simple" xlink:href="https://www.ukrinform.ua/tag-litak" text:style-name="Internet_20_link" text:visited-style-name="Visited_20_Internet_20_Link">
 </text:a>
 будезбільшено з 6000 до 10 000 льотних годин. Також модернізація передбачаєвстановлення нової авіаційної електроніки рівня Block III. Роботи законтрактом відбудуться в Техасі і завершаться в лютому 2025 року, згідно зпопереднім планом», - йдеться у повідомленні.</text:p>
      <text:p text:style-name="P4">
F/A-18E/F "Super Hornet" обладнаний двома турбовентиляторними двигунамиF414-GE-400, що дають змогу розвивати швидкість 2 222 км/год (1,8 Маха). Літакє носієм ракет AIM-7 Sparrow, AIM-9 Sidewinder, Harpoon, а також обладнанийгарматою Vulcan калібру 20 мм.</text:p>
      <text:p text:style-name="P4">
<text:span text:style-name="T4">
Читайте також:</text:span>
 <text:a xlink:type="simple" xlink:href="https://www.ukrinform.ua/rubric-ato/3699110-pistorius-vvazae-nimecki-vinisuvaci-nepridatnimi-dla-ukraini.html" text:style-name="Internet_20_link" text:visited-style-name="Visited_20_Internet_20_Link">
 <text:span text:style-name="T4">
винищувач</text:span>
 </text:a>
</text:p>
      <text:p text:style-name="P4">
Як повідомляв <text:a xlink:type="simple" xlink:href="https://www.ukrinform.ua/rubric-technology/3698646-bezpilotnij-vinisuvac-kzlelma-uspisno-projsov-cergove-viprobuvanna.html" text:style-name="Internet_20_link" text:visited-style-name="Visited_20_Internet_20_Link">
 </text:a>
 , безпілотний винищувач Kızılelma, який розробила компаніяBaykar Makina, успішно пройшов восьме льотне випробування, виконавши тестовіманеври на швидкості 630 км/год.</text:p>
      <text:p text:style-name="P4">
Source: <text:a xlink:type="simple" xlink:href="https://www.ukrinform.ua/rubric-world/3699414-ssa-modernizuut-vinisuvaci-fa18.html" text:style-name="Internet_20_link" text:visited-style-name="Visited_20_Internet_20_Link">
https://www.ukrinform.ua/rubric-world/3699414-ssa-modernizuut-vinisuvaci-fa18.html</text:a>
</text:p>
      <!--NEWS-->
      <text:h text:style-name="P10" text:outline-level="1">
<text:span text:style-name="T4">
«Вальядолід» обіграв «Жирону» Циганкова у матчі Ла Ліги</text:span>
</text:h>
      <text:p text:style-name="P4">
Authors: Ukrinform (Person)</text:p>
      <text:p text:style-name="P4">
Publisher: Укринформ (Organization)</text:p>
      <text:p text:style-name="P4">
Published Time: 2023-04-22T-42:29:00+03:00</text:p>
      <text:p text:style-name="P4">
Modified Time: 2023-04-22T21:29:00+03:00</text:p>
      <text:p text:style-name="P4">
Description: Команда українця Віктора Циганкова «Жирона» поступилася «Вальядоліду» у виїзному поєдинку 30-го туру чемпіонату Іспанії з футболу. — Укрінформ.</text:p>
      <text:p text:style-name="P4">
Images: ["<text:a xlink:type="simple" xlink:href="https://static.ukrinform.com/photos/2023_04/thumb_files/630_360_1682187811-136.jpg" text:style-name="Internet_20_link" text:visited-style-name="Visited_20_Internet_20_Link">
630_360_16821...</text:a>
"]</text:p>
      <text:p text:style-name="P4">
Tags: ['Футбол', 'Віктор Циганков']</text:p>
      <text:p text:style-name="P4">
Type: Article</text:p>
      <!--METADATA-->
      <text:p text:style-name="P4">
<draw:frame draw:style-name="fr1" draw:name="Image38" text:anchor-type="as-char" svg:width="6.9236in" svg:height="3.956343in" draw:z-index="0">
<draw:image xlink:href="../Images/yкринформ/2023-04-22T-42-29-00-03-00/630_360_1682187811-136.jpg" xlink:type="simple" xlink:show="embed" xlink:actuate="onLoad" draw:mime-type="image/jpeg"/>
</draw:frame>
 Командаукраїнця Віктора Циганкова «Жирона» поступилася «Вальядоліду» у виїзномупоєдинку 30-го туру чемпіонату Іспанії з футболу.</text:p>
      <text:p text:style-name="P4">
Поєдинок на «Естадіо Хосе Сорілья» у Вальядоліді завершився перемогоюгосподарів з рахунком 1:0, передає Укрінформ.</text:p>
      <text:p text:style-name="P4">
Єдиний м'яч забив Мончу, якому на 24-й хвилині асистував Гонсало Плата.</text:p>
      <text:p text:style-name="P4">
Циганков вийшов у стартовому складі і провів на полі увесь матч.</text:p>
      <text:p text:style-name="P4">
<text:span text:style-name="T4">
Читайте також:</text:span>
 <text:a xlink:type="simple" xlink:href="https://www.ukrinform.ua/rubric-sports/3688036-trener-zironi-cigankov-gravec-najvisogo-rivna.html" text:style-name="Internet_20_link" text:visited-style-name="Visited_20_Internet_20_Link">
 <text:span text:style-name="T4">
Циганков</text:span>
 </text:a>
</text:p>
      <text:p text:style-name="P4">
Турнірну таблицю Ла Ліги очолює «Барселона», в активі якої 73 очки. Другим йдемадридський «Реал» (62). «Жирона» (38 очок) залишається на 10-му місці.</text:p>
      <text:p text:style-name="P4">
На фото: Мончу (AFP).</text:p>
      <text:p text:style-name="P4">
Source: <text:a xlink:type="simple" xlink:href="https://www.ukrinform.ua/rubric-sports/3699409-valadolid-obigrav-zironu-cigankova-u-matci-la-ligi.html" text:style-name="Internet_20_link" text:visited-style-name="Visited_20_Internet_20_Link">
https://www.ukrinform.ua/rubric-sports/3699409-valadolid-obigrav-zironu-cigankova-u-matci-la-ligi.html</text:a>
</text:p>
      <!--NEWS-->
      <text:h text:style-name="P10" text:outline-level="1">
<text:span text:style-name="T4">
Зеленський: Наше завдання – прибрати будь-які можливості росії обходити санкції</text:span>
</text:h>
      <text:p text:style-name="P4">
Authors: Ukrinform (Person)</text:p>
      <text:p text:style-name="P4">
Publisher: Укринформ (Organization)</text:p>
      <text:p text:style-name="P4">
Published Time: 2023-04-22T-44:24:00+03:00</text:p>
      <text:p text:style-name="P4">
Modified Time: 2023-04-22T21:24:00+03:00</text:p>
      <text:p text:style-name="P4">
Description: На сьогодні ключове завдання України та усіх, хто прагне швидшого завершення війни, посилювати санкційний тиск на росію, а також прибрати будь-які можливості країни-агресори обходити ці санкції.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Антиросійські санкції', 'Звернення', 'Зеленський', 'Війна з росією']</text:p>
      <text:p text:style-name="P4">
Type: Article</text:p>
      <!--METADATA-->
      <text:p text:style-name="P4">
<draw:frame draw:style-name="fr1" draw:name="Image39" text:anchor-type="as-char" svg:width="6.9236in" svg:height="3.956343in" draw:z-index="0">
<draw:image xlink:href="../Images/yкринформ/2023-04-22T-44-24-00-03-00/630_360_1678962741-175.jpeg" xlink:type="simple" xlink:show="embed" xlink:actuate="onLoad" draw:mime-type="image/jpeg"/>
</draw:frame>
 Насьогодні ключове завдання України та усіх, хто прагне швидшого завершеннявійни, посилювати санкційний тиск на росію, а також прибрати будь-якіможливості країни-агресори обходити ці санкції.</text:p>
      <text:p text:style-name="P4">
Про це Президент України Володимир Зеленський сказав у своєму <text:a xlink:type="simple" xlink:href="https://t.me/V_Zelenskiy_official/5958" text:style-name="Internet_20_link" text:visited-style-name="Visited_20_Internet_20_Link">
</text:a>
, передає Укрінформ.</text:p>
      <text:p text:style-name="P4">
<text:span text:style-name="T5">
Відео:<text:a xlink:type="simple" xlink:href="https://t.me/V_Zelenskiy_official/5958" text:style-name="Internet_20_link" text:visited-style-name="Visited_20_Internet_20_Link">
</text:a>
</text:span>
</text:p>
      <text:p text:style-name="P4">
«Наші санкційні пакети детально опрацьовуються, і зокрема – щодо синхронізаціїз партнерами. Це одне з ключових наших спільних завдань – абсолютно усіх, хтопрагне швидшого завершення війни, швидшої нашої перемоги. Завдання – прибратибудь-які можливості росії обходити санкції. Кожна російська схема, якадозволяє обійти санкції, додає часу цій війні, додає можливостей агресору», -зазначив Зеленський.</text:p>
      <text:p text:style-name="P4">
<text:span text:style-name="T4">
Читайте також:</text:span>
 <text:span text:style-name="T4">
<text:a xlink:type="simple" xlink:href="https://www.ukrinform.ua/rubric-polytics/3699292-prezident-vviv-u-diu-risenna-rnbo-pro-sankcii-proti-radu-fizicnih-ta-uridicnih-osib.html" text:style-name="Internet_20_link" text:visited-style-name="Visited_20_Internet_20_Link">
 </text:a>
 </text:span>
</text:p>
      <text:p text:style-name="P4">
Глава держави уточнив, що вже набули чинності три нових санкційних рішеннящодо тих, хто вкладається в російську агресію і підтримує її. Передусім цечерговий пакет санкцій проти російського ВПК – підприємств, які забезпечуютьармію-терориста. До списків додано 322 компанії: виробники зброї,комплектуючих і подібного.</text:p>
      <text:p text:style-name="P4">
Інших два <text:span text:style-name="T4">
<text:a xlink:type="simple" xlink:href="https://www.ukrinform.ua/tag-antirossijskie-sankcii" text:style-name="Internet_20_link" text:visited-style-name="Visited_20_Internet_20_Link">
 </text:a>
 </text:span>
 списки– це фізичні та юридичні особи, які допомагають обходити санкції проти росії,тримають майно воєнних злочинців та задіяні у знищенні свободи як на територіїсамої російської федерації, так і на нашій землі.</text:p>
      <text:p text:style-name="P4">
«Відповідно, що жорсткіше санкційний режим проти росії, що більше обмеженьпроти держави-терориста та всіх пов’язаних з нею осіб, проти всієї російськоїекономіки війни – то швидше буде і завершення агресії. І я дякую всім у світі,хто розуміє це», - резюмував Зеленський.</text:p>
      <text:p text:style-name="P4">
<text:span text:style-name="T4">
Читайте також:</text:span>
 <text:span text:style-name="T4">
<text:a xlink:type="simple" xlink:href="https://www.ukrinform.ua/rubric-economy/3699174-ukraina-vnesla-irlandsku-kompaniu-peninsula-petroleum-do-pereliku-sponsoriv-vijni.html" text:style-name="Internet_20_link" text:visited-style-name="Visited_20_Internet_20_Link">
 </text:a>
 </text:span>
</text:p>
      <text:p text:style-name="P4">
Як повідомлялось, Польща, Литва, Латвія та Естонія вийшли з ініціативоюпередбачити в 11-му пакеті санкцій ЄС проти росії _<text:span text:style-name="T4">
<text:a xlink:type="simple" xlink:href="https://www.ukrinform.ua/rubric-economy/3698775-sankcii-proti-rf-polsa-i-kraini-baltii-proponuut-vidkluciti-gazprombank-vid-swift.html" text:style-name="Internet_20_link" text:visited-style-name="Visited_20_Internet_20_Link">
</text:a>
 </text:span>
 _ абопринаймні заморозити його активи.</text:p>
      <text:p text:style-name="P4">
Source: <text:a xlink:type="simple" xlink:href="https://www.ukrinform.ua/rubric-economy/3699410-zelenskij-nase-zavdanna-pribrati-budaki-mozlivosti-rosii-obhoditi-sankcii.html" text:style-name="Internet_20_link" text:visited-style-name="Visited_20_Internet_20_Link">
https://www.ukrinform.ua/rubric-economy/3699410-zelenskij-nase-zavdanna-pribrati-budaki-mozlivosti-rosii-obhoditi-sankcii.html</text:a>
</text:p>
      <!--NEWS-->
      <text:h text:style-name="P10" text:outline-level="1">
<text:span text:style-name="T4">
Луческу йде на лікарняний, «Динамо» керуватиме Шовковський</text:span>
</text:h>
      <text:p text:style-name="P4">
Authors: Ukrinform (Person)</text:p>
      <text:p text:style-name="P4">
Publisher: Укринформ (Organization)</text:p>
      <text:p text:style-name="P4">
Published Time: 2023-04-22T-46:17:00+03:00</text:p>
      <text:p text:style-name="P4">
Modified Time: 2023-04-22T21:17:00+03:00</text:p>
      <text:p text:style-name="P4">
Description: Головний тренер київського «Динамо» Мірча Луческу на прес-конференції після матчу з футболістами донецького «Шахтаря» (1:1) підтвердив, що через хірургічну операцію на нозі передає обов'язки наставника команди Олександру Шовковському. — Укрінформ.</text:p>
      <text:p text:style-name="P4">
Images: ["<text:a xlink:type="simple" xlink:href="https://static.ukrinform.com/photos/2023_04/thumb_files/630_360_1682186921-647.jpg" text:style-name="Internet_20_link" text:visited-style-name="Visited_20_Internet_20_Link">
630_360_16821...</text:a>
"]</text:p>
      <text:p text:style-name="P4">
Tags: ['Динамо', 'Футбол', 'Мірча Луческу']</text:p>
      <text:p text:style-name="P4">
Type: Article</text:p>
      <!--METADATA-->
      <text:p text:style-name="P4">
<draw:frame draw:style-name="fr1" draw:name="Image40" text:anchor-type="as-char" svg:width="6.9236in" svg:height="3.956343in" draw:z-index="0">
<draw:image xlink:href="../Images/yкринформ/2023-04-22T-46-17-00-03-00/630_360_1682186921-647.jpg" xlink:type="simple" xlink:show="embed" xlink:actuate="onLoad" draw:mime-type="image/jpeg"/>
</draw:frame>
 Головнийтренер київського «Динамо» Мірча Луческу на прес-конференції після матчу зфутболістами донецького «Шахтаря» (1:1) підтвердив, що через хірургічнуоперацію на нозі передає обов'язки наставника команди Олександру Шовковському.</text:p>
      <text:p text:style-name="P4">
«З цього моменту я йду на лікарняний через операцію на суглобах. З цьогомоменту Шовковський - виконувач обов'язків тренера. Ми разом контролюватимемоситуацію. Операцію я зроблю в Києві, хоча міг би зробити її в іншій країні,але вважаю, що важливо залишитись поруч з командою, залишитися в Україні», -цитує Луческу <text:a xlink:type="simple" xlink:href="https://fcdynamo.com/news/luchesku-zroblyat-operaciyu-dinamo-pracyuvatime-pid-kerivnictvom-shovkovskogo" text:style-name="Internet_20_link" text:visited-style-name="Visited_20_Internet_20_Link">
 </text:a>
 «біло-синіх», передаєУкрінформ.</text:p>
      <text:p text:style-name="P4">
<text:span text:style-name="T4">
Читайте також:</text:span>
 <text:a xlink:type="simple" xlink:href="https://www.ukrinform.ua/rubric-sports/3693497-lucesku-moze-znadobitisa-operacia.html" text:style-name="Internet_20_link" text:visited-style-name="Visited_20_Internet_20_Link">
 </text:a>
</text:p>
      <text:p text:style-name="P4">
Зазначимо, що Олександр Шовковський увійшов до тренерського штабу «Динамо» усічні.</text:p>
      <text:p text:style-name="P4">
Фото: fcdynamo.com.</text:p>
      <text:p text:style-name="P4">
Source: <text:a xlink:type="simple" xlink:href="https://www.ukrinform.ua/rubric-sports/3699404-lucesku-jde-na-likarnanij-dinamo-keruvatime-sovkovskij.html" text:style-name="Internet_20_link" text:visited-style-name="Visited_20_Internet_20_Link">
https://www.ukrinform.ua/rubric-sports/3699404-lucesku-jde-na-likarnanij-dinamo-keruvatime-sovkovskij.html</text:a>
</text:p>
      <!--NEWS-->
      <text:h text:style-name="P10" text:outline-level="1">
<text:span text:style-name="T4">
Резніков обговорив з Воллесом подальше навчання українських військових</text:span>
</text:h>
      <text:p text:style-name="P4">
Authors: Ukrinform (Person)</text:p>
      <text:p text:style-name="P4">
Publisher: Укринформ (Organization)</text:p>
      <text:p text:style-name="P4">
Published Time: 2023-04-22T-48:03:51+03:00</text:p>
      <text:p text:style-name="P4">
Modified Time: 2023-04-22T21:03:51+03:00</text:p>
      <text:p text:style-name="P4">
Description: Міністр оборони України Олексій Резніков повідомив у суботу, що він обговорив подальше зміцнення спроможностей української армії з міністром оборони Великої Британії Беном Воллесом. — Укрінформ.</text:p>
      <text:p text:style-name="P4">
Images: ["<text:a xlink:type="simple" xlink:href="https://static.ukrinform.com/photos/2023_04/thumb_files/630_360_1682186421-138.jpg" text:style-name="Internet_20_link" text:visited-style-name="Visited_20_Internet_20_Link">
630_360_16821...</text:a>
"]</text:p>
      <text:p text:style-name="P4">
Tags: ['Британія', 'Військові', 'Резніков', 'Зустріч Рамштайн']</text:p>
      <text:p text:style-name="P4">
Type: Article</text:p>
      <!--METADATA-->
      <text:p text:style-name="P4">
<draw:frame draw:style-name="fr1" draw:name="Image41" text:anchor-type="as-char" svg:width="6.9236in" svg:height="3.956343in" draw:z-index="0">
<draw:image xlink:href="../Images/yкринформ/2023-04-22T-48-03-51-03-00/630_360_1682186421-138.jpg" xlink:type="simple" xlink:show="embed" xlink:actuate="onLoad" draw:mime-type="image/jpeg"/>
</draw:frame>
 Міністроборони України Олексій Резніков повідомив у суботу, що він обговорив подальшезміцнення спроможностей української армії з міністром оборони Великої БританіїБеном Воллесом.</text:p>
      <text:p text:style-name="P4">
Про це Резніков написав на своїй сторінці у <text:a xlink:type="simple" xlink:href="http://twitter.com/oleksiireznikov/status/1649811446111391747" text:style-name="Internet_20_link" text:visited-style-name="Visited_20_Internet_20_Link">
</text:a>
, передає Укрінформ.</text:p>
      <text:p text:style-name="P4">
«Завжди приємно бачити колегу і великого друга України Бена Воллеса назустрічі Рамштайн. Ми обговорили подальше зміцнення спроможностей українськоїармії, зокрема навчання наших <text:a xlink:type="simple" xlink:href="https://www.ukrinform.ua/tag-vijskovi" text:style-name="Internet_20_link" text:visited-style-name="Visited_20_Internet_20_Link">
 </text:a>
 », –написав український міністр.</text:p>
      <text:p text:style-name="P4">
Раніше у суботу Резніков <text:a xlink:type="simple" xlink:href="https://www.ukrinform.ua/rubric-polytics/3699312-reznikov-pro-rezultati-ramstajnu-rosia-nablizaetsa-do-nurnbergaii.html" text:style-name="Internet_20_link" text:visited-style-name="Visited_20_Internet_20_Link">
 </text:a>
 , що одинадцята зустріч Контактної групи з питань оборониУкраїни наблизила притягнення росії до відповідальності.</text:p>
      <text:p text:style-name="P4">
<text:span text:style-name="T4">
Читайте також:</text:span>
 <text:a xlink:type="simple" xlink:href="https://www.ukrinform.ua/rubric-ato/3699006-volles-na-ramstajni-zaklikav-priskoriti-dostavku-vijskovoi-dopomogi-ukraini.html" text:style-name="Internet_20_link" text:visited-style-name="Visited_20_Internet_20_Link">
 <text:span text:style-name="T4">
Воллес</text:span>
 </text:a>
</text:p>
      <text:p text:style-name="P4">
Як повідомлялося, 21 квітня на авіабазі ВПС США «Рамштайн» у Німеччинівідбулося 11-те засідання Контактної групи з питань оборони України. Під часзустрічі обговорювалися, зокрема, питання протиповітряної оборони,боєприпасів, а також засобів забезпечення.</text:p>
      <text:p text:style-name="P4">
Source: <text:a xlink:type="simple" xlink:href="https://www.ukrinform.ua/rubric-ato/3699403-reznikov-obgovoriv-z-vollesom-podalse-navcanna-ukrainskih-vijskovih.html" text:style-name="Internet_20_link" text:visited-style-name="Visited_20_Internet_20_Link">
https://www.ukrinform.ua/rubric-ato/3699403-reznikov-obgovoriv-z-vollesom-podalse-navcanna-ukrainskih-vijskovih.html</text:a>
</text:p>
      <!--NEWS-->
      <text:h text:style-name="P10" text:outline-level="1">
<text:span text:style-name="T4">
У Малі стався потрійний теракт - дев'ятеро загиблих і понад 60 поранених</text:span>
</text:h>
      <text:p text:style-name="P4">
Authors: Ukrinform (Person)</text:p>
      <text:p text:style-name="P4">
Publisher: Укринформ (Organization)</text:p>
      <text:p text:style-name="P4">
Published Time: 2023-04-22T-51:48:00+03:00</text:p>
      <text:p text:style-name="P4">
Modified Time: 2023-04-22T20:48:00+03:00</text:p>
      <text:p text:style-name="P4">
Description: У центральній частині Малі, в місті Севаре, стався потрійний теракт, внаслідок якого загинули щонайменше дев'ятеро людей і понад 60 дістали поранення, зруйновано близько 20 будівель. — Укрінформ.</text:p>
      <text:p text:style-name="P4">
Images: ["<text:a xlink:type="simple" xlink:href="https://static.ukrinform.com/photos/2021_12/thumb_files/630_360_1638605539-490.jpg" text:style-name="Internet_20_link" text:visited-style-name="Visited_20_Internet_20_Link">
630_360_16386...</text:a>
"]</text:p>
      <text:p text:style-name="P4">
Tags: ['Малі', 'Поранені', 'Теракт', 'Загибель']</text:p>
      <text:p text:style-name="P4">
Type: Article</text:p>
      <!--METADATA-->
      <text:p text:style-name="P4">
<draw:frame draw:style-name="fr1" draw:name="Image42" text:anchor-type="as-char" svg:width="6.9236in" svg:height="3.956343in" draw:z-index="0">
<draw:image xlink:href="../Images/yкринформ/2023-04-22T-51-48-00-03-00/630_360_1638605539-490.jpg" xlink:type="simple" xlink:show="embed" xlink:actuate="onLoad" draw:mime-type="image/jpeg"/>
</draw:frame>
 Уцентральній частині Малі, в місті Севаре, стався потрійний теракт, внаслідокякого загинули щонайменше дев'ятеро людей і понад 60 дістали поранення,зруйновано близько 20 будівель.</text:p>
      <text:p text:style-name="P4">
Про це повідомляє <text:a xlink:type="simple" xlink:href="https://www.reuters.com/world/africa/least-nine-killed-triple-suicide-bombing-central-mali-official-2023-04-22/" text:style-name="Internet_20_link" text:visited-style-name="Visited_20_Internet_20_Link">
 </text:a>
 , передає Укрінформ.</text:p>
      <text:p text:style-name="P4">
Як зазначається, атаку вчинили <text:a xlink:type="simple" xlink:href="https://www.ukrinform.ua/tag-terorizm" text:style-name="Internet_20_link" text:visited-style-name="Visited_20_Internet_20_Link">
 </text:a>
-смертники.</text:p>
      <text:p text:style-name="P4">
Речник губернатора Якуба Майга повідомив, що всі загиблі і поранені булицивільними.</text:p>
      <text:p text:style-name="P4">
Наразі ніхто не взяв на себе відповідальність за напад.</text:p>
      <text:p text:style-name="P4">
Раніше в суботу уряд Малі заявив, що армія зупинила "терористичну атаку" вСеваре.</text:p>
      <text:p text:style-name="P4">
"Три автомобілі, начинені вибухівкою, знищені вогнем з армійськогобезпілотника", - було сказано у заяві.</text:p>
      <text:p text:style-name="P4">
<text:span text:style-name="T4">
Читайте також:</text:span>
 <text:a xlink:type="simple" xlink:href="https://www.ukrinform.ua/rubric-world/3697346-v-erusalimi-vnaslidok-teraktu-postrazdali-dvoe-colovikiv.html" text:style-name="Internet_20_link" text:visited-style-name="Visited_20_Internet_20_Link">
 <text:span text:style-name="T4">
теракт</text:span>
 </text:a>
</text:p>
      <text:p text:style-name="P4">
Як повідомляв <text:a xlink:type="simple" xlink:href="https://www.ukrinform.ua/rubric-world/3696550-u-meksici-bojoviki-vbili-simoh-ludej-u-gromadskomu-basejni.html" text:style-name="Internet_20_link" text:visited-style-name="Visited_20_Internet_20_Link">
 </text:a>
 , у Мексиці щонайменшесемеро людей загинули внаслідок стрілянини у громадському басейні.</text:p>
      <text:p text:style-name="P4">
<text:span text:style-name="T5">
Фото: Getty Images</text:span>
</text:p>
      <text:p text:style-name="P4">
Source: <text:a xlink:type="simple" xlink:href="https://www.ukrinform.ua/rubric-world/3699397-u-mali-stavsa-potrijnij-terakt-devatero-zagiblih-i-ponad-60-poranenih.html" text:style-name="Internet_20_link" text:visited-style-name="Visited_20_Internet_20_Link">
https://www.ukrinform.ua/rubric-world/3699397-u-mali-stavsa-potrijnij-terakt-devatero-zagiblih-i-ponad-60-poranenih.html</text:a>
</text:p>
      <!--NEWS-->
      <text:h text:style-name="P10" text:outline-level="1">
<text:span text:style-name="T4">
«Манчестер Сіті» розгромив «Шеффлд Юнайтед» і зіграє у фіналі Кубка Англії</text:span>
</text:h>
      <text:p text:style-name="P4">
Authors: Ukrinform (Person)</text:p>
      <text:p text:style-name="P4">
Publisher: Укринформ (Organization)</text:p>
      <text:p text:style-name="P4">
Published Time: 2023-04-22T-53:32:00+03:00</text:p>
      <text:p text:style-name="P4">
Modified Time: 2023-04-22T20:32:00+03:00</text:p>
      <text:p text:style-name="P4">
Description: Футболісти «Манчестер Сіті» вийшли у фінал Кубка Англії. — Укрінформ.</text:p>
      <text:p text:style-name="P4">
Images: ["<text:a xlink:type="simple" xlink:href="https://static.ukrinform.com/photos/2023_04/thumb_files/630_360_1682184726-521.jpg" text:style-name="Internet_20_link" text:visited-style-name="Visited_20_Internet_20_Link">
630_360_16821...</text:a>
"]</text:p>
      <text:p text:style-name="P4">
Tags: ['Футбол', 'Манчестер Сіті']</text:p>
      <text:p text:style-name="P4">
Type: Article</text:p>
      <!--METADATA-->
      <text:p text:style-name="P4">
<draw:frame draw:style-name="fr1" draw:name="Image43" text:anchor-type="as-char" svg:width="6.9236in" svg:height="3.956343in" draw:z-index="0">
<draw:image xlink:href="../Images/yкринформ/2023-04-22T-53-32-00-03-00/630_360_1682184726-521.jpg" xlink:type="simple" xlink:show="embed" xlink:actuate="onLoad" draw:mime-type="image/jpeg"/>
</draw:frame>
Футболісти «Манчестер Сіті» вийшли у фінал Кубка Англії.</text:p>
      <text:p text:style-name="P4">
У півфіналі розіграшу-2022/23 «Манчестер Сіті» на стадіоні «Вемблі» у Лондонівпевнено переграв «Шеффлд Юнайтед» - 3:0, передає Укрінформ.</text:p>
      <text:p text:style-name="P4">
Хет-трик у присутності майже 70 тисяч глядачів оформив алжирський форвард«містян» Ріяд Марез, який відзначився на 43-й хвилині з пенальті, 61-й та 66-йхвилинах.</text:p>
      <text:p text:style-name="P4">
У вирішальному поєдинку «Манчестер Сіті» зустрінеться з переможцемпротистояння «Манчестер Юнайтед» - «Брайтон».</text:p>
      <text:p text:style-name="P4">
<text:span text:style-name="T4">
Читайте також:</text:span>
 <text:a xlink:type="simple" xlink:href="https://www.ukrinform.ua/rubric-sports/3699120-apl-arsenal-iz-zincenkom-unik-porazki-vid-sautgemptona.html" text:style-name="Internet_20_link" text:visited-style-name="Visited_20_Internet_20_Link">
 <text:span text:style-name="T4">
АПЛ</text:span>
 </text:a>
</text:p>
      <text:p text:style-name="P4">
Нагадаємо, торік Кубок Англії виграв «Ліверпуль», який цього разу програв у1/16 фіналу «Брайтону» (1:2).</text:p>
      <text:p text:style-name="P4">
Фото: AFP.</text:p>
      <text:p text:style-name="P4">
Source: <text:a xlink:type="simple" xlink:href="https://www.ukrinform.ua/rubric-sports/3699396-mancester-siti-rozgromiv-seffld-unajted-i-zigrae-u-finali-kubka-anglii.html" text:style-name="Internet_20_link" text:visited-style-name="Visited_20_Internet_20_Link">
https://www.ukrinform.ua/rubric-sports/3699396-mancester-siti-rozgromiv-seffld-unajted-i-zigrae-u-finali-kubka-anglii.html</text:a>
</text:p>
      <!--NEWS-->
      <text:h text:style-name="P10" text:outline-level="1">
<text:span text:style-name="T4">
Сили оборони збили російський Мі-24</text:span>
</text:h>
      <text:p text:style-name="P4">
Authors: Ukrinform (Person)</text:p>
      <text:p text:style-name="P4">
Publisher: Укринформ (Organization)</text:p>
      <text:p text:style-name="P4">
Published Time: 2023-04-22T-55:30:11+03:00</text:p>
      <text:p text:style-name="P4">
Modified Time: 2023-04-22T20:30:11+03:00</text:p>
      <text:p text:style-name="P4">
Description: Сили оборони України в суботу, 22 квітня, збили бойовий гелікоптер Мі-24 російських загарбників та чотири ворожі безпілотники. — Укрінформ.</text:p>
      <text:p text:style-name="P4">
Images: ["<text:a xlink:type="simple" xlink:href="https://static.ukrinform.com/photos/2022_06/thumb_files/630_360_1654364991-228.jpg" text:style-name="Internet_20_link" text:visited-style-name="Visited_20_Internet_20_Link">
630_360_16543...</text:a>
"]</text:p>
      <text:p text:style-name="P4">
Tags: ['Генштаб', 'Вертоліт', 'Війна з росією']</text:p>
      <text:p text:style-name="P4">
Type: Article</text:p>
      <!--METADATA-->
      <text:p text:style-name="P4">
<draw:frame draw:style-name="fr1" draw:name="Image44" text:anchor-type="as-char" svg:width="6.9236in" svg:height="3.956343in" draw:z-index="0">
<draw:image xlink:href="../Images/yкринформ/2023-04-22T-55-30-11-03-00/630_360_1654364991-228.jpg" xlink:type="simple" xlink:show="embed" xlink:actuate="onLoad" draw:mime-type="image/jpeg"/>
</draw:frame>
 Силиоборони України в суботу, 22 квітня, збили бойовий гелікоптер Мі-24 російськихзагарбників та чотири ворожі безпілотники.</text:p>
      <text:p text:style-name="P4">
Як передає Укрінформ, про це Генеральний штаб Збройних сил України повідомив у<text:a xlink:type="simple" xlink:href="http://www.facebook.com/GeneralStaff.ua/posts/pfbid0G3wpUCKqvQCaoiD9hB8m8p7EJffxJ9uTxDqPqWaT4ywbGntJ1uUbLhjzCiAAE5hYl" text:style-name="Internet_20_link" text:visited-style-name="Visited_20_Internet_20_Link">
</text:a>
.</text:p>
      <text:p text:style-name="P4">
"Сьогодні наші воїни збили 1 ворожий гелікоптер Мі-24 та 4 <text:a xlink:type="simple" xlink:href="https://www.ukrinform.ua/tag-bezpilotnik" text:style-name="Internet_20_link" text:visited-style-name="Visited_20_Internet_20_Link">
</text:a>
 (2 розвідувальних — "Орлан-10" таZala, а також 2 дрони-камікадзе типу "Ланцет"), — ідеться в повідомленні.</text:p>
      <text:p text:style-name="P4">
<text:span text:style-name="T4">
Читайте також:</text:span>
 <text:a xlink:type="simple" xlink:href="https://www.ukrinform.ua/rubric-ato/3689386-prikordonniki-pokazali-ak-prizemlili-dronkamikadze-poblizu-cernigova.html" text:style-name="Internet_20_link" text:visited-style-name="Visited_20_Internet_20_Link">
 <text:span text:style-name="T4">
приземлили</text:span>
 </text:a>
</text:p>
      <text:p text:style-name="P4">
Як повідомляв Укрінформ, у розв'язаній проти України повномасштабній війні <text:a xlink:type="simple" xlink:href="https://www.ukrinform.ua/rubric-ato/3699160-sili-oboroni-znisili-185-730-rosijskih-zagarbnikiv.html" text:style-name="Internet_20_link" text:visited-style-name="Visited_20_Internet_20_Link">
</text:a>
 вже 3672 свої танки, 7130 бойовихброньованих машин, 539 реактивних систем залпового вогню й тисячі одиницьіншої техніки.</text:p>
      <text:p text:style-name="P4">
Source: <text:a xlink:type="simple" xlink:href="https://www.ukrinform.ua/rubric-ato/3699395-sili-oboroni-zbili-rosijskij-mi24.html" text:style-name="Internet_20_link" text:visited-style-name="Visited_20_Internet_20_Link">
https://www.ukrinform.ua/rubric-ato/3699395-sili-oboroni-zbili-rosijskij-mi24.html</text:a>
</text:p>
      <!--NEWS-->
      <text:h text:style-name="P10" text:outline-level="1">
<text:span text:style-name="T4">
Японія дає Світовому банку $471 мільйон для відбудови України</text:span>
</text:h>
      <text:p text:style-name="P4">
Authors: Ukrinform (Person)</text:p>
      <text:p text:style-name="P4">
Publisher: Укринформ (Organization)</text:p>
      <text:p text:style-name="P4">
Published Time: 2023-04-22T-57:21:00+03:00</text:p>
      <text:p text:style-name="P4">
Modified Time: 2023-04-22T20:21:00+03:00</text:p>
      <text:p text:style-name="P4">
Description: Уряд Японії оголосив про внесок у розмірі 471 млн доларів до Цільового фонду підтримки, відновлення, відбудови та реформування України (URTF). — Укрінформ.</text:p>
      <text:p text:style-name="P4">
Images: ["<text:a xlink:type="simple" xlink:href="https://static.ukrinform.com/photos/2019_09/thumb_files/630_360_1568725858-695.jpg" text:style-name="Internet_20_link" text:visited-style-name="Visited_20_Internet_20_Link">
630_360_15687...</text:a>
"]</text:p>
      <text:p text:style-name="P4">
Tags: ['Японія', 'Україна', 'Світовий банк', 'допомога']</text:p>
      <text:p text:style-name="P4">
Type: Article</text:p>
      <!--METADATA-->
      <text:p text:style-name="P4">
<draw:frame draw:style-name="fr1" draw:name="Image45" text:anchor-type="as-char" svg:width="6.9236in" svg:height="3.956343in" draw:z-index="0">
<draw:image xlink:href="../Images/yкринформ/2023-04-22T-57-21-00-03-00/630_360_1568725858-695.jpg" xlink:type="simple" xlink:show="embed" xlink:actuate="onLoad" draw:mime-type="image/jpeg"/>
</draw:frame>
 УрядЯпонії оголосив про внесок у розмірі 471 млн доларів до Цільового фондупідтримки, відновлення, відбудови та реформування України (URTF).</text:p>
      <text:p text:style-name="P4">
Про це повідомляє Укрінформ з посиланням на пресслужбу <text:a xlink:type="simple" xlink:href="https://www.worldbank.org/uk/news/press-release/2023/04/21/japan-contributes-us-471-million-to-the-world-bank-in-support-of-ukraine-relief-efforts" text:style-name="Internet_20_link" text:visited-style-name="Visited_20_Internet_20_Link">
</text:a>
.</text:p>
      <text:p text:style-name="P4">
Ці кошти є частиною зобов’язань в розмірі 5,5 млрд доларів, які Японія взяла влютому, щоб допомогти у відновленні зруйнованої інфраструктури та підтриматинарод України у відбудові.</text:p>
      <text:p text:style-name="P4">
« <text:a xlink:type="simple" xlink:href="https://www.ukrinform.ua/tag-aponia" text:style-name="Internet_20_link" text:visited-style-name="Visited_20_Internet_20_Link">
 </text:a>
 продовжує підтримувати Україну таукраїнський народ. Ми тісно співпрацюємо зі Світовим банком у наданніпідтримки Україні. Ми очікуємо, що наші внески будуть ефективно використанідля задоволення найбільш нагальних потреб з ремонту критично важливоїінфраструктури. Ми з нетерпінням чекаємо подальшого поглиблення нашоїспівпраці з Групою Світового банку», - заявив заступник міністра фінансівЯпонії з міжнародних питань Кентаро Огата.</text:p>
      <text:p text:style-name="P4">
Уточнюється, що цей грантовий внесок більш ніж подвоює кошти URTF. Теперзагальна сума грантових ресурсів на невідкладні роботи з ремонту енергетичноїінфраструктури, доріг, мостів, житла, шкіл та лікарень в Україні становитьпонад 850 мільйонів доларів.</text:p>
      <text:p text:style-name="P4">
Зараз URTF підтримує Проект з відновлення енергетичних ресурсів та підготовкидо зими, Проект «Відновлення основної логістичної інфраструктури та приєднаннядо мережі» (RELINC) та Проєкт «Зміцнення системи охорони здоров'я тазбереження життя» (HEAL).</text:p>
      <text:p text:style-name="P4">
URTF - це багатосторонній донорський фонд, який створений у грудні 2022 року.Він підтримує екстрені операції Світового банку в Україні у ключових галузях,зокрема транспорт, охорона здоров'я та енергетика. Ці проєкти відображаютьпотреби країни в надзвичайній допомозі, викладені в оновленій Швидкій оцінцізавданої шкоди та потреб на відновлення (RDNA).</text:p>
      <text:p text:style-name="P4">
<text:span text:style-name="T4">
Читайте також:</text:span>
 <text:a xlink:type="simple" xlink:href="https://www.ukrinform.ua/rubric-economy/3697576-investicii-v-ukrainu-aponia-persou-vidilae-23-miljoni-dla-pokritta-voennih-rizikiv.html" text:style-name="Internet_20_link" text:visited-style-name="Visited_20_Internet_20_Link">
 <text:span text:style-name="T4">
Японія</text:span>
 </text:a>
</text:p>
      <text:p text:style-name="P4">
Проєкти розроблені таким чином, щоб їх можна було адаптувати до подій намісцях, забезпечуючи при цьому швидкий вплив і швидкий розподіл коштів.</text:p>
      <text:p text:style-name="P4">
Стратегічне керівництво діяльністю URTF здійснює Рада партнерства. Їїспівголовами є Група Світового банку та Уряд України, до складу Ради входятьпартнери з розвитку. Учасниками URTF є Австрія, Канада, Ісландія, Японія,Литва, Нідерланди, Норвегія, Швеція, Швейцарія. Команда управління програмоювідповідає за щоденне управління коштами учасників URTF.</text:p>
      <text:p text:style-name="P4">
Source: <text:a xlink:type="simple" xlink:href="https://www.ukrinform.ua/rubric-vidbudova/3699394-aponia-dae-svitovomu-banku-471-miljon-dla-vidbudovi-ukraini.html" text:style-name="Internet_20_link" text:visited-style-name="Visited_20_Internet_20_Link">
https://www.ukrinform.ua/rubric-vidbudova/3699394-aponia-dae-svitovomu-banku-471-miljon-dla-vidbudovi-ukraini.html</text:a>
</text:p>
      <!--NEWS-->
      <text:h text:style-name="P10" text:outline-level="1">
<text:span text:style-name="T4">
Професора з Канади заочно засудили на довічне за теракт у Парижі 1980 року</text:span>
</text:h>
      <text:p text:style-name="P4">
Authors: Ukrinform (Person)</text:p>
      <text:p text:style-name="P4">
Publisher: Укринформ (Organization)</text:p>
      <text:p text:style-name="P4">
Published Time: 2023-04-22T-59:10:47+03:00</text:p>
      <text:p text:style-name="P4">
Modified Time: 2023-04-22T20:10:47+03:00</text:p>
      <text:p text:style-name="P4">
Description: Суд у Парижі визнав винним у скоєнні теракту в паризькій синагозі 1980 року професора з Канади Хассана Діаба, який має лівансько-канадське громадянство. — Укрінформ.</text:p>
      <text:p text:style-name="P4">
Images: ["<text:a xlink:type="simple" xlink:href="https://static.ukrinform.com/photos/2018_07/thumb_files/630_360_1532017869-1678.jpg" text:style-name="Internet_20_link" text:visited-style-name="Visited_20_Internet_20_Link">
630_360_15320...</text:a>
"]</text:p>
      <text:p text:style-name="P4">
Tags: ['Франція', 'Канада', 'Теракт', 'Вирок']</text:p>
      <text:p text:style-name="P4">
Type: Article</text:p>
      <!--METADATA-->
      <text:p text:style-name="P4">
<draw:frame draw:style-name="fr1" draw:name="Image46" text:anchor-type="as-char" svg:width="6.9236in" svg:height="3.956343in" draw:z-index="0">
<draw:image xlink:href="../Images/yкринформ/2023-04-22T-59-10-47-03-00/630_360_1532017869-1678.jpg" xlink:type="simple" xlink:show="embed" xlink:actuate="onLoad" draw:mime-type="image/jpeg"/>
</draw:frame>
 Суд уПарижі визнав винним у скоєнні теракту в паризькій синагозі 1980 рокупрофесора з Канади Хассана Діаба, який має лівансько-канадське громадянство.</text:p>
      <text:p text:style-name="P4">
Про це повідомляє <text:a xlink:type="simple" xlink:href="https://www.bbc.com/news/world-europe-65347584" text:style-name="Internet_20_link" text:visited-style-name="Visited_20_Internet_20_Link">
 </text:a>
 ,передає Укрінформ.</text:p>
      <text:p text:style-name="P4">
Суд визнав доведеним, що Діаб, якому зараз 69 років, 3 жовтня 1980 рокузалишив біля синагоги бомбу, що була у сумці мотоцикла. Внаслідок вибухузагинули чотири людини і 38 отримали поранення.</text:p>
      <text:p text:style-name="P4">
Суд ухвалив заочно засудити Діаба до довічного ув'язнення.</text:p>
      <text:p text:style-name="P4">
Обвинувачений відмовився від участі у судових засіданнях. Винним він себе невизнає.</text:p>
      <text:p text:style-name="P4">
Прем'єр-міністр Джастін Трюдо заявив, що його уряд "уважно подивиться нанаступні кроки, на те, що вирішить зробити французький уряд, на те, щовирішать зробити французькі суди".</text:p>
      <text:p text:style-name="P4">
"Але ми завжди будемо ... на захисті канадців та їхніх прав", - додав він.</text:p>
      <text:p text:style-name="P4">
Хасан Діаб - ліванець палестинського походження, який отримав канадськегромадянство в 1993 році і викладав соціологію в Оттаві.</text:p>
      <text:p text:style-name="P4">
<text:span text:style-name="T4">
Читайте також:</text:span>
 <text:a xlink:type="simple" xlink:href="https://www.ukrinform.ua/rubric-world/3697346-v-erusalimi-vnaslidok-teraktu-postrazdali-dvoe-colovikiv.html" text:style-name="Internet_20_link" text:visited-style-name="Visited_20_Internet_20_Link">
 <text:span text:style-name="T4">
теракт</text:span>
 </text:a>
</text:p>
      <text:p text:style-name="P4">
Як <text:a xlink:type="simple" xlink:href="https://www.ukrinform.ua/rubric-world/3691184-u-francii-pocavsa-proces-u-spravi-pro-terakt-bila-sinagogi-skoenij-1980-roku.html" text:style-name="Internet_20_link" text:visited-style-name="Visited_20_Internet_20_Link">
 </text:a>
 Укрінформ, <text:a xlink:type="simple" xlink:href="https://www.ukrinform.ua/tag-kanada" text:style-name="Internet_20_link" text:visited-style-name="Visited_20_Internet_20_Link">
</text:a>
 наприкінці 2014 року дозволилаекстрадицію Діаба до Франції. Він відбув три роки попереднього ув'язнення, алепотім судді постановили звільнити його з-під арешту через брак доказів. Післяцього Діаб повернувся до Канади.</text:p>
      <text:p text:style-name="P4">
У січні 2021 року апеляційний суд Франції постановив, що Діаб має постатиперед судом за обвинуваченнями, пов'язаними з тероризмом.</text:p>
      <text:p text:style-name="P4">
Source: <text:a xlink:type="simple" xlink:href="https://www.ukrinform.ua/rubric-world/3699391-profesora-z-kanadi-zaocno-zasudili-na-dovicne-za-terakt-u-parizi-1980-roku.html" text:style-name="Internet_20_link" text:visited-style-name="Visited_20_Internet_20_Link">
https://www.ukrinform.ua/rubric-world/3699391-profesora-z-kanadi-zaocno-zasudili-na-dovicne-za-terakt-u-parizi-1980-roku.html</text:a>
</text:p>
      <!--NEWS-->
      <text:h text:style-name="P10" text:outline-level="1">
<text:span text:style-name="T4">
At Bakhmut direction Russian army shelled Rozdolivka, Vasukivka, Orikhovo-Vasylivka, Novomark...</text:span>
</text:h>
      <text:p text:style-name="P4">
Authors: liveuamap (Language: en)</text:p>
      <text:p text:style-name="P4">
Time: 2023-04-22T-5:24:00</text:p>
      <text:p text:style-name="P4">
Location: Novhorods'ke, Donetsk Oblast (Latitude:48.33411 Longtitude:37.84653)</text:p>
      <text:p text:style-name="P4">
Videos: []</text:p>
      <text:p text:style-name="P4">
Images: []</text:p>
      <text:p text:style-name="P4">
Tags: ["Russia"]</text:p>
      <text:p text:style-name="P4">
ID: 22557892</text:p>
      <!--METADATA-->
      <text:p text:style-name="P4">
At Bakhmut direction Russian army shelled Rozdolivka, Vasukivka, Orikhovo-Vasylivka, Novomarkove, Hryhorivka, Bakhmut, Ivanivske, Chasiv Yar,Oleksandro-Shultyne, Bila Hora, Dyliyivka, Zalizne, Pivnichne, Pivdenne andNew York of Donetsk region, - General Staff of Armed Forces of Ukraine says inthe morning report</text:p>
      <text:p text:style-name="P4">
News Collection Link: <text:a xlink:type="simple" xlink:href="https://liveuamap.com/en/2023/22-april-at-bakhmut-direction-russian-army-shelled-rozdolivka" text:style-name="Internet_20_link" text:visited-style-name="Visited_20_Internet_20_Link">
https://liveuamap.com/en/2023/22-april-at-bakhmut-direction-russian-army-shelled-rozdolivka</text:a>
</text:p>
      <text:p text:style-name="P4">
Source: <text:a xlink:type="simple" xlink:href="https://t.me/lumsrc/4561" text:style-name="Internet_20_link" text:visited-style-name="Visited_20_Internet_20_Link">
https://t.me/lumsrc/4561</text:a>
</text:p>
      <!--NEWS-->
      <text:h text:style-name="P10" text:outline-level="1">
<text:span text:style-name="T4">
Військові рф обстріляли парк у Херсоні, є поранений</text:span>
</text:h>
      <text:p text:style-name="P4">
Authors: Ukrinform (Person)</text:p>
      <text:p text:style-name="P4">
Publisher: Укринформ (Organization)</text:p>
      <text:p text:style-name="P4">
Published Time: 2023-04-22T-61:00:00+03:00</text:p>
      <text:p text:style-name="P4">
Modified Time: 2023-04-22T20:00:00+03:00</text:p>
      <text:p text:style-name="P4">
Description: російські військові в суботу, 22 квітня, пообіді обстріляли один із парків Херсона, ворожим вогнем поранений мирний житель. — Укрінформ.</text:p>
      <text:p text:style-name="P4">
Images: ["<text:a xlink:type="simple" xlink:href="https://static.ukrinform.com/photos/2023_04/thumb_files/630_360_1682182723-641.jpg" text:style-name="Internet_20_link" text:visited-style-name="Visited_20_Internet_20_Link">
630_360_16821...</text:a>
"]</text:p>
      <text:p text:style-name="P4">
Tags: ['Херсон', 'Обстріл', 'Парк', 'Війна з росією']</text:p>
      <text:p text:style-name="P4">
Type: Article</text:p>
      <!--METADATA-->
      <text:p text:style-name="P4">
<draw:frame draw:style-name="fr1" draw:name="Image47" text:anchor-type="as-char" svg:width="6.9236in" svg:height="3.956343in" draw:z-index="0">
<draw:image xlink:href="../Images/yкринформ/2023-04-22T-61-00-00-03-00/630_360_1682182723-641.jpg" xlink:type="simple" xlink:show="embed" xlink:actuate="onLoad" draw:mime-type="image/jpeg"/>
</draw:frame>
 російськівійськові в суботу, 22 квітня, пообіді обстріляли один із парків Херсона,ворожим вогнем поранений мирний житель.</text:p>
      <text:p text:style-name="P4">
Про це повідомив керівник пресофісу Херсонської обласної військовоїадміністрації Олександр Толоконніков, передає Укрінформ з посиланням на <text:a xlink:type="simple" xlink:href="https://suspilne.media/453747-rosijski-vijskovi-obstrilali-odin-z-parkiv-hersona-poranenij-colovik/" text:style-name="Internet_20_link" text:visited-style-name="Visited_20_Internet_20_Link">
</text:a>
 .</text:p>
      <text:p text:style-name="P4">
"Вдарили по одному з прибережних парків у <text:a xlink:type="simple" xlink:href="https://www.ukrinform.ua/tag-herson" text:style-name="Internet_20_link" text:visited-style-name="Visited_20_Internet_20_Link">
 </text:a>
 . 46-річний чоловік отримав поранення гомілки, а також садну голови",— зазначив представник ОВА.</text:p>
      <text:p text:style-name="P4">
Пораненого доправили до міської лікарні. Йому надають необхідну допомогу.</text:p>
      <text:p text:style-name="P4">
<text:span text:style-name="T4">
Читайте також:</text:span>
 <text:a xlink:type="simple" xlink:href="https://www.ukrinform.ua/rubric-regions/3699384-na-hersonsini-cerez-rosijsku-vibuhivku-zaginuv-civilnij.html" text:style-name="Internet_20_link" text:visited-style-name="Visited_20_Internet_20_Link">
 <text:span text:style-name="T4">
Херсон</text:span>
 </text:a>
</text:p>
      <text:p text:style-name="P4">
Як повідомляв <text:a xlink:type="simple" xlink:href="https://www.ukrinform.ua/rubric-regions/3699170-rosiani-za-dobu-45-raziv-obstrilali-hersonsinu.html" text:style-name="Internet_20_link" text:visited-style-name="Visited_20_Internet_20_Link">
 </text:a>
 , за минулу добу загарбникиобстріляли Херсонську область 45 разів, випустивши по її території 235снарядів.</text:p>
      <text:p text:style-name="P4">
<text:span text:style-name="T5">
Фото: Херсонська МВА / Telegram</text:span>
</text:p>
      <text:p text:style-name="P4">
Source: <text:a xlink:type="simple" xlink:href="https://www.ukrinform.ua/rubric-ato/3699389-vijskovi-rf-obstrilali-park-u-hersoni-e-poranenij.html" text:style-name="Internet_20_link" text:visited-style-name="Visited_20_Internet_20_Link">
https://www.ukrinform.ua/rubric-ato/3699389-vijskovi-rf-obstrilali-park-u-hersoni-e-poranenij.html</text:a>
</text:p>
      <!--NEWS-->
      <text:h text:style-name="P10" text:outline-level="1">
<text:span text:style-name="T4">
Україні потрібно у 10 разів більше зброї, щоб закінчити війну цьогоріч – МЗС</text:span>
</text:h>
      <text:p text:style-name="P4">
Authors: Ukrinform (Person)</text:p>
      <text:p text:style-name="P4">
Publisher: Укринформ (Organization)</text:p>
      <text:p text:style-name="P4">
Published Time: 2023-04-22T-64:56:00+03:00</text:p>
      <text:p text:style-name="P4">
Modified Time: 2023-04-22T19:56:00+03:00</text:p>
      <text:p text:style-name="P4">
Description: Україна вдячна союзникам за надану військову допомогу, однак щоб закінчити війну цього року, ЗСУ потрібно у 10 разів більше зброї. — Укрінформ.</text:p>
      <text:p text:style-name="P4">
Images: ["<text:a xlink:type="simple" xlink:href="https://static.ukrinform.com/photos/2022_01/thumb_files/630_360_1642416721-518.jpg" text:style-name="Internet_20_link" text:visited-style-name="Visited_20_Internet_20_Link">
630_360_16424...</text:a>
"]</text:p>
      <text:p text:style-name="P4">
Tags: ['МЗС', 'Україна', 'Зброя']</text:p>
      <text:p text:style-name="P4">
Type: Article</text:p>
      <!--METADATA-->
      <text:p text:style-name="P4">
<draw:frame draw:style-name="fr1" draw:name="Image48" text:anchor-type="as-char" svg:width="6.9236in" svg:height="3.956343in" draw:z-index="0">
<draw:image xlink:href="../Images/yкринформ/2023-04-22T-64-56-00-03-00/630_360_1642416721-518.jpg" xlink:type="simple" xlink:show="embed" xlink:actuate="onLoad" draw:mime-type="image/jpeg"/>
</draw:frame>
 Українавдячна союзникам за надану військову допомогу, однак щоб закінчити війну цьогороку, ЗСУ потрібно у 10 разів більше зброї.</text:p>
      <text:p text:style-name="P4">
Про це заступник міністра закордонних справ Андрій Мельник повідомив у <text:a xlink:type="simple" xlink:href="http://twitter.com/MelnykAndrij/status/1649782042555498500" text:style-name="Internet_20_link" text:visited-style-name="Visited_20_Internet_20_Link">
</text:a>
 , передаєУкрінформ.</text:p>
      <text:p text:style-name="P4">
«Ми вдячні нашим союзникам за військову допомогу. Але цього недостатньо.Україні потрібно у 10 разів більше, щоб покінчити з російською агресією цьогороку», – написав Мельник.</text:p>
      <text:p text:style-name="P4">
Він також закликав партнерів перейти «штучні червоні лінії» та виділити 1% ВВПна поставку <text:a xlink:type="simple" xlink:href="https://www.ukrinform.ua/tag-zbroa" text:style-name="Internet_20_link" text:visited-style-name="Visited_20_Internet_20_Link">
 </text:a>
 Україні.</text:p>
      <text:p text:style-name="P4">
<text:span text:style-name="T4">
Читайте також:</text:span>
 <text:a xlink:type="simple" xlink:href="https://www.ukrinform.ua/rubric-ato/3699101-gensek-nato-pro-ramstajn-ukraina-teper-gotova-zvilniti-se-bilse-okupovanih-teritorij.html" text:style-name="Internet_20_link" text:visited-style-name="Visited_20_Internet_20_Link">
 <text:span text:style-name="T4">
Рамштайн</text:span>
 </text:a>
</text:p>
      <text:p text:style-name="P4">
Як повідомляв Укрінформ, міністр оборони США Ллойд Остін <text:a xlink:type="simple" xlink:href="https://www.ukrinform.ua/rubric-ato/3699004-kraini-formatu-ramstajn-postavili-v-ukrainu-ponad-230-tankiv-ostin.html" text:style-name="Internet_20_link" text:visited-style-name="Visited_20_Internet_20_Link">
</text:a>
 у п’ятницю, що країни-учасниці Контактної групи з питань оборони України надали ЗСУ понад 230танків, а також тисячі одиниць іншої бойової техніки та боєприпасів і 55 млрддол. безпекової допомоги.</text:p>
      <text:p text:style-name="P4">
Source: <text:a xlink:type="simple" xlink:href="https://www.ukrinform.ua/rubric-polytics/3699388-ukraini-potribno-u-10-raziv-bilse-zbroi-sob-zakinciti-vijnu-cogoric-mzs.html" text:style-name="Internet_20_link" text:visited-style-name="Visited_20_Internet_20_Link">
https://www.ukrinform.ua/rubric-polytics/3699388-ukraini-potribno-u-10-raziv-bilse-zbroi-sob-zakinciti-vijnu-cogoric-mzs.html</text:a>
</text:p>
      <!--NEWS-->
      <text:h text:style-name="P10" text:outline-level="1">
<text:span text:style-name="T4">
Українець Фільчаков вийшов у фінал чемпіонату Європи з греко-римської боротьби</text:span>
</text:h>
      <text:p text:style-name="P4">
Authors: Ukrinform (Person)</text:p>
      <text:p text:style-name="P4">
Publisher: Укринформ (Organization)</text:p>
      <text:p text:style-name="P4">
Published Time: 2023-04-22T-66:55:59+03:00</text:p>
      <text:p text:style-name="P4">
Modified Time: 2023-04-22T19:55:59+03:00</text:p>
      <text:p text:style-name="P4">
Description: На чемпіонаті Європи зі спортивної боротьби у Загребі (Хорватія) триває першість серед представників греко-римского стилю. — Укрінформ.</text:p>
      <text:p text:style-name="P4">
Images: ["<text:a xlink:type="simple" xlink:href="https://static.ukrinform.com/photos/2023_04/thumb_files/630_360_1682182517-278.jpg" text:style-name="Internet_20_link" text:visited-style-name="Visited_20_Internet_20_Link">
630_360_16821...</text:a>
"]</text:p>
      <text:p text:style-name="P4">
Tags: ['Греко-римська боротьба']</text:p>
      <text:p text:style-name="P4">
Type: Article</text:p>
      <!--METADATA-->
      <text:p text:style-name="P4">
<draw:frame draw:style-name="fr1" draw:name="Image49" text:anchor-type="as-char" svg:width="6.9236in" svg:height="3.956343in" draw:z-index="0">
<draw:image xlink:href="../Images/yкринформ/2023-04-22T-66-55-59-03-00/630_360_1682182517-278.jpg" xlink:type="simple" xlink:show="embed" xlink:actuate="onLoad" draw:mime-type="image/jpeg"/>
</draw:frame>
 Начемпіонаті Європи зі спортивної боротьби у Загребі (Хорватія) триває першістьсеред представників греко-римского стилю.</text:p>
      <text:p text:style-name="P4">
Місце на п'єдесталі змагань забезпечив українець Ярослав Фільчаков, якийпробився у фінал вагової категорії до 82 кг, передає Укрінформ.</text:p>
      <text:p text:style-name="P4">
У сутичці за «золото» Фільчаков зійдеться з Бурханом Абудаком з Туреччини.</text:p>
      <text:p text:style-name="P4">
Шанси на бронзові нагороди зберігають Парвіз Насібов (67 кг) та Андрій Кулик(72 кг).</text:p>
      <text:p text:style-name="P4">
<text:span text:style-name="T4">
Читайте також:</text:span>
 <text:a xlink:type="simple" xlink:href="https://www.ukrinform.ua/rubric-sports/3699123-zinoca-zbirna-ukraini-z-borotbi-vigrala-komandnij-zalik-cempionatu-evropi.html" text:style-name="Internet_20_link" text:visited-style-name="Visited_20_Internet_20_Link">
 <text:span text:style-name="T4">
боротьби</text:span>
 </text:a>
</text:p>
      <text:p text:style-name="P4">
Чемпіонат Європи завершиться 23 квітня.</text:p>
      <text:p text:style-name="P4">
Фото: uww.org.</text:p>
      <text:p text:style-name="P4">
Source: <text:a xlink:type="simple" xlink:href="https://www.ukrinform.ua/rubric-sports/3699386-ukrainec-filcakov-vijsov-u-final-cempionatu-evropi-z-grekorimskoi-borotbi.html" text:style-name="Internet_20_link" text:visited-style-name="Visited_20_Internet_20_Link">
https://www.ukrinform.ua/rubric-sports/3699386-ukrainec-filcakov-vijsov-u-final-cempionatu-evropi-z-grekorimskoi-borotbi.html</text:a>
</text:p>
      <!--NEWS-->
      <text:h text:style-name="P10" text:outline-level="1">
<text:span text:style-name="T4">
На Херсонщині через російську вибухівку загинув цивільний</text:span>
</text:h>
      <text:p text:style-name="P4">
Authors: Ukrinform (Person)</text:p>
      <text:p text:style-name="P4">
Publisher: Укринформ (Organization)</text:p>
      <text:p text:style-name="P4">
Published Time: 2023-04-22T-68:53:00+03:00</text:p>
      <text:p text:style-name="P4">
Modified Time: 2023-04-22T19:53:00+03:00</text:p>
      <text:p text:style-name="P4">
Description: У Великоолександрівській громаді Херсонської області через залишену росіянами вибухівку загинув 30-річний мирний житель.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Херсонщина', 'Вибухівка', 'Загибель', 'Війна з росією']</text:p>
      <text:p text:style-name="P4">
Type: Article</text:p>
      <!--METADATA-->
      <text:p text:style-name="P4">
<draw:frame draw:style-name="fr1" draw:name="Image50" text:anchor-type="as-char" svg:width="6.9236in" svg:height="3.956343in" draw:z-index="0">
<draw:image xlink:href="../Images/yкринформ/2023-04-22T-68-53-00-03-00/630_360_1640330796-210.jpeg" xlink:type="simple" xlink:show="embed" xlink:actuate="onLoad" draw:mime-type="image/jpeg"/>
</draw:frame>
 УВеликоолександрівській громаді Херсонської області через залишену росіянамивибухівку загинув 30-річний мирний житель.</text:p>
      <text:p text:style-name="P4">
Як передає Укрінформ, про це Херсонська обласна військова адміністраціяповідомила в <text:a xlink:type="simple" xlink:href="https://t.me/khersonskaODA/5332" text:style-name="Internet_20_link" text:visited-style-name="Visited_20_Internet_20_Link">
 </text:a>
 .</text:p>
      <text:p text:style-name="P4">
За даними ОВА, чоловік натрапив на вибухонебезпечний предмет на березі річкиІнгулець між селами Давидів Брід і Білогірка. Постраждалий отримав травми,несумісні з життям.</text:p>
      <text:p text:style-name="P4">
В обладміністрації закликають громадян памʼятати, що <text:a xlink:type="simple" xlink:href="https://www.ukrinform.ua/tag-mina" text:style-name="Internet_20_link" text:visited-style-name="Visited_20_Internet_20_Link">
</text:a>
 небезпека в Херсонській області єнадзвичайно високою. Зоною підвищеної небезпеки є узбережжя водойм, поля,лісосмуги, узбіччя доріг і пустирі.</text:p>
      <text:p text:style-name="P4">
<text:span text:style-name="T4">
Читайте також:</text:span>
 <text:a xlink:type="simple" xlink:href="https://www.ukrinform.ua/rubric-regions/3697559-u-centri-balaklii-zinka-nastupila-na-minupelustku.html" text:style-name="Internet_20_link" text:visited-style-name="Visited_20_Internet_20_Link">
 </text:a>
</text:p>
      <text:p text:style-name="P4">
Як повідомляв <text:a xlink:type="simple" xlink:href="https://www.ukrinform.ua/rubric-regions/3699357-na-mikolaivsini-gribnik-pidirvavsa-na-mini.html" text:style-name="Internet_20_link" text:visited-style-name="Visited_20_Internet_20_Link">
 </text:a>
 , у Миколаївській області наміні підірвався грибник, у чоловіка мінно-вибухові травми.</text:p>
      <text:p text:style-name="P4">
Source: <text:a xlink:type="simple" xlink:href="https://www.ukrinform.ua/rubric-regions/3699384-na-hersonsini-cerez-rosijsku-vibuhivku-zaginuv-civilnij.html" text:style-name="Internet_20_link" text:visited-style-name="Visited_20_Internet_20_Link">
https://www.ukrinform.ua/rubric-regions/3699384-na-hersonsini-cerez-rosijsku-vibuhivku-zaginuv-civilnij.html</text:a>
</text:p>
      <!--NEWS-->
      <text:h text:style-name="P10" text:outline-level="1">
<text:span text:style-name="T4">
At Avdiyivka directions Russian army shelled Novokalynove, Stepove, Avdiyivka, Tonenke, Pervo...</text:span>
</text:h>
      <text:p text:style-name="P4">
Authors: liveuamap (Language: en)</text:p>
      <text:p text:style-name="P4">
Time: 2023-04-22T-7:24:00</text:p>
      <text:p text:style-name="P4">
Location: Avdiyivka (Latitude:48.2488 Longtitude:37.6898)</text:p>
      <text:p text:style-name="P4">
Videos: []</text:p>
      <text:p text:style-name="P4">
Images: []</text:p>
      <text:p text:style-name="P4">
Tags: ["Russia"]</text:p>
      <text:p text:style-name="P4">
ID: 22557883</text:p>
      <!--METADATA-->
      <text:p text:style-name="P4">
At Avdiyivka directions Russian army shelled Novokalynove, Stepove, Avdiyivka,Tonenke, Pervomayske, Nevelske of Donetsk region, - General Staff of ArmedForces of Ukraine says in the morning report</text:p>
      <text:p text:style-name="P4">
News Collection Link: <text:a xlink:type="simple" xlink:href="https://liveuamap.com/en/2023/22-april-at-avdiyivka-directions-russian-army-shelled-novokalynove" text:style-name="Internet_20_link" text:visited-style-name="Visited_20_Internet_20_Link">
https://liveuamap.com/en/2023/22-april-at-avdiyivka-directions-russian-army-shelled-novokalynove</text:a>
</text:p>
      <text:p text:style-name="P4">
Source: <text:a xlink:type="simple" xlink:href="https://t.me/lumsrc/4562" text:style-name="Internet_20_link" text:visited-style-name="Visited_20_Internet_20_Link">
https://t.me/lumsrc/4562</text:a>
</text:p>
      <!--NEWS-->
      <text:h text:style-name="P10" text:outline-level="1">
<text:span text:style-name="T4">
At Maryinka direction Russian army shelled Krasnohorivka, Maryinka, Pobyeda and Novomykhayliv...</text:span>
</text:h>
      <text:p text:style-name="P4">
Authors: liveuamap (Language: en)</text:p>
      <text:p text:style-name="P4">
Time: 2023-04-22T-9:24:00</text:p>
      <text:p text:style-name="P4">
Location: Donetsk (Latitude:47.84911 Longtitude:37.49067)</text:p>
      <text:p text:style-name="P4">
Videos: []</text:p>
      <text:p text:style-name="P4">
Images: []</text:p>
      <text:p text:style-name="P4">
Tags: ["Russia"]</text:p>
      <text:p text:style-name="P4">
ID: 22557881</text:p>
      <!--METADATA-->
      <text:p text:style-name="P4">
At Maryinka direction Russian army shelled Krasnohorivka, Maryinka, Pobyedaand Novomykhaylivka of Donetsk region, - General Staff of Armed Forces ofUkraine says in the morning report</text:p>
      <text:p text:style-name="P4">
News Collection Link: <text:a xlink:type="simple" xlink:href="https://liveuamap.com/en/2023/22-april-at-maryinka-direction-russian-army-shelled-krasnohorivka" text:style-name="Internet_20_link" text:visited-style-name="Visited_20_Internet_20_Link">
https://liveuamap.com/en/2023/22-april-at-maryinka-direction-russian-army-shelled-krasnohorivka</text:a>
</text:p>
      <text:p text:style-name="P4">
Source: <text:a xlink:type="simple" xlink:href="https://t.me/lumsrc/4563" text:style-name="Internet_20_link" text:visited-style-name="Visited_20_Internet_20_Link">
https://t.me/lumsrc/4563</text:a>
</text:p>
      <!--NEWS-->
      <text:h text:style-name="P10" text:outline-level="1">
<text:span text:style-name="T4">
1 person killed as result of shelling in Ocheretyne</text:span>
</text:h>
      <text:p text:style-name="P4">
Authors: liveuamap (Language: en)</text:p>
      <text:p text:style-name="P4">
Time: 2023-04-22T02:50:00</text:p>
      <text:p text:style-name="P4">
Location: Ocheretyne, Donetsk Oblast (Latitude:48.24388 Longtitude:37.61238)</text:p>
      <text:p text:style-name="P4">
Videos: []</text:p>
      <text:p text:style-name="P4">
Images: ["<text:a xlink:type="simple" xlink:href="https://liveuamap.com/pics/2023/04/22/22557908_0.jpg" text:style-name="Internet_20_link" text:visited-style-name="Visited_20_Internet_20_Link">
22557908_0.jpg</text:a>
", "<text:a xlink:type="simple" xlink:href="https://liveuamap.com/pics/2023/04/22/22557908_1.jpg" text:style-name="Internet_20_link" text:visited-style-name="Visited_20_Internet_20_Link">
22557908_1.jpg</text:a>
", "<text:a xlink:type="simple" xlink:href="https://liveuamap.com/pics/2023/04/22/22557908_2.jpg" text:style-name="Internet_20_link" text:visited-style-name="Visited_20_Internet_20_Link">
22557908_2.jpg</text:a>
", "<text:a xlink:type="simple" xlink:href="https://liveuamap.com/pics/2023/04/22/22557908_3.jpg" text:style-name="Internet_20_link" text:visited-style-name="Visited_20_Internet_20_Link">
22557908_3.jpg</text:a>
", "<text:a xlink:type="simple" xlink:href="https://liveuamap.com/pics/2023/04/22/22557908_4.jpg" text:style-name="Internet_20_link" text:visited-style-name="Visited_20_Internet_20_Link">
22557908_4.jpg</text:a>
", "<text:a xlink:type="simple" xlink:href="https://liveuamap.com/pics/2023/04/22/22557908_5.jpg" text:style-name="Internet_20_link" text:visited-style-name="Visited_20_Internet_20_Link">
22557908_5.jpg</text:a>
", "<text:a xlink:type="simple" xlink:href="https://liveuamap.com/pics/2023/04/22/22557908_6.jpg" text:style-name="Internet_20_link" text:visited-style-name="Visited_20_Internet_20_Link">
22557908_6.jpg</text:a>
", "<text:a xlink:type="simple" xlink:href="https://liveuamap.com/pics/2023/04/22/22557908_7.jpg" text:style-name="Internet_20_link" text:visited-style-name="Visited_20_Internet_20_Link">
22557908_7.jpg</text:a>
"]</text:p>
      <text:p text:style-name="P4">
Tags: ["Minsk Monitor", "Europe"]</text:p>
      <text:p text:style-name="P4">
ID: 22557908</text:p>
      <!--METADATA-->
      <text:p text:style-name="P4">
1 person killed as result of shelling in Ocheretyne</text:p>
      <text:p text:style-name="P4">
<draw:frame draw:style-name="fr1" draw:name="Image51" text:anchor-type="as-char" svg:width="6.9236in" svg:height="5.1927in" draw:z-index="0">
<draw:image xlink:href="../Images/liveuamap/2023-04-22T02-50-00/22557908_0.jpg" xlink:type="simple" xlink:show="embed" xlink:actuate="onLoad" draw:mime-type="image/jpeg"/>
</draw:frame>
<draw:frame draw:style-name="fr1" draw:name="Image52" text:anchor-type="as-char" svg:width="6.9236in" svg:height="9.231467in" draw:z-index="0">
<draw:image xlink:href="../Images/liveuamap/2023-04-22T02-50-00/22557908_1.jpg" xlink:type="simple" xlink:show="embed" xlink:actuate="onLoad" draw:mime-type="image/jpeg"/>
</draw:frame>
<draw:frame draw:style-name="fr1" draw:name="Image53" text:anchor-type="as-char" svg:width="6.9236in" svg:height="5.1927in" draw:z-index="0">
<draw:image xlink:href="../Images/liveuamap/2023-04-22T02-50-00/22557908_2.jpg" xlink:type="simple" xlink:show="embed" xlink:actuate="onLoad" draw:mime-type="image/jpeg"/>
</draw:frame>
<draw:frame draw:style-name="fr1" draw:name="Image54" text:anchor-type="as-char" svg:width="6.9236in" svg:height="5.1927in" draw:z-index="0">
<draw:image xlink:href="../Images/liveuamap/2023-04-22T02-50-00/22557908_3.jpg" xlink:type="simple" xlink:show="embed" xlink:actuate="onLoad" draw:mime-type="image/jpeg"/>
</draw:frame>
<draw:frame draw:style-name="fr1" draw:name="Image55" text:anchor-type="as-char" svg:width="6.9236in" svg:height="5.1927in" draw:z-index="0">
<draw:image xlink:href="../Images/liveuamap/2023-04-22T02-50-00/22557908_4.jpg" xlink:type="simple" xlink:show="embed" xlink:actuate="onLoad" draw:mime-type="image/jpeg"/>
</draw:frame>
<draw:frame draw:style-name="fr1" draw:name="Image56" text:anchor-type="as-char" svg:width="6.9236in" svg:height="9.231467in" draw:z-index="0">
<draw:image xlink:href="../Images/liveuamap/2023-04-22T02-50-00/22557908_5.jpg" xlink:type="simple" xlink:show="embed" xlink:actuate="onLoad" draw:mime-type="image/jpeg"/>
</draw:frame>
<draw:frame draw:style-name="fr1" draw:name="Image57" text:anchor-type="as-char" svg:width="6.9236in" svg:height="9.262341in" draw:z-index="0">
<draw:image xlink:href="../Images/liveuamap/2023-04-22T02-50-00/22557908_6.jpg" xlink:type="simple" xlink:show="embed" xlink:actuate="onLoad" draw:mime-type="image/jpeg"/>
</draw:frame>
<draw:frame draw:style-name="fr1" draw:name="Image58" text:anchor-type="as-char" svg:width="6.9236in" svg:height="9.262341in" draw:z-index="0">
<draw:image xlink:href="../Images/liveuamap/2023-04-22T02-50-00/22557908_7.jpg" xlink:type="simple" xlink:show="embed" xlink:actuate="onLoad" draw:mime-type="image/jpeg"/>
</draw:frame>
</text:p>
      <text:p text:style-name="P4">
News Collection Link: <text:a xlink:type="simple" xlink:href="https://liveuamap.com/en/2023/22-april-1-person-killed-as-result-of-shelling-in-ocheretyne" text:style-name="Internet_20_link" text:visited-style-name="Visited_20_Internet_20_Link">
https://liveuamap.com/en/2023/22-april-1-person-killed-as-result-of-shelling-in-ocheretyne</text:a>
</text:p>
      <text:p text:style-name="P4">
Source: <text:a xlink:type="simple" xlink:href="https://t.me/pavlokyrylenko_donoda/7651" text:style-name="Internet_20_link" text:visited-style-name="Visited_20_Internet_20_Link">
https://t.me/pavlokyrylenko_donoda/7651</text:a>
</text:p>
      <!--NEWS-->
      <text:h text:style-name="P10" text:outline-level="1">
<text:span text:style-name="T4">
3 villages in Kursk region without power as result of shelling</text:span>
</text:h>
      <text:p text:style-name="P4">
Authors: liveuamap (Language: en)</text:p>
      <text:p text:style-name="P4">
Time: 2023-04-22T02:55:33</text:p>
      <text:p text:style-name="P4">
Location: Krupets, Kursk (Latitude:51.67128 Longtitude:34.22705)</text:p>
      <text:p text:style-name="P4">
Videos: []</text:p>
      <text:p text:style-name="P4">
Images: []</text:p>
      <text:p text:style-name="P4">
Tags: ["Russia", "Central and Eastern Europe"]</text:p>
      <text:p text:style-name="P4">
ID: 22557802</text:p>
      <!--METADATA-->
      <text:p text:style-name="P4">
3 villages in Kursk region without power as result of shelling</text:p>
      <text:p text:style-name="P4">
News Collection Link: <text:a xlink:type="simple" xlink:href="https://liveuamap.com/en/2023/22-april-3-villages-in-kursk-region-without-power-as-result" text:style-name="Internet_20_link" text:visited-style-name="Visited_20_Internet_20_Link">
https://liveuamap.com/en/2023/22-april-3-villages-in-kursk-region-without-power-as-result</text:a>
</text:p>
      <text:p text:style-name="P4">
Source: <text:a xlink:type="simple" xlink:href="https://t.me/interfaxonline/31563" text:style-name="Internet_20_link" text:visited-style-name="Visited_20_Internet_20_Link">
https://t.me/interfaxonline/31563</text:a>
</text:p>
      <!--NEWS-->
      <text:h text:style-name="P10" text:outline-level="1">
<text:span text:style-name="T4">
Russian Su-35 conducted air strike at Orlykivka village of Chernihiv region overnight</text:span>
</text:h>
      <text:p text:style-name="P4">
Authors: liveuamap (Language: en)</text:p>
      <text:p text:style-name="P4">
Time: 2023-04-22T03:12:02</text:p>
      <text:p text:style-name="P4">
Location: Chernihiv (Latitude:52.06853 Longtitude:32.41465)</text:p>
      <text:p text:style-name="P4">
Videos: []</text:p>
      <text:p text:style-name="P4">
Images: []</text:p>
      <text:p text:style-name="P4">
Tags: ["Europe", "Central and Eastern Europe"]</text:p>
      <text:p text:style-name="P4">
ID: 22557817</text:p>
      <!--METADATA-->
      <text:p text:style-name="P4">
Russian Su-35 conducted air strike at Orlykivka village of Chernihiv regionovernight</text:p>
      <text:p text:style-name="P4">
News Collection Link: <text:a xlink:type="simple" xlink:href="https://liveuamap.com/en/2023/22-april-russian-su35-conducted-air-strike-at-orlykivka-village" text:style-name="Internet_20_link" text:visited-style-name="Visited_20_Internet_20_Link">
https://liveuamap.com/en/2023/22-april-russian-su35-conducted-air-strike-at-orlykivka-village</text:a>
</text:p>
      <text:p text:style-name="P4">
Source: <text:a xlink:type="simple" xlink:href="https://t.me/liganet/26437" text:style-name="Internet_20_link" text:visited-style-name="Visited_20_Internet_20_Link">
https://t.me/liganet/26437</text:a>
</text:p>
      <!--NEWS-->
      <text:h text:style-name="P10" text:outline-level="1">
<text:span text:style-name="T4">
Air defense was active in Crimea, - according to occupation authorities</text:span>
</text:h>
      <text:p text:style-name="P4">
Authors: liveuamap (Language: en)</text:p>
      <text:p text:style-name="P4">
Time: 2023-04-22T03:16:26</text:p>
      <text:p text:style-name="P4">
Location: Simferopol, Crimea (Latitude:44.95071 Longtitude:34.10877)</text:p>
      <text:p text:style-name="P4">
Videos: []</text:p>
      <text:p text:style-name="P4">
Images: []</text:p>
      <text:p text:style-name="P4">
Tags: ["Europe", "Central and Eastern Europe"]</text:p>
      <text:p text:style-name="P4">
ID: 22557826</text:p>
      <!--METADATA-->
      <text:p text:style-name="P4">
Air defense was active in Crimea, - according to occupation authorities</text:p>
      <text:p text:style-name="P4">
News Collection Link: <text:a xlink:type="simple" xlink:href="https://liveuamap.com/en/2023/22-april-air-defense-was-active-in-crimea--according-to-occupation" text:style-name="Internet_20_link" text:visited-style-name="Visited_20_Internet_20_Link">
https://liveuamap.com/en/2023/22-april-air-defense-was-active-in-crimea--according-to-occupation</text:a>
</text:p>
      <text:p text:style-name="P4">
Source: <text:a xlink:type="simple" xlink:href="https://t.me/bbbreaking/153559" text:style-name="Internet_20_link" text:visited-style-name="Visited_20_Internet_20_Link">
https://t.me/bbbreaking/153559</text:a>
</text:p>
      <!--NEWS-->
      <text:h text:style-name="P10" text:outline-level="1">
<text:span text:style-name="T4">
At Sivershchyna and Slobozhanschyna directions Russian army shelled Leonivka and Hremyach of ...</text:span>
</text:h>
      <text:p text:style-name="P4">
Authors: liveuamap (Language: en)</text:p>
      <text:p text:style-name="P4">
Time: 2023-04-22T03:24:00</text:p>
      <text:p text:style-name="P4">
Location: Kupiansk (Latitude:50.29789 Longtitude:37.03053)</text:p>
      <text:p text:style-name="P4">
Videos: []</text:p>
      <text:p text:style-name="P4">
Images: []</text:p>
      <text:p text:style-name="P4">
Tags: ["Russia"]</text:p>
      <text:p text:style-name="P4">
ID: 22557907</text:p>
      <!--METADATA-->
      <text:p text:style-name="P4">
At Sivershchyna and Slobozhanschyna directions Russian army shelled Leonivkaand Hremyach of Chernihiv region; Shalyhyne, Volfyne and Kindrativka of Sumyregion, also Hoptivka and Vovchanski Khutory of Kharkiv region, - GeneralStaff of Armed Forces of Ukraine says in the morning report</text:p>
      <text:p text:style-name="P4">
News Collection Link: <text:a xlink:type="simple" xlink:href="https://liveuamap.com/en/2023/22-april-at-sivershchyna-and-slobozhanschyna-directions-russian" text:style-name="Internet_20_link" text:visited-style-name="Visited_20_Internet_20_Link">
https://liveuamap.com/en/2023/22-april-at-sivershchyna-and-slobozhanschyna-directions-russian</text:a>
</text:p>
      <text:p text:style-name="P4">
Source: <text:a xlink:type="simple" xlink:href="https://t.me/lumsrc/4558" text:style-name="Internet_20_link" text:visited-style-name="Visited_20_Internet_20_Link">
https://t.me/lumsrc/455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22T03:38:08</text:p>
      <text:p text:style-name="P4">
Location: Marinka, Donetsk Oblast (Latitude:47.76933000 Longtitude:37.24709000)</text:p>
      <text:p text:style-name="P4">
Videos: []</text:p>
      <text:p text:style-name="P4">
Images: []</text:p>
      <text:p text:style-name="P4">
Tags: ["Russia"]</text:p>
      <text:p text:style-name="P4">
ID: 22557871</text:p>
      <!--METADATA-->
      <text:p text:style-name="P4">
Russian forces conducting offensive actions at Lyman, Bakhmut, Avdiivka andMaryinka directions. Ukrainian military repelled 53 Russian attacks. Russianforces attempting to advance near Lyman Pershyy, Bilohorivka at Lyman axis,Bakhmut, Hryhorivka and Bohdanivka, Novokalynove, Stepove, Pervomayske andNevelske, Maryinka, Vuhledar, - General Staff of Armed Forces of Ukraine saysin the morning report</text:p>
      <text:p text:style-name="P4">
News Collection Link: <text:a xlink:type="simple" xlink:href="https://liveuamap.com/en/2023/22-april-russian-forces-conducting-offensive-actions-at-lyman" text:style-name="Internet_20_link" text:visited-style-name="Visited_20_Internet_20_Link">
https://liveuamap.com/en/2023/22-april-russian-forces-conducting-offensive-actions-at-lyman</text:a>
</text:p>
      <text:p text:style-name="P4">
Source: <text:a xlink:type="simple" xlink:href="https://t.me/lumsrc/4566" text:style-name="Internet_20_link" text:visited-style-name="Visited_20_Internet_20_Link">
https://t.me/lumsrc/4566</text:a>
</text:p>
      <!--NEWS-->
      <text:h text:style-name="P10" text:outline-level="1">
<text:span text:style-name="T4">
Evacuation of district in Belgorod, due to explosive device(a bomb) found on the site of Su-3...</text:span>
</text:h>
      <text:p text:style-name="P4">
Authors: liveuamap (Language: en)</text:p>
      <text:p text:style-name="P4">
Time: 2023-04-22T06:01:58</text:p>
      <text:p text:style-name="P4">
Location: Belgorod (Latitude:50.55674 Longtitude:36.5628)</text:p>
      <text:p text:style-name="P4">
Videos: []</text:p>
      <text:p text:style-name="P4">
Images: []</text:p>
      <text:p text:style-name="P4">
Tags: ["Russia"]</text:p>
      <text:p text:style-name="P4">
ID: 22557914</text:p>
      <!--METADATA-->
      <text:p text:style-name="P4">
Evacuation of district in Belgorod, due to explosive device(a bomb) found onthe site of Su-34 dropped a bomb</text:p>
      <text:p text:style-name="P4">
News Collection Link: <text:a xlink:type="simple" xlink:href="https://liveuamap.com/en/2023/22-april-evacuation-of-district-in-belgorod-due-to-explosive" text:style-name="Internet_20_link" text:visited-style-name="Visited_20_Internet_20_Link">
https://liveuamap.com/en/2023/22-april-evacuation-of-district-in-belgorod-due-to-explosive</text:a>
</text:p>
      <text:p text:style-name="P4">
Source: <text:a xlink:type="simple" xlink:href="https://t.me/rusbrief/111157" text:style-name="Internet_20_link" text:visited-style-name="Visited_20_Internet_20_Link">
https://t.me/rusbrief/111157</text:a>
</text:p>
      <!--NEWS-->
      <text:h text:style-name="P10" text:outline-level="1">
<text:span text:style-name="T4">
Українка Юлія Стародубцева зупинилася у чвертьфіналі турніру ITF у США</text:span>
</text:h>
      <text:p text:style-name="P4">
Authors: Ukrinform (Person)</text:p>
      <text:p text:style-name="P4">
Publisher: Укринформ (Organization)</text:p>
      <text:p text:style-name="P4">
Published Time: 2023-04-22T08:58:00+03:00</text:p>
      <text:p text:style-name="P4">
Modified Time: 2023-04-22T08:58:00+03:00</text:p>
      <text:p text:style-name="P4">
Description: Українська тенісистка Юлія Стародубцева зачохлила ракетку після поєдинку 1/4 фіналу змагань ITF в американському місті Зефіргіллс із призовим фондом $25,000. — Укрінформ.</text:p>
      <text:p text:style-name="P4">
Images: ["<text:a xlink:type="simple" xlink:href="https://static.ukrinform.com/photos/2023_04/thumb_files/630_360_1682142417-837.jpg" text:style-name="Internet_20_link" text:visited-style-name="Visited_20_Internet_20_Link">
630_360_16821...</text:a>
"]</text:p>
      <text:p text:style-name="P4">
Tags: ['США', 'Теніс', 'Україна', 'Жінки']</text:p>
      <text:p text:style-name="P4">
Type: Article</text:p>
      <!--METADATA-->
      <text:p text:style-name="P4">
<draw:frame draw:style-name="fr1" draw:name="Image59" text:anchor-type="as-char" svg:width="6.9236in" svg:height="3.956343in" draw:z-index="0">
<draw:image xlink:href="../Images/yкринформ/2023-04-22T08-58-00-03-00/630_360_1682142417-837.jpg" xlink:type="simple" xlink:show="embed" xlink:actuate="onLoad" draw:mime-type="image/jpeg"/>
</draw:frame>
 Українськатенісистка Юлія Стародубцева зачохлила ракетку після поєдинку 1/4 фіналузмагань ITF в американському місті Зефіргіллс із призовим фондом $25,000.</text:p>
      <text:p text:style-name="P4">
23-річна уродженка Нової Каховки (№617 WTA) у напруженій боротьбі поступиласяу трьох партіях більш високорейтинговій Макенні Джонс (487) зі США, передаєУкрінформ.</text:p>
      <text:p text:style-name="P4">
Результат поєдинку - 6:4, 4:6, 4:6.</text:p>
      <text:p text:style-name="P4">
<text:span text:style-name="T4">
Читайте також:</text:span>
 <text:a xlink:type="simple" xlink:href="https://www.ukrinform.ua/rubric-sports/3699051-ukrainka-zavacka-vijsla-do-pivfinalu-turniru-itf-v-italii-obigravsi-rosianku.html" text:style-name="Internet_20_link" text:visited-style-name="Visited_20_Internet_20_Link">
 </text:a>
</text:p>
      <text:p text:style-name="P4">
Як повідомлялося, у попередньому матчі Юлія перемогла шосту «ракетку» турніруДар’ю Кудашову (нейтральний статус, 395) - 7:5, 6:2.</text:p>
      <text:p text:style-name="P4">
Фото: tennisua.org.</text:p>
      <text:p text:style-name="P4">
Source: <text:a xlink:type="simple" xlink:href="https://www.ukrinform.ua/rubric-sports/3699173-ukrainka-ulia-starodubceva-zupinilasa-u-cvertfinalu-turniru-itf-u-ssa.html" text:style-name="Internet_20_link" text:visited-style-name="Visited_20_Internet_20_Link">
https://www.ukrinform.ua/rubric-sports/3699173-ukrainka-ulia-starodubceva-zupinilasa-u-cvertfinalu-turniru-itf-u-ssa.html</text:a>
</text:p>
      <!--NEWS-->
      <text:h text:style-name="P10" text:outline-level="1">
<text:span text:style-name="T4">
Пам'яті нацгвардійця Дмитра Неймата</text:span>
</text:h>
      <text:p text:style-name="P4">
Authors: Ukrinform (Person)</text:p>
      <text:p text:style-name="P4">
Publisher: Укринформ (Organization)</text:p>
      <text:p text:style-name="P4">
Published Time: 2023-04-22T09:00:00+03:00</text:p>
      <text:p text:style-name="P4">
Modified Time: 2023-04-22T09:00:00+03:00</text:p>
      <text:p text:style-name="P4">
Description: Штаб-сержант разом із побратимами героїчно тримали оборону на «Азовсталі»</text:p>
      <text:p text:style-name="P4">
— Укрінформ.</text:p>
      <text:p text:style-name="P4">
Images: ["<text:a xlink:type="simple" xlink:href="https://static.ukrinform.com/photos/2023_04/thumb_files/630_360_1681553665-188.jpg" text:style-name="Internet_20_link" text:visited-style-name="Visited_20_Internet_20_Link">
630_360_16815...</text:a>
", "<text:a xlink:type="simple" xlink:href="https://static.ukrinform.com/photos/2023_04/1681556601-115.jpg" text:style-name="Internet_20_link" text:visited-style-name="Visited_20_Internet_20_Link">
1681556601-11...</text:a>
", "<text:a xlink:type="simple" xlink:href="https://static.ukrinform.com/photos/2023_04/1681554714-952.jpg" text:style-name="Internet_20_link" text:visited-style-name="Visited_20_Internet_20_Link">
1681554714-95...</text:a>
", "<text:a xlink:type="simple" xlink:href="https://static.ukrinform.com/photos/2023_04/1681553665-949.jpg" text:style-name="Internet_20_link" text:visited-style-name="Visited_20_Internet_20_Link">
1681553665-94...</text:a>
", "<text:a xlink:type="simple" xlink:href="https://static.ukrinform.com/photos/2023_04/1681553665-106.jpg" text:style-name="Internet_20_link" text:visited-style-name="Visited_20_Internet_20_Link">
1681553665-10...</text:a>
", "<text:a xlink:type="simple" xlink:href="https://static.ukrinform.com/photos/2023_04/1681553665-521.jpg" text:style-name="Internet_20_link" text:visited-style-name="Visited_20_Internet_20_Link">
1681553665-52...</text:a>
", "<text:a xlink:type="simple" xlink:href="https://static.ukrinform.com/photos/2023_04/1681553664-415.jpg" text:style-name="Internet_20_link" text:visited-style-name="Visited_20_Internet_20_Link">
1681553664-41...</text:a>
", "<text:a xlink:type="simple" xlink:href="https://static.ukrinform.com/photos/2023_04/1681553664-706.jpg" text:style-name="Internet_20_link" text:visited-style-name="Visited_20_Internet_20_Link">
1681553664-70...</text:a>
"]</text:p>
      <text:p text:style-name="P4">
Tags: ["Пам'ять", 'Війна з росією', '#stoprussia']</text:p>
      <text:p text:style-name="P4">
Type: Article</text:p>
      <!--METADATA-->
      <text:p text:style-name="P4">
<draw:frame draw:style-name="fr1" draw:name="Image60" text:anchor-type="as-char" svg:width="6.9236in" svg:height="3.956343in" draw:z-index="0">
<draw:image xlink:href="../Images/yкринформ/2023-04-22T09-00-00-03-00/630_360_1681553665-188.jpg" xlink:type="simple" xlink:show="embed" xlink:actuate="onLoad" draw:mime-type="image/jpeg"/>
</draw:frame>
 Штаб-сержант разом із побратимами героїчно тримали оборону на «Азовсталі»</text:p>
      <text:p text:style-name="P4">
Захисник «Азовсталі», боєць Національної гвардії України штаб-сержант ДмитроНеймат загинув 19 квітня 2022 року. Достовірні обставини його смерті невідомі.Йому було 29 років.</text:p>
      <text:p text:style-name="P4">
Дмитро народився 26 жовтня 1992 року у Кривому Розі, а навчався - уКриворізькій загальноосвітній школі № 52. У 2008 році хлопець закінчив школу івступив до криворізького технікуму Національної металургійної академіїУкраїни. У 2013 році проходив службу в армії у Рівному, а у 2014 році став долав НГУ.</text:p>
      <text:p text:style-name="P4">
<draw:frame draw:style-name="fr1" draw:name="Image61" text:anchor-type="as-char" svg:width="5.19389in" svg:height="10.0in" draw:z-index="0">
<draw:image xlink:href="../Images/yкринформ/2023-04-22T09-00-00-03-00/1681556601-115.jpg" xlink:type="simple" xlink:show="embed" xlink:actuate="onLoad" draw:mime-type="image/jpeg"/>
</draw:frame>
</text:p>
      <text:p text:style-name="P4">
У 2019 році чоловік здобув розряд кандидата в майстри спорту зі стрільби ізбойової зброї. Боєць Нацгвардії раз на рік їздив на чемпіонати зі стрільби ізаймав там призові місця.</text:p>
      <text:p text:style-name="P4">
<draw:frame draw:style-name="fr1" draw:name="Image62" text:anchor-type="as-char" svg:width="6.9236in" svg:height="3.4618in" draw:z-index="0">
<draw:image xlink:href="../Images/yкринформ/2023-04-22T09-00-00-03-00/1681554714-952.jpg" xlink:type="simple" xlink:show="embed" xlink:actuate="onLoad" draw:mime-type="image/jpeg"/>
</draw:frame>
</text:p>
      <text:p text:style-name="P4">
<text:span text:style-name="T5">
Фото: Військова частина 3011 Національної гвардії України</text:span>
</text:p>
      <text:p text:style-name="P4">
А також Дмитро дуже любив свою роботу, вона була його хобі. Службі чоловіквіддавав усього себе.</text:p>
      <text:p text:style-name="P4">
8 лютого 2022 року Дмитро поїхав на ротацію до Маріуполя. Це місто він іобороняв від початку повномасштабної війни з росією.</text:p>
      <text:p text:style-name="P4">
<draw:frame draw:style-name="fr1" draw:name="Image63" text:anchor-type="as-char" svg:width="6.9236in" svg:height="6.9236in" draw:z-index="0">
<draw:image xlink:href="../Images/yкринформ/2023-04-22T09-00-00-03-00/1681553665-949.jpg" xlink:type="simple" xlink:show="embed" xlink:actuate="onLoad" draw:mime-type="image/jpeg"/>
</draw:frame>
</text:p>
      <text:p text:style-name="P4">
«Це він перший подзвонив мені 24 лютого і сказав, що почалася повномасштабнавійна. Скоро із ним почав пропадати зв'язок, і останній раз він подзвонив мені19 квітня - привітав із Днем народження... і, як виявилося, загинув у тойсамий день», - каже дружина Тетяна.</text:p>
      <text:p text:style-name="P4">
Однак про смерть чоловіка стало відомо лише 30 липня 2022 року.</text:p>
      <text:p text:style-name="P4">
В останню путь Дмитра провели наступного дня у Кривому Розі. Церемоніявідспівування полеглого бійця пройшла у Покровському жіночому монастирі.Вшанувати Неймата і провести його в останню путь зібралось близько 100громадян, серед яких були рідні, друзі, бойові товариші, а також небайдужілюди.</text:p>
      <text:p text:style-name="P4">
<draw:frame draw:style-name="fr1" draw:name="Image64" text:anchor-type="as-char" svg:width="6.9236in" svg:height="4.364878in" draw:z-index="0">
<draw:image xlink:href="../Images/yкринформ/2023-04-22T09-00-00-03-00/1681553665-106.jpg" xlink:type="simple" xlink:show="embed" xlink:actuate="onLoad" draw:mime-type="image/jpeg"/>
</draw:frame>
<draw:frame draw:style-name="fr1" draw:name="Image65" text:anchor-type="as-char" svg:width="6.9236in" svg:height="5.1927in" draw:z-index="0">
<draw:image xlink:href="../Images/yкринформ/2023-04-22T09-00-00-03-00/1681553665-521.jpg" xlink:type="simple" xlink:show="embed" xlink:actuate="onLoad" draw:mime-type="image/jpeg"/>
</draw:frame>
</text:p>
      <text:p text:style-name="P4">
<text:a xlink:type="simple" xlink:href="https://www.president.gov.ua/documents/6722022-44217" text:style-name="Internet_20_link" text:visited-style-name="Visited_20_Internet_20_Link">
</text:a>
Володимира Зеленського №672/2022 від 28 вересня 2022 року Неймат був посмертнонагороджений орденом «За мужність» ІІІ ступеня.</text:p>
      <text:p text:style-name="P4">
А від імені виконуючого обов’язки мера Кривого Рогу Юрія Вілкула бійцяпосмертно нагородили нагрудним знаком «За заслуги перед містом» ІІІ ступеня —його передали дружині загиблого нацгвардійця.</text:p>
      <text:p text:style-name="P4">
<draw:frame draw:style-name="fr1" draw:name="Image66" text:anchor-type="as-char" svg:width="6.9236in" svg:height="8.6545in" draw:z-index="0">
<draw:image xlink:href="../Images/yкринформ/2023-04-22T09-00-00-03-00/1681553664-415.jpg" xlink:type="simple" xlink:show="embed" xlink:actuate="onLoad" draw:mime-type="image/jpeg"/>
</draw:frame>
</text:p>
      <text:p text:style-name="P4">
За словами Тетяни, вона із сином дуже сумує за Дмитром. Жінка каже, що дужевдячна чоловіку за дитину — найголовніше у її житті, і зазначає, що буде житизаради нього та пам'ятати його яскраву посмішку.</text:p>
      <text:p text:style-name="P4">
<draw:frame draw:style-name="fr1" draw:name="Image67" text:anchor-type="as-char" svg:width="6.9236in" svg:height="9.231467in" draw:z-index="0">
<draw:image xlink:href="../Images/yкринформ/2023-04-22T09-00-00-03-00/1681553664-706.jpg" xlink:type="simple" xlink:show="embed" xlink:actuate="onLoad" draw:mime-type="image/jpeg"/>
</draw:frame>
</text:p>
      <text:p text:style-name="P4">
«Ти був дуже великою підтримкою у моєму житті, дякую, що ти був у ньому яснимсонечком. Моє кохання на все життя, ріднесенький мій, дякую, що був поруч зімною. Я вдячна тобі за кожну секунду, проведену разом… Ти залишишся у моїйпам’яті світлим і добрим... Спи спокійно, мій Герой», - уточнила Тетяна.</text:p>
      <text:p text:style-name="P4">
<text:span text:style-name="T5">
Фото: Фейсбук-сторінки Тетяни Неймат і Дмитра Неймата</text:span>
</text:p>
      <text:p text:style-name="P4">
Source: <text:a xlink:type="simple" xlink:href="https://www.ukrinform.ua/rubric-ato/3696187-pamati-nacgvardijca-dmitra-nejmata.html" text:style-name="Internet_20_link" text:visited-style-name="Visited_20_Internet_20_Link">
https://www.ukrinform.ua/rubric-ato/3696187-pamati-nacgvardijca-dmitra-nejmata.html</text:a>
</text:p>
      <!--NEWS-->
      <text:h text:style-name="P10" text:outline-level="1">
<text:span text:style-name="T4">
Україна внесла ірландську компанію Peninsula Petroleum до переліку спонсорів війни</text:span>
</text:h>
      <text:p text:style-name="P4">
Authors: Ukrinform (Person)</text:p>
      <text:p text:style-name="P4">
Publisher: Укринформ (Organization)</text:p>
      <text:p text:style-name="P4">
Published Time: 2023-04-22T09:01:45+03:00</text:p>
      <text:p text:style-name="P4">
Modified Time: 2023-04-22T09:01:45+03:00</text:p>
      <text:p text:style-name="P4">
Description: Національне агентство з питань запобігання корупції внесло провідну світову компанію з постачання суднового палива Peninsula Petroleum Limited до переліку міжнародних спонсорів війни. — Укрінформ.</text:p>
      <text:p text:style-name="P4">
Images: ["<text:a xlink:type="simple" xlink:href="https://static.ukrinform.com/photos/2023_04/thumb_files/630_360_1682143067-908.jpg" text:style-name="Internet_20_link" text:visited-style-name="Visited_20_Internet_20_Link">
630_360_16821...</text:a>
"]</text:p>
      <text:p text:style-name="P4">
Tags: ['Бізнес', 'Ірландія', 'нафта', 'НАЗК', 'Війна з росією']</text:p>
      <text:p text:style-name="P4">
Type: Article</text:p>
      <!--METADATA-->
      <text:p text:style-name="P4">
<draw:frame draw:style-name="fr1" draw:name="Image68" text:anchor-type="as-char" svg:width="6.9236in" svg:height="3.956343in" draw:z-index="0">
<draw:image xlink:href="../Images/yкринформ/2023-04-22T09-01-45-03-00/630_360_1682143067-908.jpg" xlink:type="simple" xlink:show="embed" xlink:actuate="onLoad" draw:mime-type="image/jpeg"/>
</draw:frame>
Національне агентство з питань запобігання корупції внесло провідну світовукомпанію з постачання суднового палива Peninsula Petroleum Limited до перелікуміжнародних спонсорів війни.</text:p>
      <text:p text:style-name="P4">
Про це повідомили у <text:a xlink:type="simple" xlink:href="http://nazk.gov.ua/uk/novyny/do-pereliku-mizhnarodnyh-sponsoriv-vijny-vneseno-peninsula-petroleum-limited-shho-zapravlyaye-ta-obslugovuye-tankery-z-rosijskoyu-naftoyu/" text:style-name="Internet_20_link" text:visited-style-name="Visited_20_Internet_20_Link">
 </text:a>
 , передає Укрінформ.</text:p>
      <text:p text:style-name="P4">
«Поки росія, заробляючи на морському експорті нафти, підтримує свою економіку,Peninsula Petroleum Limited продовжує отримувати надприбутки і доставлятипаливо для суден, які транспортують цю російську нафту. Великі танкери щоднязалишають рф через Балтійське море попри те, що <text:a xlink:type="simple" xlink:href="https://www.ukrinform.ua/tag-evrosouz" text:style-name="Internet_20_link" text:visited-style-name="Visited_20_Internet_20_Link">
</text:a>
 запровадив ембарго на імпортросійської нафти після повномасштабного вторгнення в Україну», - йдеться вповідомленні.</text:p>
      <text:p text:style-name="P4">
Зазначається, що ірландська компанія Peninsula Petroleum працює як глобальнийпостачальник бункерного палива, здійснює понад 25 000 поставок на рік тапропонує послуги з перепродажу палива, технічну експертизу, управління флотомта яхтингові послуги.</text:p>
      <text:p text:style-name="P4">
<text:span text:style-name="T4">
Читайте також:</text:span>
 <text:a xlink:type="simple" xlink:href="https://www.ukrinform.ua/rubric-economy/3693029-ukraina-vnesla-najbilsu-v-sviti-naftopromislovu-kompaniu-slb-do-spisku-sponsoriv-vijni.html" text:style-name="Internet_20_link" text:visited-style-name="Visited_20_Internet_20_Link">
 <text:span text:style-name="T4">
спонсорів</text:span>
 <text:span text:style-name="T4">
війни</text:span>
</text:a>
</text:p>
      <text:p text:style-name="P4">
Як підкреслили в НАЗК, попри те, що кілька компаній, які постачають бункернепаливо, припинили співпрацю з компаніями країни-агресора, ірландська PeninsulaPetroleum усвідомлено продовжує постачати паливо танкерам у водах Данії, коливони повертаються або прямують до одного з головних нафтових портів,розташованих на північному заході рф.</text:p>
      <text:p text:style-name="P4">
Це дозволяє компанії встановлювати вищі ціни при продажах палива танкерам, щотранспортують російську нафту.</text:p>
      <text:p text:style-name="P4">
Згідно з повідомленням, огляд даних AIS (система ідентифікації суден) в цьомурайоні показує, що Peninsula Petroleum щотижня постачає велику кількістьпалива танкерам, які прямують до або з держави-терориста.</text:p>
      <text:p text:style-name="P4">
Водночас компанія заявляє, що санкції ніколи не мали на меті повністювідрізати російську нафту від світового ринку, оскільки це підвищить ціни нанафту та зашкодить світовій економіці.</text:p>
      <text:p text:style-name="P4">
«Тож поки росія всіляко шукає можливостей підтримати свою економіку, ослабленучерез дієвість світових санкцій, Peninsula Petroleum Limited прямо сприяєтранспортуванню та продажу російської нафти через заправку та обслуговуванняїї танкерів. Це демонструє підтримку та спонсорування війни компанією», -наголосили в НАЗК.</text:p>
      <text:p text:style-name="P4">
<text:span text:style-name="T4">
Читайте також:</text:span>
 <text:a xlink:type="simple" xlink:href="https://www.ukrinform.ua/rubric-technology/3695917-xiaomi-pro-vnesenna-do-spisku-miznarodnih-sponsoriv-vijni-mi-za-mir-u-vsomu-sviti.html" text:style-name="Internet_20_link" text:visited-style-name="Visited_20_Internet_20_Link">
 <text:span text:style-name="T4">
спонсорів</text:span>
 <text:span text:style-name="T4">
війни</text:span>
</text:a>
</text:p>
      <text:p text:style-name="P4">
Як повідомлялося, Національне агентство з питань запобігання корупції <text:a xlink:type="simple" xlink:href="https://www.ukrinform.ua/rubric-economy/3695576-ukraina-vnesla-kompaniu-xiaomi-do-pereliku-miznarodnih-sponsoriv-vijni.html" text:style-name="Internet_20_link" text:visited-style-name="Visited_20_Internet_20_Link">
</text:a>
 до переліку міжнароднихспонсорів війни.</text:p>
      <text:p text:style-name="P4">
Загалом у цьому переліку вже 22 компанії, які підтримують війну рф протиУкраїни. Всі вони вже внесені до бази даних World-Check — бази даних осіб іорганізацій із підвищеним ризиком, яка використовується в усьому світі длявиявлення та управління фінансовими, регуляторними та репутаційними ризиками.Так, усі світові компанії та інвестори бачать, що з такими компаніямиспівпрацювати небезпечно та ризиковано.</text:p>
      <text:p text:style-name="P4">
Source: <text:a xlink:type="simple" xlink:href="https://www.ukrinform.ua/rubric-economy/3699174-ukraina-vnesla-irlandsku-kompaniu-peninsula-petroleum-do-pereliku-sponsoriv-vijni.html" text:style-name="Internet_20_link" text:visited-style-name="Visited_20_Internet_20_Link">
https://www.ukrinform.ua/rubric-economy/3699174-ukraina-vnesla-irlandsku-kompaniu-peninsula-petroleum-do-pereliku-sponsoriv-vijni.html</text:a>
</text:p>
      <!--NEWS-->
      <text:h text:style-name="P10" text:outline-level="1">
<text:span text:style-name="T4">
Визначилися суперниці українок на етапі Світової серії з баскетболу 3х3</text:span>
</text:h>
      <text:p text:style-name="P4">
Authors: Ukrinform (Person)</text:p>
      <text:p text:style-name="P4">
Publisher: Укринформ (Organization)</text:p>
      <text:p text:style-name="P4">
Published Time: 2023-04-22T09:14:50+03:00</text:p>
      <text:p text:style-name="P4">
Modified Time: 2023-04-22T09:14:50+03:00</text:p>
      <text:p text:style-name="P4">
Description: Став відомий склад учасників другого етапу змагань жіночої Світової серії з баскетболу 3х3 у азербайджанському місті Астара. — Укрінформ.</text:p>
      <text:p text:style-name="P4">
Images: ["<text:a xlink:type="simple" xlink:href="https://static.ukrinform.com/photos/2023_04/thumb_files/630_360_1682143658-740.jpeg" text:style-name="Internet_20_link" text:visited-style-name="Visited_20_Internet_20_Link">
630_360_16821...</text:a>
"]</text:p>
      <text:p text:style-name="P4">
Tags: ['Азербайджан', 'Баскетбол', 'Збірна України', 'Жінки']</text:p>
      <text:p text:style-name="P4">
Type: Article</text:p>
      <!--METADATA-->
      <text:p text:style-name="P4">
<draw:frame draw:style-name="fr1" draw:name="Image69" text:anchor-type="as-char" svg:width="6.9236in" svg:height="3.956343in" draw:z-index="0">
<draw:image xlink:href="../Images/yкринформ/2023-04-22T09-14-50-03-00/630_360_1682143658-740.jpeg" xlink:type="simple" xlink:show="embed" xlink:actuate="onLoad" draw:mime-type="image/jpeg"/>
</draw:frame>
 Ставвідомий склад учасників другого етапу змагань жіночої Світової серії збаскетболу 3х3 у азербайджанському місті Астара.</text:p>
      <text:p text:style-name="P4">
Серед 11-ти команд - жіноча <text:a xlink:type="simple" xlink:href="http://https://fbu.ua/news/stali-vdom-superniki-zbrno-ukrani-3h3-na-etap-zhnocho-svtovo-ser-u-astar" text:style-name="Internet_20_link" text:visited-style-name="Visited_20_Internet_20_Link">
 </text:a>
 . ПідопічніЮрія Процюка отримали 7-й номер посіву, передає Укрінформ.</text:p>
      <text:p text:style-name="P4">
Суперниками баскетболісток збірної України будуть збірні Німеччини, Китаю,Польщі, Чехії, Угорщини, Румунії, Австрії, Азербайджану, а також команди«Юанда» (Китай) та «Нефтчі» Азербайджан.</text:p>
      <text:p text:style-name="P4">
Додамо, що для Німеччини, Угорщини та китайських команд етап в Астарі будедругим у сезоні. Перший етап пройшов у китайському місті Ухань 6-7 травня.</text:p>
      <text:p text:style-name="P4">
<text:span text:style-name="T4">
Читайте також:</text:span>
 <text:a xlink:type="simple" xlink:href="https://www.ukrinform.ua/rubric-sports/3698266-viznacilasa-simvolicna-zbirna-sezonu-ukrainskoi-zinocoi-basketbolnoi-ligi.html" text:style-name="Internet_20_link" text:visited-style-name="Visited_20_Internet_20_Link">
 </text:a>
</text:p>
      <text:p text:style-name="P4">
Згідно формату, команди будуть розділені на 4 групи, які в перший деньпроведуть груповий етап в одне коло і визначать учасників плей-офф, кудивийдуть по дві кращі команди з групи. Другого дня змагань відбудуться матчіплей-офф.</text:p>
      <text:p text:style-name="P4">
Фото: facebook.com/UkrBasket.</text:p>
      <text:p text:style-name="P4">
Source: <text:a xlink:type="simple" xlink:href="https://www.ukrinform.ua/rubric-sports/3699178-viznacilisa-supernici-ukrainok-na-etapi-svitovoi-serii-z-basketbolu-3h3.html" text:style-name="Internet_20_link" text:visited-style-name="Visited_20_Internet_20_Link">
https://www.ukrinform.ua/rubric-sports/3699178-viznacilisa-supernici-ukrainok-na-etapi-svitovoi-serii-z-basketbolu-3h3.html</text:a>
</text:p>
      <!--NEWS-->
      <text:h text:style-name="P10" text:outline-level="1">
<text:span text:style-name="T4">
На Донеччині за добу внаслідок обстрілів рф загинула людина, ще двоє поранені</text:span>
</text:h>
      <text:p text:style-name="P4">
Authors: Ukrinform (Person)</text:p>
      <text:p text:style-name="P4">
Publisher: Укринформ (Organization)</text:p>
      <text:p text:style-name="P4">
Published Time: 2023-04-22T09:15:56+03:00</text:p>
      <text:p text:style-name="P4">
Modified Time: 2023-04-22T09:15:56+03:00</text:p>
      <text:p text:style-name="P4">
Description: За минулу добу внаслідок обстрілів з боку російських загарбників загинув один житель Донеччини, ще двоє зазнали поранень. — Укрінформ.</text:p>
      <text:p text:style-name="P4">
Images: ["<text:a xlink:type="simple" xlink:href="https://static.ukrinform.com/photos/2023_04/thumb_files/630_360_1681215331-619.jpg" text:style-name="Internet_20_link" text:visited-style-name="Visited_20_Internet_20_Link">
630_360_16812...</text:a>
", "<text:a xlink:type="simple" xlink:href="https://static.ukrinform.com/photos/2023_04/1682143793-823.jpg" text:style-name="Internet_20_link" text:visited-style-name="Visited_20_Internet_20_Link">
1682143793-82...</text:a>
"]</text:p>
      <text:p text:style-name="P4">
Tags: ['Донеччина', 'Загибель', 'Війна з росією']</text:p>
      <text:p text:style-name="P4">
Type: Article</text:p>
      <!--METADATA-->
      <text:p text:style-name="P4">
<draw:frame draw:style-name="fr1" draw:name="Image70" text:anchor-type="as-char" svg:width="6.9236in" svg:height="3.956343in" draw:z-index="0">
<draw:image xlink:href="../Images/yкринформ/2023-04-22T09-15-56-03-00/630_360_1681215331-619.jpg" xlink:type="simple" xlink:show="embed" xlink:actuate="onLoad" draw:mime-type="image/jpeg"/>
</draw:frame>
 За минулудобу внаслідок обстрілів з боку російських загарбників загинув один жительДонеччини, ще двоє зазнали поранень.</text:p>
      <text:p text:style-name="P4">
Про це у <text:a xlink:type="simple" xlink:href="https://t.me/pavlokyrylenko_donoda/7649" text:style-name="Internet_20_link" text:visited-style-name="Visited_20_Internet_20_Link">
 </text:a>
 повідомив начальникДонецької ОВА Павло Кириленко, передає Укрінформ.</text:p>
      <text:p text:style-name="P4">
<draw:frame draw:style-name="fr1" draw:name="Image71" text:anchor-type="as-char" svg:width="6.9236in" svg:height="4.942681in" draw:z-index="0">
<draw:image xlink:href="../Images/yкринформ/2023-04-22T09-15-56-03-00/1682143793-823.jpg" xlink:type="simple" xlink:show="embed" xlink:actuate="onLoad" draw:mime-type="image/jpeg"/>
</draw:frame>
</text:p>
      <text:p text:style-name="P4">
«За 21 квітня росіяни вбили 1 жителя <text:a xlink:type="simple" xlink:href="https://www.ukrinform.ua/tag-doneccina" text:style-name="Internet_20_link" text:visited-style-name="Visited_20_Internet_20_Link">
 </text:a>
 — в Очеретиному. Ще 2 людини в області дістали поранення», -написав Кириленко.</text:p>
      <text:p text:style-name="P4">
За його словами, наразі неможливо встановити точну кількість жертв у Маріуполіта Волновасі.</text:p>
      <text:p text:style-name="P4">
<text:span text:style-name="T4">
Читайте також:</text:span>
 <text:a xlink:type="simple" xlink:href="https://www.ukrinform.ua/rubric-regions/3699170-rosiani-za-dobu-45-raziv-obstrilali-hersonsinu.html" text:style-name="Internet_20_link" text:visited-style-name="Visited_20_Internet_20_Link">
 <text:span text:style-name="T4">
обстріл</text:span>
 </text:a>
</text:p>
      <text:p text:style-name="P4">
Як повідомлялося, 20 квітня російські війська вбили одного та поранили щеодного жителя Донецької області.</text:p>
      <text:p text:style-name="P4">
<text:span text:style-name="T5">
Фото ілюстративне</text:span>
</text:p>
      <text:p text:style-name="P4">
Source: <text:a xlink:type="simple" xlink:href="https://www.ukrinform.ua/rubric-regions/3699179-na-doneccini-za-dobu-vnaslidok-obstriliv-rf-zaginula-ludina-se-dvoe-poraneni.html" text:style-name="Internet_20_link" text:visited-style-name="Visited_20_Internet_20_Link">
https://www.ukrinform.ua/rubric-regions/3699179-na-doneccini-za-dobu-vnaslidok-obstriliv-rf-zaginula-ludina-se-dvoe-poraneni.html</text:a>
</text:p>
      <!--NEWS-->
      <text:h text:style-name="P10" text:outline-level="1">
<text:span text:style-name="T4">
росіяни вночі скинули керовану бомбу на Чернігівщину</text:span>
</text:h>
      <text:p text:style-name="P4">
Authors: Ukrinform (Person)</text:p>
      <text:p text:style-name="P4">
Publisher: Укринформ (Organization)</text:p>
      <text:p text:style-name="P4">
Published Time: 2023-04-22T09:20:14+03:00</text:p>
      <text:p text:style-name="P4">
Modified Time: 2023-04-22T09:20:14+03:00</text:p>
      <text:p text:style-name="P4">
Description: російські війська вночі скинули з літака керовану бомбу в район села Орликівка Чернігівської області. — Укрінформ.</text:p>
      <text:p text:style-name="P4">
Images: ["<text:a xlink:type="simple" xlink:href="https://static.ukrinform.com/photos/2016_02/thumb_files/630_360_1454323584-3169.jpg" text:style-name="Internet_20_link" text:visited-style-name="Visited_20_Internet_20_Link">
630_360_14543...</text:a>
"]</text:p>
      <text:p text:style-name="P4">
Tags: ['Обстріл', 'Чернігівщина', 'Війна з росією']</text:p>
      <text:p text:style-name="P4">
Type: Article</text:p>
      <!--METADATA-->
      <text:p text:style-name="P4">
<draw:frame draw:style-name="fr1" draw:name="Image72" text:anchor-type="as-char" svg:width="6.9236in" svg:height="3.956343in" draw:z-index="0">
<draw:image xlink:href="../Images/yкринформ/2023-04-22T09-20-14-03-00/630_360_1454323584-3169.jpg" xlink:type="simple" xlink:show="embed" xlink:actuate="onLoad" draw:mime-type="image/jpeg"/>
</draw:frame>
 російськівійська вночі скинули з літака керовану бомбу в район села ОрликівкаЧернігівської області.</text:p>
      <text:p text:style-name="P4">
Як передає Укрінформ, про це Оперативне командування «Північ» повідомляє у <text:a xlink:type="simple" xlink:href="https://t.me/ok_pivnich1/2004" text:style-name="Internet_20_link" text:visited-style-name="Visited_20_Internet_20_Link">
</text:a>
 .</text:p>
      <text:p text:style-name="P4">
«Минулої ночі російська авіація вчергове обстріляла прикордоння Чернігівщиниза допомогою керованої бомби. Близько 01:35 зафіксовано один вибух (ймовірно,КАБ, запущений з <text:a xlink:type="simple" xlink:href="https://www.ukrinform.ua/tag-litak" text:style-name="Internet_20_link" text:visited-style-name="Visited_20_Internet_20_Link">
 </text:a>
 ворога «Су-35») врайоні н.п. Орликівка», - ідеться в повідомленні.</text:p>
      <text:p text:style-name="P4">
Інформація про втрати серед місцевого населення чи пошкодження цивільноїінфраструктури не надходила.</text:p>
      <text:p text:style-name="P4">
<text:span text:style-name="T4">
Читайте також:</text:span>
 <text:a xlink:type="simple" xlink:href="https://www.ukrinform.ua/rubric-regions/3699170-rosiani-za-dobu-45-raziv-obstrilali-hersonsinu.html" text:style-name="Internet_20_link" text:visited-style-name="Visited_20_Internet_20_Link">
 <text:span text:style-name="T4">
обстріл</text:span>
 </text:a>
</text:p>
      <text:p text:style-name="P4">
Як повідомляв Укрінформ, російські війська 21 квітня обстріляли околиціЛеонівки <text:a xlink:type="simple" xlink:href="https://www.ukrinform.ua/rubric-ato/3698720-zagarbniki-vranci-obstrilali-prikordonna-cernigivsini-zafiksuvali-34-udari.html" text:style-name="Internet_20_link" text:visited-style-name="Visited_20_Internet_20_Link">
 </text:a>
 і з мінометівта артилерії, зафіксовано 34 удари.</text:p>
      <text:p text:style-name="P4">
<text:span text:style-name="T5">
Фото: baltnews.lv</text:span>
</text:p>
      <text:p text:style-name="P4">
Source: <text:a xlink:type="simple" xlink:href="https://www.ukrinform.ua/rubric-ato/3699183-rosiani-vnoci-skinuli-kerovanu-bombu-na-cernigivsinu.html" text:style-name="Internet_20_link" text:visited-style-name="Visited_20_Internet_20_Link">
https://www.ukrinform.ua/rubric-ato/3699183-rosiani-vnoci-skinuli-kerovanu-bombu-na-cernigivsinu.html</text:a>
</text:p>
      <!--NEWS-->
      <text:h text:style-name="P10" text:outline-level="1">
<text:span text:style-name="T4">
росіяни тримають у Чорному морі два підводних човни з «Калібрами»</text:span>
</text:h>
      <text:p text:style-name="P4">
Authors: Ukrinform (Person)</text:p>
      <text:p text:style-name="P4">
Publisher: Укринформ (Organization)</text:p>
      <text:p text:style-name="P4">
Published Time: 2023-04-22T09:23:25+03:00</text:p>
      <text:p text:style-name="P4">
Modified Time: 2023-04-22T09:23:25+03:00</text:p>
      <text:p text:style-name="P4">
Description: російські війська тримають на бойовому чергуванні в Чорному морі 11 кораблів, серед яких 2 підводних ракетоносії з ракетами «Калібр». — Укрінформ.</text:p>
      <text:p text:style-name="P4">
Images: ["<text:a xlink:type="simple" xlink:href="https://static.ukrinform.com/photos/2017_11/thumb_files/630_360_1509493085-3383.jpg" text:style-name="Internet_20_link" text:visited-style-name="Visited_20_Internet_20_Link">
630_360_15094...</text:a>
"]</text:p>
      <text:p text:style-name="P4">
Tags: ['Ракета', ' Чорне море', 'Війна з росією']</text:p>
      <text:p text:style-name="P4">
Type: Article</text:p>
      <!--METADATA-->
      <text:p text:style-name="P4">
<draw:frame draw:style-name="fr1" draw:name="Image73" text:anchor-type="as-char" svg:width="6.9236in" svg:height="3.956343in" draw:z-index="0">
<draw:image xlink:href="../Images/yкринформ/2023-04-22T09-23-25-03-00/630_360_1509493085-3383.jpg" xlink:type="simple" xlink:show="embed" xlink:actuate="onLoad" draw:mime-type="image/jpeg"/>
</draw:frame>
 російськівійська тримають на бойовому чергуванні в Чорному морі 11 кораблів, серед яких2 підводних ракетоносії з ракетами «Калібр».</text:p>
      <text:p text:style-name="P4">
Як передає Укрінформ, про це в <text:a xlink:type="simple" xlink:href="https://www.facebook.com/OperationalCommandSouth/posts/556245059969074" text:style-name="Internet_20_link" text:visited-style-name="Visited_20_Internet_20_Link">
</text:a>
повідомляє пресслужба ОК «Південь».</text:p>
      <text:p text:style-name="P4">
«Ситуація в зоні відповідальності Сил оборони півдня залишається складною, алеми продовжуємо свою бойову роботу. У Чорному морі вороже корабельнеугруповання складається з 11 одиниць, серед яких 2 підводних ракетоносії,споряджені 8 «Калібрами», - йдеться в повідомленні.</text:p>
      <text:p text:style-name="P4">
<text:span text:style-name="T4">
Читайте також:</text:span>
 <text:a xlink:type="simple" xlink:href="https://www.ukrinform.ua/rubric-ato/3697461-rosia-moze-gotuvati-raketnij-udar-na-travnevi-svata-gumenuk.html" text:style-name="Internet_20_link" text:visited-style-name="Visited_20_Internet_20_Link">
 <text:span text:style-name="T4">
Гуменюк</text:span>
 </text:a>
</text:p>
      <text:p text:style-name="P4">
Як повідомляв Укрінформ, напередодні в <text:a xlink:type="simple" xlink:href="https://www.ukrinform.ua/tag-corne-more" text:style-name="Internet_20_link" text:visited-style-name="Visited_20_Internet_20_Link">
 </text:a>
 на бойовому чергуванні перебувало дев'ять ворожих кораблів, серед якихдва носії крилатих ракет «Калібр».</text:p>
      <text:p text:style-name="P4">
Source: <text:a xlink:type="simple" xlink:href="https://www.ukrinform.ua/rubric-ato/3699184-rosiani-trimaut-u-cornomu-mori-dva-pidvodnih-covni-z-kalibrami.html" text:style-name="Internet_20_link" text:visited-style-name="Visited_20_Internet_20_Link">
https://www.ukrinform.ua/rubric-ato/3699184-rosiani-trimaut-u-cornomu-mori-dva-pidvodnih-covni-z-kalibrami.html</text:a>
</text:p>
      <!--NEWS-->
      <text:h text:style-name="P10" text:outline-level="1">
<text:span text:style-name="T4">
Винищувачі Данії та Швеції вперше спільно супроводжували російський літак над Балтійським морем</text:span>
</text:h>
      <text:p text:style-name="P4">
Authors: Ukrinform (Person)</text:p>
      <text:p text:style-name="P4">
Publisher: Укринформ (Organization)</text:p>
      <text:p text:style-name="P4">
Published Time: 2023-04-22T09:24:48+03:00</text:p>
      <text:p text:style-name="P4">
Modified Time: 2023-04-22T09:24:48+03:00</text:p>
      <text:p text:style-name="P4">
Description: Винищувачі Данії та Швеції 20 квітня виявили та супроводили російський військовий літак у повітряному просторі над Балтійським морем. — Укрінформ.</text:p>
      <text:p text:style-name="P4">
Images: ["<text:a xlink:type="simple" xlink:href="https://static.ukrinform.com/photos/2023_04/thumb_files/630_360_1682144529-542.jpg" text:style-name="Internet_20_link" text:visited-style-name="Visited_20_Internet_20_Link">
630_360_16821...</text:a>
"]</text:p>
      <text:p text:style-name="P4">
Tags: ['Данія', 'Швеція', 'росія', 'Балтійське море']</text:p>
      <text:p text:style-name="P4">
Type: Article</text:p>
      <!--METADATA-->
      <text:p text:style-name="P4">
<draw:frame draw:style-name="fr1" draw:name="Image74" text:anchor-type="as-char" svg:width="6.9236in" svg:height="3.956343in" draw:z-index="0">
<draw:image xlink:href="../Images/yкринформ/2023-04-22T09-24-48-03-00/630_360_1682144529-542.jpg" xlink:type="simple" xlink:show="embed" xlink:actuate="onLoad" draw:mime-type="image/jpeg"/>
</draw:frame>
 ВинищувачіДанії та Швеції 20 квітня виявили та супроводили російський військовий літак уповітряному просторі над Балтійським морем.</text:p>
      <text:p text:style-name="P4">
Як передає Укрінформ, про це повідомляється на <text:a xlink:type="simple" xlink:href="http://www.forsvaret.dk/en/news/2023/danmark-og-sverige-moder-russisk-fly-i-fallesskab/" text:style-name="Internet_20_link" text:visited-style-name="Visited_20_Internet_20_Link">
</text:a>
 Міністерства оборони Данії.</text:p>
      <text:p text:style-name="P4">
Як зазначається, це перший випадок подібної співпраці між двомаскандинавськими країнами.</text:p>
      <text:p text:style-name="P4">
російський літак Кут-А прямував з Калінінграда на захід у міжнародномуповітряному просторі. Винищувачі Данії та Швеції спільно простежили за курсомросійського літака. Після чого розділилися та повернулися до своїх баз.</text:p>
      <text:p text:style-name="P4">
В Міноборони Данії зазначають, що це була рутинна операція, адже російськілітаки регулярно патрулюють простір над Балтійським морем, що спонукає Даніюпідіймати в небо винищувачі.</text:p>
      <text:p text:style-name="P4">
«Ми живемо у непевний час, на який фундаментально впливає агресивна поведінка<text:a xlink:type="simple" xlink:href="https://www.ukrinform.ua/tag-rosia" text:style-name="Internet_20_link" text:visited-style-name="Visited_20_Internet_20_Link">
 </text:a>
 . Ми маємо очікувати, що територіяБалтійського моря буде характеризуватися вищим рівнем напруги, ніж ми звикли.У нас тісна та міцна співпраця зі Швецією, тому ми дуже позитивно дивимось начленство Швеції у НАТО, що зміцнить безпеку в скандинавському регіоні, вЄвропі та в усьому трансатлантичному регіоні», – сказав виконувач обов’язківміністра оборони Данії Троельс Лунд Поульсен.</text:p>
      <text:p text:style-name="P4">
<text:span text:style-name="T4">
Читайте також:</text:span>
 <text:a xlink:type="simple" xlink:href="https://www.ukrinform.ua/rubric-world/3698209-amerikanski-vinisuvaci-perehopili-strategicni-bombarduvalniki-rf-bila-alaski.html" text:style-name="Internet_20_link" text:visited-style-name="Visited_20_Internet_20_Link">
 <text:span text:style-name="T4">
перехопили</text:span>
 </text:a>
</text:p>
      <text:p text:style-name="P4">
Як повідомляв Укрінформ, 17 квітня британські літаки RAF Typhoon перехопилипару російських винищувачів та літак-розвідник, що летіли поблизу повітряногопростору країн НАТО над Балтійським морем.</text:p>
      <text:p text:style-name="P4">
<text:span text:style-name="T5">
Фото: The Danish Armed Forces</text:span>
</text:p>
      <text:p text:style-name="P4">
Source: <text:a xlink:type="simple" xlink:href="https://www.ukrinform.ua/rubric-world/3699185-vinisuvaci-danii-ta-svecii-vperse-spilno-suprovodzuvali-rosijskij-litak-nad-baltijskim-morem.html" text:style-name="Internet_20_link" text:visited-style-name="Visited_20_Internet_20_Link">
https://www.ukrinform.ua/rubric-world/3699185-vinisuvaci-danii-ta-svecii-vperse-spilno-suprovodzuvali-rosijskij-litak-nad-baltijskim-morem.html</text:a>
</text:p>
      <!--NEWS-->
      <text:h text:style-name="P10" text:outline-level="1">
<text:span text:style-name="T4">
російська армія поранила в Україні 949 дітей</text:span>
</text:h>
      <text:p text:style-name="P4">
Authors: Ukrinform (Person)</text:p>
      <text:p text:style-name="P4">
Publisher: Укринформ (Organization)</text:p>
      <text:p text:style-name="P4">
Published Time: 2023-04-22T09:32:50+03:00</text:p>
      <text:p text:style-name="P4">
Modified Time: 2023-04-22T09:32:50+03:00</text:p>
      <text:p text:style-name="P4">
Description: В Україні станом на ранок 22 квітня внаслідок повномасштабної агресії російської федерації загинули 470 дітей, ще 949 дістали поранення. — Укрінформ.</text:p>
      <text:p text:style-name="P4">
Images: ["<text:a xlink:type="simple" xlink:href="https://static.ukrinform.com/photos/2023_04/thumb_files/630_360_1681205523-955.jpg" text:style-name="Internet_20_link" text:visited-style-name="Visited_20_Internet_20_Link">
630_360_16812...</text:a>
"]</text:p>
      <text:p text:style-name="P4">
Tags: ['Діти', 'Поранені', 'Загибель', 'Війна з росією']</text:p>
      <text:p text:style-name="P4">
Type: Article</text:p>
      <!--METADATA-->
      <text:p text:style-name="P4">
<draw:frame draw:style-name="fr1" draw:name="Image75" text:anchor-type="as-char" svg:width="6.9236in" svg:height="3.956343in" draw:z-index="0">
<draw:image xlink:href="../Images/yкринформ/2023-04-22T09-32-50-03-00/630_360_1681205523-955.jpg" xlink:type="simple" xlink:show="embed" xlink:actuate="onLoad" draw:mime-type="image/jpeg"/>
</draw:frame>
 В Україністаном на ранок 22 квітня внаслідок повномасштабної агресії російськоїфедерації загинули 470 дітей, ще 949 дістали поранення.</text:p>
      <text:p text:style-name="P4">
Як передає Укрінформ, про це Офіс генерального прокурора повідомляє в <text:a xlink:type="simple" xlink:href="https://t.me/pgo_gov_ua/11498" text:style-name="Internet_20_link" text:visited-style-name="Visited_20_Internet_20_Link">
</text:a>
 .</text:p>
      <text:p text:style-name="P4">
“Станом на ранок 22 квітня 2023 року більше ніж 1419 <text:a xlink:type="simple" xlink:href="https://www.ukrinform.ua/tag-diti" text:style-name="Internet_20_link" text:visited-style-name="Visited_20_Internet_20_Link">
</text:a>
 постраждали в Україні внаслідокповномасштабної збройної агресії рф. За офіційною інформацією ювенальнихпрокурорів, 470 дітей загинуло та понад 949 отримали поранення різного ступенютяжкості”, - ідеться в повідомленні.</text:p>
      <text:p text:style-name="P4">
Дані не остаточні, оскільки триває робота з їх встановлення в місцях веденнябойових дій, на тимчасово окупованих та звільнених територіях.</text:p>
      <text:p text:style-name="P4">
<text:span text:style-name="T4">
Читайте також:</text:span>
 <text:a xlink:type="simple" xlink:href="https://www.ukrinform.ua/rubric-ato/3691646-lubinec-rf-zalucae-specsluzbi-sob-ukrainski-diti-ne-mogli-povernutisa-dodomu.html" text:style-name="Internet_20_link" text:visited-style-name="Visited_20_Internet_20_Link">
 </text:a>
</text:p>
      <text:p text:style-name="P4">
Найбільше постраждало дітей у Донецькій області - 452, Харківській - 275,Київській - 127, Херсонській - 94, Запорізькій - 89, Миколаївській - 86,Чернігівській - 68, Луганській - 66, Дніпропетровській - 66.</text:p>
      <text:p text:style-name="P4">
21 квітня внаслідок обстрілу росіянами селища Нью-Йорк Донецької областіпоранено 9-річного хлопчика.</text:p>
      <text:p text:style-name="P4">
<text:span text:style-name="T4">
Читайте також:</text:span>
 <text:a xlink:type="simple" xlink:href="https://www.ukrinform.ua/rubric-world/3698295-deportacia-ukrainskih-ditej-senat-francii-zaklikav-es-zibrati-dokazi-ta-pokarati-pricetnih.html" text:style-name="Internet_20_link" text:visited-style-name="Visited_20_Internet_20_Link">
 <text:span text:style-name="T4">
Депортація</text:span>
 </text:a>
</text:p>
      <text:p text:style-name="P4">
Як повідомляв Укрінформ, станом на 12 квітня в Україні вважаються зниклими –405 дітей, депортованими – 19 384 дитини.</text:p>
      <text:p text:style-name="P4">
Source: <text:a xlink:type="simple" xlink:href="https://www.ukrinform.ua/rubric-ato/3699188-rosijska-armia-poranila-v-ukraini-949-ditej.html" text:style-name="Internet_20_link" text:visited-style-name="Visited_20_Internet_20_Link">
https://www.ukrinform.ua/rubric-ato/3699188-rosijska-armia-poranila-v-ukraini-949-ditej.html</text:a>
</text:p>
      <!--NEWS-->
      <text:h text:style-name="P10" text:outline-level="1">
<text:span text:style-name="T4">
В очікуванні контрнаступу загарбники посилили перевірки українців в Енергодарі</text:span>
</text:h>
      <text:p text:style-name="P4">
Authors: Ukrinform (Person)</text:p>
      <text:p text:style-name="P4">
Publisher: Укринформ (Organization)</text:p>
      <text:p text:style-name="P4">
Published Time: 2023-04-22T09:39:31+03:00</text:p>
      <text:p text:style-name="P4">
Modified Time: 2023-04-22T09:39:31+03:00</text:p>
      <text:p text:style-name="P4">
Description: російські війська посилили перевірки українців у тимчасово захопленому Енергодарі Запорізької області. — Укрінформ.</text:p>
      <text:p text:style-name="P4">
Images: ["<text:a xlink:type="simple" xlink:href="https://static.ukrinform.com/photos/2022_03/thumb_files/630_360_1648023835-362.jpg" text:style-name="Internet_20_link" text:visited-style-name="Visited_20_Internet_20_Link">
630_360_16480...</text:a>
"]</text:p>
      <text:p text:style-name="P4">
Tags: ['Окупація', 'Війна з росією', 'Енергодар']</text:p>
      <text:p text:style-name="P4">
Type: Article</text:p>
      <!--METADATA-->
      <text:p text:style-name="P4">
<draw:frame draw:style-name="fr1" draw:name="Image76" text:anchor-type="as-char" svg:width="6.9236in" svg:height="3.956343in" draw:z-index="0">
<draw:image xlink:href="../Images/yкринформ/2023-04-22T09-39-31-03-00/630_360_1648023835-362.jpg" xlink:type="simple" xlink:show="embed" xlink:actuate="onLoad" draw:mime-type="image/jpeg"/>
</draw:frame>
 російськівійська посилили перевірки українців у тимчасово захопленому ЕнергодаріЗапорізької області.</text:p>
      <text:p text:style-name="P4">
Як передає Укрінформ, про це повідомляє <text:a xlink:type="simple" xlink:href="http://sprotyv.mod.gov.ua/2023/04/21/rosiyany-posylyuyut-perevirky-v-energodari/" text:style-name="Internet_20_link" text:visited-style-name="Visited_20_Internet_20_Link">
</text:a>
 .</text:p>
      <text:p text:style-name="P4">
«В Енергодарі почастішали випадки перевірок на блокпостах місцевих мешканців,зокрема перевіряють мобільні телефони на наявність українських додатків тафотогалерею. Також перевіряють наявність російського паспорта», - йдеться вповідомленні.</text:p>
      <text:p text:style-name="P4">
Також ворог вибірково здійснює обшуки квартир, шукаючи «диверсантів». «Вквартирах перевіряють гаджети та навіть шукають «екстремістську літературу».Все це відбувається в межах «підготовки до контрнаступу», яку росіяни очікуютьна цій ділянці фронту», - зазначили в Центрі нацспротиву.</text:p>
      <text:p text:style-name="P4">
<text:span text:style-name="T4">
Читайте також:</text:span>
 <text:a xlink:type="simple" xlink:href="https://www.ukrinform.ua/rubric-ato/3699183-rosiani-vnoci-skinuli-kerovanu-bombu-na-cernigivsinu.html" text:style-name="Internet_20_link" text:visited-style-name="Visited_20_Internet_20_Link">
 </text:a>
</text:p>
      <text:p text:style-name="P4">
Як повідомляв Укрінформ, жителі Енергодара фіксують, що російські військовінамагаються <text:a xlink:type="simple" xlink:href="https://www.ukrinform.ua/rubric-regions/3694464-zagarbniki-namagautsa-zaminuvati-vse-navkolo-energodara-sela-ta-lisosmugi.html" text:style-name="Internet_20_link" text:visited-style-name="Visited_20_Internet_20_Link">
 </text:a>
 навколоміста.</text:p>
      <text:p text:style-name="P4">
Source: <text:a xlink:type="simple" xlink:href="https://www.ukrinform.ua/rubric-regions/3699190-v-ocikuvanni-kontrnastupu-zagarbniki-posilili-perevirki-ukrainciv-v-energodari.html" text:style-name="Internet_20_link" text:visited-style-name="Visited_20_Internet_20_Link">
https://www.ukrinform.ua/rubric-regions/3699190-v-ocikuvanni-kontrnastupu-zagarbniki-posilili-perevirki-ukrainciv-v-energodari.html</text:a>
</text:p>
      <!--NEWS-->
      <text:h text:style-name="P10" text:outline-level="1">
<text:span text:style-name="T4">
Ворог зранку двічі обстріляв громаду на Сумщині</text:span>
</text:h>
      <text:p text:style-name="P4">
Authors: Ukrinform (Person)</text:p>
      <text:p text:style-name="P4">
Publisher: Укринформ (Organization)</text:p>
      <text:p text:style-name="P4">
Published Time: 2023-04-22T09:47:07+03:00</text:p>
      <text:p text:style-name="P4">
Modified Time: 2023-04-22T09:47:07+03:00</text:p>
      <text:p text:style-name="P4">
Description: російські війська вранці у суботу, 22 квітня, двічі обстріляли з мінометів та артилерії Білопільську громаду на Сумщині. — Укрінформ.</text:p>
      <text:p text:style-name="P4">
Images: ["<text:a xlink:type="simple" xlink:href="https://static.ukrinform.com/photos/2023_04/thumb_files/630_360_1682146011-805.jpg" text:style-name="Internet_20_link" text:visited-style-name="Visited_20_Internet_20_Link">
630_360_16821...</text:a>
"]</text:p>
      <text:p text:style-name="P4">
Tags: ['Обстріл', 'Сумщина', 'Війна з росією']</text:p>
      <text:p text:style-name="P4">
Type: Article</text:p>
      <!--METADATA-->
      <text:p text:style-name="P4">
<draw:frame draw:style-name="fr1" draw:name="Image77" text:anchor-type="as-char" svg:width="6.9236in" svg:height="3.956343in" draw:z-index="0">
<draw:image xlink:href="../Images/yкринформ/2023-04-22T09-47-07-03-00/630_360_1682146011-805.jpg" xlink:type="simple" xlink:show="embed" xlink:actuate="onLoad" draw:mime-type="image/jpeg"/>
</draw:frame>
 російськівійська вранці у суботу, 22 квітня, двічі обстріляли з мінометів та артилеріїБілопільську громаду на Сумщині.</text:p>
      <text:p text:style-name="P4">
Про це у <text:a xlink:type="simple" xlink:href="http://t.me/Sumy_news_ODA/15579" text:style-name="Internet_20_link" text:visited-style-name="Visited_20_Internet_20_Link">
 </text:a>
 повідомляє Сумська ОВА передаєУкрінформ.</text:p>
      <text:p text:style-name="P4">
«Ситуація на прикордонні станом на 9.00. Зранку росіяни здійснили два обстрілиБілопільської громади», - йдеться у повідомленні.</text:p>
      <text:p text:style-name="P4">
За даними ОВА, ворог бив по території громади з мінометів, зафіксовано 22«прильоти». Окрім того, було шість «прильотів» унаслідок обстрілів з артилерії(САУ).</text:p>
      <text:p text:style-name="P4">
Жертв та поранених унаслідок обстрілів не зафіксовано.</text:p>
      <text:p text:style-name="P4">
Ніч на <text:a xlink:type="simple" xlink:href="https://www.ukrinform.ua/tag-sumsina" text:style-name="Internet_20_link" text:visited-style-name="Visited_20_Internet_20_Link">
 </text:a>
 минула без обстрілів.</text:p>
      <text:p text:style-name="P4">
<text:span text:style-name="T4">
Читайте також:</text:span>
 <text:a xlink:type="simple" xlink:href="https://www.ukrinform.ua/rubric-ato/3699183-rosiani-vnoci-skinuli-kerovanu-bombu-na-cernigivsinu.html" text:style-name="Internet_20_link" text:visited-style-name="Visited_20_Internet_20_Link">
 </text:a>
</text:p>
      <text:p text:style-name="P4">
Як повідомлялось, 20 квітня росіяни здійснили обстріли з мінометів, артилерії,гранатометів чотирьох прикордонних громад Сумщини – Хотинської, Білопільської,Шалигинської та Новослобідської. Зафіксовано 114 «прильотів».</text:p>
      <text:p text:style-name="P4">
Source: <text:a xlink:type="simple" xlink:href="https://www.ukrinform.ua/rubric-ato/3699196-vorog-zranku-dvici-obstrilav-gromadu-na-sumsini.html" text:style-name="Internet_20_link" text:visited-style-name="Visited_20_Internet_20_Link">
https://www.ukrinform.ua/rubric-ato/3699196-vorog-zranku-dvici-obstrilav-gromadu-na-sumsini.html</text:a>
</text:p>
      <!--NEWS-->
      <text:h text:style-name="P10" text:outline-level="1">
<text:span text:style-name="T4">
Футбол: у суботу стартує 3-й тур другого етапу Першої ліги України</text:span>
</text:h>
      <text:p text:style-name="P4">
Authors: Ukrinform (Person)</text:p>
      <text:p text:style-name="P4">
Publisher: Укринформ (Organization)</text:p>
      <text:p text:style-name="P4">
Published Time: 2023-04-22T09:50:29+03:00</text:p>
      <text:p text:style-name="P4">
Modified Time: 2023-04-22T09:50:29+03:00</text:p>
      <text:p text:style-name="P4">
Description: У суботу, 22 квітня, на футбольних полях України стартують матчі 3-го туру другого етапу Першої ліги. — Укрінформ.</text:p>
      <text:p text:style-name="P4">
Images: ["<text:a xlink:type="simple" xlink:href="https://static.ukrinform.com/photos/2023_04/thumb_files/630_360_1682144482-641.jpeg" text:style-name="Internet_20_link" text:visited-style-name="Visited_20_Internet_20_Link">
630_360_16821...</text:a>
"]</text:p>
      <text:p text:style-name="P4">
Tags: ['Футбол', 'Україна', 'перша ліга', 'Тернопіль']</text:p>
      <text:p text:style-name="P4">
Type: Article</text:p>
      <!--METADATA-->
      <text:p text:style-name="P4">
<draw:frame draw:style-name="fr1" draw:name="Image78" text:anchor-type="as-char" svg:width="6.9236in" svg:height="3.956343in" draw:z-index="0">
<draw:image xlink:href="../Images/yкринформ/2023-04-22T09-50-29-03-00/630_360_1682144482-641.jpeg" xlink:type="simple" xlink:show="embed" xlink:actuate="onLoad" draw:mime-type="image/jpeg"/>
</draw:frame>
 У суботу,22 квітня, на футбольних полях України стартують матчі 3-го туру другого етапуПершої ліги.</text:p>
      <text:p text:style-name="P4">
У Чемпіонській групі відбудуться три поєдинки. Тернопільстка «Нива» приймаєкременчуцький «Кремінь», «Епіцентр» з Кам’янець-Подільського - запорізький«Металург», а львівські «Карпати» - черкаський ЛНЗ, передає Укрінформ.</text:p>
      <text:p text:style-name="P4">
Становище лідерів: «Полісся» (Житомир) - 19 очок (після 8-ми ігор), «Оболонь»(Київ) - 18 (8), ЛНЗ - 14 (8), «Карпати» - 12 (8).</text:p>
      <text:p text:style-name="P4">
У групі Вибування пройдуть матчі «Чернігів-ШВСМ» - «Діназ» (Вишгород) та«Полтава» - «Прикарпаття» (Івано-Франківськ).</text:p>
      <text:p text:style-name="P4">
Лідери: «Буковина» - 14 (8), «Чернігів-ШВСМ» - 14, «Скорук» - 13 (8), «Діназ»- 12 (8).</text:p>
      <text:p text:style-name="P4">
23 квітня у Першій лізі відбутуться зустрічі «Полісся» (Житомир) - «Оболонь»(Київ), «Скорук» (Томаківка) - ФСК «Маріуполь» та «Гірник-Спорт» (ГорішніПлавні) - «Буковина» (Чернівці).</text:p>
      <text:p text:style-name="P4">
Додамо, що у Чемпіонській групі визначаться володарі двох прямих путівок доПрем'єр-ліги (УПЛ), а третя та четверта команди зіграють матчі плей-офф запідвищення у класі.</text:p>
      <text:p text:style-name="P4">
<text:span text:style-name="T4">
Читайте також:</text:span>
 <text:a xlink:type="simple" xlink:href="https://www.ukrinform.ua/rubric-sports/3699166-upl-sogodni-projde-ukrainska-futbolna-klasika-dinamo-sahtar.html" text:style-name="Internet_20_link" text:visited-style-name="Visited_20_Internet_20_Link">
 <text:span text:style-name="T4">
футбол</text:span>
 </text:a>
</text:p>
      <text:p text:style-name="P4">
Остання команда Першої ліги вилетить до Другої, а передостання зіграє плей-оффз другим клубом Другої ліги.</text:p>
      <text:p text:style-name="P4">
Фото: pfl.ua.</text:p>
      <text:p text:style-name="P4">
Source: <text:a xlink:type="simple" xlink:href="https://www.ukrinform.ua/rubric-sports/3699197-futbol-u-subotu-startue-3j-tur-drugogo-etapu-persoi-ligi-ukraini.html" text:style-name="Internet_20_link" text:visited-style-name="Visited_20_Internet_20_Link">
https://www.ukrinform.ua/rubric-sports/3699197-futbol-u-subotu-startue-3j-tur-drugogo-etapu-persoi-ligi-ukraini.html</text:a>
</text:p>
      <!--NEWS-->
      <text:h text:style-name="P10" text:outline-level="1">
<text:span text:style-name="T4">
У Колумбії внаслідок вибуху на шахті загинули семеро гірників</text:span>
</text:h>
      <text:p text:style-name="P4">
Authors: Ukrinform (Person)</text:p>
      <text:p text:style-name="P4">
Publisher: Укринформ (Organization)</text:p>
      <text:p text:style-name="P4">
Published Time: 2023-04-22T10:07:36+03:00</text:p>
      <text:p text:style-name="P4">
Modified Time: 2023-04-22T10:07:36+03:00</text:p>
      <text:p text:style-name="P4">
Description: На вугільній шахті в Колумбії стався вибух, внаслідок якого загинули семеро гірників. — Укрінформ.</text:p>
      <text:p text:style-name="P4">
Images: ["<text:a xlink:type="simple" xlink:href="https://static.ukrinform.com/photos/2022_09/thumb_files/630_360_1663248159-297.jpg" text:style-name="Internet_20_link" text:visited-style-name="Visited_20_Internet_20_Link">
630_360_16632...</text:a>
"]</text:p>
      <text:p text:style-name="P4">
Tags: ['Колумбія', 'Вибух', 'Загибель', 'Шахтарі']</text:p>
      <text:p text:style-name="P4">
Type: Article</text:p>
      <!--METADATA-->
      <text:p text:style-name="P4">
<draw:frame draw:style-name="fr1" draw:name="Image79" text:anchor-type="as-char" svg:width="6.9236in" svg:height="3.956343in" draw:z-index="0">
<draw:image xlink:href="../Images/yкринформ/2023-04-22T10-07-36-03-00/630_360_1663248159-297.jpg" xlink:type="simple" xlink:show="embed" xlink:actuate="onLoad" draw:mime-type="image/jpeg"/>
</draw:frame>
 Навугільній шахті в Колумбії стався вибух, внаслідок якого загинули семерогірників.</text:p>
      <text:p text:style-name="P4">
Як передає Укрінформ, про це з посиланням на керівника пожежної служби врегіоні Кундінамарка повідомляє <text:a xlink:type="simple" xlink:href="https://www.malaymail.com/news/world/2023/04/22/coal-mine-blast-in-colombia-kills-seven-workers/65928" text:style-name="Internet_20_link" text:visited-style-name="Visited_20_Internet_20_Link">
</text:a>
 .</text:p>
      <text:p text:style-name="P4">
<text:a xlink:type="simple" xlink:href="https://www.ukrinform.ua/tag-vibuh" text:style-name="Internet_20_link" text:visited-style-name="Visited_20_Internet_20_Link">
 </text:a>
 пролунав на вугільній шахті умуніципалітеті Кукунуба приблизно за 90 кілометрів від столиці країни Боготи вніч проти четверга.</text:p>
      <text:p text:style-name="P4">
Спочатку рятувальники знайшли три тіла, а четверо гірників вважалися зниклимибезвісти. Однак вчора було знайдено ще чотирьох загиблих.</text:p>
      <text:p text:style-name="P4">
<text:span text:style-name="T4">
Читайте також:</text:span>
 <text:a xlink:type="simple" xlink:href="https://www.ukrinform.ua/rubric-world/3628478-zsuv-u-kolumbii-zabrav-33-zitta.html" text:style-name="Internet_20_link" text:visited-style-name="Visited_20_Internet_20_Link">
 <text:span text:style-name="T4">
Колумбії</text:span>
 </text:a>
</text:p>
      <text:p text:style-name="P4">
Колумбія є найбільшим виробником вугілля в Латинській Америці. В країні частотрапляються нещасні випадки на шахтах, особливо на незаконних копальнях врегіоні Кундінамарка та інших частинах країни.</text:p>
      <text:p text:style-name="P4">
Source: <text:a xlink:type="simple" xlink:href="https://www.ukrinform.ua/rubric-world/3699204-u-kolumbii-vnaslidok-vibuhu-na-sahti-zaginuli-semero-girnikiv.html" text:style-name="Internet_20_link" text:visited-style-name="Visited_20_Internet_20_Link">
https://www.ukrinform.ua/rubric-world/3699204-u-kolumbii-vnaslidok-vibuhu-na-sahti-zaginuli-semero-girnikiv.html</text:a>
</text:p>
      <!--NEWS-->
      <text:h text:style-name="P10" text:outline-level="1">
<text:span text:style-name="T4">
У Лимані викрили дев’ятьох колаборантів та знайшли схрон зі зброєю</text:span>
</text:h>
      <text:p text:style-name="P4">
Authors: Ukrinform (Person)</text:p>
      <text:p text:style-name="P4">
Publisher: Укринформ (Organization)</text:p>
      <text:p text:style-name="P4">
Published Time: 2023-04-22T10:23:00+03:00</text:p>
      <text:p text:style-name="P4">
Modified Time: 2023-04-22T10:23:00+03:00</text:p>
      <text:p text:style-name="P4">
Description: У Лимані Донецької області під час стабілізаційних заходів Служба безпеки України викрила дев’ятьох ворожих поплічників та знайшла схрон із російським озброєнням. — Укрінформ.</text:p>
      <text:p text:style-name="P4">
Images: ["<text:a xlink:type="simple" xlink:href="https://static.ukrinform.com/photos/2022_10/thumb_files/630_360_1664982545-628.jpg" text:style-name="Internet_20_link" text:visited-style-name="Visited_20_Internet_20_Link">
630_360_16649...</text:a>
"]</text:p>
      <text:p text:style-name="P4">
Tags: ['Колаборант', 'Лиман', 'Війна з росією']</text:p>
      <text:p text:style-name="P4">
Type: Article</text:p>
      <!--METADATA-->
      <text:p text:style-name="P4">
<draw:frame draw:style-name="fr1" draw:name="Image80" text:anchor-type="as-char" svg:width="6.9236in" svg:height="3.956343in" draw:z-index="0">
<draw:image xlink:href="../Images/yкринформ/2023-04-22T10-23-00-03-00/630_360_1664982545-628.jpg" xlink:type="simple" xlink:show="embed" xlink:actuate="onLoad" draw:mime-type="image/jpeg"/>
</draw:frame>
 У ЛиманіДонецької області під час стабілізаційних заходів Служба безпеки Українивикрила дев’ятьох ворожих поплічників та знайшла схрон із російськимозброєнням.</text:p>
      <text:p text:style-name="P4">
Як передає Укрінформ, про це СБУ повідомляє у <text:a xlink:type="simple" xlink:href="https://t.me/SBUkr/8070" text:style-name="Internet_20_link" text:visited-style-name="Visited_20_Internet_20_Link">
 </text:a>
 .</text:p>
      <text:p text:style-name="P4">
"У результаті оперативних дій у прифронтовому Лимані затримано дев’ятьохмісцевих жителів, які добровільно пішли на співпрацю з ворогом", - ідеться уповідомленні.</text:p>
      <text:p text:style-name="P4">
Серед них – 38-річний житель міста, який передавав росіянам інформацію промісця базування та переміщення Сил оборони на території району. Комунікацію загресором підтримував через заборонену в Україні соцмережу "Однокласники".</text:p>
      <text:p text:style-name="P4">
<text:span text:style-name="T4">
Читайте також:</text:span>
 <text:a xlink:type="simple" xlink:href="https://www.ukrinform.ua/rubric-regions/3696121-na-harkivsini-sbu-zatrimala-se-troh-kolaborantiv-sered-nih-fejkovij-nacfin.html" text:style-name="Internet_20_link" text:visited-style-name="Visited_20_Internet_20_Link">
 <text:span text:style-name="T4">
колаборантів</text:span>
 </text:a>
</text:p>
      <text:p text:style-name="P4">
Також затримано колишнього командира караулу Лиманського центру безпекигромадян. У липні минулого року він погодився очолити створену загарбникамимісцеву "пожежно-рятувальну частину мнс днр".</text:p>
      <text:p text:style-name="P4">
Разом з цим, викрито ще трьох колаборантів, які після захоплення містапогодились на співпрацю з агресором.</text:p>
      <text:p text:style-name="P4">
Двох із них призначили на "посади" до "відділу внутрішньої політики тавзаємодії із ЗМІ" та "відділу земельних відносин", а ще один ˗ став "охоронцемміськради".</text:p>
      <text:p text:style-name="P4">
Наразі їм повідомлено про підозру за ст. 111-1 Кримінального кодексу України(колабораційна діяльність).</text:p>
      <text:p text:style-name="P4">
Ще четверо зловмисників поширювали у заборонених соцмережах заклики напідтримку окупантів, а також дописи, в яких виправдовували воєнні злочинирашистів.</text:p>
      <text:p text:style-name="P4">
Крім того, у ході комплексних заходів співробітники Служби безпеки виявилисхрон з російською зброєю та боєприпасами.</text:p>
      <text:p text:style-name="P4">
Із облаштованої у покинутій приватній будівлі схованки виявлено: реактивнийпіхотний вогнемет "Джміль", гранати Ф-1 та РДГ-2, запали до бойових гранат, 20підривачів, 30-мм реактивний сигнальний патрон, наземний сигнальний патрон,150 набоїв до стрілецької зброї.</text:p>
      <text:p text:style-name="P4">
За всіма викритими фактами незаконної діяльності тривають розслідування длявстановлення всіх обставин злочину і притягнення винних до відповідальності.</text:p>
      <text:p text:style-name="P4">
<text:span text:style-name="T4">
Читайте також:</text:span>
 <text:a xlink:type="simple" xlink:href="https://www.ukrinform.ua/rubric-regions/3698747-sbu-zatrimala-zradnikiv-aki-na-pocatku-vtorgnenna-rf-pidpalili-pozeznu-castinu-na-kiivsini.html" text:style-name="Internet_20_link" text:visited-style-name="Visited_20_Internet_20_Link">
 </text:a>
</text:p>
      <text:p text:style-name="P4">
Як повідомляв Укрінформ, на Донеччині СБУ <text:a xlink:type="simple" xlink:href="https://www.ukrinform.ua/rubric-regions/3692782-na-doneccini-sbu-zatrimala-agentku-rf-aka-koriguvala-raketni-udari-po-skolah-i-ditsadkah.html" text:style-name="Internet_20_link" text:visited-style-name="Visited_20_Internet_20_Link">
 </text:a>
 , яка коригувала ракетні удари по школах ідитсадках.</text:p>
      <text:p text:style-name="P4">
Source: <text:a xlink:type="simple" xlink:href="https://www.ukrinform.ua/rubric-regions/3699209-u-limani-vikrili-devatoh-kolaborantiv-ta-znajsli-shron-zi-zbroeu.html" text:style-name="Internet_20_link" text:visited-style-name="Visited_20_Internet_20_Link">
https://www.ukrinform.ua/rubric-regions/3699209-u-limani-vikrili-devatoh-kolaborantiv-ta-znajsli-shron-zi-zbroeu.html</text:a>
</text:p>
      <!--NEWS-->
      <text:h text:style-name="P10" text:outline-level="1">
<text:span text:style-name="T4">
Під москвою спалахнула масштабна пожежа у цеху з утилізації відходів</text:span>
</text:h>
      <text:p text:style-name="P4">
Authors: Ukrinform (Person)</text:p>
      <text:p text:style-name="P4">
Publisher: Укринформ (Organization)</text:p>
      <text:p text:style-name="P4">
Published Time: 2023-04-22T10:32:47+03:00</text:p>
      <text:p text:style-name="P4">
Modified Time: 2023-04-22T10:32:47+03:00</text:p>
      <text:p text:style-name="P4">
Description: У московській області рф зранку в суботу, 22 квітня, спалахнула пожежа в цеху з утилізації пластику та гуми. — Укрінформ.</text:p>
      <text:p text:style-name="P4">
Images: ["<text:a xlink:type="simple" xlink:href="https://static.ukrinform.com/photos/2023_04/thumb_files/630_360_1682148408-781.jpg" text:style-name="Internet_20_link" text:visited-style-name="Visited_20_Internet_20_Link">
630_360_16821...</text:a>
"]</text:p>
      <text:p text:style-name="P4">
Tags: ['Пожежа', 'росія']</text:p>
      <text:p text:style-name="P4">
Type: Article</text:p>
      <!--METADATA-->
      <text:p text:style-name="P4">
<draw:frame draw:style-name="fr1" draw:name="Image81" text:anchor-type="as-char" svg:width="6.9236in" svg:height="3.956343in" draw:z-index="0">
<draw:image xlink:href="../Images/yкринформ/2023-04-22T10-32-47-03-00/630_360_1682148408-781.jpg" xlink:type="simple" xlink:show="embed" xlink:actuate="onLoad" draw:mime-type="image/jpeg"/>
</draw:frame>
 Умосковській області рф зранку в суботу, 22 квітня, спалахнула пожежа в цеху зутилізації пластику та гуми.</text:p>
      <text:p text:style-name="P4">
Про це повідомляє Укрінформ з посиланням на пресслужбу <text:a xlink:type="simple" xlink:href="http://t.me/mchs_official/8440" text:style-name="Internet_20_link" text:visited-style-name="Visited_20_Internet_20_Link">
</text:a>
 .</text:p>
      <text:p text:style-name="P4">
«У Люберцях вогнеборці локалізували пожежу в металевому цеху з утилізаціївідходів. Загрози сусіднім будівлям немає», – йдеться у повідомленні.</text:p>
      <text:p text:style-name="P4">
На оприлюдненому фото видно, що над будівлею здіймається величезний стовпдиму. Площа пожежі охопила 1500 кв. м, зазначили в мнс рф.</text:p>
      <text:p text:style-name="P4">
До гасіння пожежі, за даними російських рятувальників, залучили 11 машин та 38пожежників.</text:p>
      <text:p text:style-name="P4">
Згодом в мнс <text:a xlink:type="simple" xlink:href="https://www.ukrinform.ua/tag-rosia" text:style-name="Internet_20_link" text:visited-style-name="Visited_20_Internet_20_Link">
 </text:a>
 повідомили, що пожежуповністю ліквідовано, постраждалих немає.</text:p>
      <text:p text:style-name="P4">
За даними російських <text:a xlink:type="simple" xlink:href="http://vm.ru/news/1047427-ceh-po-utilizacii-plastika-zagorelsya-v-lyubercah" text:style-name="Internet_20_link" text:visited-style-name="Visited_20_Internet_20_Link">
 </text:a>
 , ідеться про цех з утилізації пластику та гуми.</text:p>
      <text:p text:style-name="P4">
<text:span text:style-name="T4">
Читайте також:</text:span>
 <text:a xlink:type="simple" xlink:href="https://www.ukrinform.ua/rubric-world/3681009-u-pidmoskovi-goriv-zavod-plastiku.html" text:style-name="Internet_20_link" text:visited-style-name="Visited_20_Internet_20_Link">
 </text:a>
</text:p>
      <text:p text:style-name="P4">
Як повідомлялося, наприкінці березня <text:a xlink:type="simple" xlink:href="https://www.ukrinform.ua/rubric-world/3687581-v-omsku-gorit-velikij-sklad-iz-plastikom.html" text:style-name="Internet_20_link" text:visited-style-name="Visited_20_Internet_20_Link">
 </text:a>
 – на площі 3,5тис. кв. м.</text:p>
      <text:p text:style-name="P4">
Source: <text:a xlink:type="simple" xlink:href="https://www.ukrinform.ua/rubric-world/3699210-pid-moskvou-spalahnula-masstabna-pozeza-u-cehu-z-utilizacii-vidhodiv.html" text:style-name="Internet_20_link" text:visited-style-name="Visited_20_Internet_20_Link">
https://www.ukrinform.ua/rubric-world/3699210-pid-moskvou-spalahnula-masstabna-pozeza-u-cehu-z-utilizacii-vidhodiv.html</text:a>
</text:p>
      <!--NEWS-->
      <text:h text:style-name="P10" text:outline-level="1">
<text:span text:style-name="T4">
Українці влаштували акцію протесту у Лісабоні під час візиту президента Бразилії</text:span>
</text:h>
      <text:p text:style-name="P4">
Authors: Ukrinform (Person)</text:p>
      <text:p text:style-name="P4">
Publisher: Укринформ (Organization)</text:p>
      <text:p text:style-name="P4">
Published Time: 2023-04-22T10:33:29+03:00</text:p>
      <text:p text:style-name="P4">
Modified Time: 2023-04-22T10:33:29+03:00</text:p>
      <text:p text:style-name="P4">
Description: Українці влаштували демонстрацію біля посольства Бразилії у столиці Португалії Лісабоні, щоб висловити протест проти нещодавніх висловлювань бразильського президента Луїса Інасіо Лули да Сілви про війну росії проти Україні. — Укрінформ.</text:p>
      <text:p text:style-name="P4">
Images: ["<text:a xlink:type="simple" xlink:href="https://static.ukrinform.com/photos/2016_03/thumb_files/630_360_1457097747-9021-luis-inasio-lula-da-silva.jpg" text:style-name="Internet_20_link" text:visited-style-name="Visited_20_Internet_20_Link">
630_360_14570...</text:a>
", "<text:a xlink:type="simple" xlink:href="https://static.ukrinform.com/photos/2023_04/1682148462-522.jpg" text:style-name="Internet_20_link" text:visited-style-name="Visited_20_Internet_20_Link">
1682148462-52...</text:a>
"]</text:p>
      <text:p text:style-name="P4">
Tags: ['Бразилія', 'Португалія', 'Протест', 'Україна']</text:p>
      <text:p text:style-name="P4">
Type: Article</text:p>
      <!--METADATA-->
      <text:p text:style-name="P4">
<draw:frame draw:style-name="fr1" draw:name="Image82" text:anchor-type="as-char" svg:width="6.9236in" svg:height="3.956343in" draw:z-index="0">
<draw:image xlink:href="../Images/yкринформ/2023-04-22T10-33-29-03-00/630_360_1457097747-9021-luis-inasio-lula-da-silva.jpg" xlink:type="simple" xlink:show="embed" xlink:actuate="onLoad" draw:mime-type="image/jpeg"/>
</draw:frame>
 Українці влаштували демонстрацію біля посольства Бразилії устолиці Португалії Лісабоні, щоб висловити протест проти нещодавніхвисловлювань бразильського президента Луїса Інасіо Лули да Сілви про війнуросії проти Україні.</text:p>
      <text:p text:style-name="P4">
Про це передає Укрінформ з посиланням на агенцію <text:a xlink:type="simple" xlink:href="http://www.reuters.com/world/europe/angry-brazils-lula-ukrainians-protest-lisbon-official-visit-starts-2023-04-21/" text:style-name="Internet_20_link" text:visited-style-name="Visited_20_Internet_20_Link">
</text:a>
 .</text:p>
      <text:p text:style-name="P4">
Як зазначається, президент Лула, який у п’ятницю прибув до Португалії зп’ятиденним офіційним візитом, розлютив багатьох на Заході тим, що припустив,що і Україна, і москва однаково винні у початку війни в лютому 2022 року.</text:p>
      <text:p text:style-name="P4">
На минулих вихідних він сказав, що Сполучені Штати та європейські союзникиповинні припинити постачання зброї Україні, заявивши, що вони затягують війну.</text:p>
      <text:p text:style-name="P4">
Українські протестувальники біля бразильського посольства тримали плакати знаписами: " <text:a xlink:type="simple" xlink:href="https://www.ukrinform.ua/tag-rosia" text:style-name="Internet_20_link" text:visited-style-name="Visited_20_Internet_20_Link">
 </text:a>
 – терористична держава" та"Припиніть вбивати наших дітей".</text:p>
      <text:p text:style-name="Quotations">

<text:p text:style-name="P4">
Vergonha:  &gt;
  Um grupo de ucranianos realizou um protesto hj em frente à embaixada&gt;
 brasileira em Lisboa em retaliação a visita do presidente pró Putin&gt;
 brasileiro Lula a Portugal! Enrolados com bandeiras do país, eles seguravam&gt;
 cartazes onde diziam q a Rússia é um "Estado terrorista"! <text:a xlink:type="simple" xlink:href="https://t.co/oom3EEmHgk" text:style-name="Internet_20_link" text:visited-style-name="Visited_20_Internet_20_Link">
&gt;
 </text:a>
&gt;
&gt;
 — Ucrânia Livre!! (@RCostadias) <text:a xlink:type="simple" xlink:href="https://twitter.com/RCostadias/status/1649566002181468160" text:style-name="Internet_20_link" text:visited-style-name="Visited_20_Internet_20_Link">
&gt;
 </text:a>
</text:p>

</text:p>
      <text:p text:style-name="P4">
Українська біженка Яна Коломієць, яка вже чотири місяці перебуває уПортугалії, брала участь в акції протесту в Лісабоні та сказала, щопочувається "жахливо", коли чує заяви Лули.</text:p>
      <text:p text:style-name="P4">
"В Україні щодня гинуть люди, і нам потрібна міжнародна підтримка", – заявивголова Асоціації українців Португалії Павло Садоха, назвавши "дивним" те, що"президент, який все життя боровся за демократію, тепер опинився на боцітоталітаризму".</text:p>
      <text:p text:style-name="P4">
Асоціація українців передала листа до бразильського посольства, в якомувисловила своє невдоволення послу Бразилії Раймундо Каррейро та урядовомуміністру Марсіо Маседо.</text:p>
      <text:p text:style-name="P4">
<draw:frame draw:style-name="fr1" draw:name="Image83" text:anchor-type="as-char" svg:width="6.9236in" svg:height="4.617898in" draw:z-index="0">
<draw:image xlink:href="../Images/yкринформ/2023-04-22T10-33-29-03-00/1682148462-522.jpg" xlink:type="simple" xlink:show="embed" xlink:actuate="onLoad" draw:mime-type="image/jpeg"/>
</draw:frame>
</text:p>
      <text:p text:style-name="P4">
<text:span text:style-name="T5">
Фото: Marcio Macedo/FB</text:span>
</text:p>
      <text:p text:style-name="P4">
"Бразилія та президент Лула віддані миру, і президент буде працювати над тим,щоб об'єднати інші країни для пошуку альтернативи для припинення цьогоконфлікту", – сказав Маседо журналістам після отримання листа.</text:p>
      <text:p text:style-name="P4">
<text:span text:style-name="T4">
Читайте також:</text:span>
 <text:a xlink:type="simple" xlink:href="https://www.ukrinform.ua/rubric-uarazom/3697224-u-brazilii-lavrova-zustrili-z-plakatami-gaaga-cekae-na-tebe-ta-rosia-vbivca.html" text:style-name="Internet_20_link" text:visited-style-name="Visited_20_Internet_20_Link">
 </text:a>
</text:p>
      <text:p text:style-name="P4">
Як повідомляв Укрінформ, напередодні президент Бразилії Луїс Інасіо Лула даСілва звинуватив США в «заохоченні війни в Україні». Білий дім <text:a xlink:type="simple" xlink:href="https://www.ukrinform.ua/rubric-world/3697247-stati-zvinuvatili-braziliu-u-povtorenni-rosijskoi-propagandi.html" text:style-name="Internet_20_link" text:visited-style-name="Visited_20_Internet_20_Link">
</text:a>
 тим, що Бразіліа таким чином повторюєросійську й китайську пропаганду. Після цього глава МЗС Бразилії Мауеро Віейрапід час пресконференції заявив, що не згоден із позицією офіційногоВашингтона.</text:p>
      <text:p text:style-name="P4">
Водночас у МЗС України <text:a xlink:type="simple" xlink:href="https://www.ukrinform.ua/rubric-polytics/3697370-mzs-zaprosue-prezidenta-brazilii-do-ukraini.html" text:style-name="Internet_20_link" text:visited-style-name="Visited_20_Internet_20_Link">
 </text:a>
 підхідпрезидента Бразилії Лули да Сілви таким, що не відповідає реальному стануречей, та запросили його відвідати Україну, щоб зрозуміти справжню сутністьросійської агресії.</text:p>
      <text:p text:style-name="P4">
Source: <text:a xlink:type="simple" xlink:href="https://www.ukrinform.ua/rubric-diaspora/3699211-ukrainci-vlastuvali-akciu-protestu-u-lisaboni-pid-cas-vizitu-prezidenta-brazilii.html" text:style-name="Internet_20_link" text:visited-style-name="Visited_20_Internet_20_Link">
https://www.ukrinform.ua/rubric-diaspora/3699211-ukrainci-vlastuvali-akciu-protestu-u-lisaboni-pid-cas-vizitu-prezidenta-brazilii.html</text:a>
</text:p>
      <!--NEWS-->
      <text:h text:style-name="P10" text:outline-level="1">
<text:span text:style-name="T4">
У Києві за день рівень води у Дніпрі впав ще на 16 сантиметрів</text:span>
</text:h>
      <text:p text:style-name="P4">
Authors: Ukrinform (Person)</text:p>
      <text:p text:style-name="P4">
Publisher: Укринформ (Organization)</text:p>
      <text:p text:style-name="P4">
Published Time: 2023-04-22T10:45:42+03:00</text:p>
      <text:p text:style-name="P4">
Modified Time: 2023-04-22T10:45:42+03:00</text:p>
      <text:p text:style-name="P4">
Description: У Києві кілька днів поспіль спостерігається падіння рівня води у Дніпрі: за останні дні рівень води впав уже майже на 50 см. — Укрінформ.</text:p>
      <text:p text:style-name="P4">
Images: ["<text:a xlink:type="simple" xlink:href="https://static.ukrinform.com/photos/2023_04/thumb_files/630_360_1681910808-169.jpg" text:style-name="Internet_20_link" text:visited-style-name="Visited_20_Internet_20_Link">
630_360_16819...</text:a>
"]</text:p>
      <text:p text:style-name="P4">
Tags: ['Дніпро', 'Київ', 'Водопілля']</text:p>
      <text:p text:style-name="P4">
Type: Article</text:p>
      <!--METADATA-->
      <text:p text:style-name="P4">
<draw:frame draw:style-name="fr1" draw:name="Image84" text:anchor-type="as-char" svg:width="6.9236in" svg:height="3.956343in" draw:z-index="0">
<draw:image xlink:href="../Images/yкринформ/2023-04-22T10-45-42-03-00/630_360_1681910808-169.jpg" xlink:type="simple" xlink:show="embed" xlink:actuate="onLoad" draw:mime-type="image/jpeg"/>
</draw:frame>
 У Києвікілька днів поспіль спостерігається падіння рівня води у Дніпрі: за останнідні рівень води впав уже майже на 50 см.</text:p>
      <text:p text:style-name="P4">
Як передає Укрінформ, про це Київська міська військова адміністраціяповідомляє у <text:a xlink:type="simple" xlink:href="http://t.me/VA_Kyiv/1521" text:style-name="Internet_20_link" text:visited-style-name="Visited_20_Internet_20_Link">
 </text:a>
 .</text:p>
      <text:p text:style-name="P4">
“Станом на 9:30 22.04.2023 рівень води р. Дніпро у Києві біля моста "Метро"становить 9 308 см. Цей показник на 16 см менше, ніж учора. Падіння рівня водив Дніпрі в межах столиці триває від початку тижня. За ці останні дні рівеньводи впав майже на 50 см. Продовжується пропуск весняного водопілля черезКиївську ГЕС. В Києві утримується підтоплення заплавних територій та низькихділянок садово-дачної забудови, присадибних ділянок”, - заявив начальник КМВАСергій Попко.</text:p>
      <text:p text:style-name="P4">
<text:span text:style-name="T4">
Читайте також:</text:span>
 <text:a xlink:type="simple" xlink:href="https://www.ukrinform.ua/rubric-regions/3698323-vesnane-vodopilla-jde-na-spad-ukrgidroenergo.html" text:style-name="Internet_20_link" text:visited-style-name="Visited_20_Internet_20_Link">
 <text:span text:style-name="T4">
водопілля</text:span>
 </text:a>
</text:p>
      <text:p text:style-name="P4">
Він повідомив, що аварійних підтоплень по Києву не зафіксовано. За попереднімипрогнозами Укргідрометцентру, пік весняного водопілля для столиці очікувавсясьогодні, 22 квітня.</text:p>
      <text:p text:style-name="P4">
Начальник КМВА зазначав, що поки рівень паводка на Дніпрі в межах Києва ненесе загрози промисловим об’єктам і житловим масивам міста. Проте, це непідстава аби втрачати пильність. Влада міста та усі необхідні служби й надалібудуть моніторити ситуацію з водопіллям. “Ми готові до можливих надзвичайнихситуацій! Кияни завжди повинні відчувати себе захищеними!”, - додав він.</text:p>
      <text:p text:style-name="P4">
<text:span text:style-name="T4">
Читайте також:</text:span>
 <text:a xlink:type="simple" xlink:href="https://www.ukrinform.ua/rubric-regions/3698787-dvi-oblasti-vijsli-z-cervonoi-zoni-nebezpeki-pidtoplen.html" text:style-name="Internet_20_link" text:visited-style-name="Visited_20_Internet_20_Link">
 </text:a>
</text:p>
      <text:p text:style-name="P4">
Як повідомляв Укрінформ, у <text:a xlink:type="simple" xlink:href="https://www.ukrinform.ua/rubric-kyiv/3698731-u-kievi-viducora-na-13-santimetriv-upav-riven-vodi-u-dnipri.html" text:style-name="Internet_20_link" text:visited-style-name="Visited_20_Internet_20_Link">
 </text:a>
кілька днів поспіль спостерігається падіння рівня води у Дніпрі.</text:p>
      <text:p text:style-name="P4">
Source: <text:a xlink:type="simple" xlink:href="https://www.ukrinform.ua/rubric-kyiv/3699215-u-kievi-za-den-riven-vodi-u-dnipri-vpav-se-na-16-santimetriv.html" text:style-name="Internet_20_link" text:visited-style-name="Visited_20_Internet_20_Link">
https://www.ukrinform.ua/rubric-kyiv/3699215-u-kievi-za-den-riven-vodi-u-dnipri-vpav-se-na-16-santimetriv.html</text:a>
</text:p>
      <!--NEWS-->
      <text:h text:style-name="P10" text:outline-level="1">
<text:span text:style-name="T4">
До Мар’їнки загарбники перекинули замість десантників «штурмові підрозділи Z»</text:span>
</text:h>
      <text:p text:style-name="P4">
Authors: Ukrinform (Person)</text:p>
      <text:p text:style-name="P4">
Publisher: Укринформ (Organization)</text:p>
      <text:p text:style-name="P4">
Published Time: 2023-04-22T10:51:50+03:00</text:p>
      <text:p text:style-name="P4">
Modified Time: 2023-04-22T10:51:50+03:00</text:p>
      <text:p text:style-name="P4">
Description: російське військове командування перекинуло до Мар’їнки так звані «штурмові підрозділи Z» замість двох десантних частин, які вивели на відновлення.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Мар'їнка", 'Схід України', 'Війна з росією', 'Єдині новини']</text:p>
      <text:p text:style-name="P4">
Type: Article</text:p>
      <!--METADATA-->
      <text:p text:style-name="P4">
<draw:frame draw:style-name="fr1" draw:name="Image85" text:anchor-type="as-char" svg:width="6.9236in" svg:height="3.956343in" draw:z-index="0">
<draw:image xlink:href="../Images/yкринформ/2023-04-22T10-51-50-03-00/630_360_1668461240-442.jpg" xlink:type="simple" xlink:show="embed" xlink:actuate="onLoad" draw:mime-type="image/jpeg"/>
</draw:frame>
 російськевійськове командування перекинуло до Мар’їнки так звані «штурмові підрозділиZ» замість двох десантних частин, які вивели на відновлення.</text:p>
      <text:p text:style-name="P4">
Як передає Укрінформ, про це в ефірі телемарафону «Єдині новини» повідомивкерівник об'єднаного пресцентру сил оборони Таврійського напрямку ОлексійДмитрашківський.</text:p>
      <text:p text:style-name="P4">
«Натомість зайшли штурмові підрозділи Z так звані… На сьогодні почали запринципом пвк «вагнер» набирати до штурмових підрозділів просто людей зкримінальним минулим. Існує окремий статут для цих підрозділів, який чітковизначає, що поранених з поля бою не евакуюють. Чому? Для того, щоб невідволікати від штурмових дій особовий склад, який не пошкоджений», - розповівречник.</text:p>
      <text:p text:style-name="P4">
<text:span text:style-name="T4">
Читайте також:</text:span>
 <text:a xlink:type="simple" xlink:href="https://www.ukrinform.ua/rubric-ato/3693677-u-rajoni-marinki-ta-avdiivki-armia-rf-sodna-vtracae-do-dvoh-rot-sili-oboroni.html" text:style-name="Internet_20_link" text:visited-style-name="Visited_20_Internet_20_Link">
 </text:a>
</text:p>
      <text:p text:style-name="P4">
За словами Дмитрашківського, згідно з отриманими ворожими документами, напідготовку штурмових рот Z російське командування виділяє максимум два тижні.</text:p>
      <text:p text:style-name="P4">
«До нас потрапили деякі документи, а саме: «Положення про штурмові роти Z» 8-їзагальної військової армії рф. Там чітко зазначено, що на підготовку данихпідрозділів виділяється всього 10-15 днів. Це занадто мало, щоб підготуватиякісно для формування колективу, який буде працювати злагоджено. Але в <text:a xlink:type="simple" xlink:href="https://www.ukrinform.ua/tag-rosia" text:style-name="Internet_20_link" text:visited-style-name="Visited_20_Internet_20_Link">
</text:a>
 зрозуміло, що навіть не ведуть обліклюдей, які загинули у цих підрозділах», - зазначив речник.</text:p>
      <text:p text:style-name="P4">
<text:span text:style-name="T4">
Читайте також:</text:span>
 <text:a xlink:type="simple" xlink:href="https://www.ukrinform.ua/rubric-ato/3691067-u-rosian-na-avdiivskomu-ta-marinskomu-napramkah-sposterigaetsa-snaradnij-golod-sili-oboroni.html" text:style-name="Internet_20_link" text:visited-style-name="Visited_20_Internet_20_Link">
 </text:a>
</text:p>
      <text:p text:style-name="P4">
Як повідомляв Укрінформ, за <text:a xlink:type="simple" xlink:href="https://www.ukrinform.ua/rubric-ato/3696933-vijska-rf-vidveli-z-rajonu-marinki-dvi-desantni-castini-na-vidnovlenna.html" text:style-name="Internet_20_link" text:visited-style-name="Visited_20_Internet_20_Link">
 </text:a>
 , російські війська відвели з району Мар’їнки на Донеччинідві десантні військові частини на відновлення.</text:p>
      <text:p text:style-name="P4">
Source: <text:a xlink:type="simple" xlink:href="https://www.ukrinform.ua/rubric-ato/3699216-do-marinki-zagarbniki-perekinuli-zamist-desantnikiv-sturmovi-pidrozdili-z.html" text:style-name="Internet_20_link" text:visited-style-name="Visited_20_Internet_20_Link">
https://www.ukrinform.ua/rubric-ato/3699216-do-marinki-zagarbniki-perekinuli-zamist-desantnikiv-sturmovi-pidrozdili-z.html</text:a>
</text:p>
      <!--NEWS-->
      <text:h text:style-name="P10" text:outline-level="1">
<text:span text:style-name="T4">
Війська рф за добу обстріляли вісім областей України</text:span>
</text:h>
      <text:p text:style-name="P4">
Authors: Ukrinform (Person)</text:p>
      <text:p text:style-name="P4">
Publisher: Укринформ (Organization)</text:p>
      <text:p text:style-name="P4">
Published Time: 2023-04-22T10:53:08+03:00</text:p>
      <text:p text:style-name="P4">
Modified Time: 2023-04-22T10:53:08+03:00</text:p>
      <text:p text:style-name="P4">
Description: Війська російської федерації протягом доби обстріляли вісім областей України. — Укрінформ.</text:p>
      <text:p text:style-name="P4">
Images: ["<text:a xlink:type="simple" xlink:href="https://static.ukrinform.com/photos/2023_04/thumb_files/630_360_1682149917-471.jpg" text:style-name="Internet_20_link" text:visited-style-name="Visited_20_Internet_20_Link">
630_360_16821...</text:a>
"]</text:p>
      <text:p text:style-name="P4">
Tags: ['Обстріл', 'Поранені', 'Загибель', 'Війна з росією']</text:p>
      <text:p text:style-name="P4">
Type: Article</text:p>
      <!--METADATA-->
      <text:p text:style-name="P4">
<draw:frame draw:style-name="fr1" draw:name="Image86" text:anchor-type="as-char" svg:width="6.9236in" svg:height="3.956343in" draw:z-index="0">
<draw:image xlink:href="../Images/yкринформ/2023-04-22T10-53-08-03-00/630_360_1682149917-471.jpg" xlink:type="simple" xlink:show="embed" xlink:actuate="onLoad" draw:mime-type="image/jpeg"/>
</draw:frame>
 Військаросійської федерації протягом доби обстріляли вісім областей України.</text:p>
      <text:p text:style-name="P4">
Як передає Укрінформ, про це йдеться у зведеній інформації обласних військовихадміністрацій про ситуацію в регіонах України станом на 9:00 суботи, 22квітня.</text:p>
      <text:p text:style-name="P4">
У Чернігівській області за добу стались три обстріли, з них два -артилерійські. У Новгород-Сіверському районі пошкоджені лінії електропередач,без електрики залишаються п’ять сіл.</text:p>
      <text:p text:style-name="P4">
Вночі стався вибух у прикордонні Новгород-Сіверського району. За попередньоюінформацією, без жертв та руйнувань. Дані уточнюються.</text:p>
      <text:p text:style-name="P4">
У Сумській області зранку ворог здійснив мінометний обстріл по територіїБілопільської громади. Інформація про постраждалих, руйнування об’єктівінфраструктури не надходила. Дані уточнюються.</text:p>
      <text:p text:style-name="P4">
Також здійснено артилерійський обстріл із САУ. Зафіксовано шість влучань. Безнаслідків.</text:p>
      <text:p text:style-name="P4">
Вчора протягом дня росіяни здійснили обстріли чотирьох прикордонних громад –Хотінської, Білопільської, Шалигинської та Новослобідської. Зафіксовано 114влучань з мінометів, артилерії, гранатометів.</text:p>
      <text:p text:style-name="P4">
В Хотінській громаді внаслідок обстрілу поранена одну людину. Також пошкодженоприміщення школи.</text:p>
      <text:p text:style-name="P4">
<text:span text:style-name="T4">
Читайте також:</text:span>
 <text:a xlink:type="simple" xlink:href="https://www.ukrinform.ua/rubric-regions/3699209-u-limani-vikrili-devatoh-kolaborantiv-ta-znajsli-shron-zi-zbroeu.html" text:style-name="Internet_20_link" text:visited-style-name="Visited_20_Internet_20_Link">
 </text:a>
</text:p>
      <text:p text:style-name="P4">
У Запорізькій області зафіксовано 58 артилерійських обстрілів, три атаки БПЛАта дві з РСЗВ за останню добу.</text:p>
      <text:p text:style-name="P4">
Ворог активно б'є по лінії розмежування: Малинівка, Темирівка, Приморське,Кам'янське та ще 12 населених пунктів мають нові руйнування. Надійшло 15повідомлень про ушкодження житла та майна місцевих жителів. Без жертв.</text:p>
      <text:p text:style-name="P4">
У Харківській області на Слобожанському напрямку росіяни здійснювали обстрілинаселених пунктів Гоптівка та Вовчанські Хутори.</text:p>
      <text:p text:style-name="P4">
На Куп’янському напрямку агресор здійснив спробу покращити тактичне положення,провів штурмові дії неподалік населеного пункту Лиман Перший Куп'янськогорайону, успіху не мав.</text:p>
      <text:p text:style-name="P4">
Ворожих обстрілів зазнали Красне Перше, Новомлинськ, Дворічна, Западне,Котлярівка та Берестове.</text:p>
      <text:p text:style-name="P4">
<text:span text:style-name="T4">
Читайте також:</text:span>
 <text:a xlink:type="simple" xlink:href="https://www.ukrinform.ua/rubric-ato/3699188-rosijska-armia-poranila-v-ukraini-949-ditej.html" text:style-name="Internet_20_link" text:visited-style-name="Visited_20_Internet_20_Link">
 <text:span text:style-name="T4">
дітей</text:span>
 </text:a>
</text:p>
      <text:p text:style-name="P4">
У Луганській області артилерійських <text:a xlink:type="simple" xlink:href="https://www.ukrinform.ua/tag-obstril" text:style-name="Internet_20_link" text:visited-style-name="Visited_20_Internet_20_Link">
 </text:a>
минулої доби зазнали Стельмахівка, Макіївка, Невське, Діброва і Білогорівка.</text:p>
      <text:p text:style-name="P4">
Ситуація в області залишається напруженою.</text:p>
      <text:p text:style-name="P4">
У Донецькій області були обстріляні 12 населених пунктів: Авдіївка, Бахмут,Костянтинівка, Красногорівка, Слов’янськ, смт Велика Новосілка, Нью-Йорк,Очеретине, села Єлизаветівка, Зоряне, Максимільянівка, Нетайлове.</text:p>
      <text:p text:style-name="P4">
Пошкоджено 20 житлових будинків, з них: 9 багатоквартирних, будівля заводузнешкодження відходів, адмінбудівля заводу металургійного обладнання, цех ПрАТ"АКХЗ", чотири господарчих споруди, цивільний автомобіль.</text:p>
      <text:p text:style-name="P4">
Крім того, протягом цієї ночі ворог здійснив три обстріли Костянтинівки із ЗРК"С-300". Пошкодив об’єктів п’ять приватних будинків, сім цивільнихавтомобілів, два приміщення будинку для осіб похилого віку.</text:p>
      <text:p text:style-name="P4">
За добу — один загиблий, двоє поранених.</text:p>
      <text:p text:style-name="P4">
У Миколаївській області вчора зранку агресор здійснив артилерійський обстрілакваторії Очаківської громади з Кінбурнської коси. Без втрат та руйнувань.</text:p>
      <text:p text:style-name="P4">
У Херсонській області за добу ворог здійснив 45 обстрілів, випустивши 235снарядів з важкої артилерії та БПЛА по районах населених пунктів Миколаївка,Токарівка, Новотягинка, Софіївка, Новодмитрівка, Кізомис, Білозерка,Антонівка, Веселе, Республіканець, Наддніпрянське, Інженерне, Берегове,Новоберислав, Саблуківка, Велетенське, Берислав, Токарівка.</text:p>
      <text:p text:style-name="P4">
Жертв і постраждалих серед цивільного населення немає.</text:p>
      <text:p text:style-name="P4">
Зі звільненої території області евакуйовано 83 особи.</text:p>
      <text:p text:style-name="P4">
<text:span text:style-name="T4">
Читайте також:</text:span>
 <text:a xlink:type="simple" xlink:href="https://www.ukrinform.ua/rubric-ato/3699184-rosiani-trimaut-u-cornomu-mori-dva-pidvodnih-covni-z-kalibrami.html" text:style-name="Internet_20_link" text:visited-style-name="Visited_20_Internet_20_Link">
 <text:span text:style-name="T4">
Чорному</text:span>
 <text:span text:style-name="T4">
морі</text:span>
 </text:a>
</text:p>
      <text:p text:style-name="P4">
Як повідомляв Укрінформ, Сили оборони за добу відбили 53 атаки противника, <text:a xlink:type="simple" xlink:href="https://www.ukrinform.ua/rubric-ato/3699152-sili-oboroni-za-dobu-vidbili-53-ataki-protivnika-trivaut-zapekli-boi-za-bahmut.html" text:style-name="Internet_20_link" text:visited-style-name="Visited_20_Internet_20_Link">
</text:a>
 .</text:p>
      <text:p text:style-name="P4">
<text:span text:style-name="T5">
Фото: Павло Кириленко/Телеграм</text:span>
</text:p>
      <text:p text:style-name="P4">
Source: <text:a xlink:type="simple" xlink:href="https://www.ukrinform.ua/rubric-regions/3699217-vijska-rf-za-dobu-obstrilali-visim-oblastej-ukraini.html" text:style-name="Internet_20_link" text:visited-style-name="Visited_20_Internet_20_Link">
https://www.ukrinform.ua/rubric-regions/3699217-vijska-rf-za-dobu-obstrilali-visim-oblastej-ukraini.html</text:a>
</text:p>
      <!--NEWS-->
      <text:h text:style-name="P10" text:outline-level="1">
<text:span text:style-name="T4">
Сачко програв першому сіяному у чвертьфіналі турніру ATP у Мексиці</text:span>
</text:h>
      <text:p text:style-name="P4">
Authors: Ukrinform (Person)</text:p>
      <text:p text:style-name="P4">
Publisher: Укринформ (Organization)</text:p>
      <text:p text:style-name="P4">
Published Time: 2023-04-22T11:02:23+03:00</text:p>
      <text:p text:style-name="P4">
Modified Time: 2023-04-22T11:02:23+03:00</text:p>
      <text:p text:style-name="P4">
Description: Український тенісист Віталій Сачко вибув із боротьби на змаганнях ATP Challenger Tour У мексиканському місті Морелос із призовим фондом $80,000.  — Укрінформ.</text:p>
      <text:p text:style-name="P4">
Images: ["<text:a xlink:type="simple" xlink:href="https://static.ukrinform.com/photos/2023_04/thumb_files/630_360_1681971580-378.jpg" text:style-name="Internet_20_link" text:visited-style-name="Visited_20_Internet_20_Link">
630_360_16819...</text:a>
"]</text:p>
      <text:p text:style-name="P4">
Tags: ['Мексика', 'Теніс', 'Збірна України', 'Чоловіки']</text:p>
      <text:p text:style-name="P4">
Type: Article</text:p>
      <!--METADATA-->
      <text:p text:style-name="P4">
<draw:frame draw:style-name="fr1" draw:name="Image87" text:anchor-type="as-char" svg:width="6.9236in" svg:height="3.956343in" draw:z-index="0">
<draw:image xlink:href="../Images/yкринформ/2023-04-22T11-02-23-03-00/630_360_1681971580-378.jpg" xlink:type="simple" xlink:show="embed" xlink:actuate="onLoad" draw:mime-type="image/jpeg"/>
</draw:frame>
Український тенісист Віталій Сачко вибув із боротьби на змаганнях ATPChallenger Tour У мексиканському місті Морелос із призовим фондом $80,000.</text:p>
      <text:p text:style-name="P4">
Віталій (№292 ATP) в 1/4 фіналу поступився першому сіяному Джеймсу Дакворту(113) з Австралії - 6:2, 6:7 (0:7), 5:7, передає Укрінформ.</text:p>
      <text:p text:style-name="P4">
Поєдинок тривав 2 години 44 хвилини.</text:p>
      <text:p text:style-name="P4">
<text:span text:style-name="T4">
Читайте також:</text:span>
 <text:a xlink:type="simple" xlink:href="https://www.ukrinform.ua/rubric-sports/3698225-ukrainec-sacko-zigrae-u-tretomu-cvertfinali-turniriv-atr-u-sezoni.html" text:style-name="Internet_20_link" text:visited-style-name="Visited_20_Internet_20_Link">
 <text:span text:style-name="T4">
Сачко</text:span>
 </text:a>
</text:p>
      <text:p text:style-name="P4">
Для Сачка це був третій чвертьфінал цього року. У березні Віталій доходив доцієї стадії змагань на челленджерах у Лугано та Ліллі.</text:p>
      <text:p text:style-name="P4">
Фото: Morelos Open.</text:p>
      <text:p text:style-name="P4">
Source: <text:a xlink:type="simple" xlink:href="https://www.ukrinform.ua/rubric-sports/3699219-sacko-prograv-persomu-sianomu-u-cvertfinali-turniru-atp-u-meksici.html" text:style-name="Internet_20_link" text:visited-style-name="Visited_20_Internet_20_Link">
https://www.ukrinform.ua/rubric-sports/3699219-sacko-prograv-persomu-sianomu-u-cvertfinali-turniru-atp-u-meksici.html</text:a>
</text:p>
      <!--NEWS-->
      <text:h text:style-name="P10" text:outline-level="1">
<text:span text:style-name="T4">
Президент Бразилії відреагував на запрошення відвідати Україну: відправить помічника</text:span>
</text:h>
      <text:p text:style-name="P4">
Authors: Ukrinform (Person)</text:p>
      <text:p text:style-name="P4">
Publisher: Укринформ (Organization)</text:p>
      <text:p text:style-name="P4">
Published Time: 2023-04-22T11:02:26+03:00</text:p>
      <text:p text:style-name="P4">
Modified Time: 2023-04-22T11:02:26+03:00</text:p>
      <text:p text:style-name="P4">
Description: Президент Бразилії Луїс Інасіо Лула да Сілва відповів на пропозицію відвідати Україну з візитом. Замість себе він вирішив відправити до Києва свого помічника. — Укрінформ.</text:p>
      <text:p text:style-name="P4">
Images: ["<text:a xlink:type="simple" xlink:href="https://static.ukrinform.com/photos/2023_04/thumb_files/630_360_1682150482-724.jpg" text:style-name="Internet_20_link" text:visited-style-name="Visited_20_Internet_20_Link">
630_360_16821...</text:a>
", "<text:a xlink:type="simple" xlink:href="https://static.ukrinform.com/photos/2023_04/1682148457-638.jpg" text:style-name="Internet_20_link" text:visited-style-name="Visited_20_Internet_20_Link">
1682148457-63...</text:a>
"]</text:p>
      <text:p text:style-name="P4">
Tags: ['Бразилія', 'Президент', 'Україна']</text:p>
      <text:p text:style-name="P4">
Type: Article</text:p>
      <!--METADATA-->
      <text:p text:style-name="P4">
<draw:frame draw:style-name="fr1" draw:name="Image88" text:anchor-type="as-char" svg:width="6.9236in" svg:height="3.945353in" draw:z-index="0">
<draw:image xlink:href="../Images/yкринформ/2023-04-22T11-02-26-03-00/630_360_1682150482-724.jpg" xlink:type="simple" xlink:show="embed" xlink:actuate="onLoad" draw:mime-type="image/jpeg"/>
</draw:frame>
 ПрезидентБразилії Луїс Інасіо Лула да Сілва відповів на пропозицію відвідати Україну звізитом. Замість себе він вирішив відправити до Києва свого помічника.</text:p>
      <text:p text:style-name="P4">
Як передає Укрінформ, про це повідомляє видання <text:a xlink:type="simple" xlink:href="http://www1.folha.uol.com.br/mundo/2023/04/celso-amorim-decide-viajar-a-ucrania-apos-criticas-as-falas-de-lula-sobre-guerra.shtml" text:style-name="Internet_20_link" text:visited-style-name="Visited_20_Internet_20_Link">
</text:a>
 .</text:p>
      <text:p text:style-name="P4">
Як зазначається, спеціальний помічник президента Бразилії з міжнародних питаньСелсо Аморім вирушить в Україну за дорученням бразильського лідера, повідомивкерівник генерального секретаріату адміністрації президента країни МарсіоМаседо.</text:p>
      <text:p text:style-name="P4">
"Президент прийняв рішення та доручив мені повідомити, що спеціальний помічникз міжнародних питань, екскерівник МЗС, який вже був у росії, відвідаєУкраїну", – йдеться у повідомленні.</text:p>
      <text:p text:style-name="P4">
Таку заяву Маседо зробив після зустрічі з представниками Асоціації українців уПортугалії, куди бразильський президент прибув вчора з візитом.</text:p>
      <text:p text:style-name="P4">
<draw:frame draw:style-name="fr1" draw:name="Image89" text:anchor-type="as-char" svg:width="6.9236in" svg:height="4.635127in" draw:z-index="0">
<draw:image xlink:href="../Images/yкринформ/2023-04-22T11-02-26-03-00/1682148457-638.jpg" xlink:type="simple" xlink:show="embed" xlink:actuate="onLoad" draw:mime-type="image/jpeg"/>
</draw:frame>
</text:p>
      <text:p text:style-name="P4">
<text:span text:style-name="T5">
Фото: Marcio Macedo/FB</text:span>
</text:p>
      <text:p text:style-name="P4">
Як повідомляв Укрінформ, напередодні президент Бразилії Лула да Сілвазвинуватив США в «заохоченні війни в Україні». Білий дім <text:a xlink:type="simple" xlink:href="https://www.ukrinform.ua/rubric-world/3697247-stati-zvinuvatili-braziliu-u-povtorenni-rosijskoi-propagandi.html" text:style-name="Internet_20_link" text:visited-style-name="Visited_20_Internet_20_Link">
</text:a>
 тим, що Бразіліа таким чином повторюєросійську й китайську пропаганду. Після цього глава МЗС Бразилії Мауеро Віейрапід час пресконференції заявив, що не згоден із позицією офіційногоВашингтона.</text:p>
      <text:p text:style-name="P4">
<text:span text:style-name="T4">
Читайте також:</text:span>
 <text:a xlink:type="simple" xlink:href="https://www.ukrinform.ua/rubric-polytics/3699106-dla-dosagnenna-miru-v-ukraini-evrosouz-pidtrimue-lise-propozicii-zelenskogo-predstavnik-es.html" text:style-name="Internet_20_link" text:visited-style-name="Visited_20_Internet_20_Link">
 </text:a>
</text:p>
      <text:p text:style-name="P4">
Водночас у МЗС України <text:a xlink:type="simple" xlink:href="https://www.ukrinform.ua/rubric-polytics/3697370-mzs-zaprosue-prezidenta-brazilii-do-ukraini.html" text:style-name="Internet_20_link" text:visited-style-name="Visited_20_Internet_20_Link">
 </text:a>
 підхідпрезидента Бразилії таким, що не відповідає реальному стану речей, тазапросили його відвідати Україну, щоб зрозуміти справжню сутність російськоїагресії.</text:p>
      <text:p text:style-name="P4">
<text:span text:style-name="T5">
Фото: AA</text:span>
</text:p>
      <text:p text:style-name="P4">
Source: <text:a xlink:type="simple" xlink:href="https://www.ukrinform.ua/rubric-polytics/3699220-prezident-brazilii-vidreaguvav-na-zaprosenna-vidvidati-ukrainu-vidpravit-pomicnika.html" text:style-name="Internet_20_link" text:visited-style-name="Visited_20_Internet_20_Link">
https://www.ukrinform.ua/rubric-polytics/3699220-prezident-brazilii-vidreaguvav-na-zaprosenna-vidvidati-ukrainu-vidpravit-pomicnika.html</text:a>
</text:p>
      <!--NEWS-->
      <text:h text:style-name="P10" text:outline-level="1">
<text:span text:style-name="T4">
На півночі за тиждень встановили кілька десятків протитанкових мінних полів та загороджень - Наєв</text:span>
</text:h>
      <text:p text:style-name="P4">
Authors: Ukrinform (Person)</text:p>
      <text:p text:style-name="P4">
Publisher: Укринформ (Organization)</text:p>
      <text:p text:style-name="P4">
Published Time: 2023-04-22T11:07:00+03:00</text:p>
      <text:p text:style-name="P4">
Modified Time: 2023-04-22T11:07:00+03:00</text:p>
      <text:p text:style-name="P4">
Description: Сили оборони за тиждень облаштували у Північній операційній зоні ще кілька десятків протитанкових мінних полів та загороджень, вирили близько 3 тисяч метрів траншей та 4,5 тис. метрів протитанкових ровів. — Укрінформ.</text:p>
      <text:p text:style-name="P4">
Images: ["<text:a xlink:type="simple" xlink:href="https://static.ukrinform.com/photos/2023_04/thumb_files/630_360_1682150686-915.jpg" text:style-name="Internet_20_link" text:visited-style-name="Visited_20_Internet_20_Link">
630_360_16821...</text:a>
", "<text:a xlink:type="simple" xlink:href="https://static.ukrinform.com/photos/2023_04/1682150685-171.jpg" text:style-name="Internet_20_link" text:visited-style-name="Visited_20_Internet_20_Link">
1682150685-17...</text:a>
", "<text:a xlink:type="simple" xlink:href="https://static.ukrinform.com/photos/2023_04/1682150685-196.jpg" text:style-name="Internet_20_link" text:visited-style-name="Visited_20_Internet_20_Link">
1682150685-19...</text:a>
"]</text:p>
      <text:p text:style-name="P4">
Tags: ['Оборона', 'Сергій Наєв', 'Війна з росією']</text:p>
      <text:p text:style-name="P4">
Type: Article</text:p>
      <!--METADATA-->
      <text:p text:style-name="P4">
<draw:frame draw:style-name="fr1" draw:name="Image90" text:anchor-type="as-char" svg:width="6.9236in" svg:height="3.956343in" draw:z-index="0">
<draw:image xlink:href="../Images/yкринформ/2023-04-22T11-07-00-03-00/630_360_1682150686-915.jpg" xlink:type="simple" xlink:show="embed" xlink:actuate="onLoad" draw:mime-type="image/jpeg"/>
</draw:frame>
 Силиоборони за тиждень облаштували у Північній операційній зоні ще кілька десятківпротитанкових мінних полів та загороджень, вирили близько 3 тисяч метрівтраншей та 4,5 тис. метрів протитанкових ровів.</text:p>
      <text:p text:style-name="P4">
Про це повідомив командувач Об’єднаних сил Збройних сил України генерал-лейтенант Сергій Наєв у <text:a xlink:type="simple" xlink:href="http://www.facebook.com/serhiynaiev/posts/pfbid07k7N6no67YXDm8YxUiThxcAsdx1449MsNxD8BUUrraFjG6UFUFPaVdgkYXiya7vGl" text:style-name="Internet_20_link" text:visited-style-name="Visited_20_Internet_20_Link">
</text:a>
, передає Укрінформ.</text:p>
      <text:p text:style-name="P4">
<draw:frame draw:style-name="fr1" draw:name="Image91" text:anchor-type="as-char" svg:width="6.9236in" svg:height="4.615733in" draw:z-index="0">
<draw:image xlink:href="../Images/yкринформ/2023-04-22T11-07-00-03-00/1682150685-171.jpg" xlink:type="simple" xlink:show="embed" xlink:actuate="onLoad" draw:mime-type="image/jpeg"/>
</draw:frame>
</text:p>
      <text:p text:style-name="P4">
<draw:frame draw:style-name="fr1" draw:name="Image92" text:anchor-type="as-char" svg:width="6.9236in" svg:height="4.615733in" draw:z-index="0">
<draw:image xlink:href="../Images/yкринформ/2023-04-22T11-07-00-03-00/1682150685-196.jpg" xlink:type="simple" xlink:show="embed" xlink:actuate="onLoad" draw:mime-type="image/jpeg"/>
</draw:frame>
</text:p>
      <text:p text:style-name="P4">
За його словами, ситуація у Північній операційній зоні залишаєтьсяконтрольованою, командири підрозділів та угруповань військ від сержанта і догенерала виконують покладені на них завдання з високим рівнемвідповідальності.</text:p>
      <text:p text:style-name="P4">
«Обстановка дозволяє нам не лише відточувати бойову майстерність на полігонах,а й постійно зміцнювати оборону. Лише за минулий тиждень встановлено кількадесятків протитанкових мінних полів та загороджень з використанням понад 6,5тис. мін. Вздовж державного кордону вирито близько 3 тис. метрів траншей та4,5 тис. метрів протитанкових ровів. Обладнано кілька десятків перекритихщілин, укриттів і вогневих позицій для особового складу, а також вогневихпозицій для техніки», - поінформував Наєв.</text:p>
      <text:p text:style-name="P4">
<text:span text:style-name="T4">
Читайте також:</text:span>
 <text:a xlink:type="simple" xlink:href="https://www.ukrinform.ua/rubric-ato/3694756-smuga-pereskod-odrazu-dla-kilkoh-pidrozdiliv-naev-pokazav-ak-zsu-trenuutsa-na-pivnoci.html" text:style-name="Internet_20_link" text:visited-style-name="Visited_20_Internet_20_Link">
 <text:span text:style-name="T4">
Наєв</text:span>
 </text:a>
</text:p>
      <text:p text:style-name="P4">
Як повідомляв Укрінформ, Наєв <text:a xlink:type="simple" xlink:href="https://www.ukrinform.ua/rubric-ato/3684719-ukraina-posilila-vsi-vidi-rozvidki-sob-ne-dopustiti-nastupu-voroga-na-pivnoci-naev.html" text:style-name="Internet_20_link" text:visited-style-name="Visited_20_Internet_20_Link">
 </text:a>
 , що Україна посилила всі види <text:a xlink:type="simple" xlink:href="https://www.ukrinform.ua/tag-rozvidka" text:style-name="Internet_20_link" text:visited-style-name="Visited_20_Internet_20_Link">
</text:a>
 , щоб не допустити наступу ворога напівночі.</text:p>
      <text:p text:style-name="P4">
Source: <text:a xlink:type="simple" xlink:href="https://www.ukrinform.ua/rubric-ato/3699221-na-pivnoci-za-tizden-vstanovili-kilka-desatkiv-protitankovih-minnih-poliv-ta-zagorodzen-naev.html" text:style-name="Internet_20_link" text:visited-style-name="Visited_20_Internet_20_Link">
https://www.ukrinform.ua/rubric-ato/3699221-na-pivnoci-za-tizden-vstanovili-kilka-desatkiv-protitankovih-minnih-poliv-ta-zagorodzen-naev.html</text:a>
</text:p>
      <!--NEWS-->
      <text:h text:style-name="P10" text:outline-level="1">
<text:span text:style-name="T4">
НХЛ: «Айлендерс» здобув першу перемогу над «Кароліною» у серії Кубка Стенлі</text:span>
</text:h>
      <text:p text:style-name="P4">
Authors: Ukrinform (Person)</text:p>
      <text:p text:style-name="P4">
Publisher: Укринформ (Organization)</text:p>
      <text:p text:style-name="P4">
Published Time: 2023-04-22T11:15:00+03:00</text:p>
      <text:p text:style-name="P4">
Modified Time: 2023-04-22T11:15:00+03:00</text:p>
      <text:p text:style-name="P4">
Description: У північноамериканській Національній хокейній лізі відбулися треті матчі матчі першого раунді серії Кубка Стенлі. — Укрінформ.</text:p>
      <text:p text:style-name="P4">
Images: ["<text:a xlink:type="simple" xlink:href="https://static.ukrinform.com/photos/2023_04/thumb_files/630_360_1681972398-577.jpg" text:style-name="Internet_20_link" text:visited-style-name="Visited_20_Internet_20_Link">
630_360_16819...</text:a>
"]</text:p>
      <text:p text:style-name="P4">
Tags: ['хокей', 'Канада', 'НХЛ', 'США']</text:p>
      <text:p text:style-name="P4">
Type: Article</text:p>
      <!--METADATA-->
      <text:p text:style-name="P4">
<draw:frame draw:style-name="fr1" draw:name="Image93" text:anchor-type="as-char" svg:width="6.9236in" svg:height="3.956343in" draw:z-index="0">
<draw:image xlink:href="../Images/yкринформ/2023-04-22T11-15-00-03-00/630_360_1681972398-577.jpg" xlink:type="simple" xlink:show="embed" xlink:actuate="onLoad" draw:mime-type="image/jpeg"/>
</draw:frame>
 Упівнічноамериканській Національній хокейній лізі відбулися треті матчі матчіпершого раунді серії Кубка Стенлі.</text:p>
      <text:p text:style-name="P4">
Клуб «Айлендерс» уперше обіграв «Кароліну» - 5:1 (0:0, 1:1, 4:0). Рахунок усерії 1:2, передає Укрінформ.</text:p>
      <text:p text:style-name="P4">
Результати інших поєдинків:</text:p>
      <text:p text:style-name="P4">
«Флорида» - «Бостон» - 2:4 (0:1, 0:1, 2:2)</text:p>
      <text:p text:style-name="P4">
Рахунок у серії 1:2</text:p>
      <text:p text:style-name="P4">
«Міннесота» - «Даллас» - 5:1 (1:0, 2:1, 2:0)</text:p>
      <text:p text:style-name="P4">
Рахунок у серії 2:1</text:p>
      <text:p text:style-name="P4">
<text:span text:style-name="T4">
Читайте також:</text:span>
 <text:a xlink:type="simple" xlink:href="https://www.ukrinform.ua/rubric-sports/3698231-nhl-karolina-vdruge-pospil-obigrala-ajlenders.html" text:style-name="Internet_20_link" text:visited-style-name="Visited_20_Internet_20_Link">
 <text:span text:style-name="T4">
НХЛ</text:span>
 </text:a>
</text:p>
      <text:p text:style-name="P4">
«Лос-Анджелес» - «Едмонтон» - 3:2 (1:0, 1:2, 0:0, 1:0)</text:p>
      <text:p text:style-name="P4">
Рахунок у серії 2:1.</text:p>
      <text:p text:style-name="P4">
Фото: nhl.com.</text:p>
      <text:p text:style-name="P4">
Source: <text:a xlink:type="simple" xlink:href="https://www.ukrinform.ua/rubric-sports/3699227-nhl-ajlenders-zdobuv-persu-peremogu-nad-karolinou-u-serii-kubka-stenli.html" text:style-name="Internet_20_link" text:visited-style-name="Visited_20_Internet_20_Link">
https://www.ukrinform.ua/rubric-sports/3699227-nhl-ajlenders-zdobuv-persu-peremogu-nad-karolinou-u-serii-kubka-stenli.html</text:a>
</text:p>
      <!--NEWS-->
      <text:h text:style-name="P10" text:outline-level="1">
<text:span text:style-name="T4">
Підтопленими залишаються понад 1 200 господарств у семи областях України</text:span>
</text:h>
      <text:p text:style-name="P4">
Authors: Ukrinform (Person)</text:p>
      <text:p text:style-name="P4">
Publisher: Укринформ (Organization)</text:p>
      <text:p text:style-name="P4">
Published Time: 2023-04-22T11:16:00+03:00</text:p>
      <text:p text:style-name="P4">
Modified Time: 2023-04-22T11:16:00+03:00</text:p>
      <text:p text:style-name="P4">
Description: В Україні залишаються підтопленими 1 251 дворогосподарство. — Укрінформ.</text:p>
      <text:p text:style-name="P4">
Images: ["<text:a xlink:type="simple" xlink:href="https://static.ukrinform.com/photos/2023_04/thumb_files/630_360_1682151299-617.jpg" text:style-name="Internet_20_link" text:visited-style-name="Visited_20_Internet_20_Link">
630_360_16821...</text:a>
"]</text:p>
      <text:p text:style-name="P4">
Tags: ['ДСНС', 'Паводок', 'Україна']</text:p>
      <text:p text:style-name="P4">
Type: Article</text:p>
      <!--METADATA-->
      <text:p text:style-name="P4">
<draw:frame draw:style-name="fr1" draw:name="Image94" text:anchor-type="as-char" svg:width="6.9236in" svg:height="3.956343in" draw:z-index="0">
<draw:image xlink:href="../Images/yкринформ/2023-04-22T11-16-00-03-00/630_360_1682151299-617.jpg" xlink:type="simple" xlink:show="embed" xlink:actuate="onLoad" draw:mime-type="image/jpeg"/>
</draw:frame>
 В Українізалишаються підтопленими 1 251 дворогосподарство.</text:p>
      <text:p text:style-name="P4">
Як передає Укрінформ, про це повідомляє <text:a xlink:type="simple" xlink:href="http://dsns.gov.ua/uk/news/nadzvicaini-podiyi/operativna-informaciia-shhodo-likvidaciyi-naslidkiv-castkovix-pidtoplen-na-teritoriyi-ukrayini-stanom-na-900-22-kvitnia" text:style-name="Internet_20_link" text:visited-style-name="Visited_20_Internet_20_Link">
</text:a>
.</text:p>
      <text:p text:style-name="P4">
“За інформацією Гідрометеорологічного центру, спостерігається сезонне підняттярівня води у межах річок Віть, Дніпро, Десна, Сейм, Сож, Прип’ять, Горинь таЗахідний Буг на територіях 9 областей (Волинська, Дніпропетровська,Житомирська, Київська, Кіровоградська, Рівненська, Полтавська, Черкаська таЧернігівська)”, - ідеться в повідомленні.</text:p>
      <text:p text:style-name="P4">
В ДСНС заявили, що на даний час гідрологічна ситуація контрольована.Спостерігається тенденція сповільнення темпу підняття рівня води у річках напівночі України.</text:p>
      <text:p text:style-name="P4">
Залишаються підтопленими 1 тис. 251 дворогосподарство (Чернігівська – 488,Кіровоградська – 323, Черкаська – 140, Дніпропетровська – 123, Полтавська –107, Київська – 52 та Волинська – 18) та 223 будинки (Кіровоградська – 87,Дніпропетровська – 65, Черкаська – 40, Чернігівська – 29 та Полтавська – 2).</text:p>
      <text:p text:style-name="P4">
Гідрологічна ситуація перебуває на посиленому контролі <text:a xlink:type="simple" xlink:href="https://www.ukrinform.ua/tag-dsns" text:style-name="Internet_20_link" text:visited-style-name="Visited_20_Internet_20_Link">
</text:a>
 .</text:p>
      <text:p text:style-name="P4">
<text:span text:style-name="T4">
Читайте також:</text:span>
 <text:a xlink:type="simple" xlink:href="https://www.ukrinform.ua/rubric-kyiv/3699215-u-kievi-za-den-riven-vodi-u-dnipri-vpav-se-na-16-santimetriv.html" text:style-name="Internet_20_link" text:visited-style-name="Visited_20_Internet_20_Link">
 <text:span text:style-name="T4">
Дніпрі</text:span>
 </text:a>
</text:p>
      <text:p text:style-name="P4">
Як повідомляв Укрінформ, станом на 21 квітня в Україні були <text:a xlink:type="simple" xlink:href="https://www.ukrinform.ua/rubric-regions/3698770-v-ukraini-zalisautsa-pidtoplenimi-majze-15-tisaci-gospodarstv.html" text:style-name="Internet_20_link" text:visited-style-name="Visited_20_Internet_20_Link">
</text:a>
 1490 дворогосподарств та 247будинків.</text:p>
      <text:p text:style-name="P4">
Фото: ДСНС</text:p>
      <text:p text:style-name="P4">
Source: <text:a xlink:type="simple" xlink:href="https://www.ukrinform.ua/rubric-regions/3699228-pidtoplenimi-zalisautsa-ponad-1-200-gospodarstv-u-semi-oblastah-ukraini.html" text:style-name="Internet_20_link" text:visited-style-name="Visited_20_Internet_20_Link">
https://www.ukrinform.ua/rubric-regions/3699228-pidtoplenimi-zalisautsa-ponad-1-200-gospodarstv-u-semi-oblastah-ukraini.html</text:a>
</text:p>
      <!--NEWS-->
      <text:h text:style-name="P10" text:outline-level="1">
<text:span text:style-name="T4">
Євросоюз планує можливу евакуацію своїх громадян із Судану – AFP</text:span>
</text:h>
      <text:p text:style-name="P4">
Authors: Ukrinform (Person)</text:p>
      <text:p text:style-name="P4">
Publisher: Укринформ (Organization)</text:p>
      <text:p text:style-name="P4">
Published Time: 2023-04-22T11:25:13+03:00</text:p>
      <text:p text:style-name="P4">
Modified Time: 2023-04-22T11:25:13+03:00</text:p>
      <text:p text:style-name="P4">
Description: ЄС планує можливу евакуацію своїх громадян зі столиці Судану Хартума, коли це дозволить безпекова ситуація, оскільки в столиці Судану тривають збройні зіткнення. — Укрінформ.</text:p>
      <text:p text:style-name="P4">
Images: ["<text:a xlink:type="simple" xlink:href="https://static.ukrinform.com/photos/2023_04/thumb_files/630_360_1682151871-300.jpg" text:style-name="Internet_20_link" text:visited-style-name="Visited_20_Internet_20_Link">
630_360_16821...</text:a>
"]</text:p>
      <text:p text:style-name="P4">
Tags: ['Евакуація', 'Євросоюз', 'Судан']</text:p>
      <text:p text:style-name="P4">
Type: Article</text:p>
      <!--METADATA-->
      <text:p text:style-name="P4">
<draw:frame draw:style-name="fr1" draw:name="Image95" text:anchor-type="as-char" svg:width="6.9236in" svg:height="3.956343in" draw:z-index="0">
<draw:image xlink:href="../Images/yкринформ/2023-04-22T11-25-13-03-00/630_360_1682151871-300.jpg" xlink:type="simple" xlink:show="embed" xlink:actuate="onLoad" draw:mime-type="image/jpeg"/>
</draw:frame>
 ЄС плануєможливу евакуацію своїх громадян зі столиці Судану Хартума, коли це дозволитьбезпекова ситуація, оскільки в столиці Судану тривають збройні зіткнення.</text:p>
      <text:p text:style-name="P4">
Як передає Укрінформ, про це повідомляє <text:a xlink:type="simple" xlink:href="http://www.france24.com/en/africa/20230421-eu-plans-possible-evacuation-for-citizens-in-conflict-hit-sudan" text:style-name="Internet_20_link" text:visited-style-name="Visited_20_Internet_20_Link">
</text:a>
 з посиланням на власні джерела.</text:p>
      <text:p text:style-name="P4">
"Ми намагаємося скоординувати операцію, щоб вивести наших цивільних мешканцівз міста, яке зараз перебуває в ситуації високого ризику. Ми працюємо надрізними можливостями для вивезення людей", – сказав неназванийвисокопосадовець.</text:p>
      <text:p text:style-name="P4">
"На даний момент оцінка тих, хто знаходиться на місці, зокрема посольства ЄС,полягає в тому, що наразі немає безпечних умов для проведення операції такогоплану", – додав чиновник.</text:p>
      <text:p text:style-name="P4">
Посадовець зазначив, що ЄС та сім держав-членів, які мають дипломатичніпредставництва в Судані, зокрема Франція, Німеччина та Італія, розглядаютьможливість вивезти приблизно 1500 громадян країн ЄС, які опинилися у пастці вХартумі.</text:p>
      <text:p text:style-name="P4">
За його словами, для проведення такої операції буде потрібне триденнеприпинення вогню.</text:p>
      <text:p text:style-name="P4">
"Ми будемо уважно стежити за ситуацією, щоб дочекатися моменту, коли це можнабуде зробити", – сказав чиновник.</text:p>
      <text:p text:style-name="P4">
<text:span text:style-name="T4">
Читайте також:</text:span>
 <text:a xlink:type="simple" xlink:href="https://www.ukrinform.ua/rubric-world/3698666-ssa-gotuutsa-do-evakuacii-diplomativ-iz-sudanu.html" text:style-name="Internet_20_link" text:visited-style-name="Visited_20_Internet_20_Link">
 <text:span text:style-name="T4">
Судан</text:span>
 </text:a>
</text:p>
      <text:p text:style-name="P4">
Як повідомляв Укрінформ, 15 квітня розпочався конфлікт між армією Судану таСилами швидкого реагування; в Хартумі пролунали вибухи, і почалася стрілянина.Конфлікт точиться навколо запропонованого переходу країни до цивільногоправління.</text:p>
      <text:p text:style-name="P4">
Обидві сторони застосовують танки, артилерію, бойову авіацію та іншу важкузброю.</text:p>
      <text:p text:style-name="P4">
Унаслідок громадянського конфлікту у Судані упродовж тижня <text:a xlink:type="simple" xlink:href="https://www.ukrinform.ua/rubric-world/3698940-u-sudani-z-pocatku-zbrojnogo-protistoanna-vze-ponad-400-zagiblih.html" text:style-name="Internet_20_link" text:visited-style-name="Visited_20_Internet_20_Link">
</text:a>
 .</text:p>
      <text:p text:style-name="P4">
Високий представник ЄС Жозеп Боррель повідомив, що на посла ЄС в Судані <text:a xlink:type="simple" xlink:href="https://www.ukrinform.ua/rubric-world/3697295-u-sudani-napali-na-posla-es-u-jogo-rezidencii.html" text:style-name="Internet_20_link" text:visited-style-name="Visited_20_Internet_20_Link">
</text:a>
 в його резиденції у Хартумі.</text:p>
      <text:p text:style-name="P4">
<text:span text:style-name="T5">
Фото: Anadolu Agency/Getty/Kyodo</text:span>
</text:p>
      <text:p text:style-name="P4">
Source: <text:a xlink:type="simple" xlink:href="https://www.ukrinform.ua/rubric-world/3699230-evrosouz-planue-mozlivu-evakuaciu-svoih-gromadan-iz-sudanu-afp.html" text:style-name="Internet_20_link" text:visited-style-name="Visited_20_Internet_20_Link">
https://www.ukrinform.ua/rubric-world/3699230-evrosouz-planue-mozlivu-evakuaciu-svoih-gromadan-iz-sudanu-afp.html</text:a>
</text:p>
      <!--NEWS-->
      <text:h text:style-name="P10" text:outline-level="1">
<text:span text:style-name="T4">
На Львівщині нетверезий мотоцикліст збив чотирирічного хлопчика</text:span>
</text:h>
      <text:p text:style-name="P4">
Authors: Ukrinform (Person)</text:p>
      <text:p text:style-name="P4">
Publisher: Укринформ (Organization)</text:p>
      <text:p text:style-name="P4">
Published Time: 2023-04-22T11:26:09+03:00</text:p>
      <text:p text:style-name="P4">
Modified Time: 2023-04-22T11:26:09+03:00</text:p>
      <text:p text:style-name="P4">
Description: У селі на Львівщині внаслідок наїзду мотоцикла постраждав чотирирічний хлопчик. — Укрінформ.</text:p>
      <text:p text:style-name="P4">
Images: ["<text:a xlink:type="simple" xlink:href="https://static.ukrinform.com/photos/2023_04/thumb_files/630_360_1682151788-273.jpg" text:style-name="Internet_20_link" text:visited-style-name="Visited_20_Internet_20_Link">
630_360_16821...</text:a>
", "<text:a xlink:type="simple" xlink:href="https://static.ukrinform.com/photos/2023_04/1682151787-595.jpg" text:style-name="Internet_20_link" text:visited-style-name="Visited_20_Internet_20_Link">
1682151787-59...</text:a>
", "<text:a xlink:type="simple" xlink:href="https://static.ukrinform.com/photos/2023_04/1682151787-757.jpg" text:style-name="Internet_20_link" text:visited-style-name="Visited_20_Internet_20_Link">
1682151787-75...</text:a>
"]</text:p>
      <text:p text:style-name="P4">
Tags: ['Діти', 'ДТП', 'Львівщина', 'Мотоцикл']</text:p>
      <text:p text:style-name="P4">
Type: Article</text:p>
      <!--METADATA-->
      <text:p text:style-name="P4">
<draw:frame draw:style-name="fr1" draw:name="Image96" text:anchor-type="as-char" svg:width="6.9236in" svg:height="3.956343in" draw:z-index="0">
<draw:image xlink:href="../Images/yкринформ/2023-04-22T11-26-09-03-00/630_360_1682151788-273.jpg" xlink:type="simple" xlink:show="embed" xlink:actuate="onLoad" draw:mime-type="image/jpeg"/>
</draw:frame>
 У селі наЛьвівщині внаслідок наїзду мотоцикла постраждав чотирирічний хлопчик.</text:p>
      <text:p text:style-name="P4">
Про це у <text:a xlink:type="simple" xlink:href="http://t.me/lviv_region_poluce/4002" text:style-name="Internet_20_link" text:visited-style-name="Visited_20_Internet_20_Link">
 </text:a>
 повідомляє поліціяЛьвівської області, передає Укрінформ.</text:p>
      <text:p text:style-name="P4">
<draw:frame draw:style-name="fr1" draw:name="Image97" text:anchor-type="as-char" svg:width="6.9236in" svg:height="5.199111in" draw:z-index="0">
<draw:image xlink:href="../Images/yкринформ/2023-04-22T11-26-09-03-00/1682151787-595.jpg" xlink:type="simple" xlink:show="embed" xlink:actuate="onLoad" draw:mime-type="image/jpeg"/>
</draw:frame>
</text:p>
      <text:p text:style-name="P4">
<draw:frame draw:style-name="fr1" draw:name="Image98" text:anchor-type="as-char" svg:width="6.9236in" svg:height="5.199111in" draw:z-index="0">
<draw:image xlink:href="../Images/yкринформ/2023-04-22T11-26-09-03-00/1682151787-757.jpg" xlink:type="simple" xlink:show="embed" xlink:actuate="onLoad" draw:mime-type="image/jpeg"/>
</draw:frame>
</text:p>
      <text:p text:style-name="P4">
«Дорожньо-транспортна пригода сталася 21 квітня близько 19.00 у селі ЯблунівСамбірського району. Як попередньо встановили правоохоронці, водій мотоцикла«Форте 250», 34-річний місцевий мешканець, здійснив наїзд на чотирирічногохлопчика, жителя того ж села», - йдеться у повідомленні.</text:p>
      <text:p text:style-name="P4">
За даними поліції, внаслідок <text:a xlink:type="simple" xlink:href="https://www.ukrinform.ua/tag-dtp" text:style-name="Internet_20_link" text:visited-style-name="Visited_20_Internet_20_Link">
 </text:a>
 дитинаотримала тілесні ушкодження та була госпіталізована.</text:p>
      <text:p text:style-name="P4">
Встановлено, що водій мотоцикла перебував у стані алкогольного сп’яніння.</text:p>
      <text:p text:style-name="P4">
<text:span text:style-name="T4">
Читайте також:</text:span>
 <text:a xlink:type="simple" xlink:href="https://www.ukrinform.ua/rubric-regions/3536006-na-rivnensini-u-dtp-zaginuli-motociklist-ta-jogo-nepovnolitnij-brat.html" text:style-name="Internet_20_link" text:visited-style-name="Visited_20_Internet_20_Link">
 </text:a>
</text:p>
      <text:p text:style-name="P4">
Слідчі відкрили кримінальне провадження за ч.1 ст.286-1 (порушення правилбезпеки дорожнього руху або експлуатації транспорту особами, які керуютьтранспортними засобами в стані сп’яніння) Кримінального кодексу України.</text:p>
      <text:p text:style-name="P4">
Правоохоронці встановлюють обставини події.</text:p>
      <text:p text:style-name="P4">
Source: <text:a xlink:type="simple" xlink:href="https://www.ukrinform.ua/rubric-regions/3699231-na-lvivsini-netverezij-motociklist-zbiv-cotiriricnogo-hlopcika.html" text:style-name="Internet_20_link" text:visited-style-name="Visited_20_Internet_20_Link">
https://www.ukrinform.ua/rubric-regions/3699231-na-lvivsini-netverezij-motociklist-zbiv-cotiriricnogo-hlopcika.html</text:a>
</text:p>
      <!--NEWS-->
      <text:h text:style-name="P10" text:outline-level="1">
<text:span text:style-name="T4">
«Денвер» утретє переміг «Міннесоту» у серії плей-офф НБА</text:span>
</text:h>
      <text:p text:style-name="P4">
Authors: Ukrinform (Person)</text:p>
      <text:p text:style-name="P4">
Publisher: Укринформ (Organization)</text:p>
      <text:p text:style-name="P4">
Published Time: 2023-04-22T11:28:11+03:00</text:p>
      <text:p text:style-name="P4">
Modified Time: 2023-04-22T11:28:11+03:00</text:p>
      <text:p text:style-name="P4">
Description: У північноамериканській Національній баскетбольній асоціації пройшли чергові поєдинки першого раунду плей-офф. — Укрінформ.</text:p>
      <text:p text:style-name="P4">
Images: ["<text:a xlink:type="simple" xlink:href="https://static.ukrinform.com/photos/2023_04/thumb_files/630_360_1681367879-368.jpg" text:style-name="Internet_20_link" text:visited-style-name="Visited_20_Internet_20_Link">
630_360_16813...</text:a>
"]</text:p>
      <text:p text:style-name="P4">
Tags: ['Баскетбол', 'Канада', 'НБА', 'США']</text:p>
      <text:p text:style-name="P4">
Type: Article</text:p>
      <!--METADATA-->
      <text:p text:style-name="P4">
<draw:frame draw:style-name="fr1" draw:name="Image99" text:anchor-type="as-char" svg:width="6.9236in" svg:height="3.956343in" draw:z-index="0">
<draw:image xlink:href="../Images/yкринформ/2023-04-22T11-28-11-03-00/630_360_1681367879-368.jpg" xlink:type="simple" xlink:show="embed" xlink:actuate="onLoad" draw:mime-type="image/jpeg"/>
</draw:frame>
 Упівнічноамериканській Національній баскетбольній асоціації пройшли черговіпоєдинки першого раунду плей-офф.</text:p>
      <text:p text:style-name="P4">
Баскетболісти «Денвера» виграли третій матч поспіль у «Міннесоти» - 120:111(28:28, 33:27, 33:33, 26:23). Рахунок у серії 3:0, передає Укрінформ.</text:p>
      <text:p text:style-name="P4">
Результати решти матчів:</text:p>
      <text:p text:style-name="P4">
«Атланта» - «Бостон» - 130:122 (33:37, 41:30, 26:26, 30:29)</text:p>
      <text:p text:style-name="P4">
Рахунок серії 1:2</text:p>
      <text:p text:style-name="P4">
<text:span text:style-name="T4">
Читайте також:</text:span>
 <text:a xlink:type="simple" xlink:href="https://www.ukrinform.ua/rubric-sports/3699178-viznacilisa-supernici-ukrainok-na-etapi-svitovoi-serii-z-basketbolu-3h3.html" text:style-name="Internet_20_link" text:visited-style-name="Visited_20_Internet_20_Link">
 <text:span text:style-name="T4">
баскетбол</text:span>
 </text:a>
</text:p>
      <text:p text:style-name="P4">
«Нью-Йорк» - «Клівленд» - 99:79 (17:17, 28:15, 27:23, 27:24)</text:p>
      <text:p text:style-name="P4">
Рахунок у серії 2:1.</text:p>
      <text:p text:style-name="P4">
Source: <text:a xlink:type="simple" xlink:href="https://www.ukrinform.ua/rubric-sports/3699233-denver-utrete-peremig-minnesotu-u-serii-plejoff-nba.html" text:style-name="Internet_20_link" text:visited-style-name="Visited_20_Internet_20_Link">
https://www.ukrinform.ua/rubric-sports/3699233-denver-utrete-peremig-minnesotu-u-serii-plejoff-nba.html</text:a>
</text:p>
      <!--NEWS-->
      <text:h text:style-name="P10" text:outline-level="1">
<text:span text:style-name="T4">
Юрій Максимов став спортивним директором футбольного клубу «Полісся»</text:span>
</text:h>
      <text:p text:style-name="P4">
Authors: Ukrinform (Person)</text:p>
      <text:p text:style-name="P4">
Publisher: Укринформ (Organization)</text:p>
      <text:p text:style-name="P4">
Published Time: 2023-04-22T11:41:03+03:00</text:p>
      <text:p text:style-name="P4">
Modified Time: 2023-04-22T11:41:03+03:00</text:p>
      <text:p text:style-name="P4">
Description: Ексфутболіст київського «Динамо» і колишній головний тренер полтавської «Ворскли» Юрій Максимов став спортивним директором житомирського клубу «Полісся». — Укрінформ.</text:p>
      <text:p text:style-name="P4">
Images: ["<text:a xlink:type="simple" xlink:href="https://static.ukrinform.com/photos/2023_04/thumb_files/630_360_1682152300-580.jpg" text:style-name="Internet_20_link" text:visited-style-name="Visited_20_Internet_20_Link">
630_360_16821...</text:a>
"]</text:p>
      <text:p text:style-name="P4">
Tags: ["Прем'єр-ліга", 'Україна', 'перша ліга', 'Полісся']</text:p>
      <text:p text:style-name="P4">
Type: Article</text:p>
      <!--METADATA-->
      <text:p text:style-name="P4">
<draw:frame draw:style-name="fr1" draw:name="Image100" text:anchor-type="as-char" svg:width="6.9236in" svg:height="3.956343in" draw:z-index="0">
<draw:image xlink:href="../Images/yкринформ/2023-04-22T11-41-03-03-00/630_360_1682152300-580.jpg" xlink:type="simple" xlink:show="embed" xlink:actuate="onLoad" draw:mime-type="image/jpeg"/>
</draw:frame>
Ексфутболіст київського «Динамо» і колишній головний тренер полтавської«Ворскли» Юрій Максимов став спортивним директором житомирського клубу«Полісся».</text:p>
      <text:p text:style-name="P4">
Про це повідомляє <text:a xlink:type="simple" xlink:href="http://https://polissyafc.com/news/urij-maksimov-sportivnij-direktor-fk-polissa" text:style-name="Internet_20_link" text:visited-style-name="Visited_20_Internet_20_Link">
 </text:a>
 ФК «Полісся», передає Укрінформ.</text:p>
      <text:p text:style-name="P4">
У якості тренера Максимов також працював із столичними ЦСКА та «Оболонню»,криворізьким «Кривбасом», донецьким «Металургом», азербайджанским клубом«Кешля».</text:p>
      <text:p text:style-name="P4">
<text:span text:style-name="T4">
Читайте також:</text:span>
 <text:a xlink:type="simple" xlink:href="https://www.ukrinform.ua/rubric-sports/3699197-futbol-u-subotu-startue-3j-tur-drugogo-etapu-persoi-ligi-ukraini.html" text:style-name="Internet_20_link" text:visited-style-name="Visited_20_Internet_20_Link">
 <text:span text:style-name="T4">
Футбол</text:span>
 </text:a>
</text:p>
      <text:p text:style-name="P4">
«Полісся» має великі шанси наступного сезону виступати в УПЛ, оскільки лідируєу Чемпіонській групі Першої ліги.</text:p>
      <text:p text:style-name="P4">
Фото: polissyafc.com.</text:p>
      <text:p text:style-name="P4">
Source: <text:a xlink:type="simple" xlink:href="https://www.ukrinform.ua/rubric-sports/3699237-urij-maksimov-stav-sportivnim-direktorom-futbolnogo-klubu-polissa.html" text:style-name="Internet_20_link" text:visited-style-name="Visited_20_Internet_20_Link">
https://www.ukrinform.ua/rubric-sports/3699237-urij-maksimov-stav-sportivnim-direktorom-futbolnogo-klubu-polissa.html</text:a>
</text:p>
      <!--NEWS-->
      <text:h text:style-name="P10" text:outline-level="1">
<text:span text:style-name="T4">
У Грузії затримали ватажка одного з угруповань ІДІЛ</text:span>
</text:h>
      <text:p text:style-name="P4">
Authors: Ukrinform (Person)</text:p>
      <text:p text:style-name="P4">
Publisher: Укринформ (Organization)</text:p>
      <text:p text:style-name="P4">
Published Time: 2023-04-22T11:49:00+03:00</text:p>
      <text:p text:style-name="P4">
Modified Time: 2023-04-22T11:49:00+03:00</text:p>
      <text:p text:style-name="P4">
Description: У Грузії затримали ватажка одного з угруповань терористичної організації "Ісламська держава" - Малхаза Паксашвілі. — Укрінформ.</text:p>
      <text:p text:style-name="P4">
Images: ["<text:a xlink:type="simple" xlink:href="https://static.ukrinform.com/photos/2023_04/thumb_files/630_360_1682153725-303.png" text:style-name="Internet_20_link" text:visited-style-name="Visited_20_Internet_20_Link">
630_360_16821...</text:a>
", "<text:a xlink:type="simple" xlink:href="https://static.ukrinform.com/photos/2023_04/1682153157-560.jpg" text:style-name="Internet_20_link" text:visited-style-name="Visited_20_Internet_20_Link">
1682153157-56...</text:a>
"]</text:p>
      <text:p text:style-name="P4">
Tags: ['Грузія', 'ІДІЛ', 'Затримання']</text:p>
      <text:p text:style-name="P4">
Type: Article</text:p>
      <!--METADATA-->
      <text:p text:style-name="P4">
<draw:frame draw:style-name="fr1" draw:name="Image101" text:anchor-type="as-char" svg:width="6.9236in" svg:height="3.956343in" draw:z-index="0">
<draw:image xlink:href="../Images/yкринформ/2023-04-22T11-49-00-03-00/630_360_1682153725-303.png" xlink:type="simple" xlink:show="embed" xlink:actuate="onLoad" draw:mime-type="image/png"/>
</draw:frame>
 У Грузіїзатримали ватажка одного з угруповань терористичної організації "Ісламськадержава" - Малхаза Паксашвілі.</text:p>
      <text:p text:style-name="P4">
Як передає Укрінформ, про це повідомляє <text:a xlink:type="simple" xlink:href="http://www.apsny.ge/2023/mil/1682159500.php" text:style-name="Internet_20_link" text:visited-style-name="Visited_20_Internet_20_Link">
</text:a>
 .</text:p>
      <text:p text:style-name="P4">
Зазначається, що на підставі доказів, здобутих в результаті спільногорозслідування Контртерористичного центру Служби держбезпеки, Генеральноїпрокуратури та МВС Грузії, встановлено, що ця особа у 2013 році залишила <text:a xlink:type="simple" xlink:href="https://www.ukrinform.ua/tag-gruzia" text:style-name="Internet_20_link" text:visited-style-name="Visited_20_Internet_20_Link">
</text:a>
 , виїхала до Сирії та приєдналася дотерористичної організації «Ісламська держава».</text:p>
      <text:p text:style-name="P4">
У 2013-2015 роках він брав активну участь у бойових діях та нападах, щоздійснювалися зазначеною терористичною організацією.</text:p>
      <text:p text:style-name="P4">
<draw:frame draw:style-name="fr1" draw:name="Image102" text:anchor-type="as-char" svg:width="6.9236in" svg:height="4.15416in" draw:z-index="0">
<draw:image xlink:href="../Images/yкринформ/2023-04-22T11-49-00-03-00/1682153157-560.jpg" xlink:type="simple" xlink:show="embed" xlink:actuate="onLoad" draw:mime-type="image/jpeg"/>
</draw:frame>
</text:p>
      <text:p text:style-name="P4">
<text:span text:style-name="T5">
1tv.ge</text:span>
</text:p>
      <text:p text:style-name="P4">
За даними Служби державної безпеки Грузії, затриманий мав тісні зв'язки зкомандирами високої ланки «Ісламської держави» та обіймав посаду так званого«наїба» в одному з угруповань терористичної організації.</text:p>
      <text:p text:style-name="P4">
Справа розслідується за статтею 328 КК Грузії, що передбачає членство утерористичній організації іноземної держави та сприяння терористичнійдіяльності. Злочин карається позбавленням волі терміном від 10 до 17 років.</text:p>
      <text:p text:style-name="P4">
<text:span text:style-name="T4">
Читайте також:</text:span>
 <text:a xlink:type="simple" xlink:href="https://www.ukrinform.ua/rubric-world/3696785-bojovikiv-idil-pidozruut-u-vbivstvi-30-ludej-v-sirii.html" text:style-name="Internet_20_link" text:visited-style-name="Visited_20_Internet_20_Link">
 <text:span text:style-name="T4">
ІДІЛ</text:span>
 </text:a>
</text:p>
      <text:p text:style-name="P4">
Як повідомлялося, 17 квітня у Сирії <text:a xlink:type="simple" xlink:href="https://www.ukrinform.ua/rubric-world/3696965-u-ssa-zaavili-pro-likvidaciu-vatazka-idil-akij-planuvav-terakti-v-evropi.html" text:style-name="Internet_20_link" text:visited-style-name="Visited_20_Internet_20_Link">
 </text:a>
 ватажка ІДІЛ, який планував теракти в Європі.</text:p>
      <text:p text:style-name="P4">
<text:span text:style-name="T5">
Фото: RFE/RL</text:span>
</text:p>
      <text:p text:style-name="P4">
Source: <text:a xlink:type="simple" xlink:href="https://www.ukrinform.ua/rubric-world/3699240-u-gruzii-zatrimali-vatazka-odnogo-z-ugrupovan-idil.html" text:style-name="Internet_20_link" text:visited-style-name="Visited_20_Internet_20_Link">
https://www.ukrinform.ua/rubric-world/3699240-u-gruzii-zatrimali-vatazka-odnogo-z-ugrupovan-idil.html</text:a>
</text:p>
      <!--NEWS-->
      <text:h text:style-name="P10" text:outline-level="1">
<text:span text:style-name="T4">
Мультфільм «Мавка. Лісова пісня» у кінотеатрах Німеччини спершу покажуть українською</text:span>
</text:h>
      <text:p text:style-name="P4">
Authors: Ukrinform (Person)</text:p>
      <text:p text:style-name="P4">
Publisher: Укринформ (Organization)</text:p>
      <text:p text:style-name="P4">
Published Time: 2023-04-22T12:27:00+03:00</text:p>
      <text:p text:style-name="P4">
Modified Time: 2023-04-22T12:27:00+03:00</text:p>
      <text:p text:style-name="P4">
Description: У Німеччині з 27 квітня розпочнеться показ україномовної версії мультфільму «Мавка. Лісова пісня» у кінотеатрах, трансляція анімації відбуватимуться з німецькими субтитрами. — Укрінформ.</text:p>
      <text:p text:style-name="P4">
Images: ["<text:a xlink:type="simple" xlink:href="https://static.ukrinform.com/photos/2023_01/thumb_files/630_360_1674476442-592.jpg" text:style-name="Internet_20_link" text:visited-style-name="Visited_20_Internet_20_Link">
630_360_16744...</text:a>
"]</text:p>
      <text:p text:style-name="P4">
Tags: ['Німеччина', 'Україна', 'Держкіно', 'Мультфільм']</text:p>
      <text:p text:style-name="P4">
Type: Article</text:p>
      <!--METADATA-->
      <text:p text:style-name="P4">
<draw:frame draw:style-name="fr1" draw:name="Image103" text:anchor-type="as-char" svg:width="6.9236in" svg:height="3.956343in" draw:z-index="0">
<draw:image xlink:href="../Images/yкринформ/2023-04-22T12-27-00-03-00/630_360_1674476442-592.jpg" xlink:type="simple" xlink:show="embed" xlink:actuate="onLoad" draw:mime-type="image/jpeg"/>
</draw:frame>
 УНімеччині з 27 квітня розпочнеться показ україномовної версії мультфільму«Мавка. Лісова пісня» у кінотеатрах, трансляція анімації відбуватимуться знімецькими субтитрами.</text:p>
      <text:p text:style-name="P4">
Як передає Укрінформ, про це Державне агентство України з питань кіноповідомляє у <text:a xlink:type="simple" xlink:href="http://www.facebook.com/ukrainefilmagency/videos/1499382297134531/" text:style-name="Internet_20_link" text:visited-style-name="Visited_20_Internet_20_Link">
</text:a>
 .</text:p>
      <text:p text:style-name="P4">
«27 квітня у <text:a xlink:type="simple" xlink:href="https://www.ukrinform.ua/tag-nimeccina" text:style-name="Internet_20_link" text:visited-style-name="Visited_20_Internet_20_Link">
 </text:a>
 стартуєкінотеатральний прокат україномовної версії “Мавки. Лісової пісні”! Це допокиєдина країна, у якій на великих екранах спочатку покажуть мультфільмукраїнською і лише згодом, восени - державною німецькою. Нижче публікуємоперелік міст та кінотеатрів (список буде оновлюватись), де можна будепереглянути «Мавку», - ідеться в повідомленні.</text:p>
      <text:p text:style-name="P4">
Так, мультфільм «Мавка» можна переглянути в Аахені (Cineplex Aachen), Берліні(Hackesche Höfe, Kino Intimes, CineStar-Cubix, CineStar Hellersdorf), Бонні(Cinestar Stern-Lichtspiele), Бремені (Cinestar-Der Kristallpalast), Брухзалі(Cineplex), Дортмунді (CineStar), Дюссельдорфі (CineStar), Франкфурті(CineStar Mainzer Landstraße, CineStar Metropolis), Франкфурті-на-Одері(CineStar), Фрідріхсгафені (Cineplex), Гагені (CineStar), Любеку (CinestarStadthalle), Майнці (CineStar), Мангаймі (CinemaxX), Марбурзі (CapitolMarburg), Нойштадт-ан-дер-Вайштрассе (Cineplex Neustadt), Оберхаузені(Cinestar Filmpalast Oberhausen), Ремшайді (CineStar Remscheid), Ройтлінгені(Cineptex Planie), Заарбрюкені (CineStar), Зінгені (Cineplex), Штаде(Cinestar), Філлінген-Швеннінгені (Cinestar) та Вісмарі (Cinestar).</text:p>
      <text:p text:style-name="P4">
В Держкіно пообіцяли повідомити незабаром про кінотеатри у Мюнхені, Кельні,Гамбурзі, Лейпцигу.</text:p>
      <text:p text:style-name="P4">
Покази мультфільму відбуватимуться з німецькими субтитрами. Детальнуінформацію про мультфільм слід шукати на сайтах вказаних кінотеатрів.</text:p>
      <text:p text:style-name="P4">
Анімаційний фільм створено за підтримки Державного агентства України з питанькіно, Агентства США з міжнародного розвитку (USAID).</text:p>
      <text:p text:style-name="P4">
Кінотеатральну дистрибуцію в Україні здійснюють FILM.UA Distribution таKinomania Film Distribution. Генеральним медіапартнером проєкту виступає канал"1+1".</text:p>
      <text:p text:style-name="P4">
<text:span text:style-name="T4">
Читайте також:</text:span>
 <text:a xlink:type="simple" xlink:href="https://www.ukrinform.ua/rubric-culture/3696947-u-derzkino-nazvali-koli-mavka-lisova-pisna-vijde-v-prokat-u-niderlandah.html" text:style-name="Internet_20_link" text:visited-style-name="Visited_20_Internet_20_Link">
 <text:span text:style-name="T4">
Мавка</text:span>
 </text:a>
</text:p>
      <text:p text:style-name="P4">
Як повідомляв Укрінформ, касові збори українського мультфільму «Мавка. Лісовапісня» у Франції <text:a xlink:type="simple" xlink:href="https://www.ukrinform.ua/rubric-culture/3698812-kasovi-zbori-multfilmu-mavka-lisova-pisna-u-francii-vze-perevisili-2-miljoni.html" text:style-name="Internet_20_link" text:visited-style-name="Visited_20_Internet_20_Link">
 </text:a>
 .</text:p>
      <text:p text:style-name="P4">
Source: <text:a xlink:type="simple" xlink:href="https://www.ukrinform.ua/rubric-culture/3699250-multfilm-mavka-lisova-pisna-u-kinoteatrah-nimeccini-spersu-pokazut-ukrainskou.html" text:style-name="Internet_20_link" text:visited-style-name="Visited_20_Internet_20_Link">
https://www.ukrinform.ua/rubric-culture/3699250-multfilm-mavka-lisova-pisna-u-kinoteatrah-nimeccini-spersu-pokazut-ukrainskou.html</text:a>
</text:p>
      <!--NEWS-->
      <text:h text:style-name="P10" text:outline-level="1">
<text:span text:style-name="T4">
російські еліти вже намагаються отримати гарантії безпеки після поразки у війні – розвідка</text:span>
</text:h>
      <text:p text:style-name="P4">
Authors: Ukrinform (Person)</text:p>
      <text:p text:style-name="P4">
Publisher: Укринформ (Organization)</text:p>
      <text:p text:style-name="P4">
Published Time: 2023-04-22T12:46:00+03:00</text:p>
      <text:p text:style-name="P4">
Modified Time: 2023-04-22T12:46:00+03:00</text:p>
      <text:p text:style-name="P4">
Description: У росії представники так званих "еліт" бояться за своє майбутнє і тому шукають контакти з Україною та іншими країнами, щоб отримати можливі гарантії безпеки після поразки російської федерації. — Укрінформ.</text:p>
      <text:p text:style-name="P4">
Images: ["<text:a xlink:type="simple" xlink:href="https://static.ukrinform.com/photos/2018_07/thumb_files/630_360_1532078910-4495.jpg" text:style-name="Internet_20_link" text:visited-style-name="Visited_20_Internet_20_Link">
630_360_15320...</text:a>
"]</text:p>
      <text:p text:style-name="P4">
Tags: ['Розвідка', 'росія', 'Війна', 'Єдині новини']</text:p>
      <text:p text:style-name="P4">
Type: Article</text:p>
      <!--METADATA-->
      <text:p text:style-name="P4">
<draw:frame draw:style-name="fr1" draw:name="Image104" text:anchor-type="as-char" svg:width="6.9236in" svg:height="3.956343in" draw:z-index="0">
<draw:image xlink:href="../Images/yкринформ/2023-04-22T12-46-00-03-00/630_360_1532078910-4495.jpg" xlink:type="simple" xlink:show="embed" xlink:actuate="onLoad" draw:mime-type="image/jpeg"/>
</draw:frame>
 У росіїпредставники так званих "еліт" бояться за своє майбутнє і тому шукаютьконтакти з Україною та іншими країнами, щоб отримати можливі гарантії безпекипісля поразки російської федерації.</text:p>
      <text:p text:style-name="P4">
Про це представник Головного управління розвідки Міністерства оборони УкраїниАндрій Юсов заявив у ефірі національного телемарафону, передає Укрінформ ізпосиланням на <text:a xlink:type="simple" xlink:href="http://gur.gov.ua/content/rosiiski-elity-shukaiut-kontakty-z-ukrainoiu-realizuietsia-bahato-operatsii.html" text:style-name="Internet_20_link" text:visited-style-name="Visited_20_Internet_20_Link">
 </text:a>
 .</text:p>
      <text:p text:style-name="P4">
"Шукають виходи, безумовно. І не лише з Україною. Географія, на якій вонинамагаються отримати персональні гарантії безпеки для себе, для своїх статків,для своїх сімей, є досить широкою", – сказав представник.</text:p>
      <text:p text:style-name="P4">
Юсов зазначив, що насамперед росіяни роблять ці зусилля для того, щоб уникнутиможливого майбутнього притягнення до відповідальності.</text:p>
      <text:p text:style-name="P4">
"Зараз це більшою мірою стосується умовної бізнес-еліти, але є вже також іпредставники політичного сегмента верхівки мешканців кремля. Цей процес тількинабиратиме обертів", – сказав Юсов.</text:p>
      <text:p text:style-name="P4">
За прогнозом ГУР МО України, що більшими будуть успіхи українських сил безпекита оборони, то більше буде таких контактів.</text:p>
      <text:p text:style-name="P4">
"Україна, безумовно, використовує будь-які інструменти, найбільш креативніпідходи для того, щоб прискорити звільнення наших територій, притягненнядержави-агресора до відповідальності. Багато контактів та операційреалізується, про які зараз ми не можемо говорити. Але після перемоги,повірте, буде багато цікавого", – підсумував Юсов.</text:p>
      <text:p text:style-name="P4">
<text:span text:style-name="T4">
Читайте також:</text:span>
 <text:a xlink:type="simple" xlink:href="https://www.ukrinform.ua/rubric-world/3699011-sud-v-moskvi-postanoviv-zaocno-zaarestuvati-golovu-ukrainskoi-rozvidki-budanova.html" text:style-name="Internet_20_link" text:visited-style-name="Visited_20_Internet_20_Link">
 <text:span text:style-name="T4">
розвідки</text:span>
 </text:a>
</text:p>
      <text:p text:style-name="P4">
Як повідомляв Укрінформ, <text:a xlink:type="simple" xlink:href="https://www.ukrinform.ua/rubric-ato/3696941-u-gur-poperedzaut-vijna-prijsla-do-koznogo-budinku-piddanih-putina-bezpecnih-misc-nemae.html" text:style-name="Internet_20_link" text:visited-style-name="Visited_20_Internet_20_Link">
 </text:a>
 Міноборони Юсов заявив, що росіяни маютьзвикнути, що поки вони ведуть загарбницьку несправедливу війну, на їхнійтериторії немає безпечних місць.</text:p>
      <text:p text:style-name="P4">
Source: <text:a xlink:type="simple" xlink:href="https://www.ukrinform.ua/rubric-ato/3699259-rosijski-eliti-vze-namagautsa-otrimati-garantii-bezpeki-pisla-porazki-u-vijni-rozvidka.html" text:style-name="Internet_20_link" text:visited-style-name="Visited_20_Internet_20_Link">
https://www.ukrinform.ua/rubric-ato/3699259-rosijski-eliti-vze-namagautsa-otrimati-garantii-bezpeki-pisla-porazki-u-vijni-rozvidka.html</text:a>
</text:p>
      <!--NEWS-->
      <text:h text:style-name="P10" text:outline-level="1">
<text:span text:style-name="T4">
У Чорноморську на Одещині стався вибух, є поранений</text:span>
</text:h>
      <text:p text:style-name="P4">
Authors: Ukrinform (Person)</text:p>
      <text:p text:style-name="P4">
Publisher: Укринформ (Organization)</text:p>
      <text:p text:style-name="P4">
Published Time: 2023-04-22T12:51:00+03:00</text:p>
      <text:p text:style-name="P4">
Modified Time: 2023-04-22T12:51:00+03:00</text:p>
      <text:p text:style-name="P4">
Description: Поліцейські встановлюють обставини вибуху у місті Чорноморськ Одеської області, який стався уранці 22 квітня.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дещина', 'Поранені', 'Вибух']</text:p>
      <text:p text:style-name="P4">
Type: Article</text:p>
      <!--METADATA-->
      <text:p text:style-name="P4">
<draw:frame draw:style-name="fr1" draw:name="Image105" text:anchor-type="as-char" svg:width="6.9236in" svg:height="3.956343in" draw:z-index="0">
<draw:image xlink:href="../Images/yкринформ/2023-04-22T12-51-00-03-00/630_360_1669987737-966.jpg" xlink:type="simple" xlink:show="embed" xlink:actuate="onLoad" draw:mime-type="image/jpeg"/>
</draw:frame>
Поліцейські встановлюють обставини вибуху у місті Чорноморськ Одеськоїобласті, який стався уранці 22 квітня.</text:p>
      <text:p text:style-name="P4">
Про це повідомили у <text:a xlink:type="simple" xlink:href="https://od.npu.gov.ua/news/politseiski-vstanovliuiut-obstavyny-vybukhu-u-misti-chornomorsk" text:style-name="Internet_20_link" text:visited-style-name="Visited_20_Internet_20_Link">
 </text:a>
 , передає Укрінформ.</text:p>
      <text:p text:style-name="P4">
"Сьогодні вранці стався <text:a xlink:type="simple" xlink:href="https://www.ukrinform.ua/tag-vibuh" text:style-name="Internet_20_link" text:visited-style-name="Visited_20_Internet_20_Link">
 </text:a>
 в одному згаражів гаражного кооперативу. В той момент у приміщенні, що належить78-річній місцевій жительці, перебував її син. Чоловік зазнав травм і бувгоспіталізований у лікарню у важкому стані", - йдеться у повідомленні.</text:p>
      <text:p text:style-name="P4">
На місці вибуху працюють співробітники управління вибухотехнічної служби ГУНПв Одеській області та слідчо-оперативна група територіального підрозділуполіції.</text:p>
      <text:p text:style-name="P4">
<text:span text:style-name="T4">
Читайте також:</text:span>
 <text:a xlink:type="simple" xlink:href="https://www.ukrinform.ua/rubric-regions/3697559-u-centri-balaklii-zinka-nastupila-na-minupelustku.html" text:style-name="Internet_20_link" text:visited-style-name="Visited_20_Internet_20_Link">
 </text:a>
</text:p>
      <text:p text:style-name="P4">
Попередньо подію кваліфіковано за статтею 263 Кримінального кодексу України.Йдеться про незаконне поводження зі зброєю, бойовими припасами або вибуховимиречовинами.</text:p>
      <text:p text:style-name="P4">
Source: <text:a xlink:type="simple" xlink:href="https://www.ukrinform.ua/rubric-regions/3699261-u-cornomorsku-na-odesini-stavsa-vibuh-e-poranenij.html" text:style-name="Internet_20_link" text:visited-style-name="Visited_20_Internet_20_Link">
https://www.ukrinform.ua/rubric-regions/3699261-u-cornomorsku-na-odesini-stavsa-vibuh-e-poranenij.html</text:a>
</text:p>
      <!--NEWS-->
      <text:h text:style-name="P10" text:outline-level="1">
<text:span text:style-name="T4">
Комісія МКІП виявила організації, які «дивним чином» отримали в управління приміщення в Лаврі</text:span>
</text:h>
      <text:p text:style-name="P4">
Authors: Ukrinform (Person)</text:p>
      <text:p text:style-name="P4">
Publisher: Укринформ (Organization)</text:p>
      <text:p text:style-name="P4">
Published Time: 2023-04-22T13:09:47+03:00</text:p>
      <text:p text:style-name="P4">
Modified Time: 2023-04-22T13:09:47+03:00</text:p>
      <text:p text:style-name="P4">
Description: Роботи в заповіднику «Києво-Печерська лавра» триватимуть і наступного тижня, аби навести лад з різними об’єктами, які в різний час були передані в безкоштовне управління різним організаціям. — Укрінформ.</text:p>
      <text:p text:style-name="P4">
Images: ["<text:a xlink:type="simple" xlink:href="https://static.ukrinform.com/photos/2023_01/thumb_files/630_360_1673074760-357.jpg" text:style-name="Internet_20_link" text:visited-style-name="Visited_20_Internet_20_Link">
630_360_16730...</text:a>
"]</text:p>
      <text:p text:style-name="P4">
Tags: ['Ткаченко', 'Київська Лавра', 'МКІП ', 'Єдині новини']</text:p>
      <text:p text:style-name="P4">
Type: Article</text:p>
      <!--METADATA-->
      <text:p text:style-name="P4">
<draw:frame draw:style-name="fr1" draw:name="Image106" text:anchor-type="as-char" svg:width="6.9236in" svg:height="3.956343in" draw:z-index="0">
<draw:image xlink:href="../Images/yкринформ/2023-04-22T13-09-47-03-00/630_360_1673074760-357.jpg" xlink:type="simple" xlink:show="embed" xlink:actuate="onLoad" draw:mime-type="image/jpeg"/>
</draw:frame>
 Роботи взаповіднику «Києво-Печерська лавра» триватимуть і наступного тижня, абинавести лад з різними об’єктами, які в різний час були передані в безкоштовнеуправління різним організаціям.</text:p>
      <text:p text:style-name="P4">
Як передає Укрінформ, про це в ефірі телемарафону «Єдині новини» повідомивміністр культури та інформаційної політики Олександр Ткаченко, відповідаючи назапитання, який відсоток київської Лаври вже оглянуто і які роботи попереду.</text:p>
      <text:p text:style-name="P4">
«Оглянуто кілька приміщень, куди можливий був доступ. Головне, що комісіяпродовжує роботу і продовжить її наступного тижня. Є певні плани, про якізараз говорити не варто, але очевидно, що після того, як правоохоронці почалидіяти стосовно митрополита Павла і порушників громадського спокою, ситуаціютрохи змінюється. Ми сподіваємось, що надалі вона буде відбуватись в більшцивілізований спосіб. Крім того, ще є важливе рішення, яке прийняв уряд вчорана засіданні, – повернуто в управління держави 19-й корпус Лаври, де якимосьчином незаконно знаходилась організація «УТОПІК», на чолі якої зараз стоїтьколишній міністр часів Януковича пан Кулиняк. Тобто ми діємо в цілому поЛаврі. Мова не йде лише про нижню Лавру, а й про всі об’єкти, які дивним чиномв різні часи були передані в безкоштовне управління різним організаціям», –повідомив міністр.</text:p>
      <text:p text:style-name="P4">
Він також додав, що після повернення будівель в державну власність МКІП плануєрозробити концепцію управління ними та їх розвитку.</text:p>
      <text:p text:style-name="P4">
«Ми хотіли б в цілому мати концепт управління і користування на територіїнижньої Лаври. Безперечно, наше життя там має продовжуватися, але є різнідеякі питання і стосовно реабілітаційного центру для військових, діяльностінародних художніх промислів та інших речей. Так само ми вивчаємо питаннястосовно того, яким чином в Лаврі існували в різні часи представництва різниххристиянських церков. Думаю, що на фоні того, що ми побачили, яким чином, такби мовити, управляли деякими об’єктами представники УПЦ МП, питання стосовноперлини української культурної спадщини, яка занесена в список ЮНЕСКО, будеобговорюватися з громадськістю», – повідомив міністр.</text:p>
      <text:p text:style-name="P4">
Відповідаючи на запитання щодо позову про недопуск працівників <text:a xlink:type="simple" xlink:href="https://www.ukrinform.ua/tag-mkip" text:style-name="Internet_20_link" text:visited-style-name="Visited_20_Internet_20_Link">
</text:a>
 на територію Лаври, Ткаченко повідомив,що відбудеться повторний розгляд у Київському господарському суді. Післяпозитивного розгляду питання на користь держави до роботи мають приступитисудові виконавці. Водночас він висловив сподівання на добру волю і розумінняпредставників УПЦ МП, які перебувають у нижній Лаврі незаконно, і якірозпочнуть співпрацю з комісією міністерства.</text:p>
      <text:p text:style-name="P4">
Щодо пошкодження майна на території Лаври, Ткаченко запевнив, що кожен випадокбуде окремо досліджуватися і за будь-яке незаконне та неналежне користуваннядержавним майном порушники відповідатимуть.</text:p>
      <text:p text:style-name="P4">
<text:span text:style-name="T4">
Читайте також:</text:span>
 <text:a xlink:type="simple" xlink:href="https://www.ukrinform.ua/rubric-society/3699096-cotiroh-pidozruvanih-u-huliganstvi-na-teritorii-lavri-posadili-pid-domasnij-arest.html" text:style-name="Internet_20_link" text:visited-style-name="Visited_20_Internet_20_Link">
 <text:span text:style-name="T4">
Лаври</text:span>
 </text:a>
</text:p>
      <text:p text:style-name="P4">
Як повідомляв Укрінформ, під час останнього обстеження приміщень Лаври комісіяМКІП виявила, що стародавні двері у приміщенні охорони в Києво-Печерськійлаврі, яким користувалася Українська православна церква (московськогопатріархату), використовувалися замість мішені для метання ножів. Крім того,виявлено рекламу єпархій з тимчасово окупованого Криму й візитівки монахів зокупованих територій.</text:p>
      <text:p text:style-name="P4">
Source: <text:a xlink:type="simple" xlink:href="https://www.ukrinform.ua/rubric-society/3699269-komisia-mkip-viavila-organizacii-aki-divnim-cinom-otrimali-v-upravlinna-primisenna-v-lavri.html" text:style-name="Internet_20_link" text:visited-style-name="Visited_20_Internet_20_Link">
https://www.ukrinform.ua/rubric-society/3699269-komisia-mkip-viavila-organizacii-aki-divnim-cinom-otrimali-v-upravlinna-primisenna-v-lavri.html</text:a>
</text:p>
      <!--NEWS-->
      <text:h text:style-name="P10" text:outline-level="1">
<text:span text:style-name="T4">
Японські військові отримали наказ підготуватись до запуску балістичної ракети КНДР</text:span>
</text:h>
      <text:p text:style-name="P4">
Authors: Ukrinform (Person)</text:p>
      <text:p text:style-name="P4">
Publisher: Укринформ (Organization)</text:p>
      <text:p text:style-name="P4">
Published Time: 2023-04-22T13:11:13+03:00</text:p>
      <text:p text:style-name="P4">
Modified Time: 2023-04-22T13:11:13+03:00</text:p>
      <text:p text:style-name="P4">
Description: Міністр оборони Японії Ясуказу Хамада наказав Силам самооборони країни підготуватися до ймовірного запуску балістичної ракети Північною Кореєю. — Укрінформ.</text:p>
      <text:p text:style-name="P4">
Images: ["<text:a xlink:type="simple" xlink:href="https://static.ukrinform.com/photos/2018_05/thumb_files/630_360_1526363806-9752.jpg" text:style-name="Internet_20_link" text:visited-style-name="Visited_20_Internet_20_Link">
630_360_15263...</text:a>
"]</text:p>
      <text:p text:style-name="P4">
Tags: ['Японія', 'КНДР', 'Ракета']</text:p>
      <text:p text:style-name="P4">
Type: Article</text:p>
      <!--METADATA-->
      <text:p text:style-name="P4">
<draw:frame draw:style-name="fr1" draw:name="Image107" text:anchor-type="as-char" svg:width="6.9236in" svg:height="3.956343in" draw:z-index="0">
<draw:image xlink:href="../Images/yкринформ/2023-04-22T13-11-13-03-00/630_360_1526363806-9752.jpg" xlink:type="simple" xlink:show="embed" xlink:actuate="onLoad" draw:mime-type="image/jpeg"/>
</draw:frame>
 Міністроборони Японії Ясуказу Хамада наказав Силам самооборони країни підготуватисядо ймовірного запуску балістичної ракети Північною Кореєю.</text:p>
      <text:p text:style-name="P4">
Про це повідомляє <text:a xlink:type="simple" xlink:href="https://www3.nhk.or.jp/nhkworld/en/news/20230422_11/" text:style-name="Internet_20_link" text:visited-style-name="Visited_20_Internet_20_Link">
 </text:a>
 ,передає Укрінформ.</text:p>
      <text:p text:style-name="P4">
Наказ глави оборонного відомства став відповіддю на повідомленняпівнічнокорейських ЗМІ про те, що Пхеньян перебуває на завершальній стадіїпідготовки до запуску того, що він називає першим у країні військовимсупутником-розвідником, який передбачає використання технологій балістичнихракет.</text:p>
      <text:p text:style-name="P4">
У 2012 і 2016 роках Північна Корея запустила балістичні ракети, які, за їїтвердженнями, були супутниками. <text:a xlink:type="simple" xlink:href="https://www.ukrinform.ua/tag-raketa" text:style-name="Internet_20_link" text:visited-style-name="Visited_20_Internet_20_Link">
 </text:a>
пролетіли над районами поблизу островів Сакісіма в південній японськійпрефектурі Окінава.</text:p>
      <text:p text:style-name="P4">
<text:span text:style-name="T4">
Читайте також:</text:span>
 <text:a xlink:type="simple" xlink:href="https://www.ukrinform.ua/rubric-world/3698628-phenan-zaviv-pro-ostatocnij-i-nezvorotnij-status-kndr-ak-svitovoi-adernoi-derzavi.html" text:style-name="Internet_20_link" text:visited-style-name="Visited_20_Internet_20_Link">
 <text:span text:style-name="T4">
Пхеньян</text:span>
 </text:a>
</text:p>
      <text:p text:style-name="P4">
Згідно з наказом, Повітряні сили повинні розгорнути підрозділи протиракетноїоборони на Окінаві, а Морські сили підготувати есмінці, оснащеніамериканськими системами «Іджіс», які являють собою інтегровану новітнюсистему засобів виявлення і перехоплення ракет.</text:p>
      <text:p text:style-name="P4">
Наземним силам наказано підготуватися до дій для мінімізації шкоди відпадаючих елементів північнокорейської ракети, які можуть впасти на Окінаву.</text:p>
      <text:p text:style-name="P4">
Якщо Північна Корея справді запустить балістичну ракету, порушуючи резолюціїРади безпеки ООН, це стане першим запуском із лютого 2016 року.</text:p>
      <text:p text:style-name="P4">
<text:span text:style-name="T4">
Читайте також:</text:span>
 <text:a xlink:type="simple" xlink:href="https://www.ukrinform.ua/rubric-world/3695895-seul-i-vasington-proveli-vijskovi-povitrani-navcanna-pisla-zapusku-raketi-phenanom.html" text:style-name="Internet_20_link" text:visited-style-name="Visited_20_Internet_20_Link">
 <text:span text:style-name="T4">
Пхеньян</text:span>
 </text:a>
</text:p>
      <text:p text:style-name="P4">
Як повідомляв Укрінформ, лідер Північної Кореї Кім Чен Ин наказав Агентствукосмічного розвитку країни підготувати <text:a xlink:type="simple" xlink:href="https://www.ukrinform.ua/rubric-technology/3697697-kim-cen-in-nakazav-pidgotuvati-zapusk-u-kosmos-persogo-suputnikaspiguna-kndr.html" text:style-name="Internet_20_link" text:visited-style-name="Visited_20_Internet_20_Link">
 </text:a>
 .</text:p>
      <text:p text:style-name="P4">
Source: <text:a xlink:type="simple" xlink:href="https://www.ukrinform.ua/rubric-world/3699270-aponski-vijskovi-otrimali-nakaz-pidgotuvatis-do-zapusku-balisticnoi-raketi-kndr.html" text:style-name="Internet_20_link" text:visited-style-name="Visited_20_Internet_20_Link">
https://www.ukrinform.ua/rubric-world/3699270-aponski-vijskovi-otrimali-nakaz-pidgotuvatis-do-zapusku-balisticnoi-raketi-kndr.html</text:a>
</text:p>
      <!--NEWS-->
      <text:h text:style-name="P10" text:outline-level="1">
<text:span text:style-name="T4">
Тейшейра почав публікувати документи Пентагону за кілька днів після вторгнення росії в Україну</text:span>
</text:h>
      <text:p text:style-name="P4">
Authors: Ukrinform (Person)</text:p>
      <text:p text:style-name="P4">
Publisher: Укринформ (Organization)</text:p>
      <text:p text:style-name="P4">
Published Time: 2023-04-22T13:17:14+03:00</text:p>
      <text:p text:style-name="P4">
Modified Time: 2023-04-22T13:17:14+03:00</text:p>
      <text:p text:style-name="P4">
Description: Військовослужбовець Національної гвардії США Джек Тейшейра, якого обвинувачують у витоку секретних документів Пентагону, почав розміщувати секретні розвідувальні дані у лютому 2022 року, одразу після початку повномаштабного вторгнення рф в Україну. — Укрінформ.</text:p>
      <text:p text:style-name="P4">
Images: ["<text:a xlink:type="simple" xlink:href="https://static.ukrinform.com/photos/2023_04/thumb_files/630_360_1682158485-345.jpg" text:style-name="Internet_20_link" text:visited-style-name="Visited_20_Internet_20_Link">
630_360_16821...</text:a>
"]</text:p>
      <text:p text:style-name="P4">
Tags: ['Пентагон', 'Війна з росією', 'Документи', 'Витік', 'Тейшейра']</text:p>
      <text:p text:style-name="P4">
Type: Article</text:p>
      <!--METADATA-->
      <text:p text:style-name="P4">
<draw:frame draw:style-name="fr1" draw:name="Image108" text:anchor-type="as-char" svg:width="6.9236in" svg:height="3.956343in" draw:z-index="0">
<draw:image xlink:href="../Images/yкринформ/2023-04-22T13-17-14-03-00/630_360_1682158485-345.jpg" xlink:type="simple" xlink:show="embed" xlink:actuate="onLoad" draw:mime-type="image/jpeg"/>
</draw:frame>
Військовослужбовець Національної гвардії США Джек Тейшейра, якогообвинувачують у витоку секретних документів Пентагону, почав розміщуватисекретні розвідувальні дані у лютому 2022 року, одразу після початкуповномаштабного вторгнення рф в Україну.</text:p>
      <text:p text:style-name="P4">
Як повідомляє Укрінформ, про це пише <text:a xlink:type="simple" xlink:href="http://www.nytimes.com/2023/04/21/us/politics/jack-teixeira-leaks-russia-ukraine.html" text:style-name="Internet_20_link" text:visited-style-name="Visited_20_Internet_20_Link">
</text:a>
 .</text:p>
      <text:p text:style-name="P4">
Згідно з публікаціями в інтернеті, перевіреними New York Times, Тейшейра почавпублікувати конфіденційну інформацію на кілька місяців раніше, ніж буловідомо, і в набагато більшому чаті.</text:p>
      <text:p text:style-name="P4">
Зазначається, що у лютому 2022 року, незабаром після вторгнення рф в Україну,профіль користувача, який збігався з профілем Джека Тейшейри, почавпублікувати дані про військові дії росії в раніше невідомій чат-групісоцмережі Discord, популярній серед геймерів. Ця чат-група налічувала близько600 учасників.</text:p>
      <text:p text:style-name="P4">
<text:span text:style-name="T4">
Читайте також:</text:span>
 <text:a xlink:type="simple" xlink:href="https://www.ukrinform.ua/rubric-world/3696942-telegramkanal-akij-zliv-dokumenti-pentagonu-vela-eksvijskova-ssa-the-insider.html" text:style-name="Internet_20_link" text:visited-style-name="Visited_20_Internet_20_Link">
 </text:a>
</text:p>
      <text:p text:style-name="P4">
Оприлюднена Тейшейрою інформація включала подробиці про втрати армій Українита рф, діяльність російських шпигунів та оновлену інформацію про допомогу, яканадається Україні.</text:p>
      <text:p text:style-name="P4">
Користувач стверджував, що розміщує інформацію від Агентства національноїбезпеки, Центрального розвідувального управління та інших спецслужб <text:a xlink:type="simple" xlink:href="https://www.ukrinform.ua/tag-ssa" text:style-name="Internet_20_link" text:visited-style-name="Visited_20_Internet_20_Link">
</text:a>
 .</text:p>
      <text:p text:style-name="P4">
Справа проти 21-річного Тейшейри, якого заарештували 13 квітня, стосуєтьсявитоку секретних документів в іншій групі мережі Discord, що складається зприблизно 50 членів. Там він почав публікувати конфіденційну інформацію ужовтні 2022 року.</text:p>
      <text:p text:style-name="P4">
Як повідомляв Укрінформ, раніше видання The New York Times написало, щоПентагон розслідує витік секретних документів у соцмережі, які стосуються,зокрема, планів щодо запланованого контрнаступу ЗСУ.</text:p>
      <text:p text:style-name="P4">
<text:span text:style-name="T4">
Читайте також:</text:span>
 <text:a xlink:type="simple" xlink:href="https://www.ukrinform.ua/rubric-world/3698808-glava-pentagonu-pro-vitik-rozviddanih-ssa-prodovzat-pracuvati-z-souznikami-i-partnerami.html" text:style-name="Internet_20_link" text:visited-style-name="Visited_20_Internet_20_Link">
 </text:a>
</text:p>
      <text:p text:style-name="P4">
Радник керівника Офісу Президента Михайло Подоляк заявив, що оприлюдненнянібито документів про контрнаступ України – це російський блеф, пил в очі.</text:p>
      <text:p text:style-name="P4">
Міністр оборони України Олексій Резніков <text:a xlink:type="simple" xlink:href="https://www.ukrinform.ua/rubric-polytics/3695069-vitik-dokumentiv-pentagonu-e-sumissu-pravdivoi-ta-nepravdivoi-informacii-reznikov.html" text:style-name="Internet_20_link" text:visited-style-name="Visited_20_Internet_20_Link">
 </text:a>
 «сумішшю правдивої та неправдивоїінформації».</text:p>
      <text:p text:style-name="P4">
13 квітня <text:a xlink:type="simple" xlink:href="https://www.ukrinform.ua/rubric-world/3695633-u-ssa-arestuvali-lidera-catgrupi-v-akij-zavilisa-sekretni-dani-pentagonu.html" text:style-name="Internet_20_link" text:visited-style-name="Visited_20_Internet_20_Link">
 </text:a>
 Ним виявився21-річний військовослужбовець підрозділу військово-повітряних сил Національноїгвардії США в Массачусетсі Джек Тейшейра.</text:p>
      <text:p text:style-name="P4">
Source: <text:a xlink:type="simple" xlink:href="https://www.ukrinform.ua/rubric-world/3699273-tejsejra-pocav-publikuvati-dokumenti-pentagonu-za-kilka-dniv-pisla-vtorgnenna-rosii-v-ukrainu.html" text:style-name="Internet_20_link" text:visited-style-name="Visited_20_Internet_20_Link">
https://www.ukrinform.ua/rubric-world/3699273-tejsejra-pocav-publikuvati-dokumenti-pentagonu-za-kilka-dniv-pisla-vtorgnenna-rosii-v-ukrainu.html</text:a>
</text:p>
      <!--NEWS-->
      <text:h text:style-name="P10" text:outline-level="1">
<text:span text:style-name="T4">
На боці України воюють 130 чеських добровольців, двоє загинули</text:span>
</text:h>
      <text:p text:style-name="P4">
Authors: Ukrinform (Person)</text:p>
      <text:p text:style-name="P4">
Publisher: Укринформ (Organization)</text:p>
      <text:p text:style-name="P4">
Published Time: 2023-04-22T13:19:55+03:00</text:p>
      <text:p text:style-name="P4">
Modified Time: 2023-04-22T13:19:55+03:00</text:p>
      <text:p text:style-name="P4">
Description: За 14 місяців повномасштабного російського вторгнення в Україну 132 чехи отримали дозвіл воювати на боці української армії. — Укрінформ.</text:p>
      <text:p text:style-name="P4">
Images: ["<text:a xlink:type="simple" xlink:href="https://static.ukrinform.com/photos/2023_04/thumb_files/630_360_1682158768-542.jpg" text:style-name="Internet_20_link" text:visited-style-name="Visited_20_Internet_20_Link">
630_360_16821...</text:a>
"]</text:p>
      <text:p text:style-name="P4">
Tags: ['Чехія', 'Іноземний легіон', 'Війна з росією']</text:p>
      <text:p text:style-name="P4">
Type: Article</text:p>
      <!--METADATA-->
      <text:p text:style-name="P4">
<draw:frame draw:style-name="fr1" draw:name="Image109" text:anchor-type="as-char" svg:width="6.9236in" svg:height="3.956343in" draw:z-index="0">
<draw:image xlink:href="../Images/yкринформ/2023-04-22T13-19-55-03-00/630_360_1682158768-542.jpg" xlink:type="simple" xlink:show="embed" xlink:actuate="onLoad" draw:mime-type="image/jpeg"/>
</draw:frame>
 За 14місяців повномасштабного російського вторгнення в Україну 132 чехи отрималидозвіл воювати на боці української армії.</text:p>
      <text:p text:style-name="P4">
Про це повідомляє Укрінформ з посиланням на <text:a xlink:type="simple" xlink:href="https://www.irozhlas.cz/zpravy-domov/abolice-vyjimka-povoleni-dobrovolnik-ukrajinska-armada-valka-prezident_2304220500_gut" text:style-name="Internet_20_link" text:visited-style-name="Visited_20_Internet_20_Link">
</text:a>
 <text:a xlink:type="simple" xlink:href="http://www.irozhlas.cz/zpravy-domov/abolice-vyjimka-povoleni-dobrovolnik-ukrajinska-armada-valka-prezident_2304220500_gut" text:style-name="Internet_20_link" text:visited-style-name="Visited_20_Internet_20_Link">
</text:a>
</text:p>
      <text:p text:style-name="P4">
Усі ці дозволи видав колишній президент республіки Мілош Земан. Чинний главадержави Петер Павел поки що не отримував жодного запиту, повідомила радіоречниця президента Маркета Жегакова.</text:p>
      <text:p text:style-name="P4">
Зазначається, що заявки від охочих вступити до лав української арміїнадсилаються у Міністерство оборони <text:a xlink:type="simple" xlink:href="https://www.ukrinform.ua/tag-cehia" text:style-name="Internet_20_link" text:visited-style-name="Visited_20_Internet_20_Link">
 </text:a>
 .Після консультацій із міністерствами закордонних та внутрішніх справ відібранізаявки направляються як пропозиція на затвердження президенту. До другоготижня квітня цього року загалом 500 чехів надіслали такий запит, повідомивречник Міноборони Їржі Таборскі.</text:p>
      <text:p text:style-name="P4">
Після російського вторгнення в Україну на допомогу атакованій країні прийшлиіноземні волонтери. Але закон забороняє громадянам Чехії служити в іноземнійармії. Тому той чех, хто хоче зі зброєю в руках допомагати Україні, повиненотримати спеціальний дозвіл від чеського президента.</text:p>
      <text:p text:style-name="P4">
Під час боїв на українському фронті було поранено кількох чеськихдобровольців. За даними МЗС станом на 20 березня, за останній рік загинулодвоє чехів. Одного волонтера, який працював на початку російського вторгненняв Україну, чеська поліція звинуватила в мародерстві та службі в іноземнійармії.</text:p>
      <text:p text:style-name="P4">
<text:span text:style-name="T4">
Читайте також:</text:span>
 <text:a xlink:type="simple" xlink:href="https://www.ukrinform.ua/rubric-ato/3686044-u-vilnomu-dostupi-zavivsa-film-pro-inozemnih-dobrovolciv-u-zsu.html" text:style-name="Internet_20_link" text:visited-style-name="Visited_20_Internet_20_Link">
 <text:span text:style-name="T4">
вільному</text:span>
 <text:span text:style-name="T4">
доступі</text:span>
 <text:span text:style-name="T4">
явився</text:span>
 <text:span text:style-name="T4">
фільм</text:span>
 <text:span text:style-name="T4">
про</text:span>
<text:span text:style-name="T4">
іноземних</text:span>
 <text:span text:style-name="T4">
добровольців</text:span>
 <text:span text:style-name="T4">
ЗСУ</text:span>
 </text:a>
</text:p>
      <text:p text:style-name="P4">
Як повідомлялося, військові добровольці з інших країн служать вІнтернаціональному легіоні територіальної оборони Збройних сил України. Вінбув створений урядом України за ініціативою Президента Володимира Зеленськогодля боротьби проти росії під час російського вторгнення в Україну.</text:p>
      <text:p text:style-name="P4">
Source: <text:a xlink:type="simple" xlink:href="https://www.ukrinform.ua/rubric-ato/3699275-na-boci-ukraini-vouut-130-ceskih-dobrovolciv-dvoe-zaginuli.html" text:style-name="Internet_20_link" text:visited-style-name="Visited_20_Internet_20_Link">
https://www.ukrinform.ua/rubric-ato/3699275-na-boci-ukraini-vouut-130-ceskih-dobrovolciv-dvoe-zaginuli.html</text:a>
</text:p>
      <!--NEWS-->
      <text:h text:style-name="P10" text:outline-level="1">
<text:span text:style-name="T4">
Сольський закликає країни G7 допомогти в розмінуванні сільгоспземель України</text:span>
</text:h>
      <text:p text:style-name="P4">
Authors: Ukrinform (Person)</text:p>
      <text:p text:style-name="P4">
Publisher: Укринформ (Organization)</text:p>
      <text:p text:style-name="P4">
Published Time: 2023-04-22T13:23:45+03:00</text:p>
      <text:p text:style-name="P4">
Modified Time: 2023-04-22T13:23:45+03:00</text:p>
      <text:p text:style-name="P4">
Description: Україна потребує міжнародної допомоги в розмінуванні територій, в тому числі земель сільськогосподарського призначення. — Укрінформ.</text:p>
      <text:p text:style-name="P4">
Images: ["<text:a xlink:type="simple" xlink:href="https://static.ukrinform.com/photos/2022_07/thumb_files/630_360_1657802194-163.jpeg" text:style-name="Internet_20_link" text:visited-style-name="Visited_20_Internet_20_Link">
630_360_16578...</text:a>
"]</text:p>
      <text:p text:style-name="P4">
Tags: ['Розмінування', 'Велика сімка', 'Аграрії', 'Війна з росією', 'Сольський']</text:p>
      <text:p text:style-name="P4">
Type: Article</text:p>
      <!--METADATA-->
      <text:p text:style-name="P4">
<draw:frame draw:style-name="fr1" draw:name="Image110" text:anchor-type="as-char" svg:width="6.9236in" svg:height="3.956343in" draw:z-index="0">
<draw:image xlink:href="../Images/yкринформ/2023-04-22T13-23-45-03-00/630_360_1657802194-163.jpeg" xlink:type="simple" xlink:show="embed" xlink:actuate="onLoad" draw:mime-type="image/jpeg"/>
</draw:frame>
 Українапотребує міжнародної допомоги в розмінуванні територій, в тому числі земельсільськогосподарського призначення.</text:p>
      <text:p text:style-name="P4">
На цьому наголосив міністр аграрної політики та продовольства України МиколаСольський під час онлайн-виступу на засіданні міністрів сільськогогосподарства країн G7, передає Укрінформ з посиланням на <text:a xlink:type="simple" xlink:href="http://www.kmu.gov.ua/news/mykola-solskyi-zvernuvsia-do-ministriv-g7-dopomohty-v-rozminuvanni-silskohospodarskykh-zemel" text:style-name="Internet_20_link" text:visited-style-name="Visited_20_Internet_20_Link">
</text:a>
</text:p>
      <text:p text:style-name="P4">
“Процес розмінування звільнених територій не припиняється. Але цей процесскладний і розтягнеться на десятиліття. На сьогодні в Україні розмінуванняпроводять понад 2600 саперів з державних і приватних структур. З такоюпотужністю нам знадобиться понад 20 років, щоб очистити лише землісільськогосподарського призначення”, - наголосив міністр.</text:p>
      <text:p text:style-name="P4">
<text:span text:style-name="T4">
Читайте також:</text:span>
 <text:a xlink:type="simple" xlink:href="https://www.ukrinform.ua/rubric-world/3696058-prezident-avstrii-obicae-osobisto-prokontroluvati-dopomogu-ukraini-u-rozminuvanni.html" text:style-name="Internet_20_link" text:visited-style-name="Visited_20_Internet_20_Link">
 <text:span text:style-name="T4">
розмінуванні</text:span>
 </text:a>
</text:p>
      <text:p text:style-name="P4">
За його словами, в Україні зараз 470 тис. га земель сільськогосподарськогопризначення заміновано. Наразі обстежено лише 17,5% замінованих територій, зних 57 тис. га – сільськогосподарського призначення.</text:p>
      <text:p text:style-name="P4">
Сольський також підкреслив, що Україна для пришвидшення розмінування гостропотребує спеціальної техніки.</text:p>
      <text:p text:style-name="P4">
“Ми маємо нагальну потребу в технічному обладнанні для розмінування. Ми точнорозуміємо, яка це техніка і скільки її потрібно. І тут ми сподіваємось на вашудопомогу”, - звернувся Сольський до міністрів країн G7, додавши, що сапервручну очищає 15-20 кв. м на добу, а техніка для розмінування – 6 кв. км.</text:p>
      <text:p text:style-name="P4">
Він підкреслив, що міжнародна підтримка пришвидшить процес розмінування тазбереже життя українців, які змушені щоденно ризикувати.</text:p>
      <text:p text:style-name="P4">
<text:span text:style-name="T4">
Читайте також:</text:span>
 <text:a xlink:type="simple" xlink:href="https://www.ukrinform.ua/rubric-ato/3692871-kipr-zaproponue-ukraini-tehnicnu-dopomogu-v-rozminuvanni.html" text:style-name="Internet_20_link" text:visited-style-name="Visited_20_Internet_20_Link">
 <text:span text:style-name="T4">
розмінуванні</text:span>
 </text:a>
</text:p>
      <text:p text:style-name="P4">
Як повідомляв Укрінформ, в Харківській, Херсонській та Миколаївській областяхупродовж тижня від вибухонебезпечних предметів було очищено 172 гасільськогосподарських угідь.</text:p>
      <text:p text:style-name="P4">
Source: <text:a xlink:type="simple" xlink:href="https://www.ukrinform.ua/rubric-economy/3699276-solskij-zaklikae-kraini-g7-dopomogti-v-rozminuvanni-silgospzemel-ukraini.html" text:style-name="Internet_20_link" text:visited-style-name="Visited_20_Internet_20_Link">
https://www.ukrinform.ua/rubric-economy/3699276-solskij-zaklikae-kraini-g7-dopomogti-v-rozminuvanni-silgospzemel-ukraini.html</text:a>
</text:p>
      <!--NEWS-->
      <text:h text:style-name="P10" text:outline-level="1">
<text:span text:style-name="T4">
Стало відомо, в якій формі вийдуть на гру «Динамо» і «Шахтар»</text:span>
</text:h>
      <text:p text:style-name="P4">
Authors: Ukrinform (Person)</text:p>
      <text:p text:style-name="P4">
Publisher: Укринформ (Organization)</text:p>
      <text:p text:style-name="P4">
Published Time: 2023-04-22T13:29:12+03:00</text:p>
      <text:p text:style-name="P4">
Modified Time: 2023-04-22T13:29:12+03:00</text:p>
      <text:p text:style-name="P4">
Description: 22 квітня пройде центральний поєдинок 22-го туру української Прем'єр-ліги між київським «Динамо» та донецьким «Шахтарем». — Укрінформ.</text:p>
      <text:p text:style-name="P4">
Images: ["<text:a xlink:type="simple" xlink:href="https://static.ukrinform.com/photos/2023_04/thumb_files/630_360_1682159229-149.jpeg" text:style-name="Internet_20_link" text:visited-style-name="Visited_20_Internet_20_Link">
630_360_16821...</text:a>
"]</text:p>
      <text:p text:style-name="P4">
Tags: ['Динамо', 'Футбол', 'Україна', 'Шахтар']</text:p>
      <text:p text:style-name="P4">
Type: Article</text:p>
      <!--METADATA-->
      <text:p text:style-name="P4">
<draw:frame draw:style-name="fr1" draw:name="Image111" text:anchor-type="as-char" svg:width="6.9236in" svg:height="3.956343in" draw:z-index="0">
<draw:image xlink:href="../Images/yкринформ/2023-04-22T13-29-12-03-00/630_360_1682159229-149.jpeg" xlink:type="simple" xlink:show="embed" xlink:actuate="onLoad" draw:mime-type="image/jpeg"/>
</draw:frame>
 22 квітняпройде центральний поєдинок 22-го туру української Прем'єр-ліги між київським«Динамо» та донецьким «Шахтарем».</text:p>
      <text:p text:style-name="P4">
У конференцзалі столичного стадіону «Динамо» імені Валерія Лобановськоговідбулася передматчева нарада з організаційних питань, під час якої, зокрема,була затверджена ігрова форма команд, передає Укрінформ.</text:p>
      <text:p text:style-name="P4">
Динамівці вийдуть на поле у домашньому комплекті білого кольору із синімисмугами. Голкіпер зіграє у світло-зеленому.</text:p>
      <text:p text:style-name="P4">
<text:span text:style-name="T4">
Читайте також:</text:span>
 <text:a xlink:type="simple" xlink:href="https://www.ukrinform.ua/rubric-sports/3699166-upl-sogodni-projde-ukrainska-futbolna-klasika-dinamo-sahtar.html" text:style-name="Internet_20_link" text:visited-style-name="Visited_20_Internet_20_Link">
 <text:span text:style-name="T4">
футбол</text:span>
 </text:a>
</text:p>
      <text:p text:style-name="P4">
Донеччани проведуть зустріч у смугастій помаранчево-чорній формі. Воротар«Шахтаря» виступить у бордовому екіпіруванні.</text:p>
      <text:p text:style-name="P4">
Початок гри о 17.00.</text:p>
      <text:p text:style-name="P4">
Фото: fcdynamo.com.</text:p>
      <text:p text:style-name="P4">
Source: <text:a xlink:type="simple" xlink:href="https://www.ukrinform.ua/rubric-sports/3699277-stalo-vidomo-v-akij-formi-vijdut-na-gru-dinamo-i-sahtar.html" text:style-name="Internet_20_link" text:visited-style-name="Visited_20_Internet_20_Link">
https://www.ukrinform.ua/rubric-sports/3699277-stalo-vidomo-v-akij-formi-vijdut-na-gru-dinamo-i-sahtar.html</text:a>
</text:p>
      <!--NEWS-->
      <text:h text:style-name="P10" text:outline-level="1">
<text:span text:style-name="T4">
Чехія готова наростити потужності модернізації Т-72 для України</text:span>
</text:h>
      <text:p text:style-name="P4">
Authors: Ukrinform (Person)</text:p>
      <text:p text:style-name="P4">
Publisher: Укринформ (Organization)</text:p>
      <text:p text:style-name="P4">
Published Time: 2023-04-22T13:33:17+03:00</text:p>
      <text:p text:style-name="P4">
Modified Time: 2023-04-22T13:33:17+03:00</text:p>
      <text:p text:style-name="P4">
Description: Чехія планує підготувати для Україні більше модернізованих танків Т-72. — Укрінформ.</text:p>
      <text:p text:style-name="P4">
Images: ["<text:a xlink:type="simple" xlink:href="https://static.ukrinform.com/photos/2023_04/thumb_files/630_360_1682159489-972.jpg" text:style-name="Internet_20_link" text:visited-style-name="Visited_20_Internet_20_Link">
630_360_16821...</text:a>
"]</text:p>
      <text:p text:style-name="P4">
Tags: ['Чехія', 'Танк', 'Україна', 'Зустріч Рамштайн']</text:p>
      <text:p text:style-name="P4">
Type: Article</text:p>
      <!--METADATA-->
      <text:p text:style-name="P4">
<draw:frame draw:style-name="fr1" draw:name="Image112" text:anchor-type="as-char" svg:width="6.9236in" svg:height="3.956343in" draw:z-index="0">
<draw:image xlink:href="../Images/yкринформ/2023-04-22T13-33-17-03-00/630_360_1682159489-972.jpg" xlink:type="simple" xlink:show="embed" xlink:actuate="onLoad" draw:mime-type="image/jpeg"/>
</draw:frame>
 Чехіяпланує підготувати для Україні більше модернізованих танків Т-72.</text:p>
      <text:p text:style-name="P4">
Про це повідомляється на сайті <text:a xlink:type="simple" xlink:href="http://mocr.army.cz/informacni-servis/zpravodajstvi/cr-chce-na-ukrajinu-posilat-vic-modernizovanych-tanku-t-72-243353/" text:style-name="Internet_20_link" text:visited-style-name="Visited_20_Internet_20_Link">
 </text:a>
 за результатами засідання Контактної групи з питаньоборони України, яка відбулася на американській авіабазі «Рамштайн» уНімеччині 21 квітня, передає Укрінформ.</text:p>
      <text:p text:style-name="P4">
Зазначається, що Україна вже отримала 37 модернізованих танків Т-72 у рамкахвійськової допомоги, яку фінансують США та Нідерланди, нині Міноборони Чехіїпропонує включити до проєкту ще десятки танків.</text:p>
      <text:p text:style-name="P4">
«Ми пропонуємо додати ще кілька десятків, якщо партнери зацікавлені уфінансуванні цього проєкту», — сказав директор Агентства міжурядовогооборонного співробітництва (AMOS) Алеш Вітечка.</text:p>
      <text:p text:style-name="P4">
За словами заступника міністра оборони Даніеля Блажковця, завдяки співпраці зукраїнськими та зарубіжними партнерами Чехія ще має конкретні проєкти, якіможна швидко реалізувати та які є пріоритетними для України.</text:p>
      <text:p text:style-name="P4">
Зараз Чехія в основному зосереджена на бойовій машині піхоти БМП-2, танках,великокаліберних боєприпасах, радіоелектронній боротьбі та ISR (IntelligenceSurveillance Reconnaissance) і ППО.</text:p>
      <text:p text:style-name="P4">
Крім того, <text:a xlink:type="simple" xlink:href="https://www.ukrinform.ua/tag-cehia" text:style-name="Internet_20_link" text:visited-style-name="Visited_20_Internet_20_Link">
 </text:a>
 готова вести переговори простворення центру з обслуговування, ремонту та капітального ремонту важкоїтехніки в рамках державного підприємства VOP і кількох приватних компаній.</text:p>
      <text:p text:style-name="P4">
Також Чехія навчає українських бійців. До кінця цього року плануєтьсяпідготувати до 4 тисяч військових. Зараз у Лібаві триває підготовка третьоїгрупи, загалом 650 військовослужбовців Збройних сил України.</text:p>
      <text:p text:style-name="P4">
<text:span text:style-name="T4">
Читайте також:</text:span>
 <text:a xlink:type="simple" xlink:href="https://www.ukrinform.ua/rubric-ato/3699104-latvia-peredast-ukraini-vsi-svoi-stinger-minoboroni.html" text:style-name="Internet_20_link" text:visited-style-name="Visited_20_Internet_20_Link">
 </text:a>
</text:p>
      <text:p text:style-name="P4">
Як повідомляв Укрінформ, 21 квітня на авіабазі ВПС США «Рамштайн» у Німеччинівідбулося 11-те засідання Контактної групи з питань оборони України. Під часзустрічі обговорювалися, зокрема, питання протиповітряної оборони,боєприпасів, а також засобів забезпечення.</text:p>
      <text:p text:style-name="P4">
Source: <text:a xlink:type="simple" xlink:href="https://www.ukrinform.ua/rubric-ato/3699279-cehia-gotova-narostiti-potuznosti-modernizacii-t72-dla-ukraini.html" text:style-name="Internet_20_link" text:visited-style-name="Visited_20_Internet_20_Link">
https://www.ukrinform.ua/rubric-ato/3699279-cehia-gotova-narostiti-potuznosti-modernizacii-t72-dla-ukraini.html</text:a>
</text:p>
      <!--NEWS-->
      <text:h text:style-name="P10" text:outline-level="1">
<text:span text:style-name="T4">
Україна і Болгарія погодили розблокування автівок на кордоні та їх розвантаження</text:span>
</text:h>
      <text:p text:style-name="P4">
Authors: Ukrinform (Person)</text:p>
      <text:p text:style-name="P4">
Publisher: Укринформ (Organization)</text:p>
      <text:p text:style-name="P4">
Published Time: 2023-04-22T13:41:32+03:00</text:p>
      <text:p text:style-name="P4">
Modified Time: 2023-04-22T13:41:32+03:00</text:p>
      <text:p text:style-name="P4">
Description: Міністри аграрної політики і продовольства України Микола Сольський та сільського господарства Болгарії Явор Гечев погодили розблокування українських автівок на кордоні та їх розвантаження. — Укрінформ.</text:p>
      <text:p text:style-name="P4">
Images: ["<text:a xlink:type="simple" xlink:href="https://static.ukrinform.com/photos/2019_12/thumb_files/630_360_1577207197-897.jpg" text:style-name="Internet_20_link" text:visited-style-name="Visited_20_Internet_20_Link">
630_360_15772...</text:a>
"]</text:p>
      <text:p text:style-name="P4">
Tags: ['Болгарія', 'Кордон', 'Сольський', 'Продовольство']</text:p>
      <text:p text:style-name="P4">
Type: Article</text:p>
      <!--METADATA-->
      <text:p text:style-name="P4">
<draw:frame draw:style-name="fr1" draw:name="Image113" text:anchor-type="as-char" svg:width="6.9236in" svg:height="3.956343in" draw:z-index="0">
<draw:image xlink:href="../Images/yкринформ/2023-04-22T13-41-32-03-00/630_360_1577207197-897.jpg" xlink:type="simple" xlink:show="embed" xlink:actuate="onLoad" draw:mime-type="image/jpeg"/>
</draw:frame>
 Міністриаграрної політики і продовольства України Микола Сольський та сільськогогосподарства Болгарії Явор Гечев погодили розблокування українських автівок накордоні та їх розвантаження.</text:p>
      <text:p text:style-name="P4">
Як передає Укрінформ, про це повідомляє <text:a xlink:type="simple" xlink:href="http://www.kmu.gov.ua/news/mykola-solskyi-z-bolharamy-pohodyly-rozblokuvannia-ta-rozvantazhennia-avtivok" text:style-name="Internet_20_link" text:visited-style-name="Visited_20_Internet_20_Link">
 </text:a>
 .</text:p>
      <text:p text:style-name="P4">
«Відбулася зустріч двох міністрів: аграрної політики та продовольства УкраїниМиколи Сольського та сільського господарства Республіки <text:a xlink:type="simple" xlink:href="https://www.ukrinform.ua/tag-bolgaria" text:style-name="Internet_20_link" text:visited-style-name="Visited_20_Internet_20_Link">
</text:a>
 Явора Гечева. Сторони обговорилиситуацію, що склалася, домовилися дочекатися рішення Єврокомісії і потімпродовжити переговори. Також міністри погодили розблокування автівок накордоні та їх розвантаження», – йдеться у повідомленні.</text:p>
      <text:p text:style-name="P4">
Раніше, 19 квітня, уряд Болгарії запровадив тимчасову заборону на імпортпродуктів харчування з України, за винятком транзитних.</text:p>
      <text:p text:style-name="P4">
<text:span text:style-name="T4">
Читайте також:</text:span>
 <text:a xlink:type="simple" xlink:href="https://www.ukrinform.ua/rubric-economy/3698900-cehia-pidtrimue-ukrainu-v-pitanni-perevezenna-agroprodukcii-do-krain-es.html" text:style-name="Internet_20_link" text:visited-style-name="Visited_20_Internet_20_Link">
 </text:a>
</text:p>
      <text:p text:style-name="P4">
Як повідомлялося, у прикордонних з Україною країнах відбулися протестимісцевих фермерів, які потерпають від напливу українськогосільськогосподарського експорту та спричиненого зниження ринкових цін насільськогосподарську продукцію. Уряди Польщі та Угорщини оголосили прозапровадження заборони на імпорт українського зерна та іншихсільськогосподарських продуктів, що викликало критичні зауваження з бокуЄвропейської комісії, яка наполягає на пошуку спільної відповіді на існуючіпроблеми в рамках ЄС.</text:p>
      <text:p text:style-name="P4">
Уряди п’яти країн ЄС – Польщі, Словаччини, Угорщини, Румунії й Болгарії –звернулися до Єврокомісії з листом, в якому міститься прохання вжити захиснихзаходів для обмеження сільськогосподарського імпорту з України, оскількивеликий потік збіжжя та продуктів харчування, що потрапляє на ринок ЄС зУкраїни, призвів до падіння цін на таку продукцію. Це завдало шкодифермерським господарствам, в першу чергу, в країнах, що межують з Україною.</text:p>
      <text:p text:style-name="P4">
Президент Єврокомісії Урсула фон дер Ляєн заявила, що сповна усвідомлюєситуацію в країнах, які межують з Україною, що склалася внаслідок великогоімпорту української сільськогосподарської продукції, та запропонувала <text:a xlink:type="simple" xlink:href="https://www.ukrinform.ua/rubric-economy/3697901-evrokomisia-proponue-zahodi-dla-zahistu-rinku-es-vid-nadmirnogo-importu-prodovolstva-z-ukraini.html" text:style-name="Internet_20_link" text:visited-style-name="Visited_20_Internet_20_Link">
</text:a>
 .</text:p>
      <text:p text:style-name="P4">
<text:span text:style-name="T4">
Читайте також:</text:span>
 <text:a xlink:type="simple" xlink:href="https://www.ukrinform.ua/rubric-economy/3698833-slahi-solidarnosti-zberezutsa-solskij-zustrivsa-z-rumunskim-ministrom.html" text:style-name="Internet_20_link" text:visited-style-name="Visited_20_Internet_20_Link">
 </text:a>
</text:p>
      <text:p text:style-name="P4">
Після початку російської агресії проти України та блокування Чорноморськихморських портів, через які, зазвичай, здійснювався експортсільськогосподарської продукції на світовий ринок, Євросоюз організував«коридори солідарності» на кордонах з Україною для спрямування частини їїсільськогосподарського експорту на світовий ринок суходолом, з використаннямавтомобільного та залізничного транспорту, а також внутрішніх водних артерій.</text:p>
      <text:p text:style-name="P4">
Source: <text:a xlink:type="simple" xlink:href="https://www.ukrinform.ua/rubric-economy/3699284-ukraina-i-bolgaria-pogodili-rozblokuvanna-avtivok-na-kordoni-ta-ih-rozvantazenna.html" text:style-name="Internet_20_link" text:visited-style-name="Visited_20_Internet_20_Link">
https://www.ukrinform.ua/rubric-economy/3699284-ukraina-i-bolgaria-pogodili-rozblokuvanna-avtivok-na-kordoni-ta-ih-rozvantazenna.html</text:a>
</text:p>
      <!--NEWS-->
      <text:h text:style-name="P10" text:outline-level="1">
<text:span text:style-name="T4">
Південна Корея направила підрозділ ВМС до Судану</text:span>
</text:h>
      <text:p text:style-name="P4">
Authors: Ukrinform (Person)</text:p>
      <text:p text:style-name="P4">
Publisher: Укринформ (Organization)</text:p>
      <text:p text:style-name="P4">
Published Time: 2023-04-22T13:47:27+03:00</text:p>
      <text:p text:style-name="P4">
Modified Time: 2023-04-22T13:47:27+03:00</text:p>
      <text:p text:style-name="P4">
Description: Президент Південної Кореї Юн Сук Йоль у суботу наказав швидко розгорнути підрозділ військово-морських сил боротьби з піратством у водах Судану для захисту громадян Південної Кореї. — Укрінформ.</text:p>
      <text:p text:style-name="P4">
Images: ["<text:a xlink:type="simple" xlink:href="https://static.ukrinform.com/photos/2023_04/thumb_files/630_360_1682160412-676.jpg" text:style-name="Internet_20_link" text:visited-style-name="Visited_20_Internet_20_Link">
630_360_16821...</text:a>
"]</text:p>
      <text:p text:style-name="P4">
Tags: ['Корея', 'Судан']</text:p>
      <text:p text:style-name="P4">
Type: Article</text:p>
      <!--METADATA-->
      <text:p text:style-name="P4">
<draw:frame draw:style-name="fr1" draw:name="Image114" text:anchor-type="as-char" svg:width="6.9236in" svg:height="3.956343in" draw:z-index="0">
<draw:image xlink:href="../Images/yкринформ/2023-04-22T13-47-27-03-00/630_360_1682160412-676.jpg" xlink:type="simple" xlink:show="embed" xlink:actuate="onLoad" draw:mime-type="image/jpeg"/>
</draw:frame>
 ПрезидентПівденної Кореї Юн Сук Йоль у суботу наказав швидко розгорнути підрозділвійськово-морських сил боротьби з піратством у водах Судану для захистугромадян Південної Кореї.</text:p>
      <text:p text:style-name="P4">
Як повідомляє <text:a xlink:type="simple" xlink:href="http://en.yna.co.kr/view/AEN20230422001951325" text:style-name="Internet_20_link" text:visited-style-name="Visited_20_Internet_20_Link">
 </text:a>
, про це заявив речник південнокорейського лідера Лі До Вун, передаєУкрінформ.</text:p>
      <text:p text:style-name="P4">
За його словами, Юн віддав наказ направити до <text:a xlink:type="simple" xlink:href="https://www.ukrinform.ua/tag-sudan" text:style-name="Internet_20_link" text:visited-style-name="Visited_20_Internet_20_Link">
</text:a>
 дислокований в Омані підрозділ ВМСчисельністю 304 особи після того, як його поінформували про продовженняінтенсивних боїв в Хартумі між військовими та воєнізованими силами суперника.</text:p>
      <text:p text:style-name="P4">
Раніше того ж дня в офісі президента в Сеулі пройшла зустріч представниківради національної безпеки країни та міністерств стосовно конфлікту в Судані.</text:p>
      <text:p text:style-name="P4">
У п'ятницю південнокорейський транспортний літак C-130J з близько 50 осібперсоналу, включаючи охорону та медичний персонал, був відправлений дляевакуації своїх громадян у Судані.</text:p>
      <text:p text:style-name="P4">
<text:span text:style-name="T4">
Читайте також:</text:span>
 <text:a xlink:type="simple" xlink:href="https://www.ukrinform.ua/rubric-world/3699230-evrosouz-planue-mozlivu-evakuaciu-svoih-gromadan-iz-sudanu-afp.html" text:style-name="Internet_20_link" text:visited-style-name="Visited_20_Internet_20_Link">
 <text:span text:style-name="T4">
Судан</text:span>
 </text:a>
</text:p>
      <text:p text:style-name="P4">
Як повідомляв Укрінформ, Південна Корея і Японія напередодні <text:a xlink:type="simple" xlink:href="https://www.ukrinform.ua/rubric-world/3698821-aponia-i-korea-vidpravlaut-litaki-dla-evakuacii-svoih-gromadan-iz-sudanu.html" text:style-name="Internet_20_link" text:visited-style-name="Visited_20_Internet_20_Link">
</text:a>
 своїх громадян із Судану.</text:p>
      <text:p text:style-name="P4">
Про готовність евакуювати своїх громадян також заявили Європейський союз,Сполучені Штати та ряд інших держав.</text:p>
      <text:p text:style-name="P4">
15 квітня після кількох днів напруженості між армією Судану та «Силамишвидкого реагування» в Хартумі пролунали вибухи й стрілянина. Конфліктточиться навколо переходу країни до цивільного правління.</text:p>
      <text:p text:style-name="P4">
<text:span text:style-name="T5">
Фото: Getty Images</text:span>
</text:p>
      <text:p text:style-name="P4">
Source: <text:a xlink:type="simple" xlink:href="https://www.ukrinform.ua/rubric-world/3699286-pivdenna-korea-napravila-pidrozdil-vms-do-sudanu.html" text:style-name="Internet_20_link" text:visited-style-name="Visited_20_Internet_20_Link">
https://www.ukrinform.ua/rubric-world/3699286-pivdenna-korea-napravila-pidrozdil-vms-do-sudanu.html</text:a>
</text:p>
      <!--NEWS-->
      <text:h text:style-name="P10" text:outline-level="1">
<text:span text:style-name="T4">
МКІП створило комісії по перевірці використання об’єктів Почаївської лаври – Ткаченко</text:span>
</text:h>
      <text:p text:style-name="P4">
Authors: Ukrinform (Person)</text:p>
      <text:p text:style-name="P4">
Publisher: Укринформ (Organization)</text:p>
      <text:p text:style-name="P4">
Published Time: 2023-04-22T13:48:00+03:00</text:p>
      <text:p text:style-name="P4">
Modified Time: 2023-04-22T13:48:00+03:00</text:p>
      <text:p text:style-name="P4">
Description: Робота МКІП з перевірки використання об’єктів у Почаївській лаврі тільки почалася, однак міністерство робить все для того, аби викорінити незаконне панування російської церкви в Україні. — Укрінформ.</text:p>
      <text:p text:style-name="P4">
Images: ["<text:a xlink:type="simple" xlink:href="https://static.ukrinform.com/photos/2023_02/thumb_files/630_360_1676295130-314.jpg" text:style-name="Internet_20_link" text:visited-style-name="Visited_20_Internet_20_Link">
630_360_16762...</text:a>
"]</text:p>
      <text:p text:style-name="P4">
Tags: ['Ткаченко', 'УПЦ МП', 'Почаївська Лавра', 'МКІП ']</text:p>
      <text:p text:style-name="P4">
Type: Article</text:p>
      <!--METADATA-->
      <text:p text:style-name="P4">
<draw:frame draw:style-name="fr1" draw:name="Image115" text:anchor-type="as-char" svg:width="6.9236in" svg:height="3.956343in" draw:z-index="0">
<draw:image xlink:href="../Images/yкринформ/2023-04-22T13-48-00-03-00/630_360_1676295130-314.jpg" xlink:type="simple" xlink:show="embed" xlink:actuate="onLoad" draw:mime-type="image/jpeg"/>
</draw:frame>
 РоботаМКІП з перевірки використання об’єктів у Почаївській лаврі тільки почалася,однак міністерство робить все для того, аби викорінити незаконне пануванняросійської церкви в Україні.</text:p>
      <text:p text:style-name="P4">
Як передає Укрінформ, про це в ефірі телемарафону «Єдині новини» повідомивміністр культури та інформаційної політики Олександр Ткаченко.</text:p>
      <text:p text:style-name="P4">
«У нас створені комісії по перевірці використання об’єктів як у Печерськійлаврі, так і на території Чернігівського заповідника, де вже призупинені діїугод щодо використання деяких об’єктів заповідника. Але кожен окремий випадок– це кожен окремий випадок», – наголосив Ткаченко.</text:p>
      <text:p text:style-name="P4">
За його словами, в Чернігові МКІП перебуває у «цивілізованому діалозі» зпредставниками <text:a xlink:type="simple" xlink:href="https://www.ukrinform.ua/tag-upc-mp" text:style-name="Internet_20_link" text:visited-style-name="Visited_20_Internet_20_Link">
 </text:a>
 , а в Почаєві роботатільки почалася.</text:p>
      <text:p text:style-name="P4">
«Там інша ситуація, порівняно з Києво-Печерською лаврою, тому що єКременецький заповідник, є Почаївська лавра, є взаємовідносини між ними. ВКременецькому заповіднику припинився термін угоди про використання. У настакож знаходиться справа в місцевому суді стосовно того, чому нас недопускають до цього храму, але це процес. Ми розпочали досить елегантну роботуз приводу викорінення незаконного панування російської церкви в Українівпродовж більш ніж 300 років», – розповів міністр.</text:p>
      <text:p text:style-name="P4">
<text:span text:style-name="T4">
Читайте також:</text:span>
 <text:a xlink:type="simple" xlink:href="https://www.ukrinform.ua/rubric-society/3699269-komisia-mkip-viavila-organizacii-aki-divnim-cinom-otrimali-v-upravlinna-primisenna-v-lavri.html" text:style-name="Internet_20_link" text:visited-style-name="Visited_20_Internet_20_Link">
 </text:a>
</text:p>
      <text:p text:style-name="P4">
Як повідомляв Укрінформ, 7 квітня Комітет Верховної Ради з питань гуманітарноїта інформаційної політики рекомендував парламенту ухвалити проєкт постановипро звернення до Кабміну із пропозицією розірвати з УПЦ МП договір орендикомплексів споруд Почаївської успенської лаври.</text:p>
      <text:p text:style-name="P4">
Source: <text:a xlink:type="simple" xlink:href="https://www.ukrinform.ua/rubric-society/3699287-mkip-stvorilo-komisii-po-perevirci-vikoristanna-obektiv-pocaivskoi-lavri-tkacenko.html" text:style-name="Internet_20_link" text:visited-style-name="Visited_20_Internet_20_Link">
https://www.ukrinform.ua/rubric-society/3699287-mkip-stvorilo-komisii-po-perevirci-vikoristanna-obektiv-pocaivskoi-lavri-tkacenko.html</text:a>
</text:p>
      <!--NEWS-->
      <text:h text:style-name="P10" text:outline-level="1">
<text:span text:style-name="T4">
У прифронтових регіонах за підтримки уряду Франції будуть розгорнуті модульні лікарні</text:span>
</text:h>
      <text:p text:style-name="P4">
Authors: Ukrinform (Person)</text:p>
      <text:p text:style-name="P4">
Publisher: Укринформ (Organization)</text:p>
      <text:p text:style-name="P4">
Published Time: 2023-04-22T14:13:00+03:00</text:p>
      <text:p text:style-name="P4">
Modified Time: 2023-04-22T14:13:00+03:00</text:p>
      <text:p text:style-name="P4">
Description: У прифронтових регіонах України за підтримки уряду Франції найближчими місяцями будуть розгорнуті модульні лікарні. — Укрінформ.</text:p>
      <text:p text:style-name="P4">
Images: ["<text:a xlink:type="simple" xlink:href="https://static.ukrinform.com/photos/2023_04/thumb_files/630_360_1682161574-336.jpg" text:style-name="Internet_20_link" text:visited-style-name="Visited_20_Internet_20_Link">
630_360_16821...</text:a>
", "<text:a xlink:type="simple" xlink:href="https://static.ukrinform.com/photos/2023_04/1682161574-196.jpg" text:style-name="Internet_20_link" text:visited-style-name="Visited_20_Internet_20_Link">
1682161574-19...</text:a>
", "<text:a xlink:type="simple" xlink:href="https://static.ukrinform.com/photos/2023_04/1682161661-727.jpg" text:style-name="Internet_20_link" text:visited-style-name="Visited_20_Internet_20_Link">
1682161661-72...</text:a>
"]</text:p>
      <text:p text:style-name="P4">
Tags: ['Франція', 'Україна', 'Лікарня', 'допомога']</text:p>
      <text:p text:style-name="P4">
Type: Article</text:p>
      <!--METADATA-->
      <text:p text:style-name="P4">
<draw:frame draw:style-name="fr1" draw:name="Image116" text:anchor-type="as-char" svg:width="6.9236in" svg:height="3.954605in" draw:z-index="0">
<draw:image xlink:href="../Images/yкринформ/2023-04-22T14-13-00-03-00/630_360_1682161574-336.jpg" xlink:type="simple" xlink:show="embed" xlink:actuate="onLoad" draw:mime-type="image/jpeg"/>
</draw:frame>
 Уприфронтових регіонах України за підтримки уряду Франції найближчими місяцямибудуть розгорнуті модульні лікарні.</text:p>
      <text:p text:style-name="P4">
Як передає Укрінформ, про це повідомляє <text:a xlink:type="simple" xlink:href="https://moz.gov.ua/article/news/ohorona-zdorov%ca%bcja-%e2%80%93-prioritetnij-naprjam-dopomogi-francii-ukraini" text:style-name="Internet_20_link" text:visited-style-name="Visited_20_Internet_20_Link">
</text:a>
 .</text:p>
      <text:p text:style-name="P4">
“За підтримки уряду Франції найближчими місяцями будуть розгорнуті модульні <text:a xlink:type="simple" xlink:href="https://www.ukrinform.ua/tag-bolnica" text:style-name="Internet_20_link" text:visited-style-name="Visited_20_Internet_20_Link">
</text:a>
 . Це допоможе забезпечити наданнямедичної допомоги пацієнтам у регіонах, де ведуться активні бойові дії та євеликі масштаби руйнувань”, - ідеться в повідомленні.</text:p>
      <text:p text:style-name="P4">
<draw:frame draw:style-name="fr1" draw:name="Image117" text:anchor-type="as-char" svg:width="6.9236in" svg:height="4.623845in" draw:z-index="0">
<draw:image xlink:href="../Images/yкринформ/2023-04-22T14-13-00-03-00/1682161574-196.jpg" xlink:type="simple" xlink:show="embed" xlink:actuate="onLoad" draw:mime-type="image/jpeg"/>
</draw:frame>
</text:p>
      <text:p text:style-name="P4">
Крім цього, узгоджується план відбудови зруйнованих або пошкоджених медичнихзакладів у Чернігівській області. Наразі в області вже завершила роботу місіяз боку французької сторони, яка має оцінити вартість та масштаби проєктувідбудови.</text:p>
      <text:p text:style-name="P4">
<draw:frame draw:style-name="fr1" draw:name="Image118" text:anchor-type="as-char" svg:width="6.9236in" svg:height="4.623845in" draw:z-index="0">
<draw:image xlink:href="../Images/yкринформ/2023-04-22T14-13-00-03-00/1682161661-727.jpg" xlink:type="simple" xlink:show="embed" xlink:actuate="onLoad" draw:mime-type="image/jpeg"/>
</draw:frame>
</text:p>
      <text:p text:style-name="P4">
Окремо у продовження домовленостей між першою леді України Оленою Зеленськоюта першою леді Франції Бріжит Макрон зупинилися на проєкті відбудови лікарні вмісті Ізюм Харківської області.</text:p>
      <text:p text:style-name="P4">
Спеціальний уповноважений Президента Франції з питань допомоги та відновленняУкраїни Пʼєр Ельброн під час зустрічі з міністром охорони здоровʼя УкраїниВіктором Ляшком підкреслив, що охорона здоровʼя – один із пріоритетнихнапрямів допомоги Франції Україні. Найближчим часом буде сформований ще одинпакет, що включатиме макрофінансову допомогу, експертну, спільнікороткотермінові проєкти та співпрацю у сфері відновлення зруйнованих абопошкоджених медичних закладів. Про це заявив</text:p>
      <text:p text:style-name="P4">
Також під час зустрічі Ляшко та Ельброн обговорили як нагальні питання, якібудуть реалізовані у короткострокових проєктах, так і більш стратегічнінапрями, які були зафіксовані як пріоритети у нещодавно підписаній міністрамидекларації про співпрацю у сфері здоров’я та профілактики між міністерствамиохорони здоровʼя України та Франції.</text:p>
      <text:p text:style-name="P4">
<text:span text:style-name="T4">
Читайте також:</text:span>
 <text:a xlink:type="simple" xlink:href="https://www.ukrinform.ua/rubric-society/3698882-ukrainski-likarni-otrimali-se-37-potuznih-generatoriv.html" text:style-name="Internet_20_link" text:visited-style-name="Visited_20_Internet_20_Link">
 <text:span text:style-name="T4">
лікарні</text:span>
 </text:a>
</text:p>
      <text:p text:style-name="P4">
“Дякую французькому народу за чітку позицію та масштабну системну підтримкуУкраїни у війні з російським агресором. Це стосується і макрофінансовоїдопомоги, і величезним обсягом гуманітарної допомоги – ліків, медичнихвиробів. Все це дозволило нашій системі охорони здоровʼя вистояти тапродовжувати рятувати життя українців. Франція завжди була надійним партнеромнашої країни. Нещодавній візит міністра охорони здоров’я та профілактикиФранції пана Франсуа Брона тому підтвердження. Сподіваюся на подальшийпродуктивний діалог та взаємодію”, – зазначив Ляшко.</text:p>
      <text:p text:style-name="P4">
Як повідомляв Укрінформ, російська федерація, за даними Світового банку,зруйнувала та пошкодила в Україні медичних закладів на 2,5 млрд доларів.</text:p>
      <text:p text:style-name="P4">
<text:span text:style-name="T5">
Фото: moz.gov.ua</text:span>
</text:p>
      <text:p text:style-name="P4">
Source: <text:a xlink:type="simple" xlink:href="https://www.ukrinform.ua/rubric-regions/3699290-u-prifrontovih-regionah-za-pidtrimki-uradu-francii-budut-rozgornuti-modulni-likarni.html" text:style-name="Internet_20_link" text:visited-style-name="Visited_20_Internet_20_Link">
https://www.ukrinform.ua/rubric-regions/3699290-u-prifrontovih-regionah-za-pidtrimki-uradu-francii-budut-rozgornuti-modulni-likarni.html</text:a>
</text:p>
      <!--NEWS-->
      <text:h text:style-name="P10" text:outline-level="1">
<text:span text:style-name="T4">
Мультипредметний тест за кордоном можна скласти вже у 49 містах</text:span>
</text:h>
      <text:p text:style-name="P4">
Authors: Ukrinform (Person)</text:p>
      <text:p text:style-name="P4">
Publisher: Укринформ (Organization)</text:p>
      <text:p text:style-name="P4">
Published Time: 2023-04-22T14:18:18+03:00</text:p>
      <text:p text:style-name="P4">
Modified Time: 2023-04-22T14:18:18+03:00</text:p>
      <text:p text:style-name="P4">
Description: Перелік закордонних міст, запропонованих для учасників Національного мультипредметного тесту, розширили до 49, зокрема додались чотири міста - у Люксембурзі, Німеччині, Норвегії і Туреччині. — Укрінформ.</text:p>
      <text:p text:style-name="P4">
Images: ["<text:a xlink:type="simple" xlink:href="https://static.ukrinform.com/photos/2020_06/thumb_files/630_360_1593071285-871.jpg" text:style-name="Internet_20_link" text:visited-style-name="Visited_20_Internet_20_Link">
630_360_15930...</text:a>
"]</text:p>
      <text:p text:style-name="P4">
Tags: ['Освіта', 'УЦОЯО', 'Мультипредметний тест']</text:p>
      <text:p text:style-name="P4">
Type: Article</text:p>
      <!--METADATA-->
      <text:p text:style-name="P4">
<draw:frame draw:style-name="fr1" draw:name="Image119" text:anchor-type="as-char" svg:width="6.9236in" svg:height="3.956343in" draw:z-index="0">
<draw:image xlink:href="../Images/yкринформ/2023-04-22T14-18-18-03-00/630_360_1593071285-871.jpg" xlink:type="simple" xlink:show="embed" xlink:actuate="onLoad" draw:mime-type="image/jpeg"/>
</draw:frame>
 Перелікзакордонних міст, запропонованих для учасників Національного мультипредметноготесту, розширили до 49, зокрема додались чотири міста - у Люксембурзі,Німеччині, Норвегії і Туреччині.</text:p>
      <text:p text:style-name="P4">
Як передає Укрінформ, про це повідомляє <text:a xlink:type="simple" xlink:href="https://mon.gov.ua/ua/news/nmt-2023-za-kordonom-rozshireno-perelik-mistkrayin-de-prohoditime-testuvannya" text:style-name="Internet_20_link" text:visited-style-name="Visited_20_Internet_20_Link">
</text:a>
</text:p>
      <text:p text:style-name="P4">
«Цього тижня досягнуто домовленостей із представниками міст Мерша(Люксембург), Майнца (Німеччина), Осло (Норвегія) та Бельдібі ( <text:a xlink:type="simple" xlink:href="https://www.ukrinform.ua/tag-tureccina" text:style-name="Internet_20_link" text:visited-style-name="Visited_20_Internet_20_Link">
</text:a>
 )», - ідеться у повідомленні.</text:p>
      <text:p text:style-name="P4">
Перелік закордонних населених пунктів, де передбачено створення тимчасовихекзаменаційних центрів – на <text:a xlink:type="simple" xlink:href="http://testportal.gov.ua/nmt-2023-za-kordonom-rozshyreno-perelik-mist-krayin/" text:style-name="Internet_20_link" text:visited-style-name="Visited_20_Internet_20_Link">
 </text:a>
 Українського центру оцінювання якості освіти(УЦОЯО).</text:p>
      <text:p text:style-name="P4">
Змінити локацію можна після отримання сертифіката до 7 травня 2023 року.</text:p>
      <text:p text:style-name="P4">
Попри те, що перелік міст для складання НМТ розширено, є обмеження щодокількості місць у спеціально обладнаних комп’ютерних центрах, запропонованихзакордонними партнерами.</text:p>
      <text:p text:style-name="P4">
<text:span text:style-name="T4">
Читайте також:</text:span>
 <text:a xlink:type="simple" xlink:href="https://www.ukrinform.ua/rubric-society/3694912-dla-vstupnikiv-stvorili-putivnik-ucasnika-nmt.html" text:style-name="Internet_20_link" text:visited-style-name="Visited_20_Internet_20_Link">
 </text:a>
</text:p>
      <text:p text:style-name="P4">
Як повідомляв Укрінформ, в УЦОЯО зазначили, що перелік закордонних міст,запропонований для потенційних учасників НМТ, не є остаточним, адже переговориз окремими установами / організаціями ще тривають.</text:p>
      <text:p text:style-name="P4">
Раніше повідомлялось, що перелік закордонних міст, запропонованих дляучасників Національного мультипредметного тесту, розширили до 45-ти.</text:p>
      <text:p text:style-name="P4">
Source: <text:a xlink:type="simple" xlink:href="https://www.ukrinform.ua/rubric-society/3699291-multipredmetnij-test-za-kordonom-mozna-sklasti-vze-u-49-mistah.html" text:style-name="Internet_20_link" text:visited-style-name="Visited_20_Internet_20_Link">
https://www.ukrinform.ua/rubric-society/3699291-multipredmetnij-test-za-kordonom-mozna-sklasti-vze-u-49-mistah.html</text:a>
</text:p>
      <!--NEWS-->
      <text:h text:style-name="P10" text:outline-level="1">
<text:span text:style-name="T4">
Катаріна Завацька виступить у титульному матчі турніру ITF в Італії</text:span>
</text:h>
      <text:p text:style-name="P4">
Authors: Ukrinform (Person)</text:p>
      <text:p text:style-name="P4">
Publisher: Укринформ (Organization)</text:p>
      <text:p text:style-name="P4">
Published Time: 2023-04-22T14:24:18+03:00</text:p>
      <text:p text:style-name="P4">
Modified Time: 2023-04-22T14:24:18+03:00</text:p>
      <text:p text:style-name="P4">
Description: Українська тенісистка Катаріна Завацька вийшла у фінал турніру ITF  W25 у Санта-Маргеріта-ді-Пула (Італія). — Укрінформ.</text:p>
      <text:p text:style-name="P4">
Images: ["<text:a xlink:type="simple" xlink:href="https://static.ukrinform.com/photos/2023_04/thumb_files/630_360_1681977976-887.jpg" text:style-name="Internet_20_link" text:visited-style-name="Visited_20_Internet_20_Link">
630_360_16819...</text:a>
"]</text:p>
      <text:p text:style-name="P4">
Tags: ['Італія', 'Теніс', 'Збірна України', 'Жінки']</text:p>
      <text:p text:style-name="P4">
Type: Article</text:p>
      <!--METADATA-->
      <text:p text:style-name="P4">
<draw:frame draw:style-name="fr1" draw:name="Image120" text:anchor-type="as-char" svg:width="6.9236in" svg:height="3.956343in" draw:z-index="0">
<draw:image xlink:href="../Images/yкринформ/2023-04-22T14-24-18-03-00/630_360_1681977976-887.jpg" xlink:type="simple" xlink:show="embed" xlink:actuate="onLoad" draw:mime-type="image/jpeg"/>
</draw:frame>
 Українськатенісистка Катаріна Завацька вийшла у фінал турніру ITF W25 у Санта-Маргеріта-ді-Пула (Італія).</text:p>
      <text:p text:style-name="P4">
23-річна уродженка Луцька (№262 світового рейтингу) перемогла у сьогоднішньомупівфіналі боснійку Деа Херджелаш (396) - 6:1, 6:7 (5:7), 6:2, передаєУкрінформ.</text:p>
      <text:p text:style-name="P4">
<text:span text:style-name="T4">
Читайте також:</text:span>
 <text:a xlink:type="simple" xlink:href="https://www.ukrinform.ua/rubric-sports/3698802-erik-vanselbojm-zigrae-u-pivfinali-turniru-itf-u-spliti.html" text:style-name="Internet_20_link" text:visited-style-name="Visited_20_Internet_20_Link">
 </text:a>
</text:p>
      <text:p text:style-name="P4">
У титульному матчі Катаріна зустрінеться з переможницею іншого півфіналу СараЦакаревич (Франція, 519) - Сонай Картал (Велика Британія, 216).</text:p>
      <text:p text:style-name="P4">
Фото: Getty Images.</text:p>
      <text:p text:style-name="P4">
Source: <text:a xlink:type="simple" xlink:href="https://www.ukrinform.ua/rubric-sports/3699294-katarina-zavacka-vistupit-u-titulnomu-matci-turniru-itf-v-italii.html" text:style-name="Internet_20_link" text:visited-style-name="Visited_20_Internet_20_Link">
https://www.ukrinform.ua/rubric-sports/3699294-katarina-zavacka-vistupit-u-titulnomu-matci-turniru-itf-v-italii.html</text:a>
</text:p>
      <!--NEWS-->
      <text:h text:style-name="P10" text:outline-level="1">
<text:span text:style-name="T4">
Системи Patriot дозволять тримати російські літаки подалі від кордону України – Ігнат</text:span>
</text:h>
      <text:p text:style-name="P4">
Authors: Ukrinform (Person)</text:p>
      <text:p text:style-name="P4">
Publisher: Укринформ (Organization)</text:p>
      <text:p text:style-name="P4">
Published Time: 2023-04-22T14:25:04+03:00</text:p>
      <text:p text:style-name="P4">
Modified Time: 2023-04-22T14:25:04+03:00</text:p>
      <text:p text:style-name="P4">
Description: Отримані від міжнародних партнерів зенітно-ракетні комплекси Patriot суттєво посилили протиповітряну оборону України і дозволять тримати російські літаки подалі від кордону. — Укрінформ.</text:p>
      <text:p text:style-name="P4">
Images: ["<text:a xlink:type="simple" xlink:href="https://static.ukrinform.com/photos/2023_03/thumb_files/630_360_1678116073-288.jpg" text:style-name="Internet_20_link" text:visited-style-name="Visited_20_Internet_20_Link">
630_360_16781...</text:a>
"]</text:p>
      <text:p text:style-name="P4">
Tags: ['Кордон', 'Повітряні сили ЗСУ', 'Війна з росією', 'Patriot ', 'ППО', 'Єдині новини']</text:p>
      <text:p text:style-name="P4">
Type: Article</text:p>
      <!--METADATA-->
      <text:p text:style-name="P4">
<draw:frame draw:style-name="fr1" draw:name="Image121" text:anchor-type="as-char" svg:width="6.9236in" svg:height="3.956343in" draw:z-index="0">
<draw:image xlink:href="../Images/yкринформ/2023-04-22T14-25-04-03-00/630_360_1678116073-288.jpg" xlink:type="simple" xlink:show="embed" xlink:actuate="onLoad" draw:mime-type="image/jpeg"/>
</draw:frame>
 Отриманівід міжнародних партнерів зенітно-ракетні комплекси Patriot суттєво посилилипротиповітряну оборону України і дозволять тримати російські літаки подалі відкордону.</text:p>
      <text:p text:style-name="P4">
Як передає Укрінформ, про це в ефірі загальнонаціонального телемарафону «Єдиніновини» повідомив речник Повітряних сил ЗСУ Юрій Ігнат.</text:p>
      <text:p text:style-name="P4">
«Відтепер на певних напрямках, де противник застосує свої Су-35 для скиданняавіабомб, ми стали сильнішими. Принаймні російські літаки триматимуться дещодалі від нашого кордону. Зауважу, що повністю питання можна розв’язати ізприбуттям до нас літаків типу F-16. Останні зможуть оперативно реагувати надії окупантів та бути там, де треба», - наголосив Ігнат.</text:p>
      <text:p text:style-name="P4">
Він додав, що за понад рік широкомасштабного вторгнення росії в Українучисленні атаки російських дронів та ракет дещо виснажили українську ППО, томутреба її підсилювати.</text:p>
      <text:p text:style-name="P4">
<text:span text:style-name="T4">
Читайте також:</text:span>
 <text:a xlink:type="simple" xlink:href="https://www.ukrinform.ua/rubric-ato/3697909-nemozlive-mozlivo-reznikov-kaze-so-prosiv-pro-nadanna-patriot-se-u-2021-roci.html" text:style-name="Internet_20_link" text:visited-style-name="Visited_20_Internet_20_Link">
 </text:a>
</text:p>
      <text:p text:style-name="P4">
Як повідомлялося, в Україну <text:a xlink:type="simple" xlink:href="https://www.ukrinform.ua/rubric-ato/3697934-v-ukrainu-pribuli-sistemi-ppo-patriot-vid-troh-krain-pavluk.html" text:style-name="Internet_20_link" text:visited-style-name="Visited_20_Internet_20_Link">
 </text:a>
від Сполучених Штатів Америки, Нідерландів та Німеччини. Напередодні керівникОб’єднаного комітету начальників штабів <text:a xlink:type="simple" xlink:href="https://www.ukrinform.ua/tag-ssa" text:style-name="Internet_20_link" text:visited-style-name="Visited_20_Internet_20_Link">
 </text:a>
генерал Марк Міллі повідомив, що ще 65 українців військових завершили навчанняна зенітно-ракетних комплексах Patriot.</text:p>
      <text:p text:style-name="P4">
Source: <text:a xlink:type="simple" xlink:href="https://www.ukrinform.ua/rubric-ato/3699295-sistemi-patriot-dozvolat-trimati-rosijski-litaki-podali-vid-kordonu-ukraini-ignat.html" text:style-name="Internet_20_link" text:visited-style-name="Visited_20_Internet_20_Link">
https://www.ukrinform.ua/rubric-ato/3699295-sistemi-patriot-dozvolat-trimati-rosijski-litaki-podali-vid-kordonu-ukraini-ignat.html</text:a>
</text:p>
      <!--NEWS-->
      <text:h text:style-name="P10" text:outline-level="1">
<text:span text:style-name="T4">
У Мадриді сталася пожежа в ресторані - двоє загиблих, 10 постраждалих</text:span>
</text:h>
      <text:p text:style-name="P4">
Authors: Ukrinform (Person)</text:p>
      <text:p text:style-name="P4">
Publisher: Укринформ (Organization)</text:p>
      <text:p text:style-name="P4">
Published Time: 2023-04-22T14:36:00+03:00</text:p>
      <text:p text:style-name="P4">
Modified Time: 2023-04-22T14:36:00+03:00</text:p>
      <text:p text:style-name="P4">
Description: Двоє людей загинули, а ще десятеро отримали поранення внаслідок ​​пожежі, що спалахнула в італійському ресторані в мадридському районі Саламанка. — Укрінформ.</text:p>
      <text:p text:style-name="P4">
Images: ["<text:a xlink:type="simple" xlink:href="https://static.ukrinform.com/photos/2018_05/thumb_files/630_360_1526257016-6927.jpg" text:style-name="Internet_20_link" text:visited-style-name="Visited_20_Internet_20_Link">
630_360_15262...</text:a>
"]</text:p>
      <text:p text:style-name="P4">
Tags: ['Іспанія', 'Пожежа', 'Загибель', 'Ресторан']</text:p>
      <text:p text:style-name="P4">
Type: Article</text:p>
      <!--METADATA-->
      <text:p text:style-name="P4">
<draw:frame draw:style-name="fr1" draw:name="Image122" text:anchor-type="as-char" svg:width="6.9236in" svg:height="3.956343in" draw:z-index="0">
<draw:image xlink:href="../Images/yкринформ/2023-04-22T14-36-00-03-00/630_360_1526257016-6927.jpg" xlink:type="simple" xlink:show="embed" xlink:actuate="onLoad" draw:mime-type="image/jpeg"/>
</draw:frame>
 Двоєлюдей загинули, а ще десятеро отримали поранення внаслідок ​​пожежі, щоспалахнула в італійському ресторані в мадридському районі Саламанка.</text:p>
      <text:p text:style-name="P4">
Як передає Укрінформ, про це повідомляє видання <text:a xlink:type="simple" xlink:href="https://www.20minutos.es/noticia/5121269/0/dos-muertos-y-10-heridos-en-un-incendio-en-un-restaurante-italiano-de-madrid/" text:style-name="Internet_20_link" text:visited-style-name="Visited_20_Internet_20_Link">
</text:a>
 .</text:p>
      <text:p text:style-name="P4">
Як зазначається, восьмеро з десяти поранених мають серйозні ушкодження, двоє –легкі травми.</text:p>
      <text:p text:style-name="P4">
<text:a xlink:type="simple" xlink:href="https://www.ukrinform.ua/tag-pozeza" text:style-name="Internet_20_link" text:visited-style-name="Visited_20_Internet_20_Link">
 </text:a>
 почалася невдовзі після 23:00 віталійському ресторані Burro Canaglia Bar&amp;Resto.</text:p>
      <text:p text:style-name="P4">
Полум'я спалахнуло біля входу до приміщення, що ускладнило евакуаціюпостраждалих. Вогонь швидко поширився на стелю та стіни закладу.</text:p>
      <text:p text:style-name="P4">
<text:span text:style-name="T4">
Читайте також:</text:span>
 <text:a xlink:type="simple" xlink:href="https://www.ukrinform.ua/rubric-world/3699210-pid-moskvou-spalahnula-masstabna-pozeza-u-cehu-z-utilizacii-vidhodiv.html" text:style-name="Internet_20_link" text:visited-style-name="Visited_20_Internet_20_Link">
 <text:span text:style-name="T4">
пожежа</text:span>
 </text:a>
</text:p>
      <text:p text:style-name="P4">
Близько десяти машин швидкої допомоги, мадридської муніципальної поліції таНаціональної поліції виїхали на місце події.</text:p>
      <text:p text:style-name="P4">
Причини пожежі зараз встановлюються.</text:p>
      <text:p text:style-name="P4">
Source: <text:a xlink:type="simple" xlink:href="https://www.ukrinform.ua/rubric-world/3699296-u-madridi-stalasa-pozeza-v-restorani-dvoe-zagiblih-10-postrazdalih.html" text:style-name="Internet_20_link" text:visited-style-name="Visited_20_Internet_20_Link">
https://www.ukrinform.ua/rubric-world/3699296-u-madridi-stalasa-pozeza-v-restorani-dvoe-zagiblih-10-postrazdalih.html</text:a>
</text:p>
      <!--NEWS-->
      <text:h text:style-name="P10" text:outline-level="1">
<text:span text:style-name="T4">
рф скасувала акцію «Безсмертний полк» через страх показати масштаб втрат – британська розвідка</text:span>
</text:h>
      <text:p text:style-name="P4">
Authors: Ukrinform (Person)</text:p>
      <text:p text:style-name="P4">
Publisher: Укринформ (Organization)</text:p>
      <text:p text:style-name="P4">
Published Time: 2023-04-22T14:44:00+03:00</text:p>
      <text:p text:style-name="P4">
Modified Time: 2023-04-22T14:44:00+03:00</text:p>
      <text:p text:style-name="P4">
Description: Влада рф скасувала заходи із вшанування "Безсмертного полку", швидше за все, щоб не підкреслювати масштаб своїх втрат на війні в Україні. — Укрінформ.</text:p>
      <text:p text:style-name="P4">
Images: ["<text:a xlink:type="simple" xlink:href="https://static.ukrinform.com/photos/2023_04/thumb_files/630_360_1682163825-319.jpg" text:style-name="Internet_20_link" text:visited-style-name="Visited_20_Internet_20_Link">
630_360_16821...</text:a>
"]</text:p>
      <text:p text:style-name="P4">
Tags: ['Британія', 'Розвідка', 'росія', 'Безсмертний полк']</text:p>
      <text:p text:style-name="P4">
Type: Article</text:p>
      <!--METADATA-->
      <text:p text:style-name="P4">
<draw:frame draw:style-name="fr1" draw:name="Image123" text:anchor-type="as-char" svg:width="6.9236in" svg:height="3.956343in" draw:z-index="0">
<draw:image xlink:href="../Images/yкринформ/2023-04-22T14-44-00-03-00/630_360_1682163825-319.jpg" xlink:type="simple" xlink:show="embed" xlink:actuate="onLoad" draw:mime-type="image/jpeg"/>
</draw:frame>
 Влада рфскасувала заходи із вшанування "Безсмертного полку", швидше за все, щоб непідкреслювати масштаб своїх втрат на війні в Україні.</text:p>
      <text:p text:style-name="P4">
Як передає Укрінформ, про це у <text:a xlink:type="simple" xlink:href="http://twitter.com/DefenceHQ/status/1649660040515559425" text:style-name="Internet_20_link" text:visited-style-name="Visited_20_Internet_20_Link">
</text:a>
 повідомляє Міноборони Британії з посиланням на дані розвідки.</text:p>
      <text:p text:style-name="P4">
Як зазначає британське Міноборони у зведенні, <text:a xlink:type="simple" xlink:href="https://www.ukrinform.ua/tag-kreml" text:style-name="Internet_20_link" text:visited-style-name="Visited_20_Internet_20_Link">
</text:a>
 щосили намагається зберегтипослідовність у ключовому наративі, який він використовує для виправданнятеперішньої війни в Україні, що вторгнення нібито аналогічне радянськомудосвіду під час Другої світової війни.</text:p>
      <text:p text:style-name="P4">
18 квітня російські державні ЗМІ оголосили про скасування заходів ізвшанування пам'яті "Безсмертного полку" цьогоріч, нібито з міркувань"безпеки".</text:p>
      <text:p text:style-name="P4">
"Насправді влада, швидше за все, була стурбована тим, що учасники підкреслятьмасштаби нещодавніх втрат росії", – йдеться у повідомленні.</text:p>
      <text:p text:style-name="P4">
Це сталося після того, як власник терористичної групи "Вагнер" євген пригожинпублічно висловив сумнів, чи насправді в Україні є "нацисти", що суперечитьвиправданню війни, яке постійно використовує москва.</text:p>
      <text:p text:style-name="P4">
Водночас російська влада продовжує спроби об'єднати російську громадськістьнавколо міфів щодо подій 1940-х років.</text:p>
      <text:p text:style-name="P4">
Зокрема, 12 квітня російське інформаційне агентство "РИА Новости" повідомилопро "унікальні" документи з архівів ФСБ, які свідчать про причетність нацистівдо вбивства 22 тисяч польських громадян під час Катинського розстрілу 1940року.</text:p>
      <text:p text:style-name="P4">
"Насправді відповідальність за це (вбивства 22 тисяч польських громадян -ред.) несе радянська НКВД, попередниця ФСБ. Держдума росії у 2010 роціофіційно засудила Йосипа Сталіна за наказ про ці вбивства", –зазначають уМіноборони Британії.</text:p>
      <text:p text:style-name="P4">
<text:span text:style-name="T4">
Читайте також:</text:span>
 <text:a xlink:type="simple" xlink:href="https://www.ukrinform.ua/rubric-polytics/3680842-park-peremogi-na-poklonnij-gori-ta-vivcena-bezporadnist-rosian.html" text:style-name="Internet_20_link" text:visited-style-name="Visited_20_Internet_20_Link">
 </text:a>
</text:p>
      <text:p text:style-name="P4">
Як повідомляв Укрінформ, <text:a xlink:type="simple" xlink:href="https://www.ukrinform.ua/rubric-world/3697475-u-rosii-skasuvali-hodu-bezsmertnogo-polku-na-9-travna.html" text:style-name="Internet_20_link" text:visited-style-name="Visited_20_Internet_20_Link">
 </text:a>
</text:p>
      <text:p text:style-name="P4">
Раніше в російських Курську та Білгороді з міркувань безпеки вже відмовилисявід парадів на 9 травня.</text:p>
      <text:p text:style-name="P4">
У Міноборони Британії з посиланням на дані розвідки тоді <text:a xlink:type="simple" xlink:href="https://www.ukrinform.ua/rubric-world/3695328-rf-skasuvala-paradi-na-9-travna-u-prikordonnih-z-ukrainou-regionah-z-mirkuvan-bezpeki-rozvidka-britanii.html" text:style-name="Internet_20_link" text:visited-style-name="Visited_20_Internet_20_Link">
</text:a>
 , що "путін подає "спеціальну військову операцію" в дусірадянського досвіду Другої світової війни. російські чиновники ризикуютьвикликати таким меседжами дедалі більше занепокоєння у багатьох росіян, якімають чітке розуміння про погано керовану і провальну кампанію в Україні.Вшановування загиблих попередніх поколінь може легко перерости у викриттямасштабів останніх втрат, які кремль намагається приховати".</text:p>
      <text:p text:style-name="P4">
Source: <text:a xlink:type="simple" xlink:href="https://www.ukrinform.ua/rubric-world/3699299-u-rf-skasuvali-akciu-bezsmertnij-polk-cerez-strah-pokazati-masstab-vtrat-britanska-rozvidka.html" text:style-name="Internet_20_link" text:visited-style-name="Visited_20_Internet_20_Link">
https://www.ukrinform.ua/rubric-world/3699299-u-rf-skasuvali-akciu-bezsmertnij-polk-cerez-strah-pokazati-masstab-vtrat-britanska-rozvidka.html</text:a>
</text:p>
      <!--NEWS-->
      <text:h text:style-name="P10" text:outline-level="1">
<text:span text:style-name="T4">
З Латвії до Кенії почали відправляти підсанкційні російські добрива за домовленістю з ООН</text:span>
</text:h>
      <text:p text:style-name="P4">
Authors: Ukrinform (Person)</text:p>
      <text:p text:style-name="P4">
Publisher: Укринформ (Organization)</text:p>
      <text:p text:style-name="P4">
Published Time: 2023-04-22T14:46:00+03:00</text:p>
      <text:p text:style-name="P4">
Modified Time: 2023-04-22T14:46:00+03:00</text:p>
      <text:p text:style-name="P4">
Description: Із ризького порту за домовленістю із Всесвітньої продовольчої програми ООН відправлено партію російських мінеральних добрив до Кенії. — Укрінформ.</text:p>
      <text:p text:style-name="P4">
Images: ["<text:a xlink:type="simple" xlink:href="https://static.ukrinform.com/photos/2017_05/thumb_files/630_360_1495193515-5922.jpeg" text:style-name="Internet_20_link" text:visited-style-name="Visited_20_Internet_20_Link">
630_360_14951...</text:a>
"]</text:p>
      <text:p text:style-name="P4">
Tags: ['Економіка', 'Кенія', 'Латвія', 'ООН']</text:p>
      <text:p text:style-name="P4">
Type: Article</text:p>
      <!--METADATA-->
      <text:p text:style-name="P4">
<draw:frame draw:style-name="fr1" draw:name="Image124" text:anchor-type="as-char" svg:width="6.9236in" svg:height="3.956343in" draw:z-index="0">
<draw:image xlink:href="../Images/yкринформ/2023-04-22T14-46-00-03-00/630_360_1495193515-5922.jpeg" xlink:type="simple" xlink:show="embed" xlink:actuate="onLoad" draw:mime-type="image/jpeg"/>
</draw:frame>
 Ізризького порту за домовленістю із Всесвітньої продовольчої програми ООНвідправлено партію російських мінеральних добрив до Кенії.</text:p>
      <text:p text:style-name="P4">
Як передає Укрінформ, про це повідомляє <text:a xlink:type="simple" xlink:href="https://www.mfa.gov.lv/en/article/shipment-mineral-fertilisers-chartered-world-food-programme-leaves-riga-kenya" text:style-name="Internet_20_link" text:visited-style-name="Visited_20_Internet_20_Link">
</text:a>
.</text:p>
      <text:p text:style-name="P4">
Як зазначається, це перший вантаж із близько 200 тис. тонн добрив російськогопоходження, що належать компаніям, які перебувають під обмежувальними заходамиЄС та зберігаються на території <text:a xlink:type="simple" xlink:href="https://www.ukrinform.ua/tag-latvia" text:style-name="Internet_20_link" text:visited-style-name="Visited_20_Internet_20_Link">
 </text:a>
 .</text:p>
      <text:p text:style-name="P4">
Всесвітня продовольча програма планує доставити з Латвії ще кілька партіймінеральних добрив, які зараз знаходяться під санкціями, щоб надати підтримкукраїнам, які найбільше потребують цієї продукції.</text:p>
      <text:p text:style-name="P4">
Як повідомлялося, 6 грудня 2022 року уряд Латвії дозволив розблокуватиросійські міндобрива у своїх портах у відповідь на звернення ООН щодозменшення негативних наслідків війни росії проти України та сприяння подоланнюпродовольчої кризи в країнах Африки та Латинської Америки.</text:p>
      <text:p text:style-name="P4">
<text:span text:style-name="T4">
Читайте також:</text:span>
 <text:a xlink:type="simple" xlink:href="https://www.ukrinform.ua/rubric-economy/3695492-ukrainski-agrarii-zabezpeceni-mindobrivami-majze-na-60-ekspert.html" text:style-name="Internet_20_link" text:visited-style-name="Visited_20_Internet_20_Link">
 </text:a>
</text:p>
      <text:p text:style-name="P4">
Уряд Латвії вирішив сприяти передачі, за підтримки Всесвітньої продовольчоїпрограми ООН, мінеральних добрив, які належать компаніям, які перебувають підсанкціями ЄС.</text:p>
      <text:p text:style-name="P4">
Разом зі своїми іноземними партнерами та міжнародними організаціями Латвіяпродовжує надавати підтримку країнам, які постраждали внаслідок продовольчоїкризи, спровокованої війною росії проти України.</text:p>
      <text:p text:style-name="P4">
<text:span text:style-name="T5">
Фото ілюстративне</text:span>
</text:p>
      <text:p text:style-name="P4">
Source: <text:a xlink:type="simple" xlink:href="https://www.ukrinform.ua/rubric-economy/3699300-z-latvii-do-kenii-pocali-vidpravlati-pidsankcijni-rosijski-dobriva-za-domovlenistu-z-oon.html" text:style-name="Internet_20_link" text:visited-style-name="Visited_20_Internet_20_Link">
https://www.ukrinform.ua/rubric-economy/3699300-z-latvii-do-kenii-pocali-vidpravlati-pidsankcijni-rosijski-dobriva-za-domovlenistu-z-oon.html</text:a>
</text:p>
      <!--NEWS-->
      <text:h text:style-name="P10" text:outline-level="1">
<text:span text:style-name="T4">
«Ворскла» перемогла «Металіст» у 22-у турі Прем'єр-ліги</text:span>
</text:h>
      <text:p text:style-name="P4">
Authors: Ukrinform (Person)</text:p>
      <text:p text:style-name="P4">
Publisher: Укринформ (Organization)</text:p>
      <text:p text:style-name="P4">
Published Time: 2023-04-22T14:54:00+03:00</text:p>
      <text:p text:style-name="P4">
Modified Time: 2023-04-22T14:54:00+03:00</text:p>
      <text:p text:style-name="P4">
Description: Футболісти полтавської «Ворскли» обіграли вдома харківський «Металіст» (3:2) у 22-у турі чемпіонату України серед клубів Прем'єр-ліги (УПЛ). — Укрінформ.</text:p>
      <text:p text:style-name="P4">
Images: ["<text:a xlink:type="simple" xlink:href="https://static.ukrinform.com/photos/2023_04/thumb_files/630_360_1682161662-806.jpg" text:style-name="Internet_20_link" text:visited-style-name="Visited_20_Internet_20_Link">
630_360_16821...</text:a>
"]</text:p>
      <text:p text:style-name="P4">
Tags: None</text:p>
      <text:p text:style-name="P4">
Type: Article</text:p>
      <!--METADATA-->
      <text:p text:style-name="P4">
<draw:frame draw:style-name="fr1" draw:name="Image125" text:anchor-type="as-char" svg:width="6.9236in" svg:height="3.956343in" draw:z-index="0">
<draw:image xlink:href="../Images/yкринформ/2023-04-22T14-54-00-03-00/630_360_1682161662-806.jpg" xlink:type="simple" xlink:show="embed" xlink:actuate="onLoad" draw:mime-type="image/jpeg"/>
</draw:frame>
 Футболістиполтавської «Ворскли» обіграли вдома харківський «Металіст» (3:2) у 22-у турічемпіонату України серед клубів Прем'єр-ліги (УПЛ).</text:p>
      <text:p text:style-name="P4">
Голи: Таулант Сефері (26-та хвилина, з пенальті і 45+1, з пенальті), ФеліпеРодрігес (45+3) - Богдан Бойчук (9), Юрій Романюк (82), передає Укрінформ.</text:p>
      <text:p text:style-name="P4">
На 30-й хвилині албанський легіонер Сефері не реалізував ще один пенальті,який призначив головний арбітр Олександр Омельченко.</text:p>
      <text:p text:style-name="P4">
У «Ворскли» стало 29 очок (7-е місце) і «Металіста» залишилося 19 (15-те).</text:p>
      <text:p text:style-name="P4">
Сьогодні також відбудуться зустрічі між рівненським «Вересом» і закарпатським«Минаєм», київським «Динамо» і донецьким «Шахтарем».</text:p>
      <text:p text:style-name="P4">
У неділю, 23 квітня, зіграють «Львів» та харківський «Металіст 1925» (початоко 13.00), криворізький «Кривбас» та одеський «Чорноморець» (15.00).</text:p>
      <text:p text:style-name="P4">
У понеділок, 24 квітня, відбудуться ігри «Дніпра-1» та львівського «Руха»(13.00), «Олександрії» та «Інгульця» із Петрового (15.00).</text:p>
      <text:p text:style-name="P4">
У стартовому поєдинку 22-го туру ковалівський «Колос» поступився луганській«Зорі» - 0:1.</text:p>
      <text:p text:style-name="P4">
<text:span text:style-name="T4">
Читайте також:</text:span>
 <text:a xlink:type="simple" xlink:href="https://www.ukrinform.ua/rubric-sports/3699237-urij-maksimov-stav-sportivnim-direktorom-futbolnogo-klubu-polissa.html" text:style-name="Internet_20_link" text:visited-style-name="Visited_20_Internet_20_Link">
 <text:span text:style-name="T4">
футбол</text:span>
 </text:a>
</text:p>
      <text:p text:style-name="P4">
У турнірній таблиці УПЛ лідирує «Шахтар», у якого 52 очки (після 21-ї гри),далі - «Зоря» - 46 (22), «Дніпро-1» - 45 (20), «Динамо» - 40 (21),«Олександрія» - 33 (20), «Колос» - 30 (21).</text:p>
      <text:p text:style-name="P4">
Фото: upl.ua.</text:p>
      <text:p text:style-name="P4">
Source: <text:a xlink:type="simple" xlink:href="https://www.ukrinform.ua/rubric-sports/3699301-vorskla-peremogla-metalist-u-22u-turi-premerligi.html" text:style-name="Internet_20_link" text:visited-style-name="Visited_20_Internet_20_Link">
https://www.ukrinform.ua/rubric-sports/3699301-vorskla-peremogla-metalist-u-22u-turi-premerligi.html</text:a>
</text:p>
      <!--NEWS-->
      <text:h text:style-name="P10" text:outline-level="1">
<text:span text:style-name="T4">
ФК «Кремінь» здолав тернопільську «Ниву» у матчі Першої ліги</text:span>
</text:h>
      <text:p text:style-name="P4">
Authors: Ukrinform (Person)</text:p>
      <text:p text:style-name="P4">
Publisher: Укринформ (Organization)</text:p>
      <text:p text:style-name="P4">
Published Time: 2023-04-22T14:57:13+03:00</text:p>
      <text:p text:style-name="P4">
Modified Time: 2023-04-22T14:57:13+03:00</text:p>
      <text:p text:style-name="P4">
Description: Футболісти кременчуцького «Кременя» перемогли у суботу в гостях (2:0) тернопільську «Нива» матчі 3-го туру другого етапу Першої ліги. — Укрінформ.</text:p>
      <text:p text:style-name="P4">
Images: ["<text:a xlink:type="simple" xlink:href="https://static.ukrinform.com/photos/2023_04/thumb_files/630_360_1682161775-713.jpeg" text:style-name="Internet_20_link" text:visited-style-name="Visited_20_Internet_20_Link">
630_360_16821...</text:a>
"]</text:p>
      <text:p text:style-name="P4">
Tags: ['Футбол', 'Україна', 'перша ліга', 'Кременчук', 'Тернопіль']</text:p>
      <text:p text:style-name="P4">
Type: Article</text:p>
      <!--METADATA-->
      <text:p text:style-name="P4">
<draw:frame draw:style-name="fr1" draw:name="Image126" text:anchor-type="as-char" svg:width="6.9236in" svg:height="3.956343in" draw:z-index="0">
<draw:image xlink:href="../Images/yкринформ/2023-04-22T14-57-13-03-00/630_360_1682161775-713.jpeg" xlink:type="simple" xlink:show="embed" xlink:actuate="onLoad" draw:mime-type="image/jpeg"/>
</draw:frame>
Футболісти кременчуцького «Кременя» перемогли у суботу в гостях (2:0)тернопільську «Нива» матчі 3-го туру другого етапу Першої ліги.</text:p>
      <text:p text:style-name="P4">
М'ячі забили Денис Галата (29-та хвилина) та Кирило Матвеєв (71), передаєУкрінформ.</text:p>
      <text:p text:style-name="P4">
У «Кременя» стало 5 очок (7-е місце), у «Ниви» залишилося 4 (8-е).</text:p>
      <text:p text:style-name="P4">
Становище лідерів у Чемпіонській групі: «Полісся» (Житомир) - 19 очок (після8-ми ігор), «Оболонь» (Київ) - 18 (8), ЛНЗ - 14 (8), «Карпати» - 12 (8).</text:p>
      <text:p text:style-name="P4">
У Чемпіонській групі визначаться володарі двох прямих путівок до Прем'єр-ліги(УПЛ), а третя та четверта команди зіграють матчі плей-офф за підвищення укласі.</text:p>
      <text:p text:style-name="P4">
<text:span text:style-name="T4">
Читайте також:</text:span>
 <text:a xlink:type="simple" xlink:href="https://www.ukrinform.ua/rubric-sports/3699108-unacka-liga-uefa-alkmaar-ta-hajduk-zustrinutsa-u-finali.html" text:style-name="Internet_20_link" text:visited-style-name="Visited_20_Internet_20_Link">
 </text:a>
</text:p>
      <text:p text:style-name="P4">
У групі Вибування «Чернігів-ШВСМ» обіграв вишгородсткий «Діназ» (2:1) іпосідає перше місце з 17-ма пунктами після 9-ти матчів.</text:p>
      <text:p text:style-name="P4">
Фото: fckremen.com.ua.</text:p>
      <text:p text:style-name="P4">
Source: <text:a xlink:type="simple" xlink:href="https://www.ukrinform.ua/rubric-sports/3699303-fk-kremin-zdolav-ternopilsku-nivu-u-matci-persoi-ligi.html" text:style-name="Internet_20_link" text:visited-style-name="Visited_20_Internet_20_Link">
https://www.ukrinform.ua/rubric-sports/3699303-fk-kremin-zdolav-ternopilsku-nivu-u-matci-persoi-ligi.html</text:a>
</text:p>
      <!--NEWS-->
      <text:h text:style-name="P10" text:outline-level="1">
<text:span text:style-name="T4">
Синоптики прогнозують у неділю теплу погоду з невеликими дощами</text:span>
</text:h>
      <text:p text:style-name="P4">
Authors: Ukrinform (Person)</text:p>
      <text:p text:style-name="P4">
Publisher: Укринформ (Organization)</text:p>
      <text:p text:style-name="P4">
Published Time: 2023-04-22T14:59:15+03:00</text:p>
      <text:p text:style-name="P4">
Modified Time: 2023-04-22T14:59:15+03:00</text:p>
      <text:p text:style-name="P4">
Description: У неділю, 23 квітня, невеликий дощ очікується у східних областях, вдень і в південній частині, на Дніпропетровщині, в Карпатах та прикарпатських областях. — Укрінформ.</text:p>
      <text:p text:style-name="P4">
Images: ["<text:a xlink:type="simple" xlink:href="https://static.ukrinform.com/photos/2022_05/thumb_files/630_360_1652175453-232.jpg" text:style-name="Internet_20_link" text:visited-style-name="Visited_20_Internet_20_Link">
630_360_16521...</text:a>
"]</text:p>
      <text:p text:style-name="P4">
Tags: ['Дощ', 'Погода', 'Тепло', 'Весна']</text:p>
      <text:p text:style-name="P4">
Type: Article</text:p>
      <!--METADATA-->
      <text:p text:style-name="P4">
<draw:frame draw:style-name="fr1" draw:name="Image127" text:anchor-type="as-char" svg:width="6.9236in" svg:height="3.956343in" draw:z-index="0">
<draw:image xlink:href="../Images/yкринформ/2023-04-22T14-59-15-03-00/630_360_1652175453-232.jpg" xlink:type="simple" xlink:show="embed" xlink:actuate="onLoad" draw:mime-type="image/jpeg"/>
</draw:frame>
 У неділю,23 квітня, невеликий дощ очікується у східних областях, вдень і в південнійчастині, на Дніпропетровщині, в Карпатах та прикарпатських областях.</text:p>
      <text:p text:style-name="P4">
Про це Укрінформу повідомили в Українському гідрометцентрі.</text:p>
      <text:p text:style-name="P4">
На решті території без істотних опадів. У центральних і південних областяхвночі та вранці місцями туман. Вітер змінних напрямків, 3-8 м/с.</text:p>
      <text:p text:style-name="P4">
Температура вночі становитиме 3-8° тепла, вдень 13-18°, на Закарпатті,Львівщині та Одещині до 20°. На високогір'ї Карпат вночі без опадів, вденьневеликий дощ; температура вночі близько 0°, вдень 6-11° тепла.</text:p>
      <text:p text:style-name="P4">
В Києві та Київській області 23 квітня хмарно з проясненнями, без істотнихопадів. Температура у столиці вночі 5-7° тепла, вдень 15-17°; по області вночі3-8° тепла, вдень 13-18°.</text:p>
      <text:p text:style-name="P4">
<text:span text:style-name="T4">
Читайте також:</text:span>
 <text:a xlink:type="simple" xlink:href="https://www.ukrinform.ua/rubric-world/3670244-pidvisenna-rivna-mora-moze-prizvesti-do-zniknenna-cilih-krain-gensek-oon.html" text:style-name="Internet_20_link" text:visited-style-name="Visited_20_Internet_20_Link">
 </text:a>
</text:p>
      <text:p text:style-name="P4">
У понеділок, 24 квітня, в Україні вночі без опадів, вдень невеликікороткочасні дощі, окремі грози; у південних та південно-східних областяхвночі та вранці місцями туман.</text:p>
      <text:p text:style-name="P4">
25 квітня у західних, східних, Дніпропетровській та Запорізькій областяхпомірний, вдень місцями значний дощ, подекуди грози; на решті території безопадів. Вітер переважно південно-східний, 5-10 м/с.</text:p>
      <text:p text:style-name="P4">
Температура вночі 4-9°, вдень 14-19°, 25 квітня на сході та заході країни10-15°; на високогір'ї Карпат вночі 1-6° тепла, вдень 6-11°.</text:p>
      <text:p text:style-name="P4">
У столичному регіоні 24-25 квітня без опадів, лише вдень 24 квітня можливийневеликий короткочасний дощ. Температура в Києві вночі 6-8°, вдень 16-17°; пообласті вночі 4-9°, вдень 14-19°.</text:p>
      <text:p text:style-name="P4">
26 квітня у західних, вдень і в більшості північних, Вінницькій, Одеськійобластях очікуються помірні дощі, на решті території вночі без опадів, вденьмісцями невеликий дощ. 27 квітня в Україні часом дощі, лише в західнихобластях без опадів.</text:p>
      <text:p text:style-name="P4">
Температура вночі 3-9°, 27 квітня на заході 1-6° тепла; вдень 13-19°, узахідних, Житомирській, Вінницькій, 27 квітня і в північних, Одеській областях7-13°.</text:p>
      <text:p text:style-name="P4">
<text:span text:style-name="T4">
Читайте також:</text:span>
 <text:a xlink:type="simple" xlink:href="https://www.ukrinform.ua/rubric-world/3698438-u-grenlandii-katastroficno-svidko-tane-kriga-klimatologi.html" text:style-name="Internet_20_link" text:visited-style-name="Visited_20_Internet_20_Link">
 <text:span text:style-name="T4">
кліматолог</text:span>
 </text:a>
</text:p>
      <text:p text:style-name="P4">
В <text:a xlink:type="simple" xlink:href="https://www.ukrinform.ua/tag-karpati" text:style-name="Internet_20_link" text:visited-style-name="Visited_20_Internet_20_Link">
 </text:a>
 26 квітня дощ з мокрим <text:a xlink:type="simple" xlink:href="https://www.ukrinform.ua/tag-snig" text:style-name="Internet_20_link" text:visited-style-name="Visited_20_Internet_20_Link">
</text:a>
 , 27 квітня без опадів; температура вночіта вдень 1-6° тепла, вночі 27 квітня близько 0°.</text:p>
      <text:p text:style-name="P4">
У Києві 26-27 квітня синоптики прогнозують дощ, лише вночі 26 квітня безопадів. Температура вночі 6-8°; вдень 26 квітня 14-16°, 27 квітня 8-10°.</text:p>
      <text:p text:style-name="P4">
Source: <text:a xlink:type="simple" xlink:href="https://www.ukrinform.ua/rubric-regions/3699304-sinoptiki-prognozuut-u-nedilu-teplu-pogodu-z-nevelikimi-dosami.html" text:style-name="Internet_20_link" text:visited-style-name="Visited_20_Internet_20_Link">
https://www.ukrinform.ua/rubric-regions/3699304-sinoptiki-prognozuut-u-nedilu-teplu-pogodu-z-nevelikimi-dosami.html</text:a>
</text:p>
      <!--NEWS-->
      <text:h text:style-name="P10" text:outline-level="1">
<text:span text:style-name="T4">
В Одесі встановили національний рекорд з перетягування найдовшого канату</text:span>
</text:h>
      <text:p text:style-name="P4">
Authors: Ukrinform (Person)</text:p>
      <text:p text:style-name="P4">
Publisher: Укринформ (Organization)</text:p>
      <text:p text:style-name="P4">
Published Time: 2023-04-22T15:07:00+03:00</text:p>
      <text:p text:style-name="P4">
Modified Time: 2023-04-22T15:07:00+03:00</text:p>
      <text:p text:style-name="P4">
Description: Майбутні військові моряки в Одесі встановили національний рекорд з перетягування найдовшого корабельного канату. — Укрінформ.</text:p>
      <text:p text:style-name="P4">
Images: ["<text:a xlink:type="simple" xlink:href="https://static.ukrinform.com/photos/2023_04/thumb_files/630_360_1682165075-762.jpg" text:style-name="Internet_20_link" text:visited-style-name="Visited_20_Internet_20_Link">
630_360_16821...</text:a>
"]</text:p>
      <text:p text:style-name="P4">
Tags: ['Одеса', 'Рекорд', 'Спорт', 'Змагання']</text:p>
      <text:p text:style-name="P4">
Type: Article</text:p>
      <!--METADATA-->
      <text:p text:style-name="P4">
<draw:frame draw:style-name="fr1" draw:name="Image128" text:anchor-type="as-char" svg:width="6.9236in" svg:height="3.951463in" draw:z-index="0">
<draw:image xlink:href="../Images/yкринформ/2023-04-22T15-07-00-03-00/630_360_1682165075-762.jpg" xlink:type="simple" xlink:show="embed" xlink:actuate="onLoad" draw:mime-type="image/jpeg"/>
</draw:frame>
 Майбутнівійськові моряки в Одесі встановили національний рекорд з перетягуваннянайдовшого корабельного канату.</text:p>
      <text:p text:style-name="P4">
Про це йдеться у відео, опублікованому у <text:a xlink:type="simple" xlink:href="https://www.facebook.com/navy.mil.gov.ua/videos/1277861336416678" text:style-name="Internet_20_link" text:visited-style-name="Visited_20_Internet_20_Link">
</text:a>
 Військово-морськими силами ЗСУ, передає Укрінформ.</text:p>
      <text:p text:style-name="P4">
«Це досить таки унікальний <text:a xlink:type="simple" xlink:href="https://www.ukrinform.ua/tag-rekord" text:style-name="Internet_20_link" text:visited-style-name="Visited_20_Internet_20_Link">
 </text:a>
 -найдовший і найважчий канат, пів тонни і 200 метрів», - повідомив представникНаціонального реєстру рекордів України Валентин Щербачов.</text:p>
      <text:p text:style-name="P4">
У повідомленні йдеться, що участь у встановленні рекорду взяли 208 вихованцівВійськово-морського ліцею ім. віцеадмірала Володимира Безкоровайного такурсантів Інституту Військово-морських сил.</text:p>
      <text:p text:style-name="P4">
Ідея встановлення рекорду належить керівництву ліцею. Ця акція спрямована дляпопуляризації ВМС та підпорядкованих їм навчальних закладів, а також дляпопуляризації здорового способу життя.</text:p>
      <text:p text:style-name="P4">
<text:span text:style-name="T4">
Читайте також:</text:span>
 <text:a xlink:type="simple" xlink:href="https://www.ukrinform.ua/rubric-regions/3696787-u-harkovi-zareestruvali-novij-rekord-najbilsu-namalovanu-pisanku.html" text:style-name="Internet_20_link" text:visited-style-name="Visited_20_Internet_20_Link">
 <text:span text:style-name="T4">
рекорд</text:span>
 </text:a>
</text:p>
      <text:p text:style-name="P4">
Як повідомлялося, у Харкові 16 квітня зареєстрували новий національний рекорд– <text:a xlink:type="simple" xlink:href="https://www.ukrinform.ua/rubric-regions/3696787-u-harkovi-zareestruvali-novij-rekord-najbilsu-namalovanu-pisanku.html" text:style-name="Internet_20_link" text:visited-style-name="Visited_20_Internet_20_Link">
 </text:a>
 .</text:p>
      <text:p text:style-name="P4">
Source: <text:a xlink:type="simple" xlink:href="https://www.ukrinform.ua/rubric-regions/3699305-v-odesi-vstanovili-nacionalnij-rekord-z-peretaguvanna-najdovsogo-kanatu.html" text:style-name="Internet_20_link" text:visited-style-name="Visited_20_Internet_20_Link">
https://www.ukrinform.ua/rubric-regions/3699305-v-odesi-vstanovili-nacionalnij-rekord-z-peretaguvanna-najdovsogo-kanatu.html</text:a>
</text:p>
      <!--NEWS-->
      <text:h text:style-name="P10" text:outline-level="1">
<text:span text:style-name="T4">
У Мелітополі внаслідок ранкового вибуху згорів тепловоз - Федоров</text:span>
</text:h>
      <text:p text:style-name="P4">
Authors: Ukrinform (Person)</text:p>
      <text:p text:style-name="P4">
Publisher: Укринформ (Organization)</text:p>
      <text:p text:style-name="P4">
Published Time: 2023-04-22T15:18:49+03:00</text:p>
      <text:p text:style-name="P4">
Modified Time: 2023-04-22T15:18:49+03:00</text:p>
      <text:p text:style-name="P4">
Description: Ранковий вибух у тимчасово захопленому Мелітополі стався поблизу локомотивного депо, згорів тепловоз. — Укрінформ.</text:p>
      <text:p text:style-name="P4">
Images: ["<text:a xlink:type="simple" xlink:href="https://static.ukrinform.com/photos/2022_11/thumb_files/630_360_1667485432-374.jpg" text:style-name="Internet_20_link" text:visited-style-name="Visited_20_Internet_20_Link">
630_360_16674...</text:a>
"]</text:p>
      <text:p text:style-name="P4">
Tags: ['Мелітополь', 'Вибух', 'Федоров']</text:p>
      <text:p text:style-name="P4">
Type: Article</text:p>
      <!--METADATA-->
      <text:p text:style-name="P4">
<draw:frame draw:style-name="fr1" draw:name="Image129" text:anchor-type="as-char" svg:width="6.9236in" svg:height="3.956343in" draw:z-index="0">
<draw:image xlink:href="../Images/yкринформ/2023-04-22T15-18-49-03-00/630_360_1667485432-374.jpg" xlink:type="simple" xlink:show="embed" xlink:actuate="onLoad" draw:mime-type="image/jpeg"/>
</draw:frame>
 Ранковийвибух у тимчасово захопленому Мелітополі стався поблизу локомотивного депо,згорів тепловоз.</text:p>
      <text:p text:style-name="P4">
Про це <text:a xlink:type="simple" xlink:href="http://t.me/ivan_fedorov_melitopol/1764" text:style-name="Internet_20_link" text:visited-style-name="Visited_20_Internet_20_Link">
 </text:a>
 національного телемарафону"Єдині новини" повідомив міський голова Мелітополя Іван Федоров, передаєкореспондент Укрінформу.</text:p>
      <text:p text:style-name="P4">
"Сьогодні о 7.45 був черговий <text:a xlink:type="simple" xlink:href="https://www.ukrinform.ua/tag-vibuh" text:style-name="Internet_20_link" text:visited-style-name="Visited_20_Internet_20_Link">
 </text:a>
 у нашомумісті. Він був одиночний, поблизу мелітопольського локомотивного депо. Заостанній тиждень там вибухало щонайменше тричі", - сказав Федоров.</text:p>
      <text:p text:style-name="P4">
<text:span text:style-name="T4">
Читайте також:</text:span>
 <text:a xlink:type="simple" xlink:href="https://www.ukrinform.ua/rubric-regions/3698406-govoriti-pro-masovu-evakuaciu-z-okupovanih-teritorij-zaporizkoi-oblasti-zarano-mer-melitopola.html" text:style-name="Internet_20_link" text:visited-style-name="Visited_20_Internet_20_Link">
 </text:a>
</text:p>
      <text:p text:style-name="P4">
Він нагадав, що залізницею загарбники доправляли вантажі й боєприпаси з Криму.</text:p>
      <text:p text:style-name="P4">
"Попередньо, саме один з "дизелів" тепер не зможе доставляти ні боєприпаси, ніживу силу", - сказав міський голова.</text:p>
      <text:p text:style-name="P4">
За його словами, вибухнув наповнений паливом тепловоз.</text:p>
      <text:p text:style-name="P4">
<text:span text:style-name="T4">
Читайте також:</text:span>
 <text:a xlink:type="simple" xlink:href="https://www.ukrinform.ua/rubric-regions/3696309-iz-melitopola-za-dva-tizni-viihali-ponad-2000-ludej-sob-uniknuti-mobilizacii-fedorov.html" text:style-name="Internet_20_link" text:visited-style-name="Visited_20_Internet_20_Link">
 <text:span text:style-name="T4">
Федоров</text:span>
 </text:a>
</text:p>
      <text:p text:style-name="P4">
Як повідомлялось, у тимчасово захопленому Мелітополі вранці пролунав вибух. Намісце виїхали медики, рятувальники та поліція.</text:p>
      <text:p text:style-name="P4">
Source: <text:a xlink:type="simple" xlink:href="https://www.ukrinform.ua/rubric-regions/3699308-u-melitopoli-vnaslidok-rankovogo-vibuhu-zgoriv-teplovoz-fedorov.html" text:style-name="Internet_20_link" text:visited-style-name="Visited_20_Internet_20_Link">
https://www.ukrinform.ua/rubric-regions/3699308-u-melitopoli-vnaslidok-rankovogo-vibuhu-zgoriv-teplovoz-fedorov.html</text:a>
</text:p>
      <!--NEWS-->
      <text:h text:style-name="P10" text:outline-level="1">
<text:span text:style-name="T4">
Європарламент обговорив повернення депортованих українських дітей</text:span>
</text:h>
      <text:p text:style-name="P4">
Authors: Ukrinform (Person)</text:p>
      <text:p text:style-name="P4">
Publisher: Укринформ (Organization)</text:p>
      <text:p text:style-name="P4">
Published Time: 2023-04-22T15:25:38+03:00</text:p>
      <text:p text:style-name="P4">
Modified Time: 2023-04-22T15:25:38+03:00</text:p>
      <text:p text:style-name="P4">
Description: Європейський парламент вкотре обговорив питання повернення депортованих до росії українських дітей, кількість яких може сягати від 16 до 300 тисяч. — Укрінформ.</text:p>
      <text:p text:style-name="P4">
Images: ["<text:a xlink:type="simple" xlink:href="https://static.ukrinform.com/photos/2020_09/thumb_files/630_360_1599583101-141.jpg" text:style-name="Internet_20_link" text:visited-style-name="Visited_20_Internet_20_Link">
630_360_15995...</text:a>
"]</text:p>
      <text:p text:style-name="P4">
Tags: ['Депортація', 'Діти', 'Європарламент', 'Війна з росією']</text:p>
      <text:p text:style-name="P4">
Type: Article</text:p>
      <!--METADATA-->
      <text:p text:style-name="P4">
<draw:frame draw:style-name="fr1" draw:name="Image130" text:anchor-type="as-char" svg:width="6.9236in" svg:height="3.956343in" draw:z-index="0">
<draw:image xlink:href="../Images/yкринформ/2023-04-22T15-25-38-03-00/630_360_1599583101-141.jpg" xlink:type="simple" xlink:show="embed" xlink:actuate="onLoad" draw:mime-type="image/jpeg"/>
</draw:frame>
Європейський парламент вкотре обговорив питання повернення депортованих доросії українських дітей, кількість яких може сягати від 16 до 300 тисяч.</text:p>
      <text:p text:style-name="P4">
Як передає Укрінформ, про це повідомляє <text:a xlink:type="simple" xlink:href="http://minre.gov.ua/2023/04/22/yevroparlament-obgovoryv-pytannya-povernennya-deportovanyh-do-rosiyi-ukrayinskyh-ditej/" text:style-name="Internet_20_link" text:visited-style-name="Visited_20_Internet_20_Link">
</text:a>
 .</text:p>
      <text:p text:style-name="P4">
«Європейський парламент вкотре обговорив питання повернення українських дітей,незаконно депортованих на територію рф. Зазначалося, що наразі їх кількістьможе сягати від 16 до 300 тисяч. Таку цифру євродепутати пояснили тим, щовивозити наших дітей росіяни розпочали ще 2014 року – з часу окупації Криму тачастини Донецької й Луганської областей», - йдеться в повідомленні.</text:p>
      <text:p text:style-name="P4">
<text:span text:style-name="T4">
Читайте також:</text:span>
 <text:a xlink:type="simple" xlink:href="https://www.ukrinform.ua/rubric-world/3692670-gensek-radi-evropi-zaklikala-do-posilenna-politicnoi-voli-dla-vikonanna-risen-espl.html" text:style-name="Internet_20_link" text:visited-style-name="Visited_20_Internet_20_Link">
 </text:a>
</text:p>
      <text:p text:style-name="P4">
Як зазначається, євродепутати також акцентували на тому, що насильницькадепортація знову стала можливою, оскільки подібні злочини, скоєні в СРСР,свого часу не були засуджені, а винні ніколи не переслідувалися наміжнародному рівні. Втім, нині світова спільнота врахувала цей факт іМіжнародний кримінальний суд видав ордер на арешт російського диктатораволодимира путіна та російської уповноваженої з прав дитини марії львової-бєлової.</text:p>
      <text:p text:style-name="P4">
Як відзначили в пресслужбі, ЄС і надалі продовжує підтримувати Україну врозслідуваннях воєнних злочинів і злочинів проти людяності. Комісія ЄС вжевиділила Міжнародному кримінальному суду в Гаазі понад 10 мільйонів євро, атакож ідентифікувала 16 російських посадових осіб, відповідальних за примусовепереміщення дітей із тимчасово окупованих територій. Наступним кроком спільнихзусиль буде конференція, організована Єврокомісією та Польщею. Вона покликанаоб’єднати міжнародні зусилля для пошуку насильно вивезених з України дітей,відзначили у відомстві.</text:p>
      <text:p text:style-name="P4">
<text:span text:style-name="T4">
Читайте також:</text:span>
 <text:a xlink:type="simple" xlink:href="https://www.ukrinform.ua/rubric-society/3694191-ukraina-napracovue-varianti-grupovih-povernen-ditej-lubinec.html" text:style-name="Internet_20_link" text:visited-style-name="Visited_20_Internet_20_Link">
 </text:a>
</text:p>
      <text:p text:style-name="P4">
Як повідомляв Укрінформ, 20 квітня Сенат <text:a xlink:type="simple" xlink:href="https://www.ukrinform.ua/tag-francia" text:style-name="Internet_20_link" text:visited-style-name="Visited_20_Internet_20_Link">
 </text:a>
 закликав інституції та країни Євросоюзу зібрати докази насильницькоговивезення українських дітей до росії та накласти санкції на російськихчиновників, причетних до цих злочинів.</text:p>
      <text:p text:style-name="P4">
Парламентська асамблея Ради Європи (ПАРЄ) впродовж своєї весняної сесії з 24по 28 квітня, проведе термінові дебати про депортацію українських дітейокупантами до росії.</text:p>
      <text:p text:style-name="P4">
Source: <text:a xlink:type="simple" xlink:href="https://www.ukrinform.ua/rubric-society/3699310-evroparlament-obgovoriv-povernenna-deportovanih-ukrainskih-ditej.html" text:style-name="Internet_20_link" text:visited-style-name="Visited_20_Internet_20_Link">
https://www.ukrinform.ua/rubric-society/3699310-evroparlament-obgovoriv-povernenna-deportovanih-ukrainskih-ditej.html</text:a>
</text:p>
      <!--NEWS-->
      <text:h text:style-name="P10" text:outline-level="1">
<text:span text:style-name="T4">
Резніков - про результати «Рамштайну»: росія наближається до Нюрнберга-ІІ</text:span>
</text:h>
      <text:p text:style-name="P4">
Authors: Ukrinform (Person)</text:p>
      <text:p text:style-name="P4">
Publisher: Укринформ (Organization)</text:p>
      <text:p text:style-name="P4">
Published Time: 2023-04-22T15:34:34+03:00</text:p>
      <text:p text:style-name="P4">
Modified Time: 2023-04-22T15:34:34+03:00</text:p>
      <text:p text:style-name="P4">
Description: Одинадцята зустріч Контактної групи з питань оборони України наблизила притягнення росії до відповідальності. — Укрінформ.</text:p>
      <text:p text:style-name="P4">
Images: ["<text:a xlink:type="simple" xlink:href="https://static.ukrinform.com/photos/2023_04/thumb_files/630_360_1682166699-833.jpg" text:style-name="Internet_20_link" text:visited-style-name="Visited_20_Internet_20_Link">
630_360_16821...</text:a>
"]</text:p>
      <text:p text:style-name="P4">
Tags: ['Резніков', 'Війна з росією', 'Зустріч Рамштайн']</text:p>
      <text:p text:style-name="P4">
Type: Article</text:p>
      <!--METADATA-->
      <text:p text:style-name="P4">
<draw:frame draw:style-name="fr1" draw:name="Image131" text:anchor-type="as-char" svg:width="6.9236in" svg:height="3.956343in" draw:z-index="0">
<draw:image xlink:href="../Images/yкринформ/2023-04-22T15-34-34-03-00/630_360_1682166699-833.jpg" xlink:type="simple" xlink:show="embed" xlink:actuate="onLoad" draw:mime-type="image/jpeg"/>
</draw:frame>
 Одинадцятазустріч Контактної групи з питань оборони України наблизила притягнення росіїдо відповідальності.</text:p>
      <text:p text:style-name="P4">
Про це написав міністр оборони України Олексій Резніков у <text:a xlink:type="simple" xlink:href="http://twitter.com/oleksiireznikov/status/1649732749496836096" text:style-name="Internet_20_link" text:visited-style-name="Visited_20_Internet_20_Link">
</text:a>
 зарезультатами зустрічі у форматі «Рамштайн», передає Укрінформ.</text:p>
      <text:p text:style-name="P4">
«Результати Рамштайну-11: росія наближається до Нюрнберга-ІІ. Кожна зустріч утакому форматі не лише дає більше корисних «подарунків» для української армії,а й спрямована на притягнення злочинців до відповідальності», – наголосивочільник МОУ.</text:p>
      <text:p text:style-name="P4">
<text:span text:style-name="T4">
Читайте також:</text:span>
 <text:a xlink:type="simple" xlink:href="https://www.ukrinform.ua/rubric-ato/3699057-zelenskij-ocikue-na-dopovid-reznikova-za-rezultatami-ramstajnu.html" text:style-name="Internet_20_link" text:visited-style-name="Visited_20_Internet_20_Link">
 <text:span text:style-name="T4">
Резніков</text:span>
 </text:a>
</text:p>
      <text:p text:style-name="P4">
Як повідомлялося, 21 квітня на авіабазі ВПС США «Рамштайн» у Німеччинівідбулося 11-те засідання Контактної групи з питань оборони України. Під часзустрічі обговорювалися, зокрема, питання протиповітряної оборони,боєприпасів, а також засобів забезпечення.</text:p>
      <text:p text:style-name="P4">
Міністр оборони <text:a xlink:type="simple" xlink:href="https://www.ukrinform.ua/tag-ssa" text:style-name="Internet_20_link" text:visited-style-name="Visited_20_Internet_20_Link">
 </text:a>
 Ллойд Остін заявив уп’ятницю, що країни-учасниці формату надали ЗСУ понад 230 танків, а такожтисячі одиниць іншої бойової техніки та боєприпасів і 55 млрд дол. безпековоїдопомоги.</text:p>
      <text:p text:style-name="P4">
Source: <text:a xlink:type="simple" xlink:href="https://www.ukrinform.ua/rubric-polytics/3699312-reznikov-pro-rezultati-ramstajnu-rosia-nablizaetsa-do-nurnbergaii.html" text:style-name="Internet_20_link" text:visited-style-name="Visited_20_Internet_20_Link">
https://www.ukrinform.ua/rubric-polytics/3699312-reznikov-pro-rezultati-ramstajnu-rosia-nablizaetsa-do-nurnbergaii.html</text:a>
</text:p>
      <!--NEWS-->
      <text:h text:style-name="P10" text:outline-level="1">
<text:span text:style-name="T4">
Байден оновить гарантії безпеки для Кореї від ядерних провокацій з боку КНДР, Китаю та росії – Reuters</text:span>
</text:h>
      <text:p text:style-name="P4">
Authors: Ukrinform (Person)</text:p>
      <text:p text:style-name="P4">
Publisher: Укринформ (Organization)</text:p>
      <text:p text:style-name="P4">
Published Time: 2023-04-22T15:37:00+03:00</text:p>
      <text:p text:style-name="P4">
Modified Time: 2023-04-22T15:37:00+03:00</text:p>
      <text:p text:style-name="P4">
Description: Під час зустрічі наступного тижня з південнокорейським лідером Юн Сук Йолем президент США Джо Байден обіцятиме вжити "суттєвих" заходів, щоб підкреслити зобов’язання США стримувати можливий ядерний напад КНДР на Південну Корею. — Укрінформ.</text:p>
      <text:p text:style-name="P4">
Images: ["<text:a xlink:type="simple" xlink:href="https://static.ukrinform.com/photos/2021_08/thumb_files/630_360_1630023050-348.jpg" text:style-name="Internet_20_link" text:visited-style-name="Visited_20_Internet_20_Link">
630_360_16300...</text:a>
"]</text:p>
      <text:p text:style-name="P4">
Tags: ['Байден', 'КНДР', 'Корея', 'Ядерна зброя']</text:p>
      <text:p text:style-name="P4">
Type: Article</text:p>
      <!--METADATA-->
      <text:p text:style-name="P4">
<draw:frame draw:style-name="fr1" draw:name="Image132" text:anchor-type="as-char" svg:width="6.9236in" svg:height="3.956343in" draw:z-index="0">
<draw:image xlink:href="../Images/yкринформ/2023-04-22T15-37-00-03-00/630_360_1630023050-348.jpg" xlink:type="simple" xlink:show="embed" xlink:actuate="onLoad" draw:mime-type="image/jpeg"/>
</draw:frame>
 Під часзустрічі наступного тижня з південнокорейським лідером Юн Сук Йолем президентСША Джо Байден обіцятиме вжити "суттєвих" заходів, щоб підкреслитизобов’язання США стримувати можливий ядерний напад КНДР на Південну Корею.</text:p>
      <text:p text:style-name="P4">
Як передає Укрінформ, про це повідомляє агенція <text:a xlink:type="simple" xlink:href="https://www.reuters.com/world/asia-pacific/biden-pledge-steps-deter-nuclear-attack-south-korea-officials-2023-04-21/" text:style-name="Internet_20_link" text:visited-style-name="Visited_20_Internet_20_Link">
</text:a>
 з посиланням на власні джерела.</text:p>
      <text:p text:style-name="P4">
"Ми надзвичайно та інтенсивно працюємо з південними корейцями, щоб вжитинеобхідних заходів для підкріплення як суспільного сприйняття, так іреальності наших зобов’язань", — сказав американський посадовець агенціїReuters напередодні зустрічі, що має відбутися наступної середи.</text:p>
      <text:p text:style-name="P4">
"Ми дуже чітко заявили, що наша прихильність до ядерного стримуваннязалишається непохитною для <text:a xlink:type="simple" xlink:href="https://www.ukrinform.ua/tag-korea" text:style-name="Internet_20_link" text:visited-style-name="Visited_20_Internet_20_Link">
 </text:a>
 ", — додавпосадовець, який побажав залишитись анонімним.</text:p>
      <text:p text:style-name="P4">
За його словами, на саміті Байден оновить гарантії безпеки для ПівденноїКореї. "Президент Байден зробить суттєві кроки, щоб підкреслити та оновити їх,дати зрозуміти, що у всіх мало сумнівів щодо нашої прихильності підтримціПівденної Кореї, навіть перед обличчям провокацій з боку КНДР, брязканнязброєю з боку росії, та відвертих амбіцій Китаю щодо нарощування ядернихозброєнь", – сказав посадовець.</text:p>
      <text:p text:style-name="P4">
<text:span text:style-name="T4">
Читайте також:</text:span>
 <text:a xlink:type="simple" xlink:href="https://www.ukrinform.ua/rubric-world/3698587-bajden-obgovorit-iz-prezidentom-pivdennoi-korei-dopomogu-ukraini-bilij-dim.html" text:style-name="Internet_20_link" text:visited-style-name="Visited_20_Internet_20_Link">
 </text:a>
</text:p>
      <text:p text:style-name="P4">
Як повідомляв Укрінформ, міністр закордонних справ Північної Кореї Чхо СонХуей заявила, що статус КНДР як світової ядерної держави є "остаточним танезворотним".</text:p>
      <text:p text:style-name="P4">
<text:span text:style-name="T5">
Фото: politico.com</text:span>
</text:p>
      <text:p text:style-name="P4">
Source: <text:a xlink:type="simple" xlink:href="https://www.ukrinform.ua/rubric-world/3699314-bajden-onovit-garantii-bezpeki-dla-korei-vid-adernih-provokacij-z-boku-kndr-kitau-ta-rosii-reuters.html" text:style-name="Internet_20_link" text:visited-style-name="Visited_20_Internet_20_Link">
https://www.ukrinform.ua/rubric-world/3699314-bajden-onovit-garantii-bezpeki-dla-korei-vid-adernih-provokacij-z-boku-kndr-kitau-ta-rosii-reuters.html</text:a>
</text:p>
      <!--NEWS-->
      <text:h text:style-name="P10" text:outline-level="1">
<text:span text:style-name="T4">
Українські судді у Гаазі взяли участь у конференції щодо розгляду міжнародних злочинів</text:span>
</text:h>
      <text:p text:style-name="P4">
Authors: Ukrinform (Person)</text:p>
      <text:p text:style-name="P4">
Publisher: Укринформ (Organization)</text:p>
      <text:p text:style-name="P4">
Published Time: 2023-04-22T15:43:00+03:00</text:p>
      <text:p text:style-name="P4">
Modified Time: 2023-04-22T15:43:00+03:00</text:p>
      <text:p text:style-name="P4">
Description: Сім українських суддів відвідали Гаагу із навчальним візитом, а також взяли участь у міжнародній конференції щодо розгляду міжнародних злочинів. — Укрінформ.</text:p>
      <text:p text:style-name="P4">
Images: ["<text:a xlink:type="simple" xlink:href="https://static.ukrinform.com/photos/2023_04/thumb_files/630_360_1682171088-774.jpg" text:style-name="Internet_20_link" text:visited-style-name="Visited_20_Internet_20_Link">
630_360_16821...</text:a>
"]</text:p>
      <text:p text:style-name="P4">
Tags: ['Гаага', 'Україна', 'Судді']</text:p>
      <text:p text:style-name="P4">
Type: Article</text:p>
      <!--METADATA-->
      <text:p text:style-name="P4">
<draw:frame draw:style-name="fr1" draw:name="Image133" text:anchor-type="as-char" svg:width="6.9236in" svg:height="3.956343in" draw:z-index="0">
<draw:image xlink:href="../Images/yкринформ/2023-04-22T15-43-00-03-00/630_360_1682171088-774.jpg" xlink:type="simple" xlink:show="embed" xlink:actuate="onLoad" draw:mime-type="image/jpeg"/>
</draw:frame>
 Сімукраїнських суддів відвідали Гаагу із навчальним візитом, а також взяли участьу міжнародній конференції щодо розгляду міжнародних злочинів.</text:p>
      <text:p text:style-name="P4">
Як повідомляє кореспондент Укрінформу в Гаазі, з 18 до 21 квітня 2023 рокуделегація з 7 українських суддів Верховного суду та перших інстанцій відвідалаГаагу з навчальним візитом на тему розгляду справ про міжнародні злочини.Візит організовано Програмою USAID “Справедливість для всіх” у співпраці зАссер Інститут в рамках проєкту МАТРА-Україна.</text:p>
      <text:p text:style-name="P4">
За час візиту українські судді зустрілись з колегами із Міжнародногокримінального суду (МКС) і Верховного суду <text:a xlink:type="simple" xlink:href="https://www.ukrinform.ua/tag-niderlandi" text:style-name="Internet_20_link" text:visited-style-name="Visited_20_Internet_20_Link">
 </text:a>
 , представниками Агентства Європейського Союзу з питаньспівробітництва у сфері кримінальної юстиції (Eurojust), Ради з питаньюстиції, Служби державного обвинувачення, міністерств закордонних справ,юстиції і безпеки Нідерландів, посольства України, а також муніципалітетуміста Гаага. Українська делегація також взяла участь у міжнародній конференціїщодо розгляду міжнародних злочинів, яку організувало Бюро з міжнароднихзлочинів Нідерландського окружного суду Гааги 20-21 квітня 2023 року.</text:p>
      <text:p text:style-name="P4">
“Збройний конфлікт на території України поставив перед юридичною спільнотоючимало викликів – від розгляду кримінальних проваджень про воєнні злочини дозлочинів проти довкілля. Питання засобів та джерел доказування, визначеннярозміру шкоди, так само як і проблеми юрисдикції були предметом обговорення зколегами з різних країн, включаючи такі держави, як Боснія і Герцеговина таНімеччина. Врахування їхнього досвіду та вивчення кращих міжнародних практикбезперечно сприятиме якнайшвидшому ефективному переслідуванню згаданих явищвідповідно до принципу верховенства права, як і належить демократичнійдержаві”, - зазначила суддя Очаківського міськрайонного суду Миколаївськоїобласті Тетяна Шевиріна.</text:p>
      <text:p text:style-name="P4">
Під час візиту українські судді обговорили з колегами особливості розглядусправ про міжнародні злочини національними судами, підходи до застосуванняміжнародного права в національній практиці, етичні питання, що стосуютьсязахисту жертв та свідків у справах про воєнні злочини, а також ознайомились знайкращими міжнародними практиками судового розгляду в таких справах.</text:p>
      <text:p text:style-name="P4">
<text:span text:style-name="T4">
Читайте також:</text:span>
 <text:a xlink:type="simple" xlink:href="https://www.ukrinform.ua/rubric-ato/3697229-stati-vidpravlat-prokurora-v-gaagu-akij-zosereditsa-na-zlocinah-rf-proti-ukraini.html" text:style-name="Internet_20_link" text:visited-style-name="Visited_20_Internet_20_Link">
 <text:span text:style-name="T4">
Гааги</text:span>
 </text:a>
</text:p>
      <text:p text:style-name="P4">
Як повідомляв Укрінформ, станом на 19 квітня Генеральна прокуратура Українивже зареєструвала близько 80 тисяч воєнних злочинів, скоєних російськимивійськами і ця кількість стрімко зростає, особливо після звільнення тимчасовозахоплених територій.</text:p>
      <text:p text:style-name="P4">
Source: <text:a xlink:type="simple" xlink:href="https://www.ukrinform.ua/rubric-society/3699318-ukrainski-suddi-u-gaazi-vzali-ucast-u-konferencii-sodo-rozgladu-miznarodnih-zlociniv.html" text:style-name="Internet_20_link" text:visited-style-name="Visited_20_Internet_20_Link">
https://www.ukrinform.ua/rubric-society/3699318-ukrainski-suddi-u-gaazi-vzali-ucast-u-konferencii-sodo-rozgladu-miznarodnih-zlociniv.html</text:a>
</text:p>
      <!--NEWS-->
      <text:h text:style-name="P10" text:outline-level="1">
<text:span text:style-name="T4">
В Ірпені стартувала акція «1 мільйон дерев життя»</text:span>
</text:h>
      <text:p text:style-name="P4">
Authors: Ukrinform (Person)</text:p>
      <text:p text:style-name="P4">
Publisher: Укринформ (Organization)</text:p>
      <text:p text:style-name="P4">
Published Time: 2023-04-22T15:51:00+03:00</text:p>
      <text:p text:style-name="P4">
Modified Time: 2023-04-22T15:51:00+03:00</text:p>
      <text:p text:style-name="P4">
Description: Міністр Кабінету Міністрів Олег Немчінов 22 квітня у Всесвітній день Землі разом із міським головою Ірпеня Олександром Маркушиним посадили перші дерева у рамках акції "1 мільйон дерев життя".   — Укрінформ.</text:p>
      <text:p text:style-name="P4">
Images: ["<text:a xlink:type="simple" xlink:href="https://static.ukrinform.com/photos/2023_04/thumb_files/630_360_1682172305-7916.jpeg" text:style-name="Internet_20_link" text:visited-style-name="Visited_20_Internet_20_Link">
630_360_16821...</text:a>
", "<text:a xlink:type="simple" xlink:href="https://static.ukrinform.com/photos/2023_04/thumb_files/630_360_1682172305-1637.jpeg" text:style-name="Internet_20_link" text:visited-style-name="Visited_20_Internet_20_Link">
630_360_16821...</text:a>
", "<text:a xlink:type="simple" xlink:href="https://static.ukrinform.com/photos/2023_04/thumb_files/630_360_1682172305-3154.jpeg" text:style-name="Internet_20_link" text:visited-style-name="Visited_20_Internet_20_Link">
630_360_16821...</text:a>
", "<text:a xlink:type="simple" xlink:href="https://static.ukrinform.com/photos/2023_04/thumb_files/630_360_1682172305-1581.jpeg" text:style-name="Internet_20_link" text:visited-style-name="Visited_20_Internet_20_Link">
630_360_16821...</text:a>
", "<text:a xlink:type="simple" xlink:href="https://static.ukrinform.com/photos/2023_04/thumb_files/630_360_1682172305-1211.jpeg" text:style-name="Internet_20_link" text:visited-style-name="Visited_20_Internet_20_Link">
630_360_16821...</text:a>
", "<text:a xlink:type="simple" xlink:href="https://static.ukrinform.com/photos/2023_04/thumb_files/630_360_1682172305-2285.jpeg" text:style-name="Internet_20_link" text:visited-style-name="Visited_20_Internet_20_Link">
630_360_16821...</text:a>
", "<text:a xlink:type="simple" xlink:href="https://static.ukrinform.com/photos/2023_04/thumb_files/630_360_1682172306-8858.jpeg" text:style-name="Internet_20_link" text:visited-style-name="Visited_20_Internet_20_Link">
630_360_16821...</text:a>
", "<text:a xlink:type="simple" xlink:href="https://static.ukrinform.com/photos/2023_04/1682167806-426.jpg" text:style-name="Internet_20_link" text:visited-style-name="Visited_20_Internet_20_Link">
1682167806-42...</text:a>
", "<text:a xlink:type="simple" xlink:href="https://static.ukrinform.com/photos/2023_04/1682167806-862.jpg" text:style-name="Internet_20_link" text:visited-style-name="Visited_20_Internet_20_Link">
1682167806-86...</text:a>
"]</text:p>
      <text:p text:style-name="P4">
Tags: ['Ірпінь', 'Кабмін', 'Немчінов', 'Дерева']</text:p>
      <text:p text:style-name="P4">
Type: Article</text:p>
      <!--METADATA-->
      <text:p text:style-name="P4">
<draw:frame draw:style-name="fr1" draw:name="Image134" text:anchor-type="as-char" svg:width="6.9236in" svg:height="3.956343in" draw:z-index="0">
<draw:image xlink:href="../Images/yкринформ/2023-04-22T15-51-00-03-00/630_360_1682172305-7916.jpeg" xlink:type="simple" xlink:show="embed" xlink:actuate="onLoad" draw:mime-type="image/jpeg"/>
</draw:frame>
 МіністрКабінету Міністрів Олег Немчінов 22 квітня у Всесвітній день Землі разом ізміським головою Ірпеня Олександром Маркушиним посадили перші дерева у рамкахакції "1 мільйон дерев життя".</text:p>
      <text:p text:style-name="P4">
Як передає Укрінформ, про це Немчінов написав у <text:a xlink:type="simple" xlink:href="https://t.me/nemchinovoleh/4562" text:style-name="Internet_20_link" text:visited-style-name="Visited_20_Internet_20_Link">
</text:a>
.</text:p>
      <text:p text:style-name="P4">
<draw:frame draw:style-name="fr1" draw:name="Image135" text:anchor-type="as-char" svg:width="6.9236in" svg:height="3.956343in" draw:z-index="0">
<draw:image xlink:href="../Images/yкринформ/2023-04-22T15-51-00-03-00/630_360_1682172305-1637.jpeg" xlink:type="simple" xlink:show="embed" xlink:actuate="onLoad" draw:mime-type="image/jpeg"/>
</draw:frame>
 В Ірпеністартувала акція «1 мільйон дерев життя» / Фото: Євген Любимов. Укрінформ  <text:a xlink:type="simple" xlink:href="https://static.ukrinform.com/photos/2023_04/1682172305-1637.jpeg" text:style-name="Internet_20_link" text:visited-style-name="Visited_20_Internet_20_Link">
<draw:frame draw:style-name="fr1" draw:name="Image136" text:anchor-type="as-char" svg:width="6.9236in" svg:height="3.956343in" draw:z-index="0">
<draw:image xlink:href="../Images/yкринформ/2023-04-22T15-51-00-03-00/630_360_1682172305-1637.jpeg" xlink:type="simple" xlink:show="embed" xlink:actuate="onLoad" draw:mime-type="image/jpeg"/>
</draw:frame>
</text:a>
 <text:a xlink:type="simple" xlink:href="https://static.ukrinform.com/photos/2023_04/1682172305-3154.jpeg" text:style-name="Internet_20_link" text:visited-style-name="Visited_20_Internet_20_Link">
<draw:frame draw:style-name="fr1" draw:name="Image137" text:anchor-type="as-char" svg:width="6.9236in" svg:height="3.956343in" draw:z-index="0">
<draw:image xlink:href="../Images/yкринформ/2023-04-22T15-51-00-03-00/630_360_1682172305-3154.jpeg" xlink:type="simple" xlink:show="embed" xlink:actuate="onLoad" draw:mime-type="image/jpeg"/>
</draw:frame>
</text:a>
 <text:a xlink:type="simple" xlink:href="https://static.ukrinform.com/photos/2023_04/1682172305-1581.jpeg" text:style-name="Internet_20_link" text:visited-style-name="Visited_20_Internet_20_Link">
<draw:frame draw:style-name="fr1" draw:name="Image138" text:anchor-type="as-char" svg:width="6.9236in" svg:height="3.956343in" draw:z-index="0">
<draw:image xlink:href="../Images/yкринформ/2023-04-22T15-51-00-03-00/630_360_1682172305-1581.jpeg" xlink:type="simple" xlink:show="embed" xlink:actuate="onLoad" draw:mime-type="image/jpeg"/>
</draw:frame>
</text:a>
 <text:a xlink:type="simple" xlink:href="https://static.ukrinform.com/photos/2023_04/1682172305-1211.jpeg" text:style-name="Internet_20_link" text:visited-style-name="Visited_20_Internet_20_Link">
<draw:frame draw:style-name="fr1" draw:name="Image139" text:anchor-type="as-char" svg:width="6.9236in" svg:height="3.956343in" draw:z-index="0">
<draw:image xlink:href="../Images/yкринформ/2023-04-22T15-51-00-03-00/630_360_1682172305-1211.jpeg" xlink:type="simple" xlink:show="embed" xlink:actuate="onLoad" draw:mime-type="image/jpeg"/>
</draw:frame>
</text:a>
 <text:a xlink:type="simple" xlink:href="https://static.ukrinform.com/photos/2023_04/1682172305-2285.jpeg" text:style-name="Internet_20_link" text:visited-style-name="Visited_20_Internet_20_Link">
<draw:frame draw:style-name="fr1" draw:name="Image140" text:anchor-type="as-char" svg:width="6.9236in" svg:height="3.956343in" draw:z-index="0">
<draw:image xlink:href="../Images/yкринформ/2023-04-22T15-51-00-03-00/630_360_1682172305-2285.jpeg" xlink:type="simple" xlink:show="embed" xlink:actuate="onLoad" draw:mime-type="image/jpeg"/>
</draw:frame>
</text:a>
 <text:a xlink:type="simple" xlink:href="https://static.ukrinform.com/photos/2023_04/1682172305-7916.jpeg" text:style-name="Internet_20_link" text:visited-style-name="Visited_20_Internet_20_Link">
<draw:frame draw:style-name="fr1" draw:name="Image141" text:anchor-type="as-char" svg:width="6.9236in" svg:height="3.956343in" draw:z-index="0">
<draw:image xlink:href="../Images/yкринформ/2023-04-22T15-51-00-03-00/630_360_1682172305-7916.jpeg" xlink:type="simple" xlink:show="embed" xlink:actuate="onLoad" draw:mime-type="image/jpeg"/>
</draw:frame>
</text:a>
 <text:a xlink:type="simple" xlink:href="https://static.ukrinform.com/photos/2023_04/1682172306-8858.jpeg" text:style-name="Internet_20_link" text:visited-style-name="Visited_20_Internet_20_Link">
<draw:frame draw:style-name="fr1" draw:name="Image142" text:anchor-type="as-char" svg:width="6.9236in" svg:height="3.956343in" draw:z-index="0">
<draw:image xlink:href="../Images/yкринформ/2023-04-22T15-51-00-03-00/630_360_1682172306-8858.jpeg" xlink:type="simple" xlink:show="embed" xlink:actuate="onLoad" draw:mime-type="image/jpeg"/>
</draw:frame>
</text:a>
</text:p>
      <text:p text:style-name="P4">
За його словами, "символічно цьогоріч посадили дерева в Ірпені, яке активновідроджує своє життя після <text:a xlink:type="simple" xlink:href="https://www.ukrinform.ua/tag-okupacia" text:style-name="Internet_20_link" text:visited-style-name="Visited_20_Internet_20_Link">
 </text:a>
 таминулорічних боїв".</text:p>
      <text:p text:style-name="P4">
<draw:frame draw:style-name="fr1" draw:name="Image143" text:anchor-type="as-char" svg:width="6.9236in" svg:height="9.231467in" draw:z-index="0">
<draw:image xlink:href="../Images/yкринформ/2023-04-22T15-51-00-03-00/1682167806-426.jpg" xlink:type="simple" xlink:show="embed" xlink:actuate="onLoad" draw:mime-type="image/jpeg"/>
</draw:frame>
</text:p>
      <text:p text:style-name="P4">
Він нагадав, що у цей день буде висаджено мільйон дерев у 70 локаціях Українита понад 30 країн світу. Висадка буде відбуватися одночасно і транслюватисячерез телеміст.</text:p>
      <text:p text:style-name="P4">
<draw:frame draw:style-name="fr1" draw:name="Image144" text:anchor-type="as-char" svg:width="6.9236in" svg:height="9.231467in" draw:z-index="0">
<draw:image xlink:href="../Images/yкринформ/2023-04-22T15-51-00-03-00/1682167806-862.jpg" xlink:type="simple" xlink:show="embed" xlink:actuate="onLoad" draw:mime-type="image/jpeg"/>
</draw:frame>
</text:p>
      <text:p text:style-name="P4">
"Безпосередньо в Ірпені на набережній буде посаджено близько 50 дерев. Першедерево вже посадили разом із міським головою Ірпеня – Маркушиним", - зазначивміністр КМУ.</text:p>
      <text:p text:style-name="P4">
Немчінов додав, що у попередні роки такі акції відбувались у Пущі Водиці та уНаціональному ботанічному саду імені Миколи Гришка.</text:p>
      <text:p text:style-name="P4">
"Висадка дерев сприятиме відновленню нашої екосистеми та Землі вцілому", -наголосив Немчінов.</text:p>
      <text:p text:style-name="P4">
<text:span text:style-name="T4">
Читайте також:</text:span>
 <text:a xlink:type="simple" xlink:href="https://www.ukrinform.ua/rubric-kyiv/3695366-u-kievi-ponovili-robotu-z-napovnenna-onlajnmapi-derev.html" text:style-name="Internet_20_link" text:visited-style-name="Visited_20_Internet_20_Link">
 <text:span text:style-name="T4">
дерев</text:span>
 </text:a>
</text:p>
      <text:p text:style-name="P4">
Як повідомлялось, щорічно 22 квітня світ відзначає День Землі. Метою свята єпривернення уваги суспільства до проблем екології, заклик дбати про природу.Вважається, що сьогодні кожен має зробити для Землі щось корисне: прибратизасмічену ділянку, чи посадити дерево.</text:p>
      <text:p text:style-name="P4">
<text:span text:style-name="T5">
Фото: Олег Немчінов / Телеграм</text:span>
</text:p>
      <text:p text:style-name="P4">
Source: <text:a xlink:type="simple" xlink:href="https://www.ukrinform.ua/rubric-regions/3699319-v-irpeni-startuvala-akcia-1-miljon-derev-zitta.html" text:style-name="Internet_20_link" text:visited-style-name="Visited_20_Internet_20_Link">
https://www.ukrinform.ua/rubric-regions/3699319-v-irpeni-startuvala-akcia-1-miljon-derev-zitta.html</text:a>
</text:p>
      <!--NEWS-->
      <text:h text:style-name="P10" text:outline-level="1">
<text:span text:style-name="T4">
У Греції стався землетрус</text:span>
</text:h>
      <text:p text:style-name="P4">
Authors: Ukrinform (Person)</text:p>
      <text:p text:style-name="P4">
Publisher: Укринформ (Organization)</text:p>
      <text:p text:style-name="P4">
Published Time: 2023-04-22T16:00:37+03:00</text:p>
      <text:p text:style-name="P4">
Modified Time: 2023-04-22T16:00:37+03:00</text:p>
      <text:p text:style-name="P4">
Description: На грецькому острові Еввія у суботу стався землетрус магнітудою 4,5. — Укрінформ.</text:p>
      <text:p text:style-name="P4">
Images: ["<text:a xlink:type="simple" xlink:href="https://static.ukrinform.com/photos/2023_02/thumb_files/630_360_1675857416-430.jpg" text:style-name="Internet_20_link" text:visited-style-name="Visited_20_Internet_20_Link">
630_360_16758...</text:a>
"]</text:p>
      <text:p text:style-name="P4">
Tags: ['Греція', 'Землетрус']</text:p>
      <text:p text:style-name="P4">
Type: Article</text:p>
      <!--METADATA-->
      <text:p text:style-name="P4">
<draw:frame draw:style-name="fr1" draw:name="Image145" text:anchor-type="as-char" svg:width="6.9236in" svg:height="3.949857in" draw:z-index="0">
<draw:image xlink:href="../Images/yкринформ/2023-04-22T16-00-37-03-00/630_360_1675857416-430.jpg" xlink:type="simple" xlink:show="embed" xlink:actuate="onLoad" draw:mime-type="image/jpeg"/>
</draw:frame>
 Нагрецькому острові Еввія у суботу стався землетрус магнітудою 4,5.</text:p>
      <text:p text:style-name="P4">
Про це повідомляє <text:a xlink:type="simple" xlink:href="http://www.ekathimerini.com/news/1209355/4-5-magnitude-quake-strikes-evia-island/" text:style-name="Internet_20_link" text:visited-style-name="Visited_20_Internet_20_Link">
 </text:a>
 із посиланням на Геодинамічний інститутНаціональної обсерваторії Афін, передає Укрінформ.</text:p>
      <text:p text:style-name="P4">
Епіцентр землетрусу був за 60 кілометрів від столиці Афін на глибині 10кілометрів.</text:p>
      <text:p text:style-name="P4">
Поштовх відчувався й у столиці <text:a xlink:type="simple" xlink:href="https://www.ukrinform.ua/tag-grecia" text:style-name="Internet_20_link" text:visited-style-name="Visited_20_Internet_20_Link">
 </text:a>
 .</text:p>
      <text:p text:style-name="P4">
<text:span text:style-name="T4">
Читайте також:</text:span>
 <text:a xlink:type="simple" xlink:href="https://www.ukrinform.ua/rubric-world/3697772-u-meksici-stavsa-potuznij-zemletrus.html" text:style-name="Internet_20_link" text:visited-style-name="Visited_20_Internet_20_Link">
 <text:span text:style-name="T4">
землетрус</text:span>
 </text:a>
</text:p>
      <text:p text:style-name="P4">
Як повідомлялося, 17 квітня на сході Туреччини, у провінції Ван, ставсяземлетрус магнітудою 4.</text:p>
      <text:p text:style-name="P4">
Source: <text:a xlink:type="simple" xlink:href="https://www.ukrinform.ua/rubric-world/3699321-u-grecii-stavsa-zemletrus.html" text:style-name="Internet_20_link" text:visited-style-name="Visited_20_Internet_20_Link">
https://www.ukrinform.ua/rubric-world/3699321-u-grecii-stavsa-zemletrus.html</text:a>
</text:p>
      <!--NEWS-->
      <text:h text:style-name="P10" text:outline-level="1">
<text:span text:style-name="T4">
Міністр оборони Італії виступає за переговори між Україною та рф і посередництво Китаю</text:span>
</text:h>
      <text:p text:style-name="P4">
Authors: Ukrinform (Person)</text:p>
      <text:p text:style-name="P4">
Publisher: Укринформ (Organization)</text:p>
      <text:p text:style-name="P4">
Published Time: 2023-04-22T16:07:27+03:00</text:p>
      <text:p text:style-name="P4">
Modified Time: 2023-04-22T16:07:27+03:00</text:p>
      <text:p text:style-name="P4">
Description: Міністр оборони Італії Гвідо Крозетто вважає, що потрібно посадити Україну та рф за стіл переговорів, а Китай міг би бути посередником. — Укрінформ.</text:p>
      <text:p text:style-name="P4">
Images: ["<text:a xlink:type="simple" xlink:href="https://static.ukrinform.com/photos/2023_04/thumb_files/630_360_1682168685-650.jpg" text:style-name="Internet_20_link" text:visited-style-name="Visited_20_Internet_20_Link">
630_360_16821...</text:a>
"]</text:p>
      <text:p text:style-name="P4">
Tags: ['Італія', 'Китай', 'Україна', 'Війна з росією']</text:p>
      <text:p text:style-name="P4">
Type: Article</text:p>
      <!--METADATA-->
      <text:p text:style-name="P4">
<draw:frame draw:style-name="fr1" draw:name="Image146" text:anchor-type="as-char" svg:width="6.9236in" svg:height="3.946452in" draw:z-index="0">
<draw:image xlink:href="../Images/yкринформ/2023-04-22T16-07-27-03-00/630_360_1682168685-650.jpg" xlink:type="simple" xlink:show="embed" xlink:actuate="onLoad" draw:mime-type="image/jpeg"/>
</draw:frame>
 Міністроборони Італії Гвідо Крозетто вважає, що потрібно посадити Україну та рф застіл переговорів, а Китай міг би бути посередником.</text:p>
      <text:p text:style-name="P4">
Про це повідомляє видання <text:a xlink:type="simple" xlink:href="http://www.liberoquotidiano.it/news/politica/35583217/guido-crosetto-pnrr-200-miliardi-tre-anni-impossibile-errore-conte.html" text:style-name="Internet_20_link" text:visited-style-name="Visited_20_Internet_20_Link">
</text:a>
 , передає Укрінформ.</text:p>
      <text:p text:style-name="P4">
За словами міністра, Італія в контексті війни в Україні рухається двомаосновними напрямками, і перший - це допомога: "Ми повинні гарантувати правоУкраїни захищатися". Та з іншого боку, існує "постійне та щоденне зобов'язаннясісти за стіл переговорів".</text:p>
      <text:p text:style-name="P4">
"Тому що зараз єдине, що ми можемо зробити, - це не закінчити війну, азупинити конфлікт та спробувати посадити за один стіл двох співрозмовників,які не розмовляють один з одним та не мають нічого спільного", - заявивКрозетто.</text:p>
      <text:p text:style-name="P4">
Він сподівається на більшу роль країн Європи у намаганні "залити вогонь".</text:p>
      <text:p text:style-name="P4">
"Всі чудово підливають бензину у вогонь, але немає жодного пожежника. Нампотрібні пожежники у світі, в якому ООН, яка має виконувати цю функцію,втратила її. Тому що Рада Безпеки заблокована такими постійними членами, якросія, Китай", - сказав Крозетто.</text:p>
      <text:p text:style-name="P4">
На його думку, для встановлення миру "потрібен інший співрозмовник".</text:p>
      <text:p text:style-name="P4">
"Чи може це бути <text:a xlink:type="simple" xlink:href="https://www.ukrinform.ua/tag-kitaj" text:style-name="Internet_20_link" text:visited-style-name="Visited_20_Internet_20_Link">
 </text:a>
 ? Він має бутиспіврозмовником за столом мирних перемовин. Це одне з питань, яке ми повинніпоставити собі в Італії та в Європі", - сказав Крозетто.</text:p>
      <text:p text:style-name="P4">
<text:span text:style-name="T4">
Читайте також:</text:span>
 <text:a xlink:type="simple" xlink:href="https://www.ukrinform.ua/rubric-polytics/3699106-dla-dosagnenna-miru-v-ukraini-evrosouz-pidtrimue-lise-propozicii-zelenskogo-predstavnik-es.html" text:style-name="Internet_20_link" text:visited-style-name="Visited_20_Internet_20_Link">
 </text:a>
</text:p>
      <text:p text:style-name="P4">
Як повідомлялося, державний радник і міністр закордонних справ КНР Цінь Ган <text:a xlink:type="simple" xlink:href="https://www.ukrinform.ua/rubric-polytics/3698830-pekin-ne-planue-tisnuti-na-insi-kraini-u-vijni-rf-proti-ukraini-glava-mzs-kitau.html" text:style-name="Internet_20_link" text:visited-style-name="Visited_20_Internet_20_Link">
</text:a>
 , що Китай займаєнеупереджену позицію стосовно «кризи в Україні» і прагне зменшення градусапротистояння та переговорів для її політичного врегулювання.</text:p>
      <text:p text:style-name="P4">
Високий представник ЄС Жозеп Боррель <text:a xlink:type="simple" xlink:href="https://www.ukrinform.ua/rubric-world/3697373-vidnosini-es-iz-kitaem-zalezat-pid-pozicii-pekina-sodo-vivedenna-vijsk-rf-z-ukraini-borrel.html" text:style-name="Internet_20_link" text:visited-style-name="Visited_20_Internet_20_Link">
 </text:a>
 , що Європейський Союз не зможерозвивати «нормальні відносини» з Китаєм, якщо Пекін не скористається своїмвпливом на росію, аби переконати її вивести війська з України та закінчитивійну.</text:p>
      <text:p text:style-name="P4">
<text:span text:style-name="T5">
Фото: EPA-EFE/Takashi Aoyama / POOL</text:span>
</text:p>
      <text:p text:style-name="P4">
Source: <text:a xlink:type="simple" xlink:href="https://www.ukrinform.ua/rubric-world/3699322-ministr-oboroni-italii-vistupae-za-peregovori-miz-ukrainou-ta-rf-i-poserednictvo-kitau.html" text:style-name="Internet_20_link" text:visited-style-name="Visited_20_Internet_20_Link">
https://www.ukrinform.ua/rubric-world/3699322-ministr-oboroni-italii-vistupae-za-peregovori-miz-ukrainou-ta-rf-i-poserednictvo-kitau.html</text:a>
</text:p>
      <!--NEWS-->
      <text:h text:style-name="P10" text:outline-level="1">
<text:span text:style-name="T4">
У Бєлгороді біля багатоповерхівок знайшли нерозірвану авіабомбу - евакуювали тисячі людей</text:span>
</text:h>
      <text:p text:style-name="P4">
Authors: Ukrinform (Person)</text:p>
      <text:p text:style-name="P4">
Publisher: Укринформ (Organization)</text:p>
      <text:p text:style-name="P4">
Published Time: 2023-04-22T16:12:00+03:00</text:p>
      <text:p text:style-name="P4">
Modified Time: 2023-04-22T16:12:00+03:00</text:p>
      <text:p text:style-name="P4">
Description: У російському обласному центрі Бєлгороді неподалік від місця, де напередодні вибухнула російська бомба, знайшли ще один вибухонебезпечний предмет, із сусідніх будинків евакуювали тисячі людей. Після вивезення снаряда людей обіцяють повернути назад. — Укрінформ.</text:p>
      <text:p text:style-name="P4">
Images: ["<text:a xlink:type="simple" xlink:href="https://static.ukrinform.com/photos/2023_04/thumb_files/630_360_1682169153-801.png" text:style-name="Internet_20_link" text:visited-style-name="Visited_20_Internet_20_Link">
630_360_16821...</text:a>
", "<text:a xlink:type="simple" xlink:href="https://static.ukrinform.com/photos/2023_04/1682168981-750.jpg" text:style-name="Internet_20_link" text:visited-style-name="Visited_20_Internet_20_Link">
1682168981-75...</text:a>
"]</text:p>
      <text:p text:style-name="P4">
Tags: ['Евакуація', 'росія', 'Бомба', 'Бєлгород']</text:p>
      <text:p text:style-name="P4">
Type: Article</text:p>
      <!--METADATA-->
      <text:p text:style-name="P4">
<draw:frame draw:style-name="fr1" draw:name="Image147" text:anchor-type="as-char" svg:width="6.9236in" svg:height="3.956343in" draw:z-index="0">
<draw:image xlink:href="../Images/yкринформ/2023-04-22T16-12-00-03-00/630_360_1682169153-801.png" xlink:type="simple" xlink:show="embed" xlink:actuate="onLoad" draw:mime-type="image/png"/>
</draw:frame>
 Уросійському обласному центрі Бєлгороді неподалік від місця, де напередоднівибухнула російська бомба, знайшли ще один вибухонебезпечний предмет, ізсусідніх будинків евакуювали тисячі людей. Після вивезення снаряда людейобіцяють повернути назад.</text:p>
      <text:p text:style-name="P4">
Про це повідомляє Укрінформ з посиланням на <text:a xlink:type="simple" xlink:href="https://t.me/vvgladkov/2011" text:style-name="Internet_20_link" text:visited-style-name="Visited_20_Internet_20_Link">
 </text:a>
місцевого губернатора В’ячеслава Гладкова.</text:p>
      <text:p text:style-name="P4">
«Саперами був знайдений вибухонебезпечний предмет. Вибухотехніки міноборони рфвирішили знешкодити його на полігоні. Оперативним штабом ухвалено рішенняпровести <text:a xlink:type="simple" xlink:href="https://www.ukrinform.ua/tag-evakuacia" text:style-name="Internet_20_link" text:visited-style-name="Visited_20_Internet_20_Link">
 </text:a>
 17 багатоквартирнихбудинків у радіусі 200 метрів. За попередніми даними, це понад три тисячілюдей» - написав Гладков.</text:p>
      <text:p text:style-name="P4">
<draw:frame draw:style-name="fr1" draw:name="Image148" text:anchor-type="as-char" svg:width="6.9236in" svg:height="3.883237in" draw:z-index="0">
<draw:image xlink:href="../Images/yкринформ/2023-04-22T16-12-00-03-00/1682168981-750.jpg" xlink:type="simple" xlink:show="embed" xlink:actuate="onLoad" draw:mime-type="image/jpeg"/>
</draw:frame>
</text:p>
      <text:p text:style-name="P4">
За його словами, людей вивезуть у місця, де обіцяна вода та харчування.</text:p>
      <text:p text:style-name="P4">
Пізніше <text:a xlink:type="simple" xlink:href="https://t.me/vvgladkov/2012" text:style-name="Internet_20_link" text:visited-style-name="Visited_20_Internet_20_Link">
 </text:a>
 , що «снаряд із території житловогосектору вивезено». Відповідно людей поступово почнуть повертати до їхніхквартир.</text:p>
      <text:p text:style-name="P4">
Як повідомляв <text:a xlink:type="simple" xlink:href="https://www.ukrinform.ua/rubric-world/3698614-rosijskij-litak-obstrilav-belgorod.html" text:style-name="Internet_20_link" text:visited-style-name="Visited_20_Internet_20_Link">
 </text:a>
 , напередодні в ніч проти 21 квітня в Бєлгородівибухнула російська бомба, внаслідок чого утворилася величезна вирва радіусом20 метрів, пошкоджено автомобілі, повалено стовпи лінії електропередачі, ужитлових будинках та магазинах вибито вікна. Був терміново розселенийтрипід'їзний дев'ятиповерховий будинок.</text:p>
      <text:p text:style-name="P4">
<text:span text:style-name="T4">
Читайте також:</text:span>
 <text:a xlink:type="simple" xlink:href="https://www.ukrinform.ua/rubric-world/3698783-padinna-bombi-na-belgorod-ignat-opriludniv-perepisku-so-snarad-zirvavsa-z-litaka-rf.html" text:style-name="Internet_20_link" text:visited-style-name="Visited_20_Internet_20_Link">
 </text:a>
</text:p>
      <text:p text:style-name="P4">
Російське міноборони визнало, що під час прольоту Су-34 над Бєлгородом стався«нештатний схід авіаційного боєприпасу». Подробиць військове відомство ненадало, повідомивши лише, що «проводиться розслідування».</text:p>
      <text:p text:style-name="P4">
Після початку повномасштабного російського вторгнення в Україну у прикордоннихросійських регіонах, Бєлгородській, Брянській, Курській областях, регулярностаються різні інциденти, внаслідок чого відбуваються вибухи та пожежі.</text:p>
      <text:p text:style-name="P4">
Source: <text:a xlink:type="simple" xlink:href="https://www.ukrinform.ua/rubric-world/3699324-u-belgorodi-bila-bagatopoverhivok-znajsli-nerozirvanu-aviabombu-evakuuvali-tisaci-ludej.html" text:style-name="Internet_20_link" text:visited-style-name="Visited_20_Internet_20_Link">
https://www.ukrinform.ua/rubric-world/3699324-u-belgorodi-bila-bagatopoverhivok-znajsli-nerozirvanu-aviabombu-evakuuvali-tisaci-ludej.html</text:a>
</text:p>
      <!--NEWS-->
      <text:h text:style-name="P10" text:outline-level="1">
<text:span text:style-name="T4">
Агентство відновлення і корпорація CDF розпочинають проєкт для поліпшення логістики в Україні</text:span>
</text:h>
      <text:p text:style-name="P4">
Authors: Ukrinform (Person)</text:p>
      <text:p text:style-name="P4">
Publisher: Укринформ (Organization)</text:p>
      <text:p text:style-name="P4">
Published Time: 2023-04-22T16:13:22+03:00</text:p>
      <text:p text:style-name="P4">
Modified Time: 2023-04-22T16:13:22+03:00</text:p>
      <text:p text:style-name="P4">
Description: Агентство відновлення та корпорація The Conflict and Development Foundation (CDF) підписали меморандум про початок проєкту «Модульний міст», спрямований на покращення логістики пріоритетними дорогами України. — Укрінформ.</text:p>
      <text:p text:style-name="P4">
Images: ["<text:a xlink:type="simple" xlink:href="https://static.ukrinform.com/photos/2023_04/thumb_files/630_360_1682169074-834.jpg" text:style-name="Internet_20_link" text:visited-style-name="Visited_20_Internet_20_Link">
630_360_16821...</text:a>
"]</text:p>
      <text:p text:style-name="P4">
Tags: ['Інфраструктура', 'Логістика', 'Відновлення України', 'Агентство відновлення']</text:p>
      <text:p text:style-name="P4">
Type: Article</text:p>
      <!--METADATA-->
      <text:p text:style-name="P4">
<draw:frame draw:style-name="fr1" draw:name="Image149" text:anchor-type="as-char" svg:width="6.9236in" svg:height="3.956343in" draw:z-index="0">
<draw:image xlink:href="../Images/yкринформ/2023-04-22T16-13-22-03-00/630_360_1682169074-834.jpg" xlink:type="simple" xlink:show="embed" xlink:actuate="onLoad" draw:mime-type="image/jpeg"/>
</draw:frame>
 Агентствовідновлення та корпорація The Conflict and Development Foundation (CDF)підписали меморандум про початок проєкту «Модульний міст», спрямований напокращення логістики пріоритетними дорогами України.</text:p>
      <text:p text:style-name="P4">
Про це повідомляє пресслужба відомства у <text:a xlink:type="simple" xlink:href="http://www.facebook.com/agency.for.restoration/posts/pfbid02Xdf8GpDcuTtDh9TTCV9zZhAfe37HJXEomJNVweLzZe94722n6cwirve9pN8PrvnTl" text:style-name="Internet_20_link" text:visited-style-name="Visited_20_Internet_20_Link">
</text:a>
, передає Укрінформ.</text:p>
      <text:p text:style-name="P4">
«Цей проєкт — потужна підтримка невідкладного відновлення транспортноїінфраструктури України американськими партнерами. Модульні конструкціїнадзвичайно варіативні, придатні для багаторазового використання та легкозбираються. Наприклад, щоб змонтувати 1 переправу, достатньо команди з 5-10осіб. Так само просто конструкцію можна демонтувати і перевлаштувати на іншійлокації», - зазначив голова Агентства відновлення Мустафа Найєм.</text:p>
      <text:p text:style-name="P4">
<text:span text:style-name="T4">
Читайте також:</text:span>
 <text:a xlink:type="simple" xlink:href="https://www.ukrinform.ua/rubric-vidbudova/3699050-kabmin-spramuvav-zaliski-kostiv-eib-na-vidnovlenna-obektiv-budivnictva-ta-infrastrukturi.html" text:style-name="Internet_20_link" text:visited-style-name="Visited_20_Internet_20_Link">
 <text:span text:style-name="T4">
відновлення</text:span>
 </text:a>
</text:p>
      <text:p text:style-name="P4">
У межах проєкту CDF профінансує постачання 9 модульних мостів. Корпораціяпридбає необхідне мостове обладнання у компанії Acrow Corporation, якаспеціалізується на виробництві модульних і тимчасових мостів для будівництвата ліквідації наслідків надзвичайних ситуацій.</text:p>
      <text:p text:style-name="P4">
Вони будуть встановлені на місці зруйнованих мостів і допоможуть налагодитилогістику пріоритетними дорогами у Харківській, Миколаївській та <text:a xlink:type="simple" xlink:href="https://www.ukrinform.ua/tag-hersonsina" text:style-name="Internet_20_link" text:visited-style-name="Visited_20_Internet_20_Link">
</text:a>
 .</text:p>
      <text:p text:style-name="P4">
CDF також профінансує навчання українських фахівців особливостям монтажумостів від компанії-виробника. Інструктори Acrow мають досвід роботи зіспорудження мостів в Афганістані.</text:p>
      <text:p text:style-name="P4">
<text:span text:style-name="T4">
Читайте також:</text:span>
 <text:a xlink:type="simple" xlink:href="https://www.ukrinform.ua/rubric-regions/3699290-u-prifrontovih-regionah-za-pidtrimki-uradu-francii-budut-rozgornuti-modulni-likarni.html" text:style-name="Internet_20_link" text:visited-style-name="Visited_20_Internet_20_Link">
 </text:a>
</text:p>
      <text:p text:style-name="P4">
Як повідомлялось, транспортна інфраструктура є пріоритетом Агентствавідновлення під час війни разом з критичною, соціальною інфраструктурою тажитлом. На сьогодні Агентство забезпечило функціонування 85 тимчасовихпереправ на дорогах, ще 3 у роботі.</text:p>
      <text:p text:style-name="P4">
Source: <text:a xlink:type="simple" xlink:href="https://www.ukrinform.ua/rubric-vidbudova/3699325-agentstvo-vidnovlenna-i-korporacia-cdf-rozpocinaut-proekt-dla-polipsenna-logistiki-v-ukraini.html" text:style-name="Internet_20_link" text:visited-style-name="Visited_20_Internet_20_Link">
https://www.ukrinform.ua/rubric-vidbudova/3699325-agentstvo-vidnovlenna-i-korporacia-cdf-rozpocinaut-proekt-dla-polipsenna-logistiki-v-ukraini.html</text:a>
</text:p>
      <!--NEWS-->
      <text:h text:style-name="P10" text:outline-level="1">
<text:span text:style-name="T4">
Пам'ятнику Дюку в Одесі виповнилося 195 років</text:span>
</text:h>
      <text:p text:style-name="P4">
Authors: Ukrinform (Person)</text:p>
      <text:p text:style-name="P4">
Publisher: Укринформ (Organization)</text:p>
      <text:p text:style-name="P4">
Published Time: 2023-04-22T16:15:00+03:00</text:p>
      <text:p text:style-name="P4">
Modified Time: 2023-04-22T16:15:00+03:00</text:p>
      <text:p text:style-name="P4">
Description: Одному із символів Одеси - пам'ятнику дюку де Рішельє сьогодні виповнилось 195 років. — Укрінформ.</text:p>
      <text:p text:style-name="P4">
Images: ["<text:a xlink:type="simple" xlink:href="https://static.ukrinform.com/photos/2022_07/thumb_files/630_360_1658821242-604.jpg" text:style-name="Internet_20_link" text:visited-style-name="Visited_20_Internet_20_Link">
630_360_16588...</text:a>
", "<text:a xlink:type="simple" xlink:href="https://static.ukrinform.com/photos/2023_04/1682169269-533.jpg" text:style-name="Internet_20_link" text:visited-style-name="Visited_20_Internet_20_Link">
1682169269-53...</text:a>
"]</text:p>
      <text:p text:style-name="P4">
Tags: ['Одеса', "Пам'ятник"]</text:p>
      <text:p text:style-name="P4">
Type: Article</text:p>
      <!--METADATA-->
      <text:p text:style-name="P4">
<draw:frame draw:style-name="fr1" draw:name="Image150" text:anchor-type="as-char" svg:width="6.9236in" svg:height="3.956343in" draw:z-index="0">
<draw:image xlink:href="../Images/yкринформ/2023-04-22T16-15-00-03-00/630_360_1658821242-604.jpg" xlink:type="simple" xlink:show="embed" xlink:actuate="onLoad" draw:mime-type="image/jpeg"/>
</draw:frame>
 Одному ізсимволів Одеси - пам'ятнику дюку де Рішельє сьогодні виповнилось 195 років.</text:p>
      <text:p text:style-name="P4">
Про це у <text:a xlink:type="simple" xlink:href="http://t.me/odesacityofficial/16623" text:style-name="Internet_20_link" text:visited-style-name="Visited_20_Internet_20_Link">
 </text:a>
 повідомляє Одеська міськарада, передає Укрінформ.</text:p>
      <text:p text:style-name="P4">
«195 років тому – 22 квітня 1828 року – встановили бронзовий пам'ятник дюку деРішельє в Одесі», - йдеться у повідомленні.</text:p>
      <text:p text:style-name="P4">
<draw:frame draw:style-name="fr1" draw:name="Image151" text:anchor-type="as-char" svg:width="6.9236in" svg:height="9.231467in" draw:z-index="0">
<draw:image xlink:href="../Images/yкринформ/2023-04-22T16-15-00-03-00/1682169269-533.jpg" xlink:type="simple" xlink:show="embed" xlink:actuate="onLoad" draw:mime-type="image/jpeg"/>
</draw:frame>
</text:p>
      <text:p text:style-name="P4">
Бронзовий пам'ятник першому одеському градоначальникові дюку Арману Емманюелюдю Плессі, герцогу де Рішельє, створив скульптор Іван Мартос. Статую Рішельє вримській тозі з сувоєм у руці й трьома латунними горельєфами, що символізуютьземлеробство, торгівлю і правосуддя, встановлено на Приморському бульваріміста. Вона вважається одним із символів <text:a xlink:type="simple" xlink:href="https://www.ukrinform.ua/tag-odesa" text:style-name="Internet_20_link" text:visited-style-name="Visited_20_Internet_20_Link">
 </text:a>
 .</text:p>
      <text:p text:style-name="P4">
<text:span text:style-name="T4">
Читайте також:</text:span>
 <text:a xlink:type="simple" xlink:href="https://www.ukrinform.ua/rubric-regions/3696045-v-odesi-z-turisticnogo-simvolu-mista-sterli-ima-dizajnera-ta-propagandista-lebedeva.html" text:style-name="Internet_20_link" text:visited-style-name="Visited_20_Internet_20_Link">
 </text:a>
</text:p>
      <text:p text:style-name="P4">
Після повномасштабного російського вторгнення пам'ятник дюку, рятуючи відобстрілів, обклали більш ніж тисячею мішків із піском.</text:p>
      <text:p text:style-name="P4">
Source: <text:a xlink:type="simple" xlink:href="https://www.ukrinform.ua/rubric-regions/3699326-pamatniku-duku-v-odesi-vipovnilosa-195-rokiv.html" text:style-name="Internet_20_link" text:visited-style-name="Visited_20_Internet_20_Link">
https://www.ukrinform.ua/rubric-regions/3699326-pamatniku-duku-v-odesi-vipovnilosa-195-rokiv.html</text:a>
</text:p>
      <!--NEWS-->
      <text:h text:style-name="P10" text:outline-level="1">
<text:span text:style-name="T4">
У МВС показали, як бійці «Азова» відпрацьовують штурмові дії</text:span>
</text:h>
      <text:p text:style-name="P4">
Authors: Ukrinform (Person)</text:p>
      <text:p text:style-name="P4">
Publisher: Укринформ (Organization)</text:p>
      <text:p text:style-name="P4">
Published Time: 2023-04-22T16:23:46+03:00</text:p>
      <text:p text:style-name="P4">
Modified Time: 2023-04-22T16:23:46+03:00</text:p>
      <text:p text:style-name="P4">
Description: У Міністерстві внутрішніх справ показали, як бійці полку Національної гвардії “Азов” відпрацювали десантування з бронетехніки, штурм окопів та будівель в ситуації ближнього бою “close-quarters battle (CQB)”. — Укрінформ.</text:p>
      <text:p text:style-name="P4">
Images: ["<text:a xlink:type="simple" xlink:href="https://static.ukrinform.com/photos/2023_04/thumb_files/630_360_1682169696-358.jpg" text:style-name="Internet_20_link" text:visited-style-name="Visited_20_Internet_20_Link">
630_360_16821...</text:a>
"]</text:p>
      <text:p text:style-name="P4">
Tags: ['Азов', 'МВС', 'Штурм', 'Військові']</text:p>
      <text:p text:style-name="P4">
Type: Article</text:p>
      <!--METADATA-->
      <text:p text:style-name="P4">
<draw:frame draw:style-name="fr1" draw:name="Image152" text:anchor-type="as-char" svg:width="6.9236in" svg:height="3.956343in" draw:z-index="0">
<draw:image xlink:href="../Images/yкринформ/2023-04-22T16-23-46-03-00/630_360_1682169696-358.jpg" xlink:type="simple" xlink:show="embed" xlink:actuate="onLoad" draw:mime-type="image/jpeg"/>
</draw:frame>
 УМіністерстві внутрішніх справ показали, як бійці полку Національної гвардії“Азов” відпрацювали десантування з бронетехніки, штурм окопів та будівель вситуації ближнього бою “close-quarters battle (CQB)”.</text:p>
      <text:p text:style-name="P4">
Як передає Укрінформ, про це МВС повідомляє у <text:a xlink:type="simple" xlink:href="http://www.facebook.com/mvs.gov.ua/posts/pfbid0vc2HPpXLHZEfvmDU4dW41AF2hj4Uz78mvmLCEMkDLoz8VBrnX4171dDb2waFEDfel" text:style-name="Internet_20_link" text:visited-style-name="Visited_20_Internet_20_Link">
</text:a>
та оприлюднює відповідні світлини.</text:p>
      <text:p text:style-name="P4">
“Під час занять військові пройшли бойове злагодження з використаннямбронемашин International MaxxPro. Окрема увага приділялась "зачистці"приміщень, що вважається одним з найскладніших завдань в CQB і поєднуєелементи поліцейської тактики з військовою”, - ідеться у повідомленні.</text:p>
      <text:p text:style-name="P4">
У <text:a xlink:type="simple" xlink:href="https://www.ukrinform.ua/tag-mvs" text:style-name="Internet_20_link" text:visited-style-name="Visited_20_Internet_20_Link">
 </text:a>
 зазначили, що “набуття подібнихнавичок — запорука професіональності бійця. А всебічна підготовка формує йогостійкість та впевненість на полі бою”.</text:p>
      <text:p text:style-name="P4">
<text:span text:style-name="T4">
Читайте також:</text:span>
 <text:a xlink:type="simple" xlink:href="https://www.ukrinform.ua/rubric-ato/3696904-zsu-pokazali-ak-znisili-na-lugansini-rosijskij-zrk.html" text:style-name="Internet_20_link" text:visited-style-name="Visited_20_Internet_20_Link">
 <text:span text:style-name="T4">
показали</text:span>
 </text:a>
</text:p>
      <text:p text:style-name="P4">
Як повідомляв Укрінформ, <text:a xlink:type="simple" xlink:href="https://www.ukrinform.ua/rubric-society/3692195-klimenko-vruciv-derzavni-nagorodi-bijcam-polku-azov.html" text:style-name="Internet_20_link" text:visited-style-name="Visited_20_Internet_20_Link">
 </text:a>
Міністр внутрішніх справ Ігор Клименко вручив державні нагороди бійцям полкуНацгвардії “Азов”.</text:p>
      <text:p text:style-name="P4">
Source: <text:a xlink:type="simple" xlink:href="https://www.ukrinform.ua/rubric-ato/3699329-u-mvs-pokazali-ak-bijci-azova-vidpracovuut-sturmovi-dii.html" text:style-name="Internet_20_link" text:visited-style-name="Visited_20_Internet_20_Link">
https://www.ukrinform.ua/rubric-ato/3699329-u-mvs-pokazali-ak-bijci-azova-vidpracovuut-sturmovi-dii.html</text:a>
</text:p>
      <!--NEWS-->
      <text:h text:style-name="P10" text:outline-level="1">
<text:span text:style-name="T4">
Віцепрезидент IBU: Росіяни повинні бути відстороненими, поки їх війська не покинуть Україну</text:span>
</text:h>
      <text:p text:style-name="P4">
Authors: Ukrinform (Person)</text:p>
      <text:p text:style-name="P4">
Publisher: Укринформ (Organization)</text:p>
      <text:p text:style-name="P4">
Published Time: 2023-04-22T16:24:16+03:00</text:p>
      <text:p text:style-name="P4">
Modified Time: 2023-04-22T16:24:16+03:00</text:p>
      <text:p text:style-name="P4">
Description: Віцепрезидент Міжнародного союзу біатлоністів (IBU) Іржі Хамза поділився думками щодо можливого повернення росіян та білорусів до міжнародних змагань. — Укрінформ.</text:p>
      <text:p text:style-name="P4">
Images: ["<text:a xlink:type="simple" xlink:href="https://static.ukrinform.com/photos/2023_04/thumb_files/630_360_1682169778-573.jpg" text:style-name="Internet_20_link" text:visited-style-name="Visited_20_Internet_20_Link">
630_360_16821...</text:a>
"]</text:p>
      <text:p text:style-name="P4">
Tags: ['Біатлон']</text:p>
      <text:p text:style-name="P4">
Type: Article</text:p>
      <!--METADATA-->
      <text:p text:style-name="P4">
<draw:frame draw:style-name="fr1" draw:name="Image153" text:anchor-type="as-char" svg:width="6.9236in" svg:height="3.956343in" draw:z-index="0">
<draw:image xlink:href="../Images/yкринформ/2023-04-22T16-24-16-03-00/630_360_1682169778-573.jpg" xlink:type="simple" xlink:show="embed" xlink:actuate="onLoad" draw:mime-type="image/jpeg"/>
</draw:frame>
Віцепрезидент Міжнародного союзу біатлоністів (IBU) Іржі Хамза поділивсядумками щодо можливого повернення росіян та білорусів до міжнародних змагань.</text:p>
      <text:p text:style-name="P4">
Як передає Укрінформ, з <text:a xlink:type="simple" xlink:href="https://www.idnes.cz/sport/ostatni/navrat-rusu-a-belorusu-sport-milos-zeman-reakce-mov.A230420_134929_sporty_czo" text:style-name="Internet_20_link" text:visited-style-name="Visited_20_Internet_20_Link">
 </text:a>
 на словамиХамзи для iDNES.</text:p>
      <text:p text:style-name="P4">
«Нам нема чого вирішувати і змінювати нашу позицію. Ми також не згодні зрекомендацією МОК повернути росіян на змагання під нейтральним прапором. Вониповинні бути відстороненими, поки їх війська не покинуть Україну», – сказавХамза.</text:p>
      <text:p text:style-name="P4">
<text:span text:style-name="T4">
Читайте також:</text:span>
 <text:a xlink:type="simple" xlink:href="https://www.ukrinform.ua/rubric-sports/3694935-stali-vidomi-skladi-zbirnih-ukraini-z-biatlonu-na-nastupnij-sezon.html" text:style-name="Internet_20_link" text:visited-style-name="Visited_20_Internet_20_Link">
 <text:span text:style-name="T4">
біатлон</text:span>
 </text:a>
</text:p>
      <text:p text:style-name="P4">
Як повідомлялося, у ПАРЄ 25 квітня відбудуться публічні слухання щодо допускуросіян і білорусів до Олімпіади.</text:p>
      <text:p text:style-name="P4">
Фото: Biathlon.com.ua</text:p>
      <text:p text:style-name="P4">
Source: <text:a xlink:type="simple" xlink:href="https://www.ukrinform.ua/rubric-sports/3699330-viceprezident-ibu-rosiani-povinni-buti-vidstoronenimi-poki-ih-vijska-ne-pokinut-ukrainu.html" text:style-name="Internet_20_link" text:visited-style-name="Visited_20_Internet_20_Link">
https://www.ukrinform.ua/rubric-sports/3699330-viceprezident-ibu-rosiani-povinni-buti-vidstoronenimi-poki-ih-vijska-ne-pokinut-ukrainu.html</text:a>
</text:p>
      <!--NEWS-->
      <text:h text:style-name="P10" text:outline-level="1">
<text:span text:style-name="T4">
В Україні побудують до 20 атомних енергоблоків</text:span>
</text:h>
      <text:p text:style-name="P4">
Authors: Ukrinform (Person)</text:p>
      <text:p text:style-name="P4">
Publisher: Укринформ (Organization)</text:p>
      <text:p text:style-name="P4">
Published Time: 2023-04-22T16:35:53+03:00</text:p>
      <text:p text:style-name="P4">
Modified Time: 2023-04-22T16:35:53+03:00</text:p>
      <text:p text:style-name="P4">
Description: Національна атомна енергогенерувальна компанія "Енергоатом" й американська компанія Holtec International уклали угоду про співробітництво у розгортанні малих модульних реакторів (ММР). — Укрінформ.</text:p>
      <text:p text:style-name="P4">
Images: ["<text:a xlink:type="simple" xlink:href="https://static.ukrinform.com/photos/2023_04/thumb_files/630_360_1682170225-354.jpg" text:style-name="Internet_20_link" text:visited-style-name="Visited_20_Internet_20_Link">
630_360_16821...</text:a>
", "<text:a xlink:type="simple" xlink:href="https://static.ukrinform.com/photos/2023_04/1682170232-587.jpg" text:style-name="Internet_20_link" text:visited-style-name="Visited_20_Internet_20_Link">
1682170232-58...</text:a>
", "<text:a xlink:type="simple" xlink:href="https://static.ukrinform.com/photos/2023_04/1682170219-402.jpg" text:style-name="Internet_20_link" text:visited-style-name="Visited_20_Internet_20_Link">
1682170219-40...</text:a>
"]</text:p>
      <text:p text:style-name="P4">
Tags: ['Енергоатом', 'Атомна енергетика', 'Holtec']</text:p>
      <text:p text:style-name="P4">
Type: Article</text:p>
      <!--METADATA-->
      <text:p text:style-name="P4">
<draw:frame draw:style-name="fr1" draw:name="Image154" text:anchor-type="as-char" svg:width="6.9236in" svg:height="3.956343in" draw:z-index="0">
<draw:image xlink:href="../Images/yкринформ/2023-04-22T16-35-53-03-00/630_360_1682170225-354.jpg" xlink:type="simple" xlink:show="embed" xlink:actuate="onLoad" draw:mime-type="image/jpeg"/>
</draw:frame>
Національна атомна енергогенерувальна компанія "Енергоатом" й американськакомпанія Holtec International уклали угоду про співробітництво у розгортаннімалих модульних реакторів (ММР).</text:p>
      <text:p text:style-name="P4">
Про це Енергоатом повідомив у <text:a xlink:type="simple" xlink:href="https://www.facebook.com/energoatom.ua/posts/pfbid085YrEs8yN8sGN4Q665eRiaC1XG6p2kMR3gYDdbbMFhmALt5Zf4Qpt4quszPRakzWl" text:style-name="Internet_20_link" text:visited-style-name="Visited_20_Internet_20_Link">
</text:a>
, передає Укрінформ.</text:p>
      <text:p text:style-name="P4">
Як зазначається, угода передбачає будівництво до 20 легководних реакторівSMR-160 з реалізацією першого пілотного проєкту й виходу на мінімальнурегульовану потужність реактора та підключення до мережі до березня 2029 року.Також вона включає поглиблення співпраці між компаніями, спрямоване назміцнення енергетичної безпеки України.</text:p>
      <text:p text:style-name="P4">
Церемонія підписання угоди відбулася в Україні і в Сполучених Штатах Америки.Так, президент Енергоатома Петро Котін підписав документ у Києві, президент івиконавчий директор Holtec International доктор Кріс Сінгх – у Камдені, штатНью-Джерсі, США.</text:p>
      <text:p text:style-name="P4">
<draw:frame draw:style-name="fr1" draw:name="Image155" text:anchor-type="as-char" svg:width="6.9236in" svg:height="5.506826in" draw:z-index="0">
<draw:image xlink:href="../Images/yкринформ/2023-04-22T16-35-53-03-00/1682170232-587.jpg" xlink:type="simple" xlink:show="embed" xlink:actuate="onLoad" draw:mime-type="image/jpeg"/>
</draw:frame>
</text:p>
      <text:p text:style-name="P4">
<draw:frame draw:style-name="fr1" draw:name="Image156" text:anchor-type="as-char" svg:width="6.9236in" svg:height="3.974659in" draw:z-index="0">
<draw:image xlink:href="../Images/yкринформ/2023-04-22T16-35-53-03-00/1682170219-402.jpg" xlink:type="simple" xlink:show="embed" xlink:actuate="onLoad" draw:mime-type="image/jpeg"/>
</draw:frame>
</text:p>
      <text:p text:style-name="P4">
Участь у церемонії взяли також міністр енергетики України Герман Галущенко йвіцепрезидент Holtec International з питань діяльності в Україні Ріаз Аван.</text:p>
      <text:p text:style-name="P4">
<text:span text:style-name="T4">
Читайте також:</text:span>
 <text:a xlink:type="simple" xlink:href="https://www.ukrinform.ua/rubric-economy/3695249-domovlenosti-z-kanadou-prisvidsat-vitisnenna-rosii-z-rinku-adernogo-paliva-galusenko.html" text:style-name="Internet_20_link" text:visited-style-name="Visited_20_Internet_20_Link">
 </text:a>
</text:p>
      <text:p text:style-name="P4">
Як зауважив Галущенко, спорудження в Україні малих модульних реакторів нетільки сприятиме зміцненню енергетичної безпеки держави, але й дастьможливість замінити зруйновані російськими атаками теплоенергетичні потужностіта досягнути цілей декарбонізації.</text:p>
      <text:p text:style-name="P4">
"Україна має значний кадровий потенціал для розвитку провідних атомнихтехнологій і докладатиме максимум зусиль, зокрема у співпраці і замериканськими партнерами, для витіснення зі світового ринку російськоїатомної галузі. ММР – потужна технологія, яка також дозволить намдецентралізувати генерацію", – зазначив він.</text:p>
      <text:p text:style-name="P4">
Президент Енергоатома зі свого боку підкреслив, що угода із HoltecInternational ґрунтується на 20-річному досвіді успішної співпраці міжкомпаніями. За його словами, вона дозволить впровадити перспективні, безпечні,чисті, надійні й ефективні технології малих модульних реакторів та зробитиУкраїну провідною країною світу в галузі чистої енергетики.</text:p>
      <text:p text:style-name="P4">
Наголошується, що згадані проєкти потребують потужних інвестицій у вітчизнянуенергетику загалом й атомну зокрема.</text:p>
      <text:p text:style-name="P4">
Задля реалізації таких проєктів та кращої координації дій буде створенийСпільний проєктний офіс, де, крім представників Енергоатома й HoltecInternational, працюватимуть співробітники Державної інспекції ядерногорегулювання України, Державного науково-технічного центру з ядерної тарадіаційної безпеки, Міністерства енергетики України і всесвітньо відомихкомпаній Mitsubishi, Hyundai та інших.</text:p>
      <text:p text:style-name="P4">
"Holtec International має особливу честь та привілей підписати угоду проспівпрацю з Енергоатомом щодо розгортання наших удосконалених ядернихреакторів SMR-160 в Україні. Ми вдячні шановному міністру енергетики Галущенкута шановному президенту Енергоатома, які представляють уряд України, за те, щовони відновили довіру вашої держави до нашої компанії, обравши нашінадзвичайно безпечні реактори SMR-160 і Holtec International як партнера длязадоволення потреб країни в чистій енергії, – заявив під час церемоніїпідписання доктор Кріс Сінгх.</text:p>
      <text:p text:style-name="P4">
Він запевнив, що Holtec International допоможе побудувати та ввести вексплуатацію 20 реакторів SMR-160 в рекордно стислі терміни.</text:p>
      <text:p text:style-name="P4">
"Ми прагнемо допомогти українському народу відновити свою енергетичнуінфраструктуру, коли російських агресорів виженуть із країни", – додав Сінгх.</text:p>
      <text:p text:style-name="P4">
<text:span text:style-name="T4">
Читайте також:</text:span>
 <text:a xlink:type="simple" xlink:href="https://www.ukrinform.ua/rubric-economy/3685268-rollsroyce-smr-dopomoze-ukraini-u-budivnictvi-malih-modulnih-reaktoriv-energoatom.html" text:style-name="Internet_20_link" text:visited-style-name="Visited_20_Internet_20_Link">
 </text:a>
</text:p>
      <text:p text:style-name="P4">
Як повідомлялося, Holtec International виступала підрядником будівництваЦентралізованого сховища відпрацьованого ядерного палива, яке в квітні 2022року було введене в експлуатацію.</text:p>
      <text:p text:style-name="P4">
Фото: Енергоатом</text:p>
      <text:p text:style-name="P4">
Source: <text:a xlink:type="simple" xlink:href="https://www.ukrinform.ua/rubric-economy/3699334-v-ukraini-pobuduut-do-20-atomnih-energoblokiv.html" text:style-name="Internet_20_link" text:visited-style-name="Visited_20_Internet_20_Link">
https://www.ukrinform.ua/rubric-economy/3699334-v-ukraini-pobuduut-do-20-atomnih-energoblokiv.html</text:a>
</text:p>
      <!--NEWS-->
      <text:h text:style-name="P10" text:outline-level="1">
<text:span text:style-name="T4">
Україна та Франція посилюють співпрацю у сфері транспорту</text:span>
</text:h>
      <text:p text:style-name="P4">
Authors: Ukrinform (Person)</text:p>
      <text:p text:style-name="P4">
Publisher: Укринформ (Organization)</text:p>
      <text:p text:style-name="P4">
Published Time: 2023-04-22T17:04:52+03:00</text:p>
      <text:p text:style-name="P4">
Modified Time: 2023-04-22T17:04:52+03:00</text:p>
      <text:p text:style-name="P4">
Description: Україна та Франція посилюють співпрацю щодо оцінки завданої шкоди та відновлення українських транспортних систем з акцентом на перехід до екологічної низьковуглецевої мобільності. — Укрінформ.</text:p>
      <text:p text:style-name="P4">
Images: ["<text:a xlink:type="simple" xlink:href="https://static.ukrinform.com/photos/2023_04/thumb_files/630_360_1682172158-300.jpg" text:style-name="Internet_20_link" text:visited-style-name="Visited_20_Internet_20_Link">
630_360_16821...</text:a>
"]</text:p>
      <text:p text:style-name="P4">
Tags: ['Франція', 'Транспорт', 'Меморандум', 'Кубраков']</text:p>
      <text:p text:style-name="P4">
Type: Article</text:p>
      <!--METADATA-->
      <text:p text:style-name="P4">
<draw:frame draw:style-name="fr1" draw:name="Image157" text:anchor-type="as-char" svg:width="6.9236in" svg:height="3.956343in" draw:z-index="0">
<draw:image xlink:href="../Images/yкринформ/2023-04-22T17-04-52-03-00/630_360_1682172158-300.jpg" xlink:type="simple" xlink:show="embed" xlink:actuate="onLoad" draw:mime-type="image/jpeg"/>
</draw:frame>
 Україна таФранція посилюють співпрацю щодо оцінки завданої шкоди та відновленняукраїнських транспортних систем з акцентом на перехід до екологічноїнизьковуглецевої мобільності.</text:p>
      <text:p text:style-name="P4">
Відповідний <text:a xlink:type="simple" xlink:href="http://www.facebook.com/MinInfra.UA/posts/pfbid034wpfkR6mXms61sCswMXhDctdPRwfUhuxBYqnQ1KTRjxKNhXc4MiD2xWSMWrTLBHkl" text:style-name="Internet_20_link" text:visited-style-name="Visited_20_Internet_20_Link">
</text:a>
підписав віцепрем’єр-міністр з відновлення Олександр Кубраков з уповноваженимміністром з питань транспорту при Міністерстві екологічної трансформації тарозвитку територій Французької Республіки Клєманом Боном, передає Укрінформ.</text:p>
      <text:p text:style-name="P4">
«Стабільне транспортне сполучення та мобільність — це те, над чим ми спільно зфранцузькими партнерами з початку повномасштабного вторгнення. У найближчихпланах посилення співпраці у забезпеченні України мостами та підтримкиУкрзалізниці. Вже є домовленості про постачання рейок та оновленнялокомотивного парку. Окрім цього, опрацьовуємо участь французьких партнерів увідбудові та підтримці української аеронавігації», - зазначив українськийміністр.</text:p>
      <text:p text:style-name="P4">
Кубраков уточнив, що меморандум передбачає співпрацю щодо оцінки завданоїшкоди та відновлення українських транспортних систем з акцентом на перехід доекологічної низьковуглецевої мобільності. Зокрема, <text:a xlink:type="simple" xlink:href="https://www.ukrinform.ua/tag-francia" text:style-name="Internet_20_link" text:visited-style-name="Visited_20_Internet_20_Link">
</text:a>
 надаватиме експертну підтримку тасприятиме участю французьких компаній у відбудові України.</text:p>
      <text:p text:style-name="P4">
<text:span text:style-name="T4">
Читайте також:</text:span>
 <text:a xlink:type="simple" xlink:href="https://www.ukrinform.ua/rubric-vidbudova/3696065-ukraina-ta-aponia-pidpisali-grantovu-ugodu-pro-vidilenna-400-miljoniv-na-vidbudovu.html" text:style-name="Internet_20_link" text:visited-style-name="Visited_20_Internet_20_Link">
 </text:a>
</text:p>
      <text:p text:style-name="P4">
Також співпраця охоплюватиме сфери залізниці, громадського міськоготранспорту, мультимодальних перевезень та логістики, повітряного та морськоготранспорту, дорожнього господарства, а також питання розвитку екологічночистої мобільності. Для реалізації спільних проєктів, започаткованих у рамкахдокумента, буде створено спільний моніторинговий комітет.</text:p>
      <text:p text:style-name="P4">
<text:span text:style-name="T4">
Читайте також:</text:span>
 <text:a xlink:type="simple" xlink:href="https://www.ukrinform.ua/rubric-vidbudova/3694558-v-ukraini-zapracue-fond-dla-realizacii-proektiv-energoefektivnosti-kubrakov.html" text:style-name="Internet_20_link" text:visited-style-name="Visited_20_Internet_20_Link">
 <text:span text:style-name="T4">
Кубраков</text:span>
 </text:a>
</text:p>
      <text:p text:style-name="P4">
Як повідомлялось, раніше Міністерство відновлення та Міжнародна організаціяміграції підписали меморандум про співробітництво щодо допомоги внутрішньопереміщеним особам, людям, які повертаються до місць постійного проживання, таіншим постраждалим від війни групам населення.</text:p>
      <text:p text:style-name="P4">
Source: <text:a xlink:type="simple" xlink:href="https://www.ukrinform.ua/rubric-economy/3699340-ukraina-ta-francia-posiluut-spivpracu-u-sferi-transportu.html" text:style-name="Internet_20_link" text:visited-style-name="Visited_20_Internet_20_Link">
https://www.ukrinform.ua/rubric-economy/3699340-ukraina-ta-francia-posiluut-spivpracu-u-sferi-transportu.html</text:a>
</text:p>
      <!--NEWS-->
      <text:h text:style-name="P10" text:outline-level="1">
<text:span text:style-name="T4">
УПЛ: «Верес» і «Минай» поділили очки</text:span>
</text:h>
      <text:p text:style-name="P4">
Authors: Ukrinform (Person)</text:p>
      <text:p text:style-name="P4">
Publisher: Укринформ (Organization)</text:p>
      <text:p text:style-name="P4">
Published Time: 2023-04-22T17:11:46+03:00</text:p>
      <text:p text:style-name="P4">
Modified Time: 2023-04-22T17:11:46+03:00</text:p>
      <text:p text:style-name="P4">
Description: «Верес» і «Минай» не виявили сильнішого в матчі УПЛ. — Укрінформ.</text:p>
      <text:p text:style-name="P4">
Images: ["<text:a xlink:type="simple" xlink:href="https://static.ukrinform.com/photos/2023_04/thumb_files/630_360_1682172637-766.jpeg" text:style-name="Internet_20_link" text:visited-style-name="Visited_20_Internet_20_Link">
630_360_16821...</text:a>
"]</text:p>
      <text:p text:style-name="P4">
Tags: ['Футбол', "Прем'єр-ліга", 'Верес', 'Минай']</text:p>
      <text:p text:style-name="P4">
Type: Article</text:p>
      <!--METADATA-->
      <text:p text:style-name="P4">
<draw:frame draw:style-name="fr1" draw:name="Image158" text:anchor-type="as-char" svg:width="6.9236in" svg:height="3.956343in" draw:z-index="0">
<draw:image xlink:href="../Images/yкринформ/2023-04-22T17-11-46-03-00/630_360_1682172637-766.jpeg" xlink:type="simple" xlink:show="embed" xlink:actuate="onLoad" draw:mime-type="image/jpeg"/>
</draw:frame>
 «Верес» і«Минай» не виявили сильнішого в матчі УПЛ.</text:p>
      <text:p text:style-name="P4">
Триває 22-й тур Української прем'єр-ліги, передає Укрінформ.</text:p>
      <text:p text:style-name="P4">
У черговому матчі «Верес» зіграв внічию з «Минаєм» - 1:1. У складі рівненцівзабив Блізніченко. «Минай» зрівняв рахунок завдяки точному удару Твердохліба.</text:p>
      <text:p text:style-name="P4">
«Минай» посідає 10 місце в УПЛ, «Верес» - 15-е.</text:p>
      <text:p text:style-name="P4">
<text:span text:style-name="T4">
Читайте також:</text:span>
 <text:a xlink:type="simple" xlink:href="https://www.ukrinform.ua/rubric-sports/3699301-vorskla-peremogla-metalist-u-22u-turi-premerligi.html" text:style-name="Internet_20_link" text:visited-style-name="Visited_20_Internet_20_Link">
 </text:a>
</text:p>
      <text:p text:style-name="P4">
Як повідомлялося, «Шахтар» очолює УПЛ,, маючи в активі 52 пункти після 21матчу. «Гірники» свій матч 22-го туру зіграють із «Динамо».</text:p>
      <text:p text:style-name="P4">
Фото: UA-Футбол</text:p>
      <text:p text:style-name="P4">
Source: <text:a xlink:type="simple" xlink:href="https://www.ukrinform.ua/rubric-sports/3699343-upl-veres-i-minaj-podilili-ocki.html" text:style-name="Internet_20_link" text:visited-style-name="Visited_20_Internet_20_Link">
https://www.ukrinform.ua/rubric-sports/3699343-upl-veres-i-minaj-podilili-ocki.html</text:a>
</text:p>
      <!--NEWS-->
      <text:h text:style-name="P10" text:outline-level="1">
<text:span text:style-name="T4">
Москва висилає німецьких дипломатів, каже про  «дзеркальну» відповідь</text:span>
</text:h>
      <text:p text:style-name="P4">
Authors: Ukrinform (Person)</text:p>
      <text:p text:style-name="P4">
Publisher: Укринформ (Organization)</text:p>
      <text:p text:style-name="P4">
Published Time: 2023-04-22T17:16:00+03:00</text:p>
      <text:p text:style-name="P4">
Modified Time: 2023-04-22T17:16:00+03:00</text:p>
      <text:p text:style-name="P4">
Description: Влада Німеччини масово висилає з країни російських дипломатів, тому МЗС росії ухвалило рішення про «дзеркальну» відповідь. — Укрінформ.</text:p>
      <text:p text:style-name="P4">
Images: ["<text:a xlink:type="simple" xlink:href="https://static.ukrinform.com/photos/2017_12/thumb_files/630_360_1514043059-6579.jpg" text:style-name="Internet_20_link" text:visited-style-name="Visited_20_Internet_20_Link">
630_360_15140...</text:a>
"]</text:p>
      <text:p text:style-name="P4">
Tags: ['Німеччина', 'росія', 'Дипломати']</text:p>
      <text:p text:style-name="P4">
Type: Article</text:p>
      <!--METADATA-->
      <text:p text:style-name="P4">
<draw:frame draw:style-name="fr1" draw:name="Image159" text:anchor-type="as-char" svg:width="6.9236in" svg:height="3.956343in" draw:z-index="0">
<draw:image xlink:href="../Images/yкринформ/2023-04-22T17-16-00-03-00/630_360_1514043059-6579.jpg" xlink:type="simple" xlink:show="embed" xlink:actuate="onLoad" draw:mime-type="image/jpeg"/>
</draw:frame>
 ВладаНімеччини масово висилає з країни російських дипломатів, тому МЗС росіїухвалило рішення про «дзеркальну» відповідь.</text:p>
      <text:p text:style-name="P4">
Заява зовнішньополітичного відомства оприлюднена на його <text:a xlink:type="simple" xlink:href="http://t.me/MID_Russia/27253" text:style-name="Internet_20_link" text:visited-style-name="Visited_20_Internet_20_Link">
</text:a>
 , передає Укрінформ.</text:p>
      <text:p text:style-name="P4">
«Влада ФРН ухвалила рішення про чергове масове вислання працівників російськихдипломатичних представництв у Німеччині», - йдеться у повідомленні.</text:p>
      <text:p text:style-name="P4">
Зазначається, що як реакцію на «ворожі дії Берліна» російська сторона прийняларішення про "дзеркальне" вислання з росії німецьких дипломатів, а також просуттєве обмеження максимальної кількості працівників німецьких дипломатичнихпредставництв у рф. У МЗС стверджують, що про це було офіційно повідомленопослу ФРН в <text:a xlink:type="simple" xlink:href="https://www.ukrinform.ua/tag-rosia" text:style-name="Internet_20_link" text:visited-style-name="Visited_20_Internet_20_Link">
 </text:a>
 Гезі фон Гайру 5 квітня2023 року.</text:p>
      <text:p text:style-name="P4">
У російському міністерстві також назвали дії ФРН демонстративним руйнуванням«всього масиву російсько-німецьких відносин, включаючи їхній дипломатичнийвимір».</text:p>
      <text:p text:style-name="P4">
Водночас <text:a xlink:type="simple" xlink:href="http://www.dw.com/uk/osoblivij-aviarejs-z-moskvi-otrimav-specialnij-dozvil-na-posadku-v-berlini/a-65406209" text:style-name="Internet_20_link" text:visited-style-name="Visited_20_Internet_20_Link">
 </text:a>
 повідомляє, що 22 квітняросійський літак вилетів з москви до Берліна зі спеціальним дипломатичнимдозволом.</text:p>
      <text:p text:style-name="P4">
За даними сайту для відстеження перельотів Flightradar24, російськийІл-96-300, який виконував нерегулярний рейс із Москви RSD 898, здійснивпосадку в берлінському аеропорту BER близько 9-ї ранку за місцевим часом.Через три години він залишив аеропорт Берліна, його посадка очікуваласяблизько 15:38 за російським часом в аеропорту "Внуково".</text:p>
      <text:p text:style-name="P4">
У МЗС ФРН на запит DW <text:a xlink:type="simple" xlink:href="http://www.dw.com/uk/mzs-frn-pributta-il96-do-berlina-stosuvavsa-diplomativ-rf/a-65407148" text:style-name="Internet_20_link" text:visited-style-name="Visited_20_Internet_20_Link">
 </text:a>
 , що особливий рейс літакаІл-96-300 пов'язаний з питанням про персонал російських диппредставництв уНімеччині.</text:p>
      <text:p text:style-name="P4">
"Ми взяли до відома заяви представниці російського міністерства закордоннихсправ. Уряд Німеччини та російська сторона протягом останніх тижнів перебувалина зв'язку з питання про персонал відповідних диппредставництв за кордоном.Сьогоднішній рейс пов'язаний з цим", - йдеться у письмовому коментарінімецького зовнішньополітичного відомства, яке цитує видання.</text:p>
      <text:p text:style-name="P4">
За даними німецького <text:a xlink:type="simple" xlink:href="http://www.bild.de/politik/ausland/politik-ausland/laut-moskau-deutschland-weist-russische-diplomaten-aus-83651750.bild.html" text:style-name="Internet_20_link" text:visited-style-name="Visited_20_Internet_20_Link">
 </text:a>
 , із близько 90 німецьких дипломатів, які заразперебувають у москві, росію мають залишити 34 особи.</text:p>
      <text:p text:style-name="P4">
<text:span text:style-name="T4">
Читайте також:</text:span>
 <text:a xlink:type="simple" xlink:href="https://www.ukrinform.ua/rubric-world/3695384-norvegia-vidvorae-15-rosijskih-diplomativ.html" text:style-name="Internet_20_link" text:visited-style-name="Visited_20_Internet_20_Link">
 </text:a>
</text:p>
      <text:p text:style-name="P4">
Як повідомляв <text:a xlink:type="simple" xlink:href="https://www.ukrinform.ua/rubric-world/3687463-berlin-hoce-vislati-30-rosijskih-diplomativ-zmi.html" text:style-name="Internet_20_link" text:visited-style-name="Visited_20_Internet_20_Link">
 </text:a>
 , наприкінці березня медіа писали,що Німеччина має намір вислати 30 дипломатів рф, які працюють на російськіспецслужби під дипломатичним прикриттям.</text:p>
      <text:p text:style-name="P4">
Однак тоді у Міністерстві закордонних справ Німеччини <text:a xlink:type="simple" xlink:href="https://www.ukrinform.ua/rubric-world/3688007-oficijnij-berlin-poki-ne-zbiraetsa-visilati-desatki-rosijskih-diplomativ.html" text:style-name="Internet_20_link" text:visited-style-name="Visited_20_Internet_20_Link">
</text:a>
 цю інформацію.</text:p>
      <text:p text:style-name="P4">
Source: <text:a xlink:type="simple" xlink:href="https://www.ukrinform.ua/rubric-world/3699344-moskva-visilae-nimeckih-diplomativ-kaze-pro-dzerkalnu-vidpovid.html" text:style-name="Internet_20_link" text:visited-style-name="Visited_20_Internet_20_Link">
https://www.ukrinform.ua/rubric-world/3699344-moskva-visilae-nimeckih-diplomativ-kaze-pro-dzerkalnu-vidpovid.html</text:a>
</text:p>
      <!--NEWS-->
      <text:h text:style-name="P10" text:outline-level="1">
<text:span text:style-name="T4">
Переговори Єврокомісії з п’ятьма країнами щодо агроімпорту з України продовжаться в неділю – ЗМІ</text:span>
</text:h>
      <text:p text:style-name="P4">
Authors: Ukrinform (Person)</text:p>
      <text:p text:style-name="P4">
Publisher: Укринформ (Organization)</text:p>
      <text:p text:style-name="P4">
Published Time: 2023-04-22T17:40:41+03:00</text:p>
      <text:p text:style-name="P4">
Modified Time: 2023-04-22T17:40:41+03:00</text:p>
      <text:p text:style-name="P4">
Description: Переговори Європейської комісії з Польщею, Болгарією, Румунією, Словаччиною та Угорщиною щодо імпорту агропродукції з України поновляться у неділю, 23 квітня. — Укрінформ.</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Імпорт', 'Переговори', 'Україна']</text:p>
      <text:p text:style-name="P4">
Type: Article</text:p>
      <!--METADATA-->
      <text:p text:style-name="P4">
<draw:frame draw:style-name="fr1" draw:name="Image160" text:anchor-type="as-char" svg:width="6.9236in" svg:height="3.956343in" draw:z-index="0">
<draw:image xlink:href="../Images/yкринформ/2023-04-22T17-40-41-03-00/630_360_1462365899-2256.jpg" xlink:type="simple" xlink:show="embed" xlink:actuate="onLoad" draw:mime-type="image/jpeg"/>
</draw:frame>
Переговори Європейської комісії з Польщею, Болгарією, Румунією, Словаччиною таУгорщиною щодо імпорту агропродукції з України поновляться у неділю, 23квітня.</text:p>
      <text:p text:style-name="P4">
Про це повідомляє <text:a xlink:type="simple" xlink:href="http://www.polskieradio.pl/398/7856/Artykul/3155172,23-%D0%BA%D0%B2%D1%96%D1%82%D0%BD%D1%8F-%D0%BF%D1%80%D0%BE%D0%B4%D0%BE%D0%B2%D0%B6%D0%B0%D1%82%D1%8C%D1%81%D1%8F-%D0%BF%D0%B5%D1%80%D0%B5%D0%B3%D0%BE%D0%B2%D0%BE%D1%80%D0%B8-%D1%94%D0%B2%D1%80%D0%BE%D0%BA%D0%BE%D0%BC%D1%96%D1%81%D1%96%D1%97-%D0%B7-%D0%BF%E2%80%99%D1%8F%D1%82%D1%8C%D0%BC%D0%B0-%D0%BA%D1%80%D0%B0%D1%97%D0%BD%D0%B0%D0%BC%D0%B8-%D1%83-%D1%81%D0%BF%D1%80%D0%B0%D0%B2%D1%96-%D1%96%D0%BC%D0%BF%D0%BE%D1%80%D1%82%D1%83-%D0%B7%D0%B5%D1%80%D0%BD%D0%B0-%D0%B7-%D1%83%D0%BA%D1%80%D0%B0%D1%97%D0%BD%D0%B8" text:style-name="Internet_20_link" text:visited-style-name="Visited_20_Internet_20_Link">
</text:a>
, передає Укрінформ.</text:p>
      <text:p text:style-name="P4">
Як зазначається, раніше повідомлялося, що переговори відбудуться у вівторок.</text:p>
      <text:p text:style-name="P4">
Єврокомісія запропонувала запровадити заборону на імпорт до зазначених п'ятикраїн пшениці, кукурудзи, соняшнику та насіння ріпаку з України. Дії на рівніЄС замінять односторонні рішення країн щодо блокування імпорту з України.</text:p>
      <text:p text:style-name="P4">
Водночас, пише видання, Польща, Болгарія, Румунія, Словаччина й Угорщинахочуть, аби заборона імпорту також стосувалася соняшникової олії, борошна,меду, цукру та м’яких фруктів, яєць, м’яса, молока та молочних продуктів. Надумку міністрів сільського господарства п’яти країн, такі заходи мають діятидо стабілізації ситуації на ринку.</text:p>
      <text:p text:style-name="P4">
"Якщо в неділю не буде результатів, то чергові перемовини відбудуться упонеділок. У планах оголосити порозуміння найпізніше у вівторок на зустрічі уЛюксембурзі міністрів рільництва 27 країн", - йдеться у публікації.</text:p>
      <text:p text:style-name="P4">
<text:span text:style-name="T4">
Читайте також:</text:span>
 <text:a xlink:type="simple" xlink:href="https://www.ukrinform.ua/rubric-economy/3699284-ukraina-i-bolgaria-pogodili-rozblokuvanna-avtivok-na-kordoni-ta-ih-rozvantazenna.html" text:style-name="Internet_20_link" text:visited-style-name="Visited_20_Internet_20_Link">
 </text:a>
</text:p>
      <text:p text:style-name="P4">
Як повідомлялося, Польща, Угорщина, Словаччина та Болгарія запровадилитимчасову заборону на імпорт зерна та інших видів сільськогосподарськоїпродукції з України. Польща також призупинила транзит продукції українськогоАПК через свою територію, однак поновила його з 21 квітня.</text:p>
      <text:p text:style-name="P4">
Румунія ще не вводила обмежень на імпорт і транзит української агропродукції,але посилила контроль та перевірки сільськогосподарських товарів, що ввозятьсяна її територію.</text:p>
      <text:p text:style-name="P4">
Уряди цих п'яти країн звернулися до Єврокомісії з листом, у якому міститьсяпрохання вжити захисних заходів для обмеження сільськогосподарського імпорту зУкраїни, оскільки великий потік збіжжя та продуктів харчування з Українипризвів до падіння цін на продукцію.</text:p>
      <text:p text:style-name="P4">
<text:a xlink:type="simple" xlink:href="https://www.ukrinform.ua/tag-evrokomisia" text:style-name="Internet_20_link" text:visited-style-name="Visited_20_Internet_20_Link">
 </text:a>
 запропонувала пакет допомоги дляфермерів з країн, що межують з Україною, який включає фінансову допомогу таінші заходи. Допомога буде надана за умови, якщо будуть зняті обмеження наввезення української агропродукції.</text:p>
      <text:p text:style-name="P4">
Наразі тривають консультації за участю Єврокомісії та представників Болгарії,Угорщини, Польщі, Словаччини, Румунії та України.</text:p>
      <text:p text:style-name="P4">
Source: <text:a xlink:type="simple" xlink:href="https://www.ukrinform.ua/rubric-economy/3699349-peregovori-evrokomisii-z-patma-krainami-sodo-agroimportu-z-ukraini-prodovzatsa-v-nedilu-zmi.html" text:style-name="Internet_20_link" text:visited-style-name="Visited_20_Internet_20_Link">
https://www.ukrinform.ua/rubric-economy/3699349-peregovori-evrokomisii-z-patma-krainami-sodo-agroimportu-z-ukraini-prodovzatsa-v-nedilu-zmi.html</text:a>
</text:p>
      <!--NEWS-->
      <text:h text:style-name="P10" text:outline-level="1">
<text:span text:style-name="T4">
Костін обговорив з нью-йоркськими членами Group of Friends координацію зусиль для протидії рф</text:span>
</text:h>
      <text:p text:style-name="P4">
Authors: Ukrinform (Person)</text:p>
      <text:p text:style-name="P4">
Publisher: Укринформ (Organization)</text:p>
      <text:p text:style-name="P4">
Published Time: 2023-04-22T17:43:00+03:00</text:p>
      <text:p text:style-name="P4">
Modified Time: 2023-04-22T17:43:00+03:00</text:p>
      <text:p text:style-name="P4">
Description: Генеральний прокурор Андрій Костін і нью-йоркські члени Group of Friends of Accountability after the Aggression Against Ukraine під час зустрічі обговорили координацію зусиль для протидії російському агресору.   — Укрінформ.</text:p>
      <text:p text:style-name="P4">
Images: ["<text:a xlink:type="simple" xlink:href="https://static.ukrinform.com/photos/2023_04/thumb_files/630_360_1682174504-232.jpg" text:style-name="Internet_20_link" text:visited-style-name="Visited_20_Internet_20_Link">
630_360_16821...</text:a>
"]</text:p>
      <text:p text:style-name="P4">
Tags: ['ООН', 'Офіс генпрокурора', 'Андрій Костін', 'Війна з росією']</text:p>
      <text:p text:style-name="P4">
Type: Article</text:p>
      <!--METADATA-->
      <text:p text:style-name="P4">
<draw:frame draw:style-name="fr1" draw:name="Image161" text:anchor-type="as-char" svg:width="6.9236in" svg:height="3.956343in" draw:z-index="0">
<draw:image xlink:href="../Images/yкринформ/2023-04-22T17-43-00-03-00/630_360_1682174504-232.jpg" xlink:type="simple" xlink:show="embed" xlink:actuate="onLoad" draw:mime-type="image/jpeg"/>
</draw:frame>
Генеральний прокурор Андрій Костін і нью-йоркські члени Group of Friends ofAccountability after the Aggression Against Ukraine під час зустрічіобговорили координацію зусиль для протидії російському агресору.</text:p>
      <text:p text:style-name="P4">
Як передає Укрінформ, про це Офіс генерального прокурора повідомляє у <text:a xlink:type="simple" xlink:href="https://t.me/pgo_gov_ua/11505" text:style-name="Internet_20_link" text:visited-style-name="Visited_20_Internet_20_Link">
</text:a>
 .</text:p>
      <text:p text:style-name="P4">
За словами Костіна, “від України до Австралії злочинний режим рф є загрозоюдля всього цивілізованого світу”.</text:p>
      <text:p text:style-name="P4">
“Радий бачити, що друзі України об'єднують зусилля аби зупинити <text:a xlink:type="simple" xlink:href="https://www.ukrinform.ua/tag-rosia" text:style-name="Internet_20_link" text:visited-style-name="Visited_20_Internet_20_Link">
</text:a>
 та притягнути до відповідальностіпричетних до міжнародних злочинів. Складно переоцінити значення підтримки вООН для відновлення справедливості та миру”, - зазначив Костін.</text:p>
      <text:p text:style-name="P4">
Group of Friends of Accountability after the aggression against Ukraine (Групадрузів) — це неформальний форум держав, який має на меті забезпечитивідповідальність за міжнародні злочини, скоєні внаслідок російської агресіїпроти України.</text:p>
      <text:p text:style-name="P4">
Група була заснована в березні 2022 року і базується у Нью-Йорку та Женеві.</text:p>
      <text:p text:style-name="P4">
<text:span text:style-name="T4">
Читайте також:</text:span>
 <text:a xlink:type="simple" xlink:href="https://www.ukrinform.ua/rubric-ato/3698619-na-protivagu-zlocinam-rf-treba-stvoriti-merezu-vseosaznoi-vidpovidalnosti-za-nih-kostin.html" text:style-name="Internet_20_link" text:visited-style-name="Visited_20_Internet_20_Link">
 <text:span text:style-name="T4">
Костін</text:span>
 </text:a>
</text:p>
      <text:p text:style-name="P4">
Її цілі включають: обмін інформацією між державами та відповіднимиміжнародними організаціями, інститутами та громадянським суспільством длявдосконалення механізмів правосуддя; залучення невеликих держав, які високоюмірою зацікавлені у дотриманні принципів верховенства права.</text:p>
      <text:p text:style-name="P4">
Як повідомляв Укрінформ, за даними генпрокурора України, станом на сьогодніофіційно зареєстровано близько 80 тисяч воєнних злочинів росіян, вчинених натериторії України.</text:p>
      <text:p text:style-name="P4">
<text:span text:style-name="T5">
Фото: Офіс Генерального прокурора</text:span>
</text:p>
      <text:p text:style-name="P4">
Source: <text:a xlink:type="simple" xlink:href="https://www.ukrinform.ua/rubric-polytics/3699350-kostin-obgovoriv-z-nujorkskimi-clenami-group-of-friends-koordinaciu-zusil-dla-protidii-rf.html" text:style-name="Internet_20_link" text:visited-style-name="Visited_20_Internet_20_Link">
https://www.ukrinform.ua/rubric-polytics/3699350-kostin-obgovoriv-z-nujorkskimi-clenami-group-of-friends-koordinaciu-zusil-dla-protidii-rf.html</text:a>
</text:p>
      <!--NEWS-->
      <text:h text:style-name="P10" text:outline-level="1">
<text:span text:style-name="T4">
Шмигаль — про відновлення України: Франція має конкретні проєкти у сфері логістики та транспорту</text:span>
</text:h>
      <text:p text:style-name="P4">
Authors: Ukrinform (Person)</text:p>
      <text:p text:style-name="P4">
Publisher: Укринформ (Organization)</text:p>
      <text:p text:style-name="P4">
Published Time: 2023-04-22T17:48:25+03:00</text:p>
      <text:p text:style-name="P4">
Modified Time: 2023-04-22T17:48:25+03:00</text:p>
      <text:p text:style-name="P4">
Description: Прем'єр-міністр Денис Шмигаль обговорив зі спеціальним уповноваженим президента Франції П’єром Ельброном та міністром транспорту Франції Клеманом Боном підтримку відбудови України. — Укрінформ.</text:p>
      <text:p text:style-name="P4">
Images: ["<text:a xlink:type="simple" xlink:href="https://static.ukrinform.com/photos/2023_04/thumb_files/630_360_1682174427-512.jpg" text:style-name="Internet_20_link" text:visited-style-name="Visited_20_Internet_20_Link">
630_360_16821...</text:a>
", "<text:a xlink:type="simple" xlink:href="https://static.ukrinform.com/photos/2023_04/1682174470-494.jpg" text:style-name="Internet_20_link" text:visited-style-name="Visited_20_Internet_20_Link">
1682174470-49...</text:a>
", "<text:a xlink:type="simple" xlink:href="https://static.ukrinform.com/photos/2023_04/1682174469-440.jpg" text:style-name="Internet_20_link" text:visited-style-name="Visited_20_Internet_20_Link">
1682174469-44...</text:a>
"]</text:p>
      <text:p text:style-name="P4">
Tags: ['Франція', 'Шмигаль', 'Відновлення України']</text:p>
      <text:p text:style-name="P4">
Type: Article</text:p>
      <!--METADATA-->
      <text:p text:style-name="P4">
<draw:frame draw:style-name="fr1" draw:name="Image162" text:anchor-type="as-char" svg:width="6.9236in" svg:height="3.956343in" draw:z-index="0">
<draw:image xlink:href="../Images/yкринформ/2023-04-22T17-48-25-03-00/630_360_1682174427-512.jpg" xlink:type="simple" xlink:show="embed" xlink:actuate="onLoad" draw:mime-type="image/jpeg"/>
</draw:frame>
 Прем'єр-міністр Денис Шмигаль обговорив зі спеціальним уповноваженим президентаФранції П’єром Ельброном та міністром транспорту Франції Клеманом Бономпідтримку відбудови України.</text:p>
      <text:p text:style-name="P4">
Як передає Укрінформ, про це глава уряду повідомив у <text:a xlink:type="simple" xlink:href="http://t.me/Denys_Smyhal/5061" text:style-name="Internet_20_link" text:visited-style-name="Visited_20_Internet_20_Link">
</text:a>
 .</text:p>
      <text:p text:style-name="P4">
<draw:frame draw:style-name="fr1" draw:name="Image163" text:anchor-type="as-char" svg:width="6.9236in" svg:height="4.615733in" draw:z-index="0">
<draw:image xlink:href="../Images/yкринформ/2023-04-22T17-48-25-03-00/1682174470-494.jpg" xlink:type="simple" xlink:show="embed" xlink:actuate="onLoad" draw:mime-type="image/jpeg"/>
</draw:frame>
</text:p>
      <text:p text:style-name="P4">
<draw:frame draw:style-name="fr1" draw:name="Image164" text:anchor-type="as-char" svg:width="6.9236in" svg:height="4.615733in" draw:z-index="0">
<draw:image xlink:href="../Images/yкринформ/2023-04-22T17-48-25-03-00/1682174469-440.jpg" xlink:type="simple" xlink:show="embed" xlink:actuate="onLoad" draw:mime-type="image/jpeg"/>
</draw:frame>
</text:p>
      <text:p text:style-name="P4">
"Франція надаватиме підтримку у відновленні України, зокрема має конкретніпроєкти у сфері логістики та транспорту. Про це говорили сьогодні на зустрічіз міністром транспорту Франції Клеманом Боном і спеціальним уповноваженимпрезидента Франції з питань допомоги та відновлення України П’єром Ельброном",— зазначив він.</text:p>
      <text:p text:style-name="P4">
<text:span text:style-name="T4">
Читайте також:</text:span>
 <text:a xlink:type="simple" xlink:href="https://www.ukrinform.ua/rubric-vidbudova/3699017-z-10-travna-startue-testuvanna-programi-evidnovlenna-smigal.html" text:style-name="Internet_20_link" text:visited-style-name="Visited_20_Internet_20_Link">
 <text:span text:style-name="T4">
Шмигаль</text:span>
 </text:a>
</text:p>
      <text:p text:style-name="P4">
Шмигаль подякував французьким партнерам за допомогу, надану для відновленняЧернігівської області, а також за вагому підтримку в усіх напрямках.</text:p>
      <text:p text:style-name="P4">
Серед іншого, Прем'єр наголосив на важливості реалізації цього року швидкоївідбудови та закликав Францію і французький бізнес долучатися до реалізаціїцих проєктів.</text:p>
      <text:p text:style-name="P4">
"За словами пана Бона, французькі компанії зацікавлені в посиленні свогопредставництва в Україні. Очікуємо на тісну та плідну співпрацю", — додав <text:a xlink:type="simple" xlink:href="https://www.ukrinform.ua/tag-smigal" text:style-name="Internet_20_link" text:visited-style-name="Visited_20_Internet_20_Link">
</text:a>
 .</text:p>
      <text:p text:style-name="P4">
<text:span text:style-name="T4">
Читайте також:</text:span>
 <text:a xlink:type="simple" xlink:href="https://www.ukrinform.ua/rubric-vidbudova/3698354-smigal-pro-samit-mist-i-regioniv-ocikuemo-na-pidpisanna-ugod-pro-patronat-nad-gromadami.html" text:style-name="Internet_20_link" text:visited-style-name="Visited_20_Internet_20_Link">
 <text:span text:style-name="T4">
Шмигаль</text:span>
 </text:a>
</text:p>
      <text:p text:style-name="P4">
Як повідомляв Укрінформ, Україна та Франція <text:a xlink:type="simple" xlink:href="https://www.ukrinform.ua/rubric-economy/3699340-ukraina-ta-francia-posiluut-spivpracu-u-sferi-transportu.html" text:style-name="Internet_20_link" text:visited-style-name="Visited_20_Internet_20_Link">
</text:a>
 про посилення співпраці щодо оцінкизавданої шкоди та відновлення українських транспортних систем з акцентом наперехід до екологічної низьковуглецевої мобільності.</text:p>
      <text:p text:style-name="P4">
Source: <text:a xlink:type="simple" xlink:href="https://www.ukrinform.ua/rubric-vidbudova/3699351-smigal-pro-vidnovlenna-ukraini-francia-mae-konkretni-proekti-u-sferi-logistiki-ta-transportu.html" text:style-name="Internet_20_link" text:visited-style-name="Visited_20_Internet_20_Link">
https://www.ukrinform.ua/rubric-vidbudova/3699351-smigal-pro-vidnovlenna-ukraini-francia-mae-konkretni-proekti-u-sferi-logistiki-ta-transportu.html</text:a>
</text:p>
      <!--NEWS-->
      <text:h text:style-name="P10" text:outline-level="1">
<text:span text:style-name="T4">
Львівські аграрії отримають 1,7 мільйона фінансової підтримки з обласного бюджету</text:span>
</text:h>
      <text:p text:style-name="P4">
Authors: Ukrinform (Person)</text:p>
      <text:p text:style-name="P4">
Publisher: Укринформ (Organization)</text:p>
      <text:p text:style-name="P4">
Published Time: 2023-04-22T17:51:00+03:00</text:p>
      <text:p text:style-name="P4">
Modified Time: 2023-04-22T17:51:00+03:00</text:p>
      <text:p text:style-name="P4">
Description: Львівські аграрії отримають 1,7 млн грн фінансової підтримки з обласного бюджету. — Укрінформ.</text:p>
      <text:p text:style-name="P4">
Images: ["<text:a xlink:type="simple" xlink:href="https://static.ukrinform.com/photos/2023_04/thumb_files/630_360_1682174948-412.jpg" text:style-name="Internet_20_link" text:visited-style-name="Visited_20_Internet_20_Link">
630_360_16821...</text:a>
"]</text:p>
      <text:p text:style-name="P4">
Tags: ['Бюджет', 'Економіка', 'Львівщина', 'Аграрії']</text:p>
      <text:p text:style-name="P4">
Type: Article</text:p>
      <!--METADATA-->
      <text:p text:style-name="P4">
<draw:frame draw:style-name="fr1" draw:name="Image165" text:anchor-type="as-char" svg:width="6.9236in" svg:height="3.956343in" draw:z-index="0">
<draw:image xlink:href="../Images/yкринформ/2023-04-22T17-51-00-03-00/630_360_1682174948-412.jpg" xlink:type="simple" xlink:show="embed" xlink:actuate="onLoad" draw:mime-type="image/jpeg"/>
</draw:frame>
 Львівськіаграрії отримають 1,7 млн грн фінансової підтримки з обласного бюджету.</text:p>
      <text:p text:style-name="P4">
Про це у <text:a xlink:type="simple" xlink:href="https://t.me/kozytskyy_maksym_official/7836" text:style-name="Internet_20_link" text:visited-style-name="Visited_20_Internet_20_Link">
 </text:a>
 повідомив начальникЛьвівської ОВА Максим Козицький, передає Укрінформ.</text:p>
      <text:p text:style-name="P4">
«Аграріям <text:a xlink:type="simple" xlink:href="https://www.ukrinform.ua/tag-lvivsina" text:style-name="Internet_20_link" text:visited-style-name="Visited_20_Internet_20_Link">
 </text:a>
 скерували ще 1,7 млнгривень фінансової підтримки з обласного бюджету. Члени профільної комісіїухвалили таке рішення вчора, після того, як розглянули 14 заявок відсільськогосподарських виробників», – повідомив Козицький.</text:p>
      <text:p text:style-name="P4">
За його словами, відповідне рішення ухвалене на черговому <text:a xlink:type="simple" xlink:href="https://loda.gov.ua/news/62828" text:style-name="Internet_20_link" text:visited-style-name="Visited_20_Internet_20_Link">
</text:a>
 комісії з визначення одержувачів фінансовоїпідтримки в межах Комплексної програми підтримки та розвитку сільськогогосподарства у Львівській області.</text:p>
      <text:p text:style-name="P4">
На фінансову підтримку з обласного бюджету можуть розраховувати виробники, якімають укладені договори оренди на земельні частки (паї), належним чиномвиплачують зарплати та ведуть прозору діяльність і сплачують податки.</text:p>
      <text:p text:style-name="P4">
<text:span text:style-name="T4">
Читайте також:</text:span>
 <text:a xlink:type="simple" xlink:href="https://www.ukrinform.ua/rubric-economy/3698786-v-ukraini-vze-posiali-miljon-gektariv-arih-kultur.html" text:style-name="Internet_20_link" text:visited-style-name="Visited_20_Internet_20_Link">
 </text:a>
</text:p>
      <text:p text:style-name="P4">
З початку року на Львівщині підтримку отримали вже 17 аграріїв на суму 4,2 млнгрн.</text:p>
      <text:p text:style-name="P4">
Ця фінансова підтримка на поворотній основі вже працює у зворотному напрямку.Так, за перший квартал 2023 року повернуто до бюджету розвитку понад 2,4 млнгрн раніше наданих кредитів при плані 1,5 млн грн.</text:p>
      <text:p text:style-name="P4">
<text:span text:style-name="T5">
Фото: loda.gov.ua</text:span>
</text:p>
      <text:p text:style-name="P4">
Source: <text:a xlink:type="simple" xlink:href="https://www.ukrinform.ua/rubric-economy/3699353-lvivski-agrarii-otrimaut-17-miljona-finansovoi-pidtrimki-z-oblasnogo-budzetu.html" text:style-name="Internet_20_link" text:visited-style-name="Visited_20_Internet_20_Link">
https://www.ukrinform.ua/rubric-economy/3699353-lvivski-agrarii-otrimaut-17-miljona-finansovoi-pidtrimki-z-oblasnogo-budzetu.html</text:a>
</text:p>
      <!--NEWS-->
      <text:h text:style-name="P10" text:outline-level="1">
<text:span text:style-name="T4">
Війська рф тричі обстріляли прикордоння Сумщини</text:span>
</text:h>
      <text:p text:style-name="P4">
Authors: Ukrinform (Person)</text:p>
      <text:p text:style-name="P4">
Publisher: Укринформ (Organization)</text:p>
      <text:p text:style-name="P4">
Published Time: 2023-04-22T17:56:01+03:00</text:p>
      <text:p text:style-name="P4">
Modified Time: 2023-04-22T17:56:01+03:00</text:p>
      <text:p text:style-name="P4">
Description: російська армія пообіді 22 квітня тричі обстріляла прикордоння Сумської області, здійснивши загалом 19 влучань з артилерії. — Укрінформ.</text:p>
      <text:p text:style-name="P4">
Images: ["<text:a xlink:type="simple" xlink:href="https://static.ukrinform.com/photos/2022_12/thumb_files/630_360_1670165697-806.jpeg" text:style-name="Internet_20_link" text:visited-style-name="Visited_20_Internet_20_Link">
630_360_16701...</text:a>
"]</text:p>
      <text:p text:style-name="P4">
Tags: ['Обстріл', 'Сумщина', 'Війна з росією']</text:p>
      <text:p text:style-name="P4">
Type: Article</text:p>
      <!--METADATA-->
      <text:p text:style-name="P4">
<draw:frame draw:style-name="fr1" draw:name="Image166" text:anchor-type="as-char" svg:width="6.9236in" svg:height="3.956343in" draw:z-index="0">
<draw:image xlink:href="../Images/yкринформ/2023-04-22T17-56-01-03-00/630_360_1670165697-806.jpeg" xlink:type="simple" xlink:show="embed" xlink:actuate="onLoad" draw:mime-type="image/jpeg"/>
</draw:frame>
 російськаармія пообіді 22 квітня тричі обстріляла прикордоння Сумської області,здійснивши загалом 19 влучань з артилерії.</text:p>
      <text:p text:style-name="P4">
Як передає Укрінформ, про це оперативне командування "Північ" повідомило в <text:a xlink:type="simple" xlink:href="http://t.me/ok_pivnich1/2005" text:style-name="Internet_20_link" text:visited-style-name="Visited_20_Internet_20_Link">
</text:a>
 .</text:p>
      <text:p text:style-name="P4">
Зокрема, з 14:00 до 14:15 у районі села Кореньок зафіксовані чотири влучання,імовірно, із самохідних артилерійських установок ворога. Унаслідок обстрілувідбулося загоряння поля з кукурудзою.</text:p>
      <text:p text:style-name="P4">
З 13:00 до 13:20 зафіксовані десять влучань, імовірно, зі ствольної артилеріїв районі села Бруски, з 14:30 до 14:40 — п'ять влучань у районі села Уланове,імовірно, із САУ.</text:p>
      <text:p text:style-name="P4">
В усіх випадках інформація про втрати серед місцевого населення чи пошкодженняцивільної інфраструктури не надходила.</text:p>
      <text:p text:style-name="P4">
<text:span text:style-name="T4">
Читайте також:</text:span>
 <text:a xlink:type="simple" xlink:href="https://www.ukrinform.ua/rubric-ato/3699221-na-pivnoci-za-tizden-vstanovili-kilka-desatkiv-protitankovih-minnih-poliv-ta-zagorodzen-naev.html" text:style-name="Internet_20_link" text:visited-style-name="Visited_20_Internet_20_Link">
 <text:span text:style-name="T4">
Наєв</text:span>
 </text:a>
</text:p>
      <text:p text:style-name="P4">
Як повідомляв Укрінформ, вранці 22 квітня російські війська <text:a xlink:type="simple" xlink:href="https://www.ukrinform.ua/rubric-ato/3699196-vorog-zranku-dvici-obstrilav-gromadu-na-sumsini.html" text:style-name="Internet_20_link" text:visited-style-name="Visited_20_Internet_20_Link">
</text:a>
 з мінометів й артилерії Білопільську громаду Сумськоїобласті.</text:p>
      <text:p text:style-name="P4">
<text:span text:style-name="T5">
Фото ілюстративне</text:span>
</text:p>
      <text:p text:style-name="P4">
Source: <text:a xlink:type="simple" xlink:href="https://www.ukrinform.ua/rubric-ato/3699355-vijska-rf-trici-obstrilali-prikordonna-sumsini.html" text:style-name="Internet_20_link" text:visited-style-name="Visited_20_Internet_20_Link">
https://www.ukrinform.ua/rubric-ato/3699355-vijska-rf-trici-obstrilali-prikordonna-sumsini.html</text:a>
</text:p>
      <!--NEWS-->
      <text:h text:style-name="P10" text:outline-level="1">
<text:span text:style-name="T4">
На Миколаївщині грибник підірвався на міні</text:span>
</text:h>
      <text:p text:style-name="P4">
Authors: Ukrinform (Person)</text:p>
      <text:p text:style-name="P4">
Publisher: Укринформ (Organization)</text:p>
      <text:p text:style-name="P4">
Published Time: 2023-04-22T17:57:00+03:00</text:p>
      <text:p text:style-name="P4">
Modified Time: 2023-04-22T17:57:00+03:00</text:p>
      <text:p text:style-name="P4">
Description: На Миколаївщині грибник підірвався на міні, у чоловіка мінно-вибухові травми. — Укрінформ.</text:p>
      <text:p text:style-name="P4">
Images: ["<text:a xlink:type="simple" xlink:href="https://static.ukrinform.com/photos/2022_07/thumb_files/630_360_1657192875-133.jpg" text:style-name="Internet_20_link" text:visited-style-name="Visited_20_Internet_20_Link">
630_360_16571...</text:a>
", "<text:a xlink:type="simple" xlink:href="https://static.ukrinform.com/photos/2023_04/1682175415-904.jpg" text:style-name="Internet_20_link" text:visited-style-name="Visited_20_Internet_20_Link">
1682175415-90...</text:a>
", "<text:a xlink:type="simple" xlink:href="https://static.ukrinform.com/photos/2023_04/1682175414-251.jpg" text:style-name="Internet_20_link" text:visited-style-name="Visited_20_Internet_20_Link">
1682175414-25...</text:a>
"]</text:p>
      <text:p text:style-name="P4">
Tags: ['Миколаївщина', 'Міна', 'Поранені', 'Вибух']</text:p>
      <text:p text:style-name="P4">
Type: Article</text:p>
      <!--METADATA-->
      <text:p text:style-name="P4">
<draw:frame draw:style-name="fr1" draw:name="Image167" text:anchor-type="as-char" svg:width="6.9236in" svg:height="3.949016in" draw:z-index="0">
<draw:image xlink:href="../Images/yкринформ/2023-04-22T17-57-00-03-00/630_360_1657192875-133.jpg" xlink:type="simple" xlink:show="embed" xlink:actuate="onLoad" draw:mime-type="image/jpeg"/>
</draw:frame>
 НаМиколаївщині грибник підірвався на міні, у чоловіка мінно-вибухові травми.</text:p>
      <text:p text:style-name="P4">
Про це у <text:a xlink:type="simple" xlink:href="https://t.me/s_shayhet/424" text:style-name="Internet_20_link" text:visited-style-name="Visited_20_Internet_20_Link">
 </text:a>
 повідомив начальник ПоліціїМиколаївської області Сергій Шайхет, передає Укрінформ.</text:p>
      <text:p text:style-name="P4">
«Сьогодні двоє чоловіків зі Снігурівщини пішли в бік селища Павлівка абиназбирати польових грибів. Один із них наступив на <text:a xlink:type="simple" xlink:href="https://www.ukrinform.ua/tag-mina" text:style-name="Internet_20_link" text:visited-style-name="Visited_20_Internet_20_Link">
</text:a>
 та отримав мінно-вибухові травми різногоступеню тяжкості», - повідомив Шайхет.</text:p>
      <text:p text:style-name="P4">
<draw:frame draw:style-name="fr1" draw:name="Image168" text:anchor-type="as-char" svg:width="6.9236in" svg:height="6.808207in" draw:z-index="0">
<draw:image xlink:href="../Images/yкринформ/2023-04-22T17-57-00-03-00/1682175415-904.jpg" xlink:type="simple" xlink:show="embed" xlink:actuate="onLoad" draw:mime-type="image/jpeg"/>
</draw:frame>
</text:p>
      <text:p text:style-name="P4">
За його словами, лікарі надають потерпілому медичну допомогу.</text:p>
      <text:p text:style-name="P4">
<draw:frame draw:style-name="fr1" draw:name="Image169" text:anchor-type="as-char" svg:width="6.9236in" svg:height="8.243411in" draw:z-index="0">
<draw:image xlink:href="../Images/yкринформ/2023-04-22T17-57-00-03-00/1682175414-251.jpg" xlink:type="simple" xlink:show="embed" xlink:actuate="onLoad" draw:mime-type="image/jpeg"/>
</draw:frame>
</text:p>
      <text:p text:style-name="P4">
Інший чоловік не постраждав.</text:p>
      <text:p text:style-name="P4">
<text:span text:style-name="T4">
Читайте також:</text:span>
 <text:a xlink:type="simple" xlink:href="https://www.ukrinform.ua/rubric-regions/3697357-na-hersonsini-traktorist-pidirvavsa-na-mini.html" text:style-name="Internet_20_link" text:visited-style-name="Visited_20_Internet_20_Link">
 <text:span text:style-name="T4">
підірвався</text:span>
 </text:a>
</text:p>
      <text:p text:style-name="P4">
Як повідомлялось, у центрі звільненого міста Балаклія на Харківщині 18 квітня<text:a xlink:type="simple" xlink:href="https://www.ukrinform.ua/rubric-regions/3697559-u-centri-balaklii-zinka-nastupila-na-minupelustku.html" text:style-name="Internet_20_link" text:visited-style-name="Visited_20_Internet_20_Link">
 </text:a>
 , постраждалу з травмою доставили до лікарні.</text:p>
      <text:p text:style-name="P4">
<text:span text:style-name="T5">
Перше фото ілюстративне</text:span>
</text:p>
      <text:p text:style-name="P4">
Source: <text:a xlink:type="simple" xlink:href="https://www.ukrinform.ua/rubric-regions/3699357-na-mikolaivsini-gribnik-pidirvavsa-na-mini.html" text:style-name="Internet_20_link" text:visited-style-name="Visited_20_Internet_20_Link">
https://www.ukrinform.ua/rubric-regions/3699357-na-mikolaivsini-gribnik-pidirvavsa-na-mini.html</text:a>
</text:p>
      <!--NEWS-->
      <text:h text:style-name="P10" text:outline-level="1">
<text:span text:style-name="T4">
У Хмельницькому пройшов благодійний забіг «Сталевий кордон»</text:span>
</text:h>
      <text:p text:style-name="P4">
Authors: Ukrinform (Person)</text:p>
      <text:p text:style-name="P4">
Publisher: Укринформ (Organization)</text:p>
      <text:p text:style-name="P4">
Published Time: 2023-04-22T18:01:00+03:00</text:p>
      <text:p text:style-name="P4">
Modified Time: 2023-04-22T18:01:00+03:00</text:p>
      <text:p text:style-name="P4">
Description: У Хмельницькому в суботу, 22 квітня, відбувся благодійний забіг «Сталевий кордон» на підтримку потреб бойових підрозділів 15 мобільного прикордонного загону «Сталевий кордон» Гвардії наступу. — Укрінформ.</text:p>
      <text:p text:style-name="P4">
Images: ["<text:a xlink:type="simple" xlink:href="https://static.ukrinform.com/photos/2023_04/thumb_files/630_360_1682175688-832.jpg" text:style-name="Internet_20_link" text:visited-style-name="Visited_20_Internet_20_Link">
630_360_16821...</text:a>
"]</text:p>
      <text:p text:style-name="P4">
Tags: ['Прикордонники', 'Благодійність', 'Забіг', 'Хмельницький']</text:p>
      <text:p text:style-name="P4">
Type: Article</text:p>
      <!--METADATA-->
      <text:p text:style-name="P4">
<draw:frame draw:style-name="fr1" draw:name="Image170" text:anchor-type="as-char" svg:width="6.9236in" svg:height="3.956343in" draw:z-index="0">
<draw:image xlink:href="../Images/yкринформ/2023-04-22T18-01-00-03-00/630_360_1682175688-832.jpg" xlink:type="simple" xlink:show="embed" xlink:actuate="onLoad" draw:mime-type="image/jpeg"/>
</draw:frame>
 УХмельницькому в суботу, 22 квітня, відбувся благодійний забіг «Сталевийкордон» на підтримку потреб бойових підрозділів 15 мобільного прикордонногозагону «Сталевий кордон» Гвардії наступу.</text:p>
      <text:p text:style-name="P4">
Про це у <text:a xlink:type="simple" xlink:href="https://t.me/khmelnytskaODA/1576" text:style-name="Internet_20_link" text:visited-style-name="Visited_20_Internet_20_Link">
 </text:a>
 повідомляє Хмельницька ОВА,передає Укрінформ.</text:p>
      <text:p text:style-name="P4">
«У традиційному академічному кросі Національної академії Державної <text:a xlink:type="simple" xlink:href="https://www.ukrinform.ua/tag-prikordonniki" text:style-name="Internet_20_link" text:visited-style-name="Visited_20_Internet_20_Link">
</text:a>
 служби України ім. Б.Хмельницького могли взяти участь усі охочі. Учасники забігу могли обратидистанцію в 1 або 3 км для дорослих та 500 м – для дітей», - йдеться уповідомленні.</text:p>
      <text:p text:style-name="P4">
Зазначається, що під час забігу зібрані кошти на тепловізори, Starlink,монітори та планшети для захисників.</text:p>
      <text:p text:style-name="P4">
Усі учасники отримали пам’ятні медалі.</text:p>
      <text:p text:style-name="P4">
<text:span text:style-name="T4">
Читайте також:</text:span>
 <text:a xlink:type="simple" xlink:href="https://www.ukrinform.ua/rubric-diaspora/3678855-ukrainci-v-antalii-vzali-ucast-v-blagodijnomu-zabigu.html" text:style-name="Internet_20_link" text:visited-style-name="Visited_20_Internet_20_Link">
 <text:span text:style-name="T4">
забіг</text:span>
 </text:a>
</text:p>
      <text:p text:style-name="P4">
Організували захід громадська організація «Підтримка України» спільно з RaceExpert за підтримки ОВА.</text:p>
      <text:p text:style-name="P4">
<text:span text:style-name="T5">
Фото: Хмельницька ОДА (ОВА)</text:span>
</text:p>
      <text:p text:style-name="P4">
Source: <text:a xlink:type="simple" xlink:href="https://www.ukrinform.ua/rubric-regions/3699359-u-hmelnickomu-projsov-blagodijnij-zabig-stalevij-kordon.html" text:style-name="Internet_20_link" text:visited-style-name="Visited_20_Internet_20_Link">
https://www.ukrinform.ua/rubric-regions/3699359-u-hmelnickomu-projsov-blagodijnij-zabig-stalevij-kordon.html</text:a>
</text:p>
      <!--NEWS-->
      <text:h text:style-name="P10" text:outline-level="1">
<text:span text:style-name="T4">
Україні потрібно понад $1 мільярд на відновлення енергосистеми – Герус</text:span>
</text:h>
      <text:p text:style-name="P4">
Authors: Ukrinform (Person)</text:p>
      <text:p text:style-name="P4">
Publisher: Укринформ (Organization)</text:p>
      <text:p text:style-name="P4">
Published Time: 2023-04-22T18:04:42+03:00</text:p>
      <text:p text:style-name="P4">
Modified Time: 2023-04-22T18:04:42+03:00</text:p>
      <text:p text:style-name="P4">
Description: Росіяни випустили понад 1200 ракет та дронів по ключових об’єктах енергетичної інфраструктури. Загальний збиток, завданий українській енергосистемі України, складає понад 1 мільярд доларів. — Укрінформ.</text:p>
      <text:p text:style-name="P4">
Images: ["<text:a xlink:type="simple" xlink:href="https://static.ukrinform.com/photos/2023_04/thumb_files/630_360_1682175548-115.jpg" text:style-name="Internet_20_link" text:visited-style-name="Visited_20_Internet_20_Link">
630_360_16821...</text:a>
"]</text:p>
      <text:p text:style-name="P4">
Tags: ['Енергетика', 'Герус', 'Відновлення України']</text:p>
      <text:p text:style-name="P4">
Type: Article</text:p>
      <!--METADATA-->
      <text:p text:style-name="P4">
<draw:frame draw:style-name="fr1" draw:name="Image171" text:anchor-type="as-char" svg:width="6.9236in" svg:height="3.935261in" draw:z-index="0">
<draw:image xlink:href="../Images/yкринформ/2023-04-22T18-04-42-03-00/630_360_1682175548-115.jpg" xlink:type="simple" xlink:show="embed" xlink:actuate="onLoad" draw:mime-type="image/jpeg"/>
</draw:frame>
 Росіянивипустили понад 1200 ракет та дронів по ключових об’єктах енергетичноїінфраструктури. Загальний збиток, завданий українській енергосистемі України,складає понад 1 мільярд доларів.</text:p>
      <text:p text:style-name="P4">
Про це повідомив голова комітету Верховної Ради з питань енергетики тажитлово-комунальних послуг Андрій Герус, передає Укрінформ з посиланням насайт <text:a xlink:type="simple" xlink:href="http://www.rada.gov.ua/news/news_kom/235622.html" text:style-name="Internet_20_link" text:visited-style-name="Visited_20_Internet_20_Link">
 </text:a>
 .</text:p>
      <text:p text:style-name="P4">
«Запас міцності серйозно знизився і до наступної зими його потрібно відновити.Сьогодні нам потрібно працювати над тим, щоб проходження наступногоопалювального сезону було простішим та прогнозованим, аніж цієї зими… Навколоцього і йдуть основні дискусії: де взяти гроші, аби відремонтувати пошкодженіоб’єкти енергетичної інфраструктури, встановити додатковий захист та створитирезервні запаси», - зазначив народний депутат.</text:p>
      <text:p text:style-name="P4">
<text:span text:style-name="T4">
Читайте також:</text:span>
 <text:a xlink:type="simple" xlink:href="https://www.ukrinform.ua/rubric-vidbudova/3695743-ssa-aktivno-pidtrimuut-vidnovlenna-ukraini-ake-rozpocnetsa-vze-cogo-roku-smigal.html" text:style-name="Internet_20_link" text:visited-style-name="Visited_20_Internet_20_Link">
 </text:a>
</text:p>
      <text:p text:style-name="P4">
За його словами, Україна отримує суттєву міжнародну допомогу, але цьогоресурсу недостатньо, щоб відновити енергосистему до рівня, що гарантуватимеукраїнцям безперебійне постачання електроенергії. Один з можливих варіантів –підвищення тарифу.</text:p>
      <text:p text:style-name="P4">
«На мою думку, забезпечена верства населення має можливість сплачувати вищийтариф на електричну енергію. Якщо бізнес зараз має тариф 5,5 грн за кВт-год,то населення, яке споживає понад 250 кВт — 1,68 грн», - уточнив Герус,додавши, що тариф для населення до рівня тарифу для <text:a xlink:type="simple" xlink:href="https://www.ukrinform.ua/tag-biznes" text:style-name="Internet_20_link" text:visited-style-name="Visited_20_Internet_20_Link">
</text:a>
 не буде підвищено, але необхідно знайтиваріант, на який погодяться усі сторони.</text:p>
      <text:p text:style-name="P4">
<text:span text:style-name="T4">
Читайте також:</text:span>
 <text:a xlink:type="simple" xlink:href="https://www.ukrinform.ua/rubric-economy/3693026-ukraina-u-berezni-mogla-b-otrimati-blizko-500-miljoniv-vid-eksportu-elektroenergii-gerus.html" text:style-name="Internet_20_link" text:visited-style-name="Visited_20_Internet_20_Link">
 <text:span text:style-name="T4">
Герус</text:span>
 </text:a>
</text:p>
      <text:p text:style-name="P4">
Як повідомлялось, станом на кінець осінньо-зимового періоду енергосистемавнаслідок руйнувань та окупації тимчасово втратила 44% атомної генерації, 78%потужностей ТЕС, 66% – блочних ТЕЦ, 12% – ГЕС, 75% – вітрової генерації тапонад 20% – сонячної.</text:p>
      <text:p text:style-name="P4">
За оцінками Світового банку, збитки, завдані інфраструктурі електроенергетики,газу та системи опалення, а також видобутку вугілля в Україні становлятьблизько 11 млрд доларів.</text:p>
      <text:p text:style-name="P4">
Source: <text:a xlink:type="simple" xlink:href="https://www.ukrinform.ua/rubric-ato/3699360-ukraini-potribno-ponad-1-milard-na-vidnovlenna-energosistemi-gerus.html" text:style-name="Internet_20_link" text:visited-style-name="Visited_20_Internet_20_Link">
https://www.ukrinform.ua/rubric-ato/3699360-ukraini-potribno-ponad-1-milard-na-vidnovlenna-energosistemi-gerus.html</text:a>
</text:p>
      <!--NEWS-->
      <text:h text:style-name="P10" text:outline-level="1">
<text:span text:style-name="T4">
Стартував грантовий конкурс для громадських організацій, які відновлюють звільнені території</text:span>
</text:h>
      <text:p text:style-name="P4">
Authors: Ukrinform (Person)</text:p>
      <text:p text:style-name="P4">
Publisher: Укринформ (Organization)</text:p>
      <text:p text:style-name="P4">
Published Time: 2023-04-22T18:08:54+03:00</text:p>
      <text:p text:style-name="P4">
Modified Time: 2023-04-22T18:08:54+03:00</text:p>
      <text:p text:style-name="P4">
Description: Громадська організація “ІСАР Єднання” за підтримки Агентства США з міжнародного розвитку (USAID) оголосила грантовий конкурс для громадських організацій, які сприяють відновленню та розвитку звільнених від російських загарбників територій. — Укрінформ.</text:p>
      <text:p text:style-name="P4">
Images: ["<text:a xlink:type="simple" xlink:href="https://static.ukrinform.com/photos/2023_04/thumb_files/630_360_1682176056-992.jpg" text:style-name="Internet_20_link" text:visited-style-name="Visited_20_Internet_20_Link">
630_360_16821...</text:a>
"]</text:p>
      <text:p text:style-name="P4">
Tags: ['USAID', 'Грант', 'Відбудова']</text:p>
      <text:p text:style-name="P4">
Type: Article</text:p>
      <!--METADATA-->
      <text:p text:style-name="P4">
<draw:frame draw:style-name="fr1" draw:name="Image172" text:anchor-type="as-char" svg:width="6.9236in" svg:height="3.956343in" draw:z-index="0">
<draw:image xlink:href="../Images/yкринформ/2023-04-22T18-08-54-03-00/630_360_1682176056-992.jpg" xlink:type="simple" xlink:show="embed" xlink:actuate="onLoad" draw:mime-type="image/jpeg"/>
</draw:frame>
 Громадськаорганізація “ІСАР Єднання” за підтримки Агентства США з міжнародного розвитку(USAID) оголосила грантовий конкурс для громадських організацій, які сприяютьвідновленню та розвитку звільнених від російських загарбників територій.</text:p>
      <text:p text:style-name="P4">
Як передає Укрінформ, про це повідомляє <text:a xlink:type="simple" xlink:href="http://minre.gov.ua/2023/04/22/grantovyj-konkurs-dlya-gromadskyh-organizaczij-yaki-vidnovlyuyut-deokupovani-terytoriyi/" text:style-name="Internet_20_link" text:visited-style-name="Visited_20_Internet_20_Link">
</text:a>
</text:p>
      <text:p text:style-name="P4">
“Він спрямований на першочергові потреби громад: відновлення адміністративнихі соціальних послуг; створення сприятливих умов для місцевого <text:a xlink:type="simple" xlink:href="https://www.ukrinform.ua/tag-biznes" text:style-name="Internet_20_link" text:visited-style-name="Visited_20_Internet_20_Link">
</text:a>
 , а також підтримку громадських рухів,волонтерських ініціатив тощо”, - ідеться у повідомленні.</text:p>
      <text:p text:style-name="P4">
Ознайомитися з повним переліком критеріїв можна за <text:a xlink:type="simple" xlink:href="http://ednannia.ua/181-contests/12411-zmitsnennya-spromozhnosti-ogs-brati-liderstvo-u-protsesakh-vidnovlennya-ta-rozvitku-deokupovanikh-teritorij" text:style-name="Internet_20_link" text:visited-style-name="Visited_20_Internet_20_Link">
</text:a>
 .</text:p>
      <text:p text:style-name="P4">
Цільовими районами реалізації проєктів є громади, які включені в перелікпостраждалих територій згідно з наказом Мінреінтеграції.</text:p>
      <text:p text:style-name="P4">
Максимальна та мінімальна сума гранту не зазначається. Очікується, що вонастановитиме до 5 млн гривень.</text:p>
      <text:p text:style-name="P4">
Заявки можна подавати до 18:00 31 травня.</text:p>
      <text:p text:style-name="P4">
Умови можна переглянути на <text:a xlink:type="simple" xlink:href="https://ednannia.ua/images/%D0%97%D0%B0%D0%BF%D1%80%D0%BE%D1%88%D0%B5%D0%BD%D0%BD%D1%8F_%D0%B4%D0%BE_%D1%83%D1%87%D0%B0%D1%81%D1%82%D1%96_%D1%83_%D0%BA%D0%BE%D0%BD%D0%BA%D1%83%D1%80%D1%81%D1%96_%D0%BD%D0%B0_%D0%B2%D1%96%D0%B4%D0%BD%D0%BE%D0%B2%D0%BB%D0%B5%D0%BD%D0%BD%D1%8F_%D0%B4%D0%B5%D0%BE%D0%BA%D1%83%D0%BF%D0%BE%D0%B2%D0%B0%D0%BD%D0%B8%D1%85_%D1%82%D0%B5%D1%80%D0%B8%D1%82%D0%BE%D1%80%D1%96%D0%B9__2023.pdf" text:style-name="Internet_20_link" text:visited-style-name="Visited_20_Internet_20_Link">
</text:a>
у розділі "Порядок подання пропозицій".</text:p>
      <text:p text:style-name="P4">
<text:span text:style-name="T4">
Читайте також:</text:span>
 <text:a xlink:type="simple" xlink:href="https://www.ukrinform.ua/rubric-vidbudova/3699122-nimeccina-vidilila-3-miljoni-na-proekt-unido-z-rozbudovi-promislovogo-potencialu-ukraini.html" text:style-name="Internet_20_link" text:visited-style-name="Visited_20_Internet_20_Link">
 </text:a>
</text:p>
      <text:p text:style-name="P4">
Як повідомляв Укрінформ, в Україні до 30 травня триває реєстрація для участі восвітньо-грантовій програмі розвитку та підтримки талановитих сільських жінок-фермерок "TalentA-2023".</text:p>
      <text:p text:style-name="P4">
Source: <text:a xlink:type="simple" xlink:href="https://www.ukrinform.ua/rubric-vidbudova/3699361-startuvav-grantovij-konkurs-dla-gromadskih-organizacij-aki-vidnovluut-zvilneni-teritorii.html" text:style-name="Internet_20_link" text:visited-style-name="Visited_20_Internet_20_Link">
https://www.ukrinform.ua/rubric-vidbudova/3699361-startuvav-grantovij-konkurs-dla-gromadskih-organizacij-aki-vidnovluut-zvilneni-teritorii.html</text:a>
</text:p>
      <!--NEWS-->
      <text:h text:style-name="P10" text:outline-level="1">
<text:span text:style-name="T4">
Кінг пропонує передати свою синю галочку у Twitter фонду Притули</text:span>
</text:h>
      <text:p text:style-name="P4">
Authors: Ukrinform (Person)</text:p>
      <text:p text:style-name="P4">
Publisher: Укринформ (Organization)</text:p>
      <text:p text:style-name="P4">
Published Time: 2023-04-22T18:42:00+03:00</text:p>
      <text:p text:style-name="P4">
Modified Time: 2023-04-22T18:42:00+03:00</text:p>
      <text:p text:style-name="P4">
Description: Всесвітньо відомий американський письменник Стівен Кінг запропонував власнику Twitter Ілону Маску віддати його синю галочку верифікації Благодійному фонду Сергія Притули. — Укрінформ.</text:p>
      <text:p text:style-name="P4">
Images: ["<text:a xlink:type="simple" xlink:href="https://static.ukrinform.com/photos/2021_07/thumb_files/630_360_1626015570-844.jpg" text:style-name="Internet_20_link" text:visited-style-name="Visited_20_Internet_20_Link">
630_360_16260...</text:a>
"]</text:p>
      <text:p text:style-name="P4">
Tags: ['Ілон Маск', 'Стівен Кінг', 'Twitter', 'Притула']</text:p>
      <text:p text:style-name="P4">
Type: Article</text:p>
      <!--METADATA-->
      <text:p text:style-name="P4">
<draw:frame draw:style-name="fr1" draw:name="Image173" text:anchor-type="as-char" svg:width="6.9236in" svg:height="3.956343in" draw:z-index="0">
<draw:image xlink:href="../Images/yкринформ/2023-04-22T18-42-00-03-00/630_360_1626015570-844.jpg" xlink:type="simple" xlink:show="embed" xlink:actuate="onLoad" draw:mime-type="image/jpeg"/>
</draw:frame>
 Всесвітньовідомий американський письменник Стівен Кінг запропонував власнику TwitterІлону Маску віддати його синю галочку верифікації Благодійному фонду СергіяПритули.</text:p>
      <text:p text:style-name="P4">
Про це Кінг написав у <text:a xlink:type="simple" xlink:href="https://twitter.com/StephenKing/status/1649771678220574722" text:style-name="Internet_20_link" text:visited-style-name="Visited_20_Internet_20_Link">
</text:a>
 , передаєУкрінформ.</text:p>
      <text:p text:style-name="P4">
«Думаю, що пан Маск має віддати мою «синю галочку» на <text:a xlink:type="simple" xlink:href="https://www.ukrinform.ua/tag-blagodijnist" text:style-name="Internet_20_link" text:visited-style-name="Visited_20_Internet_20_Link">
</text:a>
 . Я рекомендую Фонд Притули...»,– зазначив письменник.</text:p>
      <text:p text:style-name="P4">
Він зауважив, що послуга коштує лише 8 доларів, тож, на думку письменника,"Маск міг би додати ще трохи".</text:p>
      <text:p text:style-name="P4">
Сергій Притула відреагував на допис Кінга і подякував письменнику. "Наш фондотримав дуже серйозну рекомендацію. Продовжуємо працювати заради нашоїперемоги!" – написав він.</text:p>
      <text:p text:style-name="P4">
Раніше CNN повідомила, що 20 квітня Twitter почав видаляти сині галочкиверифікації з акаунтів користувачів, які не підписалися на Twitter Blue.</text:p>
      <text:p text:style-name="P4">
Цей сервіс дає змогу користувачам соцмережі за щомісячну підписку отримуватирозширені можливості у соцмережі. Коштує підписка на Twitter Blue 8 доларів намісяць.</text:p>
      <text:p text:style-name="P4">
Сині галочки зникли, зокрема, з акаунтів світської левиці Кім Кардаш'ян,співачки Бейонсе, мільярдера Білла Гейтса, Папи Римського, експрезидента СШАДональда Трампа та засновника Twitter Джека Дорсі.</text:p>
      <text:p text:style-name="P4">
Водночас Стівен Кінг повідомив, що в його обліковому записі зазначено, що вінпідписаний на Twitter Blue, хоча це не так.</text:p>
      <text:p text:style-name="P4">
<text:span text:style-name="T4">
Читайте також:</text:span>
 <text:a xlink:type="simple" xlink:href="https://www.ukrinform.ua/rubric-technology/3694960-twitter-zvilniv-ponad-80-pracivnikiv-pisla-prihodu-maska.html" text:style-name="Internet_20_link" text:visited-style-name="Visited_20_Internet_20_Link">
 <text:span text:style-name="T4">
Маск</text:span>
 </text:a>
</text:p>
      <text:p text:style-name="P4">
Маск відповів на це у коментарях до допису: "Прошу, намасте".</text:p>
      <text:p text:style-name="P4">
Згодом власник соцмережі заявив, що «особисто оплачує» підписки на TwitterBlue деяких знаменитостей, зокрема баскетболіста Леброна Джеймса та СтівенаКінга.</text:p>
      <text:p text:style-name="P4">
Як повідомляв <text:a xlink:type="simple" xlink:href="https://www.ukrinform.ua/rubric-technology/3698922-twitter-pribrav-z-akauntiv-nizki-zmi-poznacki-pro-dzerela-finansuvanna.html" text:style-name="Internet_20_link" text:visited-style-name="Visited_20_Internet_20_Link">
 </text:a>
 , чималоакаунтів медіа у Twitter позбулися позначок, які засвідчують їхнюприналежність або джерела фінансування.</text:p>
      <text:p text:style-name="P4">
Source: <text:a xlink:type="simple" xlink:href="https://www.ukrinform.ua/rubric-technology/3699365-king-zaproponuvav-masku-peredati-jogo-sinu-galocku-u-twitter-fondu-prituli.html" text:style-name="Internet_20_link" text:visited-style-name="Visited_20_Internet_20_Link">
https://www.ukrinform.ua/rubric-technology/3699365-king-zaproponuvav-masku-peredati-jogo-sinu-galocku-u-twitter-fondu-prituli.html</text:a>
</text:p>
      <!--NEWS-->
      <text:h text:style-name="P10" text:outline-level="1">
<text:span text:style-name="T4">
«Динамо» і «Шахтар» зіграли внічию в матчі УПЛ</text:span>
</text:h>
      <text:p text:style-name="P4">
Authors: Ukrinform (Person)</text:p>
      <text:p text:style-name="P4">
Publisher: Укринформ (Organization)</text:p>
      <text:p text:style-name="P4">
Published Time: 2023-04-22T18:52:47+03:00</text:p>
      <text:p text:style-name="P4">
Modified Time: 2023-04-22T18:52:47+03:00</text:p>
      <text:p text:style-name="P4">
Description: Чергове українське «ель-класико» завершилося нічийним результатом. — Укрінформ.</text:p>
      <text:p text:style-name="P4">
Images: ["<text:a xlink:type="simple" xlink:href="https://static.ukrinform.com/photos/2023_04/thumb_files/630_360_1682178660-327.jpg" text:style-name="Internet_20_link" text:visited-style-name="Visited_20_Internet_20_Link">
630_360_16821...</text:a>
"]</text:p>
      <text:p text:style-name="P4">
Tags: ['Динамо', 'Футбол', "Прем'єр-ліга", 'Шахтар']</text:p>
      <text:p text:style-name="P4">
Type: Article</text:p>
      <!--METADATA-->
      <text:p text:style-name="P4">
<draw:frame draw:style-name="fr1" draw:name="Image174" text:anchor-type="as-char" svg:width="6.9236in" svg:height="3.956343in" draw:z-index="0">
<draw:image xlink:href="../Images/yкринформ/2023-04-22T18-52-47-03-00/630_360_1682178660-327.jpg" xlink:type="simple" xlink:show="embed" xlink:actuate="onLoad" draw:mime-type="image/jpeg"/>
</draw:frame>
 Черговеукраїнське «ель-класико» завершилося нічийним результатом.</text:p>
      <text:p text:style-name="P4">
Триває 22-й тур Української прем'єр-ліги, передає Укрінформ.</text:p>
      <text:p text:style-name="P4">
«Динамо» на своєму полі поділив очки з «Шахтарем» - 1:1.</text:p>
      <text:p text:style-name="P4">
У складі «гірників» відзначився Степаненко. Кияни відповіли точним ударомАндрієвського.</text:p>
      <text:p text:style-name="P4">
<text:span text:style-name="T4">
Читайте також:</text:span>
 <text:a xlink:type="simple" xlink:href="https://www.ukrinform.ua/rubric-sports/3699343-upl-veres-i-minaj-podilili-ocki.html" text:style-name="Internet_20_link" text:visited-style-name="Visited_20_Internet_20_Link">
 </text:a>
</text:p>
      <text:p text:style-name="P4">
«Шахтар» продовжує очолювати УПЛ, маючи в активі 53 пункти після 22 матчів.«Динамо» йде на 4 сходинці - 41 пункт після 22 матчів.</text:p>
      <text:p text:style-name="P4">
Фото: shakhtar.com</text:p>
      <text:p text:style-name="P4">
Source: <text:a xlink:type="simple" xlink:href="https://www.ukrinform.ua/rubric-sports/3699369-dinamo-i-sahtar-zigrali-vniciu-v-matci-upl.html" text:style-name="Internet_20_link" text:visited-style-name="Visited_20_Internet_20_Link">
https://www.ukrinform.ua/rubric-sports/3699369-dinamo-i-sahtar-zigrali-vniciu-v-matci-upl.html</text:a>
</text:p>
      <!--NEWS-->
      <text:h text:style-name="P10" text:outline-level="1">
<text:span text:style-name="T4">
Армія Судану пообіцяла забезпечити евакуацію іноземних громадян у найближчі години</text:span>
</text:h>
      <text:p text:style-name="P4">
Authors: Ukrinform (Person)</text:p>
      <text:p text:style-name="P4">
Publisher: Укринформ (Organization)</text:p>
      <text:p text:style-name="P4">
Published Time: 2023-04-22T18:57:12+03:00</text:p>
      <text:p text:style-name="P4">
Modified Time: 2023-04-22T18:57:12+03:00</text:p>
      <text:p text:style-name="P4">
Description: Армія Судану сприятиме евакуації дипломатів і іноземних громадян у зв'язку з активними бойовими діями на території країни. — Укрінформ.</text:p>
      <text:p text:style-name="P4">
Images: ["<text:a xlink:type="simple" xlink:href="https://static.ukrinform.com/photos/2023_04/thumb_files/630_360_1682178924-411.png" text:style-name="Internet_20_link" text:visited-style-name="Visited_20_Internet_20_Link">
630_360_16821...</text:a>
"]</text:p>
      <text:p text:style-name="P4">
Tags: ['Евакуація', 'Судан', 'Безпека']</text:p>
      <text:p text:style-name="P4">
Type: Article</text:p>
      <!--METADATA-->
      <text:p text:style-name="P4">
<draw:frame draw:style-name="fr1" draw:name="Image175" text:anchor-type="as-char" svg:width="6.9236in" svg:height="3.956343in" draw:z-index="0">
<draw:image xlink:href="../Images/yкринформ/2023-04-22T18-57-12-03-00/630_360_1682178924-411.png" xlink:type="simple" xlink:show="embed" xlink:actuate="onLoad" draw:mime-type="image/png"/>
</draw:frame>
 АрміяСудану сприятиме евакуації дипломатів і іноземних громадян у зв'язку зактивними бойовими діями на території країни.</text:p>
      <text:p text:style-name="P4">
Як передає Укрінформ, про це повідомляє <text:a xlink:type="simple" xlink:href="https://www.bbc.com/news/uk-65358069" text:style-name="Internet_20_link" text:visited-style-name="Visited_20_Internet_20_Link">
</text:a>
 .</text:p>
      <text:p text:style-name="P4">
«Громадяни Британії, США, Франції та <text:a xlink:type="simple" xlink:href="https://www.ukrinform.ua/tag-kitaj" text:style-name="Internet_20_link" text:visited-style-name="Visited_20_Internet_20_Link">
 </text:a>
 ,а також дипломати будуть евакуйовані військово-транспортними літаками зістолиці – Хартума», - йдеться в заяві суданської армії.</text:p>
      <text:p text:style-name="P4">
Уряд Судану зазначає, що командувач армії Фаттах аль-Бурхан погодився сприятиі забезпечити їхню евакуацію «в найближчі години».</text:p>
      <text:p text:style-name="P4">
<text:span text:style-name="T4">
Читайте також:</text:span>
 <text:a xlink:type="simple" xlink:href="https://www.ukrinform.ua/rubric-world/3698631-pvk-vagner-bere-aktivnu-ucast-u-voennomu-konflikti-v-sudani-rozsliduvanna-cnn.html" text:style-name="Internet_20_link" text:visited-style-name="Visited_20_Internet_20_Link">
 </text:a>
</text:p>
      <text:p text:style-name="P4">
Попередні плани евакуації іноземних громадян не були реалізовані черезпобоювання щодо безпеки.</text:p>
      <text:p text:style-name="P4">
<text:span text:style-name="T4">
Читайте також:</text:span>
 <text:a xlink:type="simple" xlink:href="https://www.ukrinform.ua/rubric-world/3699286-pivdenna-korea-napravila-pidrozdil-vms-do-sudanu.html" text:style-name="Internet_20_link" text:visited-style-name="Visited_20_Internet_20_Link">
 <text:span text:style-name="T4">
Судану</text:span>
 </text:a>
</text:p>
      <text:p text:style-name="P4">
Як повідомляв Укрінформ, ЄС планує можливу евакуацію своїх громадян зі столиціСудану, Хартума, коли це дозволить безпекова ситуація.</text:p>
      <text:p text:style-name="P4">
<text:span text:style-name="T5">
Фото: GETTY IMAGES</text:span>
</text:p>
      <text:p text:style-name="P4">
Source: <text:a xlink:type="simple" xlink:href="https://www.ukrinform.ua/rubric-world/3699371-armia-sudanu-poobicala-zabezpeciti-evakuaciu-inozemnih-gromadan-u-najblizci-godini.html" text:style-name="Internet_20_link" text:visited-style-name="Visited_20_Internet_20_Link">
https://www.ukrinform.ua/rubric-world/3699371-armia-sudanu-poobicala-zabezpeciti-evakuaciu-inozemnih-gromadan-u-najblizci-godini.html</text:a>
</text:p>
      <!--NEWS-->
      <text:h text:style-name="P10" text:outline-level="1">
<text:span text:style-name="T4">
АПЛ: «Евертон» Миколенка поділив очки з «Крістал Пелес»</text:span>
</text:h>
      <text:p text:style-name="P4">
Authors: Ukrinform (Person)</text:p>
      <text:p text:style-name="P4">
Publisher: Укринформ (Organization)</text:p>
      <text:p text:style-name="P4">
Published Time: 2023-04-22T19:11:09+03:00</text:p>
      <text:p text:style-name="P4">
Modified Time: 2023-04-22T19:11:09+03:00</text:p>
      <text:p text:style-name="P4">
Description: Український захисник «ірисок» Миколенко відіграв повний матч. — Укрінформ.</text:p>
      <text:p text:style-name="P4">
Images: ["<text:a xlink:type="simple" xlink:href="https://static.ukrinform.com/photos/2023_04/thumb_files/630_360_1682179806-480.jpg" text:style-name="Internet_20_link" text:visited-style-name="Visited_20_Internet_20_Link">
630_360_16821...</text:a>
"]</text:p>
      <text:p text:style-name="P4">
Tags: ['Футбол', 'Віталій Миколенко', 'АПЛ']</text:p>
      <text:p text:style-name="P4">
Type: Article</text:p>
      <!--METADATA-->
      <text:p text:style-name="P4">
<draw:frame draw:style-name="fr1" draw:name="Image176" text:anchor-type="as-char" svg:width="6.9236in" svg:height="3.956343in" draw:z-index="0">
<draw:image xlink:href="../Images/yкринформ/2023-04-22T19-11-09-03-00/630_360_1682179806-480.jpg" xlink:type="simple" xlink:show="embed" xlink:actuate="onLoad" draw:mime-type="image/jpeg"/>
</draw:frame>
Український захисник «ірисок» Миколенко відіграв повний матч.</text:p>
      <text:p text:style-name="P4">
«Евертон» на чужому полі зіграв внічию з «Крістал Пелес» 0:0 в 32-у туріАнглійської прем'єр-ліги, передає Укрінформ.</text:p>
      <text:p text:style-name="P4">
Український захисник «Евертона» Віталій Миколенко вийшов у стартовому складі ізіграв повний матч.</text:p>
      <text:p text:style-name="P4">
«Евертон» посідає 18 місце в АПЛ, маючи в активі 28 очок після 32 матчів.</text:p>
      <text:p text:style-name="P4">
<text:span text:style-name="T4">
Читайте також:</text:span>
 <text:a xlink:type="simple" xlink:href="https://www.ukrinform.ua/rubric-sports/3699369-dinamo-i-sahtar-zigrali-vniciu-v-matci-upl.html" text:style-name="Internet_20_link" text:visited-style-name="Visited_20_Internet_20_Link">
 <text:span text:style-name="T4">
Шахтар</text:span>
 </text:a>
</text:p>
      <text:p text:style-name="P4">
Як повідомлялося, «Арсенал» очолює АПЛ - 75 очок після 32 матчів.</text:p>
      <text:p text:style-name="P4">
Фото: twitter.com/Everton</text:p>
      <text:p text:style-name="P4">
Source: <text:a xlink:type="simple" xlink:href="https://www.ukrinform.ua/rubric-sports/3699375-apl-everton-mikolenka-podiliv-ocki-z-kristal-peles.html" text:style-name="Internet_20_link" text:visited-style-name="Visited_20_Internet_20_Link">
https://www.ukrinform.ua/rubric-sports/3699375-apl-everton-mikolenka-podiliv-ocki-z-kristal-peles.html</text:a>
</text:p>
      <!--NEWS-->
      <text:h text:style-name="P10" text:outline-level="1">
<text:span text:style-name="T4">
У Нацкомісії назвали варіанти нових тарифів на електроенергію</text:span>
</text:h>
      <text:p text:style-name="P4">
Authors: Ukrinform (Person)</text:p>
      <text:p text:style-name="P4">
Publisher: Укринформ (Organization)</text:p>
      <text:p text:style-name="P4">
Published Time: 2023-04-22T19:25:02+03:00</text:p>
      <text:p text:style-name="P4">
Modified Time: 2023-04-22T19:25:02+03:00</text:p>
      <text:p text:style-name="P4">
Description: Питання про перегляд тарифів на електроенергію для населення наразі є відкритим, серед можливих варіантів – 2,40 грн та 2,80 грн за 1 кВт/год для побутових споживачів. — Укрінформ.</text:p>
      <text:p text:style-name="P4">
Images: ["<text:a xlink:type="simple" xlink:href="https://static.ukrinform.com/photos/2021_02/thumb_files/630_360_1612487475-712.jpg" text:style-name="Internet_20_link" text:visited-style-name="Visited_20_Internet_20_Link">
630_360_16124...</text:a>
"]</text:p>
      <text:p text:style-name="P4">
Tags: ['Електроенергія', 'НКРЕКП', 'Тариф']</text:p>
      <text:p text:style-name="P4">
Type: Article</text:p>
      <!--METADATA-->
      <text:p text:style-name="P4">
<draw:frame draw:style-name="fr1" draw:name="Image177" text:anchor-type="as-char" svg:width="6.9236in" svg:height="3.956343in" draw:z-index="0">
<draw:image xlink:href="../Images/yкринформ/2023-04-22T19-25-02-03-00/630_360_1612487475-712.jpg" xlink:type="simple" xlink:show="embed" xlink:actuate="onLoad" draw:mime-type="image/jpeg"/>
</draw:frame>
 Питанняпро перегляд тарифів на електроенергію для населення наразі є відкритим, середможливих варіантів – 2,40 грн та 2,80 грн за 1 кВт/год для побутовихспоживачів.</text:p>
      <text:p text:style-name="P4">
Про це повідомив голова Національної комісії, що здійснює державне регулюванняу сферах енергетики та комунальних послуг, Костянтин Ущаповський, передаєУкрінформ із посиланням на <text:a xlink:type="simple" xlink:href="http://www.nerc.gov.ua/news/kostyantin-ushchapovskij-prokomentuvav-mozhlivij-pereglyad-tarifu-na-elektroenergiyu-dlya-naselennya" text:style-name="Internet_20_link" text:visited-style-name="Visited_20_Internet_20_Link">
 </text:a>
 .</text:p>
      <text:p text:style-name="P4">
За словами керівника НКРЕКП, можливе збільшення тарифів для населенняпов’язане із значною вартістю відновлення енергетичної інфраструктури.</text:p>
      <text:p text:style-name="P4">
«Після ворожих обстрілів енергетичних об’єктів для відновлення живленняспоживачів використовувались тимчасові схеми подачі електроенергії. Тож длязабезпечення проходження нового опалювального сезону такі схеми єнеможливими», - зазначив Ущаповський.</text:p>
      <text:p text:style-name="P4">
Він додав, що в уряді розглядається питання про перегляд тарифів на <text:a xlink:type="simple" xlink:href="https://www.ukrinform.ua/tag-elektroenergia" text:style-name="Internet_20_link" text:visited-style-name="Visited_20_Internet_20_Link">
</text:a>
 для побутових споживачів.</text:p>
      <text:p text:style-name="P4">
«Розглядається декілька варіантів встановлення нових тарифів. Серед варіантівє такі: 2,40 грн та 2,80 грн за 1 кВт/год. Головним тут є завдання забезпечитизахист вразливих категорій споживачів, розробивши відповідні програмицільового соціального захисту», - наголосив очільник НКРЕКП.</text:p>
      <text:p text:style-name="P4">
<text:span text:style-name="T4">
Читайте також:</text:span>
 <text:a xlink:type="simple" xlink:href="https://www.ukrinform.ua/rubric-economy/3686066-nkrekp-viznacila-tarif-dla-postacalnika-ostannoi-nadii-na-ii-kvartal.html" text:style-name="Internet_20_link" text:visited-style-name="Visited_20_Internet_20_Link">
 <text:span text:style-name="T4">
НКРЕКП</text:span>
 </text:a>
</text:p>
      <text:p text:style-name="P4">
Як повідомлялось, станом на кінець осінньо-зимового періоду енергосистемавнаслідок руйнувань та окупації тимчасово втратила 44% атомної генерації, 78%потужностей ТЕС, 66% – блочних ТЕЦ, 12% - ГЕС, 75% - вітрової генерації тапонад 20% - сонячної.</text:p>
      <text:p text:style-name="P4">
За оцінками Світового банку, збитки, завдані інфраструктурі електроенергетики,газу та системи опалення, а також видобутку вугілля в Україні становлятьблизько 11 млрд доларів.</text:p>
      <text:p text:style-name="P4">
Source: <text:a xlink:type="simple" xlink:href="https://www.ukrinform.ua/rubric-society/3699376-u-nackomisii-nazvali-varianti-novih-tarifiv-na-elektroenergiu.html" text:style-name="Internet_20_link" text:visited-style-name="Visited_20_Internet_20_Link">
https://www.ukrinform.ua/rubric-society/3699376-u-nackomisii-nazvali-varianti-novih-tarifiv-na-elektroenergiu.html</text:a>
</text:p>
      <!--NEWS-->
      <text:h text:style-name="P10" text:outline-level="1">
<text:span text:style-name="T4">
Посол Китаю у Франції поставив під сумнів суверенітет колишніх радянських республік</text:span>
</text:h>
      <text:p text:style-name="P4">
Authors: Ukrinform (Person)</text:p>
      <text:p text:style-name="P4">
Publisher: Укринформ (Organization)</text:p>
      <text:p text:style-name="P4">
Published Time: 2023-04-22T19:26:00+03:00</text:p>
      <text:p text:style-name="P4">
Modified Time: 2023-04-22T19:26:00+03:00</text:p>
      <text:p text:style-name="P4">
Description: Посол Китаю у Франції Лу Шайє поставив під сумнів суверенітет колишніх радянських республік, у тому числі й України, та отримав жорстку критику у відповідь. — Укрінформ.</text:p>
      <text:p text:style-name="P4">
Images: ["<text:a xlink:type="simple" xlink:href="https://static.ukrinform.com/photos/2023_04/thumb_files/630_360_1682180584-684.jpeg" text:style-name="Internet_20_link" text:visited-style-name="Visited_20_Internet_20_Link">
630_360_16821...</text:a>
"]</text:p>
      <text:p text:style-name="P4">
Tags: ['Франція', 'Китай', 'Посол', 'СРСР']</text:p>
      <text:p text:style-name="P4">
Type: Article</text:p>
      <!--METADATA-->
      <text:p text:style-name="P4">
<draw:frame draw:style-name="fr1" draw:name="Image178" text:anchor-type="as-char" svg:width="6.9236in" svg:height="3.956343in" draw:z-index="0">
<draw:image xlink:href="../Images/yкринформ/2023-04-22T19-26-00-03-00/630_360_1682180584-684.jpeg" xlink:type="simple" xlink:show="embed" xlink:actuate="onLoad" draw:mime-type="image/jpeg"/>
</draw:frame>
 ПосолКитаю у Франції Лу Шайє поставив під сумнів суверенітет колишніх радянськихреспублік, у тому числі й України, та отримав жорстку критику у відповідь.</text:p>
      <text:p text:style-name="P4">
Як передає Укрінформ, про це повідомляє <text:a xlink:type="simple" xlink:href="https://www.rfi.fr/uk/%D0%BE%D1%81%D1%82%D0%B0%D0%BD%D0%BD%D1%96-%D0%BD%D0%BE%D0%B2%D0%B8%D0%BD/20230422-%D0%BF%D0%BE%D1%81%D0%BE%D0%BB-%D0%BA%D0%B8%D1%82%D0%B0%D1%8E-%D1%83-%D1%84%D1%80%D0%B0%D0%BD%D1%86%D1%96%D1%97-%D0%BF%D0%BE%D1%81%D1%82%D0%B0%D0%B2%D0%B8%D0%B2-%D0%BF%D1%96%D0%B4-%D1%81%D1%83%D0%BC%D0%BD%D1%96%D0%B2-%D1%81%D1%83%D0%B2%D0%B5%D1%80%D0%B5%D0%BD%D1%96%D1%82%D0%B5%D1%82-%D0%BA%D0%BE%D0%BB%D0%B8%D1%88%D0%BD%D1%96%D1%85-%D1%80%D0%B0%D0%B4%D1%8F%D0%BD%D1%81%D1%8C%D0%BA%D0%B8%D1%85-%D1%80%D0%B5%D1%81%D0%BF%D1%83%D0%B1%D0%BB%D1%96%D0%BA" text:style-name="Internet_20_link" text:visited-style-name="Visited_20_Internet_20_Link">
</text:a>
.</text:p>
      <text:p text:style-name="P4">
Шайє заявив, що країни, які колись були республіками у складі СССР, «не маютьефективного статусу в міжнародному праві», оскільки відповідна міжнароднаугода, яка б ратифікувала їхній статус, на його думку, відсутня.</text:p>
      <text:p text:style-name="P4">
Офіційний представник <text:a xlink:type="simple" xlink:href="https://www.ukrinform.ua/tag-kitaj" text:style-name="Internet_20_link" text:visited-style-name="Visited_20_Internet_20_Link">
 </text:a>
 також згадав проокупований росією Крим, зазначивши, що у цьому випадку все залежить від того,«з якої точки зору сприймати проблему», а також додав, що «все не так просто»і що півострів «спочатку був російським».</text:p>
      <text:p text:style-name="P4">
Посол України у Франції Вадим Омельченко у відповідь припустив, що Лу Шайє маєпроблеми з географією та нагадав, що подібні заяви суперечать офіційнійпозиції Китаю.</text:p>
      <text:p text:style-name="P4">
Омельченко зазначив, що питання «Кому належить Крим?» завжди є показовим.Також посол України нагадав, що «радянської імперії більше не існує, а історіярухається далі».</text:p>
      <text:p text:style-name="P4">
На заяву посла Китаю також відреагував очільник МЗС Литви ГабріеліусЛандсбергіс у <text:a xlink:type="simple" xlink:href="https://twitter.com/GLandsbergis/status/1649760476153118722" text:style-name="Internet_20_link" text:visited-style-name="Visited_20_Internet_20_Link">
 </text:a>
.</text:p>
      <text:p text:style-name="P4">
«Якщо хтось досі дивується, чому країни Балтії не довіряють Китаю«посередництво миру в Україні», то ось посол Китаю (у Франції – ред.)стверджує, що Крим є російським, а кордони наших країн не мають правовогопідґрунтя», – написав міністр.</text:p>
      <text:p text:style-name="P4">
<text:span text:style-name="T4">
Читайте також:</text:span>
 <text:a xlink:type="simple" xlink:href="https://www.ukrinform.ua/rubric-world/3698843-kitaj-zaaviv-so-tajvan-nalezit-jomu-istoricno-na-sprobi-otrimati-nezaleznist-bude-reakcia.html" text:style-name="Internet_20_link" text:visited-style-name="Visited_20_Internet_20_Link">
 <text:span text:style-name="T4">
Китай</text:span>
 </text:a>
</text:p>
      <text:p text:style-name="P4">
Як повідомляв <text:a xlink:type="simple" xlink:href="https://www.ukrinform.ua/rubric-polytics/3674373-mzs-kitau-opublikuvalo-poziciu-sodo-vreguluvanna-ukrainskoi-krizi-z-12-punktiv.html" text:style-name="Internet_20_link" text:visited-style-name="Visited_20_Internet_20_Link">
 </text:a>
 ,МЗС Китаю у роковини нападу росії на Україну опублікувало свою «позицію щодополітичного врегулювання української кризи».</text:p>
      <text:p text:style-name="P4">
Серед 12 пунктів – повага та необхідність ефективної підтримки «суверенітету,незалежності і територіальної цілісності усіх країн» у міжнародно визнанихкордонах.</text:p>
      <text:p text:style-name="P4">
<text:span text:style-name="T5">
Фото: EPA</text:span>
</text:p>
      <text:p text:style-name="P4">
Source: <text:a xlink:type="simple" xlink:href="https://www.ukrinform.ua/rubric-world/3699378-posol-kitau-u-francii-postaviv-pid-sumniv-suverenitet-kolisnih-radanskih-respublik.html" text:style-name="Internet_20_link" text:visited-style-name="Visited_20_Internet_20_Link">
https://www.ukrinform.ua/rubric-world/3699378-posol-kitau-u-francii-postaviv-pid-sumniv-suverenitet-kolisnih-radanskih-respublik.html</text:a>
</text:p>
      <!--NEWS-->
      <text:h text:style-name="P10" text:outline-level="1">
<text:span text:style-name="T4">
Загарбники запланували евакуацію з Енергодара на 5 травня - Федоров</text:span>
</text:h>
      <text:p text:style-name="P4">
Authors: Ukrinform (Person)</text:p>
      <text:p text:style-name="P4">
Publisher: Укринформ (Organization)</text:p>
      <text:p text:style-name="P4">
Published Time: 2023-04-22T19:40:00+03:00</text:p>
      <text:p text:style-name="P4">
Modified Time: 2023-04-22T19:40:00+03:00</text:p>
      <text:p text:style-name="P4">
Description: На захоплених територіях Запорізької області армія рф готується до евакуації населення та оборони. — Укрінформ.</text:p>
      <text:p text:style-name="P4">
Images: ["<text:a xlink:type="simple" xlink:href="https://static.ukrinform.com/photos/2022_09/thumb_files/630_360_1662710656-404.jpg" text:style-name="Internet_20_link" text:visited-style-name="Visited_20_Internet_20_Link">
630_360_16627...</text:a>
"]</text:p>
      <text:p text:style-name="P4">
Tags: ['Евакуація', 'Федоров', 'Запоріжжя', 'Війна з росією']</text:p>
      <text:p text:style-name="P4">
Type: Article</text:p>
      <!--METADATA-->
      <text:p text:style-name="P4">
<draw:frame draw:style-name="fr1" draw:name="Image179" text:anchor-type="as-char" svg:width="6.9236in" svg:height="3.956343in" draw:z-index="0">
<draw:image xlink:href="../Images/yкринформ/2023-04-22T19-40-00-03-00/630_360_1662710656-404.jpg" xlink:type="simple" xlink:show="embed" xlink:actuate="onLoad" draw:mime-type="image/jpeg"/>
</draw:frame>
 Назахоплених територіях Запорізької області армія рф готується до евакуаціїнаселення та оборони.</text:p>
      <text:p text:style-name="P4">
Про це в ефірі національного телемарафону "Єдині новини" повідомив міськийголова Мелітополя Іван Федоров, передає Укрінформ.</text:p>
      <text:p text:style-name="P4">
"У ворога - паніка, ворог готується до оборони окупованої частини <text:a xlink:type="simple" xlink:href="https://www.ukrinform.ua/tag-zaporizza" text:style-name="Internet_20_link" text:visited-style-name="Visited_20_Internet_20_Link">
</text:a>
 . З іншого боку, вони готуються довиходу з тимчасово окупованої території", - сказав він.</text:p>
      <text:p text:style-name="P4">
За словами Федорова, в населених пунктах поблизу фронту, загарбники почалипідготовчі роботи щодо евакуації.</text:p>
      <text:p text:style-name="P4">
"Наприклад, в Енергодарі вони роздають листівки і збирають анкети дітей, якібудуть евакуюватися. Евакуацію вони намітили приблизно на 5 травня. Внаселених пунктах поблизу Токмака їздять російські автівки з гучномовцями іроблять оголошення, рекомендують евакуюватися або до Мелітополя, або до Криму.Але в самому Мелітополі про евакуацію не йдеться, а навпаки ворог там посилюєсвої позиції", - пояснює він.</text:p>
      <text:p text:style-name="P4">
<text:span text:style-name="T4">
Читайте також:</text:span>
 <text:a xlink:type="simple" xlink:href="https://www.ukrinform.ua/rubric-ato/3698516-na-zaporizzi-cerez-vorozij-artobstril-zaginulo-podruzza.html" text:style-name="Internet_20_link" text:visited-style-name="Visited_20_Internet_20_Link">
 <text:span text:style-name="T4">
Запоріжжі</text:span>
 </text:a>
</text:p>
      <text:p text:style-name="P4">
Як повідомлялося, на Мелітопольщині росіяни облаштували дві військові бази:перша - в Кирилівці. Там вони націоналізували щонайменше 200 баз відпочинку ісаме там наразі розміщуються російські військові. Друга база знаходиться вселищі Приморський Посад, там накопичується особовий склад, техніка,озброєння.</text:p>
      <text:p text:style-name="P4">
Раніше повідомлялось, що зранку <text:a xlink:type="simple" xlink:href="https://www.ukrinform.ua/rubric-regions/3699165-u-zahoplenomu-melitopoli-prolunav-vibuh-mer.html" text:style-name="Internet_20_link" text:visited-style-name="Visited_20_Internet_20_Link">
 </text:a>
 .</text:p>
      <text:p text:style-name="P4">
Source: <text:a xlink:type="simple" xlink:href="https://www.ukrinform.ua/rubric-ato/3699381-zagarbniki-zaplanuvali-evakuaciu-z-energodara-na-5-travna-fedorov.html" text:style-name="Internet_20_link" text:visited-style-name="Visited_20_Internet_20_Link">
https://www.ukrinform.ua/rubric-ato/3699381-zagarbniki-zaplanuvali-evakuaciu-z-energodara-na-5-travna-fedorov.html</text:a>
</text:p>
      <!--NEWS-->
      <text:h text:style-name="P10" text:outline-level="1">
<text:span text:style-name="T4">
На Херсонщині через російську вибухівку загинув цивільний</text:span>
</text:h>
      <text:p text:style-name="P4">
Authors: Ukrinform (Person)</text:p>
      <text:p text:style-name="P4">
Publisher: Укринформ (Organization)</text:p>
      <text:p text:style-name="P4">
Published Time: 2023-04-22T19:53:00+03:00</text:p>
      <text:p text:style-name="P4">
Modified Time: 2023-04-22T19:53:00+03:00</text:p>
      <text:p text:style-name="P4">
Description: У Великоолександрівській громаді Херсонської області через залишену росіянами вибухівку загинув 30-річний мирний житель.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Херсонщина', 'Вибухівка', 'Загибель', 'Війна з росією']</text:p>
      <text:p text:style-name="P4">
Type: Article</text:p>
      <!--METADATA-->
      <text:p text:style-name="P4">
<draw:frame draw:style-name="fr1" draw:name="Image180" text:anchor-type="as-char" svg:width="6.9236in" svg:height="3.956343in" draw:z-index="0">
<draw:image xlink:href="../Images/yкринформ/2023-04-22T19-53-00-03-00/630_360_1640330796-210.jpeg" xlink:type="simple" xlink:show="embed" xlink:actuate="onLoad" draw:mime-type="image/jpeg"/>
</draw:frame>
 УВеликоолександрівській громаді Херсонської області через залишену росіянамивибухівку загинув 30-річний мирний житель.</text:p>
      <text:p text:style-name="P4">
Як передає Укрінформ, про це Херсонська обласна військова адміністраціяповідомила в <text:a xlink:type="simple" xlink:href="https://t.me/khersonskaODA/5332" text:style-name="Internet_20_link" text:visited-style-name="Visited_20_Internet_20_Link">
 </text:a>
 .</text:p>
      <text:p text:style-name="P4">
За даними ОВА, чоловік натрапив на вибухонебезпечний предмет на березі річкиІнгулець між селами Давидів Брід і Білогірка. Постраждалий отримав травми,несумісні з життям.</text:p>
      <text:p text:style-name="P4">
В обладміністрації закликають громадян памʼятати, що <text:a xlink:type="simple" xlink:href="https://www.ukrinform.ua/tag-mina" text:style-name="Internet_20_link" text:visited-style-name="Visited_20_Internet_20_Link">
</text:a>
 небезпека в Херсонській області єнадзвичайно високою. Зоною підвищеної небезпеки є узбережжя водойм, поля,лісосмуги, узбіччя доріг і пустирі.</text:p>
      <text:p text:style-name="P4">
<text:span text:style-name="T4">
Читайте також:</text:span>
 <text:a xlink:type="simple" xlink:href="https://www.ukrinform.ua/rubric-regions/3697559-u-centri-balaklii-zinka-nastupila-na-minupelustku.html" text:style-name="Internet_20_link" text:visited-style-name="Visited_20_Internet_20_Link">
 </text:a>
</text:p>
      <text:p text:style-name="P4">
Як повідомляв <text:a xlink:type="simple" xlink:href="https://www.ukrinform.ua/rubric-regions/3699357-na-mikolaivsini-gribnik-pidirvavsa-na-mini.html" text:style-name="Internet_20_link" text:visited-style-name="Visited_20_Internet_20_Link">
 </text:a>
 , у Миколаївській області наміні підірвався грибник, у чоловіка мінно-вибухові травми.</text:p>
      <text:p text:style-name="P4">
Source: <text:a xlink:type="simple" xlink:href="https://www.ukrinform.ua/rubric-regions/3699384-na-hersonsini-cerez-rosijsku-vibuhivku-zaginuv-civilnij.html" text:style-name="Internet_20_link" text:visited-style-name="Visited_20_Internet_20_Link">
https://www.ukrinform.ua/rubric-regions/3699384-na-hersonsini-cerez-rosijsku-vibuhivku-zaginuv-civilnij.html</text:a>
</text:p>
      <!--NEWS-->
      <text:h text:style-name="P10" text:outline-level="1">
<text:span text:style-name="T4">
Українець Фільчаков вийшов у фінал чемпіонату Європи з греко-римської боротьби</text:span>
</text:h>
      <text:p text:style-name="P4">
Authors: Ukrinform (Person)</text:p>
      <text:p text:style-name="P4">
Publisher: Укринформ (Organization)</text:p>
      <text:p text:style-name="P4">
Published Time: 2023-04-22T19:55:59+03:00</text:p>
      <text:p text:style-name="P4">
Modified Time: 2023-04-22T19:55:59+03:00</text:p>
      <text:p text:style-name="P4">
Description: На чемпіонаті Європи зі спортивної боротьби у Загребі (Хорватія) триває першість серед представників греко-римского стилю. — Укрінформ.</text:p>
      <text:p text:style-name="P4">
Images: ["<text:a xlink:type="simple" xlink:href="https://static.ukrinform.com/photos/2023_04/thumb_files/630_360_1682182517-278.jpg" text:style-name="Internet_20_link" text:visited-style-name="Visited_20_Internet_20_Link">
630_360_16821...</text:a>
"]</text:p>
      <text:p text:style-name="P4">
Tags: ['Греко-римська боротьба']</text:p>
      <text:p text:style-name="P4">
Type: Article</text:p>
      <!--METADATA-->
      <text:p text:style-name="P4">
<draw:frame draw:style-name="fr1" draw:name="Image181" text:anchor-type="as-char" svg:width="6.9236in" svg:height="3.956343in" draw:z-index="0">
<draw:image xlink:href="../Images/yкринформ/2023-04-22T19-55-59-03-00/630_360_1682182517-278.jpg" xlink:type="simple" xlink:show="embed" xlink:actuate="onLoad" draw:mime-type="image/jpeg"/>
</draw:frame>
 Начемпіонаті Європи зі спортивної боротьби у Загребі (Хорватія) триває першістьсеред представників греко-римского стилю.</text:p>
      <text:p text:style-name="P4">
Місце на п'єдесталі змагань забезпечив українець Ярослав Фільчаков, якийпробився у фінал вагової категорії до 82 кг, передає Укрінформ.</text:p>
      <text:p text:style-name="P4">
У сутичці за «золото» Фільчаков зійдеться з Бурханом Абудаком з Туреччини.</text:p>
      <text:p text:style-name="P4">
Шанси на бронзові нагороди зберігають Парвіз Насібов (67 кг) та Андрій Кулик(72 кг).</text:p>
      <text:p text:style-name="P4">
<text:span text:style-name="T4">
Читайте також:</text:span>
 <text:a xlink:type="simple" xlink:href="https://www.ukrinform.ua/rubric-sports/3699123-zinoca-zbirna-ukraini-z-borotbi-vigrala-komandnij-zalik-cempionatu-evropi.html" text:style-name="Internet_20_link" text:visited-style-name="Visited_20_Internet_20_Link">
 <text:span text:style-name="T4">
боротьби</text:span>
 </text:a>
</text:p>
      <text:p text:style-name="P4">
Чемпіонат Європи завершиться 23 квітня.</text:p>
      <text:p text:style-name="P4">
Фото: uww.org.</text:p>
      <text:p text:style-name="P4">
Source: <text:a xlink:type="simple" xlink:href="https://www.ukrinform.ua/rubric-sports/3699386-ukrainec-filcakov-vijsov-u-final-cempionatu-evropi-z-grekorimskoi-borotbi.html" text:style-name="Internet_20_link" text:visited-style-name="Visited_20_Internet_20_Link">
https://www.ukrinform.ua/rubric-sports/3699386-ukrainec-filcakov-vijsov-u-final-cempionatu-evropi-z-grekorimskoi-borotbi.html</text:a>
</text:p>
      <!--NEWS-->
      <text:h text:style-name="P10" text:outline-level="1">
<text:span text:style-name="T4">
Україні потрібно у 10 разів більше зброї, щоб закінчити війну цьогоріч – МЗС</text:span>
</text:h>
      <text:p text:style-name="P4">
Authors: Ukrinform (Person)</text:p>
      <text:p text:style-name="P4">
Publisher: Укринформ (Organization)</text:p>
      <text:p text:style-name="P4">
Published Time: 2023-04-22T19:56:00+03:00</text:p>
      <text:p text:style-name="P4">
Modified Time: 2023-04-22T19:56:00+03:00</text:p>
      <text:p text:style-name="P4">
Description: Україна вдячна союзникам за надану військову допомогу, однак щоб закінчити війну цього року, ЗСУ потрібно у 10 разів більше зброї. — Укрінформ.</text:p>
      <text:p text:style-name="P4">
Images: ["<text:a xlink:type="simple" xlink:href="https://static.ukrinform.com/photos/2022_01/thumb_files/630_360_1642416721-518.jpg" text:style-name="Internet_20_link" text:visited-style-name="Visited_20_Internet_20_Link">
630_360_16424...</text:a>
"]</text:p>
      <text:p text:style-name="P4">
Tags: ['МЗС', 'Україна', 'Зброя']</text:p>
      <text:p text:style-name="P4">
Type: Article</text:p>
      <!--METADATA-->
      <text:p text:style-name="P4">
<draw:frame draw:style-name="fr1" draw:name="Image182" text:anchor-type="as-char" svg:width="6.9236in" svg:height="3.956343in" draw:z-index="0">
<draw:image xlink:href="../Images/yкринформ/2023-04-22T19-56-00-03-00/630_360_1642416721-518.jpg" xlink:type="simple" xlink:show="embed" xlink:actuate="onLoad" draw:mime-type="image/jpeg"/>
</draw:frame>
 Українавдячна союзникам за надану військову допомогу, однак щоб закінчити війну цьогороку, ЗСУ потрібно у 10 разів більше зброї.</text:p>
      <text:p text:style-name="P4">
Про це заступник міністра закордонних справ Андрій Мельник повідомив у <text:a xlink:type="simple" xlink:href="http://twitter.com/MelnykAndrij/status/1649782042555498500" text:style-name="Internet_20_link" text:visited-style-name="Visited_20_Internet_20_Link">
</text:a>
 , передаєУкрінформ.</text:p>
      <text:p text:style-name="P4">
«Ми вдячні нашим союзникам за військову допомогу. Але цього недостатньо.Україні потрібно у 10 разів більше, щоб покінчити з російською агресією цьогороку», – написав Мельник.</text:p>
      <text:p text:style-name="P4">
Він також закликав партнерів перейти «штучні червоні лінії» та виділити 1% ВВПна поставку <text:a xlink:type="simple" xlink:href="https://www.ukrinform.ua/tag-zbroa" text:style-name="Internet_20_link" text:visited-style-name="Visited_20_Internet_20_Link">
 </text:a>
 Україні.</text:p>
      <text:p text:style-name="P4">
<text:span text:style-name="T4">
Читайте також:</text:span>
 <text:a xlink:type="simple" xlink:href="https://www.ukrinform.ua/rubric-ato/3699101-gensek-nato-pro-ramstajn-ukraina-teper-gotova-zvilniti-se-bilse-okupovanih-teritorij.html" text:style-name="Internet_20_link" text:visited-style-name="Visited_20_Internet_20_Link">
 <text:span text:style-name="T4">
Рамштайн</text:span>
 </text:a>
</text:p>
      <text:p text:style-name="P4">
Як повідомляв Укрінформ, міністр оборони США Ллойд Остін <text:a xlink:type="simple" xlink:href="https://www.ukrinform.ua/rubric-ato/3699004-kraini-formatu-ramstajn-postavili-v-ukrainu-ponad-230-tankiv-ostin.html" text:style-name="Internet_20_link" text:visited-style-name="Visited_20_Internet_20_Link">
</text:a>
 у п’ятницю, що країни-учасниці Контактної групи з питань оборони України надали ЗСУ понад 230танків, а також тисячі одиниць іншої бойової техніки та боєприпасів і 55 млрддол. безпекової допомоги.</text:p>
      <text:p text:style-name="P4">
Source: <text:a xlink:type="simple" xlink:href="https://www.ukrinform.ua/rubric-polytics/3699388-ukraini-potribno-u-10-raziv-bilse-zbroi-sob-zakinciti-vijnu-cogoric-mzs.html" text:style-name="Internet_20_link" text:visited-style-name="Visited_20_Internet_20_Link">
https://www.ukrinform.ua/rubric-polytics/3699388-ukraini-potribno-u-10-raziv-bilse-zbroi-sob-zakinciti-vijnu-cogoric-mzs.html</text:a>
</text:p>
      <!--NEWS-->
      <text:h text:style-name="P10" text:outline-level="1">
<text:span text:style-name="T4">
Військові рф обстріляли парк у Херсоні, є поранений</text:span>
</text:h>
      <text:p text:style-name="P4">
Authors: Ukrinform (Person)</text:p>
      <text:p text:style-name="P4">
Publisher: Укринформ (Organization)</text:p>
      <text:p text:style-name="P4">
Published Time: 2023-04-22T20:00:00+03:00</text:p>
      <text:p text:style-name="P4">
Modified Time: 2023-04-22T20:00:00+03:00</text:p>
      <text:p text:style-name="P4">
Description: російські військові в суботу, 22 квітня, пообіді обстріляли один із парків Херсона, ворожим вогнем поранений мирний житель. — Укрінформ.</text:p>
      <text:p text:style-name="P4">
Images: ["<text:a xlink:type="simple" xlink:href="https://static.ukrinform.com/photos/2023_04/thumb_files/630_360_1682182723-641.jpg" text:style-name="Internet_20_link" text:visited-style-name="Visited_20_Internet_20_Link">
630_360_16821...</text:a>
"]</text:p>
      <text:p text:style-name="P4">
Tags: ['Херсон', 'Обстріл', 'Парк', 'Війна з росією']</text:p>
      <text:p text:style-name="P4">
Type: Article</text:p>
      <!--METADATA-->
      <text:p text:style-name="P4">
<draw:frame draw:style-name="fr1" draw:name="Image183" text:anchor-type="as-char" svg:width="6.9236in" svg:height="3.956343in" draw:z-index="0">
<draw:image xlink:href="../Images/yкринформ/2023-04-22T20-00-00-03-00/630_360_1682182723-641.jpg" xlink:type="simple" xlink:show="embed" xlink:actuate="onLoad" draw:mime-type="image/jpeg"/>
</draw:frame>
 російськівійськові в суботу, 22 квітня, пообіді обстріляли один із парків Херсона,ворожим вогнем поранений мирний житель.</text:p>
      <text:p text:style-name="P4">
Про це повідомив керівник пресофісу Херсонської обласної військовоїадміністрації Олександр Толоконніков, передає Укрінформ з посиланням на <text:a xlink:type="simple" xlink:href="https://suspilne.media/453747-rosijski-vijskovi-obstrilali-odin-z-parkiv-hersona-poranenij-colovik/" text:style-name="Internet_20_link" text:visited-style-name="Visited_20_Internet_20_Link">
</text:a>
 .</text:p>
      <text:p text:style-name="P4">
"Вдарили по одному з прибережних парків у <text:a xlink:type="simple" xlink:href="https://www.ukrinform.ua/tag-herson" text:style-name="Internet_20_link" text:visited-style-name="Visited_20_Internet_20_Link">
 </text:a>
 . 46-річний чоловік отримав поранення гомілки, а також садну голови",— зазначив представник ОВА.</text:p>
      <text:p text:style-name="P4">
Пораненого доправили до міської лікарні. Йому надають необхідну допомогу.</text:p>
      <text:p text:style-name="P4">
<text:span text:style-name="T4">
Читайте також:</text:span>
 <text:a xlink:type="simple" xlink:href="https://www.ukrinform.ua/rubric-regions/3699384-na-hersonsini-cerez-rosijsku-vibuhivku-zaginuv-civilnij.html" text:style-name="Internet_20_link" text:visited-style-name="Visited_20_Internet_20_Link">
 <text:span text:style-name="T4">
Херсон</text:span>
 </text:a>
</text:p>
      <text:p text:style-name="P4">
Як повідомляв <text:a xlink:type="simple" xlink:href="https://www.ukrinform.ua/rubric-regions/3699170-rosiani-za-dobu-45-raziv-obstrilali-hersonsinu.html" text:style-name="Internet_20_link" text:visited-style-name="Visited_20_Internet_20_Link">
 </text:a>
 , за минулу добу загарбникиобстріляли Херсонську область 45 разів, випустивши по її території 235снарядів.</text:p>
      <text:p text:style-name="P4">
<text:span text:style-name="T5">
Фото: Херсонська МВА / Telegram</text:span>
</text:p>
      <text:p text:style-name="P4">
Source: <text:a xlink:type="simple" xlink:href="https://www.ukrinform.ua/rubric-ato/3699389-vijskovi-rf-obstrilali-park-u-hersoni-e-poranenij.html" text:style-name="Internet_20_link" text:visited-style-name="Visited_20_Internet_20_Link">
https://www.ukrinform.ua/rubric-ato/3699389-vijskovi-rf-obstrilali-park-u-hersoni-e-poranenij.html</text:a>
</text:p>
      <!--NEWS-->
      <text:h text:style-name="P10" text:outline-level="1">
<text:span text:style-name="T4">
Професора з Канади заочно засудили на довічне за теракт у Парижі 1980 року</text:span>
</text:h>
      <text:p text:style-name="P4">
Authors: Ukrinform (Person)</text:p>
      <text:p text:style-name="P4">
Publisher: Укринформ (Organization)</text:p>
      <text:p text:style-name="P4">
Published Time: 2023-04-22T20:10:47+03:00</text:p>
      <text:p text:style-name="P4">
Modified Time: 2023-04-22T20:10:47+03:00</text:p>
      <text:p text:style-name="P4">
Description: Суд у Парижі визнав винним у скоєнні теракту в паризькій синагозі 1980 року професора з Канади Хассана Діаба, який має лівансько-канадське громадянство. — Укрінформ.</text:p>
      <text:p text:style-name="P4">
Images: ["<text:a xlink:type="simple" xlink:href="https://static.ukrinform.com/photos/2018_07/thumb_files/630_360_1532017869-1678.jpg" text:style-name="Internet_20_link" text:visited-style-name="Visited_20_Internet_20_Link">
630_360_15320...</text:a>
"]</text:p>
      <text:p text:style-name="P4">
Tags: ['Франція', 'Канада', 'Теракт', 'Вирок']</text:p>
      <text:p text:style-name="P4">
Type: Article</text:p>
      <!--METADATA-->
      <text:p text:style-name="P4">
<draw:frame draw:style-name="fr1" draw:name="Image184" text:anchor-type="as-char" svg:width="6.9236in" svg:height="3.956343in" draw:z-index="0">
<draw:image xlink:href="../Images/yкринформ/2023-04-22T20-10-47-03-00/630_360_1532017869-1678.jpg" xlink:type="simple" xlink:show="embed" xlink:actuate="onLoad" draw:mime-type="image/jpeg"/>
</draw:frame>
 Суд уПарижі визнав винним у скоєнні теракту в паризькій синагозі 1980 рокупрофесора з Канади Хассана Діаба, який має лівансько-канадське громадянство.</text:p>
      <text:p text:style-name="P4">
Про це повідомляє <text:a xlink:type="simple" xlink:href="https://www.bbc.com/news/world-europe-65347584" text:style-name="Internet_20_link" text:visited-style-name="Visited_20_Internet_20_Link">
 </text:a>
 ,передає Укрінформ.</text:p>
      <text:p text:style-name="P4">
Суд визнав доведеним, що Діаб, якому зараз 69 років, 3 жовтня 1980 рокузалишив біля синагоги бомбу, що була у сумці мотоцикла. Внаслідок вибухузагинули чотири людини і 38 отримали поранення.</text:p>
      <text:p text:style-name="P4">
Суд ухвалив заочно засудити Діаба до довічного ув'язнення.</text:p>
      <text:p text:style-name="P4">
Обвинувачений відмовився від участі у судових засіданнях. Винним він себе невизнає.</text:p>
      <text:p text:style-name="P4">
Прем'єр-міністр Джастін Трюдо заявив, що його уряд "уважно подивиться нанаступні кроки, на те, що вирішить зробити французький уряд, на те, щовирішать зробити французькі суди".</text:p>
      <text:p text:style-name="P4">
"Але ми завжди будемо ... на захисті канадців та їхніх прав", - додав він.</text:p>
      <text:p text:style-name="P4">
Хасан Діаб - ліванець палестинського походження, який отримав канадськегромадянство в 1993 році і викладав соціологію в Оттаві.</text:p>
      <text:p text:style-name="P4">
<text:span text:style-name="T4">
Читайте також:</text:span>
 <text:a xlink:type="simple" xlink:href="https://www.ukrinform.ua/rubric-world/3697346-v-erusalimi-vnaslidok-teraktu-postrazdali-dvoe-colovikiv.html" text:style-name="Internet_20_link" text:visited-style-name="Visited_20_Internet_20_Link">
 <text:span text:style-name="T4">
теракт</text:span>
 </text:a>
</text:p>
      <text:p text:style-name="P4">
Як <text:a xlink:type="simple" xlink:href="https://www.ukrinform.ua/rubric-world/3691184-u-francii-pocavsa-proces-u-spravi-pro-terakt-bila-sinagogi-skoenij-1980-roku.html" text:style-name="Internet_20_link" text:visited-style-name="Visited_20_Internet_20_Link">
 </text:a>
 Укрінформ, <text:a xlink:type="simple" xlink:href="https://www.ukrinform.ua/tag-kanada" text:style-name="Internet_20_link" text:visited-style-name="Visited_20_Internet_20_Link">
</text:a>
 наприкінці 2014 року дозволилаекстрадицію Діаба до Франції. Він відбув три роки попереднього ув'язнення, алепотім судді постановили звільнити його з-під арешту через брак доказів. Післяцього Діаб повернувся до Канади.</text:p>
      <text:p text:style-name="P4">
У січні 2021 року апеляційний суд Франції постановив, що Діаб має постатиперед судом за обвинуваченнями, пов'язаними з тероризмом.</text:p>
      <text:p text:style-name="P4">
Source: <text:a xlink:type="simple" xlink:href="https://www.ukrinform.ua/rubric-world/3699391-profesora-z-kanadi-zaocno-zasudili-na-dovicne-za-terakt-u-parizi-1980-roku.html" text:style-name="Internet_20_link" text:visited-style-name="Visited_20_Internet_20_Link">
https://www.ukrinform.ua/rubric-world/3699391-profesora-z-kanadi-zaocno-zasudili-na-dovicne-za-terakt-u-parizi-1980-roku.html</text:a>
</text:p>
      <!--NEWS-->
      <text:h text:style-name="P10" text:outline-level="1">
<text:span text:style-name="T4">
Японія дає Світовому банку $471 мільйон для відбудови України</text:span>
</text:h>
      <text:p text:style-name="P4">
Authors: Ukrinform (Person)</text:p>
      <text:p text:style-name="P4">
Publisher: Укринформ (Organization)</text:p>
      <text:p text:style-name="P4">
Published Time: 2023-04-22T20:21:00+03:00</text:p>
      <text:p text:style-name="P4">
Modified Time: 2023-04-22T20:21:00+03:00</text:p>
      <text:p text:style-name="P4">
Description: Уряд Японії оголосив про внесок у розмірі 471 млн доларів до Цільового фонду підтримки, відновлення, відбудови та реформування України (URTF). — Укрінформ.</text:p>
      <text:p text:style-name="P4">
Images: ["<text:a xlink:type="simple" xlink:href="https://static.ukrinform.com/photos/2019_09/thumb_files/630_360_1568725858-695.jpg" text:style-name="Internet_20_link" text:visited-style-name="Visited_20_Internet_20_Link">
630_360_15687...</text:a>
"]</text:p>
      <text:p text:style-name="P4">
Tags: ['Японія', 'Україна', 'Світовий банк', 'допомога']</text:p>
      <text:p text:style-name="P4">
Type: Article</text:p>
      <!--METADATA-->
      <text:p text:style-name="P4">
<draw:frame draw:style-name="fr1" draw:name="Image185" text:anchor-type="as-char" svg:width="6.9236in" svg:height="3.956343in" draw:z-index="0">
<draw:image xlink:href="../Images/yкринформ/2023-04-22T20-21-00-03-00/630_360_1568725858-695.jpg" xlink:type="simple" xlink:show="embed" xlink:actuate="onLoad" draw:mime-type="image/jpeg"/>
</draw:frame>
 УрядЯпонії оголосив про внесок у розмірі 471 млн доларів до Цільового фондупідтримки, відновлення, відбудови та реформування України (URTF).</text:p>
      <text:p text:style-name="P4">
Про це повідомляє Укрінформ з посиланням на пресслужбу <text:a xlink:type="simple" xlink:href="https://www.worldbank.org/uk/news/press-release/2023/04/21/japan-contributes-us-471-million-to-the-world-bank-in-support-of-ukraine-relief-efforts" text:style-name="Internet_20_link" text:visited-style-name="Visited_20_Internet_20_Link">
</text:a>
.</text:p>
      <text:p text:style-name="P4">
Ці кошти є частиною зобов’язань в розмірі 5,5 млрд доларів, які Японія взяла влютому, щоб допомогти у відновленні зруйнованої інфраструктури та підтриматинарод України у відбудові.</text:p>
      <text:p text:style-name="P4">
« <text:a xlink:type="simple" xlink:href="https://www.ukrinform.ua/tag-aponia" text:style-name="Internet_20_link" text:visited-style-name="Visited_20_Internet_20_Link">
 </text:a>
 продовжує підтримувати Україну таукраїнський народ. Ми тісно співпрацюємо зі Світовим банком у наданніпідтримки Україні. Ми очікуємо, що наші внески будуть ефективно використанідля задоволення найбільш нагальних потреб з ремонту критично важливоїінфраструктури. Ми з нетерпінням чекаємо подальшого поглиблення нашоїспівпраці з Групою Світового банку», - заявив заступник міністра фінансівЯпонії з міжнародних питань Кентаро Огата.</text:p>
      <text:p text:style-name="P4">
Уточнюється, що цей грантовий внесок більш ніж подвоює кошти URTF. Теперзагальна сума грантових ресурсів на невідкладні роботи з ремонту енергетичноїінфраструктури, доріг, мостів, житла, шкіл та лікарень в Україні становитьпонад 850 мільйонів доларів.</text:p>
      <text:p text:style-name="P4">
Зараз URTF підтримує Проект з відновлення енергетичних ресурсів та підготовкидо зими, Проект «Відновлення основної логістичної інфраструктури та приєднаннядо мережі» (RELINC) та Проєкт «Зміцнення системи охорони здоров'я тазбереження життя» (HEAL).</text:p>
      <text:p text:style-name="P4">
URTF - це багатосторонній донорський фонд, який створений у грудні 2022 року.Він підтримує екстрені операції Світового банку в Україні у ключових галузях,зокрема транспорт, охорона здоров'я та енергетика. Ці проєкти відображаютьпотреби країни в надзвичайній допомозі, викладені в оновленій Швидкій оцінцізавданої шкоди та потреб на відновлення (RDNA).</text:p>
      <text:p text:style-name="P4">
<text:span text:style-name="T4">
Читайте також:</text:span>
 <text:a xlink:type="simple" xlink:href="https://www.ukrinform.ua/rubric-economy/3697576-investicii-v-ukrainu-aponia-persou-vidilae-23-miljoni-dla-pokritta-voennih-rizikiv.html" text:style-name="Internet_20_link" text:visited-style-name="Visited_20_Internet_20_Link">
 <text:span text:style-name="T4">
Японія</text:span>
 </text:a>
</text:p>
      <text:p text:style-name="P4">
Проєкти розроблені таким чином, щоб їх можна було адаптувати до подій намісцях, забезпечуючи при цьому швидкий вплив і швидкий розподіл коштів.</text:p>
      <text:p text:style-name="P4">
Стратегічне керівництво діяльністю URTF здійснює Рада партнерства. Їїспівголовами є Група Світового банку та Уряд України, до складу Ради входятьпартнери з розвитку. Учасниками URTF є Австрія, Канада, Ісландія, Японія,Литва, Нідерланди, Норвегія, Швеція, Швейцарія. Команда управління програмоювідповідає за щоденне управління коштами учасників URTF.</text:p>
      <text:p text:style-name="P4">
Source: <text:a xlink:type="simple" xlink:href="https://www.ukrinform.ua/rubric-vidbudova/3699394-aponia-dae-svitovomu-banku-471-miljon-dla-vidbudovi-ukraini.html" text:style-name="Internet_20_link" text:visited-style-name="Visited_20_Internet_20_Link">
https://www.ukrinform.ua/rubric-vidbudova/3699394-aponia-dae-svitovomu-banku-471-miljon-dla-vidbudovi-ukraini.html</text:a>
</text:p>
      <!--NEWS-->
      <text:h text:style-name="P10" text:outline-level="1">
<text:span text:style-name="T4">
Сили оборони збили російський Мі-24</text:span>
</text:h>
      <text:p text:style-name="P4">
Authors: Ukrinform (Person)</text:p>
      <text:p text:style-name="P4">
Publisher: Укринформ (Organization)</text:p>
      <text:p text:style-name="P4">
Published Time: 2023-04-22T20:30:11+03:00</text:p>
      <text:p text:style-name="P4">
Modified Time: 2023-04-22T20:30:11+03:00</text:p>
      <text:p text:style-name="P4">
Description: Сили оборони України в суботу, 22 квітня, збили бойовий гелікоптер Мі-24 російських загарбників та чотири ворожі безпілотники. — Укрінформ.</text:p>
      <text:p text:style-name="P4">
Images: ["<text:a xlink:type="simple" xlink:href="https://static.ukrinform.com/photos/2022_06/thumb_files/630_360_1654364991-228.jpg" text:style-name="Internet_20_link" text:visited-style-name="Visited_20_Internet_20_Link">
630_360_16543...</text:a>
"]</text:p>
      <text:p text:style-name="P4">
Tags: ['Генштаб', 'Вертоліт', 'Війна з росією']</text:p>
      <text:p text:style-name="P4">
Type: Article</text:p>
      <!--METADATA-->
      <text:p text:style-name="P4">
<draw:frame draw:style-name="fr1" draw:name="Image186" text:anchor-type="as-char" svg:width="6.9236in" svg:height="3.956343in" draw:z-index="0">
<draw:image xlink:href="../Images/yкринформ/2023-04-22T20-30-11-03-00/630_360_1654364991-228.jpg" xlink:type="simple" xlink:show="embed" xlink:actuate="onLoad" draw:mime-type="image/jpeg"/>
</draw:frame>
 Силиоборони України в суботу, 22 квітня, збили бойовий гелікоптер Мі-24 російськихзагарбників та чотири ворожі безпілотники.</text:p>
      <text:p text:style-name="P4">
Як передає Укрінформ, про це Генеральний штаб Збройних сил України повідомив у<text:a xlink:type="simple" xlink:href="http://www.facebook.com/GeneralStaff.ua/posts/pfbid0G3wpUCKqvQCaoiD9hB8m8p7EJffxJ9uTxDqPqWaT4ywbGntJ1uUbLhjzCiAAE5hYl" text:style-name="Internet_20_link" text:visited-style-name="Visited_20_Internet_20_Link">
</text:a>
.</text:p>
      <text:p text:style-name="P4">
"Сьогодні наші воїни збили 1 ворожий гелікоптер Мі-24 та 4 <text:a xlink:type="simple" xlink:href="https://www.ukrinform.ua/tag-bezpilotnik" text:style-name="Internet_20_link" text:visited-style-name="Visited_20_Internet_20_Link">
</text:a>
 (2 розвідувальних — "Орлан-10" таZala, а також 2 дрони-камікадзе типу "Ланцет"), — ідеться в повідомленні.</text:p>
      <text:p text:style-name="P4">
<text:span text:style-name="T4">
Читайте також:</text:span>
 <text:a xlink:type="simple" xlink:href="https://www.ukrinform.ua/rubric-ato/3689386-prikordonniki-pokazali-ak-prizemlili-dronkamikadze-poblizu-cernigova.html" text:style-name="Internet_20_link" text:visited-style-name="Visited_20_Internet_20_Link">
 <text:span text:style-name="T4">
приземлили</text:span>
 </text:a>
</text:p>
      <text:p text:style-name="P4">
Як повідомляв Укрінформ, у розв'язаній проти України повномасштабній війні <text:a xlink:type="simple" xlink:href="https://www.ukrinform.ua/rubric-ato/3699160-sili-oboroni-znisili-185-730-rosijskih-zagarbnikiv.html" text:style-name="Internet_20_link" text:visited-style-name="Visited_20_Internet_20_Link">
</text:a>
 вже 3672 свої танки, 7130 бойовихброньованих машин, 539 реактивних систем залпового вогню й тисячі одиницьіншої техніки.</text:p>
      <text:p text:style-name="P4">
Source: <text:a xlink:type="simple" xlink:href="https://www.ukrinform.ua/rubric-ato/3699395-sili-oboroni-zbili-rosijskij-mi24.html" text:style-name="Internet_20_link" text:visited-style-name="Visited_20_Internet_20_Link">
https://www.ukrinform.ua/rubric-ato/3699395-sili-oboroni-zbili-rosijskij-mi24.html</text:a>
</text:p>
      <!--NEWS-->
      <text:h text:style-name="P10" text:outline-level="1">
<text:span text:style-name="T4">
«Манчестер Сіті» розгромив «Шеффлд Юнайтед» і зіграє у фіналі Кубка Англії</text:span>
</text:h>
      <text:p text:style-name="P4">
Authors: Ukrinform (Person)</text:p>
      <text:p text:style-name="P4">
Publisher: Укринформ (Organization)</text:p>
      <text:p text:style-name="P4">
Published Time: 2023-04-22T20:32:00+03:00</text:p>
      <text:p text:style-name="P4">
Modified Time: 2023-04-22T20:32:00+03:00</text:p>
      <text:p text:style-name="P4">
Description: Футболісти «Манчестер Сіті» вийшли у фінал Кубка Англії. — Укрінформ.</text:p>
      <text:p text:style-name="P4">
Images: ["<text:a xlink:type="simple" xlink:href="https://static.ukrinform.com/photos/2023_04/thumb_files/630_360_1682184726-521.jpg" text:style-name="Internet_20_link" text:visited-style-name="Visited_20_Internet_20_Link">
630_360_16821...</text:a>
"]</text:p>
      <text:p text:style-name="P4">
Tags: ['Футбол', 'Манчестер Сіті']</text:p>
      <text:p text:style-name="P4">
Type: Article</text:p>
      <!--METADATA-->
      <text:p text:style-name="P4">
<draw:frame draw:style-name="fr1" draw:name="Image187" text:anchor-type="as-char" svg:width="6.9236in" svg:height="3.956343in" draw:z-index="0">
<draw:image xlink:href="../Images/yкринформ/2023-04-22T20-32-00-03-00/630_360_1682184726-521.jpg" xlink:type="simple" xlink:show="embed" xlink:actuate="onLoad" draw:mime-type="image/jpeg"/>
</draw:frame>
 Футболісти«Манчестер Сіті» вийшли у фінал Кубка Англії.</text:p>
      <text:p text:style-name="P4">
У півфіналі розіграшу-2022/23 «Манчестер Сіті» на стадіоні «Вемблі» у Лондонівпевнено переграв «Шеффлд Юнайтед» - 3:0, передає Укрінформ.</text:p>
      <text:p text:style-name="P4">
Хет-трик у присутності майже 70 тисяч глядачів оформив алжирський форвард«містян» Ріяд Марез, який відзначився на 43-й хвилині з пенальті, 61-й та 66-йхвилинах.</text:p>
      <text:p text:style-name="P4">
У вирішальному поєдинку «Манчестер Сіті» зустрінеться з переможцемпротистояння «Манчестер Юнайтед» - «Брайтон».</text:p>
      <text:p text:style-name="P4">
<text:span text:style-name="T4">
Читайте також:</text:span>
 <text:a xlink:type="simple" xlink:href="https://www.ukrinform.ua/rubric-sports/3699120-apl-arsenal-iz-zincenkom-unik-porazki-vid-sautgemptona.html" text:style-name="Internet_20_link" text:visited-style-name="Visited_20_Internet_20_Link">
 <text:span text:style-name="T4">
АПЛ</text:span>
 </text:a>
</text:p>
      <text:p text:style-name="P4">
Нагадаємо, торік Кубок Англії виграв «Ліверпуль», який цього разу програв у1/16 фіналу «Брайтону» (1:2).</text:p>
      <text:p text:style-name="P4">
Фото: AFP.</text:p>
      <text:p text:style-name="P4">
Source: <text:a xlink:type="simple" xlink:href="https://www.ukrinform.ua/rubric-sports/3699396-mancester-siti-rozgromiv-seffld-unajted-i-zigrae-u-finali-kubka-anglii.html" text:style-name="Internet_20_link" text:visited-style-name="Visited_20_Internet_20_Link">
https://www.ukrinform.ua/rubric-sports/3699396-mancester-siti-rozgromiv-seffld-unajted-i-zigrae-u-finali-kubka-anglii.html</text:a>
</text:p>
      <!--NEWS-->
      <text:h text:style-name="P10" text:outline-level="1">
<text:span text:style-name="T4">
У Малі стався потрійний теракт - дев'ятеро загиблих і понад 60 поранених</text:span>
</text:h>
      <text:p text:style-name="P4">
Authors: Ukrinform (Person)</text:p>
      <text:p text:style-name="P4">
Publisher: Укринформ (Organization)</text:p>
      <text:p text:style-name="P4">
Published Time: 2023-04-22T20:48:00+03:00</text:p>
      <text:p text:style-name="P4">
Modified Time: 2023-04-22T20:48:00+03:00</text:p>
      <text:p text:style-name="P4">
Description: У центральній частині Малі, в місті Севаре, стався потрійний теракт, внаслідок якого загинули щонайменше дев'ятеро людей і понад 60 дістали поранення, зруйновано близько 20 будівель. — Укрінформ.</text:p>
      <text:p text:style-name="P4">
Images: ["<text:a xlink:type="simple" xlink:href="https://static.ukrinform.com/photos/2021_12/thumb_files/630_360_1638605539-490.jpg" text:style-name="Internet_20_link" text:visited-style-name="Visited_20_Internet_20_Link">
630_360_16386...</text:a>
"]</text:p>
      <text:p text:style-name="P4">
Tags: ['Малі', 'Поранені', 'Теракт', 'Загибель']</text:p>
      <text:p text:style-name="P4">
Type: Article</text:p>
      <!--METADATA-->
      <text:p text:style-name="P4">
<draw:frame draw:style-name="fr1" draw:name="Image188" text:anchor-type="as-char" svg:width="6.9236in" svg:height="3.956343in" draw:z-index="0">
<draw:image xlink:href="../Images/yкринформ/2023-04-22T20-48-00-03-00/630_360_1638605539-490.jpg" xlink:type="simple" xlink:show="embed" xlink:actuate="onLoad" draw:mime-type="image/jpeg"/>
</draw:frame>
 Уцентральній частині Малі, в місті Севаре, стався потрійний теракт, внаслідокякого загинули щонайменше дев'ятеро людей і понад 60 дістали поранення,зруйновано близько 20 будівель.</text:p>
      <text:p text:style-name="P4">
Про це повідомляє <text:a xlink:type="simple" xlink:href="https://www.reuters.com/world/africa/least-nine-killed-triple-suicide-bombing-central-mali-official-2023-04-22/" text:style-name="Internet_20_link" text:visited-style-name="Visited_20_Internet_20_Link">
 </text:a>
 , передає Укрінформ.</text:p>
      <text:p text:style-name="P4">
Як зазначається, атаку вчинили <text:a xlink:type="simple" xlink:href="https://www.ukrinform.ua/tag-terorizm" text:style-name="Internet_20_link" text:visited-style-name="Visited_20_Internet_20_Link">
 </text:a>
-смертники.</text:p>
      <text:p text:style-name="P4">
Речник губернатора Якуба Майга повідомив, що всі загиблі і поранені булицивільними.</text:p>
      <text:p text:style-name="P4">
Наразі ніхто не взяв на себе відповідальність за напад.</text:p>
      <text:p text:style-name="P4">
Раніше в суботу уряд Малі заявив, що армія зупинила "терористичну атаку" вСеваре.</text:p>
      <text:p text:style-name="P4">
"Три автомобілі, начинені вибухівкою, знищені вогнем з армійськогобезпілотника", - було сказано у заяві.</text:p>
      <text:p text:style-name="P4">
<text:span text:style-name="T4">
Читайте також:</text:span>
 <text:a xlink:type="simple" xlink:href="https://www.ukrinform.ua/rubric-world/3697346-v-erusalimi-vnaslidok-teraktu-postrazdali-dvoe-colovikiv.html" text:style-name="Internet_20_link" text:visited-style-name="Visited_20_Internet_20_Link">
 <text:span text:style-name="T4">
теракт</text:span>
 </text:a>
</text:p>
      <text:p text:style-name="P4">
Як повідомляв <text:a xlink:type="simple" xlink:href="https://www.ukrinform.ua/rubric-world/3696550-u-meksici-bojoviki-vbili-simoh-ludej-u-gromadskomu-basejni.html" text:style-name="Internet_20_link" text:visited-style-name="Visited_20_Internet_20_Link">
 </text:a>
 , у Мексиці щонайменшесемеро людей загинули внаслідок стрілянини у громадському басейні.</text:p>
      <text:p text:style-name="P4">
<text:span text:style-name="T5">
Фото: Getty Images</text:span>
</text:p>
      <text:p text:style-name="P4">
Source: <text:a xlink:type="simple" xlink:href="https://www.ukrinform.ua/rubric-world/3699397-u-mali-stavsa-potrijnij-terakt-devatero-zagiblih-i-ponad-60-poranenih.html" text:style-name="Internet_20_link" text:visited-style-name="Visited_20_Internet_20_Link">
https://www.ukrinform.ua/rubric-world/3699397-u-mali-stavsa-potrijnij-terakt-devatero-zagiblih-i-ponad-60-poranenih.html</text:a>
</text:p>
      <!--NEWS-->
      <text:h text:style-name="P10" text:outline-level="1">
<text:span text:style-name="T4">
Резніков обговорив з Воллесом подальше навчання українських військових</text:span>
</text:h>
      <text:p text:style-name="P4">
Authors: Ukrinform (Person)</text:p>
      <text:p text:style-name="P4">
Publisher: Укринформ (Organization)</text:p>
      <text:p text:style-name="P4">
Published Time: 2023-04-22T21:03:51+03:00</text:p>
      <text:p text:style-name="P4">
Modified Time: 2023-04-22T21:03:51+03:00</text:p>
      <text:p text:style-name="P4">
Description: Міністр оборони України Олексій Резніков повідомив у суботу, що він обговорив подальше зміцнення спроможностей української армії з міністром оборони Великої Британії Беном Воллесом. — Укрінформ.</text:p>
      <text:p text:style-name="P4">
Images: ["<text:a xlink:type="simple" xlink:href="https://static.ukrinform.com/photos/2023_04/thumb_files/630_360_1682186421-138.jpg" text:style-name="Internet_20_link" text:visited-style-name="Visited_20_Internet_20_Link">
630_360_16821...</text:a>
"]</text:p>
      <text:p text:style-name="P4">
Tags: ['Британія', 'Військові', 'Резніков', 'Зустріч Рамштайн']</text:p>
      <text:p text:style-name="P4">
Type: Article</text:p>
      <!--METADATA-->
      <text:p text:style-name="P4">
<draw:frame draw:style-name="fr1" draw:name="Image189" text:anchor-type="as-char" svg:width="6.9236in" svg:height="3.956343in" draw:z-index="0">
<draw:image xlink:href="../Images/yкринформ/2023-04-22T21-03-51-03-00/630_360_1682186421-138.jpg" xlink:type="simple" xlink:show="embed" xlink:actuate="onLoad" draw:mime-type="image/jpeg"/>
</draw:frame>
 Міністроборони України Олексій Резніков повідомив у суботу, що він обговорив подальшезміцнення спроможностей української армії з міністром оборони Великої БританіїБеном Воллесом.</text:p>
      <text:p text:style-name="P4">
Про це Резніков написав на своїй сторінці у <text:a xlink:type="simple" xlink:href="http://twitter.com/oleksiireznikov/status/1649811446111391747" text:style-name="Internet_20_link" text:visited-style-name="Visited_20_Internet_20_Link">
</text:a>
, передає Укрінформ.</text:p>
      <text:p text:style-name="P4">
«Завжди приємно бачити колегу і великого друга України Бена Воллеса назустрічі Рамштайн. Ми обговорили подальше зміцнення спроможностей українськоїармії, зокрема навчання наших <text:a xlink:type="simple" xlink:href="https://www.ukrinform.ua/tag-vijskovi" text:style-name="Internet_20_link" text:visited-style-name="Visited_20_Internet_20_Link">
 </text:a>
 », –написав український міністр.</text:p>
      <text:p text:style-name="P4">
Раніше у суботу Резніков <text:a xlink:type="simple" xlink:href="https://www.ukrinform.ua/rubric-polytics/3699312-reznikov-pro-rezultati-ramstajnu-rosia-nablizaetsa-do-nurnbergaii.html" text:style-name="Internet_20_link" text:visited-style-name="Visited_20_Internet_20_Link">
 </text:a>
 , що одинадцята зустріч Контактної групи з питань оборониУкраїни наблизила притягнення росії до відповідальності.</text:p>
      <text:p text:style-name="P4">
<text:span text:style-name="T4">
Читайте також:</text:span>
 <text:a xlink:type="simple" xlink:href="https://www.ukrinform.ua/rubric-ato/3699006-volles-na-ramstajni-zaklikav-priskoriti-dostavku-vijskovoi-dopomogi-ukraini.html" text:style-name="Internet_20_link" text:visited-style-name="Visited_20_Internet_20_Link">
 <text:span text:style-name="T4">
Воллес</text:span>
 </text:a>
</text:p>
      <text:p text:style-name="P4">
Як повідомлялося, 21 квітня на авіабазі ВПС США «Рамштайн» у Німеччинівідбулося 11-те засідання Контактної групи з питань оборони України. Під часзустрічі обговорювалися, зокрема, питання протиповітряної оборони,боєприпасів, а також засобів забезпечення.</text:p>
      <text:p text:style-name="P4">
Source: <text:a xlink:type="simple" xlink:href="https://www.ukrinform.ua/rubric-ato/3699403-reznikov-obgovoriv-z-vollesom-podalse-navcanna-ukrainskih-vijskovih.html" text:style-name="Internet_20_link" text:visited-style-name="Visited_20_Internet_20_Link">
https://www.ukrinform.ua/rubric-ato/3699403-reznikov-obgovoriv-z-vollesom-podalse-navcanna-ukrainskih-vijskovih.html</text:a>
</text:p>
      <!--NEWS-->
      <text:h text:style-name="P10" text:outline-level="1">
<text:span text:style-name="T4">
Луческу йде на лікарняний, «Динамо» керуватиме Шовковський</text:span>
</text:h>
      <text:p text:style-name="P4">
Authors: Ukrinform (Person)</text:p>
      <text:p text:style-name="P4">
Publisher: Укринформ (Organization)</text:p>
      <text:p text:style-name="P4">
Published Time: 2023-04-22T21:17:00+03:00</text:p>
      <text:p text:style-name="P4">
Modified Time: 2023-04-22T21:17:00+03:00</text:p>
      <text:p text:style-name="P4">
Description: Головний тренер київського «Динамо» Мірча Луческу на прес-конференції після матчу з футболістами донецького «Шахтаря» (1:1) підтвердив, що через хірургічну операцію на нозі передає обов'язки наставника команди Олександру Шовковському. — Укрінформ.</text:p>
      <text:p text:style-name="P4">
Images: ["<text:a xlink:type="simple" xlink:href="https://static.ukrinform.com/photos/2023_04/thumb_files/630_360_1682186921-647.jpg" text:style-name="Internet_20_link" text:visited-style-name="Visited_20_Internet_20_Link">
630_360_16821...</text:a>
"]</text:p>
      <text:p text:style-name="P4">
Tags: ['Динамо', 'Футбол', 'Мірча Луческу']</text:p>
      <text:p text:style-name="P4">
Type: Article</text:p>
      <!--METADATA-->
      <text:p text:style-name="P4">
<draw:frame draw:style-name="fr1" draw:name="Image190" text:anchor-type="as-char" svg:width="6.9236in" svg:height="3.956343in" draw:z-index="0">
<draw:image xlink:href="../Images/yкринформ/2023-04-22T21-17-00-03-00/630_360_1682186921-647.jpg" xlink:type="simple" xlink:show="embed" xlink:actuate="onLoad" draw:mime-type="image/jpeg"/>
</draw:frame>
 Головнийтренер київського «Динамо» Мірча Луческу на прес-конференції після матчу зфутболістами донецького «Шахтаря» (1:1) підтвердив, що через хірургічнуоперацію на нозі передає обов'язки наставника команди Олександру Шовковському.</text:p>
      <text:p text:style-name="P4">
«З цього моменту я йду на лікарняний через операцію на суглобах. З цьогомоменту Шовковський - виконувач обов'язків тренера. Ми разом контролюватимемоситуацію. Операцію я зроблю в Києві, хоча міг би зробити її в іншій країні,але вважаю, що важливо залишитись поруч з командою, залишитися в Україні», -цитує Луческу <text:a xlink:type="simple" xlink:href="https://fcdynamo.com/news/luchesku-zroblyat-operaciyu-dinamo-pracyuvatime-pid-kerivnictvom-shovkovskogo" text:style-name="Internet_20_link" text:visited-style-name="Visited_20_Internet_20_Link">
 </text:a>
 «біло-синіх», передаєУкрінформ.</text:p>
      <text:p text:style-name="P4">
<text:span text:style-name="T4">
Читайте також:</text:span>
 <text:a xlink:type="simple" xlink:href="https://www.ukrinform.ua/rubric-sports/3693497-lucesku-moze-znadobitisa-operacia.html" text:style-name="Internet_20_link" text:visited-style-name="Visited_20_Internet_20_Link">
 </text:a>
</text:p>
      <text:p text:style-name="P4">
Зазначимо, що Олександр Шовковський увійшов до тренерського штабу «Динамо» усічні.</text:p>
      <text:p text:style-name="P4">
Фото: fcdynamo.com.</text:p>
      <text:p text:style-name="P4">
Source: <text:a xlink:type="simple" xlink:href="https://www.ukrinform.ua/rubric-sports/3699404-lucesku-jde-na-likarnanij-dinamo-keruvatime-sovkovskij.html" text:style-name="Internet_20_link" text:visited-style-name="Visited_20_Internet_20_Link">
https://www.ukrinform.ua/rubric-sports/3699404-lucesku-jde-na-likarnanij-dinamo-keruvatime-sovkovskij.html</text:a>
</text:p>
      <!--NEWS-->
      <text:h text:style-name="P10" text:outline-level="1">
<text:span text:style-name="T4">
Зеленський: Наше завдання – прибрати будь-які можливості росії обходити санкції</text:span>
</text:h>
      <text:p text:style-name="P4">
Authors: Ukrinform (Person)</text:p>
      <text:p text:style-name="P4">
Publisher: Укринформ (Organization)</text:p>
      <text:p text:style-name="P4">
Published Time: 2023-04-22T21:24:00+03:00</text:p>
      <text:p text:style-name="P4">
Modified Time: 2023-04-22T21:24:00+03:00</text:p>
      <text:p text:style-name="P4">
Description: На сьогодні ключове завдання України та усіх, хто прагне швидшого завершення війни, посилювати санкційний тиск на росію, а також прибрати будь-які можливості країни-агресори обходити ці санкції.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Антиросійські санкції', 'Звернення', 'Зеленський', 'Війна з росією']</text:p>
      <text:p text:style-name="P4">
Type: Article</text:p>
      <!--METADATA-->
      <text:p text:style-name="P4">
<draw:frame draw:style-name="fr1" draw:name="Image191" text:anchor-type="as-char" svg:width="6.9236in" svg:height="3.956343in" draw:z-index="0">
<draw:image xlink:href="../Images/yкринформ/2023-04-22T21-24-00-03-00/630_360_1678962741-175.jpeg" xlink:type="simple" xlink:show="embed" xlink:actuate="onLoad" draw:mime-type="image/jpeg"/>
</draw:frame>
 Насьогодні ключове завдання України та усіх, хто прагне швидшого завершеннявійни, посилювати санкційний тиск на росію, а також прибрати будь-якіможливості країни-агресори обходити ці санкції.</text:p>
      <text:p text:style-name="P4">
Про це Президент України Володимир Зеленський сказав у своєму <text:a xlink:type="simple" xlink:href="https://t.me/V_Zelenskiy_official/5958" text:style-name="Internet_20_link" text:visited-style-name="Visited_20_Internet_20_Link">
</text:a>
, передає Укрінформ.</text:p>
      <text:p text:style-name="P4">
<text:span text:style-name="T5">
Відео:<text:a xlink:type="simple" xlink:href="https://t.me/V_Zelenskiy_official/5958" text:style-name="Internet_20_link" text:visited-style-name="Visited_20_Internet_20_Link">
</text:a>
</text:span>
</text:p>
      <text:p text:style-name="P4">
«Наші санкційні пакети детально опрацьовуються, і зокрема – щодо синхронізаціїз партнерами. Це одне з ключових наших спільних завдань – абсолютно усіх, хтопрагне швидшого завершення війни, швидшої нашої перемоги. Завдання – прибратибудь-які можливості росії обходити санкції. Кожна російська схема, якадозволяє обійти санкції, додає часу цій війні, додає можливостей агресору», -зазначив Зеленський.</text:p>
      <text:p text:style-name="P4">
<text:span text:style-name="T4">
Читайте також:</text:span>
 <text:span text:style-name="T4">
<text:a xlink:type="simple" xlink:href="https://www.ukrinform.ua/rubric-polytics/3699292-prezident-vviv-u-diu-risenna-rnbo-pro-sankcii-proti-radu-fizicnih-ta-uridicnih-osib.html" text:style-name="Internet_20_link" text:visited-style-name="Visited_20_Internet_20_Link">
 </text:a>
 </text:span>
</text:p>
      <text:p text:style-name="P4">
Глава держави уточнив, що вже набули чинності три нових санкційних рішеннящодо тих, хто вкладається в російську агресію і підтримує її. Передусім цечерговий пакет санкцій проти російського ВПК – підприємств, які забезпечуютьармію-терориста. До списків додано 322 компанії: виробники зброї,комплектуючих і подібного.</text:p>
      <text:p text:style-name="P4">
Інших два <text:span text:style-name="T4">
<text:a xlink:type="simple" xlink:href="https://www.ukrinform.ua/tag-antirossijskie-sankcii" text:style-name="Internet_20_link" text:visited-style-name="Visited_20_Internet_20_Link">
 </text:a>
 </text:span>
 списки– це фізичні та юридичні особи, які допомагають обходити санкції проти росії,тримають майно воєнних злочинців та задіяні у знищенні свободи як на територіїсамої російської федерації, так і на нашій землі.</text:p>
      <text:p text:style-name="P4">
«Відповідно, що жорсткіше санкційний режим проти росії, що більше обмеженьпроти держави-терориста та всіх пов’язаних з нею осіб, проти всієї російськоїекономіки війни – то швидше буде і завершення агресії. І я дякую всім у світі,хто розуміє це», - резюмував Зеленський.</text:p>
      <text:p text:style-name="P4">
<text:span text:style-name="T4">
Читайте також:</text:span>
 <text:span text:style-name="T4">
<text:a xlink:type="simple" xlink:href="https://www.ukrinform.ua/rubric-economy/3699174-ukraina-vnesla-irlandsku-kompaniu-peninsula-petroleum-do-pereliku-sponsoriv-vijni.html" text:style-name="Internet_20_link" text:visited-style-name="Visited_20_Internet_20_Link">
 </text:a>
 </text:span>
</text:p>
      <text:p text:style-name="P4">
Як повідомлялось, Польща, Литва, Латвія та Естонія вийшли з ініціативоюпередбачити в 11-му пакеті санкцій ЄС проти росії _<text:span text:style-name="T4">
<text:a xlink:type="simple" xlink:href="https://www.ukrinform.ua/rubric-economy/3698775-sankcii-proti-rf-polsa-i-kraini-baltii-proponuut-vidkluciti-gazprombank-vid-swift.html" text:style-name="Internet_20_link" text:visited-style-name="Visited_20_Internet_20_Link">
</text:a>
 </text:span>
 _ абопринаймні заморозити його активи.</text:p>
      <text:p text:style-name="P4">
Source: <text:a xlink:type="simple" xlink:href="https://www.ukrinform.ua/rubric-economy/3699410-zelenskij-nase-zavdanna-pribrati-budaki-mozlivosti-rosii-obhoditi-sankcii.html" text:style-name="Internet_20_link" text:visited-style-name="Visited_20_Internet_20_Link">
https://www.ukrinform.ua/rubric-economy/3699410-zelenskij-nase-zavdanna-pribrati-budaki-mozlivosti-rosii-obhoditi-sankcii.html</text:a>
</text:p>
      <!--NEWS-->
      <text:h text:style-name="P10" text:outline-level="1">
<text:span text:style-name="T4">
«Вальядолід» обіграв «Жирону» Циганкова у матчі Ла Ліги</text:span>
</text:h>
      <text:p text:style-name="P4">
Authors: Ukrinform (Person)</text:p>
      <text:p text:style-name="P4">
Publisher: Укринформ (Organization)</text:p>
      <text:p text:style-name="P4">
Published Time: 2023-04-22T21:29:00+03:00</text:p>
      <text:p text:style-name="P4">
Modified Time: 2023-04-22T21:29:00+03:00</text:p>
      <text:p text:style-name="P4">
Description: Команда українця Віктора Циганкова «Жирона» поступилася «Вальядоліду» у виїзному поєдинку 30-го туру чемпіонату Іспанії з футболу. — Укрінформ.</text:p>
      <text:p text:style-name="P4">
Images: ["<text:a xlink:type="simple" xlink:href="https://static.ukrinform.com/photos/2023_04/thumb_files/630_360_1682187811-136.jpg" text:style-name="Internet_20_link" text:visited-style-name="Visited_20_Internet_20_Link">
630_360_16821...</text:a>
"]</text:p>
      <text:p text:style-name="P4">
Tags: ['Футбол', 'Віктор Циганков']</text:p>
      <text:p text:style-name="P4">
Type: Article</text:p>
      <!--METADATA-->
      <text:p text:style-name="P4">
<draw:frame draw:style-name="fr1" draw:name="Image192" text:anchor-type="as-char" svg:width="6.9236in" svg:height="3.956343in" draw:z-index="0">
<draw:image xlink:href="../Images/yкринформ/2023-04-22T21-29-00-03-00/630_360_1682187811-136.jpg" xlink:type="simple" xlink:show="embed" xlink:actuate="onLoad" draw:mime-type="image/jpeg"/>
</draw:frame>
 Командаукраїнця Віктора Циганкова «Жирона» поступилася «Вальядоліду» у виїзномупоєдинку 30-го туру чемпіонату Іспанії з футболу.</text:p>
      <text:p text:style-name="P4">
Поєдинок на «Естадіо Хосе Сорілья» у Вальядоліді завершився перемогоюгосподарів з рахунком 1:0, передає Укрінформ.</text:p>
      <text:p text:style-name="P4">
Єдиний м'яч забив Мончу, якому на 24-й хвилині асистував Гонсало Плата.</text:p>
      <text:p text:style-name="P4">
Циганков вийшов у стартовому складі і провів на полі увесь матч.</text:p>
      <text:p text:style-name="P4">
<text:span text:style-name="T4">
Читайте також:</text:span>
 <text:a xlink:type="simple" xlink:href="https://www.ukrinform.ua/rubric-sports/3688036-trener-zironi-cigankov-gravec-najvisogo-rivna.html" text:style-name="Internet_20_link" text:visited-style-name="Visited_20_Internet_20_Link">
 <text:span text:style-name="T4">
Циганков</text:span>
 </text:a>
</text:p>
      <text:p text:style-name="P4">
Турнірну таблицю Ла Ліги очолює «Барселона», в активі якої 73 очки. Другим йдемадридський «Реал» (62). «Жирона» (38 очок) залишається на 10-му місці.</text:p>
      <text:p text:style-name="P4">
На фото: Мончу (AFP).</text:p>
      <text:p text:style-name="P4">
Source: <text:a xlink:type="simple" xlink:href="https://www.ukrinform.ua/rubric-sports/3699409-valadolid-obigrav-zironu-cigankova-u-matci-la-ligi.html" text:style-name="Internet_20_link" text:visited-style-name="Visited_20_Internet_20_Link">
https://www.ukrinform.ua/rubric-sports/3699409-valadolid-obigrav-zironu-cigankova-u-matci-la-ligi.html</text:a>
</text:p>
      <!--NEWS-->
      <text:h text:style-name="P10" text:outline-level="1">
<text:span text:style-name="T4">
США модернізують винищувачі F/A-18</text:span>
</text:h>
      <text:p text:style-name="P4">
Authors: Ukrinform (Person)</text:p>
      <text:p text:style-name="P4">
Publisher: Укринформ (Organization)</text:p>
      <text:p text:style-name="P4">
Published Time: 2023-04-22T21:33:00+03:00</text:p>
      <text:p text:style-name="P4">
Modified Time: 2023-04-22T21:33:00+03:00</text:p>
      <text:p text:style-name="P4">
Description: Компанія Boeing отримала замовлення на $313,4 мільйона, яке передбачає модернізацію 25 винищувачів F/A-18 "Super Hornet" для продовження терміну служби на 4000 льотних годин. — Укрінформ.</text:p>
      <text:p text:style-name="P4">
Images: ["<text:a xlink:type="simple" xlink:href="https://static.ukrinform.com/photos/2023_04/thumb_files/630_360_1682188907-440.jpg" text:style-name="Internet_20_link" text:visited-style-name="Visited_20_Internet_20_Link">
630_360_16821...</text:a>
"]</text:p>
      <text:p text:style-name="P4">
Tags: ['Літак', 'США', 'Винищувач']</text:p>
      <text:p text:style-name="P4">
Type: Article</text:p>
      <!--METADATA-->
      <text:p text:style-name="P4">
<draw:frame draw:style-name="fr1" draw:name="Image193" text:anchor-type="as-char" svg:width="6.9236in" svg:height="3.956343in" draw:z-index="0">
<draw:image xlink:href="../Images/yкринформ/2023-04-22T21-33-00-03-00/630_360_1682188907-440.jpg" xlink:type="simple" xlink:show="embed" xlink:actuate="onLoad" draw:mime-type="image/jpeg"/>
</draw:frame>
 КомпаніяBoeing отримала замовлення на $313,4 мільйона, яке передбачає модернізацію 25винищувачів F/A-18 "Super Hornet" для продовження терміну служби на 4000льотних годин.</text:p>
      <text:p text:style-name="P4">
Як передає Укрінформ, про це повідомляється на офіційному <text:a xlink:type="simple" xlink:href="https://www.defense.gov/News/Contracts/Contract/Article/3368381/" text:style-name="Internet_20_link" text:visited-style-name="Visited_20_Internet_20_Link">
</text:a>
 .</text:p>
      <text:p text:style-name="P4">
«Після оновлення термін служби <text:a xlink:type="simple" xlink:href="https://www.ukrinform.ua/tag-litak" text:style-name="Internet_20_link" text:visited-style-name="Visited_20_Internet_20_Link">
 </text:a>
 будезбільшено з 6000 до 10 000 льотних годин. Також модернізація передбачаєвстановлення нової авіаційної електроніки рівня Block III. Роботи законтрактом відбудуться в Техасі і завершаться в лютому 2025 року, згідно зпопереднім планом», - йдеться у повідомленні.</text:p>
      <text:p text:style-name="P4">
F/A-18E/F "Super Hornet" обладнаний двома турбовентиляторними двигунамиF414-GE-400, що дають змогу розвивати швидкість 2 222 км/год (1,8 Маха). Літакє носієм ракет AIM-7 Sparrow, AIM-9 Sidewinder, Harpoon, а також обладнанийгарматою Vulcan калібру 20 мм.</text:p>
      <text:p text:style-name="P4">
<text:span text:style-name="T4">
Читайте також:</text:span>
 <text:a xlink:type="simple" xlink:href="https://www.ukrinform.ua/rubric-ato/3699110-pistorius-vvazae-nimecki-vinisuvaci-nepridatnimi-dla-ukraini.html" text:style-name="Internet_20_link" text:visited-style-name="Visited_20_Internet_20_Link">
 <text:span text:style-name="T4">
винищувач</text:span>
 </text:a>
</text:p>
      <text:p text:style-name="P4">
Як повідомляв <text:a xlink:type="simple" xlink:href="https://www.ukrinform.ua/rubric-technology/3698646-bezpilotnij-vinisuvac-kzlelma-uspisno-projsov-cergove-viprobuvanna.html" text:style-name="Internet_20_link" text:visited-style-name="Visited_20_Internet_20_Link">
 </text:a>
 , безпілотний винищувач Kızılelma, який розробила компаніяBaykar Makina, успішно пройшов восьме льотне випробування, виконавши тестовіманеври на швидкості 630 км/год.</text:p>
      <text:p text:style-name="P4">
Source: <text:a xlink:type="simple" xlink:href="https://www.ukrinform.ua/rubric-world/3699414-ssa-modernizuut-vinisuvaci-fa18.html" text:style-name="Internet_20_link" text:visited-style-name="Visited_20_Internet_20_Link">
https://www.ukrinform.ua/rubric-world/3699414-ssa-modernizuut-vinisuvaci-fa18.html</text:a>
</text:p>
      <!--NEWS-->
      <text:h text:style-name="P10" text:outline-level="1">
<text:span text:style-name="T4">
Що жорсткіші санкції проти рф, то швидшим буде завершення агресії - Президент</text:span>
</text:h>
      <text:p text:style-name="P4">
Authors: Ukrinform (Person)</text:p>
      <text:p text:style-name="P4">
Publisher: Укринформ (Organization)</text:p>
      <text:p text:style-name="P4">
Published Time: 2023-04-22T21:35:00+03:00</text:p>
      <text:p text:style-name="P4">
Modified Time: 2023-04-22T21:35:00+03:00</text:p>
      <text:p text:style-name="P4">
Description: Одне з ключових спільних завдань України та її союзників – прибрати будь-які можливості для росії обходити санкції, адже кожна схема, яка дає змогу обійти рф санкції, додає часу цій війні та можливостей агресору. — Укрінформ.</text:p>
      <text:p text:style-name="P4">
Images: ["<text:a xlink:type="simple" xlink:href="https://static.ukrinform.com/photos/2023_02/thumb_files/630_360_1677565804-504.jpeg" text:style-name="Internet_20_link" text:visited-style-name="Visited_20_Internet_20_Link">
630_360_16775...</text:a>
"]</text:p>
      <text:p text:style-name="P4">
Tags: ['Антиросійські санкції', 'Звернення', 'Агресія РФ', 'Зеленський', 'Війна з росією']</text:p>
      <text:p text:style-name="P4">
Type: Article</text:p>
      <!--METADATA-->
      <text:p text:style-name="P4">
<draw:frame draw:style-name="fr1" draw:name="Image194" text:anchor-type="as-char" svg:width="6.9236in" svg:height="3.956343in" draw:z-index="0">
<draw:image xlink:href="../Images/yкринформ/2023-04-22T21-35-00-03-00/630_360_1677565804-504.jpeg" xlink:type="simple" xlink:show="embed" xlink:actuate="onLoad" draw:mime-type="image/jpeg"/>
</draw:frame>
 Одне зключових спільних завдань України та її союзників – прибрати будь-якіможливості для росії обходити санкції, адже кожна схема, яка дає змогу обійтирф санкції, додає часу цій війні та можливостей агресору.</text:p>
      <text:p text:style-name="P4">
Про це у своєму <text:a xlink:type="simple" xlink:href="https://www.youtube.com/watch" text:style-name="Internet_20_link" text:visited-style-name="Visited_20_Internet_20_Link">
 </text:a>
 до українцівнаприкінці 423-го дня війни сказав Президент Володимир Зеленський, передаєУкрінформ.</text:p>
      <text:p text:style-name="P4">
<text:span text:style-name="T5">
Відео:<text:a xlink:type="simple" xlink:href="https://t.me/V_Zelenskiy_official/5958" text:style-name="Internet_20_link" text:visited-style-name="Visited_20_Internet_20_Link">
</text:a>
</text:span>
</text:p>
      <text:p text:style-name="P4">
_<text:span text:style-name="T4">
Бажаю здоровʼя, шановні українці!</text:span>
 _</text:p>
      <text:p text:style-name="P4">
Сьогодні набули чинності три нових санкційних рішення щодо тих, хтовкладається в російську агресію й підтримує її.</text:p>
      <text:p text:style-name="P4">
Передусім це черговий пакет санкцій проти російського ВПК – підприємств, якізабезпечують армію-терориста. Цього разу до санкційних списків додано 322компанії – виробники зброї, комплектувальних тощо.</text:p>
      <text:p text:style-name="P4">
Інші два санкційні списки – це фізичні та юридичні особи, які допомагаютьобходити санкції проти росії, тримають майно воєнних злочинців та залучені дознищення свободи як на території самої росії, так і на нашій землі.</text:p>
      <text:p text:style-name="P4">
Наші санкційні пакети детально опрацьовуються, зокрема, щодо синхронізації зпартнерами. Це одне з ключових наших спільних завдань – абсолютно усіх, хтопрагне швидшого завершення війни, швидшої нашої перемоги. Завдання – прибратибудь-які можливості для росії обходити санкції. Кожна російська схема, яка даєзмогу обійти санкції, додає часу цій війні, додає можливостей агресору.</text:p>
      <text:p text:style-name="P4">
Відповідно, що жорсткіший санкційний режим проти росії, що більше обмеженьпроти держави-терориста й усіх повʼязаних із нею осіб, проти всієї російськоїекономіки війни, то швидшим буде й завершення агресії. І я дякую всім у світі,хто це розуміє.</text:p>
      <text:p text:style-name="P4">
Важливо, що почалася глобальна обмежувальна робота щодо російської атомноїгалузі.</text:p>
      <text:p text:style-name="P4">
Ця галузь не лише генерує кошти для бюджету агресора, а й допомагає ставити взалежність інші держави, на території яких реалізуються нібито «енергетичні»атомні проєкти. Будь-яка енергетика для Кремля – це зброя. Атомна енергетикадля них – це також зброя.</text:p>
      <text:p text:style-name="P4">
І саме це, до речі, відбувається на Запорізькій атомній станції, яку росіявикористовує саме як зброю для шантажу світу. Для шантажу катастрофою.</text:p>
      <text:p text:style-name="P4">
І добре, що Британія, Америка, Франція, Японія, Канада утворили альянс, якиймає прибрати з глобального ринку атомну галузь держави-терориста.</text:p>
      <text:p text:style-name="P4">
Окремо хочу подякувати сьогодні за підсумками цього тижня США й Канаді за новіпакети військової підтримки для наших воїнів. Дякую, друзі!</text:p>
      <text:p text:style-name="P4">
Нідерланди – дякую за посилення ППО й за спільне з Данією рішення щодо танків.</text:p>
      <text:p text:style-name="P4">
Дякую Німеччині. Є нові кроки, які забезпечать більше миру в нашому небі, і…можуть бути нові кроки, які принесуть більше миру нашій землі. Очікуємо цихрішень.</text:p>
      <text:p text:style-name="P4">
Дякую Естонії, Фінляндії за нові оборонні пакети. Дякую Словаччині за авіацію.</text:p>
      <text:p text:style-name="P4">
Дякую Швейцарії за нові санкційні кроки проти російських терористів.</text:p>
      <text:p text:style-name="P4">
Наступний тиждень у відносинах із партнерами готуємо не менш результативним,ніж цей. Кожен такий результат для України – це врятовані життя наших людей.Це здатність наших воїнів захищати життя, відбивати російські штурми йготувати українські активні дії.</text:p>
      <text:p text:style-name="P4">
Я дякую всім нашим воїнам, які зараз у бою! Особливо тим, хто зараз унайжорсткіших місцях передової – Марʼїнка та Бахмут, Авдіївка, Лиманськийнапрямок. Саме там найзапекліше.</text:p>
      <text:p text:style-name="P4">
Дякую воїнам ЗСУ, Нацгвардії, прикордонникам...</text:p>
      <text:p text:style-name="P4">
Окремо сьогодні відзначу підрозділ ГУР МО Тимура, який воює в Бахмуті. Дякую,хлопці, за вашу сміливість і результативність!</text:p>
      <text:p text:style-name="P4">
Слава всім нашим воїнам!</text:p>
      <text:p text:style-name="P4">
Слава всім нашим героям різних часів, які боролися за нашу незалежність!</text:p>
      <text:p text:style-name="P4">
Україна завжди буде вільною!</text:p>
      <text:p text:style-name="P4">
_<text:span text:style-name="T4">
Слава Україні!</text:span>
 _</text:p>
      <text:p text:style-name="P4">
Source: <text:a xlink:type="simple" xlink:href="https://www.ukrinform.ua/rubric-ato/3699413-cim-zorstkisi-sankcii-proti-rf-tim-svidsim-bude-zaversenna-agresii-prezident.html" text:style-name="Internet_20_link" text:visited-style-name="Visited_20_Internet_20_Link">
https://www.ukrinform.ua/rubric-ato/3699413-cim-zorstkisi-sankcii-proti-rf-tim-svidsim-bude-zaversenna-agresii-prezident.html</text:a>
</text:p>
      <!--NEWS-->
      <text:h text:style-name="P10" text:outline-level="1">
<text:span text:style-name="T4">
У МЗС Естонії та Латвії викличуть китайських дипломатів через заяви посла КНР у Франції</text:span>
</text:h>
      <text:p text:style-name="P4">
Authors: Ukrinform (Person)</text:p>
      <text:p text:style-name="P4">
Publisher: Укринформ (Organization)</text:p>
      <text:p text:style-name="P4">
Published Time: 2023-04-22T21:49:00+03:00</text:p>
      <text:p text:style-name="P4">
Modified Time: 2023-04-22T21:49:00+03:00</text:p>
      <text:p text:style-name="P4">
Description: Міністр закордонних справ Естонії Маргус Цахкна викличе посла КНР у Таллінні через заяви посла Китаю у Франції Лу Шає, який висловив сумніви щодо суверенітету колишніх країн-членів СРСР. — Укрінформ.</text:p>
      <text:p text:style-name="P4">
Images: ["<text:a xlink:type="simple" xlink:href="https://static.ukrinform.com/photos/2023_04/thumb_files/630_360_1682180584-684.jpeg" text:style-name="Internet_20_link" text:visited-style-name="Visited_20_Internet_20_Link">
630_360_16821...</text:a>
"]</text:p>
      <text:p text:style-name="P4">
Tags: ['Естонія', 'Китай', 'Латвія', 'Скандал', 'СРСР']</text:p>
      <text:p text:style-name="P4">
Type: Article</text:p>
      <!--METADATA-->
      <text:p text:style-name="P4">
<draw:frame draw:style-name="fr1" draw:name="Image195" text:anchor-type="as-char" svg:width="6.9236in" svg:height="3.956343in" draw:z-index="0">
<draw:image xlink:href="../Images/yкринформ/2023-04-22T21-49-00-03-00/630_360_1682180584-684.jpeg" xlink:type="simple" xlink:show="embed" xlink:actuate="onLoad" draw:mime-type="image/jpeg"/>
</draw:frame>
 Міністрзакордонних справ Естонії Маргус Цахкна викличе посла КНР у Таллінні череззаяви посла Китаю у Франції Лу Шає, який висловив сумніви щодо суверенітетуколишніх країн-членів СРСР.</text:p>
      <text:p text:style-name="P4">
Про це повідомляє <text:a xlink:type="simple" xlink:href="https://rus.postimees.ee/7759477/glava-mid-estonii-vyzval-na-kover-kitayskogo-diplomata" text:style-name="Internet_20_link" text:visited-style-name="Visited_20_Internet_20_Link">
 </text:a>
 , передає Укрінформ.</text:p>
      <text:p text:style-name="P4">
«Заяви китайського дипломата (Лу Шає - ред.) незрозумілі, і ми засуджуємоподібні коментарі у бік незалежної та суверенної країни», - зазначив Цахкна.</text:p>
      <text:p text:style-name="P4">
Він додав, що МЗС Естонії планує викликати представника КНР і «якщо будепотрібно, поінформувати його про нашу історію».</text:p>
      <text:p text:style-name="P4">
«Наша мета – дати зрозуміти, що подібні погляди неприйнятні і що Естонія –суверенна держава», - підкреслив глава МЗС.</text:p>
      <text:p text:style-name="P4">
<text:span text:style-name="T4">
Читайте також:</text:span>
 <text:span text:style-name="T4">
<text:a xlink:type="simple" xlink:href="https://www.ukrinform.ua/rubric-world/3699322-ministr-oboroni-italii-vistupae-za-peregovori-miz-ukrainou-ta-rf-i-poserednictvo-kitau.html" text:style-name="Internet_20_link" text:visited-style-name="Visited_20_Internet_20_Link">
 </text:a>
 </text:span>
</text:p>
      <text:p text:style-name="P4">
Висловлювання Лу Шає прокоментував і міністр закордонних справ Латвії ЕдгарсРінкевич. Він сказав, що зауваження посла КНР у Франції щодо міжнародногоправа та суверенітету націй «абсолютно неприйнятні», і латвійська сторона«очікує роз'яснень китайської сторони та повного спростування цієї заяви».</text:p>
      <text:p text:style-name="P4">
«Враховуючи неприпустимі заяви посла Китаю у Франції про міжнародне право танаціональний суверенітет, МЗС Латвії викликало уповноваженого повіреного усправах посольства Китаю в Ризі для надання пояснень у понеділок. Цей крокузгоджений з Литвою та Естонією», - написав міністр у Твіттері.</text:p>
      <text:p text:style-name="P4">
<text:span text:style-name="T4">
Читайте також:</text:span>
 <text:span text:style-name="T4">
<text:a xlink:type="simple" xlink:href="https://www.ukrinform.ua/rubric-world/3698843-kitaj-zaaviv-so-tajvan-nalezit-jomu-istoricno-na-sprobi-otrimati-nezaleznist-bude-reakcia.html" text:style-name="Internet_20_link" text:visited-style-name="Visited_20_Internet_20_Link">
 </text:a>
 </text:span>
</text:p>
      <text:p text:style-name="P4">
Як повідомляв Укрінформ, посол Китаю у Франції Лу Шає поставив під сумнівсуверенітет колишніх радянських республік, у тому числі й України, та зазнавжорсткої критики.</text:p>
      <text:p text:style-name="P4">
Зокрема, посол України у Франції Вадим Омельченко припустив, що Лу Шає маєпроблеми з географією, та нагадав, що подібні заяви суперечать офіційнійпозиції Китаю.</text:p>
      <text:p text:style-name="P4">
Глава МЗС Литви Габріелюс Ландсбергіс сказав, що заява посла Китаю у Франціїпроказує слушність того, «чому країни Балтії не довіряють Китаю «посередництвомиру в Україні».</text:p>
      <text:p text:style-name="P4">
<text:span text:style-name="T4">
Читайте також:</text:span>
 <text:span text:style-name="T4">
<text:a xlink:type="simple" xlink:href="https://www.ukrinform.ua/rubric-world/3699378-posol-kitau-u-francii-postaviv-pid-sumniv-suverenitet-kolisnih-radanskih-respublik.html" text:style-name="Internet_20_link" text:visited-style-name="Visited_20_Internet_20_Link">
 </text:a>
 </text:span>
</text:p>
      <text:p text:style-name="P4">
МЗС Китаю у роковини повномасштабного нападу росії на Україну опублікувалосвою «позицію щодо політичного врегулювання української кризи». Серед 12пунктів – повага та необхідність ефективної підтримки «суверенітету,незалежності і територіальної цілісності усіх країн» у міжнародно визнанихкордонах.</text:p>
      <text:p text:style-name="P4">
<text:span text:style-name="T5">
Фото: ЕРА</text:span>
</text:p>
      <text:p text:style-name="P4">
Source: <text:a xlink:type="simple" xlink:href="https://www.ukrinform.ua/rubric-world/3699418-u-mzs-estonii-ta-latvii-viklicut-kitajskih-diplomativ-cerez-zaavi-posla-knr-u-francii.html" text:style-name="Internet_20_link" text:visited-style-name="Visited_20_Internet_20_Link">
https://www.ukrinform.ua/rubric-world/3699418-u-mzs-estonii-ta-latvii-viklicut-kitajskih-diplomativ-cerez-zaavi-posla-knr-u-francii.html</text:a>
</text:p>
      <!--NEWS-->
      <text:h text:style-name="P10" text:outline-level="1">
<text:span text:style-name="T4">
У Радбезі ООН у понеділок відбудуться дебати під головуванням лаврова</text:span>
</text:h>
      <text:p text:style-name="P4">
Authors: Ukrinform (Person)</text:p>
      <text:p text:style-name="P4">
Publisher: Укринформ (Organization)</text:p>
      <text:p text:style-name="P4">
Published Time: 2023-04-22T21:54:00+03:00</text:p>
      <text:p text:style-name="P4">
Modified Time: 2023-04-22T21:54:00+03:00</text:p>
      <text:p text:style-name="P4">
Description: У понеділок, 24 квітня, у Раді Безпеки ООН під головуванням міністра закордонних справ рф сергія лаврова відбудуться ініційовані росією відкриті дебати на тему «Ефективна багатосторонність через захист принципів Статуту ООН». — Укрінформ.</text:p>
      <text:p text:style-name="P4">
Images: ["<text:a xlink:type="simple" xlink:href="https://static.ukrinform.com/photos/2021_03/thumb_files/630_360_1616487436-945.jpg" text:style-name="Internet_20_link" text:visited-style-name="Visited_20_Internet_20_Link">
630_360_16164...</text:a>
"]</text:p>
      <text:p text:style-name="P4">
Tags: ['Дебати', 'лавров', 'ООН', 'Війна з росією']</text:p>
      <text:p text:style-name="P4">
Type: Article</text:p>
      <!--METADATA-->
      <text:p text:style-name="P4">
<draw:frame draw:style-name="fr1" draw:name="Image196" text:anchor-type="as-char" svg:width="6.9236in" svg:height="3.956343in" draw:z-index="0">
<draw:image xlink:href="../Images/yкринформ/2023-04-22T21-54-00-03-00/630_360_1616487436-945.jpg" xlink:type="simple" xlink:show="embed" xlink:actuate="onLoad" draw:mime-type="image/jpeg"/>
</draw:frame>
 Упонеділок, 24 квітня, у Раді Безпеки ООН під головуванням міністра закордоннихсправ рф сергія лаврова відбудуться ініційовані росією відкриті дебати на тему«Ефективна багатосторонність через захист принципів Статуту ООН».</text:p>
      <text:p text:style-name="P4">
Про це Укрінформ повідомили у секретаріаті Радбезу.</text:p>
      <text:p text:style-name="P4">
У росії раніше анонсували подію як «дебати високого рівня», проте більшістькраїн-членів будуть представлені на засіданні дипломатами місій при <text:a xlink:type="simple" xlink:href="https://www.ukrinform.ua/tag-oon" text:style-name="Internet_20_link" text:visited-style-name="Visited_20_Internet_20_Link">
</text:a>
 , а не міністрами закордонних справ чиіншими урядовцями.</text:p>
      <text:p text:style-name="P4">
Очікується, що росія намагатиметься переконати Радбез у своїй прихильностіСтатуту ООН, проте демократичні країни на прикладі російської війни протиУкраїни доведуть, що москва грубо його порушує.</text:p>
      <text:p text:style-name="P4">
Засідання РБ розпочнеться о 10:00 за місцевим часом (17:00 за Києвом).Українська делегація не братиме участі в дебатах.</text:p>
      <text:p text:style-name="P4">
<text:span text:style-name="T4">
Читайте також:</text:span>
 <text:a xlink:type="simple" xlink:href="https://www.ukrinform.ua/rubric-ato/3697225-lavrov-zaaviv-so-rosia-zacikavlena-u-najskorisomu-zaversenni-vijni.html" text:style-name="Internet_20_link" text:visited-style-name="Visited_20_Internet_20_Link">
 <text:span text:style-name="T4">
лавров</text:span>
 </text:a>
</text:p>
      <text:p text:style-name="P4">
Як повідомлялося, у квітні росія головує в Раді Безпеки ООН. Головування вцьому органі щомісяця змінюється почергово між його членами. У травні цю рольвиконуватиме Швейцарія, у червні – ОАЕ.</text:p>
      <text:p text:style-name="P4">
До складу Радбезу входять п'ять постійних членів ООН – США, Велика Британія,Франція, Китай та росія (на місці Радянського Союзу), які мають право вето, атакож 10 країн-членів на ротаційній основі.</text:p>
      <text:p text:style-name="P4">
Source: <text:a xlink:type="simple" xlink:href="https://www.ukrinform.ua/rubric-world/3699417-u-radbezi-oon-u-ponedilok-vidbudutsa-debati-pid-golovuvannam-lavrova.html" text:style-name="Internet_20_link" text:visited-style-name="Visited_20_Internet_20_Link">
https://www.ukrinform.ua/rubric-world/3699417-u-radbezi-oon-u-ponedilok-vidbudutsa-debati-pid-golovuvannam-lavrova.html</text:a>
</text:p>
      <!--NEWS-->
      <text:h text:style-name="P10" text:outline-level="1">
<text:span text:style-name="T4">
Українка Манєвська стала срібною призеркою чемпіонату Європи з важкої атлетики</text:span>
</text:h>
      <text:p text:style-name="P4">
Authors: Ukrinform (Person)</text:p>
      <text:p text:style-name="P4">
Publisher: Укринформ (Organization)</text:p>
      <text:p text:style-name="P4">
Published Time: 2023-04-22T21:58:00+03:00</text:p>
      <text:p text:style-name="P4">
Modified Time: 2023-04-22T21:58:00+03:00</text:p>
      <text:p text:style-name="P4">
Description: У Єревані (Вірменія) триває чемпіонат Європи з важкої атлетики. — Укрінформ.</text:p>
      <text:p text:style-name="P4">
Images: ["<text:a xlink:type="simple" xlink:href="https://static.ukrinform.com/photos/2023_04/thumb_files/630_360_1682188989-248.jpg" text:style-name="Internet_20_link" text:visited-style-name="Visited_20_Internet_20_Link">
630_360_16821...</text:a>
"]</text:p>
      <text:p text:style-name="P4">
Tags: ['Важка атлетика']</text:p>
      <text:p text:style-name="P4">
Type: Article</text:p>
      <!--METADATA-->
      <text:p text:style-name="P4">
<draw:frame draw:style-name="fr1" draw:name="Image197" text:anchor-type="as-char" svg:width="6.9236in" svg:height="3.956343in" draw:z-index="0">
<draw:image xlink:href="../Images/yкринформ/2023-04-22T21-58-00-03-00/630_360_1682188989-248.jpg" xlink:type="simple" xlink:show="embed" xlink:actuate="onLoad" draw:mime-type="image/jpeg"/>
</draw:frame>
 У Єревані(Вірменія) триває чемпіонат Європи з важкої атлетики.</text:p>
      <text:p text:style-name="P4">
У передостанній день змагань срібну нагороду здобула українка АнастасіяМанєвська, передає Укрінформ.</text:p>
      <text:p text:style-name="P4">
24-річна важкоатлетка із Запоріжжя посіла 2-е місце у ваговій категорії до 87кг, піднявши у сумі двоборства 238 кг (108 - ривок + 130 - поштовх).</text:p>
      <text:p text:style-name="P4">
Перемогла норвежка Сольфрід Коанда - 272 кг (117 + 155), «бронза» дісталасяРіпсіме Хуршудян з Вірменії - 227 кг (107 + 120).</text:p>
      <text:p text:style-name="P4">
<text:span text:style-name="T4">
Читайте також:</text:span>
 <text:a xlink:type="simple" xlink:href="https://www.ukrinform.ua/rubric-sports/3699012-irina-deha-stala-absolutnou-cempionkou-evropi-z-vazkoi-atletiki.html" text:style-name="Internet_20_link" text:visited-style-name="Visited_20_Internet_20_Link">
 <text:span text:style-name="T4">
атлетики</text:span>
 </text:a>
</text:p>
      <text:p text:style-name="P4">
Як повідомлялося, абсолютними чемпіонками Європи у Єревані стали українкиІрина Деха (81 кг) та Каміла Конотоп (59 кг), «срібло» у вазі до 55 кг такожздобула Світлана Самуляк.</text:p>
      <text:p text:style-name="P4">
Фото: ФВА.</text:p>
      <text:p text:style-name="P4">
Source: <text:a xlink:type="simple" xlink:href="https://www.ukrinform.ua/rubric-sports/3699416-ukrainka-manevska-stala-sribnou-prizerkou-cempionatu-evropi-z-vazkoi-atletiki.html" text:style-name="Internet_20_link" text:visited-style-name="Visited_20_Internet_20_Link">
https://www.ukrinform.ua/rubric-sports/3699416-ukrainka-manevska-stala-sribnou-prizerkou-cempionatu-evropi-z-vazkoi-atletiki.html</text:a>
</text:p>
      <!--NEWS-->
      <text:h text:style-name="P10" text:outline-level="1">
<text:span text:style-name="T4">
Почалась глобальна робота з обмеження російської атомної галузі - Зеленський</text:span>
</text:h>
      <text:p text:style-name="P4">
Authors: Ukrinform (Person)</text:p>
      <text:p text:style-name="P4">
Publisher: Укринформ (Organization)</text:p>
      <text:p text:style-name="P4">
Published Time: 2023-04-22T22:02:00+03:00</text:p>
      <text:p text:style-name="P4">
Modified Time: 2023-04-22T22:02:00+03:00</text:p>
      <text:p text:style-name="P4">
Description: Дуже важливим для України є те, що почалася глобальна обмежувальна робота щодо російської атомної галузі. Адже це саме той сегмент, який генерує кошти для бюджету агресора та ставить в залежність інші держави. — Укрінформ.</text:p>
      <text:p text:style-name="P4">
Images: ["<text:a xlink:type="simple" xlink:href="https://static.ukrinform.com/photos/2023_02/thumb_files/630_360_1677260137-955.jpeg" text:style-name="Internet_20_link" text:visited-style-name="Visited_20_Internet_20_Link">
630_360_16772...</text:a>
"]</text:p>
      <text:p text:style-name="P4">
Tags: ['Атомна енергетика', 'Зеленський', 'Війна з росією']</text:p>
      <text:p text:style-name="P4">
Type: Article</text:p>
      <!--METADATA-->
      <text:p text:style-name="P4">
<draw:frame draw:style-name="fr1" draw:name="Image198" text:anchor-type="as-char" svg:width="6.9236in" svg:height="3.956343in" draw:z-index="0">
<draw:image xlink:href="../Images/yкринформ/2023-04-22T22-02-00-03-00/630_360_1677260137-955.jpeg" xlink:type="simple" xlink:show="embed" xlink:actuate="onLoad" draw:mime-type="image/jpeg"/>
</draw:frame>
 Дужеважливим для України є те, що почалася глобальна обмежувальна робота щодоросійської атомної галузі. Адже це саме той сегмент, який генерує кошти длябюджету агресора та ставить в залежність інші держави.</text:p>
      <text:p text:style-name="P4">
Про це Володимир Зеленський сказав у своєму <text:a xlink:type="simple" xlink:href="https://www.facebook.com/watch/" text:style-name="Internet_20_link" text:visited-style-name="Visited_20_Internet_20_Link">
</text:a>
 , передає Укрінформ.</text:p>
      <text:p text:style-name="P4">
«Важливо, що почалася глобальна обмежувальна робота щодо російської атомноїгалузі. Ця галузь не лише генерує кошти для бюджету агресора, а й допомагаєставити в залежність інші держави, на території яких реалізуються нібито « <text:a xlink:type="simple" xlink:href="https://www.ukrinform.ua/tag-energetika" text:style-name="Internet_20_link" text:visited-style-name="Visited_20_Internet_20_Link">
</text:a>
 » атомні проєкти. Будь-якаенергетика для кремля – це зброя. Атомна енергетика для них – це також зброя»,- зазначив Президент.</text:p>
      <text:p text:style-name="P4">
_Відео:<text:a xlink:type="simple" xlink:href="https://t.me/OP_UA/9309" text:style-name="Internet_20_link" text:visited-style-name="Visited_20_Internet_20_Link">
 </text:a>
 _</text:p>
      <text:p text:style-name="P4">
Очільник України нагадав, що росіяни використовують Запорізьку атомну станціюяк зброю для шантажу світу, а тому «добре, що Британія, Америка, Франція,Японія, Канада утворили альянс, який має прибрати з глобального ринку атомнугалузь держави-терориста».</text:p>
      <text:p text:style-name="P4">
«Наступний тиждень у відносинах із партнерами готуємо не менш результативним,ніж цей. Кожен такий результат для України – це врятовані життя наших людей.Це здатність наших воїнів захищати життя, відбивати російські штурми йготувати українські активні дії», - додав Зеленський.</text:p>
      <text:p text:style-name="P4">
<text:span text:style-name="T4">
Читайте також:</text:span>
 <text:a xlink:type="simple" xlink:href="https://www.ukrinform.ua/rubric-ato/3699413-cim-zorstkisi-sankcii-proti-rf-tim-svidsim-bude-zaversenna-agresii-prezident.html" text:style-name="Internet_20_link" text:visited-style-name="Visited_20_Internet_20_Link">
 </text:a>
</text:p>
      <text:p text:style-name="P4">
Як повідомлялось, 22 квітня набули чинності три нових санкційних рішення щодотих, хто вкладається в російську агресію і підтримує її. Передусім це черговийпакет санкцій проти російського ВПК – підприємств, які забезпечують армію рф.До списків додано 322 компанії: виробники зброї, комплектуючих і подібного.</text:p>
      <text:p text:style-name="P4">
Інших два санкційні списки – це фізичні та юридичні особи, які допомагаютьобходити санкції проти росії, тримають майно воєнних злочинців та задіяні узнищенні свободи як на території самої російської федерації, так і України.</text:p>
      <text:p text:style-name="P4">
<text:span text:style-name="T5">
Фото: ОП</text:span>
</text:p>
      <text:p text:style-name="P4">
Source: <text:a xlink:type="simple" xlink:href="https://www.ukrinform.ua/rubric-economy/3699420-pocalas-globalna-robota-z-obmezenna-rosijskoi-atomnoi-galuzi-zelenskij.html" text:style-name="Internet_20_link" text:visited-style-name="Visited_20_Internet_20_Link">
https://www.ukrinform.ua/rubric-economy/3699420-pocalas-globalna-robota-z-obmezenna-rosijskoi-atomnoi-galuzi-zelenskij.html</text:a>
</text:p>
      <!--NEWS-->
      <text:h text:style-name="P10" text:outline-level="1">
<text:span text:style-name="T4">
Президент Бразилії про вторгнення рф в Україну: «Хочу знайти третю альтернативу»</text:span>
</text:h>
      <text:p text:style-name="P4">
Authors: Ukrinform (Person)</text:p>
      <text:p text:style-name="P4">
Publisher: Укринформ (Organization)</text:p>
      <text:p text:style-name="P4">
Published Time: 2023-04-22T22:13:00+03:00</text:p>
      <text:p text:style-name="P4">
Modified Time: 2023-04-22T22:13:00+03:00</text:p>
      <text:p text:style-name="P4">
Description: Президент Бразилії Луїс Інасіо Лула да Сілва заявив, що не хоче "нікому догодити" в питанні війни, яку росія розв'язала в Україні. — Укрінформ.</text:p>
      <text:p text:style-name="P4">
Images: ["<text:a xlink:type="simple" xlink:href="https://static.ukrinform.com/photos/2016_03/thumb_files/630_360_1457097747-9021-luis-inasio-lula-da-silva.jpg" text:style-name="Internet_20_link" text:visited-style-name="Visited_20_Internet_20_Link">
630_360_14570...</text:a>
"]</text:p>
      <text:p text:style-name="P4">
Tags: ['Бразилія', 'Україна', 'Агресія РФ', 'Війна з росією']</text:p>
      <text:p text:style-name="P4">
Type: Article</text:p>
      <!--METADATA-->
      <text:p text:style-name="P4">
<draw:frame draw:style-name="fr1" draw:name="Image199" text:anchor-type="as-char" svg:width="6.9236in" svg:height="3.956343in" draw:z-index="0">
<draw:image xlink:href="../Images/yкринформ/2023-04-22T22-13-00-03-00/630_360_1457097747-9021-luis-inasio-lula-da-silva.jpg" xlink:type="simple" xlink:show="embed" xlink:actuate="onLoad" draw:mime-type="image/jpeg"/>
</draw:frame>
 Президент Бразилії Луїс Інасіо Лула да Сілва заявив, що нехоче "нікому догодити" в питанні війни, яку росія розв'язала в Україні.</text:p>
      <text:p text:style-name="P4">
Про це він сказав у Лісабоні (Португалія) на тлі критики його висловлюваньщодо війни рф проти України, передає Укрінформ із посиланням на <text:a xlink:type="simple" xlink:href="https://www.reuters.com/world/brazils-lula-doesnt-want-please-anyone-over-ukraine-stance-2023-04-22/" text:style-name="Internet_20_link" text:visited-style-name="Visited_20_Internet_20_Link">
</text:a>
 .</text:p>
      <text:p text:style-name="P4">
Зокрема, бразильський лідер, якого розкритикували за припущення, що Київчастково "винен" у війні, на пресконференції у Лісабоні заявив, що його мета -"знайти спосіб посадити їх обох (росію і Україну - ред.) за стіл переговорів".</text:p>
      <text:p text:style-name="P4">
"Я хочу знайти третю альтернативу (врегулювання конфлікту - ред.), яка полягаєв побудові миру", - сказав Лула да Сілва.</text:p>
      <text:p text:style-name="P4">
<text:span text:style-name="T4">
Читайте також:</text:span>
 <text:span text:style-name="T4">
<text:a xlink:type="simple" xlink:href="https://www.ukrinform.ua/rubric-polytics/3699220-prezident-brazilii-vidreaguvav-na-zaprosenna-vidvidati-ukrainu-vidpravit-pomicnika.html" text:style-name="Internet_20_link" text:visited-style-name="Visited_20_Internet_20_Link">
 </text:a>
 </text:span>
</text:p>
      <text:p text:style-name="P4">
Як повідомлялося, українці влаштували демонстрацію біля посольства Бразилії устолиці Португалії Лісабоні, щоб висловити протест проти нещодавніхвисловлювань бразильського президента Луїса Інасіо Лули да Сілви про <text:span text:style-name="T4">
<text:a xlink:type="simple" xlink:href="https://www.ukrinform.ua/tag-vijna-z-rosieu" text:style-name="Internet_20_link" text:visited-style-name="Visited_20_Internet_20_Link">
</text:a>
 </text:span>
 росії проти Україні.</text:p>
      <text:p text:style-name="P4">
Бразильський лідер, який у п’ятницю прибув до Португалії з п’ятиденнимофіційним візитом, припустив, що і Україна, і рф однаково винні у початкувійни в лютому 2022 року.</text:p>
      <text:p text:style-name="P4">
<text:span text:style-name="T4">
Читайте також:</text:span>
 <text:span text:style-name="T4">
<text:a xlink:type="simple" xlink:href="https://www.ukrinform.ua/rubric-diaspora/3699211-ukrainci-vlastuvali-akciu-protestu-u-lisaboni-pid-cas-vizitu-prezidenta-brazilii.html" text:style-name="Internet_20_link" text:visited-style-name="Visited_20_Internet_20_Link">
 </text:a>
 </text:span>
</text:p>
      <text:p text:style-name="P4">
16 квітня Лула да Сілва заявив, що хоче разом з Китаєм та ОАЕ виступитипосередником для досягнення миру в агресивній війні росії проти України.</text:p>
      <text:p text:style-name="P4">
Source: <text:a xlink:type="simple" xlink:href="https://www.ukrinform.ua/rubric-polytics/3699419-prezident-brazilii-pro-vtorgnenna-rf-v-ukrainu-hocu-znajti-tretu-alternativu.html" text:style-name="Internet_20_link" text:visited-style-name="Visited_20_Internet_20_Link">
https://www.ukrinform.ua/rubric-polytics/3699419-prezident-brazilii-pro-vtorgnenna-rf-v-ukrainu-hocu-znajti-tretu-alternativu.html</text:a>
</text:p>
      <!--NEWS-->
      <text:h text:style-name="P10" text:outline-level="1">
<text:span text:style-name="T4">
Загарбники обстрілюють Харків</text:span>
</text:h>
      <text:p text:style-name="P4">
Authors: Ukrinform (Person)</text:p>
      <text:p text:style-name="P4">
Publisher: Укринформ (Organization)</text:p>
      <text:p text:style-name="P4">
Published Time: 2023-04-22T22:24:00+03:00</text:p>
      <text:p text:style-name="P4">
Modified Time: 2023-04-22T22:24:00+03:00</text:p>
      <text:p text:style-name="P4">
Description: армія рф увечері у суботу, 22 квітня, обстріляла Харків.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Обстріл', 'Харків', 'Війна з росією', 'Повітряна тривога']</text:p>
      <text:p text:style-name="P4">
Type: Article</text:p>
      <!--METADATA-->
      <text:p text:style-name="P4">
<draw:frame draw:style-name="fr1" draw:name="Image200" text:anchor-type="as-char" svg:width="6.9236in" svg:height="3.956343in" draw:z-index="0">
<draw:image xlink:href="../Images/yкринформ/2023-04-22T22-24-00-03-00/630_360_1677573461-244.jpg" xlink:type="simple" xlink:show="embed" xlink:actuate="onLoad" draw:mime-type="image/jpeg"/>
</draw:frame>
 армія рфувечері у суботу, 22 квітня, обстріляла Харків.</text:p>
      <text:p text:style-name="P4">
Про це повідомив міський голова Ігор Терехов у <text:a xlink:type="simple" xlink:href="https://t.me/ihor_terekhov/636" text:style-name="Internet_20_link" text:visited-style-name="Visited_20_Internet_20_Link">
</text:a>
 , передає Укрінформ.</text:p>
      <text:p text:style-name="P4">
" <text:a xlink:type="simple" xlink:href="https://www.ukrinform.ua/tag-harkiv" text:style-name="Internet_20_link" text:visited-style-name="Visited_20_Internet_20_Link">
 </text:a>
 під обстрілом", - написав Терехов.</text:p>
      <text:p text:style-name="P4">
У місті та області оголошена повітряна тривога.</text:p>
      <text:p text:style-name="P4">
Начальник Харківської ОВА Олег Синєгубов <text:a xlink:type="simple" xlink:href="https://t.me/synegubov/6017" text:style-name="Internet_20_link" text:visited-style-name="Visited_20_Internet_20_Link">
 </text:a>
жителів Харкова і області, що загарбники знову завдають ударів, і закликав неігнорувати сигнали тривоги та перебувати в укриттях.</text:p>
      <text:p text:style-name="P4">
<text:span text:style-name="T4">
Читайте також:</text:span>
 <text:a xlink:type="simple" xlink:href="https://www.ukrinform.ua/rubric-regions/3699134-u-harkovi-dozvolili-masovi-zahodi-lise-na-troh-lokaciah.html" text:style-name="Internet_20_link" text:visited-style-name="Visited_20_Internet_20_Link">
 <text:span text:style-name="T4">
Харкові</text:span>
 <text:span text:style-name="T4">
дозволили</text:span>
 <text:span text:style-name="T4">
масові</text:span>
 <text:span text:style-name="T4">
заходи</text:span>
 <text:span text:style-name="T4">
лише</text:span>
<text:span text:style-name="T4">
трьох</text:span>
 <text:span text:style-name="T4">
локаціях</text:span>
 </text:a>
</text:p>
      <text:p text:style-name="P4">
Поліція області <text:a xlink:type="simple" xlink:href="https://t.me/police_kh_region/16813" text:style-name="Internet_20_link" text:visited-style-name="Visited_20_Internet_20_Link">
 </text:a>
 до громадян зпроханням про влучання повідомляти на спецлінію 102.</text:p>
      <text:p text:style-name="P4">
<text:span text:style-name="T5">
Фото: Getty Images</text:span>
</text:p>
      <text:p text:style-name="P4">
Source: <text:a xlink:type="simple" xlink:href="https://www.ukrinform.ua/rubric-regions/3699423-ziteliv-harkivsini-poperedzaut-pro-vorozi-udari.html" text:style-name="Internet_20_link" text:visited-style-name="Visited_20_Internet_20_Link">
https://www.ukrinform.ua/rubric-regions/3699423-ziteliv-harkivsini-poperedzaut-pro-vorozi-udari.html</text:a>
</text:p>
      <!--NEWS-->
      <text:h text:style-name="P10" text:outline-level="1">
<text:span text:style-name="T4">
МАГАТЕ оприлюднило звіт щодо ситуації на Запорізькій АЕС</text:span>
</text:h>
      <text:p text:style-name="P4">
Authors: Ukrinform (Person)</text:p>
      <text:p text:style-name="P4">
Publisher: Укринформ (Organization)</text:p>
      <text:p text:style-name="P4">
Published Time: 2023-04-22T22:37:00+03:00</text:p>
      <text:p text:style-name="P4">
Modified Time: 2023-04-22T22:37:00+03:00</text:p>
      <text:p text:style-name="P4">
Description: Представники Міжнародного агентства з атомної енергії, присутні на Запорізькій АЕС, чули звуки обстрілів майже щодня упродовж останнього тижня. — Укрінформ.</text:p>
      <text:p text:style-name="P4">
Images: ["<text:a xlink:type="simple" xlink:href="https://static.ukrinform.com/photos/2022_08/thumb_files/630_360_1659707865-297.jpg" text:style-name="Internet_20_link" text:visited-style-name="Visited_20_Internet_20_Link">
630_360_16597...</text:a>
"]</text:p>
      <text:p text:style-name="P4">
Tags: ['МАГАТЕ', 'Запорізька АЕС', 'Війна з росією']</text:p>
      <text:p text:style-name="P4">
Type: Article</text:p>
      <!--METADATA-->
      <text:p text:style-name="P4">
<draw:frame draw:style-name="fr1" draw:name="Image201" text:anchor-type="as-char" svg:width="6.9236in" svg:height="3.956343in" draw:z-index="0">
<draw:image xlink:href="../Images/yкринформ/2023-04-22T22-37-00-03-00/630_360_1659707865-297.jpg" xlink:type="simple" xlink:show="embed" xlink:actuate="onLoad" draw:mime-type="image/jpeg"/>
</draw:frame>
Представники Міжнародного агентства з атомної енергії, присутні на ЗапорізькійАЕС, чули звуки обстрілів майже щодня упродовж останнього тижня.</text:p>
      <text:p text:style-name="P4">
Про це заявив генеральний директор МАГАТЕ Рафаель Маріано Гроссі, звітуючи проситуацію на Запорізькій АЕС, передає Укрінформ із посиланням на <text:span text:style-name="T4">
<text:a xlink:type="simple" xlink:href="https://www.iaea.org/newscenter/pressreleases/update-154-iaea-director-general-statement-on-situation-in-ukraine" text:style-name="Internet_20_link" text:visited-style-name="Visited_20_Internet_20_Link">
</text:a>
 </text:span>
 .</text:p>
      <text:p text:style-name="P4">
«Я побачив чіткі ознаки військових приготувань у цьому районі, коли відвідавЗапорізьку атомну електростанцію трохи понад три тижні тому. Відтоді нашіексперти на місці часто повідомляли, що чули вибухи, часом припускаючи (щовідбуваються) інтенсивні обстріли неподалік. Я глибоко стурбований ситуацієюна станції», – наголосив Гроссі.</text:p>
      <text:p text:style-name="P4">
<text:span text:style-name="T4">
Читайте також:</text:span>
 <text:span text:style-name="T4">
<text:a xlink:type="simple" xlink:href="https://www.ukrinform.ua/rubric-world/3696115-gendirektor-magate-obgovoriv-zahist-zaporizkoi-aes-iz-glavou-mzs-tureccini.html" text:style-name="Internet_20_link" text:visited-style-name="Visited_20_Internet_20_Link">
 </text:a>
 </text:span>
</text:p>
      <text:p text:style-name="P4">
За його словами, одного разу експертам МАГАТЕ на ЗАЕС наказали сховатися намайданчику через потенційну небезпеку у зв'язку з бойовими діями.</text:p>
      <text:p text:style-name="P4">
Гендиректор відзначив серйозні ризики для ядерної безпеки та безпеки, з якимистикається ЗАЕС.</text:p>
      <text:p text:style-name="P4">
За його словами, <text:span text:style-name="T4">
<text:a xlink:type="simple" xlink:href="https://www.ukrinform.ua/tag-zaporizka-aes" text:style-name="Internet_20_link" text:visited-style-name="Visited_20_Internet_20_Link">
 </text:a>
 </text:span>
покладається на одну лінію електропередачі 750 кВ, яка ще працює і подаєззовні електроенергію, необхідну для охолодження реакторів й інших важливихфункцій ядерної безпеки та захисту. До початку повномасштабної війни станціямала чотири лінії зовнішнього живлення.</text:p>
      <text:p text:style-name="P4">
<text:span text:style-name="T4">
Читайте також:</text:span>
 <text:span text:style-name="T4">
<text:a xlink:type="simple" xlink:href="https://www.ukrinform.ua/rubric-regions/3696575-v-energodari-rosiani-gotuut-vikradenna-ditej-hocut-vivezti-v-krim-na-avtobusah-zaes.html" text:style-name="Internet_20_link" text:visited-style-name="Visited_20_Internet_20_Link">
 </text:a>
 </text:span>
</text:p>
      <text:p text:style-name="P4">
Керівництво станції повідомило МАГАТЕ, що обсяг технічного обслуговування,здійсненого під час простоїв на всіх енергоблоках у 2022 році, зменшено узв’язку зі скороченням техперсоналу, відсутністю зовнішніх підрядників тазапасних частин. Наразі на ЗАЕС працює лише близько чверті штатногообслуговуючого персоналу, і на станції немає плану з технічногообслуговування.</text:p>
      <text:p text:style-name="P4">
Експертами МАГАТЕ також виявлено значні пошкодження вікон у машинному залі4-го енергоблока у місці, що вочевидь не відповідає вибухам мін, про якіповідомлялося раніше. Команда агентства намагається з’ясувати причину шкоди.</text:p>
      <text:p text:style-name="P4">
<text:span text:style-name="T4">
Читайте також:</text:span>
 <text:span text:style-name="T4">
<text:a xlink:type="simple" xlink:href="https://www.ukrinform.ua/rubric-ato/3692008-glava-magate-u-kaliningradi-obgovoriv-bezpeku-zaporizkoi-aes.html" text:style-name="Internet_20_link" text:visited-style-name="Visited_20_Internet_20_Link">
 </text:a>
 </text:span>
</text:p>
      <text:p text:style-name="P4">
Як повідомлялося, 13 квітня на Запорізькій атомній електростанції білямашинної зали 4-го енергоблока вибухнула російська міна.</text:p>
      <text:p text:style-name="P4">
ЗАЕС, найбільша атомна станція в Європі, з 4 березня 2022 року захопленаросійськими військовими, відтоді на майданчику станції загарбники розміщуютьвійськову техніку та боєприпаси, обстрілюють прилеглу територію.</text:p>
      <text:p text:style-name="P4">
<text:span text:style-name="T4">
Читайте також:</text:span>
 <text:span text:style-name="T4">
<text:a xlink:type="simple" xlink:href="https://www.ukrinform.ua/rubric-economy/3695727-galusenko-pro-vibuh-mini-bila-zaes-poki-rosiani-ne-zalisat-stanciu-nebezpeka-isnue.html" text:style-name="Internet_20_link" text:visited-style-name="Visited_20_Internet_20_Link">
 </text:a>
 </text:span>
</text:p>
      <text:p text:style-name="P4">
За словами міністра енергетики України Германа Галущенка, українська сторонаотримує сигнали про те, що росіяни некоректно експлуатують обладнання ЗАЕС.</text:p>
      <text:p text:style-name="P4">
Source: <text:a xlink:type="simple" xlink:href="https://www.ukrinform.ua/rubric-ato/3699424-magate-opriludnilo-zvit-sodo-situacii-na-zaporizkij-aes.html" text:style-name="Internet_20_link" text:visited-style-name="Visited_20_Internet_20_Link">
https://www.ukrinform.ua/rubric-ato/3699424-magate-opriludnilo-zvit-sodo-situacii-na-zaporizkij-aes.html</text:a>
</text:p>
      <!--NEWS-->
      <text:h text:style-name="P10" text:outline-level="1">
<text:span text:style-name="T4">
Морські піхотинці показали знищення російського танка</text:span>
</text:h>
      <text:p text:style-name="P4">
Authors: Ukrinform (Person)</text:p>
      <text:p text:style-name="P4">
Publisher: Укринформ (Organization)</text:p>
      <text:p text:style-name="P4">
Published Time: 2023-04-22T22:44:00+03:00</text:p>
      <text:p text:style-name="P4">
Modified Time: 2023-04-22T22:44:00+03:00</text:p>
      <text:p text:style-name="P4">
Description: Бійці Військово-морських сил Збройних сил України знищили російський танк разом з екіпажем.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Танк', 'Військові', 'Війна з росією']</text:p>
      <text:p text:style-name="P4">
Type: Article</text:p>
      <!--METADATA-->
      <text:p text:style-name="P4">
<draw:frame draw:style-name="fr1" draw:name="Image202" text:anchor-type="as-char" svg:width="6.9236in" svg:height="3.956343in" draw:z-index="0">
<draw:image xlink:href="../Images/yкринформ/2023-04-22T22-44-00-03-00/630_360_1669987737-966.jpg" xlink:type="simple" xlink:show="embed" xlink:actuate="onLoad" draw:mime-type="image/jpeg"/>
</draw:frame>
 БійціВійськово-морських сил Збройних сил України знищили російський танк разом зекіпажем.</text:p>
      <text:p text:style-name="P4">
Відповідне відео пресслужба ВМС оприлюднила у <text:a xlink:type="simple" xlink:href="https://www.facebook.com/watch/" text:style-name="Internet_20_link" text:visited-style-name="Visited_20_Internet_20_Link">
</text:a>
 , передаєУкрінформ.</text:p>
      <text:p text:style-name="P4">
"Українські морпіхи знищили російський <text:a xlink:type="simple" xlink:href="https://www.ukrinform.ua/tag-tank" text:style-name="Internet_20_link" text:visited-style-name="Visited_20_Internet_20_Link">
 </text:a>
, який робив хлопцям "нєрви". Після вдалої роботи аеророзвідки та артилеріїворожий танк разом з екіпажем поплатилися за свою діяльність", — зазначили уВМС.</text:p>
      <text:p text:style-name="P4">
_Відео:<text:a xlink:type="simple" xlink:href="https://t.me/ukrainian_navy/2813" text:style-name="Internet_20_link" text:visited-style-name="Visited_20_Internet_20_Link">
 </text:a>
 _</text:p>
      <text:p text:style-name="P4">
<text:span text:style-name="T4">
Читайте також:</text:span>
 <text:a xlink:type="simple" xlink:href="https://www.ukrinform.ua/rubric-ato/3698665-mikolaivski-desantniki-znisili-vorozij-tank-t90-z-minnim-tralom.html" text:style-name="Internet_20_link" text:visited-style-name="Visited_20_Internet_20_Link">
 <text:span text:style-name="T4">
танк</text:span>
 </text:a>
</text:p>
      <text:p text:style-name="P4">
Як повідомляв <text:a xlink:type="simple" xlink:href="https://www.ukrinform.ua/rubric-ato/3699160-sili-oboroni-znisili-185-730-rosijskih-zagarbnikiv.html" text:style-name="Internet_20_link" text:visited-style-name="Visited_20_Internet_20_Link">
 </text:a>
 , у розв'язаній проти Україниповномасштабній війні Сили оборони знищили вже 3672 ворожі танки, 7130 бойовихброньованих машин, 539 реактивних систем залпового вогню й тисячі одиницьіншої військової техніки рф.</text:p>
      <text:p text:style-name="P4">
Source: <text:a xlink:type="simple" xlink:href="https://www.ukrinform.ua/rubric-ato/3699425-morski-pihotinci-pokazali-znisenna-rosijskogo-tanka.html" text:style-name="Internet_20_link" text:visited-style-name="Visited_20_Internet_20_Link">
https://www.ukrinform.ua/rubric-ato/3699425-morski-pihotinci-pokazali-znisenna-rosijskogo-tanka.html</text:a>
</text:p>
      <!--NEWS-->
      <text:h text:style-name="P10" text:outline-level="1">
<text:span text:style-name="T4">
росіяни вдарили по Харківщині ракетами С-300: щонайменше п'ять влучань</text:span>
</text:h>
      <text:p text:style-name="P4">
Authors: Ukrinform (Person)</text:p>
      <text:p text:style-name="P4">
Publisher: Укринформ (Organization)</text:p>
      <text:p text:style-name="P4">
Published Time: 2023-04-22T22:58:00+03:00</text:p>
      <text:p text:style-name="P4">
Modified Time: 2023-04-22T22:58:00+03:00</text:p>
      <text:p text:style-name="P4">
Description: Армія рф увечері у суботу, 22 квітня, обстріляла Харків та район ракетами С-300, зафіксовано щонайменше 5 «прильотів» — Укрінформ.</text:p>
      <text:p text:style-name="P4">
Images: ["<text:a xlink:type="simple" xlink:href="https://static.ukrinform.com/photos/2023_03/thumb_files/630_360_1680222040-343.jpg" text:style-name="Internet_20_link" text:visited-style-name="Visited_20_Internet_20_Link">
630_360_16802...</text:a>
"]</text:p>
      <text:p text:style-name="P4">
Tags: ['Обстріл', 'Ракета', 'Харків', 'Війна з росією']</text:p>
      <text:p text:style-name="P4">
Type: Article</text:p>
      <!--METADATA-->
      <text:p text:style-name="P4">
<draw:frame draw:style-name="fr1" draw:name="Image203" text:anchor-type="as-char" svg:width="6.9236in" svg:height="3.956343in" draw:z-index="0">
<draw:image xlink:href="../Images/yкринформ/2023-04-22T22-58-00-03-00/630_360_1680222040-343.jpg" xlink:type="simple" xlink:show="embed" xlink:actuate="onLoad" draw:mime-type="image/jpeg"/>
</draw:frame>
 Армія рфувечері у суботу, 22 квітня, обстріляла Харків та район ракетами С-300,зафіксовано щонайменше 5 «прильотів»</text:p>
      <text:p text:style-name="P4">
Про це у <text:a xlink:type="simple" xlink:href="https://t.me/kharkivoda/9940" text:style-name="Internet_20_link" text:visited-style-name="Visited_20_Internet_20_Link">
 </text:a>
 повідомляє Харківська ОВА, передаєУкрінформ.</text:p>
      <text:p text:style-name="P4">
«Під ударом окупантів було м. <text:a xlink:type="simple" xlink:href="https://www.ukrinform.ua/tag-harkiv" text:style-name="Internet_20_link" text:visited-style-name="Visited_20_Internet_20_Link">
 </text:a>
 таХарківський район. Попередньо, ворог бив ракетами С-300», - йдеться уповідомленні.</text:p>
      <text:p text:style-name="P4">
Масштаби руйнувань та інформація про постраждалих уточнюється.</text:p>
      <text:p text:style-name="P4">
<text:span text:style-name="T4">
Читайте також:</text:span>
 <text:span text:style-name="T4">
<text:a xlink:type="simple" xlink:href="https://www.ukrinform.ua/rubric-ato/3699389-vijskovi-rf-obstrilali-park-u-hersoni-e-poranenij.html" text:style-name="Internet_20_link" text:visited-style-name="Visited_20_Internet_20_Link">
 </text:a>
 </text:span>
</text:p>
      <text:p text:style-name="P4">
Як повідомив начальник Харківської ОВА Олег Синєгубов у <text:a xlink:type="simple" xlink:href="https://t.me/synegubov/6019" text:style-name="Internet_20_link" text:visited-style-name="Visited_20_Internet_20_Link">
</text:a>
, у Харкові та області зафіксовано щонайменше 5 влучань.</text:p>
      <text:p text:style-name="P4">
«На жаль, одна з ворожих ракет влучила у приватний сектор у с. КотляриХарківського району. На місці працюють рятувальники та екстрена медичнадопомога. Деталі встановлюються. У Харкові є <text:span text:style-name="T4">
<text:a xlink:type="simple" xlink:href="https://www.ukrinform.ua/tag-obstril" text:style-name="Internet_20_link" text:visited-style-name="Visited_20_Internet_20_Link">
</text:a>
 </text:span>
 в об‘єкт цивільної інфраструктури,рятувальники приборкують масштабну пожежу. Попередньо, зафіксовано щонайменше5 «прильотів» у місті та області», - повідомив Синєгубов.</text:p>
      <text:p text:style-name="P4">
<text:span text:style-name="T4">
Читайте також:</text:span>
 <text:span text:style-name="T4">
<text:a xlink:type="simple" xlink:href="https://www.ukrinform.ua/rubric-regions/3699423-ziteliv-harkivsini-poperedzaut-pro-vorozi-udari.html" text:style-name="Internet_20_link" text:visited-style-name="Visited_20_Internet_20_Link">
 </text:a>
 </text:span>
</text:p>
      <text:p text:style-name="P4">
Мер міста Ігор Терехов повідомив, що у Новобаварському районі через ракетнийобстріл пожежа на обʼєкті цивільної інфраструктури. ДСНС працюють на місці.Інформація щодо постраждалих уточнюється.</text:p>
      <text:p text:style-name="P4">
За його словами, також були зафіксовані удари по Слобідському і Основʼянськомурайонам. В обох випадках під обстрілом були цивільні обʼєкти.</text:p>
      <text:p text:style-name="P4">
Наразі інформація про постраждалих уточнюється.</text:p>
      <text:p text:style-name="P4">
Як раніше повідомляло агентство, армія рф увечері у суботу, 22 квітня, _<text:span text:style-name="T4">
<text:a xlink:type="simple" xlink:href="https://www.ukrinform.ua/rubric-regions/3699423-ziteliv-harkivsini-poperedzaut-pro-vorozi-udari.html" text:style-name="Internet_20_link" text:visited-style-name="Visited_20_Internet_20_Link">
</text:a>
 </text:span>
 _</text:p>
      <text:p text:style-name="P4">
Source: <text:a xlink:type="simple" xlink:href="https://www.ukrinform.ua/rubric-ato/3699428-rosiani-vdarili-po-harkivsini-raketami-s300-sonajmense-5-vlucan.html" text:style-name="Internet_20_link" text:visited-style-name="Visited_20_Internet_20_Link">
https://www.ukrinform.ua/rubric-ato/3699428-rosiani-vdarili-po-harkivsini-raketami-s300-sonajmense-5-vlucan.html</text:a>
</text:p>
      <!--NEWS-->
      <text:h text:style-name="P10" text:outline-level="1">
<text:span text:style-name="T4">
В Українському домі покажуть театральну виставу «Азовсталь. Голоси»</text:span>
</text:h>
      <text:p text:style-name="P4">
Authors: Ukrinform (Person)</text:p>
      <text:p text:style-name="P4">
Publisher: Укринформ (Organization)</text:p>
      <text:p text:style-name="P4">
Published Time: 2023-04-22T23:09:00+03:00</text:p>
      <text:p text:style-name="P4">
Modified Time: 2023-04-22T23:09:00+03:00</text:p>
      <text:p text:style-name="P4">
Description: В Українському домі 20 травня покажуть мультимедійну театральну виставу «Азовсталь. Голоси». — Укрінформ.</text:p>
      <text:p text:style-name="P4">
Images: ["<text:a xlink:type="simple" xlink:href="https://static.ukrinform.com/photos/2017_11/thumb_files/630_360_1511103332-1781-ukrainskij-dom.jpg" text:style-name="Internet_20_link" text:visited-style-name="Visited_20_Internet_20_Link">
630_360_15111...</text:a>
", "<text:a xlink:type="simple" xlink:href="https://static.ukrinform.com/photos/2023_04/1682193935-407.jpg" text:style-name="Internet_20_link" text:visited-style-name="Visited_20_Internet_20_Link">
1682193935-40...</text:a>
"]</text:p>
      <text:p text:style-name="P4">
Tags: ['Азовсталь', 'Театр', 'Український дім', 'МКІП ']</text:p>
      <text:p text:style-name="P4">
Type: Article</text:p>
      <!--METADATA-->
      <text:p text:style-name="P4">
<draw:frame draw:style-name="fr1" draw:name="Image204" text:anchor-type="as-char" svg:width="6.9236in" svg:height="3.956343in" draw:z-index="0">
<draw:image xlink:href="../Images/yкринформ/2023-04-22T23-09-00-03-00/630_360_1511103332-1781-ukrainskij-dom.jpg" xlink:type="simple" xlink:show="embed" xlink:actuate="onLoad" draw:mime-type="image/jpeg"/>
</draw:frame>
 В Українському домі 20 травня покажуть мультимедійну театральнувиставу «Азовсталь. Голоси».</text:p>
      <text:p text:style-name="P4">
Як передає Укрінформ, про це повідомляє пресслужба Міністерства культури таінформаційної політики в <text:a xlink:type="simple" xlink:href="https://t.me/mkipu/5669" text:style-name="Internet_20_link" text:visited-style-name="Visited_20_Internet_20_Link">
 </text:a>
 .</text:p>
      <text:p text:style-name="P4">
"Azovstal. Голоси - це світла та надихаюча історія про оборону <text:a xlink:type="simple" xlink:href="https://www.ukrinform.ua/tag-mariupol" text:style-name="Internet_20_link" text:visited-style-name="Visited_20_Internet_20_Link">
</text:a>
 , що складається із монологів продуховні цінності кожної людини. У виставі використані збірні образизахисників, але такі, що нагадають вам конкретних персонажів: Пташка, Орест,Пілот гелікоптера та ін.", - йдеться у повідомленні.</text:p>
      <text:p text:style-name="P4">
<draw:frame draw:style-name="fr1" draw:name="Image205" text:anchor-type="as-char" svg:width="6.9236in" svg:height="9.800636in" draw:z-index="0">
<draw:image xlink:href="../Images/yкринформ/2023-04-22T23-09-00-03-00/1682193935-407.jpg" xlink:type="simple" xlink:show="embed" xlink:actuate="onLoad" draw:mime-type="image/jpeg"/>
</draw:frame>
</text:p>
      <text:p text:style-name="P4">
Як зазначається, вистава відбудеться 20 травня, в день коли виповнюється рік,як українські захисники Маріуполя та Азовсталі перебувають у російськомуполоні.</text:p>
      <text:p text:style-name="P4">
Мультимедійна театральна вистава відбудеться за підтримки МКІП.</text:p>
      <text:p text:style-name="P4">
<text:span text:style-name="T4">
Читайте також:</text:span>
 <text:a xlink:type="simple" xlink:href="https://www.ukrinform.ua/rubric-culture/3698973-v-uzgorodi-startuvav-miznarodnij-teatralnij-festival-svoboda.html" text:style-name="Internet_20_link" text:visited-style-name="Visited_20_Internet_20_Link">
 </text:a>
</text:p>
      <text:p text:style-name="P4">
Як повідомлялося, 29 липня у Києві презентували виставу "AZOVSTAL. Thevoices". Проєкт створили на підтримку полонених бійців Азовсталі. Головниймеседж - не забути про полонених захисників Азовсталі та зробити все можливезадля їхнього повернення додому.</text:p>
      <text:p text:style-name="P4">
Source: <text:a xlink:type="simple" xlink:href="https://www.ukrinform.ua/rubric-culture/3699430-v-ukrainskomu-domi-pokazut-teatralnu-vistavu-azovstal-golosi.html" text:style-name="Internet_20_link" text:visited-style-name="Visited_20_Internet_20_Link">
https://www.ukrinform.ua/rubric-culture/3699430-v-ukrainskomu-domi-pokazut-teatralnu-vistavu-azovstal-golosi.html</text:a>
</text:p>
      <!--NEWS-->
      <text:h text:style-name="P10" text:outline-level="1">
<text:span text:style-name="T4">
ЄС готується заборонити транзит багатьох товарів територією росії - Bloomberg</text:span>
</text:h>
      <text:p text:style-name="P4">
Authors: Ukrinform (Person)</text:p>
      <text:p text:style-name="P4">
Publisher: Укринформ (Organization)</text:p>
      <text:p text:style-name="P4">
Published Time: 2023-04-22T23:17:00+03:00</text:p>
      <text:p text:style-name="P4">
Modified Time: 2023-04-22T23:17:00+03:00</text:p>
      <text:p text:style-name="P4">
Description: Євросоюз має намір запровадити заборону на транзит багатьох товарів територією росії, намагаючись посилити дотримання вже запроваджених раніше санкцій. — Укрінформ.</text:p>
      <text:p text:style-name="P4">
Images: ["<text:a xlink:type="simple" xlink:href="https://static.ukrinform.com/photos/2023_04/thumb_files/630_360_1681461745-184.jpg" text:style-name="Internet_20_link" text:visited-style-name="Visited_20_Internet_20_Link">
630_360_16814...</text:a>
"]</text:p>
      <text:p text:style-name="P4">
Tags: ['Антиросійські санкції', 'Євросоюз', 'Агресія РФ', 'Війна з росією']</text:p>
      <text:p text:style-name="P4">
Type: Article</text:p>
      <!--METADATA-->
      <text:p text:style-name="P4">
<draw:frame draw:style-name="fr1" draw:name="Image206" text:anchor-type="as-char" svg:width="6.9236in" svg:height="3.956343in" draw:z-index="0">
<draw:image xlink:href="../Images/yкринформ/2023-04-22T23-17-00-03-00/630_360_1681461745-184.jpg" xlink:type="simple" xlink:show="embed" xlink:actuate="onLoad" draw:mime-type="image/jpeg"/>
</draw:frame>
 Євросоюзмає намір запровадити заборону на транзит багатьох товарів територією росії,намагаючись посилити дотримання вже запроваджених раніше санкцій.</text:p>
      <text:p text:style-name="P4">
Як повідомляє Укрінформ, про це пише <text:a xlink:type="simple" xlink:href="https://www.bloomberg.com/news/articles/2023-04-22/eu-set-to-propose-banning-many-goods-from-transiting-via-russia" text:style-name="Internet_20_link" text:visited-style-name="Visited_20_Internet_20_Link">
</text:a>
 із посиланням на власніпоінформовані джерела.</text:p>
      <text:p text:style-name="P4">
“Європейський Союз готується запропонувати заборону на транзит багатьохтоварів через росію на тлі того, як блок намагається посилити режим дотриманнясанкцій, запроваджених протягом минулого року”, - йдеться у матеріалі.</text:p>
      <text:p text:style-name="P4">
<text:span text:style-name="T4">
Читайте також:</text:span>
 <text:span text:style-name="T4">
<text:a xlink:type="simple" xlink:href="https://www.ukrinform.ua/rubric-economy/3698488-ssa-i-souzniki-rozgladaut-majze-povnu-zaboronu-eksportu-do-rf-bloomberg.html" text:style-name="Internet_20_link" text:visited-style-name="Visited_20_Internet_20_Link">
 </text:a>
 </text:span>
</text:p>
      <text:p text:style-name="P4">
Зазначається, що заборона торкнеться багатьох технологій й інших товарів, втому числі кількох типів автомобілів, які територією росії прямуватимуть дотретіх країн.</text:p>
      <text:p text:style-name="P4">
“Заборона увійде до нового пакету санкцій, який готує Європейська Комісія”, -стверджує Bloomberg.</text:p>
      <text:p text:style-name="P4">
<text:span text:style-name="T4">
Читайте також:</text:span>
 <text:span text:style-name="T4">
<text:a xlink:type="simple" xlink:href="https://www.ukrinform.ua/rubric-economy/3699420-pocalas-globalna-robota-z-obmezenna-rosijskoi-atomnoi-galuzi-zelenskij.html" text:style-name="Internet_20_link" text:visited-style-name="Visited_20_Internet_20_Link">
 </text:a>
 </text:span>
</text:p>
      <text:p text:style-name="P4">
Видання зауважує, що Польща, Литва та Естонія схиляють ЄС до заборони натранзит через росію товарів й технологій, які можуть бути використаніросійською військовою, авіаційною чи космічною промисловостями або ж допомогтипокращити російську індустріальну потужність.</text:p>
      <text:p text:style-name="P4">
“Новий пакет пропонованих санкцій, що стане для ЄС 11-им з часу російськоговторгнення до України в лютому 2022-го року, може також зачепити танкери тасудна, які не вмикають навігаційні системи, що дозволяють відстежувати їхпересування”, - додає Bloomberg.</text:p>
      <text:p text:style-name="P4">
<text:span text:style-name="T4">
Читайте також:</text:span>
 <text:span text:style-name="T4">
<text:a xlink:type="simple" xlink:href="https://www.ukrinform.ua/rubric-ato/3699413-cim-zorstkisi-sankcii-proti-rf-tim-svidsim-bude-zaversenna-agresii-prezident.html" text:style-name="Internet_20_link" text:visited-style-name="Visited_20_Internet_20_Link">
 </text:a>
</text:span>
</text:p>
      <text:p text:style-name="P4">
Водночас “росатом”, який відігравав ключову роль у захопленні ЗАЕС,найімовірніше під санкції не потрапить, адже надто багато членів ЄС виступаютьпроти запровадження обмежень на атомну промисловість росії.</text:p>
      <text:p text:style-name="P4">
“Основна увага в пакеті <text:span text:style-name="T4">
<text:a xlink:type="simple" xlink:href="https://www.ukrinform.ua/tag-antirossijskie-sankcii" text:style-name="Internet_20_link" text:visited-style-name="Visited_20_Internet_20_Link">
 </text:a>
 </text:span>
 , які готує виконавча влада ЄС, буде приділена ліквідації лазівокй боротьбі з ухиленням від дотримання чинних обмежень, в тому числі компаніямив третіх країнах”, - підсумовується у статті.</text:p>
      <text:p text:style-name="P4">
<text:span text:style-name="T4">
Читайте також:</text:span>
 <text:span text:style-name="T4">
<text:a xlink:type="simple" xlink:href="https://www.ukrinform.ua/rubric-economy/3695317-galusenko-sankcii-ssa-proti-rosatomu-priklad-dla-insih-krain.html" text:style-name="Internet_20_link" text:visited-style-name="Visited_20_Internet_20_Link">
 </text:a>
 </text:span>
</text:p>
      <text:p text:style-name="P4">
Як раніше повідомляло агентство, країни _<text:span text:style-name="T4">
<text:a xlink:type="simple" xlink:href="https://www.ukrinform.ua/rubric-economy/3699138-kraini-g7-rozgladaut-majze-povnu-zaboronu-ihnogo-eksportu-do-rosii.html" text:style-name="Internet_20_link" text:visited-style-name="Visited_20_Internet_20_Link">
</text:a>
 </text:span>
 _ в межах посилення режимусанкцій проти москви через її вторгнення в Україну.</text:p>
      <text:p text:style-name="P4">
Source: <text:a xlink:type="simple" xlink:href="https://www.ukrinform.ua/rubric-economy/3699431-es-gotuetsa-zaboroniti-tranzit-bagatoh-tovariv-teritorieu-rosii-bloomberg.html" text:style-name="Internet_20_link" text:visited-style-name="Visited_20_Internet_20_Link">
https://www.ukrinform.ua/rubric-economy/3699431-es-gotuetsa-zaboroniti-tranzit-bagatoh-tovariv-teritorieu-rosii-bloomberg.html</text:a>
</text:p>
      <!--NEWS-->
      <text:h text:style-name="P10" text:outline-level="1">
<text:span text:style-name="T4">
Ворог за добу обстріляв п'ять громад Сумщини - 64 «прильоти»</text:span>
</text:h>
      <text:p text:style-name="P4">
Authors: Ukrinform (Person)</text:p>
      <text:p text:style-name="P4">
Publisher: Укринформ (Organization)</text:p>
      <text:p text:style-name="P4">
Published Time: 2023-04-22T23:39:00+03:00</text:p>
      <text:p text:style-name="P4">
Modified Time: 2023-04-22T23:39:00+03:00</text:p>
      <text:p text:style-name="P4">
Description: Війська російської федерації 22 квітня завдали ударів по п'яти територіальних громадах Сумської області, здійснивши загалом 64 влучання.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207" text:anchor-type="as-char" svg:width="6.9236in" svg:height="3.956343in" draw:z-index="0">
<draw:image xlink:href="../Images/yкринформ/2023-04-22T23-39-00-03-00/630_360_1667124180-530.jpg" xlink:type="simple" xlink:show="embed" xlink:actuate="onLoad" draw:mime-type="image/jpeg"/>
</draw:frame>
 Військаросійської федерації 22 квітня завдали ударів по п'яти територіальних громадахСумської області, здійснивши загалом 64 влучання.</text:p>
      <text:p text:style-name="P4">
Як передає Укрінформ, про це Сумська обласна військова адміністраціяповідомила в <text:a xlink:type="simple" xlink:href="https://t.me/Sumy_news_ODA/15592" text:style-name="Internet_20_link" text:visited-style-name="Visited_20_Internet_20_Link">
 </text:a>
 .</text:p>
      <text:p text:style-name="P4">
Зокрема, Есманська громада двічі зазнала ударів з ворожої артилерії – пооколиці одного із сіл відбулися загалом дев'ять влучань. Унаслідок першогообстрілу загорілося поле з кукурудзою.</text:p>
      <text:p text:style-name="P4">
Білопільську громаду загарбники атакували з мінометів, здійснивши 32 влучання.По її ж території ворог завдав артилерійського удару, влучивши один раз.</text:p>
      <text:p text:style-name="P4">
З мінометів і артилерії росіяни <text:a xlink:type="simple" xlink:href="https://www.ukrinform.ua/tag-obstril" text:style-name="Internet_20_link" text:visited-style-name="Visited_20_Internet_20_Link">
 </text:a>
Новослобідську громаду – відбулися чотири і десять влучань відповідно.</text:p>
      <text:p text:style-name="P4">
Із самохідних артилерійських установок війська рф вдарили по Юнаківськійгромаді, здійснивши чотири влучання.</text:p>
      <text:p text:style-name="P4">
<text:span text:style-name="T4">
Читайте також:</text:span>
 <text:a xlink:type="simple" xlink:href="https://www.ukrinform.ua/rubric-ato/3699389-vijskovi-rf-obstrilali-park-u-hersoni-e-poranenij.html" text:style-name="Internet_20_link" text:visited-style-name="Visited_20_Internet_20_Link">
 <text:span text:style-name="T4">
обстріл</text:span>
 </text:a>
</text:p>
      <text:p text:style-name="P4">
Мінометного удару загарбники завдали по Миропільській громаді, влучивши чотирирази.</text:p>
      <text:p text:style-name="P4">
"За повідомленнями військових, наразі формування ворожих наступальнихугруповань поблизу державного кордону не виявлено", – додали в ОВА.</text:p>
      <text:p text:style-name="P4">
Як повідомляв <text:a xlink:type="simple" xlink:href="https://www.ukrinform.ua/rubric-ato/3699094-rosiani-protagom-dna-obstrilali-cotiri-gromadi-sumsini.html" text:style-name="Internet_20_link" text:visited-style-name="Visited_20_Internet_20_Link">
 </text:a>
 , 21 квітня російськізагарбники обстріляли чотири територіальні громади Сумської області.</text:p>
      <text:p text:style-name="P4">
<text:span text:style-name="T5">
Фото: dpsu.gov.ua</text:span>
</text:p>
      <text:p text:style-name="P4">
Source: <text:a xlink:type="simple" xlink:href="https://www.ukrinform.ua/rubric-ato/3699422-vorog-za-dobu-obstrilav-pat-gromad-sumsini-64-priloti.html" text:style-name="Internet_20_link" text:visited-style-name="Visited_20_Internet_20_Link">
https://www.ukrinform.ua/rubric-ato/3699422-vorog-za-dobu-obstrilav-pat-gromad-sumsini-64-priloti.html</text:a>
</text:p>
      <!--NEWS-->
      <text:h text:style-name="P10" text:outline-level="1">
<text:span text:style-name="T4">
«Реал» переміг «Сельту» у матчі іспанської Ла Ліги</text:span>
</text:h>
      <text:p text:style-name="P4">
Authors: Ukrinform (Person)</text:p>
      <text:p text:style-name="P4">
Publisher: Укринформ (Organization)</text:p>
      <text:p text:style-name="P4">
Published Time: 2023-04-22T23:57:09+03:00</text:p>
      <text:p text:style-name="P4">
Modified Time: 2023-04-22T23:57:09+03:00</text:p>
      <text:p text:style-name="P4">
Description: Мадридський «Реал» виграв 20-й поєдинок у чемпіонаті Іспанії з футболу сезону-2022/23. — Укрінформ.</text:p>
      <text:p text:style-name="P4">
Images: ["<text:a xlink:type="simple" xlink:href="https://static.ukrinform.com/photos/2023_04/thumb_files/630_360_1682196514-352.jpg" text:style-name="Internet_20_link" text:visited-style-name="Visited_20_Internet_20_Link">
630_360_16821...</text:a>
"]</text:p>
      <text:p text:style-name="P4">
Tags: ['Футбол', 'Реал Мадрид']</text:p>
      <text:p text:style-name="P4">
Type: Article</text:p>
      <!--METADATA-->
      <text:p text:style-name="P4">
<draw:frame draw:style-name="fr1" draw:name="Image208" text:anchor-type="as-char" svg:width="6.9236in" svg:height="3.956343in" draw:z-index="0">
<draw:image xlink:href="../Images/yкринформ/2023-04-22T23-57-09-03-00/630_360_1682196514-352.jpg" xlink:type="simple" xlink:show="embed" xlink:actuate="onLoad" draw:mime-type="image/jpeg"/>
</draw:frame>
Мадридський «Реал» виграв 20-й поєдинок у чемпіонаті Іспанії з футболусезону-2022/23.</text:p>
      <text:p text:style-name="P4">
У матчі 30-го туру на «Сантьяго Бернабеу» у Мадриді «вершкові» здобулиперемогу над «Сельтою Віго» - 2:0, передає Укрінформ.</text:p>
      <text:p text:style-name="P4">
Перший м'яч забив Марко Асенсіо, якому на 42-й хвилині асистував ВінісіусЖуніор. Після перерви рахунок подвоїв Едер Мілітан (48).</text:p>
      <text:p text:style-name="P4">
У турнірній таблиці Ла Ліги лідирує «Барселона», в активі якої 73 очки. «Реал»(65) йде другим, на третьому місці - «Атлетико» (60), який 23 квітня зіграє вБарселоні.</text:p>
      <text:p text:style-name="P4">
<text:span text:style-name="T4">
Читайте також:</text:span>
 <text:a xlink:type="simple" xlink:href="https://www.ukrinform.ua/rubric-sports/3699409-valadolid-obigrav-zironu-cigankova-u-matci-la-ligi.html" text:style-name="Internet_20_link" text:visited-style-name="Visited_20_Internet_20_Link">
 <text:span text:style-name="T4">
Жирону</text:span>
 </text:a>
</text:p>
      <text:p text:style-name="P4">
Зазначимо, що у 31-му турі 25 квітня «Реал» на виїзді зустрінеться з «Жироною»Віктора Циганкова.</text:p>
      <text:p text:style-name="P4">
Фото: AFP.</text:p>
      <text:p text:style-name="P4">
Source: <text:a xlink:type="simple" xlink:href="https://www.ukrinform.ua/rubric-sports/3699434-real-peremig-seltu-u-matci-ispanskoi-la-ligi.html" text:style-name="Internet_20_link" text:visited-style-name="Visited_20_Internet_20_Link">
https://www.ukrinform.ua/rubric-sports/3699434-real-peremig-seltu-u-matci-ispanskoi-la-ligi.html</text:a>
</text:p>
      <!--NEWS-->
      <text:h text:style-name="P10" text:outline-level="1">
<text:span text:style-name="T4">
Зараз Альянс став ще сильнішим перед обличчям російської агресії — Марк Міллі</text:span>
</text:h>
      <text:p text:style-name="P4">
Author: ['Ольга Мосьондз']</text:p>
      <text:p text:style-name="P4">
Time: 2023-04-22T43:00:00-04:00</text:p>
      <text:p text:style-name="P4">
Description: Про це сказав Голова Комітету начальників штабів Збройних сил США генерал Марк Міл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77400_mark-milley_gettyimages_new_960x380_0.jpg" text:style-name="Internet_20_link" text:visited-style-name="Visited_20_Internet_20_Link">
277400_mark-milley_gettyimages_new_960x380_0.jpg</text:a>
']</text:p>
      <text:p text:style-name="P4">
Tags: ['ГЕНЕРАЛ МАРК МІЛЛІ', 'РАМШТАЙН 11']</text:p>
      <text:p text:style-name="P4">
Category: News</text:p>
      <!--METADATA-->
      <text:p text:style-name="P4">
<draw:frame draw:style-name="fr1" draw:name="Image209" text:anchor-type="as-char" svg:width="6.9236in" svg:height="3.606042in" draw:z-index="0">
<draw:image xlink:href="../Images/AРМІЯINFORM/2023-04-22T43-00-00-04-00/277400_mark-milley_gettyimages_new_960x380_0.jpg" xlink:type="simple" xlink:show="embed" xlink:actuate="onLoad" draw:mime-type="image/jpeg"/>
</draw:frame>
</text:p>
      <text:p text:style-name="P4">
Про це сказав Голова Комітету начальників штабів Збройних сил США генерал МаркМіллі на пресконференції за підсумками зустрічі Контактної групи оборониУкраїни у форматі «Рамштайну» у Німеччині.</text:p>
      <text:p text:style-name="P4">
Генерал Міллі подякував главі Пентагону за лідерство під час зустрічіКонтактної групи та міністрам оборони і начальникам генеральних штабів понад50 країн, які були присутні сьогодні в цій групі. Та зазначив, що їхняпідтримка має вирішальне значення для підтримки України у боротьбі протиагресії рф.</text:p>
      <text:p text:style-name="P4">
— Протягом року ваша участь і підтримка має вирішальне значення для здатностіукраїнської армії захищати себе. Пройшов майже рік з того часу, як міністрОстін розпочав цю Контактну групу в форматі «Рамштайн» і цей форум був життєвоважливим для координації, синхронізації, підтримки і продовження міжнародноїпідтримки України. Я також хочу подякувати міністру оборони Олексію Резніковуі моєму колезі й партнеру генералу Валерію Залужному, який спілкувався з намипротягом останнього тижня і його представнику тут за їхнє постійне лідерство,— сказав Марк Міллі.</text:p>
      <text:p text:style-name="P4">
Він також привітав Фінляндію зі вступом до НАТО і зазначив, що попри бажаннякремля завоювати Україну та розхитати Альянс, НАТО стало ще сильнішим ізбільшило свою коаліцію.</text:p>
      <text:p text:style-name="P4">
— Ця подія означає поглиблення родини Альянсу і підтверджує світові міцністьАльянсу. Але йдеться не лише про безпеку Сполучених Штатів і Європи. НАТО вцій Контактній групі допомагає робити більше, ніж просто підтримуватиглобальний міжнародний порядок для всіх націй, які живуть у мирі, можутьпроцвітати у світі, де поважають суверенітет і верховенство права, у світі,який протистоїть військовій агресії рф 421 день.</text:p>
      <text:p text:style-name="P4">
путін думав, що зможе повалити український уряд, коли розпочав війну, колисотні російських військ зібралися на кордоні, коли сотні тисяч російськихвійськ перетнули кордон України з кількох напрямків. Але він помилявсяукраїнський уряд почав ще більше співпрацювати з НАТО, оскільки путін розпочавнеспровоковану війну. Дух України залишається незломленим. Зараз ми маємо 31члена НАТО, і Альянс стає ще сильнішим і більш об’єднаним перед обличчямросійської агресії, — наголосив Марк Міллі.</text:p>
      <text:p text:style-name="P4">
Він нагадав, що Сполучені Штати виділили понад 35 мільйонів доларів допомоги,включаючи понад два мільйони танкових і артилерійських снарядів, десятки тисячпротитанкових систем, протиповітряні боєприпаси, артснаряди, артилерійськістволи та реактивні ракети, а також запасні частини до них.</text:p>
      <text:p text:style-name="P4">
— Запчастини є критично важливими, оскільки Україна захищає міста і виганяєросійську загрозу зі своєї території. Наші країни і країни Європи докладутьзусиль, для виконання своєї місії у визначені терміни, і ми обіцяємо надаватипідтримку стільки, скільки буде потрібно, — зауважив Голова Комітетуначальників штабів Збройних сил США.</text:p>
      <text:p text:style-name="P4">
Він також нагадав, що цього тижня Сполучені Штати оголосили про новий пакетдопомоги у сфері безпеки, як частину постійних зобов’язань США.</text:p>
      <text:p text:style-name="P4">
Source: <text:a xlink:type="simple" xlink:href="https://armyinform.com.ua/2023/04/22/zaraz-alyans-stav-shhe-sylnishym-pered-oblychchyam-rosijskoyi-agresiyi-mark-milli/" text:style-name="Internet_20_link" text:visited-style-name="Visited_20_Internet_20_Link">
https://armyinform.com.ua/2023/04/22/zaraz-alyans-stav-shhe-sylnishym-pered-oblychchyam-rosijskoyi-agresiyi-mark-milli/</text:a>
</text:p>
      <!--NEWS-->
      <text:h text:style-name="P10" text:outline-level="1">
<text:span text:style-name="T4">
Бріджит Брінк: Світ не повинен відвертатися від жорстокості російських військ в Україні</text:span>
</text:h>
      <text:p text:style-name="P4">
Author: ['АРМІЯINFORM']</text:p>
      <text:p text:style-name="P4">
Time: 2023-04-22T44:00:00-04:00</text:p>
      <text:p text:style-name="P4">
Description: Посол США в Україні Бріджит Брінк вважає, що світ не має відвертатися від страш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l-yg7wyaivktj.jpg" text:style-name="Internet_20_link" text:visited-style-name="Visited_20_Internet_20_Link">
ful-yg7wyaivktj.jpg</text:a>
']</text:p>
      <text:p text:style-name="P4">
Tags: ['БРІДЖИТ БРІНК']</text:p>
      <text:p text:style-name="P4">
Category: News</text:p>
      <!--METADATA-->
      <text:p text:style-name="P4">
<draw:frame draw:style-name="fr1" draw:name="Image210" text:anchor-type="as-char" svg:width="6.9236in" svg:height="4.612339in" draw:z-index="0">
<draw:image xlink:href="../Images/AРМІЯINFORM/2023-04-22T44-00-00-04-00/ful-yg7wyaivktj.jpg" xlink:type="simple" xlink:show="embed" xlink:actuate="onLoad" draw:mime-type="image/jpeg"/>
</draw:frame>
</text:p>
      <text:p text:style-name="P4">
Посол США в Україні Бріджит Брінк вважає, що світ не має відвертатися відстрашної жорстокості російських військ в Україні, яку фіксують українські таміжнародні журналісти.</text:p>
      <text:p text:style-name="P4">
Про це <text:a xlink:type="simple" xlink:href="https://twitter.com/USAmbKyiv/status/1649407323884929024" text:style-name="Internet_20_link" text:visited-style-name="Visited_20_Internet_20_Link">
йдеться</text:a>
 уїї Твіттері.</text:p>
      <text:p text:style-name="P4">
«Фотограф AP Євген Малолєтка зафіксував страшну жорстокість російських війську війні проти України. Світ не має відвертатись. Українські та міжнародніжурналісти, попри значний ризик, виконали небезпечну та важливу роботу,висвітлюючи жахливу реальність — і страшні людські жертви — російської агресіїв Україні», — написала посол США.</text:p>
      <text:p text:style-name="P4">
Source: <text:a xlink:type="simple" xlink:href="https://armyinform.com.ua/2023/04/22/bridzhyt-brink-svit-ne-povynen-vidvertatysya-vid-zhorstokosti-rosijskyh-vijsk-v-ukrayini/" text:style-name="Internet_20_link" text:visited-style-name="Visited_20_Internet_20_Link">
https://armyinform.com.ua/2023/04/22/bridzhyt-brink-svit-ne-povynen-vidvertatysya-vid-zhorstokosti-rosijskyh-vijsk-v-ukrayini/</text:a>
</text:p>
      <!--NEWS-->
      <text:h text:style-name="P10" text:outline-level="1">
<text:span text:style-name="T4">
Нічна атака дронами: Сили ППО знищили 4 російських «шахеди»</text:span>
</text:h>
      <text:p text:style-name="P4">
Author: ['АРМІЯINFORM']</text:p>
      <text:p text:style-name="P4">
Time: 2023-04-22T45:00:00-04:00</text:p>
      <text:p text:style-name="P4">
Description: В п'ятницю, 21 квітня, росія атакувала Україну дронами-камікадзе «Shahed-136/131»....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_main.jpg" text:style-name="Internet_20_link" text:visited-style-name="Visited_20_Internet_20_Link">
1_main.jpg</text:a>
']</text:p>
      <text:p text:style-name="P4">
Tags: ['АТАКА ДРОНІВ', 'ППО', 'ХРОНІКА ОБОРОНИ']</text:p>
      <text:p text:style-name="P4">
Category: News</text:p>
      <!--METADATA-->
      <text:p text:style-name="P4">
<draw:frame draw:style-name="fr1" draw:name="Image211" text:anchor-type="as-char" svg:width="6.9236in" svg:height="3.890404in" draw:z-index="0">
<draw:image xlink:href="../Images/AРМІЯINFORM/2023-04-22T45-00-00-04-00/1_main.jpg" xlink:type="simple" xlink:show="embed" xlink:actuate="onLoad" draw:mime-type="image/jpeg"/>
</draw:frame>
</text:p>
      <text:p text:style-name="P4">
В п'ятницю, 21 квітня, росія атакувала Україну дронами-камікадзе«Shahed-136/131». Українські захисники знищили чотири з п'яти безпілотників.</text:p>
      <text:p text:style-name="P4">
Про це <text:a xlink:type="simple" xlink:href="https://t.me/kpszsu/2481" text:style-name="Internet_20_link" text:visited-style-name="Visited_20_Internet_20_Link">
повідомляє</text:a>
 Командування Повітряних Сил ЗСУ.</text:p>
      <text:p text:style-name="P4">
Атака відбувалась з південно-східного напрямку.</text:p>
      <text:p text:style-name="P4">
«Увечері 21 квітня близько 19.00 години противник атакував Україну з південно-східного напрямку ударними дронами-камікадзе «Shahed-136/131». Силами тазасобами протиповітряної оборони повітряного командування «Схід» у взаємодії зППО Національної гвардії України знищено чотири із п’яти «шахедів», — йдетьсяу повідомленні.</text:p>
      <text:p text:style-name="P4">
Source: <text:a xlink:type="simple" xlink:href="https://armyinform.com.ua/2023/04/22/nichna-ataka-dronamy-syly-ppo-znyshhyly-4-rosijskyh-shahedy/" text:style-name="Internet_20_link" text:visited-style-name="Visited_20_Internet_20_Link">
https://armyinform.com.ua/2023/04/22/nichna-ataka-dronamy-syly-ppo-znyshhyly-4-rosijskyh-shahedy/</text:a>
</text:p>
      <!--NEWS-->
      <text:h text:style-name="P10" text:outline-level="1">
<text:span text:style-name="T4">
NAFO Fellas зібрала $172,77 тисячі на ударні дрони для українських розвідників</text:span>
</text:h>
      <text:p text:style-name="P4">
Author: ['АРМІЯINFORM']</text:p>
      <text:p text:style-name="P4">
Time: 2023-04-22T46:00:00-04:00</text:p>
      <text:p text:style-name="P4">
Description: Онлайн-спільнота NAFO Fellas зібрала 172,769 тис. доларів на ударні безпілотники для ГУ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309_5086-1.jpg" text:style-name="Internet_20_link" text:visited-style-name="Visited_20_Internet_20_Link">
20230309_5086-1.jpg</text:a>
']</text:p>
      <text:p text:style-name="P4">
Tags: ['UNITED24']</text:p>
      <text:p text:style-name="P4">
Category: News</text:p>
      <!--METADATA-->
      <text:p text:style-name="P4">
<draw:frame draw:style-name="fr1" draw:name="Image212" text:anchor-type="as-char" svg:width="6.9236in" svg:height="4.611118in" draw:z-index="0">
<draw:image xlink:href="../Images/AРМІЯINFORM/2023-04-22T46-00-00-04-00/20230309_5086-1.jpg" xlink:type="simple" xlink:show="embed" xlink:actuate="onLoad" draw:mime-type="image/jpeg"/>
</draw:frame>
</text:p>
      <text:p text:style-name="P4">
Онлайн-спільнота <text:a xlink:type="simple" xlink:href="https://armyinform.com.ua/2022/10/03/nafo-oleksij-reznikov/" text:style-name="Internet_20_link" text:visited-style-name="Visited_20_Internet_20_Link">
NAFO Fellas</text:a>
 зібрала 172,769 тис. доларів на ударні безпілотники дляГУР.</text:p>
      <text:p text:style-name="P4">
Про це <text:a xlink:type="simple" xlink:href="https://t.me/U24_gov_ua/2034" text:style-name="Internet_20_link" text:visited-style-name="Visited_20_Internet_20_Link">
повідомили</text:a>
 у United24.</text:p>
      <text:p text:style-name="P4">
«За 6 тижнів спільнота NAFO Fellas зібрала 172 769 доларів на дрони для ГУР.Цього вистачить, аби придбати понад 240 дронів для українських розвідників», —йдеться в повідомленні.</text:p>
      <text:p text:style-name="P4">
Зазначається, що кожного учасника буде вшановано іменним відео на сторінціUNITED24 у Twitter. А також розіграноо серед усіх учасників одну пачку солі«Міць. Українська кам'яна», підписану Президентом Зеленським, дві пачки зпідписом начальника ГУР Кирила Буданова, а також три лімітовані світшотиUNITED24.</text:p>
      <text:p text:style-name="P4">
Source: <text:a xlink:type="simple" xlink:href="https://armyinform.com.ua/2023/04/22/nafo-fellas-zibrala-17277-tysyach-na-udarni-drony-dlya-ukrayinskyh-rozvidnykiv/" text:style-name="Internet_20_link" text:visited-style-name="Visited_20_Internet_20_Link">
https://armyinform.com.ua/2023/04/22/nafo-fellas-zibrala-17277-tysyach-na-udarni-drony-dlya-ukrayinskyh-rozvidnykiv/</text:a>
</text:p>
      <!--NEWS-->
      <text:h text:style-name="P10" text:outline-level="1">
<text:span text:style-name="T4">
Двох рятувальників-зрадників на Київщині затримали за співпрацю з військовими рф</text:span>
</text:h>
      <text:p text:style-name="P4">
Author: ['АРМІЯINFORM']</text:p>
      <text:p text:style-name="P4">
Time: 2023-04-22T47:00:00-04:00</text:p>
      <text:p text:style-name="P4">
Description: Затримано двох зрадників, які допомагали ворогу під час окупації Київщини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b74462234c883e6cf44d760889ac227.jpg" text:style-name="Internet_20_link" text:visited-style-name="Visited_20_Internet_20_Link">
5b74462234c883e6cf44d760889ac227.jpg</text:a>
', '<text:a xlink:type="simple" xlink:href="https://armyinform.com.ua/wp-content/uploads/2023/04/d02e3b267e1678694fea795b05c07ccc-e1682061863482.jpg" text:style-name="Internet_20_link" text:visited-style-name="Visited_20_Internet_20_Link">
d02e3b267e1678694fea795b05c07ccc-e1682061863482.jpg</text:a>
']</text:p>
      <text:p text:style-name="P4">
Tags: ['STOPRUSSIA', 'АГРЕСІЯ РФ', 'ВТОРГНЕННЯ РФ', 'СБУ']</text:p>
      <text:p text:style-name="P4">
Category: News</text:p>
      <!--METADATA-->
      <text:p text:style-name="P4">
<draw:frame draw:style-name="fr1" draw:name="Image213" text:anchor-type="as-char" svg:width="6.9236in" svg:height="4.615733in" draw:z-index="0">
<draw:image xlink:href="../Images/AРМІЯINFORM/2023-04-22T47-00-00-04-00/5b74462234c883e6cf44d760889ac227.jpg" xlink:type="simple" xlink:show="embed" xlink:actuate="onLoad" draw:mime-type="image/jpeg"/>
</draw:frame>
</text:p>
      <text:p text:style-name="P4">
Затримано двох зрадників, які допомагали ворогу під час окупації Київщини улютому-березні 2022 року.</text:p>
      <text:p text:style-name="P4">
Про це <text:a xlink:type="simple" xlink:href="https://ssu.gov.ua/novyny/sbu-zatrymala-dvokh-zradnykiv-yaki-na-pochatku-vtorhnennia-rf-pidpalyly-pozhezhnoriatuvalnu-chastynu-na-kyivshchyni" text:style-name="Internet_20_link" text:visited-style-name="Visited_20_Internet_20_Link">
повідомляє</text:a>
 пресслужба СБУ <text:span text:style-name="T5">
.</text:span>
</text:p>
      <text:p text:style-name="P4">
Зловмисниками виявились двоє працівників 41-ї державної пожежно-рятувальноїчастини Головного управління ДСНС у Київській області, які підтрималиросійських військових під час окупації Вишгородського району.</text:p>
      <text:p text:style-name="P4">
«Встановлено, що на виконання ворожої вказівки 22 березня минулого рокузрадники підпалили приміщення пожежної частини в селищі Іванків. Унаслідокпожежі було пошкоджено адміністративну будівлю, знищено майно і службовийінвентар», — йдеться в повідомленні.</text:p>
      <text:p text:style-name="P4">
Таким чином, агресор намагався залишити населений пункт без діючої пожежно-рятувальної частини і залякати місцевих жителів.</text:p>
      <text:p text:style-name="P4">
Крім того, фігуранти «зливали» загарбникам персональні дані учасників рухуопору, зокрема колишніх бійців АТО.</text:p>
      <text:p text:style-name="P4">
Саме за їхньою «наводкою» рашисти вдерлися до помешкань і викрали трьохмісцевих жителів, які намагалися загасити пожежу у рятувальній частині. Потімпотерпілих тримали у застінках місцевої «комендатури рф» до звільненнярегіону.</text:p>
      <text:p text:style-name="P4">
Зрадники отримували від загарбників продукти харчування та речі першоїнеобхідності, які їм привозили до власних помешкань. Також фігуранти мали«дозвіл» на безперешкодне пересування територією району.</text:p>
      <text:p text:style-name="P4">
На підставі зібраних доказів повідомили обом затриманим про підозру задержавну зраду, вчинену в умовах воєнного стану.</text:p>
      <text:p text:style-name="P4">
Їм обрано запобіжний захід – тримання підвартою.<draw:frame draw:style-name="fr1" draw:name="Image214" text:anchor-type="as-char" svg:width="6.9236in" svg:height="6.76558in" draw:z-index="0">
<draw:image xlink:href="../Images/AРМІЯINFORM/2023-04-22T47-00-00-04-00/d02e3b267e1678694fea795b05c07ccc-e1682061863482.jpg" xlink:type="simple" xlink:show="embed" xlink:actuate="onLoad" draw:mime-type="image/jpeg"/>
</draw:frame>
</text:p>
      <text:p text:style-name="P4">
Source: <text:a xlink:type="simple" xlink:href="https://armyinform.com.ua/2023/04/22/zatrymano-dvoh-zradnykiv-yaki-za-vkazivkoyu-rosiyan-pidpalyly-pozhezhnu-chastynu-na-kyyivshhyni/" text:style-name="Internet_20_link" text:visited-style-name="Visited_20_Internet_20_Link">
https://armyinform.com.ua/2023/04/22/zatrymano-dvoh-zradnykiv-yaki-za-vkazivkoyu-rosiyan-pidpalyly-pozhezhnu-chastynu-na-kyyivshhyni/</text:a>
</text:p>
      <!--NEWS-->
      <text:h text:style-name="P10" text:outline-level="1">
<text:span text:style-name="T4">
У Мін’юсті розповіли про особливості укладання шлюбу в умовах війни</text:span>
</text:h>
      <text:p text:style-name="P4">
Author: ['АРМІЯINFORM']</text:p>
      <text:p text:style-name="P4">
Time: 2023-04-22T48:00:00-04:00</text:p>
      <text:p text:style-name="P4">
Description: Міністерство юстиції роз’яснило особливості укладання шлюбу в умовах війн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hlyuby-850x540-1.jpeg" text:style-name="Internet_20_link" text:visited-style-name="Visited_20_Internet_20_Link">
shlyuby-850x540-1.jpeg</text:a>
']</text:p>
      <text:p text:style-name="P4">
Tags: ['ВОЄННИЙ СТАН', 'ШЛЮБ']</text:p>
      <text:p text:style-name="P4">
Category: News</text:p>
      <!--METADATA-->
      <text:p text:style-name="P4">
<draw:frame draw:style-name="fr1" draw:name="Image215" text:anchor-type="as-char" svg:width="6.9236in" svg:height="4.398522in" draw:z-index="0">
<draw:image xlink:href="../Images/AРМІЯINFORM/2023-04-22T48-00-00-04-00/shlyuby-850x540-1.jpeg" xlink:type="simple" xlink:show="embed" xlink:actuate="onLoad" draw:mime-type="image/jpeg"/>
</draw:frame>
</text:p>
      <text:p text:style-name="P4">
Міністерство юстиції роз’яснило особливості укладання шлюбу в умовах війни.</text:p>
      <text:p text:style-name="P4">
Про це <text:a xlink:type="simple" xlink:href="https://www.kmu.gov.ua/news/miniust-informatsiia-shchodo-osoblyvosti-ukladannia-shliubu-v-umovakh-viiny" text:style-name="Internet_20_link" text:visited-style-name="Visited_20_Internet_20_Link">
повідомляє</text:a>
 Кабінет Міністрів України.</text:p>
      <text:p text:style-name="P4">
Відповідно до частин першої — другої статті 28 Сімейного кодексу Українимайбутнє подружжя особисто подає заяву про реєстрацію шлюбу до будь-якогооргану державної реєстрації актів цивільного стану за їхнім вибором.</text:p>
      <text:p text:style-name="P4">
Шлюб реєструється після спливу одного місяця від дня подання заяви прореєстрацію. Але, за наявності поважних причин, керівник органу державноїреєстрації актів цивільного стану дозволяє зареєструвати шлюб раніше цьоготерміну. Що це за причини:</text:p>
      <ul>
        <li>
вагітність нареченої;  * народження дитини;  * загроза для життя нареченої або нареченого.</li>
      </ul>
      <text:p text:style-name="P4">
<text:span text:style-name="T5">
<text:span text:style-name="T4">
З</text:span>
</text:span>
 <text:span text:style-name="T4">
міни під час воєнного стану</text:span>
</text:p>
      <text:p text:style-name="P4">
У зв’язку з воєнним станом державна реєстрація шлюбу відбувається у деньподання заяви або у будь-який інший день за бажанням наречених протягом одногомісяця.</text:p>
      <text:p text:style-name="P4">
Згідно зі статтею 14 Закону України «Про державну реєстрацію актів цивільногостану» державна реєстрація шлюбу проводиться за особистої присутностінареченої та нареченого.</text:p>
      <text:p text:style-name="P4">
Водночас українським законодавством передбачений особливий порядокдистанційного одруження для військовослужбовців. Це питання регулюєтьсяПостановою Кабміну від 7 березня 2022 року № 213 «Деякі питання державноїреєстрації шлюбу в умовах воєнного стану».</text:p>
      <text:p text:style-name="P4">
<text:span text:style-name="T5">
<text:span text:style-name="T4">
Цією процедурою можуть скористатися:</text:span>
</text:span>
</text:p>
      <ul>
        <li>
військовослужбовці: ЗСУ, СБУ, Служби зовнішньої розвідки, Державної прикордонної служби, Управління державної охорони, Національної гвардії, іншого військового формування;  * поліцейські;  * особи рядового і начальницького складу: Служби цивільного захисту, ДБР, Державної кримінально-виконавчої служби;  * особи начальницького складу: НАБУ, Бюро економічної безпеки;  * працівники закладів охорони здоров’я.</li>
      </ul>
      <text:p text:style-name="P4">
Такі заяви про державну реєстрацію шлюбу подаються безпосередньому командиру(керівнику), який засвідчує справжність підпису наречених та передає заяву довідділу державної реєстрації актів цивільного стану.</text:p>
      <text:p text:style-name="P4">
Також можна скористатися й іншою процедурою, коли акт про укладення шлюбускладається не органом РАЦС, а безпосереднім командиром (керівником)військовослужбовця та скріплюється гербовою печаткою відповідного органу(військового формування).</text:p>
      <text:p text:style-name="P4">
Акт може складатися без особистої присутності одного чи обох наречених звикористанням доступних засобів відеозв’язку.</text:p>
      <text:p text:style-name="P4">
Крім того, можна подати заяву про державну реєстрацію шлюбу на Порталі ДІЯ.</text:p>
      <text:p text:style-name="P4">
Source: <text:a xlink:type="simple" xlink:href="https://armyinform.com.ua/2023/04/22/u-minyusti-rozpovily-pro-osoblyvosti-ukladannya-shlyubu-v-umovah-vijny/" text:style-name="Internet_20_link" text:visited-style-name="Visited_20_Internet_20_Link">
https://armyinform.com.ua/2023/04/22/u-minyusti-rozpovily-pro-osoblyvosti-ukladannya-shlyubu-v-umovah-vijny/</text:a>
</text:p>
      <!--NEWS-->
      <text:h text:style-name="P10" text:outline-level="1">
<text:span text:style-name="T4">
Навчання в ЄС вже пройшло понад 16 тисяч українських військових</text:span>
</text:h>
      <text:p text:style-name="P4">
Author: ['АРМІЯINFORM']</text:p>
      <text:p text:style-name="P4">
Time: 2023-04-22T49:00:00-04:00</text:p>
      <text:p text:style-name="P4">
Description: Понад 16 тисяч українських військових вже пройшли навчання в межах тренувальної місії Є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large-6.jpg" text:style-name="Internet_20_link" text:visited-style-name="Visited_20_Internet_20_Link">
large-6.jpg</text:a>
']</text:p>
      <text:p text:style-name="P4">
Tags: ['STOPRUSSIA', 'ВІЙСЬКОВА ПІДГОТОВКА', 'ЖОЗЕП БОРРЕЛЬ']</text:p>
      <text:p text:style-name="P4">
Category: News</text:p>
      <!--METADATA-->
      <text:p text:style-name="P4">
<draw:frame draw:style-name="fr1" draw:name="Image216" text:anchor-type="as-char" svg:width="6.9236in" svg:height="3.894525in" draw:z-index="0">
<draw:image xlink:href="../Images/AРМІЯINFORM/2023-04-22T49-00-00-04-00/large-6.jpg" xlink:type="simple" xlink:show="embed" xlink:actuate="onLoad" draw:mime-type="image/jpeg"/>
</draw:frame>
</text:p>
      <text:p text:style-name="P4">
Понад 16 тисяч українських військових вже пройшли навчання в межахтренувальної місії ЄС.</text:p>
      <text:p text:style-name="P4">
Про це<text:a xlink:type="simple" xlink:href="https://twitter.com/JosepBorrellF/status/1649388569767673858" text:style-name="Internet_20_link" text:visited-style-name="Visited_20_Internet_20_Link">
повідомив</text:a>
високий представник ЄС Жозеп Боррель у Твіттері.</text:p>
      <text:p text:style-name="P4">
«На зустрічі Контактної групи з питань оборони України я оновив інформацію провійськову підтримку ЄС. Понад 16 тисяч українських солдатів вже пройшлинавчання. Вже поставлено боєприпасів та ракет на суму понад 600 мільйонівєвро. Робота над спільними закупівлями триває», — написав Жозеп Боррель.</text:p>
      <text:p text:style-name="P4">
Source: <text:a xlink:type="simple" xlink:href="https://armyinform.com.ua/2023/04/22/navchannya-u-yes-vzhe-projshlo-ponad-16-tysyach-ukrayinskyh-vijskovyh/" text:style-name="Internet_20_link" text:visited-style-name="Visited_20_Internet_20_Link">
https://armyinform.com.ua/2023/04/22/navchannya-u-yes-vzhe-projshlo-ponad-16-tysyach-ukrayinskyh-vijskovyh/</text:a>
</text:p>
      <!--NEWS-->
      <text:h text:style-name="P10" text:outline-level="1">
<text:span text:style-name="T4">
В Україні спростили механізм направлення військових на лікування за кордон</text:span>
</text:h>
      <text:p text:style-name="P4">
Author: ['АРМІЯINFORM']</text:p>
      <text:p text:style-name="P4">
Time: 2023-04-22T50:00:00-04:00</text:p>
      <text:p text:style-name="P4">
Description: Уряд ухвалив постанову «Про внесення змін до Порядку направлення осіб із складов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527233482974n.jpg" text:style-name="Internet_20_link" text:visited-style-name="Visited_20_Internet_20_Link">
9527233482974n.jpg</text:a>
']</text:p>
      <text:p text:style-name="P4">
Tags: ['STOPRUSSIA', 'ЛІКУВАННЯ ВІЙСЬКОВИХ']</text:p>
      <text:p text:style-name="P4">
Category: News</text:p>
      <!--METADATA-->
      <text:p text:style-name="P4">
<draw:frame draw:style-name="fr1" draw:name="Image217" text:anchor-type="as-char" svg:width="6.9236in" svg:height="4.945429in" draw:z-index="0">
<draw:image xlink:href="../Images/AРМІЯINFORM/2023-04-22T50-00-00-04-00/9527233482974n.jpg" xlink:type="simple" xlink:show="embed" xlink:actuate="onLoad" draw:mime-type="image/jpeg"/>
</draw:frame>
</text:p>
      <text:p text:style-name="P4">
Уряд ухвалив постанову «Про внесення змін до Порядку направлення осіб ізскладових сил оборони та сил безпеки, постраждалих у звʼязку з військовоюагресією російської федерації проти України, на лікування за кордон».</text:p>
      <text:p text:style-name="P4">
Про це <text:a xlink:type="simple" xlink:href="https://www.kmu.gov.ua/news/sproshcheno-mekhanizm-napravlennia-na-likuvannia-za-kordon-zakhysnykiv-ukrainy" text:style-name="Internet_20_link" text:visited-style-name="Visited_20_Internet_20_Link">
повідомляє</text:a>
 Урядовий портал.</text:p>
      <text:p text:style-name="P4">
Як зазначив Прем’єр-міністр під час засідання Уряду, це суттєвий крок, абизахисники України могли в максимально стислі терміни отримати необхіднелікування чи реабілітацію за кордоном, без зайвих бюрократичних процедур.</text:p>
      <text:p text:style-name="P4">
«Одним із пріоритетів Уряду є реформа медико-соціальних експертних комісій тавійськово-лікарських комісій. Сьогодні приймаємо постанову про спрощеннявиїзду наших поранених бійців на лікування за кордон. Тепер таке направленнявони зможуть отримати в тому медзакладі, де проходять лікування чиреабілітацію. Без затягування, без черг, без бюрократії», — зазначив ДенисШмигаль.</text:p>
      <text:p text:style-name="P4">
Відтепер медзаклади, в яких захисники України перебувають на лікуванні та/абореабілітації, зможуть самостійно визначати необхідність направлення їх налікування за кордон. Проведення консиліуму військово-медичного закладу теперне потрібне.</text:p>
      <text:p text:style-name="P4">
Тобто медзаклад, в якому захисник України перебуває на лікуванні, самостійноформуватиме висновок про необхідність направлення на лікування за кордон танадсилатиме пакет документів до відповідного державного органу, що входить доскладу сектору безпеки й оборони.</text:p>
      <text:p text:style-name="P4">
Таким чином, висновок про необхідність направлення захисника України налікування за кордон прийматиметься без консиліуму військово-медичного закладу.</text:p>
      <text:p text:style-name="P4">
Source: <text:a xlink:type="simple" xlink:href="https://armyinform.com.ua/2023/04/22/v-ukrayini-sprostyly-mehanizm-napravlennya-vijskovyh-na-likuvannya-za-kordon/" text:style-name="Internet_20_link" text:visited-style-name="Visited_20_Internet_20_Link">
https://armyinform.com.ua/2023/04/22/v-ukrayini-sprostyly-mehanizm-napravlennya-vijskovyh-na-likuvannya-za-kordon/</text:a>
</text:p>
      <!--NEWS-->
      <text:h text:style-name="P10" text:outline-level="1">
<text:span text:style-name="T4">
Сили оборони за добу відбили 53 атаки противника, в епіцентрі боїв — Бахмут</text:span>
</text:h>
      <text:p text:style-name="P4">
Author: ['АРМІЯINFORM']</text:p>
      <text:p text:style-name="P4">
Time: 2023-04-22T51:00:00-04:00</text:p>
      <text:p text:style-name="P4">
Description: Про це повідомляє Генеральний штаб ЗС України.    «Розпочалася чотириста двадц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214734_902418180873416_950405517196235654_n.jpg" text:style-name="Internet_20_link" text:visited-style-name="Visited_20_Internet_20_Link">
342214734_902418180873416_950405517196235654_n.jpg</text:a>
']</text:p>
      <text:p text:style-name="P4">
Tags: ['STOPRUSSIA', 'АГРЕСІЯ РФ', 'БАХМУТ', 'ВТОРГНЕННЯ РФ', 'ГШ ЗСУ', 'СИЛИ ОБОРОНИ УКРАЇНИ']</text:p>
      <text:p text:style-name="P4">
Category: News</text:p>
      <!--METADATA-->
      <text:p text:style-name="P4">
<draw:frame draw:style-name="fr1" draw:name="Image218" text:anchor-type="as-char" svg:width="6.9236in" svg:height="4.615733in" draw:z-index="0">
<draw:image xlink:href="../Images/AРМІЯINFORM/2023-04-22T51-00-00-04-00/342214734_902418180873416_950405517196235654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34cbpwWdLJJaGMCXz2tPUmCFR2gPpgiahZMf9gDvuontR28qYHc4v51KVUjWuwwaFl" text:style-name="Internet_20_link" text:visited-style-name="Visited_20_Internet_20_Link">
повідомляє</text:a>
Генеральний штаб ЗС України.</text:p>
      <text:p text:style-name="P4">
«Розпочалася чотириста двадцять третя доба широкомасштабної збройної агресіїросійської федерації проти України.</text:p>
      <text:p text:style-name="P4">
російська федерація продовжує ігнорувати Міжнародне гуманітарне право, завдаєударів, здійснює обстріли не лише по позиціях наших військ, а й по цивільнійінфраструктурі населених пунктів, тероризуючи мирних жителів.</text:p>
      <text:p text:style-name="P4">
Основні зусилля противник зосереджує на веденні наступальних дій наБахмутському, Авдіївському, Мар’їнському та Шахтарському напрямках — буловідбито 53 атаки противника. В епіцентрі бойових дій залишається містоБахмут», — йдеться в повідомленні.</text:p>
      <text:p text:style-name="P4">
Source: <text:a xlink:type="simple" xlink:href="https://armyinform.com.ua/2023/04/22/syly-oborony-cziyeyi-doby-vidbyly-53-ataky-protyvnyka-u-epiczetri-boyiv-bahmut/" text:style-name="Internet_20_link" text:visited-style-name="Visited_20_Internet_20_Link">
https://armyinform.com.ua/2023/04/22/syly-oborony-cziyeyi-doby-vidbyly-53-ataky-protyvnyka-u-epiczetri-boyiv-bahmut/</text:a>
</text:p>
      <!--NEWS-->
      <text:h text:style-name="P10" text:outline-level="1">
<text:span text:style-name="T4">
Протягом минулої доби війська рф завдали по Україні 3 ракетних та 30 авіаційних ударів</text:span>
</text:h>
      <text:p text:style-name="P4">
Author: ['АРМІЯINFORM']</text:p>
      <text:p text:style-name="P4">
Time: 2023-04-22T52:00:00-04:00</text:p>
      <text:p text:style-name="P4">
Description: Про це повідомляє Генеральний штаб ЗС України.    «Протягом минулої доби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18-raketnyj-udar-po-kyyevu.jpg" text:style-name="Internet_20_link" text:visited-style-name="Visited_20_Internet_20_Link">
2022-10-18-raketnyj-udar-po-kyyevu.jpg</text:a>
']</text:p>
      <text:p text:style-name="P4">
Tags: ['STOPRUSSIA', 'АГРЕСІЯ РФ', 'ВТОРГНЕННЯ РФ', 'ГШ ЗСУ']</text:p>
      <text:p text:style-name="P4">
Category: News</text:p>
      <!--METADATA-->
      <text:p text:style-name="P4">
<draw:frame draw:style-name="fr1" draw:name="Image219" text:anchor-type="as-char" svg:width="6.9236in" svg:height="5.1927in" draw:z-index="0">
<draw:image xlink:href="../Images/AРМІЯINFORM/2023-04-22T52-00-00-04-00/2022-10-18-raketnyj-udar-po-kyyevu.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34cbpwWdLJJaGMCXz2tPUmCFR2gPpgiahZMf9gDvuontR28qYHc4v51KVUjWuwwaFl" text:style-name="Internet_20_link" text:visited-style-name="Visited_20_Internet_20_Link">
повідомляє</text:a>
Генеральний штаб ЗС України.</text:p>
      <text:p text:style-name="P4">
«Протягом минулої доби противник завдав 3 ракетних, 30 авіаційних ударів таздійснив 50 обстрілів з реактивних систем залпового вогню.</text:p>
      <text:p text:style-name="P4">
Ймовірність подальших ракетних та авіаційних ударів по всій території Українизалишається високою.</text:p>
      <text:p text:style-name="P4">
<text:span text:style-name="T4">
На Волинському та Поліському напрямках</text:span>
 оперативна обстановка без значнихзмін. Визначені підрозділи збройних сил республіки білорусь продовжуютьвиконувати завдання у прикордонних з Україною районах. На території республікибілорусь продовжують перебувати деякі підрозділи територіальних військзбройних сил російської федерації.</text:p>
      <text:p text:style-name="P4">
<text:span text:style-name="T4">
На Сіверському та Слобожанському напрямках</text:span>
 противник продовжує утримуватиу прикордонних з Україною районах Брянської, Курської та Бєлгородськоїобластей певну кількість своїх військ. Протягом минулої доби здійснив обстрілинаселених пунктів Леонівка і Грем’яч Чернігівської області; Шалигине, Волфинеі Кіндратівка — Сумської, а також Гоптівка та Вовчанські Хутори на Харківщині.</text:p>
      <text:p text:style-name="P4">
<text:span text:style-name="T4">
На Куп’янському напрямку</text:span>
 протягом доби, що минула, противник здійснивспробу покращити тактичне положення, провів штурмові дії неподалік населеногопункту Лиман Перший, успіху не мав. Ворожих обстрілів зазнали Красне Перше,Новомлинськ, Дворічна, Западне, Котлярівка та Берестове Харківської області.</text:p>
      <text:p text:style-name="P4">
<text:span text:style-name="T4">
На Лиманському напрямку</text:span>
 противник вів безуспішні наступальні дії унапрямку Білогорівки. Артилерійських обстрілів зазнали Стельмахівка, Макіївка,Невське, Діброва і Білогорівка Луганської області та Іванівка,Верхньокам’янське, Спірне і Званівка Донецької області.</text:p>
      <text:p text:style-name="P4">
<text:span text:style-name="T4">
На Бахмутському напрямку</text:span>
 тривають запеклі бої за місто Бахмут. ПоблизуГригорівки та Богданівки противник вів безуспішні наступальні дії. Від ворожихобстрілів постраждали Роздолівка, Васюківка, Оріхово-Василівка, Новомаркове,Григорівка, Бахмут, Іванівське, Часів Яр, Олександро-Шультине, Біла Гора,Диліївка, Залізне, Північне, Південне та Нью-Йорк Донецької області.</text:p>
      <text:p text:style-name="P4">
<text:span text:style-name="T4">
На Авдіївському напрямку</text:span>
 противник вів наступальні дії в районахНовокалинового, Степового, Первомайського та Невельського, успіху не мав.Здійснив обстріли населених пунктів Новокалинове, Степове, Авдіївка, Тоненьке,Первомайське, Невельське Донецької області та низки інших.</text:p>
      <text:p text:style-name="P4">
<text:span text:style-name="T4">
На Мар’їнському напрямку</text:span>
 протягом минулої доби відбито атаки противника врайоні Мар’їнки. Ворожих обстрілів знову зазнали Красногорівка, Мар’їнка,Побєда та Новомихайлівка Донецької області.</text:p>
      <text:p text:style-name="P4">
<text:span text:style-name="T4">
На Шахтарському напрямку</text:span>
 минулої доби ворог вів безуспішні наступальні діїв районі Вугледару. Обстріляв також Пречистівку, Новоукраїнку, Золоту Ниву,Велику Новосілку Донецької області.</text:p>
      <text:p text:style-name="P4">
<text:span text:style-name="T4">
На Запорізькому та Херсонському напрямках</text:span>
 противник продовжує вестиоборонні дії. Протягом минулої доби здійснив мінометні та артилерійськіобстріли населених пунктів. Серед них — Ольгівське, Павлівка, Малинівка,Гуляйполе, Гуляйпільське, Оріхів, Новоданилівка та Новоандріївка Запорізькоїобласті, а також Антонівка Херсонської області та місто Херсон», — йдеться вповідомленні.</text:p>
      <text:p text:style-name="P4">
Source: <text:a xlink:type="simple" xlink:href="https://armyinform.com.ua/2023/04/22/protyagom-mynuloyi-doby-rosiyany-zavdaly-po-ukrayini-3-raketnyh-30-aviaczijnyh-udariv-ta-zdijsnyly-50-obstriliv-z-rszv/" text:style-name="Internet_20_link" text:visited-style-name="Visited_20_Internet_20_Link">
https://armyinform.com.ua/2023/04/22/protyagom-mynuloyi-doby-rosiyany-zavdaly-po-ukrayini-3-raketnyh-30-aviaczijnyh-udariv-ta-zdijsnyly-50-obstriliv-z-rszv/</text:a>
</text:p>
      <!--NEWS-->
      <text:h text:style-name="P10" text:outline-level="1">
<text:span text:style-name="T4">
росіяни не пропустили через кордон 14 вантажівок зі своїми пораненими, відтак частина загарбників — не вижила</text:span>
</text:h>
      <text:p text:style-name="P4">
Author: ['АРМІЯINFORM']</text:p>
      <text:p text:style-name="P4">
Time: 2023-04-22T53:00:00-04:00</text:p>
      <text:p text:style-name="P4">
Description: Про це повідомляє Генеральний штаб ЗС України.    «росіяни продовжують зазна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poraneni-rosiyany.jpg" text:style-name="Internet_20_link" text:visited-style-name="Visited_20_Internet_20_Link">
poraneni-rosiyany.jpg</text:a>
']</text:p>
      <text:p text:style-name="P4">
Tags: ['STOPRUSSIA', 'АГРЕСІЯ РФ', 'ГШ ЗСУ', 'МЕДИЧНА ЕВАКУАЦІЯ РФ']</text:p>
      <text:p text:style-name="P4">
Category: News</text:p>
      <!--METADATA-->
      <text:p text:style-name="P4">
<draw:frame draw:style-name="fr1" draw:name="Image220" text:anchor-type="as-char" svg:width="6.9236in" svg:height="4.61903in" draw:z-index="0">
<draw:image xlink:href="../Images/AРМІЯINFORM/2023-04-22T53-00-00-04-00/poraneni-rosiyany.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34cbpwWdLJJaGMCXz2tPUmCFR2gPpgiahZMf9gDvuontR28qYHc4v51KVUjWuwwaFl" text:style-name="Internet_20_link" text:visited-style-name="Visited_20_Internet_20_Link">
повідомляє</text:a>
Генеральний штаб ЗС України.</text:p>
      <text:p text:style-name="P4">
«росіяни продовжують зазнавати втрат. Так, 17 квітня цього року, із тимчасовоокупованої Луганської області в бік населеного пункту Уразово Бєлгородськоїобласті, противник намагався здійснити медичну евакуацію. Для перевезенняпоранених окупантів було задіяно 14 вантажних автомобілів. При спробі перетинуДержавного кордону України на територію російської федерації, з певних причинросійська сторона не пропустила військову колону та розвернула її назад.</text:p>
      <text:p text:style-name="P4">
Відомо, що під час зазначеного переміщення частина військовослужбовцівпротивника не вижила через відсутність належної медичної допомоги. Іншачастина важкопоранених загарбників, понад 50 осіб, перевезена до шпиталю, щорозгорнутий на базі Троїцької центральної районної лікарні», — йдеться вповідомленні.</text:p>
      <text:p text:style-name="P4">
Source: <text:a xlink:type="simple" xlink:href="https://armyinform.com.ua/2023/04/22/rosiyany-ne-propustyly-cherez-kordon-14-vantazhivok-zi-svoyimy-poranenymy-vidtak-chastyna-zagarbnykiv-ne-vyzhyla/" text:style-name="Internet_20_link" text:visited-style-name="Visited_20_Internet_20_Link">
https://armyinform.com.ua/2023/04/22/rosiyany-ne-propustyly-cherez-kordon-14-vantazhivok-zi-svoyimy-poranenymy-vidtak-chastyna-zagarbnykiv-ne-vyzhyla/</text:a>
</text:p>
      <!--NEWS-->
      <text:h text:style-name="P10" text:outline-level="1">
<text:span text:style-name="T4">
Авіація Сил оборони за минулу добу завдала 5 ударів по районах зосередження окупантів</text:span>
</text:h>
      <text:p text:style-name="P4">
Author: ['АРМІЯINFORM']</text:p>
      <text:p text:style-name="P4">
Time: 2023-04-22T54:00:00-04:00</text:p>
      <text:p text:style-name="P4">
Description: Про це повідомляє Генеральний штаб ЗС України.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СИЛ ОБОРОНИ', 'АГРЕСІЯ РФ', 'ВТОРГНЕННЯ РФ', 'ГШ ЗСУ']</text:p>
      <text:p text:style-name="P4">
Category: News</text:p>
      <!--METADATA-->
      <text:p text:style-name="P4">
<draw:frame draw:style-name="fr1" draw:name="Image221" text:anchor-type="as-char" svg:width="6.9236in" svg:height="3.894525in" draw:z-index="0">
<draw:image xlink:href="../Images/AРМІЯINFORM/2023-04-22T54-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34cbpwWdLJJaGMCXz2tPUmCFR2gPpgiahZMf9gDvuontR28qYHc4v51KVUjWuwwaFl" text:style-name="Internet_20_link" text:visited-style-name="Visited_20_Internet_20_Link">
повідомляє</text:a>
Генеральний штаб ЗС України.</text:p>
      <text:p text:style-name="P4">
«Авіація Сил оборони за минулу добу завдала 5 ударів по районах зосередженняокупантів, а підрозділи ракетних військ і артилерії уразили 2 районизосередження живої сили, зенітно-ракетний комплекс та ще 2 важливих військовихоб’єкти противника.</text:p>
      <text:p text:style-name="P4">
Підтримуйте Збройні Сили! Вистоїмо і переможемо!</text:p>
      <text:p text:style-name="P4">
Слава Україні!», — йдеться в повідомленні.</text:p>
      <text:p text:style-name="P4">
Source: <text:a xlink:type="simple" xlink:href="https://armyinform.com.ua/2023/04/22/aviacziya-syl-oborony-za-mynulu-dobu-zavdala-5-udariv-po-rajonah-zoseredzhennya-okupantiv/" text:style-name="Internet_20_link" text:visited-style-name="Visited_20_Internet_20_Link">
https://armyinform.com.ua/2023/04/22/aviacziya-syl-oborony-za-mynulu-dobu-zavdala-5-udariv-po-rajonah-zoseredzhennya-okupantiv/</text:a>
</text:p>
      <!--NEWS-->
      <text:h text:style-name="P10" text:outline-level="1">
<text:span text:style-name="T4">
Чехія готова модернізувати ще кілька десятків танків Т-72 для України</text:span>
</text:h>
      <text:p text:style-name="P4">
Author: ['АРМІЯINFORM']</text:p>
      <text:p text:style-name="P4">
Time: 2023-04-22T55:00:00-04:00</text:p>
      <text:p text:style-name="P4">
Description: На засіданні Контактної групи з питань оборони України в п’ятницю Чехія вислов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14673408-3408.jpg" text:style-name="Internet_20_link" text:visited-style-name="Visited_20_Internet_20_Link">
1614673408-3408.jpg</text:a>
']</text:p>
      <text:p text:style-name="P4">
Tags: ['STOPRUSSIA', 'АГРЕСІЯ РФ', 'ВТОРГНЕННЯ РФ', 'РАМШТАЙН 11', 'Т-72', 'ТАНКИ ДЛЯ УКРАЇНИ', 'ЧЕХІЯ']</text:p>
      <text:p text:style-name="P4">
Category: News</text:p>
      <!--METADATA-->
      <text:p text:style-name="P4">
<draw:frame draw:style-name="fr1" draw:name="Image222" text:anchor-type="as-char" svg:width="6.9236in" svg:height="4.615733in" draw:z-index="0">
<draw:image xlink:href="../Images/AРМІЯINFORM/2023-04-22T55-00-00-04-00/1614673408-3408.jpg" xlink:type="simple" xlink:show="embed" xlink:actuate="onLoad" draw:mime-type="image/jpeg"/>
</draw:frame>
</text:p>
      <text:p text:style-name="P4">
На засіданні Контактної групи з питань оборони України в п’ятницю Чехіявисловила готовність модернізувати ще кількадесят танків Т-72 у межахпартнерського проєкту зі США та Нідерландами, аби посилити військову підтримкуКиєва. Про це <text:a xlink:type="simple" xlink:href="https://mocr.army.cz/informacni-servis/zpravodajstvi/cr-chce-na-ukrajinu-posilat-vic-modernizovanych-tanku-t-72-243353/" text:style-name="Internet_20_link" text:visited-style-name="Visited_20_Internet_20_Link">
повідомляє</text:a>
 Міністерство оборони Чеської Республіки на своєму сайті.</text:p>
      <text:p text:style-name="P4">
Повідомляється, що заступник чеського міністра оборони Даніель Блажковецьрозповів учасникам засідання у форматі «Рамштайн», що Чехія в питанні допомогиУкраїні «поєднує максимальні пожертви з армійських запасів, закупівлі здержавних фондів, спільнокошт і комерційні поставки».</text:p>
      <text:p text:style-name="P4">
Він наголосив, що пріоритетом Праги залишається термінове реагування нанагальні потреби українських збройних сил.</text:p>
      <text:p text:style-name="P4">
Та додав, що нинішніми пріоритетами Праги в плані збройної підтримки Києва єбойові машини піхоти БМП-2, танки, боєприпаси великого калібру, засобирадіоелектронної боротьби, розвідки та протиповітряної оборони.</text:p>
      <text:p text:style-name="P4">
Серед іншого, в межах тристороннього проєкту зі США та Нідерландами зпостачання понад 90 модернізованих танків Т-72 Україна вже отримала 37, «іщомісяця до них додається ще більше».</text:p>
      <text:p text:style-name="P4">
«Ми пропонуємо збільшити темпи виробництва ще на десятки (танків — ред.), якщопартнери зацікавлені у фінансуванні цього проекту», — зазначив директорАгентства міжурядової оборонної співпраці Чехії (AMOS) Алеш Витечка.</text:p>
      <text:p text:style-name="P4">
А Даніель Блажковець додав, що Чехія готова вести переговори про створенняцентру з технічного обслуговування, ремонту та капітального ремонту важкоїтехніки на базі державної компанії VOP та кількох приватних компаній.</text:p>
      <text:p text:style-name="P4">
Зазначається, що серед іншого, Чехія до кінця цього року плануєтьсяпідготувати до 4 000 українських військовослужбовців; на додаток дозагальновійськової та спеціалізованої підготовки їхній території, мобільнігрупи інструкторів вже виїхали до Польщі.</text:p>
      <text:p text:style-name="P4">
Нагадаємо, представники п’ятдесяти країн, які підтримують Україну, зновузустрілися на американській авіабазі «Рамштайн» у Німеччині. На засіданніКонтактної групи з питань оборони України у форматі «Рамштайн» пройшла зустрічглав оборонних відомств країн, які входять до так званої «танкової коаліції».</text:p>
      <text:p text:style-name="P4">
Source: <text:a xlink:type="simple" xlink:href="https://armyinform.com.ua/2023/04/22/chehiya-gotova-modernizuvaty-shhe-kilka-desyatkiv-tankiv-t-72-dlya-ukrayiny/" text:style-name="Internet_20_link" text:visited-style-name="Visited_20_Internet_20_Link">
https://armyinform.com.ua/2023/04/22/chehiya-gotova-modernizuvaty-shhe-kilka-desyatkiv-tankiv-t-72-dlya-ukrayiny/</text:a>
</text:p>
      <!--NEWS-->
      <text:h text:style-name="P10" text:outline-level="1">
<text:span text:style-name="T4">
У Таллінні відбулися найбільші у світі навчання з кіберзахисту для членів і партнерів НАТО</text:span>
</text:h>
      <text:p text:style-name="P4">
Author: ['АРМІЯINFORM']</text:p>
      <text:p text:style-name="P4">
Time: 2023-04-22T56:00:00-04:00</text:p>
      <text:p text:style-name="P4">
Description: Понад 3000 учасників з 38 країн — зокрема члени і партнери НАТО — взяли участь у щоріч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20421-locked-shields.jpg" text:style-name="Internet_20_link" text:visited-style-name="Visited_20_Internet_20_Link">
220421-locked-shields.jpg</text:a>
', '<text:a xlink:type="simple" xlink:href="https://armyinform.com.ua/wp-content/uploads/2023/04/14816740t1h354d.jpg" text:style-name="Internet_20_link" text:visited-style-name="Visited_20_Internet_20_Link">
14816740t1h354d.jpg</text:a>
', '<text:a xlink:type="simple" xlink:href="https://armyinform.com.ua/wp-content/uploads/2023/04/sits8637-768x512-1.jpg" text:style-name="Internet_20_link" text:visited-style-name="Visited_20_Internet_20_Link">
sits8637-768x512-1.jpg</text:a>
']</text:p>
      <text:p text:style-name="P4">
Tags: ['LOCKED SHIELDS — 2023', 'ЕСТОНІЯ', 'ЗАМКНЕНІ ЩИТКИ-2023', 'КІБЕРБЕЗПЕКА', 'КІБЕРЗАГРОЗИ', 'МАРТ НУРМА', 'НАВЧАННЯ З КІБЕРЗАХИСТУ', 'НАТО', 'ТАЛЛІН', 'ХАННО ПЕВКУР', 'ЦЕНТР ПЕРЕДОВОГО ДОСВІДУ НАТО З КІБЕРЗАХИСТУ']</text:p>
      <text:p text:style-name="P4">
Category: News</text:p>
      <!--METADATA-->
      <text:p text:style-name="P4">
<draw:frame draw:style-name="fr1" draw:name="Image223" text:anchor-type="as-char" svg:width="6.9236in" svg:height="3.932933in" draw:z-index="0">
<draw:image xlink:href="../Images/AРМІЯINFORM/2023-04-22T56-00-00-04-00/220421-locked-shields.jpg" xlink:type="simple" xlink:show="embed" xlink:actuate="onLoad" draw:mime-type="image/jpeg"/>
</draw:frame>
</text:p>
      <text:p text:style-name="P4">
Понад 3000 учасників з 38 країн — зокрема члени і партнери НАТО — взяли участьу щорічних навчаннях «Замкнені щити — 2023» (Locked Shields — 2023), якіприймав Центр передового досвіду НАТО з кіберзахисту в Таллінні (Естонія). Проце<text:a xlink:type="simple" xlink:href="https://www.nato.int/cps/en/natohq/news_214144.htm" text:style-name="Internet_20_link" text:visited-style-name="Visited_20_Internet_20_Link">
повідомляє</text:a>
пресслужба НАТО.</text:p>
      <text:p text:style-name="P4">
— «Протягом чотирьох днів учасники захищали реальні комп’ютерні системи відатак в режимі реального часу і тренувалися ухвалювати тактичні й стратегічнірішення в критичних ситуаціях. Окрім захисту систем, команди повинні булиповідомляти про інциденти, ухвалювати стратегічні рішення та вирішуватикриміналістичні, юридичні та медійні проблеми», —<text:a xlink:type="simple" xlink:href="https://www.ccdcoe.org/news/2023/worlds-largest-cyber-defense-exercise-locked-shields-kicks-off-in-tallinn/" text:style-name="Internet_20_link" text:visited-style-name="Visited_20_Internet_20_Link">
йдеться</text:a>
 на сайті Центру передовогодосвіду НАТО з кіберзахисту.</text:p>
      <text:p text:style-name="P4">
Повідомляється, що під час навчань учасники з країн-членів CCDCOE і країн-партнерів НАТО формували «захисні команди» синього кольору, які протистояли«червоним командам», що атакували.</text:p>
      <text:p text:style-name="P4">
<draw:frame draw:style-name="fr1" draw:name="Image224" text:anchor-type="as-char" svg:width="6.9236in" svg:height="4.619102in" draw:z-index="0">
<draw:image xlink:href="../Images/AРМІЯINFORM/2023-04-22T56-00-00-04-00/14816740t1h354d.jpg" xlink:type="simple" xlink:show="embed" xlink:actuate="onLoad" draw:mime-type="image/jpeg"/>
</draw:frame>
</text:p>
      <text:p text:style-name="P4">
«Минулий рік показав нам, наскільки важливою є сила в кіберзахисті. Кібервійнаможе бути не такою помітною, як кінетична війна, але вона є невід’ємноючастиною воєнних дій. <text:span text:style-name="T4">
Україна має сильні цифрові компетенції, і це означає,що держава може продовжувати надавати основні цифрові послуги навіть у воєннийчас.</text:span>
 Кібер-компетентність зростає завдяки інвестиціям, але не лише грошовим— такі навчання, як ці, де союзники зі спільними цінностями також обмінюютьсяноу-хау і тренуються разом, є ключем до подальшої стійкості», — сказав міністроборони Ганно Певкур, коментуючи важливість навчання.</text:p>
      <text:p text:style-name="P4">
За словами Марта Нурма, директора CCDCOE НАТО, «кіберкризи вимагаютьскоординованих зусиль між особами, які приймають рішення, і експертами зрізних державних органів і професій. „Зімкнені щити“, таким чином,зосереджуються не лише на кіберзахисті, а й на стратегічних іграх, правовихпитаннях і кризових комунікаціях. У разі великої кібератаки швидка співпрацямає вирішальне значення для запобігання ескалації кризи безпеки».</text:p>
      <text:p text:style-name="P4">
<draw:frame draw:style-name="fr1" draw:name="Image225" text:anchor-type="as-char" svg:width="6.9236in" svg:height="4.615733in" draw:z-index="0">
<draw:image xlink:href="../Images/AРМІЯINFORM/2023-04-22T56-00-00-04-00/sits8637-768x512-1.jpg" xlink:type="simple" xlink:show="embed" xlink:actuate="onLoad" draw:mime-type="image/jpeg"/>
</draw:frame>
</text:p>
      <text:p text:style-name="P4">
Март Нурма також зазначив, що такі навчання, допомагають бути кращепідготовленими до таких сценаріїв.</text:p>
      <text:p text:style-name="P4">
<text:span text:style-name="T5">
Підготувала Ольга Мосьондз</text:span>
</text:p>
      <text:p text:style-name="P4">
Source: <text:a xlink:type="simple" xlink:href="https://armyinform.com.ua/2023/04/22/u-tallini-vidbulysya-najbilshyh-u-sviti-navchannyah-z-kiberzahystu-dlya-chleniv-i-partneriv-nato/" text:style-name="Internet_20_link" text:visited-style-name="Visited_20_Internet_20_Link">
https://armyinform.com.ua/2023/04/22/u-tallini-vidbulysya-najbilshyh-u-sviti-navchannyah-z-kiberzahystu-dlya-chleniv-i-partneriv-nato/</text:a>
</text:p>
      <!--NEWS-->
      <text:h text:style-name="P10" text:outline-level="1">
<text:span text:style-name="T4">
Втрати ворога за добу: ліквідовано майже 700 окупантів, 4 танки і 5 артсистем</text:span>
</text:h>
      <text:p text:style-name="P4">
Author: ['АРМІЯINFORM']</text:p>
      <text:p text:style-name="P4">
Time: 2023-04-22T57:00:00-04:00</text:p>
      <text:p text:style-name="P4">
Description: Загальні бойові втрати противника з 24.02.22 по 22.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39327725925680142_w-scaled.jpg" text:style-name="Internet_20_link" text:visited-style-name="Visited_20_Internet_20_Link">
photo_5339327725925680142_w-scaled.jpg</text:a>
']</text:p>
      <text:p text:style-name="P4">
Tags: ['ВТРАТИ ВОРОГА', 'ГЕНШТАБ ЗС УКРАЇНИ']</text:p>
      <text:p text:style-name="P4">
Category: News</text:p>
      <!--METADATA-->
      <text:p text:style-name="P4">
<draw:frame draw:style-name="fr1" draw:name="Image226" text:anchor-type="as-char" svg:width="6.9236in" svg:height="6.958218in" draw:z-index="0">
<draw:image xlink:href="../Images/AРМІЯINFORM/2023-04-22T57-00-00-04-00/photo_5339327725925680142_w-scaled.jpg" xlink:type="simple" xlink:show="embed" xlink:actuate="onLoad" draw:mime-type="image/jpeg"/>
</draw:frame>
</text:p>
      <text:p text:style-name="P4">
Загальні бойові втрати противника з 24.02.22 по 22.04.23 орієнтовностановлять:</text:p>
      <ul>
        <li>
<text:span text:style-name="T4">
особового складу ‒</text:span>
 185730 (+680) осіб ліквідовано  * <text:span text:style-name="T4">
танків ‒</text:span>
 3672 (+4)  * <text:span text:style-name="T4">
бойових броньованих машин ‒</text:span>
 7130 (+4)  * <text:span text:style-name="T4">
артилерійських систем ‒</text:span>
 2832 (+5)  * <text:span text:style-name="T4">
РСЗВ ‒</text:span>
 539 (0)  * <text:span text:style-name="T4">
засоби ППО ‒</text:span>
 289 (+4)  * <text:span text:style-name="T4">
літаків ‒</text:span>
 308 (0)  * <text:span text:style-name="T4">
гелікоптерів ‒</text:span>
 293 (0)  * <text:span text:style-name="T4">
БПЛА оперативно-тактичного рівня ‒</text:span>
 2398 (+4)  * <text:span text:style-name="T4">
крилаті ракети ‒</text:span>
 911 (0)  * <text:span text:style-name="T4">
кораблі / катери ‒</text:span>
 18 (0)  * <text:span text:style-name="T4">
автомобільної техніки та автоцистерн ‒</text:span>
 5718 (+5)  * <text:span text:style-name="T4">
спеціальна техніка ‒</text:span>
 337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2.04.23.</text:p>
      <text:p text:style-name="P4">
Source: <text:a xlink:type="simple" xlink:href="https://armyinform.com.ua/2023/04/22/vtraty-voroga-za-dobu-likvidovano-majzhe-700-okupantiv-4-tanky-i-5-artsystem/" text:style-name="Internet_20_link" text:visited-style-name="Visited_20_Internet_20_Link">
https://armyinform.com.ua/2023/04/22/vtraty-voroga-za-dobu-likvidovano-majzhe-700-okupantiv-4-tanky-i-5-artsystem/</text:a>
</text:p>
      <!--NEWS-->
      <text:h text:style-name="P10" text:outline-level="1">
<text:span text:style-name="T4">
Португалія передасть Україні п’ять бронемашин</text:span>
</text:h>
      <text:p text:style-name="P4">
Author: ['АРМІЯINFORM']</text:p>
      <text:p text:style-name="P4">
Time: 2023-04-22T58:00:00-04:00</text:p>
      <text:p text:style-name="P4">
Description: Португалія на «Рамштайні» оголосила про передачу Україні п’яти броньованих маш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82123802-591.jpg" text:style-name="Internet_20_link" text:visited-style-name="Visited_20_Internet_20_Link">
630_360_1682123802-591.jpg</text:a>
']</text:p>
      <text:p text:style-name="P4">
Tags: ['ВІЙСЬКОВА ДОПОМОГА УКРАЇНІ', 'ПОРТУГАЛІЯ', 'РАМШТАЙН 11']</text:p>
      <text:p text:style-name="P4">
Category: News</text:p>
      <!--METADATA-->
      <text:p text:style-name="P4">
<draw:frame draw:style-name="fr1" draw:name="Image227" text:anchor-type="as-char" svg:width="6.9236in" svg:height="3.956343in" draw:z-index="0">
<draw:image xlink:href="../Images/AРМІЯINFORM/2023-04-22T58-00-00-04-00/630_360_1682123802-591.jpg" xlink:type="simple" xlink:show="embed" xlink:actuate="onLoad" draw:mime-type="image/jpeg"/>
</draw:frame>
</text:p>
      <text:p text:style-name="P4">
Португалія на «Рамштайні» оголосила про передачу Україні п’яти броньованихмашин рятувальної та медичної підтримки.</text:p>
      <text:p text:style-name="P4">
Про це<text:a xlink:type="simple" xlink:href="https://twitter.com/defesa_pt/status/1649476921640603649/photo/1" text:style-name="Internet_20_link" text:visited-style-name="Visited_20_Internet_20_Link">
повідомила</text:a>
у Twitter міністерка національної оборони Португалії Гелена Каррейрас запідсумками засідання Контактної групи у Рамштайні, передає Укрінформ.</text:p>
      <text:p text:style-name="P4">
«Португалія надішле в Україну п’ять броньованих аварійно-рятувальних тамедичних машин — три типу M113 і дві типу M577», — написала Каррейрас.</text:p>
      <text:p text:style-name="Quotations">

<text:p text:style-name="P4">
Portugal🇵🇹 vai enviar para a Ucrânia🇺🇦 cinco viaturas blindadas de socorro e&gt;
 apoio médico – 3 do tipo M113 e 2 do tipo M577 – anunciou a ministra Helena&gt;
 Carreiras na reunião do Grupo de Contacto para a Defesa da&gt;
 <text:a xlink:type="simple" xlink:href="https://twitter.com/hashtag/Ucr%C3%A2nia" text:style-name="Internet_20_link" text:visited-style-name="Visited_20_Internet_20_Link">
#Ucrânia</text:a>
,&gt;
 em Ramstein, na Alemanha.&gt;
 <text:a xlink:type="simple" xlink:href="https://t.co/ARudgSAZN6" text:style-name="Internet_20_link" text:visited-style-name="Visited_20_Internet_20_Link">
pic.twitter.com/ARudgSAZN6</text:a>
&gt;
&gt;
 — Defesa Nacional (@defesa_pt) <text:a xlink:type="simple" xlink:href="https://twitter.com/defesa_pt/status/1649476921640603649" text:style-name="Internet_20_link" text:visited-style-name="Visited_20_Internet_20_Link">
April 21,&gt;
 2023</text:a>
</text:p>

</text:p>
      <text:p text:style-name="P4">
Source: <text:a xlink:type="simple" xlink:href="https://armyinform.com.ua/2023/04/22/portugaliya-peredast-ukrayini-pyat-bronemashyn/" text:style-name="Internet_20_link" text:visited-style-name="Visited_20_Internet_20_Link">
https://armyinform.com.ua/2023/04/22/portugaliya-peredast-ukrayini-pyat-bronemashyn/</text:a>
</text:p>
      <!--NEWS-->
      <text:h text:style-name="P10" text:outline-level="1">
<text:span text:style-name="T4">
Укрзалізниця відкриває регулярні рейси далекого сполучення до Покровська Донецької області</text:span>
</text:h>
      <text:p text:style-name="P4">
Author: ['АРМІЯINFORM']</text:p>
      <text:p text:style-name="P4">
Time: 2023-04-22T59:00:00-04:00</text:p>
      <text:p text:style-name="P4">
Description: Укрзалізниця вперше з 24 лютого відкриває продаж на регулярні рейси далекого сполу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2/ukrzaliznyczya.jpg" text:style-name="Internet_20_link" text:visited-style-name="Visited_20_Internet_20_Link">
ukrzaliznyczya.jpg</text:a>
']</text:p>
      <text:p text:style-name="P4">
Tags: ['УКРЗАЛІЗНИЦЯ']</text:p>
      <text:p text:style-name="P4">
Category: News</text:p>
      <!--METADATA-->
      <text:p text:style-name="P4">
<draw:frame draw:style-name="fr1" draw:name="Image228" text:anchor-type="as-char" svg:width="6.9236in" svg:height="3.896998in" draw:z-index="0">
<draw:image xlink:href="../Images/AРМІЯINFORM/2023-04-22T59-00-00-04-00/ukrzaliznyczya.jpg" xlink:type="simple" xlink:show="embed" xlink:actuate="onLoad" draw:mime-type="image/jpeg"/>
</draw:frame>
</text:p>
      <text:p text:style-name="P4">
Укрзалізниця вперше з 24 лютого відкриває продаж на регулярні рейси далекогосполучення до Покровська Донецької області. Про це<text:a xlink:type="simple" xlink:href="https://www.facebook.com/Ukrzaliznytsia/posts/pfbid0QoE7bb4zCSbDBqfn2QAgyhEsoTpVcPPrQBexSFHZQexibpS91A7kjB32yte2XT6Xl" text:style-name="Internet_20_link" text:visited-style-name="Visited_20_Internet_20_Link">
повідомляє</text:a>
пресслужба Укрзалізниці у фейсбуку.</text:p>
      <text:p text:style-name="P4">
З 28 квітня розпочнуть курсування безпересадкові групи вагонів у складіврейсів № 86/234-233/85 Львів — Покровськ — Львів та № 80/234-233/79 Київ —Покровськ — Київ.</text:p>
      <ul>
        <li>
Відправлення зі Львова щоденно о 10:40, прибуття до Покровська о 13:00, зворотний рейс о 14:15 з прибуттям о 12:44.  * Відправлення зі столиці щоденно о 23:05, прибуття до Покровська о 13:00, зворотний рейс о 14:15 з прибуттям о 05:54.</li>
      </ul>
      <text:p text:style-name="P4">
Нагадаємо, досі звідти регулярно курсували виключно евакуаційні рейси, апродаж був відкритий тільки в одну сторону з Покровська до Львова та Києва тана двостороннє приміське сполучення з Дніпром.</text:p>
      <text:p text:style-name="P4">
Source: <text:a xlink:type="simple" xlink:href="https://armyinform.com.ua/2023/04/22/ukrzaliznyczya-vidkryvaye-regulyarni-rejsy-dalekogo-spoluchennya-do-pokrovska-doneczkoyi-oblasti/" text:style-name="Internet_20_link" text:visited-style-name="Visited_20_Internet_20_Link">
https://armyinform.com.ua/2023/04/22/ukrzaliznyczya-vidkryvaye-regulyarni-rejsy-dalekogo-spoluchennya-do-pokrovska-doneczkoyi-oblasti/</text:a>
</text:p>
      <!--NEWS-->
      <text:h text:style-name="P10" text:outline-level="1">
<text:span text:style-name="T4">
В Україні хвилина мовчання</text:span>
</text:h>
      <text:p text:style-name="P4">
Author: ['АРМІЯINFORM']</text:p>
      <text:p text:style-name="P4">
Time: 2023-04-22T6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29" text:anchor-type="as-char" svg:width="6.9236in" svg:height="3.895992in" draw:z-index="0">
<draw:image xlink:href="../Images/AРМІЯINFORM/2023-04-22T60-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22/v-ukrayini-hvylyna-movchannya/" text:style-name="Internet_20_link" text:visited-style-name="Visited_20_Internet_20_Link">
https://armyinform.com.ua/2023/04/22/v-ukrayini-hvylyna-movchannya/</text:a>
</text:p>
      <!--NEWS-->
      <text:h text:style-name="P10" text:outline-level="1">
<text:span text:style-name="T4">
Володимир Зеленський подякував Канаді за новий пакет військової допомоги</text:span>
</text:h>
      <text:p text:style-name="P4">
Author: ['АРМІЯINFORM']</text:p>
      <text:p text:style-name="P4">
Time: 2023-04-22T61:00:00-04:00</text:p>
      <text:p text:style-name="P4">
Description: Президент України Володимир Зеленський подякував прем’єр-міністру Канади Джастіну Трю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6_main.jpeg" text:style-name="Internet_20_link" text:visited-style-name="Visited_20_Internet_20_Link">
26_main.jpeg</text:a>
']</text:p>
      <text:p text:style-name="P4">
Tags: ['ВОЛОДИМИР ЗЕЛЕНСЬКИЙ', 'КАНАДА']</text:p>
      <text:p text:style-name="P4">
Category: News</text:p>
      <!--METADATA-->
      <text:p text:style-name="P4">
<draw:frame draw:style-name="fr1" draw:name="Image230" text:anchor-type="as-char" svg:width="6.9236in" svg:height="5.190383in" draw:z-index="0">
<draw:image xlink:href="../Images/AРМІЯINFORM/2023-04-22T61-00-00-04-00/26_main.jpeg" xlink:type="simple" xlink:show="embed" xlink:actuate="onLoad" draw:mime-type="image/jpeg"/>
</draw:frame>
</text:p>
      <text:p text:style-name="P4">
Президент України Володимир Зеленський подякував прем’єр-міністру КанадиДжастіну Трюдо за новий пакет військової допомоги.</text:p>
      <text:p text:style-name="P4">
Про це глава держави<text:a xlink:type="simple" xlink:href="https://twitter.com/ZelenskyyUa/status/1649498781325447179" text:style-name="Internet_20_link" text:visited-style-name="Visited_20_Internet_20_Link">
написав</text:a>
у Twitter.</text:p>
      <text:p text:style-name="P4">
«Вдячний прем'єр-міністру Джастіну Трюдо за додатковий пакет військовоїдопомоги. Канада й канадський народ демонструють, що вільний світ підтримуєнас у час, коли ми захищаємо нашу країну та спільні цінності. Дякую, Канадо,за постійну підтримку до нашої перемоги», — йдеться у його дописі.</text:p>
      <text:p text:style-name="P4">
Як повідомлялося, Канада<text:a xlink:type="simple" xlink:href="https://armyinform.com.ua/2023/04/21/kanada-vydilyaye-ukrayini-paket-vijskovoyi-dopomogy-majzhe-na-29-mln/" text:style-name="Internet_20_link" text:visited-style-name="Visited_20_Internet_20_Link">
виділяє</text:a>
 Україні пакет військової допомогимайже на $29 млн.</text:p>
      <text:p text:style-name="P4">
Source: <text:a xlink:type="simple" xlink:href="https://armyinform.com.ua/2023/04/22/volodymyr-zelenskyj-podyakuvav-kanadi-za-novyj-paket-vijskovoyi-dopomogy/" text:style-name="Internet_20_link" text:visited-style-name="Visited_20_Internet_20_Link">
https://armyinform.com.ua/2023/04/22/volodymyr-zelenskyj-podyakuvav-kanadi-za-novyj-paket-vijskovoyi-dopomogy/</text:a>
</text:p>
      <!--NEWS-->
      <text:h text:style-name="P10" text:outline-level="1">
<text:span text:style-name="T4">
Уряд розпочинає тестування програми єВідновлення — Денис Шмигаль</text:span>
</text:h>
      <text:p text:style-name="P4">
Author: ['АРМІЯINFORM']</text:p>
      <text:p text:style-name="P4">
Time: 2023-04-22T62:00:00-04:00</text:p>
      <text:p text:style-name="P4">
Description: Кабінет Міністрів затвердив постанову, що дає змогу розпочати тестування  прогр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693_820_360_0_0_auto.jpg" text:style-name="Internet_20_link" text:visited-style-name="Visited_20_Internet_20_Link">
thumb_202693_820_360_0_0_auto.jpg</text:a>
']</text:p>
      <text:p text:style-name="P4">
Tags: ['STOPRUSSIA', 'АГРЕСІЯ РФ']</text:p>
      <text:p text:style-name="P4">
Category: News</text:p>
      <!--METADATA-->
      <text:p text:style-name="P4">
<draw:frame draw:style-name="fr1" draw:name="Image231" text:anchor-type="as-char" svg:width="6.9236in" svg:height="4.415906in" draw:z-index="0">
<draw:image xlink:href="../Images/AРМІЯINFORM/2023-04-22T62-00-00-04-00/thumb_202693_820_360_0_0_auto.jpg" xlink:type="simple" xlink:show="embed" xlink:actuate="onLoad" draw:mime-type="image/jpeg"/>
</draw:frame>
</text:p>
      <text:p text:style-name="P4">
Кабінет Міністрів затвердив постанову, що дає змогу розпочати тестуванняпрограми єВідновлення з виплати коштів на ремонт пошкодженого внаслідок війнижитла. Про це повідомив Прем’єр-міністр Денис Шмигаль.</text:p>
      <text:p text:style-name="P4">
«Сервіс працюватиме в Дії вже з 10 травня. Отримані цільові кошти можна будевитратити на будівельні матеріали чи оплату послуг підрядника. Сумукомпенсацій визначить спецкомісія, а кошти будуть зараховуватися людям наспецрахунок в банку», — пояснив очільник Уряду.</text:p>
      <text:p text:style-name="P4">
За словами Прем’єр-міністра, пріоритет у компенсації матимуть учасники бойовихдій, сім’ї загиблих військовослужбовців, мобілізовані до армії українці,багатодітні родини та люди з інвалідністю.</text:p>
      <text:p text:style-name="P4">
«Кожне відновлене житло — це крок до великої відбудови та відродженняУкраїни», — підкреслив Денис Шмигаль.</text:p>
      <text:p text:style-name="P4">
Глава Уряду дав завдання Віцепрем’єр-міністру з відновлення ОлександруКубракову та Міністерству цифрової трансформації прокомунікувати всі необхіднідеталі програми.</text:p>
      <text:p text:style-name="P4">
<text:span text:style-name="T4">
Джерело:</text:span>
 <text:a xlink:type="simple" xlink:href="https://www.kmu.gov.ua/news/uriad-rozpochynaie-testuvannia-prohramy-ievidnovlennia-denys-shmyhal" text:style-name="Internet_20_link" text:visited-style-name="Visited_20_Internet_20_Link">
<text:span text:style-name="T5">
Урядовий портал</text:span>
</text:a>
</text:p>
      <text:p text:style-name="P4">
Source: <text:a xlink:type="simple" xlink:href="https://armyinform.com.ua/2023/04/22/uryad-rozpochynaye-testuvannya-programy-yevidnovlennya-denys-shmygal/" text:style-name="Internet_20_link" text:visited-style-name="Visited_20_Internet_20_Link">
https://armyinform.com.ua/2023/04/22/uryad-rozpochynaye-testuvannya-programy-yevidnovlennya-denys-shmygal/</text:a>
</text:p>
      <!--NEWS-->
      <text:h text:style-name="P10" text:outline-level="1">
<text:span text:style-name="T4">
Рекорд України з перетягування найдовшого морського каната встановили вихованці Військово-морського ліцею</text:span>
</text:h>
      <text:p text:style-name="P4">
Author: ['Вячеслав Діордієв']</text:p>
      <text:p text:style-name="P4">
Time: 2023-04-22T63:00:00-04:00</text:p>
      <text:p text:style-name="P4">
Description: Незвичайна та водночас знакова подія сталася в Одесі, де було встановлено  національ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snovna-3-scaled.jpg" text:style-name="Internet_20_link" text:visited-style-name="Visited_20_Internet_20_Link">
osnovna-3-scaled.jpg</text:a>
', '<text:a xlink:type="simple" xlink:href="https://armyinform.com.ua/wp-content/uploads/2023/04/1-75-150x150.jpg" text:style-name="Internet_20_link" text:visited-style-name="Visited_20_Internet_20_Link">
1-75-150x150.jpg</text:a>
', '<text:a xlink:type="simple" xlink:href="https://armyinform.com.ua/wp-content/uploads/2023/04/2-65-150x150.jpg" text:style-name="Internet_20_link" text:visited-style-name="Visited_20_Internet_20_Link">
2-65-150x150.jpg</text:a>
', '<text:a xlink:type="simple" xlink:href="https://armyinform.com.ua/wp-content/uploads/2023/04/3-58-150x150.jpg" text:style-name="Internet_20_link" text:visited-style-name="Visited_20_Internet_20_Link">
3-58-150x150.jpg</text:a>
', '<text:a xlink:type="simple" xlink:href="https://armyinform.com.ua/wp-content/uploads/2023/04/4-50-150x150.jpg" text:style-name="Internet_20_link" text:visited-style-name="Visited_20_Internet_20_Link">
4-50-150x150.jpg</text:a>
', '<text:a xlink:type="simple" xlink:href="https://armyinform.com.ua/wp-content/uploads/2023/04/5-41-150x150.jpg" text:style-name="Internet_20_link" text:visited-style-name="Visited_20_Internet_20_Link">
5-41-150x150.jpg</text:a>
', '<text:a xlink:type="simple" xlink:href="https://armyinform.com.ua/wp-content/uploads/2023/04/6-39-150x150.jpg" text:style-name="Internet_20_link" text:visited-style-name="Visited_20_Internet_20_Link">
6-39-150x150.jpg</text:a>
', '<text:a xlink:type="simple" xlink:href="https://armyinform.com.ua/wp-content/uploads/2023/04/7-22-150x150.jpg" text:style-name="Internet_20_link" text:visited-style-name="Visited_20_Internet_20_Link">
7-22-150x150.jpg</text:a>
', '<text:a xlink:type="simple" xlink:href="https://armyinform.com.ua/wp-content/uploads/2023/04/8-20-150x150.jpg" text:style-name="Internet_20_link" text:visited-style-name="Visited_20_Internet_20_Link">
8-20-150x150.jpg</text:a>
']</text:p>
      <text:p text:style-name="P4">
Tags: ['АРМСПОРТ']</text:p>
      <text:p text:style-name="P4">
Category: News</text:p>
      <!--METADATA-->
      <text:p text:style-name="P4">
<draw:frame draw:style-name="fr1" draw:name="Image232" text:anchor-type="as-char" svg:width="6.9236in" svg:height="4.615733in" draw:z-index="0">
<draw:image xlink:href="../Images/AРМІЯINFORM/2023-04-22T63-00-00-04-00/osnovna-3-scaled.jpg" xlink:type="simple" xlink:show="embed" xlink:actuate="onLoad" draw:mime-type="image/jpeg"/>
</draw:frame>
</text:p>
      <text:p text:style-name="P4">
Незвичайна та водночас знакова подія сталася в Одесі, де було встановленонаціональний рекорд з перетягування морського каната. У заході, що відбувся натериторії одного із місцевих парків культури та відпочинку, взяли участь 148вихованців Військово-морського ліцею імені віце-адмірала ВолодимираБезкоровайного та 60 курсантів Інституту ВМС Національного університету«Одеська морська академія». Учасники змагання були поділені на дві команди ізрозрахунку понад сто чоловік у кожній команді й у запеклій спортивній боротьбімірялися силою щодо перетягування каната довжиною 208 (!) метрів та вагою 500(!) кілограмів.</text:p>
      <text:p text:style-name="P4">
Варто зазначити, що національний рекорд України було встановлено за всімасуворими правилами його фіксації у присутності відомого українськогоспортивного журналіста та коментатора, засновника «Національного реєструрекордів України» Валентина Щербачова, який перед початком спортивного дійстваза допомогою спеціального приладу здійснив вимірювання довжини каната таперерахував всіх учасників змагання.</text:p>
      <text:p text:style-name="P4">
<text:a xlink:type="simple" xlink:href="https://armyinform.com.ua/wp-content/uploads/2023/04/1-75.jpg" text:style-name="Internet_20_link" text:visited-style-name="Visited_20_Internet_20_Link">
<draw:frame draw:style-name="fr1" draw:name="Image233" text:anchor-type="as-char" svg:width="6.9236in" svg:height="6.9236in" draw:z-index="0">
<draw:image xlink:href="../Images/AРМІЯINFORM/2023-04-22T63-00-00-04-00/1-75-150x150.jpg" xlink:type="simple" xlink:show="embed" xlink:actuate="onLoad" draw:mime-type="image/jpeg"/>
</draw:frame>
</text:a>
</text:p>
      <text:p text:style-name="P4">
<text:a xlink:type="simple" xlink:href="https://armyinform.com.ua/wp-content/uploads/2023/04/2-65.jpg" text:style-name="Internet_20_link" text:visited-style-name="Visited_20_Internet_20_Link">
<draw:frame draw:style-name="fr1" draw:name="Image234" text:anchor-type="as-char" svg:width="6.9236in" svg:height="6.9236in" draw:z-index="0">
<draw:image xlink:href="../Images/AРМІЯINFORM/2023-04-22T63-00-00-04-00/2-65-150x150.jpg" xlink:type="simple" xlink:show="embed" xlink:actuate="onLoad" draw:mime-type="image/jpeg"/>
</draw:frame>
</text:a>
</text:p>
      <text:p text:style-name="P4">
<text:a xlink:type="simple" xlink:href="https://armyinform.com.ua/wp-content/uploads/2023/04/3-58.jpg" text:style-name="Internet_20_link" text:visited-style-name="Visited_20_Internet_20_Link">
<draw:frame draw:style-name="fr1" draw:name="Image235" text:anchor-type="as-char" svg:width="6.9236in" svg:height="6.9236in" draw:z-index="0">
<draw:image xlink:href="../Images/AРМІЯINFORM/2023-04-22T63-00-00-04-00/3-58-150x150.jpg" xlink:type="simple" xlink:show="embed" xlink:actuate="onLoad" draw:mime-type="image/jpeg"/>
</draw:frame>
</text:a>
</text:p>
      <text:p text:style-name="P4">
<text:a xlink:type="simple" xlink:href="https://armyinform.com.ua/wp-content/uploads/2023/04/4-50.jpg" text:style-name="Internet_20_link" text:visited-style-name="Visited_20_Internet_20_Link">
<draw:frame draw:style-name="fr1" draw:name="Image236" text:anchor-type="as-char" svg:width="6.9236in" svg:height="6.9236in" draw:z-index="0">
<draw:image xlink:href="../Images/AРМІЯINFORM/2023-04-22T63-00-00-04-00/4-50-150x150.jpg" xlink:type="simple" xlink:show="embed" xlink:actuate="onLoad" draw:mime-type="image/jpeg"/>
</draw:frame>
</text:a>
</text:p>
      <text:p text:style-name="P4">
А далі, за сигналом судді, майбутні захисники України щосили почали тягнутиканат на себе, намагаючись, щоб найближча до суперників відмітка перетнулавідповідну межу на землі. Вони старалися, були максимально напружені йсконцентровані та робили все можливе, аби перемога була саме на їхньому боці.Хоча насправді перемогою для всіх учасників став уже сам факт того, що вонивстановили новий національний рекорд у цьому, притаманному для моряків, видіспорту.</text:p>
      <text:p text:style-name="P4">
— Загалом ідея щодо проведення подібного масштабу заходу на базі саме нашогонавчального закладу виникла ще кілька років тому. Адже перетягування каната —це все-таки флотський вид спорту. Але вдалося втілити цю ідею в життя тількизараз, за сприяння командування ВМС України та завдяки підтримці з бокупрезидента Благодійного фонду «МіСт імені Михайла Савенка» Сергія Ісаєнка, зяким ми познайомилися торік, перебуваючи в іншому місті, куди черезширокомасштабне російське вторгнення тимчасово було передислоковано нашнавчальний заклад. Сергій Ісаєнко залюбки відгукнувся на нашу пропозицію,погодив відповідні процедурні нюанси з засновником «Національного реєструрекордів України» Валентином Васильовичем Щербачовим. І ось нарешті західвідбувся, і новий рекорд України з перетягування каната встановлено саменашими вихованцями! — наголосив начальник Військово-морського ліцею капітан 1рангу Віктор Шмигановський.</text:p>
      <text:p text:style-name="P4">
На думку офіцера, навіть попри воєнний стан, подібного формату заходи дужепотрібні й корисні. Адже вони спрямовані на популяризацію здорового образужиття допризовної молоді та підіймають престиж ліцею, в якому навчаютьсяфізично розвинені, сміливі майбутні захисники України.</text:p>
      <text:p text:style-name="P4">
Своїми думками з приводу організації й проведення цього видовищногоспортивного свята з нами поділилися і його безпосередні організатори СергійІсаєнко та Валентин Щербачов. На їхнє переконання, навіть під час війни участьмолоді у таких видовищних спортивних заходах сприяє не лише їхньому фізичномурозвитку, а й згуртовує хлопчиків і дівчаток, підіймає їм настрій та маєвелику патріотичну спрямованість.</text:p>
      <text:p text:style-name="P4">
<text:a xlink:type="simple" xlink:href="https://armyinform.com.ua/wp-content/uploads/2023/04/5-41.jpg" text:style-name="Internet_20_link" text:visited-style-name="Visited_20_Internet_20_Link">
<draw:frame draw:style-name="fr1" draw:name="Image237" text:anchor-type="as-char" svg:width="6.9236in" svg:height="6.9236in" draw:z-index="0">
<draw:image xlink:href="../Images/AРМІЯINFORM/2023-04-22T63-00-00-04-00/5-41-150x150.jpg" xlink:type="simple" xlink:show="embed" xlink:actuate="onLoad" draw:mime-type="image/jpeg"/>
</draw:frame>
</text:a>
</text:p>
      <text:p text:style-name="P4">
<text:a xlink:type="simple" xlink:href="https://armyinform.com.ua/wp-content/uploads/2023/04/6-39.jpg" text:style-name="Internet_20_link" text:visited-style-name="Visited_20_Internet_20_Link">
<draw:frame draw:style-name="fr1" draw:name="Image238" text:anchor-type="as-char" svg:width="6.9236in" svg:height="6.9236in" draw:z-index="0">
<draw:image xlink:href="../Images/AРМІЯINFORM/2023-04-22T63-00-00-04-00/6-39-150x150.jpg" xlink:type="simple" xlink:show="embed" xlink:actuate="onLoad" draw:mime-type="image/jpeg"/>
</draw:frame>
</text:a>
</text:p>
      <text:p text:style-name="P4">
<text:a xlink:type="simple" xlink:href="https://armyinform.com.ua/wp-content/uploads/2023/04/7-22.jpg" text:style-name="Internet_20_link" text:visited-style-name="Visited_20_Internet_20_Link">
<draw:frame draw:style-name="fr1" draw:name="Image239" text:anchor-type="as-char" svg:width="6.9236in" svg:height="6.9236in" draw:z-index="0">
<draw:image xlink:href="../Images/AРМІЯINFORM/2023-04-22T63-00-00-04-00/7-22-150x150.jpg" xlink:type="simple" xlink:show="embed" xlink:actuate="onLoad" draw:mime-type="image/jpeg"/>
</draw:frame>
</text:a>
</text:p>
      <text:p text:style-name="P4">
<text:a xlink:type="simple" xlink:href="https://armyinform.com.ua/wp-content/uploads/2023/04/8-20.jpg" text:style-name="Internet_20_link" text:visited-style-name="Visited_20_Internet_20_Link">
<draw:frame draw:style-name="fr1" draw:name="Image240" text:anchor-type="as-char" svg:width="6.9236in" svg:height="6.9236in" draw:z-index="0">
<draw:image xlink:href="../Images/AРМІЯINFORM/2023-04-22T63-00-00-04-00/8-20-150x150.jpg" xlink:type="simple" xlink:show="embed" xlink:actuate="onLoad" draw:mime-type="image/jpeg"/>
</draw:frame>
</text:a>
</text:p>
      <text:p text:style-name="P4">
До речі, це далеко не перше влаштоване Сергієм Ісаєнком та ВалентиномЩербачовим свято у навчальних закладах подібного профілю. У різні часи вонибули безпосередніми організаторами та, так би мовити, ідейними натхненникамищодо встановлення національних рекордів із підтягування та підйому зпереворотом на турніку у Київському військовому ліцеї імені Івана Богуна таКам’янець-Подільському ліцеї з посиленою військово-фізичною підготовкою.</text:p>
      <text:p text:style-name="P4">
Тож відтепер у «скарбничці» українських ліцеїстів одним рекордом побільшало.Вихованці Військово-морського ліцею вписали своє ім’я в історію України тарозвитку вітчизняного спорту, за що від засновника «Національного реєструрекордів України» отримали відповідний сертифікат «Про встановлення рекорду зперетягування найдовшого морського каната». Переконані, що надалі на нинішніхліцеїстів чекає ще багато нових рекордів і досягнень: і в спорті, й увійськовій службі, й у житті!</text:p>
      <text:p text:style-name="P4">
<text:span text:style-name="T5">
На знімках:</text:span>
 під час встановлення рекорду з перетягування найдовшогоморського каната.</text:p>
      <text:p text:style-name="P4">
<text:span text:style-name="T4">
Фото автора</text:span>
</text:p>
      <text:p text:style-name="P4">
Source: <text:a xlink:type="simple" xlink:href="https://armyinform.com.ua/2023/04/22/rekord-ukrayiny-z-peretyaguvannya-najdovshogo-morskogo-kanata-vstanovyly-vyhovanczi-vijskovo-morskogo-liczeyu/" text:style-name="Internet_20_link" text:visited-style-name="Visited_20_Internet_20_Link">
https://armyinform.com.ua/2023/04/22/rekord-ukrayiny-z-peretyaguvannya-najdovshogo-morskogo-kanata-vstanovyly-vyhovanczi-vijskovo-morskogo-liczeyu/</text:a>
</text:p>
      <!--NEWS-->
      <text:h text:style-name="P10" text:outline-level="1">
<text:span text:style-name="T4">
Внаслідок збройної агресії рф в Україні загинули 470 дітей</text:span>
</text:h>
      <text:p text:style-name="P4">
Author: ['АРМІЯINFORM']</text:p>
      <text:p text:style-name="P4">
Time: 2023-04-22T64:00:00-04:00</text:p>
      <text:p text:style-name="P4">
Description: Станом на ранок 22 квітня 2023 року більше ніж 1419 дітей постраждали в Україні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22042023ua.jpg" text:style-name="Internet_20_link" text:visited-style-name="Visited_20_Internet_20_Link">
warcrime-22042023ua.jpg</text:a>
']</text:p>
      <text:p text:style-name="P4">
Tags: ['STOPRUSSIA', 'АГРЕСІЯ РФ', 'ОФІС ГЕНЕРАЛЬНОГО ПРОКУРОРА УКРАЇНИ']</text:p>
      <text:p text:style-name="P4">
Category: News</text:p>
      <!--METADATA-->
      <text:p text:style-name="P4">
<draw:frame draw:style-name="fr1" draw:name="Image241" text:anchor-type="as-char" svg:width="6.9236in" svg:height="4.448413in" draw:z-index="0">
<draw:image xlink:href="../Images/AРМІЯINFORM/2023-04-22T64-00-00-04-00/warcrime-22042023ua.jpg" xlink:type="simple" xlink:show="embed" xlink:actuate="onLoad" draw:mime-type="image/jpeg"/>
</draw:frame>
</text:p>
      <text:p text:style-name="P4">
Станом на ранок 22 квітня 2023 року більше ніж 1419 дітей постраждали вУкраїні внаслідок повномасштабної збройної агресії рф. За офіційноюінформацією ювенальних прокурорів 470 дітей загинуло та понад 949 отрималипоранення різного ступеню тяжкості.</text:p>
      <text:p text:style-name="P4">
Ці цифри не остаточні. Триває робота з їх встановлення в місцях веденнябойових дій, на тимчасово окупованих та звільнених територіях.</text:p>
      <text:p text:style-name="P4">
Найбільше постраждало дітей у Донецькій області - 452, Харківській - 275,Київській - 127, Херсонській - 94, Запорізькій - 89, Миколаївській - 86,Чернігівській - 68, Луганській - 66, Дніпропетровській - 66.</text:p>
      <text:p text:style-name="P4">
Останній випадок: 21 квітня внаслідок обстрілу ворогом смт. Нью-Йорк Донецькоїобласті поранено 9-річного хлопчика.</text:p>
      <text:p text:style-name="P4">
<text:span text:style-name="T4">
Джерело:</text:span>
 <text:a xlink:type="simple" xlink:href="https://t.me/pgo_gov_ua/11498" text:style-name="Internet_20_link" text:visited-style-name="Visited_20_Internet_20_Link">
<text:span text:style-name="T5">
Офіс Генерального прокурораУкраїни</text:span>
</text:a>
</text:p>
      <text:p text:style-name="P4">
Source: <text:a xlink:type="simple" xlink:href="https://armyinform.com.ua/2023/04/22/vnaslidok-zbrojnoyi-agresiyi-rf-v-ukrayini-zagynuly-470-ditej/" text:style-name="Internet_20_link" text:visited-style-name="Visited_20_Internet_20_Link">
https://armyinform.com.ua/2023/04/22/vnaslidok-zbrojnoyi-agresiyi-rf-v-ukrayini-zagynuly-470-ditej/</text:a>
</text:p>
      <!--NEWS-->
      <text:h text:style-name="P10" text:outline-level="1">
<text:span text:style-name="T4">
На Донеччині затримано 9 ворожих поплічників та знайдено схрон з російським озброєнням</text:span>
</text:h>
      <text:p text:style-name="P4">
Author: ['АРМІЯINFORM']</text:p>
      <text:p text:style-name="P4">
Time: 2023-04-22T65:00:00-04:00</text:p>
      <text:p text:style-name="P4">
Description: Служба безпеки продовжує масштабні стабілізаційні заходи на деокупованих територіях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sbu5-1.jpg" text:style-name="Internet_20_link" text:visited-style-name="Visited_20_Internet_20_Link">
sbu5-1.jpg</text:a>
']</text:p>
      <text:p text:style-name="P4">
Tags: []</text:p>
      <text:p text:style-name="P4">
Category: News</text:p>
      <!--METADATA-->
      <text:p text:style-name="P4">
<draw:frame draw:style-name="fr1" draw:name="Image242" text:anchor-type="as-char" svg:width="6.9236in" svg:height="4.615733in" draw:z-index="0">
<draw:image xlink:href="../Images/AРМІЯINFORM/2023-04-22T65-00-00-04-00/sbu5-1.jpg" xlink:type="simple" xlink:show="embed" xlink:actuate="onLoad" draw:mime-type="image/jpeg"/>
</draw:frame>
Ілюстративне фото</text:p>
      <text:p text:style-name="P4">
Служба безпеки продовжує масштабні стабілізаційні заходи на деокупованихтериторіях у Донецькій області.</text:p>
      <text:p text:style-name="P4">
У результаті оперативних дій у прифронтовому Лимані затримано 9 місцевихжителів, які добровільно пішли на співпрацю з ворогом.</text:p>
      <text:p text:style-name="P4">
Серед них – 38-річний мешканець міста, який передавав рашистам інформацію промісця базування та переміщення Сил оборони на території району.</text:p>
      <text:p text:style-name="P4">
Комунікацію з агресором підтримував через заборонену в Україні соцмережу«Однокласники».</text:p>
      <text:p text:style-name="P4">
Також затримано колишнього командира караулу Лиманського центру безпекигромадян.</text:p>
      <text:p text:style-name="P4">
У липні минулого року він погодився очолити створену загарбниками місцеву«пожежно-рятувальну частину мнс днр».</text:p>
      <text:p text:style-name="P4">
Разом з цим, викрито ще трьох колаборантів, які після захоплення міставступили до лав окупаційної адміністрації.</text:p>
      <text:p text:style-name="P4">
Двох із них призначили на «посади» до «відділу внутрішньої політики тавзаємодії із змі» та «відділу земельних відносин», а ще один ˗ став «охоронцемміськради».</text:p>
      <text:p text:style-name="P4">
Наразі їм повідомлено про підозру за ст. 111-1 Кримінального кодексу України(колабораційна діяльність).</text:p>
      <text:p text:style-name="P4">
Ще четверо зловмисників поширювали у заборонених соцмережах заклики напідтримку окупантів, а також дописи, в яких виправдовували воєнні злочинирашистів.</text:p>
      <text:p text:style-name="P4">
Крім того, у ході комплексних заходів співробітники Служби безпеки виявилисхрон з російською зброєю та боєприпасами.</text:p>
      <text:p text:style-name="P4">
Із облаштованого у покинутій приватній будівлі тайника виявлено:</text:p>
      <ul>
        <li>
реактивний піхотний вогнемет «Джміль»;  * гранати Ф-1 та РДГ-2;  * запали до бойових гранат;  * 20 підривачів;  * 30-мм реактивний сигнальний патрон;  * наземний сигнальний патрон;  * 150 набоїв до стрілецької зброї.</li>
      </ul>
      <text:p text:style-name="P4">
За всіма викритими фактами незаконної діяльності тривають розслідування длявстановлення всіх обставин злочину і притягнення винних до відповідальності.</text:p>
      <text:p text:style-name="P4">
Стабілізаційні заходи проводили співробітники СБУ спільно з Національноюполіцією, Військовою службою правопорядку і Держприкордонслужбою.</text:p>
      <text:p text:style-name="P4">
<text:span text:style-name="T4">
Джерело:</text:span>
 <text:a xlink:type="simple" xlink:href="https://ssu.gov.ua/novyny/sbu-vykryla-9-vorozhykh-poplichnykiv-ta-znaishla-skhron-z-rosiiskym-ozbroienniam-pid-chas-stabilizatsiinykh-zakhodiv-u-lymani-video" text:style-name="Internet_20_link" text:visited-style-name="Visited_20_Internet_20_Link">
<text:span text:style-name="T5">
СБУ</text:span>
</text:a>
</text:p>
      <text:p text:style-name="P4">
Source: <text:a xlink:type="simple" xlink:href="https://armyinform.com.ua/2023/04/22/na-donechchyni-zatrymano-9-vorozhyh-poplichnykiv-ta-znajdeno-shron-z-rosijskym-ozbroyennyam/" text:style-name="Internet_20_link" text:visited-style-name="Visited_20_Internet_20_Link">
https://armyinform.com.ua/2023/04/22/na-donechchyni-zatrymano-9-vorozhyh-poplichnykiv-ta-znajdeno-shron-z-rosijskym-ozbroyennyam/</text:a>
</text:p>
      <!--NEWS-->
      <text:h text:style-name="P10" text:outline-level="1">
<text:span text:style-name="T4">
Протягом минулої доби російські війська обстріляли територію 8 областей України</text:span>
</text:h>
      <text:p text:style-name="P4">
Author: ['АРМІЯINFORM']</text:p>
      <text:p text:style-name="P4">
Time: 2023-04-22T66:00:00-04:00</text:p>
      <text:p text:style-name="P4">
Description: Наслідки російських обстрілів станом на 09:00 22 квітня    За наданою Ситуаційним цен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22_10-11-59.jpg" text:style-name="Internet_20_link" text:visited-style-name="Visited_20_Internet_20_Link">
photo_2023-04-22_10-11-59.jpg</text:a>
']</text:p>
      <text:p text:style-name="P4">
Tags: ['STOPRUSSIA', 'АГРЕСІЯ РФ', 'ВТОРГНЕННЯ РФ']</text:p>
      <text:p text:style-name="P4">
Category: News</text:p>
      <!--METADATA-->
      <text:p text:style-name="P4">
<draw:frame draw:style-name="fr1" draw:name="Image243" text:anchor-type="as-char" svg:width="6.9236in" svg:height="5.196269in" draw:z-index="0">
<draw:image xlink:href="../Images/AРМІЯINFORM/2023-04-22T66-00-00-04-00/photo_2023-04-22_10-11-59.jpg" xlink:type="simple" xlink:show="embed" xlink:actuate="onLoad" draw:mime-type="image/jpeg"/>
</draw:frame>
</text:p>
      <text:p text:style-name="P4">
Наслідки російських обстрілів станом на 09:00 22 квітня</text:p>
      <text:p text:style-name="P4">
За наданою Ситуаційним центром Міністерства оборони України інформацією,протягом минулої доби російські війська обстріляли територію 8 областейУкраїни.</text:p>
      <text:p text:style-name="P4">
Загалом із різних видів озброєння (міномети, танки, артилерія, РСЗВ, ЗРК“С-300”, ударні БПЛА, тактична авіація) здійснено обстріли 94 населенихпунктів, підтверджено ураження 62 об’єктів інфраструктури.</text:p>
      <text:p text:style-name="P4">
Є загиблі та поранені серед цивільних, кількість жертв уточнюється.</text:p>
      <text:p text:style-name="P4">
Джерело: <text:a xlink:type="simple" xlink:href="https://t.me/militarymediacenter/1762" text:style-name="Internet_20_link" text:visited-style-name="Visited_20_Internet_20_Link">
Military Media Center</text:a>
</text:p>
      <text:p text:style-name="P4">
Source: <text:a xlink:type="simple" xlink:href="https://armyinform.com.ua/2023/04/22/protyagom-mynuloyi-doby-rosijski-vijska-obstrilyaly-terytoriyu-8-oblastej-ukrayiny/" text:style-name="Internet_20_link" text:visited-style-name="Visited_20_Internet_20_Link">
https://armyinform.com.ua/2023/04/22/protyagom-mynuloyi-doby-rosijski-vijska-obstrilyaly-terytoriyu-8-oblastej-ukrayiny/</text:a>
</text:p>
      <!--NEWS-->
      <text:h text:style-name="P10" text:outline-level="1">
<text:span text:style-name="T4">
Представниці ЗСУ Аліна Грушина-Акобія та Ірина Коляденко — чемпіонки Європи з боротьби</text:span>
</text:h>
      <text:p text:style-name="P4">
Author: ['АРМІЯINFORM']</text:p>
      <text:p text:style-name="P4">
Time: 2023-04-22T67:00:00-04:00</text:p>
      <text:p text:style-name="P4">
Description: У Загребі (Хорватія) триває чемпіонат Європи зі спортивної боротьби.  У заключний д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hzqllpx-xl-1024x675-1.jpg" text:style-name="Internet_20_link" text:visited-style-name="Visited_20_Internet_20_Link">
i-hzqllpx-xl-1024x675-1.jpg</text:a>
', '<text:a xlink:type="simple" xlink:href="https://armyinform.com.ua/wp-content/uploads/2023/04/photo_2023-04-22_10-40-15-150x150.jpg" text:style-name="Internet_20_link" text:visited-style-name="Visited_20_Internet_20_Link">
photo_2023-04-22_10-40-15-150x150.jpg</text:a>
', '<text:a xlink:type="simple" xlink:href="https://armyinform.com.ua/wp-content/uploads/2023/04/photo_2023-04-22_10-40-26-150x150.jpg" text:style-name="Internet_20_link" text:visited-style-name="Visited_20_Internet_20_Link">
photo_2023-04-22_10-40-26-150x150.jpg</text:a>
', '<text:a xlink:type="simple" xlink:href="https://armyinform.com.ua/wp-content/uploads/2023/04/photo_2023-04-22_10-40-47-e1682149823428.jpg" text:style-name="Internet_20_link" text:visited-style-name="Visited_20_Internet_20_Link">
photo_2023-04-22_10-40-47-e1682149823428.jpg</text:a>
']</text:p>
      <text:p text:style-name="P4">
Tags: ['ЗСУ', 'ЦСК ЗСУ']</text:p>
      <text:p text:style-name="P4">
Category: News</text:p>
      <!--METADATA-->
      <text:p text:style-name="P4">
<draw:frame draw:style-name="fr1" draw:name="Image244" text:anchor-type="as-char" svg:width="6.9236in" svg:height="4.563896in" draw:z-index="0">
<draw:image xlink:href="../Images/AРМІЯINFORM/2023-04-22T67-00-00-04-00/i-hzqllpx-xl-1024x675-1.jpg" xlink:type="simple" xlink:show="embed" xlink:actuate="onLoad" draw:mime-type="image/jpeg"/>
</draw:frame>
 Team Podium WW - Gold Ukraine</text:p>
      <text:p text:style-name="P4">
У Загребі (Хорватія) триває чемпіонат Європи зі спортивної боротьби.  У заключний день жіночої боротьби представниці ЗСУ здобули три медалі.</text:p>
      <text:p text:style-name="P4">
<text:a xlink:type="simple" xlink:href="https://armyinform.com.ua/wp-content/uploads/2023/04/photo_2023-04-22_10-40-15.jpg" text:style-name="Internet_20_link" text:visited-style-name="Visited_20_Internet_20_Link">
<draw:frame draw:style-name="fr1" draw:name="Image245" text:anchor-type="as-char" svg:width="6.9236in" svg:height="6.9236in" draw:z-index="0">
<draw:image xlink:href="../Images/AРМІЯINFORM/2023-04-22T67-00-00-04-00/photo_2023-04-22_10-40-15-150x150.jpg" xlink:type="simple" xlink:show="embed" xlink:actuate="onLoad" draw:mime-type="image/jpeg"/>
</draw:frame>
</text:a>
</text:p>
      <text:p text:style-name="P4">
<text:a xlink:type="simple" xlink:href="https://armyinform.com.ua/wp-content/uploads/2023/04/photo_2023-04-22_10-40-26.jpg" text:style-name="Internet_20_link" text:visited-style-name="Visited_20_Internet_20_Link">
<draw:frame draw:style-name="fr1" draw:name="Image246" text:anchor-type="as-char" svg:width="6.9236in" svg:height="6.9236in" draw:z-index="0">
<draw:image xlink:href="../Images/AРМІЯINFORM/2023-04-22T67-00-00-04-00/photo_2023-04-22_10-40-26-150x150.jpg" xlink:type="simple" xlink:show="embed" xlink:actuate="onLoad" draw:mime-type="image/jpeg"/>
</draw:frame>
</text:a>
</text:p>
      <text:p text:style-name="P4">
Чемпіонками Європи стали спортменки Центрального спортивного клубу ЗС УкраїниАліна Грушина-Акобія (вагова категорія до 57 кг) та Ірина Коляденко (62 кг).</text:p>
      <text:p text:style-name="P4">
<draw:frame draw:style-name="fr1" draw:name="Image247" text:anchor-type="as-char" svg:width="6.9236in" svg:height="7.522203in" draw:z-index="0">
<draw:image xlink:href="../Images/AРМІЯINFORM/2023-04-22T67-00-00-04-00/photo_2023-04-22_10-40-47-e1682149823428.jpg" xlink:type="simple" xlink:show="embed" xlink:actuate="onLoad" draw:mime-type="image/jpeg"/>
</draw:frame>
  Бронзову нагороду завоювала представниця 8 спортивного клубу Тетяна Сова уваговій категорії 65 кг.</text:p>
      <text:p text:style-name="P4">
Раніше, срібною призеркою стала армійка Алла Белінська.</text:p>
      <text:p text:style-name="P4">
<text:span text:style-name="T4">
Джерело:</text:span>
 <text:a xlink:type="simple" xlink:href="https://www.facebook.com/CSKA1992/posts/pfbid0K5EBsUg7xHwMKPbhjDWJLRrzRXhSF8Uiacjj3nizCLiwXdqTbCv17kXbjvgMWzp2l" text:style-name="Internet_20_link" text:visited-style-name="Visited_20_Internet_20_Link">
<text:span text:style-name="T5">
ЦСКЗСУ</text:span>
</text:a>
</text:p>
      <text:p text:style-name="P4">
Source: <text:a xlink:type="simple" xlink:href="https://armyinform.com.ua/2023/04/22/predstavnyczi-zsu-alina-grushyna-akobiya-ta-iryna-kolyadenko-chempionky-yevropy-z-borotby/" text:style-name="Internet_20_link" text:visited-style-name="Visited_20_Internet_20_Link">
https://armyinform.com.ua/2023/04/22/predstavnyczi-zsu-alina-grushyna-akobiya-ta-iryna-kolyadenko-chempionky-yevropy-z-borotby/</text:a>
</text:p>
      <!--NEWS-->
      <text:h text:style-name="P10" text:outline-level="1">
<text:span text:style-name="T4">
На Північному напрямку за минулий тиждень встановлено кілька десятків протитанкових мінних полів</text:span>
</text:h>
      <text:p text:style-name="P4">
Author: ['АРМІЯINFORM']</text:p>
      <text:p text:style-name="P4">
Time: 2023-04-22T68:00:00-04:00</text:p>
      <text:p text:style-name="P4">
Description: Наразі обстановка у Північній операційній зоні залишається контрольованою. Команди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22_09-17-12.jpg" text:style-name="Internet_20_link" text:visited-style-name="Visited_20_Internet_20_Link">
photo_2023-04-22_09-17-12.jpg</text:a>
']</text:p>
      <text:p text:style-name="P4">
Tags: ['STOPRUSSIA', 'АГРЕСІЯ РФ', 'ВТОРГНЕННЯ РФ', 'СЕРГІЙ НАЄВ']</text:p>
      <text:p text:style-name="P4">
Category: News</text:p>
      <!--METADATA-->
      <text:p text:style-name="P4">
<draw:frame draw:style-name="fr1" draw:name="Image248" text:anchor-type="as-char" svg:width="6.9236in" svg:height="4.615733in" draw:z-index="0">
<draw:image xlink:href="../Images/AРМІЯINFORM/2023-04-22T68-00-00-04-00/photo_2023-04-22_09-17-12.jpg" xlink:type="simple" xlink:show="embed" xlink:actuate="onLoad" draw:mime-type="image/jpeg"/>
</draw:frame>
</text:p>
      <text:p text:style-name="P4">
Наразі обстановка у Північній операційній зоні залишається контрольованою.Командири підрозділів та угруповань військ від сержанта і до генералавиконують покладені на них завдання з високим рівнем відповідальності.</text:p>
      <text:p text:style-name="P4">
Про це <text:a xlink:type="simple" xlink:href="https://t.me/SerhiyNaiev/34" text:style-name="Internet_20_link" text:visited-style-name="Visited_20_Internet_20_Link">
повідомив</text:a>
 Командувач Об’єднаних силЗбройних сил України генерал-лейтенант Сергій Наєв.</text:p>
      <text:p text:style-name="P4">
«Обстановка дозволяє нам не лише відточувати бойову майстерність на полігонах,а й постійно зміцнювати оборону. Лише за минулий тиждень встановлено кількадесятків протитанкових мінних полів та загороджень з використанням більше 6,5тис. мін. Вздовж державного кордону вирито близько 3 тис. метрів траншей та4,5 тис. метрів протитанкових ровів. Обладнано кілька десятків перекритихщілин, укриттів і вогневих позицій для особового складу, а також вогневихпозицій для техніки», - наголосив генерал-лейтенант Сергій Наєв.</text:p>
      <text:p text:style-name="P4">
Разом переможемо!</text:p>
      <text:p text:style-name="P4">
Source: <text:a xlink:type="simple" xlink:href="https://armyinform.com.ua/2023/04/22/na-pivnichnomu-napryamku-za-mynulyj-tyzhden-vstanovleno-kilka-desyatkiv-protytankovyh-minnyh-poliv-ta-zagorodzhen/" text:style-name="Internet_20_link" text:visited-style-name="Visited_20_Internet_20_Link">
https://armyinform.com.ua/2023/04/22/na-pivnichnomu-napryamku-za-mynulyj-tyzhden-vstanovleno-kilka-desyatkiv-protytankovyh-minnyh-poliv-ta-zagorodzhen/</text:a>
</text:p>
      <!--NEWS-->
      <text:h text:style-name="P10" text:outline-level="1">
<text:span text:style-name="T4">
Наш народ пройшов крізь усе і  зберіг свободу — Глава держави</text:span>
</text:h>
      <text:p text:style-name="P4">
Author: ['АРМІЯINFORM']</text:p>
      <text:p text:style-name="P4">
Time: 2023-04-22T69:00:00-04:00</text:p>
      <text:p text:style-name="P4">
Description: Президент України Володимир Зеленський у Телеграм-каналі написав, що: «Наш народ вистоя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22_11-33-53-3.jpg" text:style-name="Internet_20_link" text:visited-style-name="Visited_20_Internet_20_Link">
photo_2023-04-22_11-33-53-3.jpg</text:a>
', '<text:a xlink:type="simple" xlink:href="https://armyinform.com.ua/wp-content/uploads/2023/04/photo_2023-04-22_11-33-53-2-150x150.jpg" text:style-name="Internet_20_link" text:visited-style-name="Visited_20_Internet_20_Link">
photo_2023-04-22_11-33-53-2-150x150.jpg</text:a>
', '<text:a xlink:type="simple" xlink:href="https://armyinform.com.ua/wp-content/uploads/2023/04/photo_2023-04-22_11-33-52-150x150.jpg" text:style-name="Internet_20_link" text:visited-style-name="Visited_20_Internet_20_Link">
photo_2023-04-22_11-33-52-150x150.jpg</text:a>
', '<text:a xlink:type="simple" xlink:href="https://armyinform.com.ua/wp-content/uploads/2023/04/photo_2023-04-22_11-33-56-150x150.jpg" text:style-name="Internet_20_link" text:visited-style-name="Visited_20_Internet_20_Link">
photo_2023-04-22_11-33-56-150x150.jpg</text:a>
', '<text:a xlink:type="simple" xlink:href="https://armyinform.com.ua/wp-content/uploads/2023/04/photo_2023-04-22_11-33-55-150x150.jpg" text:style-name="Internet_20_link" text:visited-style-name="Visited_20_Internet_20_Link">
photo_2023-04-22_11-33-55-150x150.jpg</text:a>
', '<text:a xlink:type="simple" xlink:href="https://armyinform.com.ua/wp-content/uploads/2023/04/photo_2023-04-22_11-33-55-2-150x150.jpg" text:style-name="Internet_20_link" text:visited-style-name="Visited_20_Internet_20_Link">
photo_2023-04-22_11-33-55-2-150x150.jpg</text:a>
', '<text:a xlink:type="simple" xlink:href="https://armyinform.com.ua/wp-content/uploads/2023/04/photo_2023-04-22_11-33-54-150x150.jpg" text:style-name="Internet_20_link" text:visited-style-name="Visited_20_Internet_20_Link">
photo_2023-04-22_11-33-54-150x150.jpg</text:a>
', '<text:a xlink:type="simple" xlink:href="https://armyinform.com.ua/wp-content/uploads/2023/04/photo_2023-04-22_11-33-54-2-150x150.jpg" text:style-name="Internet_20_link" text:visited-style-name="Visited_20_Internet_20_Link">
photo_2023-04-22_11-33-54-2-150x150.jpg</text:a>
', '<text:a xlink:type="simple" xlink:href="https://armyinform.com.ua/wp-content/uploads/2023/04/photo_2023-04-22_11-33-53-150x150.jpg" text:style-name="Internet_20_link" text:visited-style-name="Visited_20_Internet_20_Link">
photo_2023-04-22_11-33-53-150x150.jpg</text:a>
', '<text:a xlink:type="simple" xlink:href="https://armyinform.com.ua/wp-content/uploads/2023/04/photo_2023-04-22_11-33-52-2-150x150.jpg" text:style-name="Internet_20_link" text:visited-style-name="Visited_20_Internet_20_Link">
photo_2023-04-22_11-33-52-2-150x150.jpg</text:a>
']</text:p>
      <text:p text:style-name="P4">
Tags: ['STOPRUSSIA', 'АГРЕСІЯ РФ', 'ВОЛОДИМИР ЗЕЛЕНСЬКИЙ', 'ВТОРГНЕННЯ РФ']</text:p>
      <text:p text:style-name="P4">
Category: News</text:p>
      <!--METADATA-->
      <text:p text:style-name="P4">
<draw:frame draw:style-name="fr1" draw:name="Image249" text:anchor-type="as-char" svg:width="6.9236in" svg:height="5.1927in" draw:z-index="0">
<draw:image xlink:href="../Images/AРМІЯINFORM/2023-04-22T69-00-00-04-00/photo_2023-04-22_11-33-53-3.jpg" xlink:type="simple" xlink:show="embed" xlink:actuate="onLoad" draw:mime-type="image/jpeg"/>
</draw:frame>
</text:p>
      <text:p text:style-name="P4">
Президент України Володимир Зеленський у Телеграм-каналі<text:a xlink:type="simple" xlink:href="https://t.me/V_Zelenskiy_official/5948" text:style-name="Internet_20_link" text:visited-style-name="Visited_20_Internet_20_Link">
написав</text:a>
, що: «Наш народ вистояв увійнах, вистояв у випробуваннях, пройшов крізь усе, і найголовніше – зберігсвободу.</text:p>
      <text:p text:style-name="P4">
Наша можливість жити, наша можливість будувати вільне майбутнє для українськихдітей – ґрунтується на міцному фундаменті, що був закладений героїзмом усіхтих, хто не побоявся і хто здобував життя Україні».</text:p>
      <text:p text:style-name="P4">
<text:a xlink:type="simple" xlink:href="https://armyinform.com.ua/wp-content/uploads/2023/04/photo_2023-04-22_11-33-53-2.jpg" text:style-name="Internet_20_link" text:visited-style-name="Visited_20_Internet_20_Link">
<draw:frame draw:style-name="fr1" draw:name="Image250" text:anchor-type="as-char" svg:width="6.9236in" svg:height="6.9236in" draw:z-index="0">
<draw:image xlink:href="../Images/AРМІЯINFORM/2023-04-22T69-00-00-04-00/photo_2023-04-22_11-33-53-2-150x150.jpg" xlink:type="simple" xlink:show="embed" xlink:actuate="onLoad" draw:mime-type="image/jpeg"/>
</draw:frame>
</text:a>
</text:p>
      <text:p text:style-name="P4">
<text:a xlink:type="simple" xlink:href="https://armyinform.com.ua/wp-content/uploads/2023/04/photo_2023-04-22_11-33-52.jpg" text:style-name="Internet_20_link" text:visited-style-name="Visited_20_Internet_20_Link">
<draw:frame draw:style-name="fr1" draw:name="Image251" text:anchor-type="as-char" svg:width="6.9236in" svg:height="6.9236in" draw:z-index="0">
<draw:image xlink:href="../Images/AРМІЯINFORM/2023-04-22T69-00-00-04-00/photo_2023-04-22_11-33-52-150x150.jpg" xlink:type="simple" xlink:show="embed" xlink:actuate="onLoad" draw:mime-type="image/jpeg"/>
</draw:frame>
</text:a>
</text:p>
      <text:p text:style-name="P4">
<text:a xlink:type="simple" xlink:href="https://armyinform.com.ua/wp-content/uploads/2023/04/photo_2023-04-22_11-33-56.jpg" text:style-name="Internet_20_link" text:visited-style-name="Visited_20_Internet_20_Link">
<draw:frame draw:style-name="fr1" draw:name="Image252" text:anchor-type="as-char" svg:width="6.9236in" svg:height="6.9236in" draw:z-index="0">
<draw:image xlink:href="../Images/AРМІЯINFORM/2023-04-22T69-00-00-04-00/photo_2023-04-22_11-33-56-150x150.jpg" xlink:type="simple" xlink:show="embed" xlink:actuate="onLoad" draw:mime-type="image/jpeg"/>
</draw:frame>
</text:a>
</text:p>
      <text:p text:style-name="P4">
<text:a xlink:type="simple" xlink:href="https://armyinform.com.ua/wp-content/uploads/2023/04/photo_2023-04-22_11-33-55.jpg" text:style-name="Internet_20_link" text:visited-style-name="Visited_20_Internet_20_Link">
<draw:frame draw:style-name="fr1" draw:name="Image253" text:anchor-type="as-char" svg:width="6.9236in" svg:height="6.9236in" draw:z-index="0">
<draw:image xlink:href="../Images/AРМІЯINFORM/2023-04-22T69-00-00-04-00/photo_2023-04-22_11-33-55-150x150.jpg" xlink:type="simple" xlink:show="embed" xlink:actuate="onLoad" draw:mime-type="image/jpeg"/>
</draw:frame>
</text:a>
</text:p>
      <text:p text:style-name="P4">
<text:a xlink:type="simple" xlink:href="https://armyinform.com.ua/wp-content/uploads/2023/04/photo_2023-04-22_11-33-55-2.jpg" text:style-name="Internet_20_link" text:visited-style-name="Visited_20_Internet_20_Link">
<draw:frame draw:style-name="fr1" draw:name="Image254" text:anchor-type="as-char" svg:width="6.9236in" svg:height="6.9236in" draw:z-index="0">
<draw:image xlink:href="../Images/AРМІЯINFORM/2023-04-22T69-00-00-04-00/photo_2023-04-22_11-33-55-2-150x150.jpg" xlink:type="simple" xlink:show="embed" xlink:actuate="onLoad" draw:mime-type="image/jpeg"/>
</draw:frame>
</text:a>
</text:p>
      <text:p text:style-name="P4">
<text:a xlink:type="simple" xlink:href="https://armyinform.com.ua/wp-content/uploads/2023/04/photo_2023-04-22_11-33-54.jpg" text:style-name="Internet_20_link" text:visited-style-name="Visited_20_Internet_20_Link">
<draw:frame draw:style-name="fr1" draw:name="Image255" text:anchor-type="as-char" svg:width="6.9236in" svg:height="6.9236in" draw:z-index="0">
<draw:image xlink:href="../Images/AРМІЯINFORM/2023-04-22T69-00-00-04-00/photo_2023-04-22_11-33-54-150x150.jpg" xlink:type="simple" xlink:show="embed" xlink:actuate="onLoad" draw:mime-type="image/jpeg"/>
</draw:frame>
</text:a>
</text:p>
      <text:p text:style-name="P4">
<text:a xlink:type="simple" xlink:href="https://armyinform.com.ua/wp-content/uploads/2023/04/photo_2023-04-22_11-33-54-2.jpg" text:style-name="Internet_20_link" text:visited-style-name="Visited_20_Internet_20_Link">
<draw:frame draw:style-name="fr1" draw:name="Image256" text:anchor-type="as-char" svg:width="6.9236in" svg:height="6.9236in" draw:z-index="0">
<draw:image xlink:href="../Images/AРМІЯINFORM/2023-04-22T69-00-00-04-00/photo_2023-04-22_11-33-54-2-150x150.jpg" xlink:type="simple" xlink:show="embed" xlink:actuate="onLoad" draw:mime-type="image/jpeg"/>
</draw:frame>
</text:a>
</text:p>
      <text:p text:style-name="P4">
<text:a xlink:type="simple" xlink:href="https://armyinform.com.ua/wp-content/uploads/2023/04/photo_2023-04-22_11-33-53.jpg" text:style-name="Internet_20_link" text:visited-style-name="Visited_20_Internet_20_Link">
<draw:frame draw:style-name="fr1" draw:name="Image257" text:anchor-type="as-char" svg:width="6.9236in" svg:height="6.9236in" draw:z-index="0">
<draw:image xlink:href="../Images/AРМІЯINFORM/2023-04-22T69-00-00-04-00/photo_2023-04-22_11-33-53-150x150.jpg" xlink:type="simple" xlink:show="embed" xlink:actuate="onLoad" draw:mime-type="image/jpeg"/>
</draw:frame>
</text:a>
</text:p>
      <text:p text:style-name="P4">
<text:a xlink:type="simple" xlink:href="https://armyinform.com.ua/wp-content/uploads/2023/04/photo_2023-04-22_11-33-52-2.jpg" text:style-name="Internet_20_link" text:visited-style-name="Visited_20_Internet_20_Link">
<draw:frame draw:style-name="fr1" draw:name="Image258" text:anchor-type="as-char" svg:width="6.9236in" svg:height="6.9236in" draw:z-index="0">
<draw:image xlink:href="../Images/AРМІЯINFORM/2023-04-22T69-00-00-04-00/photo_2023-04-22_11-33-52-2-150x150.jpg" xlink:type="simple" xlink:show="embed" xlink:actuate="onLoad" draw:mime-type="image/jpeg"/>
</draw:frame>
</text:a>
</text:p>
      <text:p text:style-name="P4">
Source: <text:a xlink:type="simple" xlink:href="https://armyinform.com.ua/2023/04/22/nash-narod-projshov-kriz-use-i-zberig-svobodu-glava-derzhavy/" text:style-name="Internet_20_link" text:visited-style-name="Visited_20_Internet_20_Link">
https://armyinform.com.ua/2023/04/22/nash-narod-projshov-kriz-use-i-zberig-svobodu-glava-derzhavy/</text:a>
</text:p>
      <!--NEWS-->
      <text:h text:style-name="P10" text:outline-level="1">
<text:span text:style-name="T4">
Особливості повернення з полону та розшуку зниклих безвісти обговорили у Києві</text:span>
</text:h>
      <text:p text:style-name="P4">
Author: ['Володимир Поліщук']</text:p>
      <text:p text:style-name="P4">
Time: 2023-04-22T70:00:00-04:00</text:p>
      <text:p text:style-name="P4">
Description: У Military Media Center відбувся круглий стіл, присвячений одній із найгострі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9a6844.jpg" text:style-name="Internet_20_link" text:visited-style-name="Visited_20_Internet_20_Link">
5f9a6844.jpg</text:a>
', '<text:a xlink:type="simple" xlink:href="https://armyinform.com.ua/wp-content/uploads/2023/04/5f9a6925.jpg" text:style-name="Internet_20_link" text:visited-style-name="Visited_20_Internet_20_Link">
5f9a6925.jpg</text:a>
', '<text:a xlink:type="simple" xlink:href="https://armyinform.com.ua/wp-content/uploads/2023/04/5f9a6911.jpg" text:style-name="Internet_20_link" text:visited-style-name="Visited_20_Internet_20_Link">
5f9a6911.jpg</text:a>
', '<text:a xlink:type="simple" xlink:href="https://armyinform.com.ua/wp-content/uploads/2023/04/5f9a6875.jpg" text:style-name="Internet_20_link" text:visited-style-name="Visited_20_Internet_20_Link">
5f9a6875.jpg</text:a>
', '<text:a xlink:type="simple" xlink:href="https://armyinform.com.ua/wp-content/uploads/2023/04/5f9a6889-1.jpg" text:style-name="Internet_20_link" text:visited-style-name="Visited_20_Internet_20_Link">
5f9a6889-1.jpg</text:a>
', '<text:a xlink:type="simple" xlink:href="https://armyinform.com.ua/wp-content/uploads/2023/04/5f9a6901.jpg" text:style-name="Internet_20_link" text:visited-style-name="Visited_20_Internet_20_Link">
5f9a6901.jpg</text:a>
', '<text:a xlink:type="simple" xlink:href="https://armyinform.com.ua/wp-content/uploads/2023/04/5f9a6871.jpg" text:style-name="Internet_20_link" text:visited-style-name="Visited_20_Internet_20_Link">
5f9a6871.jpg</text:a>
']</text:p>
      <text:p text:style-name="P4">
Tags: ['ВІЙСЬКОВОПОЛОНЕНІ', 'КООРДИНАЦІЙНИЙ ШТАБ З ПИТАНЬ ПОВОДЖЕННЯ З ВІЙСЬКОВОПОЛОНЕНИМИ', 'КРУГЛИЙ СТІЛ']</text:p>
      <text:p text:style-name="P4">
Category: News</text:p>
      <!--METADATA-->
      <text:p text:style-name="P4">
<draw:frame draw:style-name="fr1" draw:name="Image259" text:anchor-type="as-char" svg:width="6.9236in" svg:height="4.534958in" draw:z-index="0">
<draw:image xlink:href="../Images/AРМІЯINFORM/2023-04-22T70-00-00-04-00/5f9a6844.jpg" xlink:type="simple" xlink:show="embed" xlink:actuate="onLoad" draw:mime-type="image/jpeg"/>
</draw:frame>
</text:p>
      <text:p text:style-name="P4">
У Military Media Center відбувся <text:a xlink:type="simple" xlink:href="https://www.youtube.com/watch" text:style-name="Internet_20_link" text:visited-style-name="Visited_20_Internet_20_Link">
круглийстіл</text:a>
, присвячений одній ізнайгостріших і болісних тем сучасної великої війни — повернення з полонувійськовослужбовців та розшуку зниклих безвісти. Про особливості цієїнасправді складної й зазвичай непублічної роботи говорили представникидержавних та громадських організацій, що опікуються визволенням з російськогополону військовослужбовців і питаннями їхньої всебічної реабілітації. Йшлосятакож і про соціальні гарантії й допомогу, котрі отримують члени родинЗахисників та Захисниць України. Кореспондент АрміяInform, присутній на цьомузаході, сконцентрувався на важливих дискусійних моментах доповідачів.</text:p>
      <text:p text:style-name="P4">
<draw:frame draw:style-name="fr1" draw:name="Image260" text:anchor-type="as-char" svg:width="6.9236in" svg:height="5.761664in" draw:z-index="0">
<draw:image xlink:href="../Images/AРМІЯINFORM/2023-04-22T70-00-00-04-00/5f9a6925.jpg" xlink:type="simple" xlink:show="embed" xlink:actuate="onLoad" draw:mime-type="image/jpeg"/>
</draw:frame>
</text:p>
      <text:p text:style-name="P4">
<text:span text:style-name="T4">
Олег КОТЕНКО, Уповноважений з питань осіб, зниклих безвісти за особливихобставин</text:span>
</text:p>
      <text:p text:style-name="P4">
— Тема безвісти зниклих насправді дуже важка і для їхніх рідних, і для державив цілому. Ми хочемо зробити все можливе, щоб рідні не почувалися самотньо, щобвони розуміли, що активний пошук триває, — зазначив Олег Котенко. — Головниминапрямками роботи інституції Уповноваженого з питань осіб, зниклих безвісти заособливих обставин, є аналітична та комунікаційна робота з членами родин,нормотворча, переговорна та розшукова діяльність.</text:p>
      <text:p text:style-name="P4">
Серед інших заходів, що проводить офіс Уповноваженого разом з Генеральнимштабом Збройних Сил України, силовими структурами нашої держави, він назвавоперації з повернення родичам тіл загиблих військовослужбовців: «Переговорнадіяльність саме й спрямована на те, щоб через міжнародні організації, зокремаЧервоний Хрест, домовлятися з нашим ворогом — російською федерацією, про те,аби тіла наших людей забирати з окупованих територій».</text:p>
      <text:p text:style-name="P4">
Уповноважений повідомив, що поблизу лінії фронту працює сім пошукових груп.Вони відпрацьовують локації, де під час боїв зникали люди.</text:p>
      <text:p text:style-name="P4">
— Здійснено понад 50 виїздів на деокуповані території України, в результатічого ексгумовано більше ніж тисяча тіл, знайдено речі та документи загиблих, —сказав Олег Котенко.</text:p>
      <text:p text:style-name="P4">
Він розповів також про роботу кол-центру, який надає першу необхідну людямінформацію, зокрема, як діяти, куди звертатися в разі зникненнявійськовослужбовця або цивільної людини.</text:p>
      <text:p text:style-name="P4">
<draw:frame draw:style-name="fr1" draw:name="Image261" text:anchor-type="as-char" svg:width="6.9236in" svg:height="6.190999in" draw:z-index="0">
<draw:image xlink:href="../Images/AРМІЯINFORM/2023-04-22T70-00-00-04-00/5f9a6911.jpg" xlink:type="simple" xlink:show="embed" xlink:actuate="onLoad" draw:mime-type="image/jpeg"/>
</draw:frame>
</text:p>
      <text:p text:style-name="P4">
<text:span text:style-name="T4">
Богдан ОХРІМЕНКО, представник Координаційного штабу з питань поводження звійськовополоненими</text:span>
</text:p>
      <text:p text:style-name="P4">
Завдання допоміжного органу Кабінету Міністрів України — координація зусильвеликої кількості державних інституцій, державних органів, міністерств, щоопікуються питаннями повернення з полону наших військовослужбовців тацивільних осіб.</text:p>
      <text:p text:style-name="P4">
— Саме через взаємодію і координацію наших зусиль ми досягаємо певнихрезультатів. З початку широкомасштабного вторгнення 2235 осіб було повернуто зполону. Слід зауважити, що близько 20 відсотків з них - це були люди, які малистатус безвісті зниклого, по яких не було підтверджень.</text:p>
      <text:p text:style-name="P4">
Ми у взаємодії з національним інформаційним бюро користуємося реєстрамиабсолютно усіх відомств, робимо запити на ту сторону і в процесі, якщоз’ясовуємо, що військовослужбовець перебуває у полоні, починаємо плановуроботу з його повернення, — розповів Богдан Охріменко.</text:p>
      <text:p text:style-name="P4">
Він запевнив, що ця робота не припиниться, допоки ми не повернемо усіх. Післяповернення наших людей, фахівці констатують, що чи не усі колишні полоненіросіян зазнавали тортур і мають погіршення здоров’я внаслідок неналежногоутримання у полоні, вони потребують серйозного лікування та реабілітації.</text:p>
      <text:p text:style-name="P4">
— Хочу зауважити, що Україна — європейська держава, і ми дотримуємосяабсолютно всіх норм міжнародного гуманітарного права, женевської конвенції, унас організовані відповідні заклади, де на належному рівні утримуютьсявійськовополонені вороги. Ми маємо контакт з Міжнародним комітетом ЧервоногоХреста, з міжнародними організаціями, для яких організовуємо відвідування цихмісць абсолютно безперешкодно, — запевнив представник Координаційного штабу зпитань поводження з військовополоненими. — Вони мають можливість ознайомитисяз умовами утримання військовослужбовців ворожої держави на нашій території.</text:p>
      <text:p text:style-name="P4">
Богдан Охріменко зазначив, що на території Європи подібної за масштабом війнине було майже 80 років, тому досвід поводження із військовополоненими,організація їхнього обміну дуже цікавить представників європейських країн.Зокрема серед тих, хто зник безвісти, можуть бути не лише ті, що перебувають уполоні, не лише ті, що загинули, а й такі, котрі переховуються на тимчасовоокупованих територіях.</text:p>
      <text:p text:style-name="P4">
— Було декілька спецоперацій, організованих і координованих штабом та Головнимуправлінням розвідки, коли ми повертали військовослужбовців, якіпереховувалися після оточення, перебували в умовах, коли їм загрожуваланебезпека. Місцеве проукраїнське населення допомагало нам у цьому, — зазначивОхріменко.</text:p>
      <text:p text:style-name="P4">
<draw:frame draw:style-name="fr1" draw:name="Image262" text:anchor-type="as-char" svg:width="6.9236in" svg:height="6.970067in" draw:z-index="0">
<draw:image xlink:href="../Images/AРМІЯINFORM/2023-04-22T70-00-00-04-00/5f9a6875.jpg" xlink:type="simple" xlink:show="embed" xlink:actuate="onLoad" draw:mime-type="image/jpeg"/>
</draw:frame>
</text:p>
      <text:p text:style-name="P4">
<text:span text:style-name="T4">
Володимир ЛЯМЗІН, начальник Центрального управління цивільно-військовогоспівробітництва Генерального штабу ЗСУ</text:span>
</text:p>
      <text:p text:style-name="P4">
— Досвід нашої роботи в контексті пошукової роботи бере свій початок ще з 2015року, коли у складі Управляння цивільно-військового співробітництва ЗбройнихСил України функціонував відділ пошукової роботи. Він займався питаннямипошуку зниклих безвісти військовослужбовців, уточнення обставин їхньогозникнення, організовував координацію і здійснення процесу транспортування тілзагиблих військовослужбовців з району проведення на той час початку АТО, апотім ООС. З початком широкомасштабної збройної агресії російської федераціїпроти України, з 24 лютого минулого року, нам довелося перебудовувати нашуроботу. На цей час Генеральний штаб ЗСУ, наше Центральне управління, у складіякого з’явився такий підрозділ, як управляння пошукової роботи тарепатріаційних заходів, ми займаємося збором та узагальненням даних щодообставин зникнення або потрапляння в полон військовослужбовців Збройних СилУкраїни, — зауважив Володимир Лямзін. — Ми формуємо групи пошуку та евакуації,до складу яких входять як військовослужбовці ЗСУ, так і представники певнихгромадських об’єднань.</text:p>
      <text:p text:style-name="P4">
Полковник Володимир Лямзін розповів, що Управління разом із офісомУповноваженого веде бази й інтерактивні карти, а фахівці груп проходятьнеобхідну підготовку, вивчаючи основи тактичної медицини, протимінноїдіяльності, судової археології і норм міжнародного гуманітарного права.</text:p>
      <text:p text:style-name="P4">
— Україна є цивілізованою європейською державою, яка суворо дотримується нормта принципів міжнародного гуманітарного права, — підкреслив начальникЦентрального управляння. — Ми ініціювали з перших днів агресії повернення тілзагиблих окупантів до росії.</text:p>
      <text:p text:style-name="P4">
<draw:frame draw:style-name="fr1" draw:name="Image263" text:anchor-type="as-char" svg:width="6.9236in" svg:height="8.014067in" draw:z-index="0">
<draw:image xlink:href="../Images/AРМІЯINFORM/2023-04-22T70-00-00-04-00/5f9a6889-1.jpg" xlink:type="simple" xlink:show="embed" xlink:actuate="onLoad" draw:mime-type="image/jpeg"/>
</draw:frame>
</text:p>
      <text:p text:style-name="P4">
<text:span text:style-name="T4">
Володимир ПЕТУХОВ, заступник начальника науково-дослідного відділу Науково-дослідного центру гуманітарних проблем ЗСУ</text:span>
</text:p>
      <text:p text:style-name="P4">
За словами Володимира Петухова, переважна більшість українськихвійськовослужбовців, що повернулися з російського полону, зазнали фізичних іпсихологічних катувань. Для їхньої реабілітації в державі створенотриступеневу систему допомоги. Також розглядається питання створення Центру звідновлення особового складу ЗСУ.</text:p>
      <text:p text:style-name="P4">
Він розповів, що наші військовики беруть до уваги досвід з відновленняособового складу, який існує в країнах НАТО. Документи, напрацьовані там,охоплюють цілий спектр проблем, пов’язаних із реабілітацією й, звичайно,ретельно вивчаються Науково-дослідним центром гуманітарних проблем ЗСУ.</text:p>
      <text:p text:style-name="P4">
— Головне мета реінтеграції — це повернення військовослужбовців досуспільства, родини, до свого військового колективу. Ми сповідуємо принцип«повернення з честю», на відміну від росіян, які успадкували радянськеставлення: якщо був у полоні — зрадник, — зазначив полковник Петухов.</text:p>
      <text:p text:style-name="P4">
<draw:frame draw:style-name="fr1" draw:name="Image264" text:anchor-type="as-char" svg:width="6.9236in" svg:height="5.644239in" draw:z-index="0">
<draw:image xlink:href="../Images/AРМІЯINFORM/2023-04-22T70-00-00-04-00/5f9a6901.jpg" xlink:type="simple" xlink:show="embed" xlink:actuate="onLoad" draw:mime-type="image/jpeg"/>
</draw:frame>
</text:p>
      <text:p text:style-name="P4">
<text:span text:style-name="T4">
Оксана ГРИГОР’ЄВА, радниця Командувача Сухопутних військ ЗСУ</text:span>
</text:p>
      <text:p text:style-name="P4">
Оксана Григор’єва розповіла учасникам круглого столу про комунікаціюкомандування Сухопутних військ України з родинами військовослужбовців, щоперебувають у полоні.</text:p>
      <text:p text:style-name="P4">
Часто в родичів наших бійців виникають питання, чому країна-агресор когось зполонених звільняє, а когось — ні.</text:p>
      <text:p text:style-name="P4">
— Я розказую їм, що коли подаються списки, російська сторона когось викреслюєі віддає тих, кого віддати вважає за потрібне… Зазвичай спочатку звільняютьжінок, — розповіла Оксана Григор’єва.</text:p>
      <text:p text:style-name="P4">
Вона щиро подякувала волонтерам, громадським та благодійним організаціям,котрі допомагають організувати процес лікування, реабілітації, психологічноїта юридичної підтримки колишніх військовополонених.</text:p>
      <text:p text:style-name="P4">
За словами радниці Командувача Сухопутних військ те, що зараз робить Україна всенсі їхнього визволення та повернення до нормального життя, викликаєзахоплення в іноземних партнерів.</text:p>
      <text:p text:style-name="P4">
<draw:frame draw:style-name="fr1" draw:name="Image265" text:anchor-type="as-char" svg:width="6.9236in" svg:height="6.020522in" draw:z-index="0">
<draw:image xlink:href="../Images/AРМІЯINFORM/2023-04-22T70-00-00-04-00/5f9a6871.jpg" xlink:type="simple" xlink:show="embed" xlink:actuate="onLoad" draw:mime-type="image/jpeg"/>
</draw:frame>
</text:p>
      <text:p text:style-name="P4">
<text:span text:style-name="T4">
Ганна МОКРОУСОВА, керівниця ГО «Блакитний птах»</text:span>
</text:p>
      <text:p text:style-name="P4">
Очільниця громадської організації «Блакитний птах» зауважила, що те, що робитьКоординаційний штаб з підтримки та допомоги нашим людям — це дійсно унікальнийдосвід і все ж держава зараз має недостатній ресурс для відновлення тадопомоги повернутим з полону, недостатньо державних реабілітаційних центрів,відомо, що подекуди доводиться чекати в черзі, аби туди потрапити.</text:p>
      <text:p text:style-name="P4">
— Багатьом повернутим з полону потрібні не лише негайна допомога, а й відтакдовготривалий супровід та відновлення, і це та царина, де держава вже не можевповні супроводжувати. Це те, де має бути співпраця громадського і державно-приватного сектору, — наголосила пані Мокроусова.</text:p>
      <text:p text:style-name="P4">
Після надання державою першої необхідної допомоги до роботи із колишнімивійськовополоненими та їхніми родичами долучається громадська організація,котра надає їм юридичну, психологічну та соціальну підтримку.</text:p>
      <text:p text:style-name="P4">
<text:span text:style-name="T5">
Фото Назара Волошина</text:span>
</text:p>
      <text:p text:style-name="P4">
Source: <text:a xlink:type="simple" xlink:href="https://armyinform.com.ua/2023/04/22/osoblyvosti-povernennya-z-polonu-ta-rozshuku-znyklyh-bezvisty-obgovoryly-u-kyyevi/" text:style-name="Internet_20_link" text:visited-style-name="Visited_20_Internet_20_Link">
https://armyinform.com.ua/2023/04/22/osoblyvosti-povernennya-z-polonu-ta-rozshuku-znyklyh-bezvisty-obgovoryly-u-kyyevi/</text:a>
</text:p>
      <!--NEWS-->
      <text:h text:style-name="P10" text:outline-level="1">
<text:span text:style-name="T4">
ЗРК Patriot суттєво посилили потенціал Повітряних Сил ЗСУ — Юрій Ігнат</text:span>
</text:h>
      <text:p text:style-name="P4">
Author: ['Дмитро Горбунов']</text:p>
      <text:p text:style-name="P4">
Time: 2023-04-22T71:00:00-04:00</text:p>
      <text:p text:style-name="P4">
Description: Про надходженні нових зразків озброєння до частин Збройних Сил України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41508942246823710_y.jpg" text:style-name="Internet_20_link" text:visited-style-name="Visited_20_Internet_20_Link">
photo_5341508942246823710_y.jpg</text:a>
']</text:p>
      <text:p text:style-name="P4">
Tags: ['STOPRUSSIA', 'ВТОРГНЕННЯ РФ', 'ЮРІЙ ІГНАТ']</text:p>
      <text:p text:style-name="P4">
Category: News</text:p>
      <!--METADATA-->
      <text:p text:style-name="P4">
<draw:frame draw:style-name="fr1" draw:name="Image266" text:anchor-type="as-char" svg:width="6.9236in" svg:height="4.361868in" draw:z-index="0">
<draw:image xlink:href="../Images/AРМІЯINFORM/2023-04-22T71-00-00-04-00/photo_5341508942246823710_y.jpg" xlink:type="simple" xlink:show="embed" xlink:actuate="onLoad" draw:mime-type="image/jpeg"/>
</draw:frame>
</text:p>
      <text:p text:style-name="P4">
Про надходженні нових зразків озброєння до частин Збройних Сил України утелемарафоні <text:a xlink:type="simple" xlink:href="https://www.youtube.com/watch" text:style-name="Internet_20_link" text:visited-style-name="Visited_20_Internet_20_Link">
«Єдині новини»</text:a>
розповів речник Командування Повітряних Сил полковник Юрій Ігнат.</text:p>
      <text:p text:style-name="P4">
— Ми вже маємо ЗРК Patriot. Поступово до нас надходять інші зразки західногоозброєння. Отже, пазли нашої протиповітряної оборони складаються. Звісно ж, миз нетерпінням чекаємо на літаки F-16. За понад рік широкомасштабноговторгнення росії в Україну численні атаки російських дронів та ракет дещовиснажили нашу ППО. Тому треба її підсилювати. Ми постійно працюємо над тим,щоб від партнерів надходили інші зенітні ракетні комплекси різного радіусудії, — розповів він.</text:p>
      <text:p text:style-name="P4">
Офіцер уточнив, що ЗРК Patriot суттєво посилили потенціал наших ПовітрянихСил. Адже американська зброя діє набагато далі, ніж застарілий ЗРК С-300.</text:p>
      <text:p text:style-name="P4">
— Відтепер на певних напрямках, де противник застосує свої Су-35 для скиданняавіабомб, ми стали більш сильніші. Принаймні російські літаки триматимутьсядещо далі від нашого кордону. Зауважу, що повністю питання можна розв’язати ізприбуттям до нас літаків типу F-16. Останні зможуть оперативно реагувати надії окупантів та бути там, де треба, — насамкінець зауважив речникКомандування Повітряних Сил ЗСУ.</text:p>
      <text:p text:style-name="P4">
Source: <text:a xlink:type="simple" xlink:href="https://armyinform.com.ua/2023/04/22/zrk-patriot-suttyevo-posylyly-potenczial-povitryanyh-syl-zsu-yurij-ignat/" text:style-name="Internet_20_link" text:visited-style-name="Visited_20_Internet_20_Link">
https://armyinform.com.ua/2023/04/22/zrk-patriot-suttyevo-posylyly-potenczial-povitryanyh-syl-zsu-yurij-ignat/</text:a>
</text:p>
      <!--NEWS-->
      <text:h text:style-name="P10" text:outline-level="1">
<text:span text:style-name="T4">
Окупантам наказують не забирати своїх поранених із поля бою — Олексій Дмитрашківський</text:span>
</text:h>
      <text:p text:style-name="P4">
Author: ['Дмитро Горбунов']</text:p>
      <text:p text:style-name="P4">
Time: 2023-04-22T72:00:00-04:00</text:p>
      <text:p text:style-name="P4">
Description: Про дії ворога на Донеччині та Півдні України в ефірі телемарафону «Єд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41508942246823202_y.jpg" text:style-name="Internet_20_link" text:visited-style-name="Visited_20_Internet_20_Link">
photo_5341508942246823202_y.jpg</text:a>
']</text:p>
      <text:p text:style-name="P4">
Tags: ['ВІЙСЬКОВІ ЗЛОЧИНИ РФ', 'ОЛЕКСІЙ ДМИТРАШКІВСЬКИЙ']</text:p>
      <text:p text:style-name="P4">
Category: News</text:p>
      <!--METADATA-->
      <text:p text:style-name="P4">
<draw:frame draw:style-name="fr1" draw:name="Image267" text:anchor-type="as-char" svg:width="6.9236in" svg:height="3.536806in" draw:z-index="0">
<draw:image xlink:href="../Images/AРМІЯINFORM/2023-04-22T72-00-00-04-00/photo_5341508942246823202_y.jpg" xlink:type="simple" xlink:show="embed" xlink:actuate="onLoad" draw:mime-type="image/jpeg"/>
</draw:frame>
</text:p>
      <text:p text:style-name="P4">
Про дії ворога на Донеччині та Півдні України в ефірі телемарафону <text:a xlink:type="simple" xlink:href="https://www.youtube.com/watch" text:style-name="Internet_20_link" text:visited-style-name="Visited_20_Internet_20_Link">
«Єдиніновини»</text:a>
 розповів речникоб’єднаного пресцентру Сил оборони Таврійського напрямку полковник ОлексійДмитрашківський.</text:p>
      <text:p text:style-name="P4">
— Ворог дещо зменшив свій натиск на Вугледарському напрямку. Але Мар’їнськийта Авдіївські напрямки залишаються важкими. Там обстріли не припиняються анівдень, ані вночі. Проте, завдяки вправній роботі наших гармашів, жодна з атакворога не завершилася успіхом. Протягом минулої доби ворог 24 рази штурмувавнаші позиції. Більшість цих спроб окупанти зробили в районі Мар’їнки таПервомайського. Скрізь ворог отримував гідну відсіч і відмовлявся від власнихпланів, — зауважив офіцер ЗСУ.</text:p>
      <text:p text:style-name="P4">
Він додав, що після чергової ротації окупантів на Мар’їнському напрямку, тудизайшли так звані штурмові підрозділи зет. У лавах останніх є чимало людей ізкримінальним минулим і таких осіб, яких би раніше ніколи не взяли на службу доросармії.</text:p>
      <text:p text:style-name="P4">
— Для цих нових підрозділів окупантів існує окремий статут. Між іншим, тамведеться, що своїх поранених із поля бою не забирати. Робиться це, аби невідвертати від штурмових дій вцілілий особовий склад. До нас потрапилиположення про ці підрозділи «зет» зі складу восьмої загальновійськовій арміїрф. Там чітко зазначено, що на підготовку цих підрозділів виділяється лише10-15 днів. Ба більше, жодного обліку всіх загиблих в цих підрозділахокупантів не ведеться, — зауважив офіцер ЗСУ.</text:p>
      <text:p text:style-name="P4">
Також армієць коротко розповів й про ситуацію на інших напрямках.</text:p>
      <text:p text:style-name="P4">
— Запорізький напрямок залишається без змін. Ворог штурмових дій не проводив.Там працювала лише його ствольна та реактивна артилерії, — повідомив полковникОлексій Дмитрашківський.</text:p>
      <text:p text:style-name="P4">
Source: <text:a xlink:type="simple" xlink:href="https://armyinform.com.ua/2023/04/22/okupantam-nakazuyut-ne-zabyraty-svoyih-poranenyh-iz-polya-boyu-oleksij-dmytrashkivskyj/" text:style-name="Internet_20_link" text:visited-style-name="Visited_20_Internet_20_Link">
https://armyinform.com.ua/2023/04/22/okupantam-nakazuyut-ne-zabyraty-svoyih-poranenyh-iz-polya-boyu-oleksij-dmytrashkivskyj/</text:a>
</text:p>
      <!--NEWS-->
      <text:h text:style-name="P10" text:outline-level="1">
<text:span text:style-name="T4">
Премія YUNA оголосила переможців 2023 року: 12 пісень незламної України</text:span>
</text:h>
      <text:p text:style-name="P4">
Author: ['Володимир Поліщук']</text:p>
      <text:p text:style-name="P4">
Time: 2023-04-22T73:00:00-04:00</text:p>
      <text:p text:style-name="P4">
Description: Нещодавно під час онлайн-трансляції на офіційному ютуб-каналі Національної музич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hatsapp-image-2023-04-21-at-09.07.20.jpeg" text:style-name="Internet_20_link" text:visited-style-name="Visited_20_Internet_20_Link">
whatsapp-image-2023-04-21-at-09.07.20.jpeg</text:a>
']</text:p>
      <text:p text:style-name="P4">
Tags: ['МУЗИКА']</text:p>
      <text:p text:style-name="P4">
Category: News</text:p>
      <!--METADATA-->
      <text:p text:style-name="P4">
<draw:frame draw:style-name="fr1" draw:name="Image268" text:anchor-type="as-char" svg:width="6.9236in" svg:height="4.615733in" draw:z-index="0">
<draw:image xlink:href="../Images/AРМІЯINFORM/2023-04-22T73-00-00-04-00/whatsapp-image-2023-04-21-at-09.07.20.jpeg" xlink:type="simple" xlink:show="embed" xlink:actuate="onLoad" draw:mime-type="image/jpeg"/>
</draw:frame>
</text:p>
      <text:p text:style-name="P4">
Нещодавно під час онлайн-трансляції на офіційному ютуб-каналі Національноїмузичної премії YUNA відбулося оголошення імен артистів, які отримали нагородицього року.</text:p>
      <text:p text:style-name="P4">
Премію YUNA започаткував відомий радіоведучий та продюсер Павло Шилько влітку2011 року. Проєкт за участю експертів музичної індустрії відзначає найкращихукраїнських виконавців. Гарантом чесності премії є аудиторська компаніяDeloitte, яка співпрацює з найпрестижнішою музичною нагородою у світі —Grammy.</text:p>
      <text:p text:style-name="P4">
Назва премії склалася з чотирьох слів: YUNA — це Yearly Ukrainian NationalAward. Тобто щорічна українська національна нагорода. З самого початку доцього дня YUNA є єдиною музичною премією в Україні національного масштабу.Загалом лауреатами премії ставали більше ніж 60 гуртів та сольних артистів,композиторів, кліпмейкерів та продюсерів. Серед переможців минулих років: ОлегСкрипка, The Hardkiss, MONATIK, Джамала та інші відомі виконавці.</text:p>
      <text:p text:style-name="P4">
Згідно з оновленим регламентом YUNA, який був адаптований до реалій воєнногостану, цього року переможців члени журі премії обирали не у звичнихномінаціях, а зі списку ТОП-100 нових пісень, найбільш ротованих навсеукраїнських радіостанціях за період 24 лютого — 31 грудня 2022 року. ГаслоYUNA 2023 — «ПІСНІ НЕЗЛАМНОЇ УКРАЇНИ».</text:p>
      <text:p text:style-name="P4">
Можливості отримати нагороди YUNA були позбавлені як артисти країн-агресорок,так і ті, хто публічно підтримав російську агресію проти України, перебуваєпід санкціями України, країн ЄС та США, і хто до або після широкомасштабноговторгнення публічно не ідентифікували себе як українські виконавці тавиконавиці.</text:p>
      <text:p text:style-name="P4">
Перемогли 12 пісень, які набрали найбільше голосів експертів:</text:p>
      <text:p text:style-name="P4">
<text:a xlink:type="simple" xlink:href="https://www.youtube.com/watch" text:style-name="Internet_20_link" text:visited-style-name="Visited_20_Internet_20_Link">
24/02</text:a>
 — БЕЗ ОБМЕЖЕНЬ</text:p>
      <text:p text:style-name="P4">
<text:a xlink:type="simple" xlink:href="https://www.youtube.com/watch" text:style-name="Internet_20_link" text:visited-style-name="Visited_20_Internet_20_Link">
2step</text:a>
 — АНТИТІЛА та Ed Sheeran</text:p>
      <text:p text:style-name="P4">
<text:a xlink:type="simple" xlink:href="https://www.youtube.com/watch" text:style-name="Internet_20_link" text:visited-style-name="Visited_20_Internet_20_Link">
Місто Марії</text:a>
 — Океан Ельзи</text:p>
      <text:p text:style-name="P4">
<text:a xlink:type="simple" xlink:href="https://www.youtube.com/watch" text:style-name="Internet_20_link" text:visited-style-name="Visited_20_Internet_20_Link">
Біля тополі</text:a>
 — SHUMEI</text:p>
      <text:p text:style-name="P4">
<text:a xlink:type="simple" xlink:href="https://www.youtube.com/watch" text:style-name="Internet_20_link" text:visited-style-name="Visited_20_Internet_20_Link">
Пес Патрон</text:a>
 — KARTA SVITU</text:p>
      <text:p text:style-name="P4">
<text:a xlink:type="simple" xlink:href="https://www.youtube.com/watch" text:style-name="Internet_20_link" text:visited-style-name="Visited_20_Internet_20_Link">
Біля серця</text:a>
 — KOLA</text:p>
      <text:p text:style-name="P4">
<text:a xlink:type="simple" xlink:href="https://www.youtube.com/watch" text:style-name="Internet_20_link" text:visited-style-name="Visited_20_Internet_20_Link">
Hey Hey Rise Up</text:a>
 — АндрійХливнюк (Бумбокс) та Pink Floyd</text:p>
      <text:p text:style-name="P4">
<text:a xlink:type="simple" xlink:href="https://www.youtube.com/watch" text:style-name="Internet_20_link" text:visited-style-name="Visited_20_Internet_20_Link">
Чути гімн</text:a>
 — SKOFKA</text:p>
      <text:p text:style-name="P4">
<text:a xlink:type="simple" xlink:href="https://www.youtube.com/watch" text:style-name="Internet_20_link" text:visited-style-name="Visited_20_Internet_20_Link">
Буде весна</text:a>
 — Макс Барських</text:p>
      <text:p text:style-name="P4">
<text:a xlink:type="simple" xlink:href="https://www.youtube.com/watch" text:style-name="Internet_20_link" text:visited-style-name="Visited_20_Internet_20_Link">
Враже</text:a>
 — Енджі Крейда</text:p>
      <text:p text:style-name="P4">
<text:a xlink:type="simple" xlink:href="https://www.youtube.com/watch" text:style-name="Internet_20_link" text:visited-style-name="Visited_20_Internet_20_Link">
Допоможе ЗСУ</text:a>
 — Chico &amp;Qatoshi</text:p>
      <text:p text:style-name="P4">
<text:a xlink:type="simple" xlink:href="https://www.youtube.com/watch" text:style-name="Internet_20_link" text:visited-style-name="Visited_20_Internet_20_Link">
Oy U Luzi Chervona Kalyna</text:a>
 (ArmyRemix) — Бумбокс та The Kiffness</text:p>
      <text:p text:style-name="P4">
PR-директор YUNA Роман Мединський розповів кореспонденту АрміяInform, щоцьогорічна національна музична премія відзначила пісні, що стали ототожненнямтих подій, які зараз відбуваються в Україні.</text:p>
      <text:p text:style-name="P4">
— Переможців визначало журі, що складалося із понад 60 музичних експертів,журналістів, людей, які займаються професійно музикою. Цього року нагородженнявідбулося в он-лайн режимі. «В живу», я сподіваюсь, церемонію вручення преміїми проведемо в середині червня, — повідомив Роман Мединський.</text:p>
      <text:p text:style-name="P4">
Він зауважив, що премія YUNA багатьом гуртам та виконавцям дала гарний поштовху подальшій творчості.</text:p>
      <text:p text:style-name="P4">
Цікаво, що цьогоріч, напередодні 24 лютого, Інформаційне агентство Міноборониу своєму рейтингу також склало добірку найкращих пісень — «<text:a xlink:type="simple" xlink:href="https://armyinform.com.ua/2023/02/13/topdyuzhyna-pisen-suchasnoyi-rosijsko-ukrayinskoyi-vijny-i-cherez-100-rokiv-yih-spivatymut-ukrayinczi/" text:style-name="Internet_20_link" text:visited-style-name="Visited_20_Internet_20_Link">
Топдюжина пісеньсучасної російсько-українськоївійни</text:a>
».Серед цих дванадцятьох музичних творів дві — «Біля тополі» та «Ой у лузічервона калина», дістали статуетку української музичної премії.</text:p>
      <text:p text:style-name="P4">
Source: <text:a xlink:type="simple" xlink:href="https://armyinform.com.ua/2023/04/22/premiya-yuna-ogolosyla-peremozhcziv-2023-roku-12-pisen-nezlamnoyi-ukrayiny/" text:style-name="Internet_20_link" text:visited-style-name="Visited_20_Internet_20_Link">
https://armyinform.com.ua/2023/04/22/premiya-yuna-ogolosyla-peremozhcziv-2023-roku-12-pisen-nezlamnoyi-ukrayiny/</text:a>
</text:p>
      <!--NEWS-->
      <text:h text:style-name="P10" text:outline-level="1">
<text:span text:style-name="T4">
Національний тур «Кіно заради Перемоги!» на минулому тижні перетнув межу в 1200 кінопоказів</text:span>
</text:h>
      <text:p text:style-name="P4">
Author: ['АРМІЯINFORM']</text:p>
      <text:p text:style-name="P4">
Time: 2023-04-22T74:00:00-04:00</text:p>
      <text:p text:style-name="P4">
Description: Національний тур «Кіно заради Перемоги!» на минулому тижні пройшов у 21 військов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925936_579170107567105_6291769596205321056_n.jpg" text:style-name="Internet_20_link" text:visited-style-name="Visited_20_Internet_20_Link">
342925936_579170107567105_6291769596205321056_n.jpg</text:a>
', '<text:a xlink:type="simple" xlink:href="https://armyinform.com.ua/wp-content/uploads/2023/04/342348864_1490378194822587_3377604399103569386_n-150x150.jpg" text:style-name="Internet_20_link" text:visited-style-name="Visited_20_Internet_20_Link">
342348864_1490378194822587_3377604399103569386_n-150x150.jpg</text:a>
', '<text:a xlink:type="simple" xlink:href="https://armyinform.com.ua/wp-content/uploads/2023/04/342554538_690505982876661_1318015692756435224_n-150x150.jpg" text:style-name="Internet_20_link" text:visited-style-name="Visited_20_Internet_20_Link">
342554538_690505982876661_1318015692756435224_n-150x150.jpg</text:a>
', '<text:a xlink:type="simple" xlink:href="https://armyinform.com.ua/wp-content/uploads/2023/04/342364547_3406845409589406_5389977053258744910_n-150x150.jpg" text:style-name="Internet_20_link" text:visited-style-name="Visited_20_Internet_20_Link">
342364547_3406845409589406_5389977053258744910_n-150x150.jpg</text:a>
']</text:p>
      <text:p text:style-name="P4">
Tags: ['ВОЄННЕ КІНО', 'ГШ ЗС УКРАЇНИ']</text:p>
      <text:p text:style-name="P4">
Category: News</text:p>
      <!--METADATA-->
      <text:p text:style-name="P4">
<draw:frame draw:style-name="fr1" draw:name="Image269" text:anchor-type="as-char" svg:width="6.9236in" svg:height="4.608521in" draw:z-index="0">
<draw:image xlink:href="../Images/AРМІЯINFORM/2023-04-22T74-00-00-04-00/342925936_579170107567105_6291769596205321056_n.jpg" xlink:type="simple" xlink:show="embed" xlink:actuate="onLoad" draw:mime-type="image/jpeg"/>
</draw:frame>
</text:p>
      <text:p text:style-name="P4">
Національний тур «Кіно заради Перемоги!» на минулому тижні пройшов у 21військовій частині та перетнув межу в 1200 кінопоказів,<text:a xlink:type="simple" xlink:href="https://www.facebook.com/GeneralStaff.ua/posts/pfbid0NonsyNKCuqrsYnQ8bLPAHVoNo11U8B2prT59S29vfLTShwMEmo6PrM89s2LdyQrcl" text:style-name="Internet_20_link" text:visited-style-name="Visited_20_Internet_20_Link">
інформує</text:a>
Генеральний штаб ЗС України.</text:p>
      <text:p text:style-name="P4">
З 11 по 16 квітня 2023 року відбулось 19 показів документальної стрічки «МІФ»режисерів Леоніда Кантера та Івана Яснія для військових Збройних Сил України,що виконують спеціальні завдання. Покази відбулись в 10 областях.</text:p>
      <text:p text:style-name="P4">
<text:a xlink:type="simple" xlink:href="https://armyinform.com.ua/wp-content/uploads/2023/04/342348864_1490378194822587_3377604399103569386_n.jpg" text:style-name="Internet_20_link" text:visited-style-name="Visited_20_Internet_20_Link">
<draw:frame draw:style-name="fr1" draw:name="Image270" text:anchor-type="as-char" svg:width="6.9236in" svg:height="6.9236in" draw:z-index="0">
<draw:image xlink:href="../Images/AРМІЯINFORM/2023-04-22T74-00-00-04-00/342348864_1490378194822587_3377604399103569386_n-150x150.jpg" xlink:type="simple" xlink:show="embed" xlink:actuate="onLoad" draw:mime-type="image/jpeg"/>
</draw:frame>
</text:a>
</text:p>
      <text:p text:style-name="P4">
<text:a xlink:type="simple" xlink:href="https://armyinform.com.ua/wp-content/uploads/2023/04/342554538_690505982876661_1318015692756435224_n.jpg" text:style-name="Internet_20_link" text:visited-style-name="Visited_20_Internet_20_Link">
<draw:frame draw:style-name="fr1" draw:name="Image271" text:anchor-type="as-char" svg:width="6.9236in" svg:height="6.9236in" draw:z-index="0">
<draw:image xlink:href="../Images/AРМІЯINFORM/2023-04-22T74-00-00-04-00/342554538_690505982876661_1318015692756435224_n-150x150.jpg" xlink:type="simple" xlink:show="embed" xlink:actuate="onLoad" draw:mime-type="image/jpeg"/>
</draw:frame>
</text:a>
</text:p>
      <text:p text:style-name="P4">
<text:a xlink:type="simple" xlink:href="https://armyinform.com.ua/wp-content/uploads/2023/04/342364547_3406845409589406_5389977053258744910_n.jpg" text:style-name="Internet_20_link" text:visited-style-name="Visited_20_Internet_20_Link">
<draw:frame draw:style-name="fr1" draw:name="Image272" text:anchor-type="as-char" svg:width="6.9236in" svg:height="6.9236in" draw:z-index="0">
<draw:image xlink:href="../Images/AРМІЯINFORM/2023-04-22T74-00-00-04-00/342364547_3406845409589406_5389977053258744910_n-150x150.jpg" xlink:type="simple" xlink:show="embed" xlink:actuate="onLoad" draw:mime-type="image/jpeg"/>
</draw:frame>
</text:a>
</text:p>
      <text:p text:style-name="P4">
16 квітня, у двох військових частинах на Хмельниччині продемонствано новувійськову драму Мирний-21 / Myrnyi-21 режисера Ахтема Сеітаблаєва.</text:p>
      <text:p text:style-name="P4">
Починаючи з 6 серпня 2022 року, в межах Національного туру «Кіно зарадиПеремоги!», відбулось 1218 кінопоказів у 267 населених пунктах та військовихчастинах.</text:p>
      <text:p text:style-name="P4">
Покази організовано у співпраці служби цивільно-військового співробітництваштабу Командування Сил логістики Збройних Сил України та Асоціації «Дивисьукраїнське!».</text:p>
      <text:p text:style-name="P4">
Проект реалізується за ініціативи Офісу Президента України, Держкіно,Асоціації «Дивись українське!» та за підтримки Фонду «МХП-Громаді» та компаніїDeloitte в Україні, за сприяння компанії «Вавілон», Громадської організації«УкрКіноФест», ГО «Спілка підприємців теле та кіноіндустрії», окремихпідрозділів ЗСУ та Національної гвардії України, у взаємодії з обласнимивійськово-цивільними адміністраціями та Національною поліцією України.</text:p>
      <text:p text:style-name="P4">
Source: <text:a xlink:type="simple" xlink:href="https://armyinform.com.ua/2023/04/22/naczionalnyj-tur-kino-zarady-peremogy-na-mynulomu-tyzhni-peretnuv-mezhu-v-1200-kinopokaziv/" text:style-name="Internet_20_link" text:visited-style-name="Visited_20_Internet_20_Link">
https://armyinform.com.ua/2023/04/22/naczionalnyj-tur-kino-zarady-peremogy-na-mynulomu-tyzhni-peretnuv-mezhu-v-1200-kinopokaziv/</text:a>
</text:p>
      <!--NEWS-->
      <text:h text:style-name="P10" text:outline-level="1">
<text:span text:style-name="T4">
Європарламент обговорив питання повернення депортованих до росії українських дітей</text:span>
</text:h>
      <text:p text:style-name="P4">
Author: ['АРМІЯINFORM']</text:p>
      <text:p text:style-name="P4">
Time: 2023-04-22T75:00:00-04:00</text:p>
      <text:p text:style-name="P4">
Description: Європейський парламент обговорив питання повернення українських дітей, незакон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22_110231_863.jpg" text:style-name="Internet_20_link" text:visited-style-name="Visited_20_Internet_20_Link">
img_20230422_110231_863.jpg</text:a>
']</text:p>
      <text:p text:style-name="P4">
Tags: ['ВОЄННІ ЗЛОЧИНИ', 'ВОЄННІ ЗЛОЧИНИ РФ']</text:p>
      <text:p text:style-name="P4">
Category: News</text:p>
      <!--METADATA-->
      <text:p text:style-name="P4">
<draw:frame draw:style-name="fr1" draw:name="Image273" text:anchor-type="as-char" svg:width="6.9236in" svg:height="3.891999in" draw:z-index="0">
<draw:image xlink:href="../Images/AРМІЯINFORM/2023-04-22T75-00-00-04-00/img_20230422_110231_863.jpg" xlink:type="simple" xlink:show="embed" xlink:actuate="onLoad" draw:mime-type="image/jpeg"/>
</draw:frame>
</text:p>
      <text:p text:style-name="P4">
Європейський парламент обговорив питання повернення українських дітей,незаконно депортованих на територію рф,<text:a xlink:type="simple" xlink:href="https://minre.gov.ua/2023/04/22/yevroparlament-obgovoryv-pytannya-povernennya-deportovanyh-do-rosiyi-ukrayinskyh-ditej/" text:style-name="Internet_20_link" text:visited-style-name="Visited_20_Internet_20_Link">
інформує</text:a>
 Міністерство з питаньреінтеграції тимчасово окупованих територій України. Зазначалося, що наразі їхкількість може сягати від 16 до 300 тисяч. Таку цифру євродепутати пояснилитим, що вивозити наших дітей росіяни розпочали ще 2014 року — з часу окупаціїКриму та частини Донецької й Луганської областей.</text:p>
      <text:p text:style-name="P4">
Вони також акцентували на тому, що насильницька депортація знову сталаможливою, тому що подібні злочини, скоєні в СРСР, свого часу не булизасуджені. А винні ніколи не переслідувалися на міжнародному рівні. Втім, нинісвітова спільнота врахувала цей факт і Міжнародний кримінальний суд видавордер на арешт російського диктатора володимира путіна та російськоїуповноваженої з прав дитини марії львової-бєлової.</text:p>
      <text:p text:style-name="P4">
ЄС і надалі продовжує підтримувати Україну в розслідуваннях воєнних злочинів ізлочинів проти людяності. Комісія ЄС вже виділила Міжнародному кримінальномусуду в Гаазі понад 10 мільйонів євро, а також ідентифікувала 16 російськихпосадових осіб, відповідальних за примусове переміщення дітей із тимчасовоокупованих територій.</text:p>
      <text:p text:style-name="P4">
Наступним кроком спільних зусиль буде конференція, організована Єврокомісієюта Польщею. Вона покликана об’єднати міжнародні зусилля для пошуку насильновивезених з України дітей.</text:p>
      <text:p text:style-name="P4">
Source: <text:a xlink:type="simple" xlink:href="https://armyinform.com.ua/2023/04/22/yevroparlament-obgovoryv-pytannya-povernennya-deportovanyh-do-rosiyi-ukrayinskyh-ditej/" text:style-name="Internet_20_link" text:visited-style-name="Visited_20_Internet_20_Link">
https://armyinform.com.ua/2023/04/22/yevroparlament-obgovoryv-pytannya-povernennya-deportovanyh-do-rosiyi-ukrayinskyh-ditej/</text:a>
</text:p>
      <!--NEWS-->
      <text:h text:style-name="P10" text:outline-level="1">
<text:span text:style-name="T4">
російські представники так званих еліт бояться за своє майбутнє — ГУР</text:span>
</text:h>
      <text:p text:style-name="P4">
Author: ['АРМІЯINFORM']</text:p>
      <text:p text:style-name="P4">
Time: 2023-04-22T76:00:00-04:00</text:p>
      <text:p text:style-name="P4">
Description: російські представники так званих «еліт» бояться за своє майбутнє і тому шукають контак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718498_167603915895372_3323233829706224290_n.jpg" text:style-name="Internet_20_link" text:visited-style-name="Visited_20_Internet_20_Link">
342718498_167603915895372_3323233829706224290_n.jpg</text:a>
']</text:p>
      <text:p text:style-name="P4">
Tags: ['АНДРІЙ ЮСОВ', 'ГУР', 'ГУР МІНОБОРОНИ УКРАЇНИ']</text:p>
      <text:p text:style-name="P4">
Category: News</text:p>
      <!--METADATA-->
      <text:p text:style-name="P4">
<draw:frame draw:style-name="fr1" draw:name="Image274" text:anchor-type="as-char" svg:width="6.9236in" svg:height="3.894525in" draw:z-index="0">
<draw:image xlink:href="../Images/AРМІЯINFORM/2023-04-22T76-00-00-04-00/342718498_167603915895372_3323233829706224290_n.jpg" xlink:type="simple" xlink:show="embed" xlink:actuate="onLoad" draw:mime-type="image/jpeg"/>
</draw:frame>
</text:p>
      <text:p text:style-name="P4">
російські представники так званих «еліт» бояться за своє майбутнє і томушукають контакти з Україною та іншими країнами, щоб отримати можливі гарантіїбезпеки після поразки росії</text:p>
      <text:p text:style-name="P4">
Про це представник Головного управління розвідки Міністерства оборони УкраїниАндрій Юсов<text:a xlink:type="simple" xlink:href="https://www.facebook.com/DefenceIntelligenceofUkraine/posts/pfbid02U7DXfRMWzvbqYsofxR3nZCH6jF3WFdGsfDXUuBCxXSCY8wtwNYN81NT2n77zbMPKl" text:style-name="Internet_20_link" text:visited-style-name="Visited_20_Internet_20_Link">
заявив</text:a>
у ефірі національного телемарафону.</text:p>
      <text:p text:style-name="P4">
«Шукають виходи, безумовно. І не лише з Україною. Географія, на якій вонинамагаються отримати персональні гарантії безпеки для себе, для своїх статків,для своїх сімей, є досить широкою», — сказав представник ГУР МО України.</text:p>
      <text:p text:style-name="P4">
Андрій Юсов зазначив, що насамперед росіяни роблять ці зусилля для того, щобуникнути можливого майбутнього притягнення до відповідальності.</text:p>
      <text:p text:style-name="P4">
«Зараз це більшою мірою стосується умовної бізнес-еліти, але є вже також іпредставники політичного сегмента верхівки мешканців кремля. Цей процес тількинабиратиме обертів», — сказав Андрій Юсов.</text:p>
      <text:p text:style-name="P4">
За прогнозом ГУР МО України, що більшими будуть успіхи українських сил безпекита оборони, то більше буде таких контактів.</text:p>
      <text:p text:style-name="P4">
«Україна, безумовно, використовує будь-які інструменти, найбільш креативніпідходи для того, щоб прискорити звільнення наших територій, притягненнядержави-агресора до відповідальності… Багато контактів та операційреалізується, про які зараз ми не можемо говорити. Але після перемоги,повірте, буде багато цікавого», — підсумував Андрій Юсов.</text:p>
      <text:p text:style-name="P4">
Source: <text:a xlink:type="simple" xlink:href="https://armyinform.com.ua/2023/04/22/rosijski-predstavnyky-tak-zvanyh-elit-boyatsya-za-svoye-majbutnye-i-tomu-shukayut-kontakty-z-ukrayinoyu-gur/" text:style-name="Internet_20_link" text:visited-style-name="Visited_20_Internet_20_Link">
https://armyinform.com.ua/2023/04/22/rosijski-predstavnyky-tak-zvanyh-elit-boyatsya-za-svoye-majbutnye-i-tomu-shukayut-kontakty-z-ukrayinoyu-gur/</text:a>
</text:p>
      <!--NEWS-->
      <text:h text:style-name="P10" text:outline-level="1">
<text:span text:style-name="T4">
Ідентифіковано ще 12 колаборантів, які фабрикували справи проти українців</text:span>
</text:h>
      <text:p text:style-name="P4">
Author: ['АРМІЯINFORM']</text:p>
      <text:p text:style-name="P4">
Time: 2023-04-22T77:00:00-04:00</text:p>
      <text:p text:style-name="P4">
Description: Встановилено особи ще дванадцяти колаборантів, які вступили до створеного агресо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ownload.jpeg" text:style-name="Internet_20_link" text:visited-style-name="Visited_20_Internet_20_Link">
download.jpeg</text:a>
']</text:p>
      <text:p text:style-name="P4">
Tags: ['КОЛАБОРАНТИ', 'СБУ']</text:p>
      <text:p text:style-name="P4">
Category: News</text:p>
      <!--METADATA-->
      <text:p text:style-name="P4">
<draw:frame draw:style-name="fr1" draw:name="Image275" text:anchor-type="as-char" svg:width="6.9236in" svg:height="3.894525in" draw:z-index="0">
<draw:image xlink:href="../Images/AРМІЯINFORM/2023-04-22T77-00-00-04-00/download.jpeg" xlink:type="simple" xlink:show="embed" xlink:actuate="onLoad" draw:mime-type="image/jpeg"/>
</draw:frame>
</text:p>
      <text:p text:style-name="P4">
Встановилено особи ще дванадцяти колаборантів, які вступили до створеногоагресором «головного управління мвс рф Херсонської області»,<text:a xlink:type="simple" xlink:href="https://ssu.gov.ua/novyny/sbu-identyfikuvala-shche-12-kolaborantiv-z-okupatsiinoho-mvs-rf-na-khersonshchyni-yaki-fabrykuvaly-spravy-proty-ukraintsiv" text:style-name="Internet_20_link" text:visited-style-name="Visited_20_Internet_20_Link">
інформує</text:a>
 Служба безпеки України.</text:p>
      <text:p text:style-name="P4">
У лавах російського карального органу вони виконували завдання москви щодопоширення кремлівського режиму та придушення руху опору на тимчасовозахопленій частині регіону.</text:p>
      <text:p text:style-name="P4">
Серед ідентифікованих колаборантів 30-річна мешканка обласного центру, якадобровільно погодилась стати «слідчим» в одному з «райвідділів»псевдоустанови.</text:p>
      <text:p text:style-name="P4">
Перебуваючи на «посаді», вона брала участь у незаконних затриманнях таув’язненні місцевих жителів, які чинили супротив окупантам.</text:p>
      <text:p text:style-name="P4">
Для цього займалася «серійним» фабрикуванням справ проти мешканців захопленихрайонів області.</text:p>
      <text:p text:style-name="P4">
Також вона причетна до пограбування особистого майна людей під час проведення«обшуків» у їхніх оселях.</text:p>
      <text:p text:style-name="P4">
Крім того, співробітники СБУ викрили трьох колишніх правоохоронців, якіпідтримали російську збройну агресію та вступили до лав окупантів.</text:p>
      <text:p text:style-name="P4">
Їх призначили до створеного загарбниками «експертно-криміналістичного центру»,який відповідальний за підробку експертиз у «карних справах» проти українськихпатріотів.</text:p>
      <text:p text:style-name="P4">
На підставі зібраних доказів слідчі Служби безпеки повідомили їм та іншимфігурантам про підозру за ч. 7 ст. 111-1 Кримінального кодексу України(колабораційна діяльність).</text:p>
      <text:p text:style-name="P4">
Наразі зловмисники переховуються від правосуддя у захоплених районах на півдніУкраїни.</text:p>
      <text:p text:style-name="P4">
Втім, співробітники СБУ знають про місця перебування ворожих поплічників іпроводять комплексні заходи для притягнення їх до відповідальності за злочинипроти нашої держави.</text:p>
      <text:p text:style-name="P4">
Розслідування проводили співробітники СБУ у Херсонській області спільно зНаціональною поліцією за процесуального керівництва органів прокуратури.</text:p>
      <text:p text:style-name="P4">
Source: <text:a xlink:type="simple" xlink:href="https://armyinform.com.ua/2023/04/22/identyfikovano-shhe-12-kolaborantiv-yaki-fabrykuvaly-spravy-proty-ukrayincziv/" text:style-name="Internet_20_link" text:visited-style-name="Visited_20_Internet_20_Link">
https://armyinform.com.ua/2023/04/22/identyfikovano-shhe-12-kolaborantiv-yaki-fabrykuvaly-spravy-proty-ukrayincziv/</text:a>
</text:p>
      <!--NEWS-->
      <text:h text:style-name="P10" text:outline-level="1">
<text:span text:style-name="T4">
На сьогодні у сфері обміну полоненими Україна насправді робить неможливе — Богдан Охріменко</text:span>
</text:h>
      <text:p text:style-name="P4">
Author: ['Руслан Ткачук']</text:p>
      <text:p text:style-name="P4">
Time: 2023-04-22T78:00:00-04:00</text:p>
      <text:p text:style-name="P4">
Description: У Military Media Center відбувся круглий стіл, присвячений особливостям роб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9a6911-1.jpg" text:style-name="Internet_20_link" text:visited-style-name="Visited_20_Internet_20_Link">
5f9a6911-1.jpg</text:a>
']</text:p>
      <text:p text:style-name="P4">
Tags: []</text:p>
      <text:p text:style-name="P4">
Category: News</text:p>
      <!--METADATA-->
      <text:p text:style-name="P4">
<draw:frame draw:style-name="fr1" draw:name="Image276" text:anchor-type="as-char" svg:width="6.9236in" svg:height="6.190999in" draw:z-index="0">
<draw:image xlink:href="../Images/AРМІЯINFORM/2023-04-22T78-00-00-04-00/5f9a6911-1.jpg" xlink:type="simple" xlink:show="embed" xlink:actuate="onLoad" draw:mime-type="image/jpeg"/>
</draw:frame>
</text:p>
      <text:p text:style-name="P4">
У Military Media Center відбувся круглий стіл, присвячений особливостям роботиз повернутими із полону військовими та пошуку зниклих безвісти.</text:p>
      <text:p text:style-name="P4">
— Україна на сьогодні робить у сфері обміну полоненими насправді неможливе, —представник Координаційного штабу з питань поводження з військовополоненимиБогдан Охріменко. — Тому що навіть женевськими конвенціями передбачено обмінвійськовополоненими лише після закінчення бойових дій. Ми це робимо під часвійни. Вже є неодноразові звернення від НАТО, європейських країн, СполученихШтатів Америки щодо обміну досвідом з цього напрямку. Західні партнери бачатьнаші досягнення і хочуть їх перейняти. Отож, тепер не ми їздимо до нихнавчатися — вони приїжджають до нас з проханням поділитися набутим.Відповідно, нам є чим пишатися.</text:p>
      <text:p text:style-name="P4">
Розумію сподівання родичів і їхні очікування щодо нашої результативності.Кожен з них прагне якнайшвидшого повернення свого рідного з полону додому. Алепитання в тому, що навіть зараз, в цю секунду, тривають бойові дії. І,можливо, навіть зараз хтось у цей момент пропав безвісти, можливо, загинув, аможливо, потрапив до полону. Ми знаємо про кожного військовослужбовця, якийпропав безвісти, і ми по всі працюємо. Як тільки нам вдається довестиперемовний процес і отримати результат у вигляді обміну, цейвійськовослужбовець повертається.</text:p>
      <text:p text:style-name="P4">
читайте також:</text:p>
      <text:p text:style-name="P4">
Особливості повернення з полону та розшуку зниклих безвісти обговорили уКиєві.</text:p>
      <text:p text:style-name="P4">
<text:span text:style-name="T5">
Фото Назара Волошина</text:span>
</text:p>
      <text:p text:style-name="P4">
Source: <text:a xlink:type="simple" xlink:href="https://armyinform.com.ua/2023/04/22/na-sogodnishnij-den-u-sferi-obminu-polonenymy-ukrayina-naspravdi-robyt-nemozhlyve-bogdan-ohrimenko/" text:style-name="Internet_20_link" text:visited-style-name="Visited_20_Internet_20_Link">
https://armyinform.com.ua/2023/04/22/na-sogodnishnij-den-u-sferi-obminu-polonenymy-ukrayina-naspravdi-robyt-nemozhlyve-bogdan-ohrimenko/</text:a>
</text:p>
      <!--NEWS-->
      <text:h text:style-name="P10" text:outline-level="1">
<text:span text:style-name="T4">
Допоки ми не повернемо усіх полонених, робота не припиниться — Богдан Охріменко</text:span>
</text:h>
      <text:p text:style-name="P4">
Author: ['Руслан Ткачук']</text:p>
      <text:p text:style-name="P4">
Time: 2023-04-22T79:00:00-04:00</text:p>
      <text:p text:style-name="P4">
Description: Про це наголосив під час круглого столу в Military Media Center предста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9a6855.jpg" text:style-name="Internet_20_link" text:visited-style-name="Visited_20_Internet_20_Link">
5f9a6855.jpg</text:a>
']</text:p>
      <text:p text:style-name="P4">
Tags: ['БЕЗВІСТИ ЗНИКЛІ', 'ОБМІН ВІЙСЬКОВОПОЛОНЕНИМИ']</text:p>
      <text:p text:style-name="P4">
Category: News</text:p>
      <!--METADATA-->
      <text:p text:style-name="P4">
<draw:frame draw:style-name="fr1" draw:name="Image277" text:anchor-type="as-char" svg:width="6.9236in" svg:height="4.959029in" draw:z-index="0">
<draw:image xlink:href="../Images/AРМІЯINFORM/2023-04-22T79-00-00-04-00/5f9a6855.jpg" xlink:type="simple" xlink:show="embed" xlink:actuate="onLoad" draw:mime-type="image/jpeg"/>
</draw:frame>
</text:p>
      <text:p text:style-name="P4">
Про це наголосив під час круглого столу в Military Media Center представникКоординаційного штабу з питань поводження з військовополоненими БогданОхріменко.</text:p>
      <text:p text:style-name="P4">
— Саме через взаємодію і координацію зусиль різних державних органів таміністерств ми досягаємо результатів, — зазначив Богдан Охріменко. —Координаційний штаб робить запити на росію, навіть якщо немає ніякихпідтверджуючих фактів, що людина знаходиться в полоні. І нерідко в процесіроботи з’ясовується, що — так, військовослужбовець справді перебуває в полоні.З цієї хвилини починається планова робота щодо його повернення.</text:p>
      <text:p text:style-name="P4">
Для родин, які переживають, що в їхнього хлопця не має офіційного статусу вреєстрі чи в якійсь базі даних, окремо зазначу: для Координаційного штабу, цене проблема. Якщо є хоча б маленька надія на те, що людина жива, ми будемовимагати з тієї сторони його повернення додому. Ця робота складна, далеко непублічна, але, я думаю, як тільки буде можливість ми скажемо суспільству все,ніхто не буде ні від кого нічого приховувати. Після перемоги ми відкриємоінформацію, яким чином велися перемовини, на чому акцентувалася увага, чим митиснули на ту сторону, і якими механізмами змушували росію віддавати нашихгромадян, наших військовослужбовців, наших оборонців, наших героїв. Робота неприпиниться, допоки ми не повернемо усіх.</text:p>
      <text:p text:style-name="P4">
<text:span text:style-name="T5">
Фото Назара Волошина</text:span>
</text:p>
      <text:p text:style-name="P4">
Source: <text:a xlink:type="simple" xlink:href="https://armyinform.com.ua/2023/04/22/yakshho-propalogo-bez-visti-ne-maye-v-yakijs-bazi-danyh-dlya-koordynaczijnogo-shtabu-cze-ne-problema/" text:style-name="Internet_20_link" text:visited-style-name="Visited_20_Internet_20_Link">
https://armyinform.com.ua/2023/04/22/yakshho-propalogo-bez-visti-ne-maye-v-yakijs-bazi-danyh-dlya-koordynaczijnogo-shtabu-cze-ne-problema/</text:a>
</text:p>
      <!--NEWS-->
      <text:h text:style-name="P10" text:outline-level="1">
<text:span text:style-name="T4">
МКЧХ має перевіряти місця утримання і стан здоров’я військовополонених – Координаційний штаб</text:span>
</text:h>
      <text:p text:style-name="P4">
Author: ['Руслан Ткачук']</text:p>
      <text:p text:style-name="P4">
Time: 2023-04-22T80:00:00-04:00</text:p>
      <text:p text:style-name="P4">
Description: Про це наголосив під час круглого столу в Military Media Center предста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ussiaistheenem_n_011-1000x550-1.jpg" text:style-name="Internet_20_link" text:visited-style-name="Visited_20_Internet_20_Link">
russiaistheenem_n_011-1000x550-1.jpg</text:a>
']</text:p>
      <text:p text:style-name="P4">
Tags: ['ВІЙСЬКОВОПОЛОНЕНІ', 'МІЖНАРОДНИЙ КОМІТЕТ ЧЕРВОНОГО ХРЕСТА']</text:p>
      <text:p text:style-name="P4">
Category: News</text:p>
      <!--METADATA-->
      <text:p text:style-name="P4">
<draw:frame draw:style-name="fr1" draw:name="Image278" text:anchor-type="as-char" svg:width="6.9236in" svg:height="3.80798in" draw:z-index="0">
<draw:image xlink:href="../Images/AРМІЯINFORM/2023-04-22T80-00-00-04-00/russiaistheenem_n_011-1000x550-1.jpg" xlink:type="simple" xlink:show="embed" xlink:actuate="onLoad" draw:mime-type="image/jpeg"/>
</draw:frame>
</text:p>
      <text:p text:style-name="P4">
Про це наголосив під час круглого столу в Military Media Center представникКоординаційного штабу з питань поводження з військовополоненими БогданОхріменко.  – МКЧХ, згідно зі своїм мандатом, має здійснювати перевірку місць утримання істан здоров'я військовослужбовців, які знаходяться в полоні, однак це невідбувається в тій мірі, в якій регламентує міжнародне право, – зазначив він.– Однак хочу зауважити, що роботу ми розпочали з червня 2022 року. До цьогойого очолювала перший Віцепрем’єр-міністр, очільник Міністерства інтеграціїІрина Верещук. Ту роботу, яку вона організувала - надважлива, тому що в першідні війни військові були зосереджені на тому, щоб відбити атаки ворога.Водночас була опрацьована постанова КМУ №257, яка визначила статус та напрямкидіяльності Координаційного штабу. Пані Ірина очолювала штаб до травня, а післятого, коли загрозу захоплення Київ, Чернігова, Сум, Харкова була знято, булоприйняте рішення змінити керівництво Координаційного штабу на військове. Утравні його очолив начальник Головного управління розвідки МО України КирилоБуданов.  Вже з червня ми почали свою комунікацію з МКЧХ. Зауважу: те, що було у ційцарині на початку літа минулого року і нині – це дві різні речі. Покращиласякомунікація з іншими органами державної влади, зокрема з офісом УповноваженогоВерховної Ради з прав людини Дмитра Лубінця та Уповноваженого з питань осіб,зниклих безвісти за особливих обставин Олега Котенка, загалом - всіхдержструктур, які звернулися до МКЧХ і нині це дає свої позитивні результати.Його представники почали відвідувати деякі місця утримання наших полонених натимчасово територіях окупованих України та російської федерації. Але й цьогомало - вони повинні виконувати весь мандат. У МКЧХ апелюють тим, що російськафедерація не допускає їх до місць утримання… Ми інколи підказуємо, це – порадаі взаємодія.</text:p>
      <text:p text:style-name="P4">
Source: <text:a xlink:type="simple" xlink:href="https://armyinform.com.ua/2023/04/22/mkchh-zgidno-z-mandatom-maye-pereviryaty-misczya-utrymannya-i-stan-zdorovya-vijskovosluzhbovcziv/" text:style-name="Internet_20_link" text:visited-style-name="Visited_20_Internet_20_Link">
https://armyinform.com.ua/2023/04/22/mkchh-zgidno-z-mandatom-maye-pereviryaty-misczya-utrymannya-i-stan-zdorovya-vijskovosluzhbovcziv/</text:a>
</text:p>
      <!--NEWS-->
      <text:h text:style-name="P10" text:outline-level="1">
<text:span text:style-name="T4">
Жителів небезпечних регіонів Донеччини відтепер приймає й Житомирщина</text:span>
</text:h>
      <text:p text:style-name="P4">
Author: ['АРМІЯINFORM']</text:p>
      <text:p text:style-name="P4">
Time: 2023-04-22T81:00:00-04:00</text:p>
      <text:p text:style-name="P4">
Description: У Житомирській області створено додаткові безкоштовні місця компактного проживання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potyag-1.jpeg" text:style-name="Internet_20_link" text:visited-style-name="Visited_20_Internet_20_Link">
potyag-1.jpeg</text:a>
']</text:p>
      <text:p text:style-name="P4">
Tags: ['STOPRUSSIA', 'АГРЕСІЯ РФ', 'ВТОРГНЕННЯ РФ']</text:p>
      <text:p text:style-name="P4">
Category: News</text:p>
      <!--METADATA-->
      <text:p text:style-name="P4">
<draw:frame draw:style-name="fr1" draw:name="Image279" text:anchor-type="as-char" svg:width="6.9236in" svg:height="4.330592in" draw:z-index="0">
<draw:image xlink:href="../Images/AРМІЯINFORM/2023-04-22T81-00-00-04-00/potyag-1.jpeg" xlink:type="simple" xlink:show="embed" xlink:actuate="onLoad" draw:mime-type="image/jpeg"/>
</draw:frame>
Ілюстративне фото</text:p>
      <text:p text:style-name="P4">
У Житомирській області створено додаткові безкоштовні місця компактногопроживання для людей, які прибувають евакуаційним потягом із небезпечнихрегіонів Донецької області.</text:p>
      <text:p text:style-name="P4">
Першим евакопотягом прибули внутрішньо переміщені особи з Бахмута,Костянтинівки, Слов’янська, Мар’їнки, Покровська й інших населених пунктів. Їмнадали безкоштовний прихисток на території Андрушівської громади.</text:p>
      <text:p text:style-name="P4">
Одразу після прибуття вони отримали гарантовані від держави грошові виплати,їх забезпечили гуманітарною допомогою. Також надається медична і психологічнадопомога тим, хто цього потребує.</text:p>
      <text:p text:style-name="P4">
Докладніше з інформацією про безкоштовну евакуацію до Житомирської областіможна ознайомитися за <text:a xlink:type="simple" xlink:href="https://minre.gov.ua/wp-content/uploads/2023/04/photo_2023-04-12_15-21-09.pdf" text:style-name="Internet_20_link" text:visited-style-name="Visited_20_Internet_20_Link">
посиланням</text:a>
.</text:p>
      <text:p text:style-name="P4">
Нагадаємо, продовжується евакуація залізничним транспортом також з іншихнебезпечних регіонів. Зокрема, з Херсона та Запоріжжя. Їх мешканці можутьскористатися евакуаційними потягами:</text:p>
      <text:p text:style-name="P4">
– № 119/120 Запоріжжя – Кривий Ріг – Львів. Відправлення із Запоріжжя о 09:45,до кінцевої станції Львів потяг прибуває наступного дня об 11:44.</text:p>
      <text:p text:style-name="P4">
– № 110/109 Херсон – Львів. Відправлення з Херсона о 14:27. Прибуття до Львова– наступного дня о 10:18.</text:p>
      <text:p text:style-name="P4">
<text:span text:style-name="T4">
Джерело:</text:span>
 <text:a xlink:type="simple" xlink:href="https://www.kmu.gov.ua/news/zhyteliv-nebezpechnykh-rehioniv-donechchyny-vidteper-pryimaie-i-zhytomyrshchyna" text:style-name="Internet_20_link" text:visited-style-name="Visited_20_Internet_20_Link">
<text:span text:style-name="T5">
Урядовий портал</text:span>
</text:a>
</text:p>
      <text:p text:style-name="P4">
Source: <text:a xlink:type="simple" xlink:href="https://armyinform.com.ua/2023/04/22/zhyteliv-nebezpechnyh-regioniv-donechchyny-vidteper-pryjmaye-j-zhytomyrshhyna/" text:style-name="Internet_20_link" text:visited-style-name="Visited_20_Internet_20_Link">
https://armyinform.com.ua/2023/04/22/zhyteliv-nebezpechnyh-regioniv-donechchyny-vidteper-pryjmaye-j-zhytomyrshhyna/</text:a>
</text:p>
      <!--NEWS-->
      <text:h text:style-name="P10" text:outline-level="1">
<text:span text:style-name="T4">
У Києві стартував IX Міжнародний фестиваль історичного кіно «Поза часом»</text:span>
</text:h>
      <text:p text:style-name="P4">
Author: ['Володимир Загребельний']</text:p>
      <text:p text:style-name="P4">
Time: 2023-04-22T82:00:00-04:00</text:p>
      <text:p text:style-name="P4">
Description: У камінній залі Національного історико-архітектурного музею «Київська фортеця» 22 квіт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45.jpg" text:style-name="Internet_20_link" text:visited-style-name="Visited_20_Internet_20_Link">
golovna-45.jpg</text:a>
', '<text:a xlink:type="simple" xlink:href="https://armyinform.com.ua/wp-content/uploads/2023/04/kinofestyval-1-1-150x150.jpg" text:style-name="Internet_20_link" text:visited-style-name="Visited_20_Internet_20_Link">
kinofestyval-1-1-150x150.jpg</text:a>
', '<text:a xlink:type="simple" xlink:href="https://armyinform.com.ua/wp-content/uploads/2023/04/kinofestyval-2-150x150.jpg" text:style-name="Internet_20_link" text:visited-style-name="Visited_20_Internet_20_Link">
kinofestyval-2-150x150.jpg</text:a>
', '<text:a xlink:type="simple" xlink:href="https://armyinform.com.ua/wp-content/uploads/2023/04/kinofestyval-5-150x150.jpg" text:style-name="Internet_20_link" text:visited-style-name="Visited_20_Internet_20_Link">
kinofestyval-5-150x150.jpg</text:a>
', '<text:a xlink:type="simple" xlink:href="https://armyinform.com.ua/wp-content/uploads/2023/04/kinofestyval-4-150x150.jpg" text:style-name="Internet_20_link" text:visited-style-name="Visited_20_Internet_20_Link">
kinofestyval-4-150x150.jpg</text:a>
', '<text:a xlink:type="simple" xlink:href="https://armyinform.com.ua/wp-content/uploads/2023/04/kinofestyval-3-150x150.jpg" text:style-name="Internet_20_link" text:visited-style-name="Visited_20_Internet_20_Link">
kinofestyval-3-150x150.jpg</text:a>
']</text:p>
      <text:p text:style-name="P4">
Tags: []</text:p>
      <text:p text:style-name="P4">
Category: News</text:p>
      <!--METADATA-->
      <text:p text:style-name="P4">
<draw:frame draw:style-name="fr1" draw:name="Image280" text:anchor-type="as-char" svg:width="6.9236in" svg:height="5.1927in" draw:z-index="0">
<draw:image xlink:href="../Images/AРМІЯINFORM/2023-04-22T82-00-00-04-00/golovna-45.jpg" xlink:type="simple" xlink:show="embed" xlink:actuate="onLoad" draw:mime-type="image/jpeg"/>
</draw:frame>
</text:p>
      <text:p text:style-name="P4">
У камінній залі Національного історико-архітектурного музею «Київська фортеця»22 квітня відбулося відкриття IX Міжнародного фестивалю історичного кіно «Позачасом».</text:p>
      <text:p text:style-name="P4">
Цього року у програмі фестивалю буде представлено публіці 15 фільмівукраїнських та іноземних кінематографістів — оскільки більше не може вміститидводенний захід, адже Музей тимчасово працює для відвідувачів виключно увихідні дні.</text:p>
      <text:p text:style-name="P4">
«На жаль, через широкомасштабну агресію росії у 2022 році фестиваль непроводився. Проте цього року ми вирішили, що фестивалю бути.</text:p>
      <text:p text:style-name="P4">
На сьогодні історичне кіно стало більш актуальним з огляду на події, які заразвідбуваються у нашій державі», — прокоментувала для АрміяInform Генеральнийдиректор Оксана Новікова-Вигран.</text:p>
      <text:p text:style-name="P4">
<text:a xlink:type="simple" xlink:href="https://armyinform.com.ua/wp-content/uploads/2023/04/kinofestyval-1-1.jpg" text:style-name="Internet_20_link" text:visited-style-name="Visited_20_Internet_20_Link">
<draw:frame draw:style-name="fr1" draw:name="Image281" text:anchor-type="as-char" svg:width="6.9236in" svg:height="6.9236in" draw:z-index="0">
<draw:image xlink:href="../Images/AРМІЯINFORM/2023-04-22T82-00-00-04-00/kinofestyval-1-1-150x150.jpg" xlink:type="simple" xlink:show="embed" xlink:actuate="onLoad" draw:mime-type="image/jpeg"/>
</draw:frame>
</text:a>
</text:p>
      <text:p text:style-name="P4">
<text:a xlink:type="simple" xlink:href="https://armyinform.com.ua/wp-content/uploads/2023/04/kinofestyval-2.jpg" text:style-name="Internet_20_link" text:visited-style-name="Visited_20_Internet_20_Link">
<draw:frame draw:style-name="fr1" draw:name="Image282" text:anchor-type="as-char" svg:width="6.9236in" svg:height="6.9236in" draw:z-index="0">
<draw:image xlink:href="../Images/AРМІЯINFORM/2023-04-22T82-00-00-04-00/kinofestyval-2-150x150.jpg" xlink:type="simple" xlink:show="embed" xlink:actuate="onLoad" draw:mime-type="image/jpeg"/>
</draw:frame>
</text:a>
</text:p>
      <text:p text:style-name="P4">
У програмі кінофестивалю будуть показані такі фільми як:</text:p>
      <text:p text:style-name="P4">
«У бомбосховищі» — психологічна драма Сергія Шевчика. Стрічка знайомитьглядача з жінками України, яких об’єднала війна та пережитий біль втрат.Місцем перетину історій героїнь фільму стало бомбосховище, що захистить їх відракет немирного неба, або навіки збереже в собі таємниці, якими вони встиглиподілитися.</text:p>
      <text:p text:style-name="P4">
«Звичайний рашизм» Ігора Піддубного. У фільмі — спроба розібратися у причинахтого, що відбувається, розвіяти міфи. Стрічка входить до циклу документальнихфільмів-розслідувань «Незручна історія».</text:p>
      <text:p text:style-name="P4">
«Марія» Марії Яремчук — четвертий фільм циклу «Жива УПА». Це Історія ветеранкиУПА Марії Штепи, мешканки міста Чортків, яка будучи зовсім юною дівчиною стаєзв’язковою українських повстанців.</text:p>
      <text:p text:style-name="P4">
«High school graduation» (Закінчення середньої школи) Аліси Сизих. Фільмрозповідає про покоління, яке перебуває на історичному переломі нестабільностів черговий період змін. «Випускний» — це алегорія для людей нового покоління,яке буде жити в цьому новому Світі та інші.</text:p>
      <text:p text:style-name="P4">
<text:a xlink:type="simple" xlink:href="https://armyinform.com.ua/wp-content/uploads/2023/04/kinofestyval-5.jpg" text:style-name="Internet_20_link" text:visited-style-name="Visited_20_Internet_20_Link">
<draw:frame draw:style-name="fr1" draw:name="Image283" text:anchor-type="as-char" svg:width="6.9236in" svg:height="6.9236in" draw:z-index="0">
<draw:image xlink:href="../Images/AРМІЯINFORM/2023-04-22T82-00-00-04-00/kinofestyval-5-150x150.jpg" xlink:type="simple" xlink:show="embed" xlink:actuate="onLoad" draw:mime-type="image/jpeg"/>
</draw:frame>
</text:a>
</text:p>
      <text:p text:style-name="P4">
<text:a xlink:type="simple" xlink:href="https://armyinform.com.ua/wp-content/uploads/2023/04/kinofestyval-4.jpg" text:style-name="Internet_20_link" text:visited-style-name="Visited_20_Internet_20_Link">
<draw:frame draw:style-name="fr1" draw:name="Image284" text:anchor-type="as-char" svg:width="6.9236in" svg:height="6.9236in" draw:z-index="0">
<draw:image xlink:href="../Images/AРМІЯINFORM/2023-04-22T82-00-00-04-00/kinofestyval-4-150x150.jpg" xlink:type="simple" xlink:show="embed" xlink:actuate="onLoad" draw:mime-type="image/jpeg"/>
</draw:frame>
</text:a>
</text:p>
      <text:p text:style-name="P4">
<text:a xlink:type="simple" xlink:href="https://armyinform.com.ua/wp-content/uploads/2023/04/kinofestyval-3.jpg" text:style-name="Internet_20_link" text:visited-style-name="Visited_20_Internet_20_Link">
<draw:frame draw:style-name="fr1" draw:name="Image285" text:anchor-type="as-char" svg:width="6.9236in" svg:height="6.9236in" draw:z-index="0">
<draw:image xlink:href="../Images/AРМІЯINFORM/2023-04-22T82-00-00-04-00/kinofestyval-3-150x150.jpg" xlink:type="simple" xlink:show="embed" xlink:actuate="onLoad" draw:mime-type="image/jpeg"/>
</draw:frame>
</text:a>
</text:p>
      <text:p text:style-name="P4">
Крім того, в рамках фестивалю буде показано два фільми виробництва США, яківже набули розголосу та успіху у світі, проте в Україні це буде їх першийпоказ. Мова йде про фільми режисера Євгенія Афінєєвського. За картину «Плач ізСирії» про громадянську війну в Сирії режисер отримав Critics' Choice MovieAwards у Нью-Йорку. А як режисер фільму «Франческо», в якому описано життя танавчання Папи Франциска, одержав премію Kinéo Prize in the Vatican Gardens за«популяризацію соціальних, гуманітарних та екологічних питань у кіно» уфільмі.</text:p>
      <text:p text:style-name="P4">
На завершення фестивалю відбудеться перший відкритий показ спільного фільмувиробництва Україна — США «Свобода у вогні» (режисер Євгеній Афінєєвський),який є продовженням фільму «Зима у вогні». Фільм розповідає про Україну іукраїнців на початку широкомасштабної фази війни починаючи з 24 лютого 2022року. Світова прем’єра стрічки відбулася на 79-му Венеціанському міжнародномукінофестивалі.</text:p>
      <text:p text:style-name="P4">
У коментарі для АрміяInform директорка фестивалю Інна Гончарова зазначила, щофестиваль історичного кіно є єдиним в Україні та одним з небагатьох фестивалівісторичного кіно в Європі. Подібні фестивалі проводяться ще в Хорватії,Румунії, Франції та Бельгії.</text:p>
      <text:p text:style-name="P4">
«Наступний фестиваль буде для нас ювілейним і маємо надію, що він будепроводитись за сприяння центральних органів виконавчої влади, таких як:Міністерство освіти і науки України; Міністерство культури та інформаційноїполітики України; Державне агентство України з питань кіно», — додала ІннаГончарова.</text:p>
      <text:p text:style-name="P4">
Міжнародний фестиваль історичного кіно «Поза часом» проводиться завдякиспільним зусиллям громадських організацій «Креативна Україна» і «Джойфест» таНаціональним історико-архітектурним музеєм «Київська фортеця».</text:p>
      <text:p text:style-name="P4">
<text:span text:style-name="T5">
Фото автора</text:span>
</text:p>
      <text:p text:style-name="P4">
Source: <text:a xlink:type="simple" xlink:href="https://armyinform.com.ua/2023/04/22/u-kyyevi-startuvav-ix-mizhnarodnyj-festyval-istorychnogo-kino-poza-chasom/" text:style-name="Internet_20_link" text:visited-style-name="Visited_20_Internet_20_Link">
https://armyinform.com.ua/2023/04/22/u-kyyevi-startuvav-ix-mizhnarodnyj-festyval-istorychnogo-kino-poza-chasom/</text:a>
</text:p>
      <!--NEWS-->
      <text:h text:style-name="P10" text:outline-level="1">
<text:span text:style-name="T4">
росія наближається до Нюрнберга-ІІ — Олексій Резніков</text:span>
</text:h>
      <text:p text:style-name="P4">
Author: ['АРМІЯINFORM']</text:p>
      <text:p text:style-name="P4">
Time: 2023-04-22T83:00:00-04:00</text:p>
      <text:p text:style-name="P4">
Description: Одинадцята зустріч Контактної групи з питань оборони України наблизила притягн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uhmk6xgau_9yz.jpg" text:style-name="Internet_20_link" text:visited-style-name="Visited_20_Internet_20_Link">
fuuhmk6xgau_9yz.jpg</text:a>
']</text:p>
      <text:p text:style-name="P4">
Tags: ['STOPRUSSIA', 'АГРЕСІЯ РФ', 'ОЛЕКСІЙ РЕЗНІКОВ', 'СВІТ ПІДТРИМУЄ УКРАЇНУ']</text:p>
      <text:p text:style-name="P4">
Category: News</text:p>
      <!--METADATA-->
      <text:p text:style-name="P4">
<draw:frame draw:style-name="fr1" draw:name="Image286" text:anchor-type="as-char" svg:width="6.9236in" svg:height="4.600348in" draw:z-index="0">
<draw:image xlink:href="../Images/AРМІЯINFORM/2023-04-22T83-00-00-04-00/fuuhmk6xgau_9yz.jpg" xlink:type="simple" xlink:show="embed" xlink:actuate="onLoad" draw:mime-type="image/jpeg"/>
</draw:frame>
</text:p>
      <text:p text:style-name="P4">
Одинадцята зустріч Контактної групи з питань оборони України наблизилапритягнення росії до відповідальності.</text:p>
      <text:p text:style-name="P4">
Про це Міністр оборони України Олексій Резніков<text:a xlink:type="simple" xlink:href="https://twitter.com/oleksiireznikov/status/1649732749496836096" text:style-name="Internet_20_link" text:visited-style-name="Visited_20_Internet_20_Link">
написав</text:a>
 уТвіттері.</text:p>
      <text:p text:style-name="P4">
«Результати Рамштайну-11: росія наближається до Нюрнберга-ІІ. Кожна зустріч утакому форматі дає не лише більше корисних „подарунків“ для української армії,а й спрямована на притягнення злочинців до відповідальності», — наголосивОлексій Резніков.</text:p>
      <text:p text:style-name="P4">
Source: <text:a xlink:type="simple" xlink:href="https://armyinform.com.ua/2023/04/22/rosiya-nablyzhayetsya-do-nyurnberga-ii-oleksij-reznikov/" text:style-name="Internet_20_link" text:visited-style-name="Visited_20_Internet_20_Link">
https://armyinform.com.ua/2023/04/22/rosiya-nablyzhayetsya-do-nyurnberga-ii-oleksij-reznikov/</text:a>
</text:p>
      <!--NEWS-->
      <text:h text:style-name="P10" text:outline-level="1">
<text:span text:style-name="T4">
Понад 1200 ракет та дронів випустила рф по ключових об’єктах енергосистеми України</text:span>
</text:h>
      <text:p text:style-name="P4">
Author: ['АРМІЯINFORM']</text:p>
      <text:p text:style-name="P4">
Time: 2023-04-22T84:00:00-04:00</text:p>
      <text:p text:style-name="P4">
Description: За словами Голови Комітету Верховної Ради з питань енергетики та ЖКП Андрія Герус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20406123545.jpg" text:style-name="Internet_20_link" text:visited-style-name="Visited_20_Internet_20_Link">
20220406123545.jpg</text:a>
']</text:p>
      <text:p text:style-name="P4">
Tags: ['STOPRUSSIA', 'АГРЕСІЯ РФ', 'ВТОРГНЕННЯ РФ']</text:p>
      <text:p text:style-name="P4">
Category: News</text:p>
      <!--METADATA-->
      <text:p text:style-name="P4">
<draw:frame draw:style-name="fr1" draw:name="Image287" text:anchor-type="as-char" svg:width="6.9236in" svg:height="4.609139in" draw:z-index="0">
<draw:image xlink:href="../Images/AРМІЯINFORM/2023-04-22T84-00-00-04-00/20220406123545.jpg" xlink:type="simple" xlink:show="embed" xlink:actuate="onLoad" draw:mime-type="image/jpeg"/>
</draw:frame>
Ілюстративне фото</text:p>
      <text:p text:style-name="P4">
За словами Голови Комітету Верховної Ради з питань енергетики та ЖКП АндріяГеруса, понад 1200 ракет та дронів випустила рф по ключових об’єктахенергосистеми країни. Відповідно, загальний збиток, нанесений українськійенергосистемі України атаками російських ракет і дронів, оцінюється в мільярдидоларів.</text:p>
      <text:p text:style-name="P4">
«Звичайно, запас міцності серйозно знизився і до наступної зими його потрібновідновити. Сьогодні нам потрібно працювати над тим, щоб проходження наступногоопалювального сезону було більш простішим та прогнозованим, аніж цієї зими», —сказав Андрій Герус в ефірі телемарафону «Єдині новини».</text:p>
      <text:p text:style-name="P4">
Голова Комітету повідомив, що для підготовки до наступної зими, а саме длявідновлення енергосистеми, Україні, за найконсервативнішими оцінками, потрібнопонад 40 мільярдів гривень.</text:p>
      <text:p text:style-name="P4">
«Навколо цього й йдуть основні дискусії: де взяти гроші, аби відремонтуватипошкоджені об’єкти енергетичної інфраструктури, встановити додатковий захистта створити резервні запаси», — коментує Андрій Герус.</text:p>
      <text:p text:style-name="P4">
За словами Голови Комітету, Україна отримує суттєву міжнародну допомогу, алецього ресурсу недостатньо, щоб відновити енергосистему до рівня абигарантувати українцям безперебійне постачання електроенергії.</text:p>
      <text:p text:style-name="P4">
Одним із способів акумулювання грошей називають підвищення тарифу наелектроенергію.</text:p>
      <text:p text:style-name="P4">
«На мою думку, забезпечена верства населення має можливість сплачувати вищийтариф на електричну енергію. Якщо бізнес зараз має тариф 5,5 грн за кВт-год,то населення, яке споживає понад 250 кВт — 1,68 грн», — сказав Андрій Герус.</text:p>
      <text:p text:style-name="P4">
Голова Комітету додав, що тариф для населення до рівня тарифу для бізнесу небуде підвищено, але необхідно знайти варіант, на який буде згодне суспільство,влада та опозиція.</text:p>
      <text:p text:style-name="P4">
Перший заступник Голови Комітету з питань енергетики та ЖКП Олексій Кучеренкоконстатує що тариф на електроенергію для населення суттєво нижче ніж всусідніх європейських країнах. Але очевидним є те, що статки в більшостіукраїнців не відповідають європейським.</text:p>
      <text:p text:style-name="P4">
На думку заступника Голови Комітету, ключовий акцент з 2019 року варто булозробити на недопущенні зростання тарифів на газ і на тепло для населення повідношенню до їх реальної собівартості. Водночас можна було поступовопідвищувати тариф на електроенергію для категорії відносно «заможнихспоживачів», але не змінювати тариф для малозабезпечених українців, яких вкраїні близько третини.</text:p>
      <text:p text:style-name="P4">
«В Україні більш ніж половина населення споживає до 150 кВт-год. Навіть якщона гривню зросте тариф, в місяць вони будуть платити додатково 150 гривень.Давайте так скажу: не смертельно. Головне, що для пенсіонерів та незаможних незміниться абсолютно нічого! В іншому випадку може статися так що будемогодинами сидіти без світла. Уряду треба приймати непросте рішення», —підкреслив Олексій Кучеренко.</text:p>
      <text:p text:style-name="P4">
<text:span text:style-name="T4">
Джерело:</text:span>
 <text:a xlink:type="simple" xlink:href="https://www.rada.gov.ua/news/news_kom/235622.html" text:style-name="Internet_20_link" text:visited-style-name="Visited_20_Internet_20_Link">
<text:span text:style-name="T5">
Верховна РадаУкраїни</text:span>
</text:a>
</text:p>
      <text:p text:style-name="P4">
Source: <text:a xlink:type="simple" xlink:href="https://armyinform.com.ua/2023/04/22/ponad-1200-raket-ta-droniv-vypustyla-rf-po-klyuchovyh-obyektah-energosystemy-ukrayiny/" text:style-name="Internet_20_link" text:visited-style-name="Visited_20_Internet_20_Link">
https://armyinform.com.ua/2023/04/22/ponad-1200-raket-ta-droniv-vypustyla-rf-po-klyuchovyh-obyektah-energosystemy-ukrayiny/</text:a>
</text:p>
      <!--NEWS-->
      <text:h text:style-name="P10" text:outline-level="1">
<text:span text:style-name="T4">
На ТОТ окупанти вимагають від науковців вступати до російської академії наук</text:span>
</text:h>
      <text:p text:style-name="P4">
Author: ['АРМІЯINFORM']</text:p>
      <text:p text:style-name="P4">
Time: 2023-04-22T85:00:00-04:00</text:p>
      <text:p text:style-name="P4">
Description: На тимчасово окупованих територіях ворог почав чинити тиск на академіків та членко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_main_new.1521871735.jpg" text:style-name="Internet_20_link" text:visited-style-name="Visited_20_Internet_20_Link">
0_main_new.1521871735.jpg</text:a>
']</text:p>
      <text:p text:style-name="P4">
Tags: ['STOPRUSSIA', 'АГРЕСІЯ РФ', 'ВТОРГНЕННЯ РФ']</text:p>
      <text:p text:style-name="P4">
Category: News</text:p>
      <!--METADATA-->
      <text:p text:style-name="P4">
<draw:frame draw:style-name="fr1" draw:name="Image288" text:anchor-type="as-char" svg:width="6.9236in" svg:height="3.893106in" draw:z-index="0">
<draw:image xlink:href="../Images/AРМІЯINFORM/2023-04-22T85-00-00-04-00/0_main_new.1521871735.jpg" xlink:type="simple" xlink:show="embed" xlink:actuate="onLoad" draw:mime-type="image/jpeg"/>
</draw:frame>
 Ілюстративне фото</text:p>
      <text:p text:style-name="P4">
На тимчасово окупованих територіях ворог почав чинити тиск на академіків тачленкорів Національної академії наук України.</text:p>
      <text:p text:style-name="P4">
Про це <text:a xlink:type="simple" xlink:href="https://sprotyv.mod.gov.ua/2023/04/22/okupanty-tysnut-na-naukovcziv-yaki-zalyshylysya-na-tot-aby-ti-vstupaly-do-rosijskoyi-akademiyi-nauk/" text:style-name="Internet_20_link" text:visited-style-name="Visited_20_Internet_20_Link">
повідомляє</text:a>
 Центр національного спротиву.</text:p>
      <text:p text:style-name="P4">
Так, тим хто залишився проживати на захоплених територіях повідомили, що їмнеобхідно вступити до російської академії наук й відмовитись від членства вНАНУ. Заохочують виплатою від 40 до 80 тис. рублів, але у випадку відмовиобіцяють заблокувати роботу й «подальші проблеми».</text:p>
      <text:p text:style-name="P4">
Також, всім науковцям повідомлено, що для вступу до лав російської академіїнаук необхідно отримати паспорт рф.</text:p>
      <text:p text:style-name="P4">
Зауважимо, що нам відомі всі прізвища російських посіпак й тому кожен хто чинетиск на науковців не уникне відповідальності в межах чинного законодавстваУкраїни.</text:p>
      <text:p text:style-name="P4">
Source: <text:a xlink:type="simple" xlink:href="https://armyinform.com.ua/2023/04/22/na-tot-okupanty-vymagayut-vid-naukovcziv-vstupaty-do-rosijskoyi-akademiyi-nauk/" text:style-name="Internet_20_link" text:visited-style-name="Visited_20_Internet_20_Link">
https://armyinform.com.ua/2023/04/22/na-tot-okupanty-vymagayut-vid-naukovcziv-vstupaty-do-rosijskoyi-akademiyi-nauk/</text:a>
</text:p>
      <!--NEWS-->
      <text:h text:style-name="P10" text:outline-level="1">
<text:span text:style-name="T4">
єВідновлення: Ухвалено порядок надання державної допомоги на ремонт пошкодженого житла</text:span>
</text:h>
      <text:p text:style-name="P4">
Author: ['АРМІЯINFORM']</text:p>
      <text:p text:style-name="P4">
Time: 2023-04-22T86:00:00-04:00</text:p>
      <text:p text:style-name="P4">
Description: Ухвалено порядок надання державної допомоги на ремонт пошкодженого житла. Він передбач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olar_4.png" text:style-name="Internet_20_link" text:visited-style-name="Visited_20_Internet_20_Link">
solar_4.png</text:a>
']</text:p>
      <text:p text:style-name="P4">
Tags: ['STOPRUSSIA', 'АГРЕСІЯ РФ', 'ВТОРГНЕННЯ РФ', 'СОЦІАЛЬНИЙ ЗАХИСТ']</text:p>
      <text:p text:style-name="P4">
Category: News</text:p>
      <!--METADATA-->
      <text:p text:style-name="P4">
<draw:frame draw:style-name="fr1" draw:name="Image289" text:anchor-type="as-char" svg:width="6.9236in" svg:height="4.367818in" draw:z-index="0">
<draw:image xlink:href="../Images/AРМІЯINFORM/2023-04-22T86-00-00-04-00/solar_4.png" xlink:type="simple" xlink:show="embed" xlink:actuate="onLoad" draw:mime-type="image/png"/>
</draw:frame>
Ілюстративне фото</text:p>
      <text:p text:style-name="P4">
Ухвалено порядок надання державної допомоги на ремонт пошкодженого житла. Вінпередбачає надання громадянам, чиє житло було пошкоджено внаслідок збройноїагресії рф, державної допомоги на поточний ремонт житла. Зробити це можна будез допомогою електронної послуги єВідновлення.</text:p>
      <text:p text:style-name="P4">
«Завдяки цьому порядку кожен громадянин, чия квартира, приватний будинок чикімната в гуртожитку були пошкоджені внаслідок агресії рф і які ще не буливідновлені, зможе отримати кошти для ремонту свого житла. Це стосується понад160 тисяч домогосподарств.</text:p>
      <text:p text:style-name="P4">
На черзі — тестування послуги єВідновлення разом з Мінцифри. Плануємо цезробити в найближчі три тижні.</text:p>
      <text:p text:style-name="P4">
Джерелами для компенсацій стануть як кошти державного бюджету, так і коштиміжнародних донорів та кредиторів. Очікуємо, що зможемо в найближчомумайбутньому зробити основним джерелом компенсацій репарації росії», —прокоментував Віце-прем’єр-міністр з відновлення України — Міністр розвиткугромад, територій та інфраструктури Олександр Кубраков.</text:p>
      <ul>
        <li>
Хто зможе скористатись послугою?</li>
      </ul>
      <text:p text:style-name="P4">
Всі громадяни України, чиє житло було пошкоджено внаслідок бойових дій, небуло відремонтоване раніше і підлягає відновленню. Це, зокрема, стосуєтьсяквартир, приватних будинків та інших житлових приміщень, наприклад кімнат вгуртожитку.</text:p>
      <text:p text:style-name="P4">
Пріоритет надаватиметься:</text:p>
      <ul>
        <li>
          <text:p text:style-name="P4">
учасникам бойових дій,</text:p>
        </li>
        <li>
          <text:p text:style-name="P4">
людям з інвалідністю внаслідок війни,</text:p>
        </li>
        <li>
          <text:p text:style-name="P4">
ветеранам війни,</text:p>
        </li>
        <li>
          <text:p text:style-name="P4">
членам сімей загиблих військових,</text:p>
        </li>
        <li>
          <text:p text:style-name="P4">
мобілізованим,</text:p>
        </li>
        <li>
          <text:p text:style-name="P4">
багатодітним родинам,</text:p>
        </li>
        <li>
          <text:p text:style-name="P4">
людям з інвалідністю І та ІІ групи,</text:p>
        </li>
        <li>
          <text:p text:style-name="P4">
батькам-вихователям дитячого будинку сімейного типу;</text:p>
        </li>
        <li>
          <text:p text:style-name="P4">
опікуна/піклувальникам,</text:p>
        </li>
        <li>
          <text:p text:style-name="P4">
прийомним батькам та патронатним вихователям,</text:p>
        </li>
        <li>
          <text:p text:style-name="P4">
дітям-сиротам та дітям, позбавлених батьківського піклування.</text:p>
        </li>
        <li>
          <text:p text:style-name="P4">
Як отримати компенсацію?</text:p>
        </li>
      </ul>
      <text:p text:style-name="P4">
Перш за все слід подати інформаційне повідомлення про пошкоджене майно. Цеможна зробити на порталі чи в застосунку Дія, а також через ЦНАП абонотаріуса.</text:p>
      <text:p text:style-name="P4">
Далі потрібно відкрити спеціалізований рахунок єВідновлення в одному з банків-учасників програми. Відкрити картку можна, як у банківському застосунку, так ів фізичному відділенні банку.</text:p>
      <text:p text:style-name="P4">
Після цього слід подати заяву на компенсацію в Дії.</text:p>
      <text:p text:style-name="P4">
Після подання заявки спеціальна Комісія з розгляду питань щодо наданнякомпенсації, створена при органі місцевого самоврядування, розгляне заяву,проведе обстеження пошкодженого майна, внесе дані про нього в Реєстрпошкодженого та знищеного майна та визначить вартість його відновлення.</text:p>
      <text:p text:style-name="P4">
Строк розгляду заяви та прийняття рішення щодо компенсації не повиненперевищувати 30 календарних днів з дня її подання.</text:p>
      <text:p text:style-name="P4">
Після цього громадянин, який подав заяву на компенсацію, отримає підтвердженнята кошти на спеціалізовану картку єВідновлення.</text:p>
      <ul>
        <li>
Як можна використати компенсацію?</li>
      </ul>
      <text:p text:style-name="P4">
Кошти можна використати на закупівлю будівельних матеріалів, вікон, дверей,покрівлі, а також на оплату будівельних робіт.</text:p>
      <text:p text:style-name="P4">
Витратити кошти можна буде тільки на будівельні матеріали чи послугипідрядників, які мають відповідні MCC-коди чи торгівельні коди.</text:p>
      <text:p text:style-name="P4">
Використати компенсацію можна буде протягом 1 року з моменту її нарахування.</text:p>
      <text:p text:style-name="P4">
Відповідний порядок компенсації розроблено Міністерством розвитку громад,територій та інфраструктури у співпраці з Міністерством цифрової трансформаціїУкраїни за підтримки USAID / UK aid проекту TAPAS Project/Прозорість тапідзвітність у держуправлінні та послугах.</text:p>
      <text:p text:style-name="P4">
<text:span text:style-name="T4">
Джерело:</text:span>
 <text:a xlink:type="simple" xlink:href="https://www.kmu.gov.ua/news/yevidnovlennia-ukhvaleno-poriadok-nadannia-derzhavnoi-dopomohy-na-remont-poshkodzhenoho-zhytla" text:style-name="Internet_20_link" text:visited-style-name="Visited_20_Internet_20_Link">
<text:span text:style-name="T5">
Урядовий портал</text:span>
</text:a>
</text:p>
      <text:p text:style-name="P4">
Source: <text:a xlink:type="simple" xlink:href="https://armyinform.com.ua/2023/04/22/yevidnovlennya-uhvaleno-poryadok-nadannya-derzhavnoyi-dopomogy-na-remont-poshkodzhenogo-zhytla/" text:style-name="Internet_20_link" text:visited-style-name="Visited_20_Internet_20_Link">
https://armyinform.com.ua/2023/04/22/yevidnovlennya-uhvaleno-poryadok-nadannya-derzhavnoyi-dopomogy-na-remont-poshkodzhenogo-zhytla/</text:a>
</text:p>
      <!--NEWS-->
      <text:h text:style-name="P10" text:outline-level="1">
<text:span text:style-name="T4">
Франція надаватиме підтримку у відновленні України — Денис Шмигаль</text:span>
</text:h>
      <text:p text:style-name="P4">
Author: ['АРМІЯINFORM']</text:p>
      <text:p text:style-name="P4">
Time: 2023-04-22T87:00:00-04:00</text:p>
      <text:p text:style-name="P4">
Description: Зокрема мова йде про конкретні проєкти у сфері логістики та транспорт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62078_621014199892999_3295165508934459933_n.jpg" text:style-name="Internet_20_link" text:visited-style-name="Visited_20_Internet_20_Link">
342862078_621014199892999_3295165508934459933_n.jpg</text:a>
']</text:p>
      <text:p text:style-name="P4">
Tags: ['STOPRUSSIA', 'АГРЕСІЯ РФ', 'ВТОРГНЕННЯ РФ', 'ДЕНИС ШМИГАЛЬ', 'СВІТ ПІДТРИМУЄ УКРАЇНУ']</text:p>
      <text:p text:style-name="P4">
Category: News</text:p>
      <!--METADATA-->
      <text:p text:style-name="P4">
<draw:frame draw:style-name="fr1" draw:name="Image290" text:anchor-type="as-char" svg:width="6.9236in" svg:height="4.113772in" draw:z-index="0">
<draw:image xlink:href="../Images/AРМІЯINFORM/2023-04-22T87-00-00-04-00/342862078_621014199892999_3295165508934459933_n.jpg" xlink:type="simple" xlink:show="embed" xlink:actuate="onLoad" draw:mime-type="image/jpeg"/>
</draw:frame>
</text:p>
      <text:p text:style-name="P4">
Зокрема мова йде про конкретні проєкти у сфері логістики та транспорту.</text:p>
      <text:p text:style-name="P4">
Про це Прем’єр-міністр України Денис Шмигаль<text:a xlink:type="simple" xlink:href="https://www.facebook.com/dshmyhal/posts/pfbid0yDAoCK5R9kfQ4jVtu3SRm2BEQ7HRmBmpWtfqCdfbsW87Vo547fHUPqzUYKWUqXz6l" text:style-name="Internet_20_link" text:visited-style-name="Visited_20_Internet_20_Link">
говорив</text:a>
сьогодні на зустрічі з Міністром транспорту Франції Клеманом Боном іспеціальним уповноваженим Президента Франції з питань допомоги та відновленняУкраїни П’єром Ельброном.</text:p>
      <text:p text:style-name="P4">
«Подякував французьким партнерам за допомогу, надану для відновленняЧернігівської області, а також за вагому підтримку в усіх напрямках. Наголосивна важливості реалізації цього року швидкої відбудови та закликав Францію іфранцузький бізнес долучатися до реалізації цих проєктів», — написав ДенисШмигаль у фейсбук.</text:p>
      <text:p text:style-name="P4">
За словами пана Бона, французькі компанії зацікавлені в посиленні свогопредставництва в Україні. Очікуємо на тісну та плідну співпрацю.</text:p>
      <text:p text:style-name="P4">
Source: <text:a xlink:type="simple" xlink:href="https://armyinform.com.ua/2023/04/22/francziya-nadavatyme-pidtrymku-u-vidnovlenni-ukrayiny-denys-shmygal/" text:style-name="Internet_20_link" text:visited-style-name="Visited_20_Internet_20_Link">
https://armyinform.com.ua/2023/04/22/francziya-nadavatyme-pidtrymku-u-vidnovlenni-ukrayiny-denys-shmygal/</text:a>
</text:p>
      <!--NEWS-->
      <text:h text:style-name="P10" text:outline-level="1">
<text:span text:style-name="T4">
Танки Leopard були на Донбасі ще у 2015 році — перехоплення ГУР</text:span>
</text:h>
      <text:p text:style-name="P4">
Author: ['АРМІЯINFORM']</text:p>
      <text:p text:style-name="P4">
Time: 2023-04-22T88:00:00-04:00</text:p>
      <text:p text:style-name="P4">
Description: У черговому перехопленні ГУР МОУ військовий рф розповів про нібито захоплення тан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МО УКРАЇНИ']</text:p>
      <text:p text:style-name="P4">
Category: News</text:p>
      <!--METADATA-->
      <text:p text:style-name="P4">
<draw:frame draw:style-name="fr1" draw:name="Image291" text:anchor-type="as-char" svg:width="6.9236in" svg:height="3.894525in" draw:z-index="0">
<draw:image xlink:href="../Images/AРМІЯINFORM/2023-04-22T88-00-00-04-00/337531944_232614265847457_8544501692430122370_n.jpg" xlink:type="simple" xlink:show="embed" xlink:actuate="onLoad" draw:mime-type="image/jpeg"/>
</draw:frame>
</text:p>
      <text:p text:style-name="P4">
У черговому <text:a xlink:type="simple" xlink:href="https://www.youtube.com/watch" text:style-name="Internet_20_link" text:visited-style-name="Visited_20_Internet_20_Link">
перехопленні</text:a>
 ГУРМОУ військовий рф розповів про нібито захоплення танка Leopard, примусовевідправлення людей у атаки та начебто участь дітей у боях.</text:p>
      <text:p text:style-name="P4">
Source: <text:a xlink:type="simple" xlink:href="https://armyinform.com.ua/2023/04/22/tanky-leopard-buly-na-donbasi-shhe-u-2015-roczi-perehoplennya-gur/" text:style-name="Internet_20_link" text:visited-style-name="Visited_20_Internet_20_Link">
https://armyinform.com.ua/2023/04/22/tanky-leopard-buly-na-donbasi-shhe-u-2015-roczi-perehoplennya-gur/</text:a>
</text:p>
      <!--NEWS-->
      <text:h text:style-name="P10" text:outline-level="1">
<text:span text:style-name="T4">
Протягом доби противник завдав 27 ракетних та авіаційних ударів по нашій території</text:span>
</text:h>
      <text:p text:style-name="P4">
Author: ['АРМІЯINFORM']</text:p>
      <text:p text:style-name="P4">
Time: 2023-04-22T89:00:00-04:00</text:p>
      <text:p text:style-name="P4">
Description: Триває чотириста двадцять третя доба широкомасштабної збройної агресії рос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167046-1_large.jpg" text:style-name="Internet_20_link" text:visited-style-name="Visited_20_Internet_20_Link">
167046-1_large.jpg</text:a>
']</text:p>
      <text:p text:style-name="P4">
Tags: ['STOPRUSSIA', 'АГРЕСІЯ РФ', 'ВТОРГНЕННЯ РФ', 'ГШ ЗСУ']</text:p>
      <text:p text:style-name="P4">
Category: News</text:p>
      <!--METADATA-->
      <text:p text:style-name="P4">
<draw:frame draw:style-name="fr1" draw:name="Image292" text:anchor-type="as-char" svg:width="6.9236in" svg:height="3.893007in" draw:z-index="0">
<draw:image xlink:href="../Images/AРМІЯINFORM/2023-04-22T89-00-00-04-00/167046-1_large.jpg" xlink:type="simple" xlink:show="embed" xlink:actuate="onLoad" draw:mime-type="image/jpeg"/>
</draw:frame>
Ілюстративне фото</text:p>
      <text:p text:style-name="P4">
<text:span text:style-name="T4">
🔥 Ситуація щодо російського вторгнення</text:span>
</text:p>
      <text:p text:style-name="P4">
Триває чотириста двадцять третя доба широкомасштабної збройної агресіїросійської федерації проти нашої країни.</text:p>
      <text:p text:style-name="P4">
Російська федерація не відмовляється від своїх планів щодо окупаціїукраїнської території. Продовжує ігнорувати Міжнародне гуманітарне право,завдає ударів, здійснює обстріли не лише по позиціях наших військ, а й поцивільній інфраструктурі населених пунктів, тероризуючи мирних жителів.</text:p>
      <text:p text:style-name="P4">
Протягом доби противник завдав 3 ракетних, 24 авіаційних удари та здійснивблизько 20 обстрілів з реактивних систем залпового вогню. Є загиблі тапоранені серед цивільного населення, зруйновано та пошкоджено приватні житловібудинки та інша цивільна інфраструктура.</text:p>
      <text:p text:style-name="P4">
Ймовірність завдання ракетних та авіаційних ударів по всій території Українизалишається досить високою.</text:p>
      <text:p text:style-name="P4">
<text:span text:style-name="T4">
Джерело:</text:span>
 <text:a xlink:type="simple" xlink:href="https://www.facebook.com/GeneralStaff.ua/posts/pfbid027xtQRHCZJQX3RtFnr5KMEiJ3LyrcW4azSpDMMrKrLWYAL42axmxTiGAboSxeNSfjl" text:style-name="Internet_20_link" text:visited-style-name="Visited_20_Internet_20_Link">
<text:span text:style-name="T5">
ГШЗСУ</text:span>
</text:a>
</text:p>
      <text:p text:style-name="P4">
Source: <text:a xlink:type="simple" xlink:href="https://armyinform.com.ua/2023/04/22/protyagom-doby-protyvnyk-zavdav-27-raketnyh-ta-aviaczijnyh-udariv-po-nashij-terytoriyi/" text:style-name="Internet_20_link" text:visited-style-name="Visited_20_Internet_20_Link">
https://armyinform.com.ua/2023/04/22/protyagom-doby-protyvnyk-zavdav-27-raketnyh-ta-aviaczijnyh-udariv-po-nashij-terytoriyi/</text:a>
</text:p>
      <!--NEWS-->
      <text:h text:style-name="P10" text:outline-level="1">
<text:span text:style-name="T4">
На Бахмутському, Авдіївському та Мар’їнському напрямках було відбито близько 40 атак противника</text:span>
</text:h>
      <text:p text:style-name="P4">
Author: ['АРМІЯINFORM']</text:p>
      <text:p text:style-name="P4">
Time: 2023-04-22T90:00:00-04:00</text:p>
      <text:p text:style-name="P4">
Description: Основні зусилля противник зосереджує на веденні наступальних дій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70813-1_large.jpg" text:style-name="Internet_20_link" text:visited-style-name="Visited_20_Internet_20_Link">
170813-1_large.jpg</text:a>
']</text:p>
      <text:p text:style-name="P4">
Tags: ['STOPRUSSIA', 'АГРЕСІЯ РФ', 'ВТОРГНЕННЯ РФ', 'ГШ ЗСУ']</text:p>
      <text:p text:style-name="P4">
Category: News</text:p>
      <!--METADATA-->
      <text:p text:style-name="P4">
<draw:frame draw:style-name="fr1" draw:name="Image293" text:anchor-type="as-char" svg:width="6.9236in" svg:height="4.615733in" draw:z-index="0">
<draw:image xlink:href="../Images/AРМІЯINFORM/2023-04-22T90-00-00-04-00/170813-1_large.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Основні зусилля противник зосереджує на веденні наступальних дій наБахмутському, Авдіївському та Мар’їнському напрямках. На них було відбитоблизько 40 атак противника. Найзапекліші бої тривають за Бахмут та Мар’їнку.</text:p>
      <text:p text:style-name="P4">
На Волинському та Поліському напрямках оперативна обстановка залишається безособливих змін. Визначені підрозділи збройних сил республіки білорусьпродовжують виконувати завдання у прикордонних з Україною районах.</text:p>
      <text:p text:style-name="P4">
На Сіверському та Слобожанському напрямках противник, протягом доби завдававіаційного удару по населеному пункту Орликівка Чернігівської області;здійснив обстріли населених пунктів Уланове, Бруски, Стукалівка, Волфине,Коренівка, Юнаківка Сумської області, а також Тимофіївка на Харківщині.</text:p>
      <text:p text:style-name="P4">
На Куп’янському напрямку артилерійських обстрілів противника зазналиНовомлинськ, Западне, Масютівка, Синьківка, Кислівка та Берестове Харківськоїобласті.</text:p>
      <text:p text:style-name="P4">
На Лиманському напрямку цієї доби противник наступальних дій не проводив.Артилерійських обстрілів зазнали Макіївка, Невське, Білогорівка Луганськоїобласті та Діброва, Верхньокам’янське, Спірне Донецької області.</text:p>
      <text:p text:style-name="P4">
На Бахмутському напрямку ворог продовжує вести наступальні дії.</text:p>
      <text:p text:style-name="P4">
Тривають важкі бої за місто Бахмут. Поблизу населених пунктів Григорівка,Хромове та Іванівське противник вів безуспішні наступальні дії. Від ворожихобстрілів постраждали Роздолівка, Васюківка, Оріхово-Василівка, Новомаркове,Григорівка, Богданівка, Бахмут, Іванівське, Часів Яр, Олександро-Шультине,Біла Гора, Диліївка, Залізне, Північне, Південне та Нью-Йорк Донецькоїобласті.</text:p>
      <text:p text:style-name="P4">
На Авдіївському напрямку противник вів наступальні дії в районі НовокалиновогоДонецької області, успіху не мав. Обстріляв, зокрема, Новокалинове, Степове,Авдіївку, Тоненьке, Первомайське та Невельське Донецької області.</text:p>
      <text:p text:style-name="P4">
На Мар’їнському напрямку протягом доби нашими захисниками відбито численніатаки противника в районі населеного пункту Мар’їнка Донецької області. В тойже час, ворожих обстрілів зазнали Красногорівка, Георгіївка, Мар’їнка,Новомихайлівка Донецької області.</text:p>
      <text:p text:style-name="P4">
На Шахтарському напрямку протягом поточної доби ворог наступальних дій непроводив. Здійснив обстріли населених пунктів Богоявленка, Вугледар,Новомайорське Донецької області.</text:p>
      <text:p text:style-name="P4">
На Запорізькому та Херсонському напрямках противник продовжує оборонятися. Втой же час, протягом доби здійснив обстріли понад 30 населених пунктів. Середних – Времівка, Зелене Поле Донецької області; Гуляйполе, Залізничне,Гуляйпільське, Білогір'я, Мала Токмачка, Новоандріївка та Кам’янськеЗапорізької області; Саблуківка, Берислав, Козацьке, Токарівка, Інгулець,Інженерне, Антонівка, Білозерка, Берегове, Кізомис Херсонської області тамісто Херсон.</text:p>
      <text:p text:style-name="P4">
<text:span text:style-name="T4">
Джерело:</text:span>
 <text:a xlink:type="simple" xlink:href="https://www.facebook.com/GeneralStaff.ua/posts/pfbid027xtQRHCZJQX3RtFnr5KMEiJ3LyrcW4azSpDMMrKrLWYAL42axmxTiGAboSxeNSfjl" text:style-name="Internet_20_link" text:visited-style-name="Visited_20_Internet_20_Link">
<text:span text:style-name="T5">
ГШЗСУ</text:span>
</text:a>
</text:p>
      <text:p text:style-name="P4">
Source: <text:a xlink:type="simple" xlink:href="https://armyinform.com.ua/2023/04/22/na-bahmutskomu-avdiyivskomu-ta-maryinskomu-napryamkah-bulo-vidbyto-blyzko-40-atak-protyvnyka/" text:style-name="Internet_20_link" text:visited-style-name="Visited_20_Internet_20_Link">
https://armyinform.com.ua/2023/04/22/na-bahmutskomu-avdiyivskomu-ta-maryinskomu-napryamkah-bulo-vidbyto-blyzko-40-atak-protyvnyka/</text:a>
</text:p>
      <!--NEWS-->
      <text:h text:style-name="P10" text:outline-level="1">
<text:span text:style-name="T4">
Окупанти продовжують посилювати контррозвідувальний режим на ТОТ</text:span>
</text:h>
      <text:p text:style-name="P4">
Author: ['АРМІЯINFORM']</text:p>
      <text:p text:style-name="P4">
Time: 2023-04-22T91:00:00-04:00</text:p>
      <text:p text:style-name="P4">
Description: Так, у Енергодарі Запорізької області, збільшено кількість патрул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edium.jpg" text:style-name="Internet_20_link" text:visited-style-name="Visited_20_Internet_20_Link">
medium.jpg</text:a>
']</text:p>
      <text:p text:style-name="P4">
Tags: ['STOPRUSSIA', 'АГРЕСІЯ РФ', 'ГШ ЗСУ']</text:p>
      <text:p text:style-name="P4">
Category: News</text:p>
      <!--METADATA-->
      <text:p text:style-name="P4">
<draw:frame draw:style-name="fr1" draw:name="Image294" text:anchor-type="as-char" svg:width="6.9236in" svg:height="3.894525in" draw:z-index="0">
<draw:image xlink:href="../Images/AРМІЯINFORM/2023-04-22T91-00-00-04-00/medium.jpg" xlink:type="simple" xlink:show="embed" xlink:actuate="onLoad" draw:mime-type="image/jpeg"/>
</draw:frame>
Ілюстративне фото</text:p>
      <text:p text:style-name="P4">
<text:span text:style-name="T4">
🔥 Ситуація щодо російського вторгнення</text:span>
</text:p>
      <text:p text:style-name="P4">
Так, у Енергодарі Запорізької області, збільшено кількість патрулів, наблокпостах почали більш прискіпливо перевіряти особисті документи та оглядатитранспортні засоби. Окупанти обмежили відвідування лісових зон. ГромадянУкраїни, яких помічено в цих локаціях, працівники фсб рф беруть на контроль,перевіряють їх персональні дані.</text:p>
      <text:p text:style-name="P4">
Водночас, представники російських спецслужб у місті організували прихованеспостереження за громадянами України, які відмовились від отриманняросійського паспорта. Беруть до уваги, зокрема, джерела фінансових доходівтаких громадян. Представників фсб рф цікавить, яким чином відбуваєтьсяперерахунок коштів з території підконтрольної Уряду України до тимчасовозахоплених територій області та яким чином ці кошти конвертуються у готівку.</text:p>
      <text:p text:style-name="P4">
<text:span text:style-name="T4">
Джерело:</text:span>
 <text:a xlink:type="simple" xlink:href="https://www.facebook.com/GeneralStaff.ua/posts/pfbid027xtQRHCZJQX3RtFnr5KMEiJ3LyrcW4azSpDMMrKrLWYAL42axmxTiGAboSxeNSfjl" text:style-name="Internet_20_link" text:visited-style-name="Visited_20_Internet_20_Link">
<text:span text:style-name="T5">
ГШЗСУ</text:span>
</text:a>
</text:p>
      <text:p text:style-name="P4">
Source: <text:a xlink:type="simple" xlink:href="https://armyinform.com.ua/2023/04/22/okupanty-prodovzhuyut-posylyuvaty-kontrrozviduvalnyj-rezhym-na-tot/" text:style-name="Internet_20_link" text:visited-style-name="Visited_20_Internet_20_Link">
https://armyinform.com.ua/2023/04/22/okupanty-prodovzhuyut-posylyuvaty-kontrrozviduvalnyj-rezhym-na-tot/</text:a>
</text:p>
      <!--NEWS-->
      <text:h text:style-name="P10" text:outline-level="1">
<text:span text:style-name="T4">
росіяни не хочуть їхати працювати на ЗАЕС</text:span>
</text:h>
      <text:p text:style-name="P4">
Author: ['АРМІЯINFORM']</text:p>
      <text:p text:style-name="P4">
Time: 2023-04-22T92:00:00-04:00</text:p>
      <text:p text:style-name="P4">
Description: Через критичну нестачу на Запорізькій АЕС кваліфікованих працівників,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censor_social.jpg" text:style-name="Internet_20_link" text:visited-style-name="Visited_20_Internet_20_Link">
censor_social.jpg</text:a>
']</text:p>
      <text:p text:style-name="P4">
Tags: ['STOPRUSSIA', 'АГРЕСІЯ РФ', 'ВТОРГНЕННЯ РФ', 'ГШ ЗСУ']</text:p>
      <text:p text:style-name="P4">
Category: News</text:p>
      <!--METADATA-->
      <text:p text:style-name="P4">
<draw:frame draw:style-name="fr1" draw:name="Image295" text:anchor-type="as-char" svg:width="6.9236in" svg:height="3.63489in" draw:z-index="0">
<draw:image xlink:href="../Images/AРМІЯINFORM/2023-04-22T92-00-00-04-00/censor_social.jpg" xlink:type="simple" xlink:show="embed" xlink:actuate="onLoad" draw:mime-type="image/jpeg"/>
</draw:frame>
Ілюстративне фото</text:p>
      <text:p text:style-name="P4">
<text:span text:style-name="T4">
🔥 Ситуація щодо російського вторгнення</text:span>
</text:p>
      <text:p text:style-name="P4">
Через критичну нестачу на Запорізькій АЕС кваліфікованих працівників, якіготові працювати на окупантів, ворог посилив психологічний та фізичний тиск наукраїнських працівників ЗАЕС. Використовуючи залякування, погрози, шантаж татортури ворог продовжує примушувати останніх до отримання російськогогромадянства та підписання трудових договорів з російською державноюкорпорацією «росатом».</text:p>
      <text:p text:style-name="P4">
<text:span text:style-name="T4">
Джерело:</text:span>
 <text:a xlink:type="simple" xlink:href="https://www.facebook.com/GeneralStaff.ua/posts/pfbid027xtQRHCZJQX3RtFnr5KMEiJ3LyrcW4azSpDMMrKrLWYAL42axmxTiGAboSxeNSfjl" text:style-name="Internet_20_link" text:visited-style-name="Visited_20_Internet_20_Link">
<text:span text:style-name="T5">
ГШЗСУ</text:span>
</text:a>
</text:p>
      <text:p text:style-name="P4">
Source: <text:a xlink:type="simple" xlink:href="https://armyinform.com.ua/2023/04/22/rosiyany-ne-hochut-yihaty-praczyuvaty-na-zaes/" text:style-name="Internet_20_link" text:visited-style-name="Visited_20_Internet_20_Link">
https://armyinform.com.ua/2023/04/22/rosiyany-ne-hochut-yihaty-praczyuvaty-na-zaes/</text:a>
</text:p>
      <!--NEWS-->
      <text:h text:style-name="P10" text:outline-level="1">
<text:span text:style-name="T4">
Сили оборони знищили гелікоптер та 4 БПЛА — ГШ ЗСУ</text:span>
</text:h>
      <text:p text:style-name="P4">
Author: ['АРМІЯINFORM']</text:p>
      <text:p text:style-name="P4">
Time: 2023-04-22T93:00:00-04:00</text:p>
      <text:p text:style-name="P4">
Description: Сьогодні наші воїни збили 1 ворожий гелікоптер Мі-24 та 4 БПЛА (2 розвідувальн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63377_226739456614665_5535882414242480268_n.jpg" text:style-name="Internet_20_link" text:visited-style-name="Visited_20_Internet_20_Link">
342863377_226739456614665_5535882414242480268_n.jpg</text:a>
']</text:p>
      <text:p text:style-name="P4">
Tags: ['STOPRUSSIA', 'АГРЕСІЯ РФ', 'ГШ ЗСУ']</text:p>
      <text:p text:style-name="P4">
Category: News</text:p>
      <!--METADATA-->
      <text:p text:style-name="P4">
<draw:frame draw:style-name="fr1" draw:name="Image296" text:anchor-type="as-char" svg:width="6.9236in" svg:height="4.32725in" draw:z-index="0">
<draw:image xlink:href="../Images/AРМІЯINFORM/2023-04-22T93-00-00-04-00/342863377_226739456614665_5535882414242480268_n.jpg" xlink:type="simple" xlink:show="embed" xlink:actuate="onLoad" draw:mime-type="image/jpeg"/>
</draw:frame>
Ілюстративне фото</text:p>
      <text:p text:style-name="P4">
Сьогодні наші воїни збили 1 ворожий гелікоптер Мі-24 та 4 БПЛА (2розвідувальні — «Орлан-10» та Zala, а також 2 дрони-камікадзе типу «Ланцет»),<text:a xlink:type="simple" xlink:href="https://www.facebook.com/GeneralStaff.ua/posts/pfbid0G3wpUCKqvQCaoiD9hB8m8p7EJffxJ9uTxDqPqWaT4ywbGntJ1uUbLhjzCiAAE5hYl" text:style-name="Internet_20_link" text:visited-style-name="Visited_20_Internet_20_Link">
інформує</text:a>
Генеральний штаб ЗС України.</text:p>
      <text:p text:style-name="P4">
Source: <text:a xlink:type="simple" xlink:href="https://armyinform.com.ua/2023/04/22/syly-oborony-znyshhyly-gelikopter-ta-4-bpla-gsh-zsu/" text:style-name="Internet_20_link" text:visited-style-name="Visited_20_Internet_20_Link">
https://armyinform.com.ua/2023/04/22/syly-oborony-znyshhyly-gelikopter-ta-4-bpla-gsh-zsu/</text:a>
</text:p>
      <!--NEWS-->
      <text:h text:style-name="P10" text:outline-level="1">
<text:span text:style-name="T4">
Найбільше від ворожих мін та вибухонебезпечних речовин постраждали Харківська, Херсонська та Миколаївська області — Руслан Берегуля</text:span>
</text:h>
      <text:p text:style-name="P4">
Author: ['Дмитро Горбунов']</text:p>
      <text:p text:style-name="P4">
Time: 2023-04-22T94:00:00-04:00</text:p>
      <text:p text:style-name="P4">
Description: Про роботу щодо розмінування території, де велися активні бойові дії, в ефі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41508942246824131_y.jpg" text:style-name="Internet_20_link" text:visited-style-name="Visited_20_Internet_20_Link">
photo_5341508942246824131_y.jpg</text:a>
', '<text:a xlink:type="simple" xlink:href="https://armyinform.com.ua/wp-content/uploads/2023/04/photo_5341508942246824132_y.jpg" text:style-name="Internet_20_link" text:visited-style-name="Visited_20_Internet_20_Link">
photo_5341508942246824132_y.jpg</text:a>
']</text:p>
      <text:p text:style-name="P4">
Tags: ['STOPRUSSIA', 'ВОЄННІ ЗЛОЧИНИ ЗС РФ', 'МІННА НЕБЕЗПЕКА']</text:p>
      <text:p text:style-name="P4">
Category: News</text:p>
      <!--METADATA-->
      <text:p text:style-name="P4">
<draw:frame draw:style-name="fr1" draw:name="Image297" text:anchor-type="as-char" svg:width="6.9236in" svg:height="3.369485in" draw:z-index="0">
<draw:image xlink:href="../Images/AРМІЯINFORM/2023-04-22T94-00-00-04-00/photo_5341508942246824131_y.jpg" xlink:type="simple" xlink:show="embed" xlink:actuate="onLoad" draw:mime-type="image/jpeg"/>
</draw:frame>
</text:p>
      <text:p text:style-name="P4">
Про роботу щодо розмінування території, де велися активні бойові дії, в ефірітелемарафону <text:a xlink:type="simple" xlink:href="https://www.youtube.com/watch" text:style-name="Internet_20_link" text:visited-style-name="Visited_20_Internet_20_Link">
«Єдині новини»</text:a>
повідомив начальник Управління екологічної безпеки та протимінної діяльностіМіністерства оборони України, керівник секретаріату Національного органу зпитань протимінної діяльності полковник Руслан Берегуля.</text:p>
      <text:p text:style-name="P4">
— Від моменту широкомасштабного вторгнення росії в Україну окупанти постійновикористовують різні види озброєння. Це призвело до значного забрудненнявеликих територій мінами та іншими вибухонебезпечними предметами. На сьогодніпотенційно забрудненими вважаються всі території, на яких велися бойові дії чиде завдавали ракетних ударів, а також землі, що перебувають під тимчасовоюокупацією. За нашими підрахунками, це 174 тисячі квадратних кілометрів,включаючи морські акваторії, — зауважив офіцер ЗСУ.</text:p>
      <text:p text:style-name="P4">
Він уточнив, що площа деокупованих територій, на яких проводиться обстеженнямісцевості, нині становить близько 45 тисяч квадратних кілометрів. Здебільшогоце землі сільськогосподарського призначення.</text:p>
      <text:p text:style-name="P4">
<draw:frame draw:style-name="fr1" draw:name="Image298" text:anchor-type="as-char" svg:width="6.9236in" svg:height="4.627273in" draw:z-index="0">
<draw:image xlink:href="../Images/AРМІЯINFORM/2023-04-22T94-00-00-04-00/photo_5341508942246824132_y.jpg" xlink:type="simple" xlink:show="embed" xlink:actuate="onLoad" draw:mime-type="image/jpeg"/>
</draw:frame>
</text:p>
      <text:p text:style-name="P4">
— Виконання заходів щодо розмінування на деокупованих територіях сьогодніпроводиться в Київській, Чернігівській, Харківській, Миколаївській та Сумськійобластях. Найбільше від ворожих мін і вибухонебезпечних речовин постраждалиХарківська, Херсонська та Миколаївська області. Першочерговими місцями, депроводиться розмінування, є об’єкти критичної інфраструктури, а також об’єкти,які забезпечують електроенергією, здійснюють газо- чи водопостачання. Також доцих пріоритетів належать місця проживання населення й землісільськогосподарського призначення, — розповів армієць.</text:p>
      <text:p text:style-name="P4">
За його словами, до заходів щодо розмінування залучаються інженерно-саперніпідрозділи Збройних Сил України, а також відповідні фахівці зі складу НГУ,ДССТ та ДСНС. Також у разі потреби широко залучаються вибухотехнічні групиНаціональної поліції.</text:p>
      <text:p text:style-name="P4">
— Зазначені підрозділи саперів проводять саме оперативне розмінування, щопередбачає швидке вилучення вибухонебезпечних предметів на територіях найвищоїпріоритетності. До заходів щодо гуманітарного розмінування рішеннямкерівництва Національного органу з питань протимінної діяльності залучаютьсяміжнародні та вітчизняні неурядові організації, що пройшли відповіднусертифікацію, — насамкінець зазначив полковник Руслан Берегуля.</text:p>
      <text:p text:style-name="P4">
Source: <text:a xlink:type="simple" xlink:href="https://armyinform.com.ua/2023/04/22/najbilshe-vid-vorozhyh-min-ta-vybuhonebezpechnyh-rechovyn-postrazhdaly-harkivska-hersonska-ta-mykolayivska-oblasti-ruslan-beregulya/" text:style-name="Internet_20_link" text:visited-style-name="Visited_20_Internet_20_Link">
https://armyinform.com.ua/2023/04/22/najbilshe-vid-vorozhyh-min-ta-vybuhonebezpechnyh-rechovyn-postrazhdaly-harkivska-hersonska-ta-mykolayivska-oblasti-ruslan-beregulya/</text:a>
</text:p>
      <!--NEWS-->
      <text:h text:style-name="P10" text:outline-level="1">
<text:span text:style-name="T4">
На Донеччині почастішали ворожі авіаційні удари — Олексій Дмитрашківський</text:span>
</text:h>
      <text:p text:style-name="P4">
Author: ['Дмитро Горбунов']</text:p>
      <text:p text:style-name="P4">
Time: 2023-04-22T95:00:00-04:00</text:p>
      <text:p text:style-name="P4">
Description: Про ситуацію на півдні України та в Донецькій області станом на вечір 22 квітня розказ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41508942246824192_y.jpg" text:style-name="Internet_20_link" text:visited-style-name="Visited_20_Internet_20_Link">
photo_5341508942246824192_y.jpg</text:a>
']</text:p>
      <text:p text:style-name="P4">
Tags: ['STOPRUSSIA', 'АГРЕСІЯ РФ', 'ВІЙНА', 'ВТОРГНЕННЯ РФ']</text:p>
      <text:p text:style-name="P4">
Category: News</text:p>
      <!--METADATA-->
      <text:p text:style-name="P4">
<draw:frame draw:style-name="fr1" draw:name="Image299" text:anchor-type="as-char" svg:width="6.9236in" svg:height="3.190626in" draw:z-index="0">
<draw:image xlink:href="../Images/AРМІЯINFORM/2023-04-22T95-00-00-04-00/photo_5341508942246824192_y.jpg" xlink:type="simple" xlink:show="embed" xlink:actuate="onLoad" draw:mime-type="image/jpeg"/>
</draw:frame>
</text:p>
      <text:p text:style-name="P4">
Про ситуацію на півдні України та в Донецькій області станом на вечір 22квітня розказав речник об’єднаного пресцентру Сил оборони Таврійськогонапрямку полковник Олексій Дмитрашківський в ефірі телемарафону <text:a xlink:type="simple" xlink:href="https://www.youtube.com/watch" text:style-name="Internet_20_link" text:visited-style-name="Visited_20_Internet_20_Link">
«Єдиніновини»</text:a>
.</text:p>
      <text:p text:style-name="P4">
— Протягом сьогоднішнього дня ворог уже шість разів атакував Вугледаравіаційними бомбами типу ФАБ-500. Наразі уточнюється інформація пропостраждалих серед цивільного населення. Що стосується Мар’їнського таАвдіївського напрямків, то там ворог продовжує штурмувати наші позиції. Урезультаті дії окупантів був пошкоджений об’єкт критичної інфраструктури вКарлівці. Останнє створило проблеми з водопостачанням в 67 населених пунктах,— повідомив полковник Дмитрашківський.</text:p>
      <text:p text:style-name="P4">
За його словами, в Авдіївці, яку ворог щодня обстрілює, ще залишаються близько1800 цивільних осіб, в тому числі й діти. Проте росіян це не турбує й вонипродовжують руйнувати місто.</text:p>
      <text:p text:style-name="P4">
— Свою тактику ворог не міняє. Вони атакують мотострілецькими відділеннями.Наприклад, учора всі атаки були здійсненні саме відділеннями або групами до 10осіб. Проте на Донеччині почастішали ворожі авіаційні удари, а також обстрілиз артилерії та РСЗВ окупантів. Відносний спокій на Запорізькому напрямкупояснюється тим, що окупанти укріплюють свої оборонні позиції, бо боятьсянашого контрнаступу, — уточнив речник об’єднаного пресцентру Сил оборониТаврійського напрямку.</text:p>
      <text:p text:style-name="P4">
Source: <text:a xlink:type="simple" xlink:href="https://armyinform.com.ua/2023/04/22/na-donechchyni-pochastishaly-vorozhi-aviaczijni-udary-oleksij-dmytrashkivskyj/" text:style-name="Internet_20_link" text:visited-style-name="Visited_20_Internet_20_Link">
https://armyinform.com.ua/2023/04/22/na-donechchyni-pochastishaly-vorozhi-aviaczijni-udary-oleksij-dmytrashkivskyj/</text:a>
</text:p>
      <!--NEWS-->
      <text:h text:style-name="P10" text:outline-level="1">
<text:span text:style-name="T4">
Завдання – прибрати будь-які можливості Росії обходити санкції – Президент України</text:span>
</text:h>
      <text:p text:style-name="P4">
Author: ['АРМІЯINFORM']</text:p>
      <text:p text:style-name="P4">
Time: 2023-04-22T96:00:00-04:00</text:p>
      <text:p text:style-name="P4">
Description: Президент України Володимир Зеленський звернувся зі щоденним посланням до украї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9c6c0f174ad7042e220823cf1002096_1682021633_extra_large.jpeg" text:style-name="Internet_20_link" text:visited-style-name="Visited_20_Internet_20_Link">
29c6c0f174ad7042e220823cf1002096_1682021633_extra_large.jpeg</text:a>
']</text:p>
      <text:p text:style-name="P4">
Tags: ['ВІДЕОЗВЕРНЕННЯ ПРЕЗИДЕНТА УКРАЇНИ', 'ВОЛОДИМИР ЗЕЛЕНСЬКИЙ']</text:p>
      <text:p text:style-name="P4">
Category: News</text:p>
      <!--METADATA-->
      <text:p text:style-name="P4">
<draw:frame draw:style-name="fr1" draw:name="Image300" text:anchor-type="as-char" svg:width="6.9236in" svg:height="3.888755in" draw:z-index="0">
<draw:image xlink:href="../Images/AРМІЯINFORM/2023-04-22T96-00-00-04-00/29c6c0f174ad7042e220823cf1002096_1682021633_extra_large.jpeg" xlink:type="simple" xlink:show="embed" xlink:actuate="onLoad" draw:mime-type="image/jpeg"/>
</draw:frame>
Володимир Зеленський</text:p>
      <text:p text:style-name="P4">
Президент України Володимир Зеленський звернувся зі щоденним посланням доукраїнського народу:</text:p>
      <text:p text:style-name="P4">
– Сьогодні набули чинності три нових санкційних рішення щодо тих, хтовкладається в російську агресію і підтримує її, –<text:a xlink:type="simple" xlink:href="https://www.president.gov.ua/videos/zavdannya-pribrati-bud-yaki-mozhlivosti-rosiyi-obhoditi-sank-4573" text:style-name="Internet_20_link" text:visited-style-name="Visited_20_Internet_20_Link">
зазначив</text:a>
 глава держави. – Передусім це черговийпакет санкцій проти російського ВПК – підприємств, які забезпечують армію-терориста. Цього разу до санкційних списків додано 322 компанії: виробникизброї, комплектуючих і подібного.</text:p>
      <text:p text:style-name="P4">
Інших два санкційні списки – це фізичні та юридичні особи, які допомагаютьобходити санкції проти Росії, тримають майно воєнних злочинців та задіяні узнищенні свободи як на території самої Росії, так і на нашій землі.</text:p>
      <text:p text:style-name="P4">
Наші санкційні пакети детально опрацьовуються, і зокрема – щодо синхронізаціїз партнерами. Це одне з ключових наших спільних завдань – абсолютно усіх, хтопрагне швидшого завершення війни, швидшої нашої перемоги. Завдання – прибратибудь-які можливості Росії обходити санкції. Кожна російська схема, якадозволяє обійти санкції, додає часу цій війні, додає можливостей агресору.</text:p>
      <text:p text:style-name="P4">
Відповідно, що жорсткіше санкційний режим проти Росії, що більше обмеженьпроти держави-терориста та всіх пов’язаних з нею осіб, проти всієї російськоїекономіки війни – то швидше буде і завершення агресії.  І я дякую всім у світі, хто розуміє це.</text:p>
      <text:p text:style-name="P4">
Слава всім нашим воїнам! Слава всім нашим героям різних часів, які боролися занашу незалежність!  Україна завжди буде вільною! Слава Україні!</text:p>
      <text:p text:style-name="P4">
Source: <text:a xlink:type="simple" xlink:href="https://armyinform.com.ua/2023/04/22/zavdannya-prybraty-bud-yaki-mozhlyvosti-rosiyi-obhodyty-sankcziyi-prezydent-ukrayiny/" text:style-name="Internet_20_link" text:visited-style-name="Visited_20_Internet_20_Link">
https://armyinform.com.ua/2023/04/22/zavdannya-prybraty-bud-yaki-mozhlyvosti-rosiyi-obhodyty-sankcziyi-prezydent-ukrayiny/</text:a>
</text:p>
      <!--NEWS-->
      <text:h text:style-name="P10" text:outline-level="1">
<text:span text:style-name="T4">
МЗС спільно з 1+1 запустили відео про екологічну катастрофу, спричинену вторгненням рф</text:span>
</text:h>
      <text:p text:style-name="P4">
Author: ['АРМІЯINFORM']</text:p>
      <text:p text:style-name="P4">
Time: 2023-04-22T97:00:00-04:00</text:p>
      <text:p text:style-name="P4">
Description: До Дня Землі, який щороку відзначають 22 квітня, Міністерство закордонних справ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ettyimages-1239672882-4096x2731-1-scaled.jpeg" text:style-name="Internet_20_link" text:visited-style-name="Visited_20_Internet_20_Link">
gettyimages-1239672882-4096x2731-1-scaled.jpeg</text:a>
']</text:p>
      <text:p text:style-name="P4">
Tags: ['ВОЄННІ ЗЛОЧИНИ ЗС РФ', 'ЕКОЛОГІЧНА КАТАСТРОФА']</text:p>
      <text:p text:style-name="P4">
Category: News</text:p>
      <!--METADATA-->
      <text:p text:style-name="P4">
<draw:frame draw:style-name="fr1" draw:name="Image301" text:anchor-type="as-char" svg:width="6.9236in" svg:height="4.615733in" draw:z-index="0">
<draw:image xlink:href="../Images/AРМІЯINFORM/2023-04-22T97-00-00-04-00/gettyimages-1239672882-4096x2731-1-scaled.jpeg" xlink:type="simple" xlink:show="embed" xlink:actuate="onLoad" draw:mime-type="image/jpeg"/>
</draw:frame>
Ілюстративне фото</text:p>
      <text:p text:style-name="P4">
До Дня Землі, який щороку відзначають 22 квітня, Міністерство закордоннихсправ України спільно з групою 1+1 media запустили тематичне відео прокатастрофічні наслідки для екології всього світу, спричинені повномасштабноювійною росії проти України, інформує МЗС. Головна ідея відеоролика — ще разакцентувати увагу на тому, що рф своїми діями завдає непоправної шкоди усійпланеті, а війна — це не eco-friendly.</text:p>
      <text:p text:style-name="P4">
«Ми сортуємо, переробляємо, відмовляємось. Обираємо eco, green, cruelty-free.Пересідаємо, переходимо на альтернативу, одягаємо вдруге, користуємось знову ізнову. Рятуємо, саджаємо, навчаємось… Але цього недостатньо, поки триває війнав Україні. Вторгнення росії несе катастрофічні наслідки для екології Українита всього світу», — йдеться у <text:a xlink:type="simple" xlink:href="https://youtu.be/PzCz9zYGh7M" text:style-name="Internet_20_link" text:visited-style-name="Visited_20_Internet_20_Link">
відео</text:a>
.</text:p>
      <text:p text:style-name="P4">
Спеціальний відеоролик із закликом «Зупини росію, щоб врятувати Землю»поширюватиметься через дипломатичні представництва, а також — українськомовніта англомовні майданчики групи 1+1 media та ресурси міжнародних партнерів.</text:p>
      <text:p text:style-name="P4">
«Сьогодні під загрозою не лише наша країна, а самі основи світового порядку,системи безпеки та міжнародного права. росія нехтує всіма існуючимиміжнародними угодами у сфері охорони навколишнього середовища під часвійськових конфліктів. російські війська не лише вбивають українців і руйнуютьукраїнські міста та села, але і вчиняють екоцид, руйнуючи унікальні екосистеминашої країни та знищуючи сотні унікальних видів рослин і тварин. Все цевідбувається просто в центрі Європи. Захист природи є одним з важливихелементів Формули миру Президента Зеленського. Ми закликаємо партнерівоб’єднати зусилля і зупинити російський екоцид», — коментують в Міністерствізакордонних справ України.</text:p>
      <text:p text:style-name="P4">
Ініціатори акції закликають всіх небайдужих поширювати відео у соціальнихмережах українською та англійською мовами.</text:p>
      <text:p text:style-name="P4">
«Щоденно росія завдає збитків нашій країні, ведучи тактику „спаленої землі“.Обстрілюючи, знищуючи та мінуючи все на своєму шляху, країна-агресорканаближає суспільство до екологічної катастрофи. І йдеться не лише про наслідкидля території України, а й для всього світу. Ми повинні це зупинити. Саме томуспільно з Міністерством закордонних справ розробили тематичний ролик, абивкотре привернути увагу міжнародної спільноти до подій в Україні», —коментують в 1+1 media.</text:p>
      <text:p text:style-name="P4">
Source: <text:a xlink:type="simple" xlink:href="https://armyinform.com.ua/2023/04/22/mzs-spilno-z-1-1-zapustyly-video-pro-katastrofichni-naslidky-dlya-ekologiyi-sprychyneni-vtorgnennyam-rf/" text:style-name="Internet_20_link" text:visited-style-name="Visited_20_Internet_20_Link">
https://armyinform.com.ua/2023/04/22/mzs-spilno-z-1-1-zapustyly-video-pro-katastrofichni-naslidky-dlya-ekologiyi-sprychyneni-vtorgnennyam-rf/</text:a>
</text:p>
      <!--NEWS-->
      <text:h text:style-name="P10" text:outline-level="1">
<text:span text:style-name="T4">
«Суд» у Криму призначив 7 років за ґратами кримському татарину за 500 грн, які той нібито переказав добробату</text:span>
</text:h>
      <text:p text:style-name="P4">
Author: ['АРМІЯINFORM']</text:p>
      <text:p text:style-name="P4">
Time: 2023-04-22T98:00:00-04:00</text:p>
      <text:p text:style-name="P4">
Description: Про це повідомив Уповноважений Верховної Ради України з прав людини Дмитро Лубінец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large-2.jpg" text:style-name="Internet_20_link" text:visited-style-name="Visited_20_Internet_20_Link">
large-2.jpg</text:a>
']</text:p>
      <text:p text:style-name="P4">
Tags: ['КРИМ', 'УПОВНОВАЖЕНИЙ ВРУ З ПРАВ ЛЮДИНИ']</text:p>
      <text:p text:style-name="P4">
Category: News</text:p>
      <!--METADATA-->
      <text:p text:style-name="P4">
<draw:frame draw:style-name="fr1" draw:name="Image302" text:anchor-type="as-char" svg:width="6.9236in" svg:height="6.9236in" draw:z-index="0">
<draw:image xlink:href="../Images/AРМІЯINFORM/2023-04-22T98-00-00-04-00/large-2.jpg" xlink:type="simple" xlink:show="embed" xlink:actuate="onLoad" draw:mime-type="image/jpeg"/>
</draw:frame>
</text:p>
      <text:p text:style-name="P4">
Про це <text:a xlink:type="simple" xlink:href="https://t.me/dmytro_lubinetzs/2226" text:style-name="Internet_20_link" text:visited-style-name="Visited_20_Internet_20_Link">
повідомив</text:a>
 Уповноважений ВерховноїРади України з прав людини Дмитро Лубінець.</text:p>
      <text:p text:style-name="P4">
— 7 років позбавлення волі в колонії суворого режиму з відбуванням першогороку у в’язниці. Такий вирок підконтрольний Росії «Київський райсудСімферополя» ухвалив стосовно кримського татарина Аппаза Куртамета, — зазначивомбудсмен. — 21-річного хлопця окупанти звинуватили у «фінансуванні»добровольчого батальйону «Крим». («створенні збройного формування, керівництвітаким формуванням чи його фінансуванні» ч.1 ст.208 КК РФ). За версієюслідства, він переказав 500 гривень представнику батальйону. Насправді Аппазпозичив у борг ці гроші знайомому, котрий на той час вступив до добробату.</text:p>
      <text:p text:style-name="P4">
Нагадаю: Аппаза Куртамета російські силовики затримали 23 липня 2022 року наадмінмежі з тимчасово окупованим Кримом, куди він прямував до родичів. Того ждня звʼязок із ним зник. Про його місце перебування не було відомо до 8жовтня. Наприкінці лютого цього року окупанти розпочали судилище.</text:p>
      <text:p text:style-name="P4">
Росія не полишає репресивну політику стосовно представників корінного народуКриму — кримських татар. Усі обвинувачення на адресу громадян України єнадуманими і мають політично мотивоване підґрунтя, а вироки — незаконними.</text:p>
      <text:p text:style-name="P4">
Міжнародне гуманітарне право забороняє державі-окупанту застосовувати своєкримінальне законодавство на окупованій території.</text:p>
      <text:p text:style-name="P4">
Закликаю світову спільноту посилити політико-дипломатичний тиск на РФ доповного і безумовного звільнення всіх незаконно утримуваних українськихгромадян.</text:p>
      <text:p text:style-name="P4">
Source: <text:a xlink:type="simple" xlink:href="https://armyinform.com.ua/2023/04/22/sud-u-krymu-pryznachyv-7-rokiv-za-gratamy-krymskomu-tatarynu-za-500-grn-yaki-toj-nibyto-perekazav-dobrobatu/" text:style-name="Internet_20_link" text:visited-style-name="Visited_20_Internet_20_Link">
https://armyinform.com.ua/2023/04/22/sud-u-krymu-pryznachyv-7-rokiv-za-gratamy-krymskomu-tatarynu-za-500-grn-yaki-toj-nibyto-perekazav-dobrobatu/</text:a>
</text:p>
      <!--NEWS-->
      <text:h text:style-name="P10" text:outline-level="1">
<text:span text:style-name="T4">
Мінреінтеграції оприлюднило грантовий конкурс на відновлення деокупованих територій</text:span>
</text:h>
      <text:p text:style-name="P4">
Author: ['АРМІЯINFORM']</text:p>
      <text:p text:style-name="P4">
Time: 2023-04-22T99:00:00-04:00</text:p>
      <text:p text:style-name="P4">
Description: Громадська організація «ІСАР Єднання» за підтримки USAID оголосила грантовий конкур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ocument42.webp" text:style-name="Internet_20_link" text:visited-style-name="Visited_20_Internet_20_Link">
document42.webp</text:a>
']</text:p>
      <text:p text:style-name="P4">
Tags: ['МІНРЕІНТЕГРАЦІЇ']</text:p>
      <text:p text:style-name="P4">
Category: News</text:p>
      <!--METADATA-->
      <text:p text:style-name="P4">
<draw:frame draw:style-name="fr1" draw:name="Image303" text:anchor-type="as-char" svg:width="6.9236in" svg:height="4.588039in" draw:z-index="0">
<draw:image xlink:href="../ConvertedIMGs/AРМІЯINFORM/2023-04-22T99-00-00-04-00/document42.png" xlink:type="simple" xlink:show="embed" xlink:actuate="onLoad" draw:mime-type="image/png"/>
</draw:frame>
</text:p>
      <text:p text:style-name="P4">
Громадська організація «ІСАР Єднання» за підтримки USAID оголосила грантовийконкурс для ГО, які сприяють відновленню та розвитку деокупованих територій,<text:a xlink:type="simple" xlink:href="https://minre.gov.ua/2023/04/22/grantovyj-konkurs-dlya-gromadskyh-organizaczij-yaki-vidnovlyuyut-deokupovani-terytoriyi/" text:style-name="Internet_20_link" text:visited-style-name="Visited_20_Internet_20_Link">
інформує</text:a>
 Міністерствореінтеграції тимчасово окупованих територій України.</text:p>
      <text:p text:style-name="P4">
Насамперед він спрямований на першочергові потреби громад: відновленняадміністративних і соціальних послуг; створення сприятливих умов для місцевогобізнесу, а також підтримку громадських рухів, волонтерських ініціатив тощо.</text:p>
      <text:p text:style-name="P4">
Цільовими районами реалізації проєктів є громади, які включені в перелікпостраждалих територій згідно з наказом Мінреінтеграції.</text:p>
      <text:p text:style-name="P4">
Максимальна та мінімальна сума гранту не зазначається. Очікується, що вонастановитиме до 5 млн гривень.</text:p>
      <text:p text:style-name="P4">
Заявки можна подавати до 18:00 31 травня 2023 року.</text:p>
      <text:p text:style-name="P4">
Source: <text:a xlink:type="simple" xlink:href="https://armyinform.com.ua/2023/04/22/minreintegracziyi-oprylyudnyla-grantovyj-konkurs-na-vidnovlennya-deokupovanyh-terytorij/" text:style-name="Internet_20_link" text:visited-style-name="Visited_20_Internet_20_Link">
https://armyinform.com.ua/2023/04/22/minreintegracziyi-oprylyudnyla-grantovyj-konkurs-na-vidnovlennya-deokupovanyh-terytorij/</text:a>
</text:p>
      <!--NEWS-->
      <text:h text:style-name="P10" text:outline-level="1">
<text:span text:style-name="T4">
Італія хоче вийти з китайського проєкту «Один пояс, один шлях» - Bloomberg</text:span>
</text:h>
      <text:p text:style-name="P4">
Authors: Ukrinform (Person)</text:p>
      <text:p text:style-name="P4">
Publisher: Укринформ (Organization)</text:p>
      <text:p text:style-name="P4">
Published Time: 2023-04-23T-31:16:00+03:00</text:p>
      <text:p text:style-name="P4">
Modified Time: 2023-04-23T00:16:00+03:00</text:p>
      <text:p text:style-name="P4">
Description: Уряд Італії розмірковує над виходом з китайської ініціативи “Один пояс, один шлях” через значні політичні ризики. — Укрінформ.</text:p>
      <text:p text:style-name="P4">
Images: ["<text:a xlink:type="simple" xlink:href="https://static.ukrinform.com/photos/2022_12/thumb_files/630_360_1671767245-343.jpg" text:style-name="Internet_20_link" text:visited-style-name="Visited_20_Internet_20_Link">
630_360_16717...</text:a>
"]</text:p>
      <text:p text:style-name="P4">
Tags: ['Італія', 'Китай', 'Торгівля']</text:p>
      <text:p text:style-name="P4">
Type: Article</text:p>
      <!--METADATA-->
      <text:p text:style-name="P4">
<draw:frame draw:style-name="fr1" draw:name="Image304" text:anchor-type="as-char" svg:width="6.9236in" svg:height="3.956343in" draw:z-index="0">
<draw:image xlink:href="../Images/yкринформ/2023-04-23T-31-16-00-03-00/630_360_1671767245-343.jpg" xlink:type="simple" xlink:show="embed" xlink:actuate="onLoad" draw:mime-type="image/jpeg"/>
</draw:frame>
 УрядІталії розмірковує над виходом з китайської ініціативи “Один пояс, один шлях”через значні політичні ризики.</text:p>
      <text:p text:style-name="P4">
Як повідомляє Укрінформ, про це пише <text:a xlink:type="simple" xlink:href="https://www.bloomberg.com/news/articles/2023-04-22/italy-rethinks-its-close-china-ties-as-us-backs-stronger-break" text:style-name="Internet_20_link" text:visited-style-name="Visited_20_Internet_20_Link">
</text:a>
 .</text:p>
      <text:p text:style-name="P4">
“За словами людей, знайомих із процесом мислення уряду, прем’єр-міністр ІталіїДжорджа Мелоні, яка дотримується правих поглядів та прийшла до влади менш якрік тому, схиляється до виходу з угоди про приєднання до суперечливоїкитайської ініціативи “Один пояс, один шлях”, у рамках якої в усьому світібуло профінансовано інфраструктурних проєктів на 900 млрд дол”, - йдеться уматеріалі.</text:p>
      <text:p text:style-name="P4">
<text:span text:style-name="T4">
Читайте також:</text:span>
 <text:span text:style-name="T4">
<text:a xlink:type="simple" xlink:href="https://www.ukrinform.ua/rubric-economy/3686677-meloni-zaboronila-prodavati-italijsku-firmu-kompanii-povazanij-iz-rosijskim-andeksom.html" text:style-name="Internet_20_link" text:visited-style-name="Visited_20_Internet_20_Link">
 </text:a>
 </text:span>
</text:p>
      <text:p text:style-name="P4">
Зазначається, що Італія - єдина держава-член Групи семи, яка приєдналася доцього проєкту Китаю.</text:p>
      <text:p text:style-name="P4">
“Угода була погоджена в 2019-му році у час прем’єрства Джузеппе Конте, але незумовила глибшої інтеграції між Китаєм та Італією у порівнянні з іншимидержавами ЄС. Утім ризики виходу - як економічні, так і політичні, адже Китайможе вдатися до кроків у відповідь”, - стверджує Bloomberg.</text:p>
      <text:p text:style-name="P4">
<text:span text:style-name="T4">
Читайте також:</text:span>
 <text:span text:style-name="T4">
<text:a xlink:type="simple" xlink:href="https://www.ukrinform.ua/rubric-economy/3699148-italia-zamorozila-rahunki-j-villu-sina-rosijskogo-oligarha-akij-vtik-z-pid-arestu-do-rf.html" text:style-name="Internet_20_link" text:visited-style-name="Visited_20_Internet_20_Link">
 </text:a>
 </text:span>
</text:p>
      <text:p text:style-name="P4">
Видання звертає увагу, що подібне рішення Італії завадить зусиллям президентаКитаю Сі Цзіньпіна посіяти розбрат між європейськими країнами, охочимизберегти економічні зв’язки із Пекіном, та США, які запроваджують дедалі більшконфронтаційну політику.</text:p>
      <text:p text:style-name="P4">
“Це ставить Італію та Європейський Союз у делікатну позицію між двоманаддержавами”, - зауважує Bloomberg.</text:p>
      <text:p text:style-name="P4">
Зазначимо, що <text:span text:style-name="T4">
<text:a xlink:type="simple" xlink:href="https://www.ukrinform.ua/tag-italia" text:style-name="Internet_20_link" text:visited-style-name="Visited_20_Internet_20_Link">
 </text:a>
 </text:span>
 - третя заобсягом імпортованих з Китаю товарів країна ЄС й четвертий найбільшийекспортер до Піднебесної, яка є ключовим експортним ринком для елітнихбрендів.</text:p>
      <text:p text:style-name="P4">
“Мелоні хотіла зробити оголошення про позицію Італії стосовно “Одного поясу,одного шляху” до травневого саміту G7, але погодитися на цей варіант для їїкоаліції важче, ніж здавалося. Уряд поділений, й партія Мелоні “Брати Італії”переважно підтримує вихід, хоча інші пропонують залишити його чинним”, -пояснює агентство.</text:p>
      <text:p text:style-name="P4">
<text:span text:style-name="T4">
Читайте також:</text:span>
 <text:span text:style-name="T4">
<text:a xlink:type="simple" xlink:href="https://www.ukrinform.ua/rubric-polytics/3697093-polsa-j-italia-pidtrimuut-svidku-integraciu-ukraini-do-es-prezidenti.html" text:style-name="Internet_20_link" text:visited-style-name="Visited_20_Internet_20_Link">
 </text:a>
 </text:span>
</text:p>
      <text:p text:style-name="P4">
Мелоні також досі не відповіла на офіційне запрошення здійснити до Китаювізит, який був попередньо запланований на травень.</text:p>
      <text:p text:style-name="P4">
“Підготовку до подорожі призупинено поки Італія шукає шляхи не продовжуватиугоду про “Один пояс, один шлях”, при цьому обмеживши вплив цього рішення назв’язки із Китаєм”, - підсумовується у статті.</text:p>
      <text:p text:style-name="P4">
Як раніше повідомляло агентство, міністр оборони Італії Гвідо Крозетто _<text:span text:style-name="T4">
<text:a xlink:type="simple" xlink:href="https://www.ukrinform.ua/rubric-world/3699322-ministr-oboroni-italii-vistupae-za-peregovori-miz-ukrainou-ta-rf-i-poserednictvo-kitau.html" text:style-name="Internet_20_link" text:visited-style-name="Visited_20_Internet_20_Link">
</text:a>
 </text:span>
 _ ,що потрібно посадити Україну та рф за стіл переговорів, а Китай міг би бутипосередником.</text:p>
      <text:p text:style-name="P4">
Source: <text:a xlink:type="simple" xlink:href="https://www.ukrinform.ua/rubric-world/3699435-italia-hoce-vijti-z-kitajskogo-proektu-odin-poas-odin-slah-bloomberg.html" text:style-name="Internet_20_link" text:visited-style-name="Visited_20_Internet_20_Link">
https://www.ukrinform.ua/rubric-world/3699435-italia-hoce-vijti-z-kitajskogo-proektu-odin-poas-odin-slah-bloomberg.html</text:a>
</text:p>
      <!--NEWS-->
      <text:h text:style-name="P10" text:outline-level="1">
<text:span text:style-name="T4">
Італія хоче вийти з китайського проєкту «Один пояс, один шлях» - Bloomberg</text:span>
</text:h>
      <text:p text:style-name="P4">
Authors: Ukrinform (Person)</text:p>
      <text:p text:style-name="P4">
Publisher: Укринформ (Organization)</text:p>
      <text:p text:style-name="P4">
Published Time: 2023-04-23T00:16:00+03:00</text:p>
      <text:p text:style-name="P4">
Modified Time: 2023-04-23T00:16:00+03:00</text:p>
      <text:p text:style-name="P4">
Description: Уряд Італії розмірковує над виходом з китайської ініціативи “Один пояс, один шлях” через значні політичні ризики. — Укрінформ.</text:p>
      <text:p text:style-name="P4">
Images: ["<text:a xlink:type="simple" xlink:href="https://static.ukrinform.com/photos/2022_12/thumb_files/630_360_1671767245-343.jpg" text:style-name="Internet_20_link" text:visited-style-name="Visited_20_Internet_20_Link">
630_360_16717...</text:a>
"]</text:p>
      <text:p text:style-name="P4">
Tags: ['Італія', 'Китай', 'Торгівля']</text:p>
      <text:p text:style-name="P4">
Type: Article</text:p>
      <!--METADATA-->
      <text:p text:style-name="P4">
<draw:frame draw:style-name="fr1" draw:name="Image305" text:anchor-type="as-char" svg:width="6.9236in" svg:height="3.956343in" draw:z-index="0">
<draw:image xlink:href="../Images/yкринформ/2023-04-23T00-16-00-03-00/630_360_1671767245-343.jpg" xlink:type="simple" xlink:show="embed" xlink:actuate="onLoad" draw:mime-type="image/jpeg"/>
</draw:frame>
 УрядІталії розмірковує над виходом з китайської ініціативи “Один пояс, один шлях”через значні політичні ризики.</text:p>
      <text:p text:style-name="P4">
Як повідомляє Укрінформ, про це пише <text:a xlink:type="simple" xlink:href="https://www.bloomberg.com/news/articles/2023-04-22/italy-rethinks-its-close-china-ties-as-us-backs-stronger-break" text:style-name="Internet_20_link" text:visited-style-name="Visited_20_Internet_20_Link">
</text:a>
 .</text:p>
      <text:p text:style-name="P4">
“За словами людей, знайомих із процесом мислення уряду, прем’єр-міністр ІталіїДжорджа Мелоні, яка дотримується правих поглядів та прийшла до влади менш якрік тому, схиляється до виходу з угоди про приєднання до суперечливоїкитайської ініціативи “Один пояс, один шлях”, у рамках якої в усьому світібуло профінансовано інфраструктурних проєктів на 900 млрд дол”, - йдеться уматеріалі.</text:p>
      <text:p text:style-name="P4">
<text:span text:style-name="T4">
Читайте також:</text:span>
 <text:span text:style-name="T4">
<text:a xlink:type="simple" xlink:href="https://www.ukrinform.ua/rubric-economy/3686677-meloni-zaboronila-prodavati-italijsku-firmu-kompanii-povazanij-iz-rosijskim-andeksom.html" text:style-name="Internet_20_link" text:visited-style-name="Visited_20_Internet_20_Link">
 </text:a>
 </text:span>
</text:p>
      <text:p text:style-name="P4">
Зазначається, що Італія - єдина держава-член Групи семи, яка приєдналася доцього проєкту Китаю.</text:p>
      <text:p text:style-name="P4">
“Угода була погоджена в 2019-му році у час прем’єрства Джузеппе Конте, але незумовила глибшої інтеграції між Китаєм та Італією у порівнянні з іншимидержавами ЄС. Утім ризики виходу - як економічні, так і політичні, адже Китайможе вдатися до кроків у відповідь”, - стверджує Bloomberg.</text:p>
      <text:p text:style-name="P4">
<text:span text:style-name="T4">
Читайте також:</text:span>
 <text:span text:style-name="T4">
<text:a xlink:type="simple" xlink:href="https://www.ukrinform.ua/rubric-economy/3699148-italia-zamorozila-rahunki-j-villu-sina-rosijskogo-oligarha-akij-vtik-z-pid-arestu-do-rf.html" text:style-name="Internet_20_link" text:visited-style-name="Visited_20_Internet_20_Link">
 </text:a>
 </text:span>
</text:p>
      <text:p text:style-name="P4">
Видання звертає увагу, що подібне рішення Італії завадить зусиллям президентаКитаю Сі Цзіньпіна посіяти розбрат між європейськими країнами, охочимизберегти економічні зв’язки із Пекіном, та США, які запроваджують дедалі більшконфронтаційну політику.</text:p>
      <text:p text:style-name="P4">
“Це ставить Італію та Європейський Союз у делікатну позицію між двоманаддержавами”, - зауважує Bloomberg.</text:p>
      <text:p text:style-name="P4">
Зазначимо, що <text:span text:style-name="T4">
<text:a xlink:type="simple" xlink:href="https://www.ukrinform.ua/tag-italia" text:style-name="Internet_20_link" text:visited-style-name="Visited_20_Internet_20_Link">
 </text:a>
 </text:span>
 - третя заобсягом імпортованих з Китаю товарів країна ЄС й четвертий найбільшийекспортер до Піднебесної, яка є ключовим експортним ринком для елітнихбрендів.</text:p>
      <text:p text:style-name="P4">
“Мелоні хотіла зробити оголошення про позицію Італії стосовно “Одного поясу,одного шляху” до травневого саміту G7, але погодитися на цей варіант для їїкоаліції важче, ніж здавалося. Уряд поділений, й партія Мелоні “Брати Італії”переважно підтримує вихід, хоча інші пропонують залишити його чинним”, -пояснює агентство.</text:p>
      <text:p text:style-name="P4">
<text:span text:style-name="T4">
Читайте також:</text:span>
 <text:span text:style-name="T4">
<text:a xlink:type="simple" xlink:href="https://www.ukrinform.ua/rubric-polytics/3697093-polsa-j-italia-pidtrimuut-svidku-integraciu-ukraini-do-es-prezidenti.html" text:style-name="Internet_20_link" text:visited-style-name="Visited_20_Internet_20_Link">
 </text:a>
 </text:span>
</text:p>
      <text:p text:style-name="P4">
Мелоні також досі не відповіла на офіційне запрошення здійснити до Китаювізит, який був попередньо запланований на травень.</text:p>
      <text:p text:style-name="P4">
“Підготовку до подорожі призупинено поки Італія шукає шляхи не продовжуватиугоду про “Один пояс, один шлях”, при цьому обмеживши вплив цього рішення назв’язки із Китаєм”, - підсумовується у статті.</text:p>
      <text:p text:style-name="P4">
Як раніше повідомляло агентство, міністр оборони Італії Гвідо Крозетто _<text:span text:style-name="T4">
<text:a xlink:type="simple" xlink:href="https://www.ukrinform.ua/rubric-world/3699322-ministr-oboroni-italii-vistupae-za-peregovori-miz-ukrainou-ta-rf-i-poserednictvo-kitau.html" text:style-name="Internet_20_link" text:visited-style-name="Visited_20_Internet_20_Link">
</text:a>
 </text:span>
 _ ,що потрібно посадити Україну та рф за стіл переговорів, а Китай міг би бутипосередником.</text:p>
      <text:p text:style-name="P4">
Source: <text:a xlink:type="simple" xlink:href="https://www.ukrinform.ua/rubric-world/3699435-italia-hoce-vijti-z-kitajskogo-proektu-odin-poas-odin-slah-bloomberg.html" text:style-name="Internet_20_link" text:visited-style-name="Visited_20_Internet_20_Link">
https://www.ukrinform.ua/rubric-world/3699435-italia-hoce-vijti-z-kitajskogo-proektu-odin-poas-odin-slah-bloomberg.html</text:a>
</text:p>
      <!--NEWS-->
      <text:h text:style-name="P10" text:outline-level="1">
<text:span text:style-name="T4">
Виборча кампанія у Греції почалась із розпуску парламенту</text:span>
</text:h>
      <text:p text:style-name="P4">
Authors: Ukrinform (Person)</text:p>
      <text:p text:style-name="P4">
Publisher: Укринформ (Organization)</text:p>
      <text:p text:style-name="P4">
Published Time: 2023-04-23T00:29:00+03:00</text:p>
      <text:p text:style-name="P4">
Modified Time: 2023-04-23T00:29:00+03:00</text:p>
      <text:p text:style-name="P4">
Description: Компанія національних виборів у Греції, які відбудуться 21 травня, офіційно відкрилася у суботу із розпуску парламенту, обраного у липні 2019 року. — Укрінформ.</text:p>
      <text:p text:style-name="P4">
Images: ["<text:a xlink:type="simple" xlink:href="https://static.ukrinform.com/photos/2023_04/thumb_files/630_360_1682200402-183.png" text:style-name="Internet_20_link" text:visited-style-name="Visited_20_Internet_20_Link">
630_360_16822...</text:a>
"]</text:p>
      <text:p text:style-name="P4">
Tags: ['Греція', 'Парламент', 'Вибори']</text:p>
      <text:p text:style-name="P4">
Type: Article</text:p>
      <!--METADATA-->
      <text:p text:style-name="P4">
<draw:frame draw:style-name="fr1" draw:name="Image306" text:anchor-type="as-char" svg:width="6.9236in" svg:height="3.956343in" draw:z-index="0">
<draw:image xlink:href="../Images/yкринформ/2023-04-23T00-29-00-03-00/630_360_1682200402-183.png" xlink:type="simple" xlink:show="embed" xlink:actuate="onLoad" draw:mime-type="image/png"/>
</draw:frame>
 Компаніянаціональних виборів у Греції, які відбудуться 21 травня, офіційно відкриласяу суботу із розпуску парламенту, обраного у липні 2019 року.</text:p>
      <text:p text:style-name="P4">
Як передає Укрінформ, про це повідомляє <text:a xlink:type="simple" xlink:href="https://apnews.com/article/greece-election-parliament-campaign-9ca67f3995cef48e2355ae429ebd9c90" text:style-name="Internet_20_link" text:visited-style-name="Visited_20_Internet_20_Link">
 </text:a>
</text:p>
      <text:p text:style-name="P4">
Прем’єр-міністр Греції Кіріакос Міцотакіс зустрівся із президентом країниКатериною Сакелларопулу, щоб запропонувати розпуск парламенту. Президентприйняла пропозицію про розпуск, відповідно до грецької Конституції.</text:p>
      <text:p text:style-name="P4">
Прем’єр-міністр зауважив, що менш ніж за три місяці до завершеннячотирирічного терміну повноважень законодавців, голосування у травні не будевважатися достроковим.</text:p>
      <text:p text:style-name="P4">
«Вибори до парламенту наступного місяця стануть першими в країні запропорційною системою представництва, і опитування показують, що жодна зпровідних партій не отримає більшості голосів», – йдеться у повідомленні.</text:p>
      <text:p text:style-name="P4">
<text:span text:style-name="T4">
Читайте також:</text:span>
 <text:span text:style-name="T4">
<text:a xlink:type="simple" xlink:href="https://www.ukrinform.ua/rubric-ato/3692862-grecia-gotova-peredati-ukraini-se-odnu-partiu-bronemasin-artsnaradi-ta-boepripasi.html" text:style-name="Internet_20_link" text:visited-style-name="Visited_20_Internet_20_Link">
 </text:a>
 </text:span>
</text:p>
      <text:p text:style-name="P4">
За такої ситуації, на початку липня відбудуться інші вибори. Інший переглядзаконів про вибори надасть переможцю цього голосування бонус у 30 місць. Однакнавіть другі вибори можуть не забезпечити більшості у 300-членному парламентіГреції.</text:p>
      <text:p text:style-name="P4">
Передвиборча кампанія тривала неофіційно, лише кілька днів. Це пов’язано зтим, що у <text:span text:style-name="T4">
<text:a xlink:type="simple" xlink:href="https://www.ukrinform.ua/tag-grecia" text:style-name="Internet_20_link" text:visited-style-name="Visited_20_Internet_20_Link">
 </text:a>
 </text:span>
 проходив тижденьрелігійних свят, кульмінацією якого став православний Великдень 16 квітня.</text:p>
      <text:p text:style-name="P4">
Як передавав Укрінформ, на грецькому острові Еввія у суботу _<text:span text:style-name="T4">
<text:a xlink:type="simple" xlink:href="https://www.ukrinform.ua/rubric-world/3699321-u-grecii-stavsa-zemletrus.html" text:style-name="Internet_20_link" text:visited-style-name="Visited_20_Internet_20_Link">
</text:a>
 </text:span>
 _</text:p>
      <text:p text:style-name="P4">
Source: <text:a xlink:type="simple" xlink:href="https://www.ukrinform.ua/rubric-world/3699436-viborca-kampania-u-grecii-pocalas-iz-rozpusku-parlamentu.html" text:style-name="Internet_20_link" text:visited-style-name="Visited_20_Internet_20_Link">
https://www.ukrinform.ua/rubric-world/3699436-viborca-kampania-u-grecii-pocalas-iz-rozpusku-parlamentu.html</text:a>
</text:p>
      <!--NEWS-->
      <text:h text:style-name="P10" text:outline-level="1">
<text:span text:style-name="T4">
На Херсонщині окупанти примусово висиляють мешканців лівого берега Дніпра</text:span>
</text:h>
      <text:p text:style-name="P4">
Author: ['АРМІЯINFORM']</text:p>
      <text:p text:style-name="P4">
Time: 2023-04-23T99:00:00-04:00</text:p>
      <text:p text:style-name="P4">
Description: росіяни вимагають від мешканців лівого берега Херсонщини, які проживають вздовж Дніп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lyustratyvne-foto_large-1.jpg" text:style-name="Internet_20_link" text:visited-style-name="Visited_20_Internet_20_Link">
ilyustratyvne-foto_large-1.jpg</text:a>
']</text:p>
      <text:p text:style-name="P4">
Tags: ['STOPRUSSIA', 'АГРЕСІЯ РФ', 'ВТОРГНЕННЯ РФ']</text:p>
      <text:p text:style-name="P4">
Category: News</text:p>
      <!--METADATA-->
      <text:p text:style-name="P4">
<draw:frame draw:style-name="fr1" draw:name="Image307" text:anchor-type="as-char" svg:width="6.9236in" svg:height="3.893007in" draw:z-index="0">
<draw:image xlink:href="../Images/AРМІЯINFORM/2023-04-23T99-00-00-04-00/ilyustratyvne-foto_large-1.jpg" xlink:type="simple" xlink:show="embed" xlink:actuate="onLoad" draw:mime-type="image/jpeg"/>
</draw:frame>
 Ілюстративне фото</text:p>
      <text:p text:style-name="P4">
росіяни вимагають від мешканців лівого берега Херсонщини, які проживаютьвздовж Дніпра залишити регіон.</text:p>
      <text:p text:style-name="P4">
Про це <text:a xlink:type="simple" xlink:href="https://sprotyv.mod.gov.ua/2023/04/22/okupanty-grabuyut-hersonshhynu-ta-provodyat-evakuacziyu-naselennya/" text:style-name="Internet_20_link" text:visited-style-name="Visited_20_Internet_20_Link">
повідомляє</text:a>
 Центр національногоспротиву.</text:p>
      <text:p text:style-name="P4">
Так, у Новій Каховці й в смт Дніпряни окупанти повідомили місцевих мешканців,що ті, хто проживає на першій береговій лінії Дніпра має терміново покинутипомешкання. При цьому, ворог розташовує свою техніку в житлових районах цихнаселених пунктів.</text:p>
      <text:p text:style-name="P4">
Також росіяни продовжують розкрадати українську інфраструктуру на тимчасовозахоплених землях. Зокрема в смт Брилівка близько 150 окупантів демонтувалиелеватор на брухт.</text:p>
      <text:p text:style-name="P4">
Source: <text:a xlink:type="simple" xlink:href="https://armyinform.com.ua/2023/04/23/na-hersonshhyni-okupanty-prymusovo-vysylyayut-meshkancziv-livogo-berega-dnipra/" text:style-name="Internet_20_link" text:visited-style-name="Visited_20_Internet_20_Link">
https://armyinform.com.ua/2023/04/23/na-hersonshhyni-okupanty-prymusovo-vysylyayut-meshkancziv-livogo-berega-dnipr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